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C0000000C0F596A7758777F8EE.png" manifest:media-type="image/png"/>
  <manifest:file-entry manifest:full-path="Pictures/100002010000007B00000082BB41F1D6ECBBFDEA.png" manifest:media-type="image/png"/>
  <manifest:file-entry manifest:full-path="Pictures/100002010000006F0000006FBE7A2B3B7C0D2852.png" manifest:media-type="image/png"/>
  <manifest:file-entry manifest:full-path="Pictures/10000000000000FF0000010F9E3A6EE86CC1E910.png" manifest:media-type="image/png"/>
  <manifest:file-entry manifest:full-path="Pictures/10000201000000C8000000C88C87C560DE5CDF8E.png" manifest:media-type="image/png"/>
  <manifest:file-entry manifest:full-path="Pictures/10000000000000FA000000FA052FF577C8A5C9F6.png" manifest:media-type="image/png"/>
  <manifest:file-entry manifest:full-path="Pictures/100000000000001E0000001E9B468C0FE37C2F4D.gif" manifest:media-type="image/gif"/>
  <manifest:file-entry manifest:full-path="Pictures/100000000000005E0000005E8D1387E1DDDB2523.png" manifest:media-type="image/png"/>
  <manifest:file-entry manifest:full-path="Pictures/100000000000005E0000005EEE52B59C511BF5A7.png" manifest:media-type="image/png"/>
  <manifest:file-entry manifest:full-path="Pictures/100000000000005E0000005E763F50B59C224036.png" manifest:media-type="image/png"/>
  <manifest:file-entry manifest:full-path="Pictures/1000033F00000CA4000003DCD4C337AD9759E3EC.svg" manifest:media-type="image/svg+xml"/>
  <manifest:file-entry manifest:full-path="Pictures/100002010000007A000000257C53E3E2A2CB109F.png" manifest:media-type="image/png"/>
  <manifest:file-entry manifest:full-path="Pictures/100011B6000013D8000013D86E96DBC0828DB37E.svg" manifest:media-type="image/svg+xml"/>
  <manifest:file-entry manifest:full-path="Pictures/1000090A00001EFA000019CC57B5F14EB9EB0F09.svg" manifest:media-type="image/svg+xml"/>
  <manifest:file-entry manifest:full-path="Pictures/100002010000012C000000FAAA4BC55E09D171CB.png" manifest:media-type="image/png"/>
  <manifest:file-entry manifest:full-path="Pictures/10001E9500000B2200000B22202266A395D1047D.svg" manifest:media-type="image/svg+xml"/>
  <manifest:file-entry manifest:full-path="Pictures/100002010000006C0000006C3231C5AAEF010ED0.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mily-generic="roman"/>
    <style:font-face style:name="Thorndale1" svg:font-family="Thorndale" style:font-family-generic="roman"/>
    <style:font-face style:name="ISOCT_IV25" svg:font-family="ISOCT_IV25" style:font-pitch="variable"/>
    <style:font-face style:name="ISOCT_IV251" svg:font-family="ISOCT_IV25" style:font-adornments="Fett" style:font-pitch="variable"/>
    <style:font-face style:name="Liberation Sans3" svg:font-family="'Liberation Sans'" style:font-pitch="variable"/>
    <style:font-face style:name="Lucida Sans1" svg:font-family="'Lucida Sans'" style:font-pitch="variable"/>
    <style:font-face style:name="MS Gothic" svg:font-family="'MS Gothic'" style:font-pitch="variable"/>
    <style:font-face style:name="Microsoft YaHei1" svg:font-family="'Microsoft YaHei'" style:font-pitch="variable"/>
    <style:font-face style:name="Tahoma1" svg:font-family="Tahoma" style:font-pitch="variable"/>
    <style:font-face style:name="Liberation Sans1" svg:font-family="'Liberation Sans'" style:font-family-generic="decorative" style:font-pitch="variable"/>
    <style:font-face style:name="Vineta BT" svg:font-family="'Vineta BT'" style:font-family-generic="decorative" style:font-pitch="variable"/>
    <style:font-face style:name="Vineta BT1" svg:font-family="'Vineta BT'" style:font-adornments="Standard" style:font-family-generic="decorative"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Comic Sans MS" svg:font-family="'Comic Sans MS'" style:font-family-generic="script" style:font-pitch="variable"/>
    <style:font-face style:name="Comic Sans MS2" svg:font-family="'Comic Sans MS'" style:font-adornments="Fett" style:font-family-generic="script" style:font-pitch="variable"/>
    <style:font-face style:name="Comic Sans MS1" svg:font-family="'Comic Sans MS'" style:font-adornments="Standard" style:font-family-generic="script" style:font-pitch="variable"/>
    <style:font-face style:name="Liberation Sans2" svg:font-family="'Liberation Sans'" style:font-family-generic="script"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Space"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Fine_20_Dashed" svg:stroke-width="0cm" svg:stroke-color="#66ffff" draw:marker-start="" draw:marker-start-width="0.52cm" draw:marker-start-center="false" draw:marker-end="" draw:marker-end-width="0.52cm" draw:marker-end-center="false" svg:stroke-opacity="100%" draw:stroke-linejoin="miter" svg:stroke-linecap="butt"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 style:family="graphic" style:parent-style-name="standard">
      <style:graphic-properties draw:stroke="none" draw:stroke-dash="Fine_20_Dashed" svg:stroke-width="0cm" svg:stroke-color="#66ffff" draw:marker-start="" draw:marker-start-width="0.52cm" draw:marker-start-center="false" draw:marker-end="" draw:marker-end-width="0.52cm" draw:marker-end-center="false" draw:stroke-linejoin="miter" draw:fill="gradient" draw:fill-color="#ff3366" draw:fill-gradient-name="Gradient_20_10" draw:shadow="hidden" draw:shadow-offset-x="0.3cm" draw:shadow-offset-y="0.3cm" draw:shadow-color="#808080" dr3d:depth="1.081cm" dr3d:close-front="true" dr3d:close-back="true" dr3d:texture-generation-mode-x="parallel" dr3d:texture-generation-mode-y="parallel"/>
    </style:style>
    <style:style style:name="gr3" style:family="graphic" style:parent-style-name="standard">
      <style:graphic-properties draw:stroke="none" draw:stroke-dash="Fine_20_Dashed" svg:stroke-width="0cm" svg:stroke-color="#66ffff" draw:marker-start="" draw:marker-start-width="0.52cm" draw:marker-start-center="false" draw:marker-end="" draw:marker-end-width="0.52cm" draw:marker-end-center="false" draw:stroke-linejoin="miter" draw:fill="solid" draw:fill-color="#66ffff" draw:opacity="100%" draw:shadow="hidden" draw:shadow-offset-x="0.3cm" draw:shadow-offset-y="0.3cm" draw:shadow-color="#808080" dr3d:depth="1.216cm" dr3d:close-front="true" dr3d:close-back="true" dr3d:texture-generation-mode-x="parallel" dr3d:texture-generation-mode-y="parallel"/>
    </style:style>
    <style:style style:name="gr4" style:family="graphic" style:parent-style-name="standard">
      <style:graphic-properties draw:stroke="none" svg:stroke-width="0.026cm" svg:stroke-color="#000080" draw:marker-start="" draw:marker-start-width="0.3cm" draw:marker-start-center="false" draw:marker-end="" draw:marker-end-width="0.3cm" draw:marker-end-center="false" svg:stroke-opacity="100%" draw:stroke-linejoin="miter" svg:stroke-linecap="butt" draw:fill="hatch" draw:fill-color="#9999ff" draw:secondary-fill-color="#b3b3b3" draw:gradient-step-count="0" draw:fill-hatch-name="Red_20_Crossed_20_45_20_Degrees" draw:fill-hatch-solid="true" draw:opacity="100%" draw:opacity-name="" draw:fill-image-width="0cm" draw:fill-image-height="0cm" style:repeat="repeat" draw:fill-image-ref-point-x="0%" draw:fill-image-ref-point-y="0%" draw:fill-image-ref-point="center" draw:tile-repeat-offset="0% vertical" draw:shadow="visible" draw:shadow-offset-x="-0.1cm" draw:shadow-offset-y="0.1cm" draw:shadow-color="#99ccff" draw:shadow-opacity="100%"/>
    </style:style>
    <style:style style:name="gr5" style:family="graphic" style:parent-style-name="standard">
      <style:graphic-properties draw:stroke="none" svg:stroke-width="0.026cm" svg:stroke-color="#000080" draw:marker-start="" draw:marker-start-width="0.3cm" draw:marker-start-center="false" draw:marker-end="" draw:marker-end-width="0.3cm" draw:marker-end-center="false" draw:stroke-linejoin="miter" draw:fill="hatch" draw:fill-color="#9999ff" draw:secondary-fill-color="#b3b3b3" draw:fill-hatch-name="Red_20_Crossed_20_45_20_Degrees" draw:fill-hatch-solid="true" draw:shadow="visible" draw:shadow-offset-x="-0.1cm" draw:shadow-offset-y="0.1cm" draw:shadow-color="#99ccff" draw:shadow-opacity="100%" dr3d:depth="1.573cm" dr3d:close-front="true" dr3d:close-back="true" dr3d:texture-generation-mode-x="parallel" dr3d:texture-generation-mode-y="parallel"/>
    </style:style>
    <style:style style:name="gr6" style:family="graphic" style:parent-style-name="standard">
      <style:graphic-properties draw:stroke="none" svg:stroke-width="0cm" svg:stroke-color="#000000" draw:marker-start="" draw:marker-start-width="0.256cm" draw:marker-start-center="false" draw:marker-end="" draw:marker-end-width="0.256cm" draw:marker-end-center="false" svg:stroke-opacity="100%" draw:stroke-linejoin="miter" svg:stroke-linecap="butt"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68686" draw:shadow-opacity="100%"/>
    </style:style>
    <style:style style:name="gr7" style:family="graphic" style:parent-style-name="standard">
      <style:graphic-properties draw:stroke="none" svg:stroke-width="0cm" svg:stroke-color="#000000" draw:marker-start="" draw:marker-start-width="0.256cm" draw:marker-start-center="false" draw:marker-end="" draw:marker-end-width="0.256cm" draw:marker-end-center="false" draw:stroke-linejoin="miter" draw:fill="bitmap" draw:fill-color="#ffffff" draw:fill-image-name="Linen" draw:fill-image-width="0cm" draw:fill-image-height="0cm" style:repeat="repeat" draw:shadow="hidden" draw:shadow-offset-x="0.3cm" draw:shadow-offset-y="0.3cm" draw:shadow-color="#868686" draw:shadow-opacity="100%" dr3d:depth="1.16cm" dr3d:close-front="true" dr3d:close-back="true" dr3d:texture-generation-mode-x="parallel" dr3d:texture-generation-mode-y="parallel"/>
    </style:style>
    <style:style style:name="gr8" style:family="graphic" style:parent-style-name="standard">
      <style:graphic-properties draw:stroke="none" svg:stroke-width="0cm" svg:stroke-color="#000000" draw:marker-start="" draw:marker-start-width="0.256cm" draw:marker-start-center="false" draw:marker-end="" draw:marker-end-width="0.256cm" draw:marker-end-center="false" draw:stroke-linejoin="miter" draw:fill="solid" draw:fill-color="#000000" draw:opacity="100%" draw:fill-image-width="0cm" draw:fill-image-height="0cm" style:repeat="repeat" draw:shadow="hidden" draw:shadow-offset-x="0.3cm" draw:shadow-offset-y="0.3cm" draw:shadow-color="#868686" draw:shadow-opacity="100%" dr3d:depth="1.305cm" dr3d:close-front="true" dr3d:close-back="true" dr3d:texture-generation-mode-x="parallel" dr3d:texture-generation-mode-y="parallel"/>
    </style:style>
    <style:style style:name="gr9"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gradient" draw:fill-color="#ff6633" draw:fill-gradient-name="Deep_20_Green" draw:textarea-horizontal-align="center" draw:textarea-vertical-align="middle" draw:auto-grow-height="false" draw:fit-to-size="false" fo:min-height="2.539cm" fo:min-width="10.901cm" fo:padding-top="0.131cm" fo:padding-bottom="0.131cm" fo:padding-left="0.25cm" fo:padding-right="0.25cm" fo:wrap-option="wrap" draw:shadow="hidden" draw:shadow-offset-x="0.3cm" draw:shadow-offset-y="0.3cm" draw:shadow-color="#808080"/>
    </style:style>
    <style:style style:name="gr10" style:family="graphic" style:parent-style-name="standard">
      <style:graphic-properties draw:stroke="none" draw:stroke-dash="Line_20_Style_20_9" svg:stroke-width="0cm" svg:stroke-color="#00ffff" draw:marker-start="" draw:marker-start-width="1.1cm" draw:marker-start-center="false" draw:marker-end="" draw:marker-end-width="1.1cm" draw:marker-end-center="false" svg:stroke-opacity="100%" draw:stroke-linejoin="round" svg:stroke-linecap="roun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1" style:family="graphic" style:parent-style-name="standard">
      <style:graphic-properties draw:stroke="none" draw:stroke-dash="Line_20_Style_20_9" svg:stroke-width="0cm" svg:stroke-color="#00ffff" draw:marker-start-width="1.1cm" draw:marker-end-width="1.1cm" svg:stroke-linecap="round" draw:fill="bitmap" draw:fill-color="#729fcf" draw:fill-image-name="Red_20_Wall" draw:shadow="hidden" dr3d:depth="2.102cm" dr3d:close-front="true" dr3d:close-back="true" dr3d:texture-generation-mode-x="parallel" dr3d:texture-generation-mode-y="parallel"/>
    </style:style>
    <style:style style:name="gr12" style:family="graphic" style:parent-style-name="standard">
      <style:graphic-properties draw:stroke="none" draw:stroke-dash="Line_20_Style_20_9" svg:stroke-width="0cm" svg:stroke-color="#00ffff" draw:marker-start-width="1.1cm" draw:marker-end-width="1.1cm" svg:stroke-linecap="round" draw:fill="solid" draw:fill-color="#00ffff" draw:opacity="100%" draw:shadow="hidden" dr3d:depth="2.365cm" dr3d:close-front="true" dr3d:close-back="true" dr3d:texture-generation-mode-x="parallel" dr3d:texture-generation-mode-y="parallel"/>
    </style:style>
    <style:style style:name="gr13" style:family="graphic" style:parent-style-name="standard">
      <style:graphic-properties draw:stroke="none" svg:stroke-color="#ff99cc" draw:marker-start="" draw:marker-start-center="false" draw:marker-end=""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4" style:family="graphic" style:parent-style-name="standard">
      <style:graphic-properties draw:stroke="none" svg:stroke-width="0.05cm" svg:stroke-color="#ff99cc" draw:marker-start-width="0.365cm" draw:marker-end-width="0.365cm" draw:fill="solid" draw:fill-color="#cc0000" draw:shadow="hidden" dr3d:depth="0.44cm" dr3d:close-front="true" dr3d:close-back="true" dr3d:texture-generation-mode-x="parallel" dr3d:texture-generation-mode-y="parallel"/>
    </style:style>
    <style:style style:name="gr15" style:family="graphic" style:parent-style-name="standard">
      <style:graphic-properties draw:stroke="none" svg:stroke-width="0.05cm" svg:stroke-color="#ff99cc" draw:marker-start-width="0.44cm" draw:marker-end-width="0.44cm" draw:fill-color="#cc0000" draw:shadow="hidden" dr3d:depth="0.44cm" dr3d:close-front="true" dr3d:close-back="true" dr3d:texture-generation-mode-x="parallel" dr3d:texture-generation-mode-y="parallel"/>
    </style:style>
    <style:style style:name="gr16" style:family="graphic" style:parent-style-name="standard">
      <style:graphic-properties draw:stroke="none" svg:stroke-width="0.05cm" svg:stroke-color="#ff99cc" draw:marker-start-width="0.515cm" draw:marker-end-width="0.515cm" draw:fill-color="#cc0000" draw:shadow="hidden" dr3d:depth="0.44cm" dr3d:close-front="true" dr3d:close-back="true" dr3d:texture-generation-mode-x="parallel" dr3d:texture-generation-mode-y="parallel"/>
    </style:style>
    <style:style style:name="gr17" style:family="graphic" style:parent-style-name="standard">
      <style:graphic-properties draw:stroke="none" svg:stroke-width="0cm" svg:stroke-color="#ff99cc" draw:marker-start-width="0.365cm" draw:marker-end-width="0.365cm" draw:fill="solid" draw:fill-color="#ffffff" draw:shadow="hidden" dr3d:depth="0.462cm" dr3d:close-front="true" dr3d:close-back="true" dr3d:texture-generation-mode-x="parallel" dr3d:texture-generation-mode-y="parallel"/>
    </style:style>
    <style:style style:name="gr18" style:family="graphic" style:parent-style-name="standard">
      <style:graphic-properties draw:stroke="none" svg:stroke-width="0cm" svg:stroke-color="#ff99cc" draw:marker-start-width="0.365cm" draw:marker-end-width="0.365cm" draw:fill="solid" draw:fill-color="#ff99cc" draw:opacity="100%" draw:shadow="hidden" dr3d:depth="0.484cm" dr3d:close-front="true" dr3d:close-back="true" dr3d:texture-generation-mode-x="parallel" dr3d:texture-generation-mode-y="parallel"/>
    </style:style>
    <style:style style:name="gr19" style:family="graphic" style:parent-style-name="standard">
      <style:graphic-properties draw:stroke="none" svg:stroke-width="0.05cm" svg:stroke-color="#ff99cc" draw:marker-start-width="0.365cm" draw:marker-end-width="0.365cm" draw:fill-color="#ffffff" draw:shadow="hidden" dr3d:depth="0.506cm" dr3d:close-front="true" dr3d:close-back="true" dr3d:texture-generation-mode-x="parallel" dr3d:texture-generation-mode-y="parallel"/>
    </style:style>
    <style:style style:name="gr20" style:family="graphic" style:parent-style-name="standard">
      <style:graphic-properties draw:stroke="none" svg:stroke-width="0cm" svg:stroke-color="#ff99cc" draw:marker-start-width="0.365cm" draw:marker-end-width="0.365cm" draw:fill-color="#ffffff" draw:shadow="hidden" dr3d:depth="0.506cm" dr3d:close-front="true" dr3d:close-back="true" dr3d:texture-generation-mode-x="parallel" dr3d:texture-generation-mode-y="parallel"/>
    </style:style>
    <style:style style:name="gr21" style:family="graphic" style:parent-style-name="standard">
      <style:graphic-properties draw:stroke="none" svg:stroke-width="0cm" svg:stroke-color="#ff99cc" draw:marker-start-width="0.365cm" draw:marker-end-width="0.365cm" draw:fill="solid" draw:fill-color="#ff99cc" draw:opacity="100%" draw:shadow="hidden" dr3d:depth="0.528cm" dr3d:close-front="true" dr3d:close-back="true" dr3d:texture-generation-mode-x="parallel" dr3d:texture-generation-mode-y="parallel"/>
    </style:style>
    <style:style style:name="gr22" style:family="graphic" style:parent-style-name="standard">
      <style:graphic-properties draw:stroke="none" draw:stroke-dash="Dashed_20__28_var_29__20_1" svg:stroke-width="0cm" svg:stroke-color="#000000" draw:marker-start="" draw:marker-start-width="0.2cm" draw:marker-start-center="false" draw:marker-end="" draw:marker-end-width="0.2cm"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3" style:family="graphic" style:parent-style-name="standard">
      <style:graphic-properties draw:stroke="none" draw:stroke-dash="Dashed_20__28_var_29__20_1" svg:stroke-width="0cm" svg:stroke-color="#000000"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24" style:family="graphic" style:parent-style-name="standard">
      <style:graphic-properties draw:stroke="none" draw:stroke-dash="Dashed_20__28_var_29__20_1" svg:stroke-width="0cm" svg:stroke-color="#000000" draw:marker-start="" draw:marker-start-width="0.2cm" draw:marker-start-center="false" draw:marker-end="" draw:marker-end-width="0.2cm" draw:marker-end-center="false" svg:stroke-opacity="100%" draw:stroke-linejoin="round" svg:stroke-linecap="butt" draw:fill="solid" draw:fill-color="#4d4d4d"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25" style:family="graphic" style:parent-style-name="standard">
      <style:graphic-properties draw:stroke="none" draw:stroke-dash="Dashed_20__28_var_29__20_1" svg:stroke-width="0cm" svg:stroke-color="#000000" draw:marker-start="" draw:marker-start-width="0.2cm" draw:marker-start-center="false" draw:marker-end="" draw:marker-end-width="0.2cm" draw:marker-end-center="false" svg:stroke-opacity="100%" draw:stroke-linejoin="round" svg:stroke-linecap="butt" draw:fill="solid" draw:fill-color="#ffff66"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26" style:family="graphic" style:parent-style-name="standard">
      <style:graphic-properties draw:fill-color="#ffffff" draw:textarea-horizontal-align="justify" draw:textarea-vertical-align="middle" draw:auto-grow-height="false" fo:min-height="2.771cm" fo:min-width="5.3cm" draw:shadow="visible"/>
    </style:style>
    <style:style style:name="gr27" style:family="graphic" style:parent-style-name="Objekt_20_ohne_20_Füllung_20_und_20_Linie">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bitmap" draw:fill-color="#729fcf" draw:secondary-fill-color="#729fcf" draw:gradient-step-count="0" draw:fill-hatch-solid="false" draw:fill-image-name="Bitmap_20_1" draw:opacity="100%" draw:opacity-name="" draw:fill-image-width="0cm" draw:fill-image-height="0cm" style:repeat="stretch" draw:fill-image-ref-point-x="0%" draw:fill-image-ref-point-y="0%" draw:fill-image-ref-point="center" draw:tile-repeat-offset="0% vertical" draw:shadow="hidden" draw:shadow-offset-x="0.2cm" draw:shadow-offset-y="0.2cm" draw:shadow-color="#808080" draw:shadow-opacity="100%"/>
    </style:style>
    <style:style style:name="gr28" style:family="graphic" style:parent-style-name="Objekt_20_ohne_20_Füllung_20_und_20_Linie">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bitmap" draw:fill-color="#729fcf" draw:secondary-fill-color="#729fcf" draw:gradient-step-count="0" draw:fill-hatch-solid="false" draw:fill-image-name="Bitmap_20_1" draw:opacity="100%" draw:fill-image-width="0cm" draw:fill-image-height="0cm" style:repeat="stretch" draw:fill-image-ref-point-x="0%" draw:fill-image-ref-point-y="0%" draw:fill-image-ref-point="center" draw:tile-repeat-offset="0% vertical" draw:shadow="hidden" draw:shadow-offset-x="0.2cm" draw:shadow-offset-y="0.2cm" draw:shadow-color="#808080" draw:shadow-opacity="100%" dr3d:edge-rounding="10%" dr3d:back-scale="100%" dr3d:depth="2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style>
    <style:style style:name="gr29" style:family="graphic" style:parent-style-name="Objekt_20_ohne_20_Füllung_20_und_20_Linie">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bitmap" draw:fill-color="#729fcf" draw:secondary-fill-color="#729fcf" draw:gradient-step-count="0" draw:fill-hatch-solid="false" draw:fill-image-name="Bitmap_20_2" draw:opacity="100%" draw:opacity-name="" draw:fill-image-width="0cm" draw:fill-image-height="0cm" style:repeat="stretch" draw:fill-image-ref-point-x="0%" draw:fill-image-ref-point-y="0%" draw:fill-image-ref-point="center" draw:tile-repeat-offset="0% vertical" draw:shadow="hidden" draw:shadow-offset-x="0.2cm" draw:shadow-offset-y="0.2cm" draw:shadow-color="#808080" draw:shadow-opacity="100%"/>
    </style:style>
    <style:style style:name="gr30" style:family="graphic" style:parent-style-name="Objekt_20_ohne_20_Füllung_20_und_20_Linie">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bitmap" draw:fill-color="#729fcf" draw:secondary-fill-color="#729fcf" draw:gradient-step-count="0" draw:fill-hatch-solid="false" draw:fill-image-name="Bitmap_20_2" draw:opacity="100%" draw:fill-image-width="0cm" draw:fill-image-height="0cm" style:repeat="stretch" draw:fill-image-ref-point-x="0%" draw:fill-image-ref-point-y="0%" draw:fill-image-ref-point="center" draw:tile-repeat-offset="0% vertical" draw:shadow="hidden" draw:shadow-offset-x="0.2cm" draw:shadow-offset-y="0.2cm" draw:shadow-color="#808080" draw:shadow-opacity="100%" dr3d:edge-rounding="10%" dr3d:back-scale="100%" dr3d:depth="3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style>
    <style:style style:name="gr31" style:family="graphic" style:parent-style-name="standard">
      <style:graphic-properties draw:stroke="none" draw:stroke-dash="Dashed_20__28_var_29__20_1" svg:stroke-width="0cm" svg:stroke-color="#3465a4" draw:marker-start="" draw:marker-start-center="false" draw:marker-end=""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2" style:family="graphic" style:parent-style-name="standard">
      <style:graphic-properties draw:stroke="none" draw:stroke-dash="Dashed_20__28_var_29__20_1" svg:stroke-width="0cm" svg:stroke-color="#3465a4" draw:marker-start="" draw:marker-start-center="false" draw:marker-end="" draw:marker-end-center="false" svg:stroke-opacity="100%" draw:stroke-linejoin="round" svg:stroke-linecap="butt" draw:fill="solid" draw:fill-color="#3399f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3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3" style:family="graphic" style:parent-style-name="standard">
      <style:graphic-properties draw:stroke="none" draw:stroke-dash="Dashed_20__28_var_29__20_1" svg:stroke-width="0cm" svg:stroke-color="#3465a4" draw:marker-start="" draw:marker-start-center="false" draw:marker-end="" draw:marker-end-center="false" svg:stroke-opacity="100%" draw:stroke-linejoin="round" svg:stroke-linecap="butt" draw:fill="solid" draw:fill-color="#297ac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473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4" style:family="graphic" style:parent-style-name="standard">
      <style:graphic-properties draw:stroke="none" draw:stroke-dash="Dashed_20__28_var_29__20_1" svg:stroke-width="0cm" svg:stroke-color="#3465a4" draw:marker-start="" draw:marker-start-width="0cm" draw:marker-start-center="false" draw:marker-end="" draw:marker-end-width="0cm" draw:marker-end-center="false" svg:stroke-opacity="100%" draw:stroke-linejoin="round" svg:stroke-linecap="butt" draw:fill="solid" draw:fill-color="#3465a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587cm" dr3d:backface-culling="enabled" dr3d:close-front="false" dr3d:close-back="fals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5" style:family="graphic" style:parent-style-name="standard">
      <style:graphic-properties draw:stroke="none" draw:stroke-dash="Dashed_20__28_var_29__20_1" svg:stroke-width="0cm" svg:stroke-color="#3465a4" draw:marker-start="" draw:marker-start-center="false" draw:marker-end="" draw:marker-end-center="false" svg:stroke-opacity="100%" draw:stroke-linejoin="round" svg:stroke-linecap="butt" draw:fill="solid" draw:fill-color="#297ac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58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6" style:family="graphic" style:parent-style-name="standard">
      <style:graphic-properties draw:stroke="none" draw:fill="none" fo:min-height="3.049cm"/>
    </style:style>
    <style:style style:name="gr37" style:family="graphic" style:parent-style-name="Objekt_20_ohne_20_Füllung_20_und_20_Linie">
      <style:graphic-properties draw:stroke="none" draw:fill="none" draw:textarea-vertical-align="middle" draw:shadow="hidden" draw:color-mode="standard" draw:luminance="0%" draw:contrast="0%" draw:gamma="100%" draw:red="0%" draw:green="0%" draw:blue="0%" fo:clip="rect(0cm, 0cm, 0cm, 0cm)" draw:image-opacity="100%" style:mirror="horizontal"/>
    </style:style>
    <style:style style:name="gr38" style:family="graphic" style:parent-style-name="standard">
      <style:graphic-properties draw:fill-color="#ffffff" draw:textarea-horizontal-align="justify" draw:textarea-vertical-align="middle" draw:auto-grow-height="false" fo:min-height="1.75cm" fo:min-width="10.3cm" draw:shadow="visible"/>
    </style:style>
    <style:style style:name="gr39" style:family="graphic" style:parent-style-name="Objekt_20_ohne_20_Füllung_20_und_20_Linie">
      <style:graphic-properties draw:stroke="none" draw:fill="none" draw:textarea-vertical-align="middle" draw:shadow="hidden" draw:color-mode="standard" draw:luminance="0%" draw:contrast="0%" draw:gamma="100%" draw:red="0%" draw:green="0%" draw:blue="0%" fo:clip="rect(0cm, 0cm, 0cm, 0cm)" draw:image-opacity="100%" style:mirror="none"/>
    </style:style>
    <style:style style:name="gr40" style:family="graphic" style:parent-style-name="standard">
      <style:graphic-properties draw:stroke="none" svg:stroke-color="#000000" draw:fill="none" draw:fill-color="#ffffff" draw:textarea-horizontal-align="left" draw:auto-grow-height="true" draw:auto-grow-width="false" fo:min-height="3.557cm" fo:min-width="0cm" draw:shadow="hidden"/>
    </style:style>
    <style:style style:name="gr41" style:family="graphic" style:parent-style-name="standard">
      <style:graphic-properties draw:stroke="none" draw:fill="none" fo:min-height="2.761cm" draw:shadow="hidden"/>
    </style:style>
    <style:style style:name="gr4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none" svg:stroke-width="0cm" draw:marker-start="" draw:marker-start-width="0.2cm" draw:marker-start-center="false" draw:marker-end="" draw:marker-end-width="0.2cm"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44" style:family="graphic" style:parent-style-name="standard">
      <style:graphic-properties draw:stroke="none" svg:stroke-width="0cm" svg:stroke-color="#000000" draw:fill-color="#666666" draw:shadow="hidden" dr3d:depth="0.637cm" dr3d:close-front="true" dr3d:close-back="true" dr3d:texture-generation-mode-x="parallel" dr3d:texture-generation-mode-y="parallel"/>
    </style:style>
    <style:style style:name="gr45" style:family="graphic" style:parent-style-name="standard">
      <style:graphic-properties draw:stroke="none" draw:fill-color="#b2b2b2" dr3d:depth="0.69cm" dr3d:close-front="true" dr3d:close-back="true" dr3d:texture-generation-mode-x="parallel" dr3d:texture-generation-mode-y="parallel"/>
    </style:style>
    <style:style style:name="gr46" style:family="graphic" style:parent-style-name="standard">
      <style:graphic-properties draw:stroke="none" draw:fill-color="#b2b2b2" draw:shadow="hidden" dr3d:depth="0.69cm" dr3d:close-front="true" dr3d:close-back="true" dr3d:texture-generation-mode-x="parallel" dr3d:texture-generation-mode-y="parallel"/>
    </style:style>
    <style:style style:name="gr47" style:family="graphic" style:parent-style-name="standard">
      <style:graphic-properties draw:stroke="none" draw:fill-color="#000000" draw:shadow="hidden" dr3d:depth="0.743cm" dr3d:close-front="true" dr3d:close-back="true" dr3d:texture-generation-mode-x="parallel" dr3d:texture-generation-mode-y="parallel"/>
    </style:style>
    <style:style style:name="gr48" style:family="graphic" style:parent-style-name="standard">
      <style:graphic-properties draw:stroke="none" svg:stroke-width="0cm" svg:stroke-color="#000000" draw:fill-color="#666666" draw:shadow="hidden" dr3d:depth="0.743cm" dr3d:close-front="true" dr3d:close-back="true" dr3d:texture-generation-mode-x="parallel" dr3d:texture-generation-mode-y="parallel"/>
    </style:style>
    <style:style style:name="gr49" style:family="graphic" style:parent-style-name="standard">
      <style:graphic-properties draw:stroke="none" draw:fill-color="#ff3333" draw:shadow="hidden" dr3d:depth="0.743cm" dr3d:close-front="true" dr3d:close-back="true" dr3d:texture-generation-mode-x="parallel" dr3d:texture-generation-mode-y="parallel"/>
    </style:style>
    <style:style style:name="gr50" style:family="graphic" style:parent-style-name="standard">
      <style:graphic-properties draw:stroke="none" draw:fill-color="#3333ff" draw:shadow="hidden" dr3d:depth="0.743cm" dr3d:close-front="true" dr3d:close-back="true" dr3d:texture-generation-mode-x="parallel" dr3d:texture-generation-mode-y="parallel"/>
    </style:style>
    <style:style style:name="gr51" style:family="graphic" style:parent-style-name="standard">
      <style:graphic-properties draw:stroke="none" svg:stroke-color="#000000" draw:fill-color="#ffcc00" draw:shadow="hidden" dr3d:depth="0.743cm" dr3d:close-front="true" dr3d:close-back="true" dr3d:texture-generation-mode-x="parallel" dr3d:texture-generation-mode-y="parallel"/>
    </style:style>
    <style:style style:name="gr52" style:family="graphic" style:parent-style-name="standard">
      <style:graphic-properties draw:stroke="none" svg:stroke-color="#000000" draw:fill-color="#009933" draw:shadow="hidden" dr3d:depth="0.743cm" dr3d:close-front="true" dr3d:close-back="true" dr3d:texture-generation-mode-x="parallel" dr3d:texture-generation-mode-y="parallel"/>
    </style:style>
    <style:style style:name="gr53" style:family="graphic" style:parent-style-name="standard">
      <style:graphic-properties draw:stroke="none" svg:stroke-width="0cm" draw:shadow="hidden" dr3d:depth="0.681cm" dr3d:close-front="true" dr3d:close-back="true" dr3d:texture-generation-mode-x="parallel" dr3d:texture-generation-mode-y="parallel"/>
    </style:style>
    <style:style style:name="gr54" style:family="graphic" style:parent-style-name="standard">
      <style:graphic-properties draw:stroke="none" draw:fill="solid" draw:fill-color="#cecdba" dr3d:depth="0.709cm" dr3d:close-front="true" dr3d:close-back="true" dr3d:texture-generation-mode-x="parallel" dr3d:texture-generation-mode-y="parallel"/>
    </style:style>
    <style:style style:name="gr55" style:family="graphic" style:parent-style-name="standard">
      <style:graphic-properties draw:stroke="none" draw:fill="solid" draw:fill-color="#cecdba" draw:shadow="hidden" dr3d:depth="0.709cm" dr3d:close-front="true" dr3d:close-back="true" dr3d:texture-generation-mode-x="parallel" dr3d:texture-generation-mode-y="parallel"/>
    </style:style>
    <style:style style:name="gr56" style:family="graphic" style:parent-style-name="standard">
      <style:graphic-properties draw:stroke="none" svg:stroke-width="0cm" draw:fill-color="#000000" draw:shadow="hidden" dr3d:depth="0.738cm" dr3d:close-front="true" dr3d:close-back="true" dr3d:texture-generation-mode-x="parallel" dr3d:texture-generation-mode-y="parallel"/>
    </style:style>
    <style:style style:name="gr57" style:family="graphic" style:parent-style-name="standard">
      <style:graphic-properties draw:stroke="none" draw:fill="solid" draw:fill-color="#33ff99" draw:shadow="hidden" dr3d:depth="0.766cm" dr3d:close-front="true" dr3d:close-back="true" dr3d:texture-generation-mode-x="parallel" dr3d:texture-generation-mode-y="parallel"/>
    </style:style>
    <style:style style:name="gr58" style:family="graphic" style:parent-style-name="standard">
      <style:graphic-properties draw:stroke="none" draw:fill="solid" draw:fill-color="#cecdba" draw:shadow="hidden" dr3d:depth="0.766cm" dr3d:close-front="true" dr3d:close-back="true" dr3d:texture-generation-mode-x="parallel" dr3d:texture-generation-mode-y="parallel"/>
    </style:style>
    <style:style style:name="gr59" style:family="graphic" style:parent-style-name="standard">
      <style:graphic-properties draw:stroke="none" draw:fill="solid" draw:fill-color="#333333" draw:shadow="hidden" dr3d:depth="0.794cm" dr3d:close-front="true" dr3d:close-back="true" dr3d:texture-generation-mode-x="parallel" dr3d:texture-generation-mode-y="parallel"/>
    </style:style>
    <style:style style:name="gr60" style:family="graphic" style:parent-style-name="standard">
      <style:graphic-properties draw:stroke="none" svg:stroke-width="0cm" draw:fill-color="#000000" dr3d:depth="0.794cm" dr3d:close-front="true" dr3d:close-back="true" dr3d:texture-generation-mode-x="parallel" dr3d:texture-generation-mode-y="parallel"/>
    </style:style>
    <style:style style:name="gr61" style:family="graphic" style:parent-style-name="standard">
      <style:graphic-properties draw:stroke="none" svg:stroke-color="#000000" draw:fill="solid" draw:fill-color="#ffffff" draw:shadow="hidden" dr3d:depth="0.823cm" dr3d:close-front="true" dr3d:close-back="true" dr3d:texture-generation-mode-x="parallel" dr3d:texture-generation-mode-y="parallel"/>
    </style:style>
    <style:style style:name="gr62" style:family="graphic" style:parent-style-name="standard">
      <style:graphic-properties draw:stroke="none" draw:stroke-dash="Dashed_20__28_var_29__20_1" svg:stroke-width="0cm" draw:marker-start="" draw:marker-start-width="0.2cm" draw:marker-start-center="false" draw:marker-end="" draw:marker-end-width="0.2cm"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63" style:family="graphic" style:parent-style-name="standard">
      <style:graphic-properties draw:stroke="none" draw:stroke-dash="Dashed_20__28_var_29__20_1" svg:stroke-width="0cm" draw:marker-start="" draw:marker-start-width="0.2cm" draw:marker-start-center="false" draw:marker-end="" draw:marker-end-width="0.2cm" draw:marker-end-center="false" svg:stroke-opacity="100%" draw:stroke-linejoin="round" svg:stroke-linecap="butt" draw:fill="solid" draw:fill-color="#ff66f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7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64" style:family="graphic" style:parent-style-name="standard">
      <style:graphic-properties draw:stroke="none" draw:stroke-dash="Dashed_20__28_var_29__20_1" svg:stroke-width="0cm" svg:stroke-color="#000000" draw:marker-start="" draw:marker-start-width="0.2cm" draw:marker-start-center="false" draw:marker-end="" draw:marker-end-width="0.2cm" draw:marker-end-center="false" svg:stroke-opacity="100%" draw:stroke-linejoin="round" svg:stroke-linecap="butt"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9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65" style:family="graphic" style:parent-style-name="standard">
      <style:graphic-properties draw:stroke="none" draw:stroke-dash="Dashed_20__28_var_29__20_1" svg:stroke-width="0cm" draw:marker-start="" draw:marker-start-width="0.2cm" draw:marker-start-center="false" draw:marker-end="" draw:marker-end-width="0.2cm" draw:marker-end-center="false" svg:stroke-opacity="100%" draw:stroke-linejoin="round" svg:stroke-linecap="butt" draw:fill="solid" draw:fill-color="#0000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4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66" style:family="graphic" style:parent-style-name="standard">
      <style:graphic-properties draw:stroke="none" draw:stroke-dash="Dashed_20__28_var_29__20_1" svg:stroke-width="0cm" svg:stroke-color="#000000" draw:marker-start="" draw:marker-start-width="0.2cm" draw:marker-start-center="false" draw:marker-end="" draw:marker-end-width="0.2cm" draw:marker-end-center="false" svg:stroke-opacity="100%" draw:stroke-linejoin="round" svg:stroke-linecap="butt"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4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67" style:family="graphic" style:parent-style-name="standard">
      <style:graphic-properties draw:stroke="none" draw:stroke-dash="Dashed_20__28_var_29__20_1" svg:stroke-width="0cm" draw:marker-start="" draw:marker-start-width="0.2cm" draw:marker-start-center="false" draw:marker-end="" draw:marker-end-width="0.2cm" draw:marker-end-center="false" svg:stroke-opacity="100%" draw:stroke-linejoin="round" svg:stroke-linecap="butt" draw:fill="solid" draw:fill-color="#0000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44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68" style:family="graphic" style:parent-style-name="standard">
      <style:graphic-properties draw:stroke="none" draw:stroke-dash="Dashed_20__28_var_29__20_1" draw:marker-start="" draw:marker-start-center="false" draw:marker-end=""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69" style:family="graphic" style:parent-style-name="standard">
      <style:graphic-properties draw:stroke="none" draw:stroke-dash="Dashed_20__28_var_29__20_1" svg:stroke-width="0.1cm" svg:stroke-color="#000000" draw:marker-start="" draw:marker-start-width="0.5cm" draw:marker-start-center="false" draw:marker-end="" draw:marker-end-width="0.5cm" draw:marker-end-center="false" svg:stroke-opacity="100%" draw:stroke-linejoin="round" svg:stroke-linecap="butt" draw:fill="solid" draw:fill-color="#ffff66"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8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0" style:family="graphic" style:parent-style-name="standard">
      <style:graphic-properties draw:stroke="none" draw:stroke-dash="Dashed_20__28_var_29__20_1" svg:stroke-width="0cm" svg:stroke-color="#000000" draw:marker-start="" draw:marker-start-width="0.5cm" draw:marker-start-center="false" draw:marker-end="" draw:marker-end-width="0.5cm" draw:marker-end-center="false" svg:stroke-opacity="100%" draw:stroke-linejoin="round" svg:stroke-linecap="butt" draw:fill="solid" draw:fill-color="#0000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43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1" style:family="graphic" style:parent-style-name="standard">
      <style:graphic-properties draw:stroke="none" draw:stroke-dash="Dashed_20__28_var_29__20_1" svg:stroke-width="0cm" draw:marker-start="" draw:marker-start-center="false" draw:marker-end="" draw:marker-end-center="false" svg:stroke-opacity="100%" draw:stroke-linejoin="round" svg:stroke-linecap="butt" draw:fill="solid" draw:fill-color="#0000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43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2" style:family="graphic" style:parent-style-name="standard">
      <style:graphic-properties draw:stroke="none" svg:stroke-width="0cm" svg:stroke-color="#000000" draw:marker-start="" draw:marker-start-width="0.2cm" draw:marker-start-center="false" draw:marker-end="" draw:marker-end-width="0.2cm"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3" style:family="graphic" style:parent-style-name="standard">
      <style:graphic-properties draw:stroke="none" svg:stroke-color="#000000" draw:fill-color="#00cc00" dr3d:depth="0.667cm" dr3d:close-front="true" dr3d:close-back="true" dr3d:texture-generation-mode-x="parallel" dr3d:texture-generation-mode-y="parallel"/>
    </style:style>
    <style:style style:name="gr74" style:family="graphic" style:parent-style-name="standard">
      <style:graphic-properties draw:stroke="none" svg:stroke-color="#000000" draw:fill-color="#000000" dr3d:depth="0.75cm" dr3d:close-front="true" dr3d:close-back="true" dr3d:texture-generation-mode-x="parallel" dr3d:texture-generation-mode-y="parallel"/>
    </style:style>
    <style:style style:name="gr75" style:family="graphic" style:parent-style-name="standard">
      <style:graphic-properties draw:stroke="none" svg:stroke-width="0cm" svg:stroke-color="#3465a4" draw:marker-start="" draw:marker-start-center="false" draw:marker-end="" draw:marker-end-center="false" svg:stroke-opacity="100%" draw:stroke-linejoin="round" svg:stroke-linecap="butt"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6" style:family="graphic" style:parent-style-name="standard">
      <style:graphic-properties draw:stroke="none" draw:fill-color="#996600" draw:shadow="hidden" dr3d:depth="0.778cm" dr3d:close-front="true" dr3d:close-back="true" dr3d:texture-generation-mode-x="parallel" dr3d:texture-generation-mode-y="parallel"/>
    </style:style>
    <style:style style:name="gr77" style:family="graphic" style:parent-style-name="standard">
      <style:graphic-properties draw:stroke="none" draw:fill-color="#6b4700" draw:shadow="hidden" dr3d:depth="0.778cm" dr3d:close-front="true" dr3d:close-back="true" dr3d:texture-generation-mode-x="parallel" dr3d:texture-generation-mode-y="parallel"/>
    </style:style>
    <style:style style:name="gr78" style:family="graphic" style:parent-style-name="standard">
      <style:graphic-properties draw:stroke="none" svg:stroke-width="0cm" draw:marker-start-width="0cm" draw:marker-end-width="0cm" draw:fill="solid" draw:fill-color="#3465a4" draw:shadow="hidden" dr3d:depth="0.81cm" dr3d:close-front="false" dr3d:close-back="false" dr3d:texture-generation-mode-x="parallel" dr3d:texture-generation-mode-y="parallel"/>
    </style:style>
    <style:style style:name="gr79" style:family="graphic" style:parent-style-name="standard">
      <style:graphic-properties draw:stroke="none" draw:fill-color="#1f1400" draw:shadow="hidden" dr3d:depth="0.81cm" dr3d:close-front="true" dr3d:close-back="true" dr3d:texture-generation-mode-x="parallel" dr3d:texture-generation-mode-y="parallel"/>
    </style:style>
    <style:style style:name="gr80" style:family="graphic" style:parent-style-name="standard">
      <style:graphic-properties draw:stroke="none" svg:stroke-width="0cm" draw:marker-start-width="0cm" draw:marker-end-width="0cm" draw:fill="solid" draw:fill-color="#3465a4" draw:shadow="hidden" dr3d:depth="0.842cm" dr3d:close-front="false" dr3d:close-back="false" dr3d:texture-generation-mode-x="parallel" dr3d:texture-generation-mode-y="parallel"/>
    </style:style>
    <style:style style:name="gr81" style:family="graphic" style:parent-style-name="standard">
      <style:graphic-properties draw:stroke="none" draw:fill-color="#d6ba81" draw:shadow="hidden" dr3d:depth="0.842cm" dr3d:close-front="true" dr3d:close-back="true" dr3d:texture-generation-mode-x="parallel" dr3d:texture-generation-mode-y="parallel"/>
    </style:style>
    <style:style style:name="gr82" style:family="graphic" style:parent-style-name="standard">
      <style:graphic-properties draw:stroke="none" svg:stroke-width="0cm" draw:marker-start-width="0cm" draw:marker-end-width="0cm" draw:fill="solid" draw:fill-color="#3465a4" draw:shadow="hidden" dr3d:depth="0.875cm" dr3d:close-front="false" dr3d:close-back="false" dr3d:texture-generation-mode-x="parallel" dr3d:texture-generation-mode-y="parallel"/>
    </style:style>
    <style:style style:name="gr83" style:family="graphic" style:parent-style-name="standard">
      <style:graphic-properties draw:stroke="none" draw:fill-color="#d6ba81" draw:shadow="hidden" dr3d:depth="0.875cm" dr3d:close-front="true" dr3d:close-back="true" dr3d:texture-generation-mode-x="parallel" dr3d:texture-generation-mode-y="parallel"/>
    </style:style>
    <style:style style:name="gr84" style:family="graphic" style:parent-style-name="standard">
      <style:graphic-properties draw:stroke="none" svg:stroke-width="0cm" draw:marker-start-width="0cm" draw:marker-end-width="0cm" draw:fill="solid" draw:fill-color="#3465a4" draw:shadow="hidden" dr3d:depth="0.907cm" dr3d:close-front="false" dr3d:close-back="false" dr3d:texture-generation-mode-x="parallel" dr3d:texture-generation-mode-y="parallel"/>
    </style:style>
    <style:style style:name="gr85" style:family="graphic" style:parent-style-name="standard">
      <style:graphic-properties draw:stroke="none" draw:fill-color="#d6ba81" draw:shadow="hidden" dr3d:depth="0.907cm" dr3d:close-front="true" dr3d:close-back="true" dr3d:texture-generation-mode-x="parallel" dr3d:texture-generation-mode-y="parallel"/>
    </style:style>
    <style:style style:name="gr86" style:family="graphic" style:parent-style-name="standard">
      <style:graphic-properties draw:stroke="none" svg:stroke-width="0cm" draw:marker-start-width="0cm" draw:marker-end-width="0cm" draw:fill="solid" draw:fill-color="#3465a4" draw:shadow="hidden" dr3d:depth="0.94cm" dr3d:close-front="false" dr3d:close-back="false" dr3d:texture-generation-mode-x="parallel" dr3d:texture-generation-mode-y="parallel"/>
    </style:style>
    <style:style style:name="gr87" style:family="graphic" style:parent-style-name="standard">
      <style:graphic-properties draw:stroke="none" draw:fill="bitmap" draw:fill-image-name="Bitmap_20_7" style:repeat="stretch" draw:shadow="hidden" dr3d:depth="0.94cm" dr3d:close-front="true" dr3d:close-back="true" dr3d:texture-generation-mode-x="parallel" dr3d:texture-generation-mode-y="parallel"/>
    </style:style>
    <style:style style:name="gr88" style:family="graphic" style:parent-style-name="standard">
      <style:graphic-properties draw:stroke="none" draw:fill="solid" draw:fill-color="#0000cc" draw:shadow="hidden" dr3d:depth="0.94cm" dr3d:close-front="true" dr3d:close-back="true" dr3d:texture-generation-mode-x="parallel" dr3d:texture-generation-mode-y="parallel"/>
    </style:style>
    <style:style style:name="gr89" style:family="graphic" style:parent-style-name="standard">
      <style:graphic-properties draw:stroke="none" draw:fill-color="#000066" draw:opacity="94%" draw:textarea-horizontal-align="justify" draw:textarea-vertical-align="middle" draw:auto-grow-height="false" fo:min-height="0.178cm" fo:min-width="0.152cm"/>
    </style:style>
    <style:style style:name="gr90"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bitmap" draw:fill-color="#729fcf" draw:secondary-fill-color="#729fcf" draw:gradient-step-count="0" draw:fill-hatch-solid="false" draw:fill-image-name="schack1" draw:opacity="100%" draw:opacity-name="" draw:fill-image-width="0cm" draw:fill-image-height="0cm" style:repeat="stretch" draw:fill-image-ref-point-x="0%" draw:fill-image-ref-point-y="0%" draw:fill-image-ref-point="center" draw:tile-repeat-offset="15% horizontal" draw:shadow="hidden" draw:shadow-offset-x="0.2cm" draw:shadow-offset-y="0.2cm" draw:shadow-color="#808080" draw:shadow-opacity="100%"/>
    </style:style>
    <style:style style:name="gr91" style:family="graphic" style:parent-style-name="standard">
      <style:graphic-properties draw:stroke="none" draw:fill="bitmap" draw:fill-image-name="schack1" style:repeat="stretch" draw:tile-repeat-offset="15% horizontal" dr3d:horizontal-segments="24" dr3d:vertical-segments="24" dr3d:backface-culling="enabled" dr3d:normals-kind="object" dr3d:normals-direction="inverse" dr3d:texture-generation-mode-x="parallel" dr3d:texture-generation-mode-y="parallel" dr3d:texture-mode="blend" dr3d:texture-filter="enabled" dr3d:emissive-color="#000000" dr3d:specular-color="#ffffff" dr3d:shininess="15%" dr3d:shadow="hidden"/>
    </style:style>
    <style:style style:name="gr92" style:family="graphic" style:parent-style-name="Objekt_20_ohne_20_Füllung_20_und_20_Linie">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bitmap" draw:fill-color="#729fcf" draw:secondary-fill-color="#729fcf" draw:gradient-step-count="0" draw:fill-hatch-solid="false" draw:fill-image-name="Bitmap_20_8" draw:opacity="100%" draw:opacity-name="" draw:fill-image-width="0cm" draw:fill-image-height="0cm" style:repeat="stretch" draw:fill-image-ref-point-x="0%" draw:fill-image-ref-point-y="0%" draw:fill-image-ref-point="center" draw:tile-repeat-offset="0% vertical" draw:shadow="hidden" draw:shadow-offset-x="0.2cm" draw:shadow-offset-y="0.2cm" draw:shadow-color="#808080" draw:shadow-opacity="100%"/>
    </style:style>
    <style:style style:name="gr93" style:family="graphic" style:parent-style-name="Objekt_20_ohne_20_Füllung_20_und_20_Linie">
      <style:graphic-properties draw:stroke="none" draw:fill="bitmap" draw:fill-image-name="Bitmap_20_8" style:repeat="stretch" draw:shadow="hidden" dr3d:depth="1.559cm" dr3d:close-front="true" dr3d:close-back="true" dr3d:texture-generation-mode-x="parallel" dr3d:texture-generation-mode-y="parallel"/>
    </style:style>
    <style:style style:name="gr94" style:family="graphic">
      <style:graphic-properties style:protect="size"/>
    </style:style>
    <style:style style:name="pr1" style:family="presentation" style:parent-style-name="Standard-notes">
      <style:graphic-properties draw:fill-color="#ffffff" draw:auto-grow-height="true" fo:min-height="13.364cm"/>
    </style:style>
    <style:style style:name="P1"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2" style:family="paragraph">
      <loext:graphic-properties draw:fill="gradient" draw:fill-color="#ff6633" draw:fill-gradient-name="Deep_20_Green"/>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text-properties style:text-outline="false"/>
    </style:style>
    <style:style style:name="P4" style:family="paragraph">
      <style:paragraph-properties fo:text-align="center"/>
    </style:style>
    <style:style style:name="P5" style:family="paragraph">
      <loext:graphic-properties draw:fill="none"/>
      <style:paragraph-properties fo:text-align="center"/>
      <style:text-properties fo:font-size="16pt"/>
    </style:style>
    <style:style style:name="P6" style:family="paragraph">
      <loext:graphic-properties draw:fill="none"/>
      <style:paragraph-properties fo:text-align="center"/>
      <style:text-properties style:text-outline="false"/>
    </style:style>
    <style:style style:name="P7" style:family="paragraph">
      <loext:graphic-properties draw:fill-color="#ffffff"/>
      <style:paragraph-properties fo:text-align="center"/>
    </style:style>
    <style:style style:name="P8" style:family="paragraph">
      <loext:graphic-properties draw:fill="none" draw:fill-color="#ffffff"/>
      <style:text-properties fo:font-variant="normal" fo:text-transform="none" fo:color="#ff3333" style:text-outline="false" style:font-name="Comic Sans MS1" fo:font-size="14pt" fo:background-color="transparent" style:font-size-asian="18pt" style:font-size-complex="18pt" style:font-relief="engraved"/>
    </style:style>
    <style:style style:name="P9" style:family="paragraph">
      <loext:graphic-properties draw:fill="none"/>
      <style:text-properties fo:font-variant="normal" fo:text-transform="none" fo:color="#ff3333" style:text-outline="false" fo:font-size="14pt" style:font-size-asian="18pt" style:font-size-complex="18pt" style:font-relief="engraved"/>
    </style:style>
    <style:style style:name="P10" style:family="paragraph">
      <loext:graphic-properties draw:fill="none"/>
      <style:paragraph-properties fo:text-align="center"/>
    </style:style>
    <style:style style:name="P11" style:family="paragraph">
      <loext:graphic-properties draw:fill-color="#000066" draw:opacity="94%"/>
      <style:paragraph-properties fo:text-align="center"/>
    </style:style>
    <style:style style:name="P12" style:family="paragraph">
      <loext:graphic-properties draw:fill-color="#ffffff"/>
      <style:text-properties fo:font-size="20pt"/>
    </style:style>
    <style:style style:name="T1" style:family="text">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 style:family="text">
      <style:text-properties fo:color="#ff00ff" style:font-name="Vineta BT1" fo:font-size="16pt" fo:language="de" fo:country="DE" fo:text-shadow="1pt 1pt" fo:background-color="transparent" style:font-size-asian="18pt" style:font-size-complex="18pt"/>
    </style:style>
    <style:style style:name="T3" style:family="text">
      <style:text-properties fo:color="#ffffcc" style:font-name="Vineta BT1" fo:font-size="16pt" fo:text-shadow="1pt 1pt" style:font-size-asian="18pt" style:font-size-complex="18pt"/>
    </style:style>
    <style:style style:name="T4" style:family="text">
      <style:text-properties fo:color="#000000" style:font-name="Vineta BT1" fo:font-size="16pt" fo:text-shadow="1pt 1pt" style:font-size-asian="18pt" style:font-size-complex="18pt"/>
    </style:style>
    <style:style style:name="T5" style:family="text">
      <style:text-properties fo:font-variant="normal" fo:text-transform="none" fo:color="#ff3333" style:text-outline="false" style:font-name="Comic Sans MS1" fo:font-size="14pt" fo:background-color="transparent" style:font-size-asian="18pt" style:font-size-complex="18pt" style:font-relief="engraved"/>
    </style:style>
    <style:style style:name="T6" style:family="text">
      <style:text-properties fo:font-variant="normal" fo:text-transform="none" fo:color="#333333" style:text-outline="false" style:font-name="Comic Sans MS1" fo:font-size="14pt" fo:background-color="transparent" style:font-size-asian="18pt" style:font-size-complex="18pt" style:font-relief="engraved"/>
    </style:style>
    <style:style style:name="T7" style:family="text">
      <style:text-properties fo:font-variant="normal" fo:text-transform="none" fo:color="#006699" style:text-outline="false" style:font-name="Comic Sans MS1" fo:font-size="14pt" fo:background-color="transparent" style:font-size-asian="18pt" style:font-size-complex="18pt" style:font-relief="engrav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3d:scene draw:style-name="gr1" svg:width="7.807cm" svg:height="2.699cm" svg:x="6.8cm" svg:y="8.2cm" dr3d:transform="matrix (0.999837413906113 -0.0146112866648968 0.010566742900826 0.0169616544384366 0.960966787988885 -0.276143322680521 -0.00611947973662891 0.276277655057957 0.961058379747781 -9.95299930798177cm 8.95886511091504cm -3.27709702030961cm)" dr3d:vrp="(0 0 23504.5714285714)" dr3d:vpn="(0 0 22288.5714285714)" dr3d:projection="perspective" dr3d:distance="1.2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6430 -10445 7324 2199" svg:d="M8207-10409h-1777l61 65 65 64 67 64 68 61 73 61 74 62 76 58 77 59 83 58 92 63 100 65 107 67 114 70 120 71 257 153 150 91 119 78 50 35 44 33 37 30 30 26 27 25 24 24 23 24 21 25 18 23 17 23 15 24 13 22 13 23 11 24 5 12 3 10 4 10 2 11 4 10 2 11 2 10 1 9v19 18l-3 15-2 8-2 7-3 6-4 5-4 6-5 4-10 7-13 6-14 2-17 1-18-1-19-2-19-6-20-7-11-6-10-5-11-5-11-7-10-6-11-8-11-8-12-9-12-9-12-10-12-11-14-13-26-26-29-30-28-32-32-37-33-40-33-43-378 48 54 61 54 57 50 54 49 49 49 49 44 43 45 40 41 36 41 34 41 33 40 30 39 27 39 26 38 24 38 22 38 19 37 17 38 16 38 13 39 10 38 8 40 5 40 4 41 1 79-3 35-6 30-7 27-11 24-12 21-14 17-17 14-19 12-21 11-24 7-27 5-29 4-30 2-33-1-36-2-37-4-38-7-39-9-42-12-42-14-43-15-44-19-44-22-48-25-48-28-49-29-47-33-45-34-46-38-45-40-45-45-44-51-47-56-47-61-47-69-49-75-51-169-103-186-105-68-39-49-29-43-26-49-31-113-72h833zM8868-9337l59 146 58 135 58 123 58 112 57 100 28 46 28 44 27 39 28 38 27 35 27 31 27 30 27 28 26 24 27 24 27 22 28 19 27 19 28 15 27 15 28 13 57 18 59 12 61 3 29-1 28-1 25-5 24-6 23-6 21-9 20-12 19-12 17-14 17-14 16-16 14-17 15-17 13-19 13-20 11-21 11-20 11-23 10-22 8-22 9-22 9-22 8-24 7-23 6-24 6-26 7-24 5-28 10-57 9-60 15-120 9-123 5-125 1-128-5-139-11-131-16-121-21-110-29-102-33-91-20-42-22-40-22-37-25-35-27-32-28-30-31-29-34-26-36-25-38-22-40-20-44-18-45-15-47-13-49-12-52-9-110-13-116-4-66 1-62 4-57 7-54 9-51 13-45 14-41 18-37 20-33 22-31 26-27 27-25 30-21 33-18 35-16 38-12 40-6 31-5 33-3 36-1 38 3 42 4 44 7 47 8 49 23 105 31 110 37 115zM9325-9338l-46-188-15-80-13-75-8-65-3-57v-48l2-22 3-20 9-35 6-16 6-14 6-13 8-12 9-12 10-10 10-8 10-8 12-6 14-5 12-4 15-3 14-2h16l20 1 20 2 20 6 21 6 9 4 9 5 20 11 18 13 18 14 8 8 9 9 16 20 17 22 15 23 13 26 14 29 14 31 12 33 12 36 11 40 22 98 22 115 20 135 25 194 7 85 6 75 3 67v58l-2 50-2 21-3 19-4 19-4 15-4 16-5 14-5 13-6 12-6 10-7 11-8 9-7 6-9 7-9 5-9 4-9 3-11 2h-11-12l-11-2-11-3-11-4-11-5-11-7-11-7-10-8-11-11-11-11-10-12-11-13-10-14-10-16-10-17-10-18-10-20-11-22-21-48-22-57-23-66-24-73-24-80zM11121-8246l667-2163h-599l-262 1419-41-54-45-47-44-41-46-37-50-34-57-32-66-34-73-31-27 484 47 25 45 26 40 27 36 29 34 30 29 31 25 33 23 33 20 36 17 36 15 39 13 42 10 43 9 44 6 47 4 49zM12245-9931l488 73 23-30 23-27 21-25 21-22 22-21 21-18 9-8 11-8 10-8 10-6 20-12 20-10 20-9 19-7 20-6 19-4 19-2 19-1h16l16 3 12 2 14 4 11 5 10 6 9 8 8 7 5 11 6 10 4 12 2 13 3 13v16l-2 16-1 17-3 15-4 15-14 38-19 44-25 54-30 58-38 68-92 156-3-26-6-24-8-22-8-21-11-19-11-18-14-15-15-13-17-12-18-11-20-9-23-6-24-7-27-4-29-1-30-1-62 2-63 11-32 6-31 9-32 11-33 12-32 13-32 15-33 17-32 18-64 41-65 48-61 52-29 27-29 29-28 29-25 30-26 31-24 31-46 67-42 69-39 73-35 75-22 52-19 52-16 50-15 49-12 47-10 47-7 46-5 44-3 42-2 40 2 36 3 34 7 31 7 30 10 26 13 24 15 21 18 18 20 16 23 11 25 11 30 6 31 4 36 1 44-1 44-5 45-9 44-12 46-15 45-19 46-22 48-26 48-30 50-32 53-38 55-42 57-45 60-50 61-53 64-58 66-62 68-67 70-71 72-77 74-81 75-86 77-91 77-95 109-139 93-129 81-121 64-110 48-101 18-46 14-44 11-43 7-39 2-37-2-35-5-32-10-30-11-29-16-26-19-24-22-22-24-21-30-16-32-16-35-14-79-21-91-13-103-4-62 1-61 3-57 4-57 6-53 9-51 9-48 12-45 14-45 16-42 17-42 20-42 19-41 23-39 24-39 26-37 27-36 29-36 31-35 34-34 34-34 36-31 38-33 41zM12589-8983l-29 42-30 40-30 38-31 35-29 33-16 16-14 14-15 14-15 13-15 13-15 13-30 24-28 19-13 9-13 8-13 7-12 6-13 7-10 4-13 5-10 2-11 3-11 3-10 1h-10l-17-1-9-2-6-2-6-4-6-4-6-4-4-5-5-5-4-7-3-8-2-8-2-9-2-9-1-21 1-11 1-12 2-13 2-13 3-14 5-16 10-31 13-34 17-38 20-40 23-43 25-43 25-41 26-37 27-37 26-32 13-16 14-14 14-15 14-13 15-13 13-12 29-22 13-9 15-10 13-8 14-8 13-6 14-7 12-5 13-5 14-4 12-4 12-1 13-3 12-1h11l23 1 11 1 9 3 9 4 9 4 7 4 7 5 6 6 6 7 4 8 4 8 3 9 3 9 1 22 1 12-2 13-1 11-4 15-4 14-4 14-13 32-16 33-20 37-22 38z"/>
          <dr3d:extrude draw:style-name="gr3" draw:layer="layout" svg:viewBox="6434 -10495.0156547874 7370.07716035642 2299.03880365633" svg:d="M8212.75671936755-10395.7237381093l45.8731504887328-19.8910548799704-5.75671936755498-13.2762618907236-13.0555384441632-30.1089451200296h-32.8176120445696-197v50 50h197v-34.2275672631786zM7813-10359v-50-50h-197v50 50zM7419-10359v-50-50h-197v50 50zM7025-10359v-50-50h-197v50 50zM6631-10359v-50-50h-197v50 50zM6599.67684151731-10307.4245656247l-34.5366197150151 36.1555237641551-34.5366197150151 36.1555237641551 57.859778197706 55.2690418604962 0.566126756098129 0.540777796870316 0.582780175781409 0.522788098862293 68.0000000000009 61.0000000000018 0.65332898806173 0.586074533408464 0.673495590187486 0.562783986320937 19.6704022767635 16.4369114915426 32.0608882048864-38.3679481796171 32.0608882048864-38.3679481796171-18.996906686576-15.8741275052216-66.7638908361578-59.8911373677311zM6892.94715639294-10052.9635827671l-30.3336659675106 39.7475623022528-30.3336659675106 39.7475623022528 51.3479363887645 39.1865830335319 76.9614840224358 58.9704877574495 0.871168366782513 0.66751861870398 0.899619369367429 0.6286496797984 28.9793241172229 20.2506120337221 28.6399673947271-40.9847809269359 28.6399673947271-40.9847809269359-28.0797047478554-19.6219623539237-76.1288316332175-58.3324813812942-0.0385159775623833-0.0295122425486625-0.0385731858041254-0.0294374312707077zM7209.6772954071-9825.24406019477l-27.2494175297707 41.9221808150323-27.2494175297707 41.9221808150323 83.5721221226722 54.3218793797369 0.355011274891694 0.230757328679829 0.358868343571885 0.224711953451333 82.4878384793474 51.651263346881 26.5355379113071-42.3776500971635 26.5355379113071-42.3776500971635-82.1289701357755-51.4265513934297zM7541.98316302644-9617.56453958979l-25.4606245625891 43.032041514236-25.4606245625891 43.032041514236 90.4191610328853 53.4980036111247 78.8835221781255 46.9617855768611 25.5771318877232-42.9628947395086 25.5771318877232-42.9628947395086-78.9417289999983-46.9964378871591-0.0582068218755012-0.0346523102998617-0.0583005032585788-0.0344944644275529zM7880.79266616138-9416.19255721472l-25.5771318877232 42.9628947395086-25.5771318877232 42.9628947395086 8.60556934664783 5.12315996123471 149.075994662707 90.4394367620389 8.74737260026632 5.73357195647805 27.4097905217932-41.8175009242714 27.4097905217932-41.8175009242714-9.47712951735048-6.21190001977629-0.72975691708416-0.47832806329825-0.746002093032075-0.452574603106768-150-90.9999999999982-0.178003244261163-0.107988634852518-0.17889637969256-0.106502513979649zM8217.01106521623-9200.99170108783l-30 40-30 40 39.2329024446863 29.4246768335161 35.6290837932102 28.8884463188187 28.7594750569533 24.9248783826933 25.6917935357797 23.7886977183134 15.5019171460754 15.5019171460754 35.3553390593279-35.3553390593279 35.3553390593279-35.3553390593279-16.1815762522565-16.1815762522565-0.679659106181134-0.679659106181134-0.705278378232833-0.653035535400704-27-24.9999999999982-0.602928085985695-0.558266746284062-0.620946568034924-0.538153692295964-30-26.0000000000018-0.619578375013589-0.536967925012505-0.63685062481818-0.516365371473512-37-30-0.734065581973482-0.595188309707737-0.756032339088051-0.567024254316493zM8499.65611472006-8902.29952636929l-43.5281419360072 24.6028628333952-43.5281419360072 24.6028628333952 7.82960775886204 13.8523829579863 9.75301066160318 21.2792959889502 3.66922021522259 8.80612851653314 2.25701625520378 7.52338751734897 0.640128296878174 2.13376098959634 0.82735141991725 2.0683785497913 2.13070887455979 5.32677218639947 1.09963016470829 6.04796590589467 0.900369835291713 4.95203409410533 1.86929112544021 4.67322781360053 2.13070887455979 5.32677218639947 1.09963016470829 6.04796590589467 0.0784524893279013 0.431488691303457 0.0860092311213521 0.43004615560676 1.57446347773657 7.87231738868286 0.454570306808819 4.09113276127937v16.2307430931287 13.049024320364l-1.79569439875195 8.97847199375974-1.50937369899293 6.03749479597536-1.26298193726871 4.42043678043956 48.0761973820427 13.7360563948623 48.0761973820427 13.7360563948623 1.49185265297092-5.22148428540095 0.228870715702214-0.801047504961389 0.202056909522071-0.808227638084645 2-8 0.288569391484998-1.15427756593999 0.233339385793442-1.16669692896721 3-15 0.97096621545461-4.85483107727305v-4.95097567963603-18-19-2.76925690687131l-0.305813266319092-2.75231939687183-1-9-0.239616426872089-2.15654784184881-0.425536522263428-2.12768261131714-1.91399076887865-9.56995384439324-1.9215475106721-10.5685113086965-0.900369835291713-4.95203409410533-1.86929112544021-4.67322781360053-2.13070887455979-5.32677218639947-1.09963016470829-6.04796590589467-0.900369835291713-4.95203409410533-1.86929112544021-4.67322781360053-3.17264858008275-7.9316214502087-2.35987170312183-7.86623901040366-0.74298374479622-2.47661248265285-0.994484362416188-2.38676246979958-5-12-0.336295422361218-0.807109013665468-0.364309586770105-0.794857280227006-11-23.9999999999982-0.882679751626711-1.92584673082092-1.04241945708054-1.84428057791229zM8293.30985278493-8637.48167612688l3.01485732673973 1.37038969397327 20.6901472150676-45.5183238731261 9.71730873910019-21.3780792260113 14.1116085438152-22.1753848545686-11.0000000000018-7-0.554944391466051-0.353146430932611-0.564042446809253-0.338425468085916-8.10420419723414-4.86252251834048-9.21199869039083-6.69963541119432-10.7026866308916-7.78377209519385-11.7058982528615-8.77942368964614-10.9750324093366-8.23127430700333-10.1089053763499-8.42408781362428-11.0113184863694-10.093708612505-13.2039087938938-12.2607724514728-25.0458958725594-25.0458958725594-16.3938406019588-16.9591454503006-35.9494188024546 34.7511048423748-35.9494188024537 34.7511048423748 16.6883203429225 17.2637796650906 0.294479740964562 0.304634214789985 0.299600002162151 0.299600002163061 26 26 0.65450412528935 0.65450412528844 0.678279965673937 0.629831396698137 14 13 0.117811240419542 0.109396151818146 0.118512302076851 0.108636276903781 12 11 0.87016921155373 0.797655110591222 0.906842231090195 0.755701859241526 12 10 0.984252392559938 0.820210327132372 1.02496759066344 0.768725692998487 12 9 12 9 0.294101747138484 0.220576310353863 0.297313369108451 0.216227904806146 11 8 11 8 1.78800130960917 1.30036458880568 1.89579580276404 1.13747748165952 9.43595755318893 5.66157453191408 10.4450556085358 6.64685356906739 2.95980368938581 1.88351143870023zM7916.7818080585-8573.62953406582l45 40 0.113759877081975 0.101119890739938 0.114373403659556 0.100425427603113 41 36 0.530170648932653 0.465515691746987 0.543094532096802 0.450371075396106 28.7033418636274 23.8027713015435 31.9167934797251-38.48789801967 31.9167934797251-38.48789801967-28.1602473315306-23.3524002261474-40.3554559474078-35.4340588806499-44.0029728030886-39.1137536027454-31.296288130281-30.5850088545922-34.9466473900502 35.7593601200515-34.9466473900502 35.7593601200515 32.1414762590057 31.4109881622098 0.845188128724658 0.825979307617672zM8250.49556840185-8435.42880898984l-27.735009811262 41.602514716893-27.735009811262 41.602514716893 13.2394414094124 8.8262942729416 0.513533034129068 0.342355356086045 0.521827207734532 0.329575078569178 38 24 0.814316862217311 0.514305386663182 0.833519180094299 0.482563735844451 38 22.0000000000018 1.32339306533686 0.766174932563445 1.36774068675368 0.683870343376839 38 18.9999999999982 0.736965083648101 0.368482541824051 0.748706113812659 0.344000106346357 37 17 0.730867877822675 0.335804160080443 0.741290696803844 0.312122398654537 8.32322187560567 3.50451447393971 19.402850002909-46.0817687569015 19.402850002909-46.0817687569015-7.58193117880182-3.19239207528517-35.5204260083647-16.3201957335732-35.8952942295982-17.9476471147973-35.8430877545688-20.7512613315939-36.6638559300482-23.1561195347676zM8590.18101244715-8300.23127686089l-4.97518595105066 49.7518595104993-4.97518595105066 49.7518595104993 34.7941735039003 3.47941735039058 1.87362566435149 0.187362566435695 1.88241066396404 0.0459124552180583 41.0000000000018 1 1.55858780980634 0.038014336823835 1.55792840902905-0.0591618383168679 79-3 3.29794915917591-0.125238575665207 3.2528750002657-0.5576357143309 35-6 1.46540292026839-0.251211929189594 1.44788710451394-0.337840324385979 6.28379977765144-1.46621994811903-11.3614807803242-48.6920604870884-11.3614807803242-48.6920604870884-4.8359126731375 1.12837962373305-30.2817220794659 5.19115235647951-74.144122431795 2.81559958601792-37.5590015262314-0.916073207958107zM8882.70946745065-8394.64228155092l0.387567942310852 0.177635306892626-0.49688030125435 1.91653830484211 10.7712424109304 2.79254432875859 34.7913110927275 15.9460175841687 45.4532411447144 20.832735524662 2.8372914046322-6.19045397374248 1.83895343953736-4.01226204989871 1.10765032403833-4.2723655355785 7-27.0000000000018 0.520661535871113-2.00826592407248 0.352499343056479-2.04449618973013 5-29 0.162211488839603-0.940826635267513 0.126177758074846-0.946333185564072 4-30 0.238062074788104-1.78546556090987 0.108967722639136-1.79796742354665 2-33 0.133633707064291-2.20495616656081-0.061337505987467-2.20815021555063-1-36-0.0182098980931187-0.655556331377738-0.0353974706686131-0.6548532073557-1.80978215941832-33.4809699492234-49.9271136638745 2.69876290075081-49.9271136638745 2.69876290075081 1.77438468874971 32.8261167418677 0.920452595919414 33.1362934530716-1.75739857029657 28.9970764098925-3.63576016713705 27.2682012535261-4.48528916810392 26.0146771750024-5.37168814009056 20.7193685403508zM9068.4380156953-8996.28573407805l-45.2242560085942 21.3252589308813-45.2242560085942 21.3252589308813 19.7862403132985 41.960475147167 0.396756292480859 0.841396965088279 0.42777925224982 0.826056487103415 58 112 0.462646749729174 0.893386827063296 0.498210204501447 0.874052990353448 12.1233234397314 21.2689884907577 43.4388635096329-24.7601522004898 43.4388635096329-24.7601522004898-11.6251132352299-20.3949355004042-57.109573998021-110.280556685831zM9255.32132870855-8659.15468242567l-41.1096095821886 28.4604989415147-41.1096095821886 28.4604989415147 26.7882808736431 38.6941834841509 0.419567627292054 0.606042128312765 0.437250087228676 0.593410832665541 28 38 0.326987527005258 0.443768786648434 0.33669156248834 0.436452025449398 27 35.0000000000018 0.908329923022393 1.17746471502869 0.97670306083819 1.12139981059227 27 30.9999999999982 0.267207745966516 0.306794078702296 0.272164735988554 0.302405262209504 11.6549785059888 12.9499761177649 37.1647073123586-33.4482365811236 37.1647073123586-33.4482365811236-11.3828137700002-12.6475708555572-25.7560891931953-29.5718061107018-25.7549785144874-33.3860832595237-27.2357623857679-36.962820380686zM9508.92928841917-8385.1869982716l-28.0750709168624 41.3737887195875-28.0750709168624 41.3737887195875 3.79392702220503 2.57445047935289 26.6522560836238 18.7552913181062 2.48505784189547 1.74874440725944 2.67854184106363 1.43493312914143 27.6630625177313 14.8194977773564 26.6658615491087 14.8143675272822 1.58353521144272 0.879741784134239 1.64304602475568 0.762842797208577 27.9999999999982 13 2.92441603686711 1.35776458854525 3.07458088901149 0.970920280740756 57.0000000000018 18 2.51085931756461 0.792902942388537 2.58025149684727 0.524796914613034 5.563855803568 1.13163168886058 9.96545758244247-48.9968331137079 9.96545758244247-48.9968331137079-2.98360430672255-0.606834774247545-51.4145597934239-16.2361767768707-23.4325379383736-10.8793926142462-25.4164647885591-14.1202582158658-0.33413845089126-0.185632472717771-0.336937482268695-0.180502222643554-25.3214581589364-13.5650668708586-24.5149421581045-17.2512555927406-0.347743916376203-0.244708681893826-0.351855475491902-0.238759072655739zM9852.88791044117-8252.77758208823l9.80580675694 49.0290337845399 1.11208955882466-0.22241791176566 1.16669692893629-0.233339385787986 1.15427756593999-0.288569391484998 24-6 0.247478889781632-0.0618697224454081 0.246834715751902-0.064391664978757 23.0000000000018-6 3.6283142145021-0.946516751608215 3.44655585710643-1.47709536733237 21-9 3.11901619268974-1.33672122543794 2.90980664972813-1.74588398983724 20-12 0.49086671461373-0.294520028768602 0.483995083408445-0.305681105310214 19-12 2.65850320738355-1.67905465729564 2.42720986627319-1.9988787134007 17-14 17-14 1.8632209369116-1.534417242161 1.70675547936298-1.7067554793648 15.9999999999982-16 1.70675547936662-1.70675547936662 1.53441724215372-1.86322093690069 7.65476989664603-9.29507773164005-38.59651178085-31.7853626430588-38.59651178085-31.7853626430588-6.12035265449231 7.43185679473936-12.5864890412686 12.5864890412686-15.1367790630884 12.465582757839-14.5727901337268 12.0011212865993-15.857501709208 10.0152642373941-16.5993266356581 9.95959598139416-14.4344279502038 6.18618340722969-19.1248510697478 4.98909158341303-23.7525211102184 5.93813027755459 6.34391554585091 25.3756621834018zM10069.2820941631-8538.08450783239l46.989671174415 17.0871531543526 46.989671174415 17.0871531543526 0.390311690101953-1.07335714777946 8.62559960830185-21.0847990425154 9-22 0.630355124778362-1.54086808279317 0.526461967463547-1.57938590238882 8-24 0.208008576562861-0.624025729690402 0.191520542353828-0.629281782017642 7-23 0.367394168368264-1.20715226749417 0.306036817455606-1.22414726982424 6-24 0.110234356403453-0.440937425613811 0.102200421060843-0.442868491263653 5.67951508075566-24.6112320166103 6.60092513451309-22.6317433183285 0.750313912230922-2.57250484193719 0.471064863193533-2.63796323387942 3.79141503562278-21.2319241994865-49.2213787754245-8.78953192418339-49.2213787754245-8.78953192418339-3.32035017242924 18.593960965607-6.24968608776908 21.4274951580628-0.399074865486909 1.36825668167148-0.320484919244336 1.3887679833897-5.89779957893916 25.5571315087363-5.58372882614094 22.3349153045638-6.44108528927791 21.1635659504864-7.26552945597359 21.796588367919-8.36964487522164 20.4591319172086-9 22-0.374400391698146 0.915200957484558-0.337922972432352 0.929288174187604zM10272.9676831363-9330.79739867397l-5-139-0.0429814970175357-1.19488561709841-0.100046709578237-1.19146535951768-2.18614399395301-26.0349875643515-49.8246549296764 4.1837496505832-49.8246549296764 4.1837496505832 2.08609728437477 24.8435222048338 4.91767789482401 136.711445476116-0.239751384709962 30.6881772429697 49.9984741909393 0.390613079616742 49.9984741909393 0.390613079616742 0.248300938201282-31.7825200897678 0.00854955349132069-1.0943428467981zM11111.8654501882-8246v50h9.13454981182076 36.9048933908125l10.8749732864508-35.2662177190323 58.0511021870152-188.252674708416-47.7798666772633-14.7337822809677-47.7798666772633-14.7337822809677-58.0511021870152 188.252674708416 38.6453168654425 11.9169793570272zM11189.3223376968-8637.2391316978l47.7798666772633 14.7337822809677 47.7798666772633 14.7337822809677 58.0511021870152-188.252674708418-47.7798666772633-14.7337822809677-47.7798666772633-14.7337822809677zM11421.5267464448-9390.24983053146l47.7798666772633 14.7337822809677 47.7798666772633 14.7337822809677 58.0511021870152-188.252674708418-47.7798666772633-14.7337822809677-47.7798666772633-14.7337822809677zM11653.7311551929-10143.2605293651l47.7798666772633 14.7337822809677 47.7798666772633 14.7337822809677 58.0511021870152-188.252674708416-47.7798666772633-14.7337822809677-47.7798666772633-14.7337822809677zM12222.6140530781-9985.07844451266l-17.9655693610621 24.5529447934514-48.8345006120453 66.7404841697935 81.7888151925144 12.234802272651 194.832159689538 29.1449747076567 7.39720170245164-49.449786723233 7.39720170245164-49.449786723233-194.832159689538-29.1449747076567-2.31424104529651 15.4705428781417zM12642.0615210815-9922.15983730792l-7.39720170244982 49.449786723233-7.39720170244982 49.449786723233 98.3356806209213 14.7100505846865 29.1465326005509 4.36003458983578 17.9309871664955-23.3882441302121 22.2166926176651-28.9782947186941 22.1651508420728-26.019959684174 0.111996324416396-0.13147394605403 0.111085390726657-0.13224451276983 15.6294101507374-18.6064406556379-38.2852432394793-32.1596043211648-38.2852432394793-32.1596043211648-15.5183247600107 18.4741961428681-22.8880036755818 26.868526053946-0.834849157925419 0.980040315826045-0.783307382334897 1.02170528130591-5.06901283350453 6.61175586978789zM12927.4651635037-10100.3886040753l20.5182338664417 45.5960752587544 20.5182338664417 45.5960752587544 14.423202897975-6.49044130408947 15.9164875726165-5.86396910570147 16.5143997040723-4.95431991122132 14.4321451988744-3.03834635765816 15.1459125949932-1.59430658894598 16.3811003169012-0.862163174573652h10.0381105429842l11.4325831824881 2.1436093467164 0.49634945683647 0.093065523156838 0.498127930404735 0.0830213217341225 9.20673312931285 1.53445552155245 7.70508918566338 2.2014540530472 5.02537095450316 2.28425952477482 5.85162641656643 3.5109758499384 25.7247877713708-42.8746462856307 25.7247877713708-42.8746462856307-8.29365809214869-4.97619485528776-2.44203167558226-1.46521900534935-2.59260888073004-1.17845858214969-11-5-3.38202016476498-1.53728189307549-3.57207065541843-1.02059161583384-14-4.00000000000182-2.72284015892183-0.777954331120782-2.79326687068533-0.465544478447555-11.5018720695953-1.91697867826588-15.5036505431654-2.90693447684316-4.56741681751373-0.856390653283597h-4.64700993499537-15.9999999999982-1.3148795220186l-1.31306213411881 0.0691085333746742-19 1-1.30583754897998 0.0687282920516736-1.30046002078416 0.1368905285035-19 2-2.55362738422264 0.268802882550517-2.51265744236844 0.528980514181967-19 4-2.05519735875714 0.432673128159877-2.01167286706732 0.60350186011965-20 6-1.47392742886041 0.442178228659031-1.44394623419066 0.531980191542971-19 7-1.63956619319106 0.604050702755558-1.59339973188253 0.717029879346228zM13198.9171558409-9853.71473205863l3.81049561729014-10.34277381836-46.9171558408561-17.2852679413663-46.9171558408561-17.2852679413663-3.33813490663124 9.06065188942921-18.2011204606606 42.1499631720544-24.2677002579512 52.4182325571783-29.1268602895361 56.3119298931015-6.06788194912406 10.8583150668546 43.6471741068654 24.3910678832435 43.6471741068654 24.3910678832435 6.46118398060389-11.5621187021352 0.393302031479834-0.703803635280565 0.370406019452275-0.71611830427355 30-57.9999999999982 0.502733691011599-0.971951802623153 0.459729507183511-0.993015735515655 25-54.0000000000018 0.27257023486527-0.588751707307893 0.257202085951576-0.595625883257526 19-44 0.54167745338782-1.25441094468806zM13262.1636418269-9357.08926506488l38.8431928889804 31.4834300258008 38.8431928889804 31.4834300258008 5.99316528411509-7.39416496092235 0.253623544678703-0.312912165512898 0.24854945365405-0.316957560164155 109-139 0.623016802324855-0.794489316725958 0.590436247730395-0.818992214593891 6.33992385931379-8.79408793388575-40.5588189373684-29.2400787688039-40.5588189373684-29.2400787688039-5.74948761158339 7.97509571929186-108.128433744021 137.88855312311zM13494.6042013843-9669.37730432205l41.5496107534 27.8142022398806 41.5496107534 27.8142022398806 53.8461878623475-80.4368979178253 0.875938011573453-1.3084999925959 0.791868120495565-1.36102333210329 50.3918419318798-86.6109783204174-43.217416885469-25.1446789151814-43.217416885469-25.1446789151814-49.5999738113842 85.2499549883141zM13674.9970917933-10002.4679510734l47.6462890006642 15.1601828638468 47.6462890006642 15.1601828638468 11.3566192060534-35.6922317904573 0.436807544145267-1.37282371017136 0.357038679068864-1.3956966545411 11.0000000000018-43 0.451546939824766-1.76513803749367 0.321878185990499-1.79332132195123 7-39 0.546564337171731-3.04514416424536 0.166988977010988-3.0892960746969 1.99999999999818-37 0.150046692522665-2.77586381166657-0.158593635200305-2.77538861600442-1.99999999999818-35-0.139763808238058-2.44586664415692-0.378201225406883-2.42048784260623-0.528828074186094-3.38449967478846-49.4006016875537 7.71884401368698-34.4548165090473 5.38356507954268-14.9349221379653 0.853424122169599 0.0838319270442298 1.46705872328857-0.094694967585383 0.0147960886861256 0.150626848779211 0.964011832182223 1.70164255655982 29.7787447398387-1.68296433046453 31.1348401136365-6.13155747683777 34.1615345138034-10.1914143811082 39.8391653079652zM10257.8666861796-8949.35121808442l9-123 0.0603232865832979-0.824418249967493 0.0330384699263959-0.825961748167174 0.972037729494332-24.3009432373528-49.9600479360888-1.99840191744443-49.9600479360888-1.99840191744443-0.938999259567936 23.4749814891857-8.84603858470109 120.895860657598-5.96205854832806 47.6964683866172 49.6138938356835 6.20173672946112 49.6138938356835 6.20173672946112 6.12121276350808-48.9697021080647 0.159154215180024-1.27323372144747zM11305.4245420708-9013.74448111463l47.7798666772633 14.7337822809677 47.7798666772633 14.7337822809677 58.0511021870152-188.252674708416-47.7798666772633-14.7337822809677-47.7798666772633-14.7337822809677zM11537.6289508189-9766.7551799483l47.7798666772633 14.7337822809677 47.7798666772633 14.7337822809677 58.0511021870152-188.252674708416-47.7798666772633-14.7337822809677-47.7798666772633-14.7337822809677zM11687.5056880865-10359v-50-50h-197v50 50zM13191.1693142685-9114.70288792669l22.5913685481955-26.6988901024142-38.1693142684562-32.2971120733073-38.1693142684562-32.2971120733073-22.3503587452469 26.4140603352917-74.3754045923633 85.283797265909-31.9294222229 34.9497729737159 36.9144067216384 33.7242728074216 36.9144067216384 33.7242728074216 32.3187245591325-35.3759012066184 0.389302336232504-0.426128232902556 0.379361727602372-0.435001447651302 75-85.9999999999982 0.245233680034289-0.281201286437863zM10028.5527634121-10243.115912518l-17.5273190332573-18.7792703927753-36.5527634121427 34.1159125180002-36.5527634121427 34.1159125180002 16.6729692379649 17.8638956121049 24.8923406978356 29.5020334196561 22.6094876299721 31.6532826819621 20.4992458464294 34.4760043780861 20.5033609053862 37.2788380097918 43.810795433832-24.0959374886079 43.810795433832-24.0959374886079-20.9081173060204-38.014758738218-0.404756400634142-0.735920728426208-0.429244632165137-0.721911426822771-22-37-1.07150952140546-1.80208419509108-1.21861131929109-1.70605584700752-25-35-1.17190105073678-1.6406614710304-1.30019833420556-1.5409758035039-27-32-0.807460967958832-0.95699077684003zM9794.89244064264-10300.1520802412l22.3606797749981-44.7213595499961 22.3606797749981-44.7213595499961-32.2531204176375-16.1265602088188-1.68520216278012-0.842601081389148-1.7438353261914-0.713387178897392-44-18.0000000000018-1.54086808280772-0.630355124785638-1.57938590237609-0.52646196745809-45-15-1.23122614412023-0.410408714706136-1.25085942980331-0.345982395478131-47-13-0.715155721376505-0.197809029317796-0.720710536581464-0.176500539570043-16.7078207961767-4.0917112153893-11.8934364689612 48.5648655815985-11.8934364689612 48.5648655815985 15.9871102595953 3.91521067581925 45.0339848488202 12.4562085752041 42.1893879535037 14.0631293178358 40.7152965910009 16.6562576963188zM11293.5056880865-10359v-50-50h-104.505688086514-41.6132753313686l-7.5556433339425 40.9215950033049-16.7940164688262 90.9569059895621 49.1689186653111 9.0784049966951 49.1689186653111 9.0784049966951 9.23837313488366-50.0353109862572zM8039.08771995578-8957.5523649061l39.6654663045147-30.4409392569523-11.0877199557835-14.4476350939003-17.4805630779065-22.7777034045466-28.4835300788009 3.6169562004834-177.363869378146 22.5223961115116 6.29862685219268 49.6016864610156 6.29862685219268 49.6016864610156 177.363869378146-22.5223961115116-3.64233874569163-28.6834176223183zM7648.90685911327-8974.26270055187l-5.20548596545541 0.661014090850586-93.8392601722972 11.9160965297997 62.6997757717072 70.8275244828528 53.9999999999991 60.9999999999982 0.559722823553784 0.632279485866093 0.580754233928019 0.613018358035333 53.8036099591573 56.7926994013324 21.3890265492382 23.1001486731766 36.6880337009079-33.9704015749157 36.6880337009079-33.9704015749157-21.5830360140117-23.3096788951316-0.194009464772535-0.209530221954992-0.196390040843653-0.207300598667643-53.419245766072-56.3869816419647-53.4402771764453-60.3677205141321-32.6831972313503 28.9326664015243zM8733.20149579234-9179.25904089131l-37.9999999999982-45-0.409428209130056-0.484849195021525-0.4216016490318-0.474301855161684-40-45.0000000000018-1.16296710046117-1.30833798801905-1.25161723752717-1.2238035211376-21.2200405407293-20.7484840842699-34.9558815961955 35.7503334506528-34.9558815961955 35.7503334506528 19.9684233032021 19.5246805631323 38.415431250507 43.2173601568211 36.545792737772 43.2779124526296 27.6964537616404 37.471672736332 40.2088070733153-29.7195530541921 40.2088070733153-29.7195530541921-28.6589859895139-38.7739222211039-0.962532227873453-1.30224948477189zM8417.62795233758-9348.37969800816l30.5169070989687-39.6070496390857 30.5169070989687-39.6070496390857-44.144859436552-34.0132523527536-0.772141213499708-0.594928475975394-0.794742023694198-0.56438201682613-69-49-0.414314262809057-0.294223172139027-0.420208528603325-0.285741799450989-46.8394834179726-31.8508487242198-28.1155010703624 41.3463251034773-28.1155010703624 41.3463251034773 46.4192748893693 31.5651069247688 67.7909437134967 48.1413948110348zM8094.83846598283-9564.10610570553l26.0213870914467-42.6952856160624 26.0213870914467-42.6952856160624-29.8598530742793-18.1986086784073-0.713763379744705-0.435015550969183-0.727905309790003-0.410914287784181-141.100916852467-79.6537433844569-24.579718401912 43.5412154548158-24.579718401912 43.5412154548158 140.373011542677 79.2428290966727zM7753.47578894517-9760.44559493361l25.8709669454593-42.7865991790295 25.8709669454593-42.7865991790295-33.913499709648-20.505837033741-16.5578423888637-10.4753696745865h187.144775761899v-50-50h-197v50 43.7650622167112l-22.0910861989132-13.9759933095156-83.3229691936713-53.0907414331359-26.8679162150711 42.1677018375431-26.8679162150711 42.1677018375431 83.3908151081787 53.1339706883973 0.0678459145065062 0.0432292552613944 0.0679846703415024 0.0430107098072767 49.0000000000009 31 0.427862503782308 0.27068852280172 0.433256180981516 0.261968853616054zM8323.62508133298-10014.3522573781l45.8731504887346-19.8910548799686 45.8731504887346-19.8910548799686-78.3707562270793-180.740212925613-45.8731504887346 19.8910548799686-45.8731504887346 19.8910548799686zM10240.1130160977-9729.37612125501l-21-109.999999999998-0.414530747644676-2.1713515352767-0.604535497172037-2.12629726591877-14.9387898060413-52.543329662627-48.093949852866 13.673770056208-48.093949852866 13.673770056208 14.3342543088693 50.4170323967082 20.3173773611634 106.424357606093 3.79611625653524 28.7081291900522 49.5685215622289-6.55451524789896 49.5685215622289-6.55451524789896-3.98352982988945-30.1254443385369-0.187413573354206-1.4173151484847zM9321.24251118519-10494.9942617777l-66 1-1.23202001547725 0.0186669699323829-1.22960506960953 0.0793293593287672-15.1070133425583 0.974646022101297 3.21911389990055 49.8962654484221 3.21911389990055 49.8962654484221 13.8774082729487-0.89531666277253 63.52738137714-0.962536081471626 114.545182435995 3.94983387710454 1.72311379198982-49.9702999676792 1.72311379198982-49.9702999676792-115.785186435416-3.99259263570457-1.24000399942088-0.04275875860003zM10851-8196h63.8654501881792v-50-50h-17.7807622156015l-0.250457181447928-3.06810047274485-0.0926074745984806-1.13444156383594-0.144134336338539-1.12905230131582-6-47-0.236878985622752-1.85555205404125-0.374863380442548-1.83266541549892-7.33252325742069-35.8478914807201-48.9857466141275 10.0198118074368-48.9857466141275 10.0198118074368 6.95765987697814 34.0152260652212 5.61898667803871 44.0153956446429 3.90739252540152 47.8655584361641 3.74954281855207 45.9318995272552zM8138.89115649948-9977v50 50h197v-50-50zM11775.8630692867-8222.23424837886l24.9999999999982 11 4.98773905053349 2.19460518223423 5.34338490586015 1.06867698117276 30.0000000000018 6 1.69394839102461 0.338789678204193 1.71329148437508 0.221069868952327 31 4 2.49524862954422 0.321967565101659 2.51496488994781 0.0698601358326414 36 1 1.26213137666673 0.0350592049071565 1.2622922530154-0.0286884602955979 24.821605092915-0.564127388475754-1.13607026766476-49.9870917772478-1.13607026766476-49.9870917772478-23.5593128398996 0.535438928180156-32.2229037333855-0.895080659260202-26.7914598860807-3.45696256594601-22.9626667031171-4.59253334062305-19.2891322384585-8.48721818492413-17.1082085849393-8.18218671453542-12.3049068463151-9.84392547705102-31.2347523777189 39.0434404721527-31.2347523777189 39.0434404721527 16.7878083846645 13.4302467077305 4.48290153834932 3.58632123067946 5.17907597416888 2.47694937894994 23 11 0.712715440893589 0.340863906514642zM11185.6059865095-10115.2391494724l-49.1689186653111-9.0784049966951-49.1689186653111-9.0784049966951-35.7689156869819 193.725539541327 49.1689186653111 9.0784049966951 49.1689186653111 9.0784049966951zM13274.1936532641-10494.9934976266l-62 1-0.825295138907677 0.0133112119183352-0.824406085168448 0.0405445615651843-61 3-0.522383915422324 0.0256910122334375-0.521732198623795 0.0366127858687832-57 4-0.868361300490506 0.0609376351221727-0.865713851373585 0.0911277738287026-7.77294973357675 0.818205235113055 5.23423922589973 49.7252726460702 5.23423922589973 49.7252726460702 6.90723588220317-0.727077461284352 55.6099065008857-3.90244957900904 59.6532099994092-2.93376442620138 59.8009608942339-0.964531627325414 7.58249875350703 0.29446597101014 1.94028500029526-49.9623387574848 1.94028500029526-49.9623387574848-8.95538652285723-0.347782000888401-1.3728877693502-0.0533160298782605zM8911.45324114472-8884.83273552466l-22-48.0000000000018-0.525228990631149-1.14595416137854-0.58230794573501-1.11803125580991-15.5079523130498-29.7752684410552-44.3457042083483 23.0967209418486-44.3457042083483 23.0967209418486 14.9256443673148 28.6572371852453 21.2442393232159 46.3510676142887 17.9965089792859 41.6761260572912 14.2504663994714 41.8013681051179 4.91258716613447 15.0886605816995 47.543571574337-15.4793023730399 47.543571574337-15.4793023730399-5.01936128836132-15.4166096713961-0.106774122226852-0.327949089696631-0.111288043182867-0.326444926669865-15-44-0.638245557345726-1.87218696821219-0.784146174772104-1.81591745736841-19-43.9999999999982-0.219344845942032-0.507956485338582zM11114.0681551355-9727.78807038977l-49.1689186653111-9.0784049966951-49.1689186653111-9.0784049966951-35.7689156869819 193.725539541325 49.1689186653111 9.0784049966951 49.1689186653111 9.0784049966951zM11042.5303237616-9340.33699130712l-49.1689186653111-9.0784049966951-49.1689186653111-9.0784049966951-35.7689156869819 193.725539541325 49.1689186653111 9.0784049966951 49.1689186653111 9.0784049966951zM8887.83598967676-9428.75977727289l-46.9896711744223 17.0871531543344-46.9896711744223 17.0871531543344 27.1536814976571 74.6726241185588 0.301389634496445 0.828821494867952 0.330431197817234 0.817677201375773 59 146 0.203655396424438 0.503960811489378 0.214563187422755 0.499414315554532 15.6038439803924 36.3192920233287 45.9396317582614-19.737026977622 45.9396317582614-19.737026977622-15.3892807929697-35.8198777077741-58.4659134057583-144.678361987135zM10869.9376910205-8982.47087044767l39.822315817486-30.2354620095739 39.822315817486-30.2354620095739-23.7600068380179-31.2936675427554-1.72925962031695-2.27756145114836-1.97765568725481-2.06555149557789-45-47-0.986018966481424-1.02984203165943-1.04310158192129-0.971981019516534-44-41-1.3308740899538-1.24013267472947-1.41747363073227-1.14014183341533-25.3226327289012-20.3682045862897-31.3379322408255 38.9606725156209-31.3379322408255 38.9606725156209 23.905159098169 19.2280627528744 41.6260243281249 38.787886305754 42.0363253462638 43.9046064727627zM13626.1809710469-10311.0282390044l32.9252303934245-37.6288347353457 32.9252303934245-37.6288347353457-14.1062014403233-12.3429262602822-4.32500211169099-3.78437684773053-5.07081651702356-2.70443547574541-29.9999999999982-16.0000000000018-0.580394889555464-0.309543941097218-0.588337100156423-0.294168550077302-32-16-1.8601661134926-0.930083056746298-1.93097984380074-0.772391937520297-35-14-2.80489852534629-1.12195941013852-2.919577475197-0.776090214925716-68.4072487928006-18.1842053752989-12.8450578171614 48.3218841693251-12.8450578171614 48.3218841693251 65.4876713175891 17.4081151603714 30.2641216308675 12.1056486523466 29.551496786351 14.7757483931764 24.348788593421 12.9860205831592zM11628.0769823397-8512.22649901887l2.00000000000182 36 0.0450856597526581 0.811541875533294 0.0714394992482994 0.809647658155882 0.900589345706976 10.2066792513433 49.8064925012695-4.39469051481865 49.8064925012695-4.39469051481865-0.829149846458677-9.39703159318742-1.80853624812335-32.5536524662057 1.84156713829361-36.8313427658559 2.88743054608676-40.4240276451947 4.77497520050201-42.0197817644239 3.50699491601699-23.045966590973-49.43094186698-7.52209984932233-49.43094186698-7.52209984932233-3.64942168631387 23.9819139386382-0.142426770296879 0.935947347665206-0.10689410220948 0.940668099443428-5 44-0.118130697288507 1.03955013613449-0.074541554762618 1.04358176668393-3 42-0.0380278991506202 0.532390588119597-0.0266540532047657 0.533081064078942-2.00000000000182 40-0.131778808503441 2.63557617006518zM9761.69703067568-8613.53238913113l0.324489227226877-0.25238051006454-30.6970306756848-39.4676108688636-1.62645217598583-2.09115279770413-22.9801836101651-41.3643304983125-7.05647040062104 3.92026133367654-4.76262410500203 2.11672182444636-3.33910492900577 1.11303497633526-3.06815119391831 0.55784567162118h-6.49150281252878-7.49150281252878l-4.43777901285102-0.806868911427955-6.92343518820235-1.88820959678196-7.22997984267204-2.6290835791533-6.03333222347646-2.74242373794368-8.04019631060874-5.11648856129796-8.71964927780573-5.54886772224018-5.72694661021342-4.58155728816928-9.04183966231358-9.04183966231358-9.39624585727506-9.39624585727506-8.54802922218369-10.2576350666204-0.120333712817228-0.144400455379582-0.121415998570228-0.143491634675229-0.51104392891466-0.603961006900136-38.1693142684817 32.2971120732782-38.1693142684817 32.2971120732782 0.389627930344432 0.460469372224907 9.87966628718277 11.8555995446204 1.45197077781631 1.74236493337958 1.60375414272494 1.60375414272494 11 11 11 11 1.95816033768642 1.95816033768642 2.16242634392074 1.72994107513659 10 8 2.11062704586584 1.68850163669413 2.28035072219609 1.45113227775983 10.9999999999982 7 10.9999999999982 7 2.95980368939308 1.88351143870568 3.19382370521635 1.45173804782462 11 4.99999999999818 1.77284407130719 0.80583821422988 1.83014998941144 0.665509087059036 11 4 1.93987016791471 0.705407333787662 1.99141269681422 0.54311255367611 11 3 2.08515211498525 0.568677849541928 2.12644626461952 0.386626593566689 10.9999999999982 2 4.43577472252946 0.806504495005356h4.50849718747122 12.0000000000018 11 4.50849718747122l4.43577472252946-0.806504495005356 10.9999999999982-2 3.49607408355405-0.635649833373464 3.37104230728437-1.12368076909479 9.00000000000182-3 2.28985276370804-0.763284254569953 2.20568223812552-0.980303216943867 9-4 2.03169365687063-0.902974958609775 1.94352959938078-1.07973866632165 9-4.99999999999818 3.37095619114734-1.8727534395257zM10800.7078638061-8606.28214655893l-1.23448329236817-2.22206992626161-1.45347217520975-2.08541659921502-23-33-0.566759088769686-0.813176083885992-0.59854184202959-0.790075231479932-25-33-1.5675893471107-2.06921793818583-1.7734473846449-1.89575410082762-29-31-1.63638340250327-1.74923743026193-1.79610541909824-1.58479889920454-34-30-0.841085066949745-0.742133882602502-0.873519893753837-0.703668803302207-4.18036739825948-3.36751818193261-31.3664768936396 38.9376954541585-31.3664768936396 38.9376954541585 3.30684750450564 2.6638493786304 31.362809513952 27.673067218193 25.5901692128518 27.3550084689105 22.8338688108597 30.1407068303342 20.9797687360206 30.101407316899 9.55359769847382 17.196475857254 43.7078638060775-24.2821465589313 43.7078638060775-24.2821465589313zM13015.8376911903-9507.60102921257l-20.8395293169306-12.2899788279337-0.327715079856716-2.84019735875518-0.373347580158224-3.2356790280337-0.789974206130864-3.15989682452528-6-24.0000000000018-0.629899089755781-2.51959635902494-0.887554743088913-2.44077554349315-8-22-0.129932814668791-0.35731524034054-0.135351613305829-0.355297984926437-8-20.9999999999982-1.43434345791502-3.76515157702488-2.01872901447678-3.48689557046055-11.0000000000018-19.0000000000018-0.297549755490763-0.513949577665699-0.309672835965102-0.50673736794306-10.9999999999982-18-2.64731368220419-4.33196784360734-3.46401458825676-3.71144420170276-5.72986560231038-6.1391417167597-36.552763412139 34.1159125180056-29.919495263257 27.9248622457126-7.01473081703261 4.28677994374266 0.879598714873282 1.43934335161066-0.498136046722721 0.464926976939751 2.26585101405362 2.42769751505693 8.04301348182889 13.1612947884496 8.68372123003428 14.9991548518756 6.43030492877915 16.879550438045 6.9825124422423 19.2019092161681 4.58012670411335 18.3205068164516 2.62665241984178 22.7643209719645 17.073465672589 147.970035829094 75.6652762901576-128.301990231137zM9058.68612126002-10366.2035314312l-12.3501852541667-48.4507267663521-12.3501852541667-48.4507267663521-14.335936005853 3.65425819757002-1.26078149471141 0.321375675122908-1.24236088293401 0.386512274690176-45 14-2.67807753935995 0.83317967891162-2.5680979305871 1.12745762806298-41 18-1.87496902780731 0.823157134158464-1.80137958870728 0.973718696599462-37 20-2.03469157919426 1.09983328605085-1.92446651379396 1.28297767586264-33 22-2.28836645585397 1.52557763723598-2.10723683170545 1.7673599233658-6.57422652446257 5.51386740761336 32.1306130988214 38.3095771562912 32.1306130988214 38.3095771562912 4.46698969275712-3.74650748424756 28.7871670303521-19.1914446869014 33.1639288320985-17.9264480173497 36.5569330416056-16.0493852377786 41.079561577706-12.7803080463982zM8796.42899883987-10157.9218214441l-46.0817687569033-19.4028500029071-46.0817687569033-19.4028500029071-12.3472300829635 29.3246714470388-1.03968273661849 2.46924649946959-0.769862767536324 2.56620922512047-12 40.0000000000018-0.720930238363508 2.40310079454503-0.476748030092494 2.46319815547758-6 30.9999999999982-0.193911169179046 1.00187437409295-0.152871512545971 1.00895198280159-5 33-0.251881006173789 1.66241464074665-0.139631694830314 1.67558033796377-3.00000000000182 36-0.118021777572721 1.41626133087993-0.037386277826954 1.42067855739879-0.587795485163952 22.3362284362447 49.9826959676429 1.31533410441079 49.9826959676429 1.31533410441079 0.550409207336998-20.9155498788459 2.74234652759878-32.9081583311563 4.59524748128024-30.3286333764518 5.32934080072846-27.5349274704276 10.5092069941002-35.0306899803363zM9852.94995272059-8935.23656504719l-2.99999999999818-67-0.0392375740266289-0.876305819914705-0.0699512197625154-0.874390247039628-2.23018753319957-27.8773441649955-49.8407639268062 3.98726111414362-49.8407639268062 3.98726111414362 2.16023631343705 27.0029539179559 2.91071514656687 65.0059716067135v55.8815572065232l-1.71730109792225 42.932527448098 49.9600479360888 1.99840191744079 49.9600479360888 1.99840191744079 1.75725316183343-43.9313290458795 0.039952063911187-0.998801597781494v-0.999600319659294-58-1.11884247381749zM8782.00426633753-9798.15365836529l-0.0414269219891139 0.00676357910015213-0.120875120492201-0.551821202250721-10.2461853198984 2.24440249864529-38.9381566764023 6.35725006962821-49.346644038782 8.05659494512292 0.34237770125219 2.0970634201658 0.216791941584233 1.32785064219752 0.287887802149271 1.31427040111885 23 105 0.315983163036435 1.44253183125329 0.400567552462235 1.42136873454365 23.7035576891576 84.1093982518578 48.1254135795498-13.5626165542362 48.1254135795498-13.5626165542362-23.3029901366954-82.6880295173141-22.3961290348143-102.243197767628zM9299.18423185546-9243.50718233651l48.2019334003671-13.2881005590207 48.2019334003671-13.2881005590207-22.1932875636794-80.5050627309902-45.5029021317823-185.968382625548-0.384857977880529-2.05257588203131-49.1436093467182 9.21442675249818-49.1436093467182 9.21442675249818 0.636558363865333 3.39497794061936 0.251700385984805 1.34240205858805 0.324608216835259 1.3266596688045 46 188 0.172489651382421 0.704957705647757 0.192877692148613 0.69965437348219zM9402-10091h-14.2657285146233v50 50h13.0165087895784l17.5108773380052 0.875543866899534 13.9775701923008 1.39775701922918 15.3933779164181 4.6180133749258 0.315060799965067 0.0945182399900659 0.316277083482419 0.0903648809944571 17.6309783496363 5.03742238561244 3.7664610856973 1.67398270475314 7.05647040060831 3.92026133367108 0.092995033821353 0.05166390767954 0.0932140364984662 0.0512677200731559 17.3101095490802 9.52056025199636 14.7905683991376 10.6820771771527 14.8410642812287 11.5430499965132 5.79885619983907 5.79885619983725 0.422751204572705 0.422751204572705 35.3553390593279-35.3553390593279 35.3553390593279-35.3553390593279-0.422751204576343-0.422751204576343-8.00000000000182-8-2.20114380015912-2.20114380015912-2.45716458341667-1.91112800932387-18-14.0000000000018-0.701771135354647-0.545821994164726-0.72073184817782-0.520528557017315-18-12.9999999999982-2.48869975268462-1.79739426582819-2.68989045091985-1.47943974800546-19.9067859635015-10.9487322799287-8.90700496617865-4.94833609232046-1.94352959938806-1.0797386663271-2.03169365687791-0.902974958611594-9-3.99999999999818-3.20184525742843-1.42304233663526-3.36902165036554-0.962577614389375-20.6837229165194-5.90963511900736-19.6849392000331-5.90548176000993-4.60662208358008-1.38198662507421-4.78558624368816-0.478558624368816-20-2-1.236843564011-0.123684356402009-1.24146153985021-0.0620730769915099-20-0.999999999998181-1.24766112214456-0.0623830561071372zM9712.96605938458-9819.9020855764l-46.9896711744223 17.0871531543344-46.9896711744223 17.0871531543344 8.79274646656631 24.1800527830565 11.3642310439045 34.0926931317208 10.3308549394897 37.5667452345006 19.7078443332339 87.7894883934951 48.7858126046776-10.9519171153352 48.7858126046776-10.9519171153352-19.9682064236076-88.9492831597072-0.260362090373746-1.15979476621214-0.315180874114958-1.14611226950728-11.0000000000018-40-0.353964186399025-1.28714249599216-0.42214055126351-1.26642165379417-11.9999999999982-35.9999999999982-0.213628404828341-0.640885214483205-0.230865323275793-0.634879639010251zM9811.46017311769-9361.32743305447l-9.64800937556902-65.1240632851004-49.4601731176936 7.32743305447184-49.4601731176936 7.32743305447184 9.57869460284019 64.6561885691863 16.7036510726484 129.620332323733 49.5899392118845-6.39045608400556 49.5899392118845-6.39045608400556-16.7641023941105-130.089434578285-0.0604513214620965-0.469102254552126zM10581.426576499-9210.99021455123l22.8978294837143-44.448727821331 22.8978294837143-44.448727821331-26.3244059826702-13.5610576274357-1.64790598763102-0.848921266355319-1.70624203898115-0.724568537101732-73-31.0000000000018-65.5023428639561-27.8160634079832-3.96372020499439 71.0533547858286-4.90583567397152 87.9416468963664 49.9223816118483 2.78492624694263 49.9223816118483 2.78492624694263 0.942115468977136-16.8882921105378 5.79141509706278 2.45936805491692zM9196.12889648161-9717.51235783614l49.6255505456811-6.10776006716151 49.6255505456811-6.10776006716151-2.54096113423657-20.6453092156698-2.83903643873055-53.9416923358858v-44.4170696186211l1.66282552078883-18.2910807286717 2.40242097777991-16.0161398518758 6.09792453025693-23.7141509509984-48.4246466298428-12.4520519905291-48.4246466298428-12.4520519905291-6.73852439898292 26.2053726627146-0.640599868725985 2.49122171171621-0.381571144846021 2.54380763230074-3 20-0.216007877374068 1.44005251582348-0.131834802596131 1.4501828285629-2 22-0.20533967661504 2.25873644276544v2.2680508593603 48 1.3148795220186l0.0691085333746742 1.31306213411881 3 57 0.0918550278947805 1.74524552999537 0.213485893049437 1.73457288102873zM12119.463165355-8333.56829480448l15.5010299915466 47.5364919740732 15.5010299915466 47.5364919740732 6.03580465341474-1.9681971695918 2.0048694763791-0.653761785775714 1.94270238409263-0.82025211772816 44.9999999999982-19 1.07322082982137-0.453137683702153 1.05095218335919-0.502629305085065 46.0000000000018-22 1.13506129316556-0.542855401079578 1.10632126867313-0.599257353864232 48-26 1.36722427940003-0.740579818007973 1.31856529372089-0.824103308576014 30.7188474324939-19.1992796453087-26.4999470001585-42.3999152002543-26.4999470001585-42.3999152002543-29.400282138773 18.3751763367327-45.5264544519268 24.6601628281278-43.8139865234771 20.9545152938354-41.9840767860842 17.7266101985697zM10539.0439365249-9012.57924330601l-49.9223816118483-2.78492624694263-49.9223816118483-2.78492624694263-10.9726094129528 196.694183550686 49.9223816118483 2.78492624694263 49.9223816118483 2.78492624694263zM9400.35384349787-8915.99622029742l20.1907487142889 52.3123943961182 46.6461565021291-18.0037797025743 46.6461565021291-18.0037797025743-19.8934384204331-51.5420904529474-22.5827566719363-64.8026930586002-22.0471660450457-67.06013005368-47.4988301473659 15.6160537470787-47.4988301473659 15.6160537470787 22.185286068363 67.4802451246032 0.138120023317242 0.420115070923202 0.14552945545438 0.417606263477865 23 66.0000000000018 0.271713872609325 0.779700677923756zM12716.1616916513-9648.89574122393l1.72311379199709-49.9702999676792 1.72311379199709-49.9702999676792-3.8848054432965-0.133958808390162-0.0286855815556919-0.000989157984804479-0.0286866988099064-0.00095622329354228-30-1-1.63887423986125-0.0546291413284052-1.63893197232028 0.0528687733003608-62 2.00000000000182-3.51931616841466 0.113526328013904-3.46867030504472 0.605640846912138-63 10.9999999999982-0.307535033143722 0.0536965930878068-0.306840545357772 0.0575326022553782-32.0000000000018 6.00000000000182-2.39043408191537 0.448206390359701-2.3356489087746 0.678091618676262-4.37267233121747 1.26948551551504 13.9405097432009 48.0173113376804 13.0184495022386 44.8413260632533 0.568649581489808 3.03279776794807 0.295741273739623-0.0554514888262929 0.0576693857328792 0.198638995305373 2.03702342244287-0.591393896838781 29.3027253727269-5.49426100738674 59.2237946618134-10.3406625599982 56.8417518592651-1.83360489868755 28.3324390613288 0.944414635378053zM12905.4252042444-10354.3174807409l-12.1267812518217-48.5071250072651-12.1267812518217-48.5071250072651-7.29842299261145 1.82460574815377-1.37409844987997 0.343524612469992-1.35244793010861 0.420761578256133-45 13.9999999999982-0.954899199350621 0.297079750909688-0.942256551579703 0.335024551672177-45.0000000000018 16.0000000000018-1.01278294307122 0.360100601979866-0.996371560846455 0.403293250819843-41.9999999999982 16.9999999999964-1.38653480691573 0.561216469464853-1.35050632604543 0.643098250498952-41.5578765797436 19.7894650379749-2.06922366563958 0.936077372551154 20.6083934927701 45.5553961419191 20.6083934927701 45.5553961419191 2.51538577223255-1.13791261124788 0.446162106592965-0.201835238696731 0.442123420256394-0.210534962026941 40.6494936739546-19.3569017495047 39.617093632236-16.0354902797153 43.0449605053509-15.304874846348 42.6926528705408-13.2821586708324zM12736.7214776204-8779.79430578081l34.2337730832023 36.4424036046985 34.2337730832023 36.4424036046985 23.0447492963995-21.6480978238906 0.43427846825216-0.407958561085252 0.424433363850767-0.418191696735448 68-66.9999999999982 0.258210813797632-0.254413595946971 0.254494969271036-0.258130611689921 49.0889729364153-49.7902439783666-35.6051906983739-35.1037091392409-35.6051906983739-35.1037091392409-48.8344779671443 49.5321133666766-67.3173558223516 66.3273947073158zM12442.0163610327-8526.32394943151l30.3456801681114 39.7383906963369 30.3456801681114 39.7383906963369 13.637958799176-10.4144412648257 0.320258764522805-0.244561238363531 0.316275496315939-0.249691181301387 57.0000000000018-45 0.519011564087123-0.40974597164859 0.507993990186151-0.423328325154216 60-50 0.395634592829083-0.329695494023326 0.388759638170086-0.337774767591327 21.9784840176544-19.0960598841921-32.7936142142225-37.7435937182545-32.7936142142225-37.7435937182545-21.5897243794843 18.7582851166007-59.0963714169866 49.2469761808225-56.1647129395969 44.34056284705zM12362.8372434699-9562.61097029279l-22.8978294837088-44.4487278213328-22.8978294837088-44.4487278213328-5.93941398623974 3.05969811412251-0.815597692253505 0.42015638691737-0.799634805662208 0.449794578185902-32.0000000000018 17.9999999999982-1.25033461732528 0.703313222245924-1.20795293513584 0.773844849070883-63.9999999999982 41-1.39658157409394 0.894685070903506-1.33422028728091 0.985270365992619-62.4216926885401 46.0960192161547 29.7021513954605 40.2216633480166 29.7021513954605 40.2216633480166 61.0874724012592-45.1107488501621 61.3954654907684-39.3314700800238 29.9500305770143-16.8468921995682zM12067.0461196954-9330.52760836047l-35.9700730308705-34.7297256849779-35.9700730308705-34.7297256849779-5.07604666456791 5.25733404544553-1.27024700809307 1.31561297266853-1.1707439409056 1.40489272908599-24.9493526268816 29.9392231522579-25.9491605495386 30.9393837321422-0.628181879646945 0.748986087271987-0.598426344758991 0.772967361979681-24 31-0.874917398103207 1.13010163921535-0.808936004235875 1.17823287573628-40.1730900414532 58.5129789734219 41.2200387830344 28.3003251346199 41.2200387830344 28.3003251346199 39.3641540372173-57.3347460976856 22.5266562571378-29.096930998805 25.3718181203531-30.251013912728 0.0508394504613534-0.0606162678577675 0.0506473731184087-0.0607768477420905 23.8292560590944-28.595107270914zM11859.5138501987-9016.86578358827l-45.3091569997632-21.1442732665564-45.3091569997632-21.1442732665564-25.2046931989207 54.0100568548296-0.384725527250339 0.82441184410709-0.354480026413512 0.837861880614582-22 52-0.486434534126602 1.14975435338965-0.428449101982551 1.1725975422687-19 52-0.348485419061035 0.953749567956038-0.309475751369973 0.967111723031849-7.79417586385534 24.3567995745489 47.6212073599672 15.2387863551885 47.6212073599672 15.2387863551885 7.48470011248537-23.389687851517 18.2230654789564-49.8736528897753 21.1590854394599-50.0123837659958zM12356.7416384215-8653.36206836283l-31.2347523777244-39.0434404721491-31.2347523777244-39.0434404721491-3.97282628728681 3.17826102983054-26.3743782955771 17.8968995577125-0.193331239834151 0.131189055600771-0.192096784818204 0.132990081798198-11.8920399768722 8.23295075321948-10.6231841936333 6.53734411915866-11.0623975364597 5.95667559655522-11.3225591265182 5.66127956325909-0.677440873481828 0.338720436740914-0.666870503271639 0.359084117146267-10.5004133394687 5.65406872125277-7.05465085008291 2.8218603400328-8.71781011376515 3.35300388990981-5.82794130184084 1.16558826036817-1.68865081104559 0.337730162209482-1.66141272165078 0.453112560449881-11 3-6.97284201982438 1.90168418722533-3.36506874661427 0.336506874660699h-6.03690064764851l-2.86370689020805-0.168453346483147-2.93610109757901 49.9137186587486-2.93610109757901 49.9137186587486 4.33048969147967 0.254734687734526 1.46678280127162 0.0862813412513788h1.46931829630739 10 2.4937810560441l2.48140489500656-0.248140489500656 10-1 4.15352635837735-0.415352635838644 4.02715798017744-1.09831581277467 11-3 9.33858727834922-2.54688743955012 8.31134918895441-1.66226983779052 4.17205869815916-0.834411739631832 3.97108851037592-1.52734173475983 13-5 0.311101375858925-0.119654375330356 0.309478476401637-0.123791390560655 10-4 2.63587067351546-1.05434826940655 2.49958666053135-1.34593127874723 12.3331294967284-6.64091588285373 11.3225591265182-5.66127956325909 0.677440873481828-0.338720436740914 0.666870503271639-0.359084117146267 13-7 1.27073196026868-0.684240286298518 1.22914817119636-0.756398874582374 13-8 1.14766763517036-0.706257006258966 1.10796002312782-0.767049246780516 12.8079032151818-8.8670099182018 27.8066687601658-18.8688109443992 1.62562170442288-1.10310044228754 1.53405975643909-1.22724780515091zM12664.0568810221-9007.21416540129l-43.2713142740558-25.051813527085-43.2713142740558-25.051813527085-4.06441184719006 7.02034773605737-25.9065292109699 39.3395443573972-28.1313207262829 40.7419127759968-29.0401469984645 38.7201959979502-28.7393119994722 36.4031285326655-30.0619407002323 33.9409007905833-0.0645601490123227 0.0728904908191907-0.0642757648420229 0.0731413875801081-0.52231351912269 0.59435676314024 37.5582449225112 33.0057303864141 37.5582449225112 33.0057303864141 0.458037754280667-0.521215375560132 30.9354398509895-34.9271095091808 0.93805929976952-1.05909920941667 0.876669968245551-1.11044862644485 30-38 0.384018032282256-0.486422840889645 0.371843691045797-0.495791588062275 30-39.9999999999982 0.588009310489724-0.784012413987512 0.556835719633455-0.80645173188168 29-42.0000000000018 0.31184355408368-0.451635492121568 0.301854656787327-0.458371886232271 27-41 0.79161613224278-1.20208375637048 0.721154900818874-1.24563119232153zM12569.1746711713-10193.3653952299l-29.4734535029693-40.3895473929606-29.4734535029693-40.3895473929606-25.7012176683402 18.7549426228416-0.963834808953834 0.70333891464179-0.929188581709241 0.748513024154818-36 29-0.638441995728499 0.514300496559372-0.621237878634929 0.534954839935381-36 31.0000000000018-1.13693840829365 0.979030296030032-1.07618903687217 1.04544077867649-35 33.9999999999982-0.259870188601781 0.252445326070301-0.256184657564518 0.256184657564518-16.0175577671835 16.0175577671835 35.3553390593279 35.3553390593279 35.3553390593279 35.3553390593279 15.7613731096189-15.7613731096189 33.6639407745261-32.7021138952514 34.2418237130714-29.4860148640364 34.4323694225623-27.7371864792858zM12042.9555763505-8786.2883904639l47.7239989017526 14.9137496567946 47.7239989017526 14.9137496567946 3.25213977980457-10.4068472953768 9.52161930705188-29.5170198518572 12.0299434733806-31.4629290842222 15.9947354795549-35.7529381307741 19.211689832071-38.423379664142 14.0815288643062-26.3263365723978-44.0892320967341-23.5826125168569-44.0892320967341-23.5826125168569-14.4059987934052 26.9329542659325-0.324469929098996 0.606617693534645-0.307657524163005 0.615315048324192-20 40-0.480652643766007 0.961305287533833-0.438900400984494 0.981071484551649-17 38.0000000000018-0.566364119460559 1.2659903846743-0.495315028345431 1.29543930490581-13.0000000000018 33.9999999999982-0.474741498275762 1.24163161087199-0.408097647199611 1.26510270632207-10 31-0.0702830457485106 0.217877441820747-0.0682849679760693 0.218511897523058zM12680.3069233027-9366.690577431l-9.00000000000364-4.00000000000546-9.00000000000546-4.00000000000182-2.20568223813461-0.980303216949324-2.28985276369531-0.763284254564496-9-3-5.50531823652273-1.83510607884091-5.77928276219427-0.525389342017661-11-1-1.17559620029897-0.106872381846188-1.17932988801113-0.051275212521432-23-1-1.08541789169067-0.0471920822474203h-1.08644332212498-8.97829681727126v50 50h7.89185349514628l20.7352522202982 0.901532705231148 4.04512103750494 0.367738276136151 1.20482899978742 0.401609666596414 6.79431776185629 3.01969678304704 6.69245378945379 2.97442390642573 2.61109357603345 1.49205347201678 1.57413419795557 1.12438156996905 1.71608758653383 1.71608758653383 0.744520075641049 0.868606754913344 1.24727452706247 2.49454905412676 2.41087541656634 4.82175083313268 1.87631923090703 5.62895769271927 0.801433625216305 2.40430087565073 0.684304266793333 15.0546938694333 0.0428221767488139 0.942087888490278 0.0783169215228554 0.93980305826517 0.508185756094463 6.09822907313173-1.09948272638212 7.14663772148379-0.235723986406811 1.53220591163881-0.140351454447227 1.54386599892678-0.572293609506232 6.29522970456128 49.794660323385 4.5267873021312 49.794660323385 4.5267873021312 0.431942155059005-4.7513637056345 1.76427601359319-11.4677940883612 0.900517273617879-5.85336227851622-0.491814243905537-5.90177092686827-0.921683078477145-11.0601969417348-0.957177823251186-21.0579121115097-0.315695733206667-6.94530613056486-2.1985663747837-6.59569912434745-3-9-3.00000000000182-9.00000000000364-1.12368076909297-3.37104230727891-1.58912458343366-3.17824916686732-3.99999999999818-7.99999999999818-4-8.00000000000182-2.75272547293753-5.50545094587505-4.00580395880024-4.67343795193301-6-6.99999999999818-1.24967596555871-1.45795529315183-1.35781509336812-1.35781509336812-6-6.00000000000182-2.92609732009987-2.92609732010169-3.36733205327801-2.40523718091208-7-5-2.05853374876278-1.47038124911705-2.19642901936459-1.2551022967782-7.00000000000182-3.99999999999818-2.19247740460378-1.25284423120138zM12233.7117478374-9147.39004326304l40.3895473929624 29.4734535029675 40.3895473929624 29.4734535029675 5.13347375707417-7.03476033377046 25.1813836254551-30.9924721544048 11.3734969481557-13.9981500900394 12.1761421053543-12.1761421053525 0.60939371366112-0.60939371366112 0.588030639157296-0.630032827668401 12.7800204413634-13.692879044318 12.0615709166032-11.2000301368444 14.3521721507805-12.4385491973426 0.591918795831589-0.512996289720832 0.575559419934507-0.531285618400943 11.2273106475695-10.3636713669894 20.531253298308-15.5754335366473-30.219324068712-39.8345635451187-30.219324068712-39.8345635451187-22.4532450138213 17.033496217382-1.92199171551329 1.45806268073466-1.77268935243046 1.63632863301245-12.4244405800655 11.4687143816009-14.4080812041684 12.4870037102774-0.647827849219539 0.5614508026556-0.62820019825449 0.583328755523326-14 13-1.31022888514235 1.21664110763231-1.21997955863662 1.30712095568197-13.4119693608427 14.3699671723316-13.3906062863407 13.3906062863389-1.82385789464752 1.82385789464752-1.62650305184434 2.0018499099624-12.9999999999964 15.9999999999982-25.9999999999982 31.9999999999982-0.818616374546764 1.007527845597-0.765231012603181 1.04864990615897z"/>
        </dr3d:scene>
        <dr3d:scene draw:style-name="gr4" svg:width="9.079cm" svg:height="2.485cm" svg:x="3.471cm" svg:y="4.359cm" dr3d:transform="matrix (0.999354295889601 0.0254728082129491 -0.0253402314264742 -0.0258428071211251 0.999562551239823 -0.0143824712423069 0.0249627844420705 0.0150280471346671 0.999575418461368 -7.9241165208439cm 5.43592676157907cm -0.68531618518765cm)" dr3d:vrp="(0 0 27575.8571428571)" dr3d:vpn="(0 0 26002.8571428571)" dr3d:projection="perspective" dr3d:distance="1.57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 draw:layer="layout" svg:viewBox="3339 -6899 8850 2499" svg:d="M4437-5820l-551-905 264-46-57-93h-754l57 93 237 46 1250 2051-199 44 57 93h1320l-340-558h-86l187 377-73 12-95 6-241 6h-289l-591-970h518l211 278h80l-436-714h-79l129 280zM5444-6044l-19-30-34-58-33-56-28-51-25-48-20-45-19-41-16-38-12-36-8-32-7-30-3-27-1-27v-24l4-23 7-20 9-18 12-16 14-14 17-13 21-10 23-8 27-5 30-3 31-1 38 1 43 3 46 5 51 7 51 8 47 8 44 9 40 10-59-98-25-12-27-15-25-11-29-13-59-22-64-21-66-18-62-12-60-7-30-3h-28l-68 3-59 10-50 16-41 22-18 13-15 16-14 16-10 19-9 19-6 23-5 22-2 26v27l2 27 5 32 8 32 8 33 12 37 28 79 38 86 48 94 56 102 64 109 65 104 65 96 65 89 66 83 66 77 32 35 33 34 32 32 33 30 33 29 33 27 33 26 33 24 32 22 33 19 32 19 33 18 32 16 32 13 32 12 33 12 63 16 63 9 63 3 55-3 49-8 41-14 35-19 28-24 20-31 13-36 5-42v-48l-9-53-14-57-23-64-29-70-37-75-44-80-50-87-87-142zM6165-5328l-35-2-17-3-18-5-18-4-18-7-18-8-19-8-18-9-20-12-19-12-20-13-19-14-20-16-20-16-20-18-21-19-20-19-20-21-20-23-42-46-42-53-43-56-41-59-43-65-43-69h528l45 75 39 69 34 64 29 59 24 53 18 46 8 22 6 20 5 19 3 17 2 16 1 16-1 13-1 13-2 13-4 11-5 9-6 8-7 8-8 7-10 6-11 5-11 3-12 3zM6900-6405l-39-59-19-29-20-27-20-26-20-25-21-24-21-24-22-23-22-22-23-21-21-19-24-19-22-18-24-17-24-16-25-16-23-13-25-14-25-12-52-22-52-18-51-12-54-10-56-6-56-2-46 2-46 4-48 8-47 12-45 12-38 15-32 14-26 15 245 401h60l-74-227 8-27 13-24 17-21 22-16 24-14 29-8 33-7 37-1 32 1 31 3 30 5 29 8 30 11 28 11 28 15 28 17 26 20 26 20 25 24 25 26 25 29 23 30 22 32 23 35 14 26 14 25 10 24 9 24 7 23 4 20 2 21 1 19-4 18-3 18-8 16-8 15-10 15-13 14-33 24-85 51-45 29-20 13-16 14-13 16-11 15-10 14-7 14-6 15-4 16-3 17-1 18v19l2 19 3 21 4 21 6 22 7 23 10 25 10 24 12 27 15 27 15 29 18 31 16 25 19 27 17 24 16 24 19 24 18 23 21 22 20 22 19 21 21 21 21 19 22 18 22 19 22 17 23 16 22 16 23 15 23 14 48 26 46 21 47 17 47 13 47 9 48 7 47 1 70-3 74-9 78-18 84-22-218-357h-62l62 191-3 9-4 10-6 8-6 8-14 14-20 11-23 10-27 6-32 3-35 2-27-2-26-3-26-5-26-8-25-9-25-13-13-6-12-8-13-8-13-8-12-10-11-8-13-9-12-12-10-9-11-11-12-12-10-11-10-11-11-13-10-13-10-12-19-28-18-28-8-13-6-11-5-11-7-13-5-11-4-12-4-9-4-11-2-10-3-11-2-10-1-9-1-10v-8l2-17 3-16 6-16 6-16 10-15 11-14 14-13 15-13 18-11 114-75 37-29 15-11 9-11 16-21 6-11 6-13 5-11 3-15 3-12 2-15 1-14 1-16-2-16-1-16-2-16-4-18-4-17-5-19-6-19-9-21-8-21-10-22-13-24-12-24-15-26zM7041-6899l-30 2-26 4-22 8-9 5-8 7-8 6-7 6-6 8-4 10-4 10-2 11-2 11-1 11v13l2 13 2 14 2 15 3 14 5 16 11 33 16 37 19 39 22 41 26 43 696 1143h-161l48 78 204 67 360 371h83l-227-371h282l-89-145h-281l-679-1112-15-28-15-25-11-24-9-22-4-10-3-10-3-9-2-10-1-8-1-8v-8l-1-8 1-6 1-7 2-6 1-6 3-5 3-5 3-5 5-3 4-3 5-3 11-5 13-2 15-1 41 1 48 5 53 10 61 12-70-113-17-10-19-9-21-10-22-9-22-8-23-8-25-8-25-7-49-11-46-10-42-4zM9104-4700l-6-10-6-9-6-10-7-8-7-9-7-8-8-10-7-8-9-8-7-8-9-8-8-8-18-14-18-15-19-12-18-12-17-9-17-8-17-7-16-4-16-2-15-2-13 2-13 2-10 4-9 7-8 8-6 9-4 12-3 12-1 15-1 6 1 8 2 8 1 8 2 8 1 8 3 8 4 10 4 8 3 9 4 8 6 10 5 9 5 10 6 10 7 9 6 10 6 8 8 9 6 8 8 10 7 8 8 8 8 8 9 8 8 8 9 8 8 6 19 15 19 12 17 12 18 9 17 8 17 7 16 4 15 2 15 2 14-2 13-2 10-4 9-7 7-8 6-9 5-12 3-12 1-15v-14l-2-8v-8l-3-8-2-8-2-8-4-10-3-8-5-9-2-8-6-10-5-9zM7845-6742l186-43-48-79h-639l47 79 236 43 846 1387-148 43 48 78h393zM8661-6899h-97l433 1544-99 43 48 78h575l-48-78-224-46-327-1125 1033 1128-170 43 48 78h457l-47-78-140-35zM10762-5197l49-2 43-4 36-10 32-11 27-14 20-20 8-11 8-11 5-13 4-13 3-14 1-14 2-16-2-18-2-18-4-19-6-19-6-21-7-20-8-23-10-24-12-24-27-51-32-54-671-1101 127-43-48-79h-338l74 163-67-46-66-40-64-34-64-28-61-21-61-16-61-10-59-3-37 2-32 6-28 10-23 12-17 18-14 21-9 24-3 29 1 32 7 36 10 40 15 43 21 48 26 51 28 55 35 59 26 40 25 38 26 37 26 34 27 33 27 30 29 31 27 27 29 26 29 24 31 24 31 20 31 19 33 18 35 18 33 14 35 13 39 13 40 9 42 8 44 8 45 5 98 6 188 7 155 254 25 41 21 39 18 35 15 32 12 30 3 13 5 13 2 13 4 12 1 12 1 9-1 10v9l-3 8-1 8-4 7-4 8-4 4-6 7-7 3-7 5-16 6-21 3-22 2-33-2-34-3-35-6-36-10-36-11-38-14-39-16-39-19-168-203h-73l216 354 118 26 109 19 97 13zM10427-6033l-175-6-45-3-42-7-41-8-37-9-35-13-18-8-16-6-16-8-16-10-14-10-15-9-14-11-15-12-14-12-13-13-14-15-15-14-14-16-14-16-28-35-30-40-27-42-30-46-21-37-19-35-16-32-14-30-10-27-7-26-4-22-2-21 2-18 5-14 8-13 10-11 13-8 16-6 19-4 22-1 45 1 21 2 22 3 21 5 21 3 21 7 20 6 42 14 41 16 44 18 44 19zM10759-6742l185-43-48-79h-640l48 79 237 43 1357 2224-185 42 47 76h429z"/>
        </dr3d:scene>
        <dr3d:scene draw:style-name="gr6" svg:width="7.229cm" svg:height="1.956cm" svg:x="6.6cm" svg:y="6.337cm" dr3d:transform="matrix (0.999901429278454 -0.000926323867770967 -0.0140097698409785 0.00239955848486455 0.994415343230441 0.105510033963416 0.0138337936222465 -0.105533251025331 0.994319545760839 -9.93847118360026cm 6.94724812645652cm 0.216670614611664cm)" dr3d:vrp="(0 0 24899.2857142857)" dr3d:vpn="(0 0 23594.2857142857)" dr3d:projection="perspective" dr3d:distance="1.30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svg:viewBox="5866.81631073887 -8008.39285007247 8162.82450675709 2199.57247184491" svg:d="M5866.81631073887-6711.57051712155l276.266766124449 20.7526850103804 179.378821325103-394.040909627434 70.5708492689446 287.799852733561 32.384044644803 126.555417317645 272.284061338174 20.3811172704054-194.167915924099-663.90723781692 337.706118662014-691.620255211078-282.478877350566 2.77197596729093-71.8949286083589 157.000379746035-124.860361063467 272.580062064525-123.054201715106-414.221756357942-279.517983849222 14.0959818695192 217.532928120143 661.065371338929zM6823.60632262564-7020.02614302862l148.913104898673 7.86684113463343 60.9220318606658 3.67505564147086 12.4736543775016-144.465940437428 9.99738372395586 22.023903347861 9.00170752738813 21.9310114128684 10.2760595289383 19.036874758157 10.5547353339189 16.049846168451 9.46616720235579 16.9526304300252 10.8334111388995 13.0628175787451 10.8334111388995 13.0628175787442 9.93062687732345 11.9742494471839 11.2049788788736 9.08011279247148 11.1120869438801 10.0757889890392 13.4750070769915 6.27886807275263 13.4750070769915 6.27886807275263 12.4793308804237 6.18597613776001 14.6564671435463 4.38040761460798 15.8379272101029 2.48194715646605 15.9308191450964 1.48627095989741 16.0237110800899 0.490594763328772 17.1122792116512-0.412189498246335 15.3067106885028-2.58932576136976 14.4968183619203-4.67357008950057 14.4968183619203-4.67357008950148 12.5983579037784-5.85503015605627 12.8770337087572-8.84205874576219 10.9785732506152-10.0235188123188 11.974249447183-9.93062687732345 10.1686809240327-12.1077631404487 10.3544647940198-14.0991155335851 10.3544647940216-14.099115533586 2.27002819811605-2.80124471971794 7.18165233432956-12.3864389454293 8.64178820586312-17.271927993279 8.827572075852-19.2632803864144 8.82757207585019-19.2632803864162 21.7074440360702 47.220619155416 11.0859518555208 21.1211190862878 10.2760595289365 19.036874758156 10.5547353339189 16.0498461684501 10.6476272689124 15.0541699718824 9.74484300733639 13.9656018403211 11.1120869438801 10.0757889890392 11.1120869438801 10.0757889890392 10.3021946172994 7.99154466090931 12.3864389454284 7.18165233432774 12.4793308804219 6.1859761377591 13.567899011985 5.28319187618399 14.5635752085545 5.37608381117843 13.7536828819702 3.29183948304671 15.9308191450982 1.48627095989741 23.086336391063 0.145162111715763 21.2807678679128-2.03197415140949 21.7452275428805-7.01035513425086 9.33265350909096-3.14667737133277 10.6070055106411-6.04081402604334 9.42554544408449-4.14235356789959 9.70422124906509-7.12938215760642 8.80143698749089-8.21795028916858 7.80576079092134-8.31084222416121 8.89432892248442-9.21362648573631 8.80143698749089-8.21795028916768 8.17732853089547-12.2935470104367 6.99586846434067-10.395086552292 7.18165233432774-12.3864389454284 8.17732853089547-12.2935470104367 6.37176000774525-14.4706832735601 6.37176000774707-14.4706832735592 6.4646519427406-15.4663594701278 5.56186768116459-16.5549276016909 10.406734970742-36.1897757280794 9.78262651414843-40.2653724493484 8.16284186098528-44.4338611056091 6.26438140284154-45.6153211721648 4.92327255465898-52.7708384181315 56.9544045695166-653.535152688921-226.416199449388-6.05843436002124-50.6377529899528 585.829171322262-1.57916289489185 16.926495341665-2.48194715646605 15.8379272101029-2.38905522147252 14.8422510135342-3.19894754805136 12.7580066854034-3.198947548055 12.7580066854034-3.01316367806612 10.7666542922661-2.45581206810493 4.79259711285522-1.55302780652892 5.8811652444183-2.45581206810493 4.79259711285522-2.36292013311322 3.79692091628658-6.18597613775819 12.4793308804237-4.44716446124221 4.60681324286725-3.54438019966619 5.69538137443033-3.35859632968095 3.70402898129396-3.45148826467266 4.69970517786169-4.35427252624868 3.61113704630043-3.35859632968095 3.70402898129305-3.07992052469854 0.717000391587135-4.35427252624868 3.61113704629952-4.1684886562598 1.61978465316315-4.16848865626162 1.61978465316315-4.16848865626162 1.61978465316224-3.17281245969207 1.71267658815577-3.98270478627455-0.371567739974125-3.98270478627455-0.371567739974125-9.95676196568456-0.928919349936223-4.79259711285522-2.45581206810402-3.88981285128102-1.36724393654276-4.79259711285522-2.45581206810493-3.79692091628749-2.36292013311231-3.79692091628567-2.3629201331114-3.70402898129396-3.35859632967913-3.61113704629861-4.35427252624868-4.69970517786351-3.45148826467357-2.61546084973088-4.26138059125515-3.5182451113069-5.34994872281641-2.429676979742-6.25273298439151-2.70835278472623-3.26570439468651-3.23956930632448-8.33697731252323-2.52256891473735-5.25705678782288-2.33678504475029-7.24840918096015-1.43400078317609-6.15984104939798-2.15100117476322-9.23976157409743-1.34110884818256-7.15551724596662-3.49211002294578-16.395278820065-1.12918988983256-20.1921997363506-1.12918988983438-20.1921997363515-0.850514084853785-23.1792283260565 1.23373024327702-23.9891206526381 2.50808224482716-26.8832573073496 45.0642368903373-526.088599528152-47.075457043702-1.37889235499279-179.340742405686-4.67954200502936-47.7581030051515 554.963209228638-2.87964998480129 30.8659620936241-3.31797457140783 24.7990129792197-1.02181128492884 10.9524381622532-1.83170361151133 8.8681938341233-1.64591974152427 6.87684144098603-1.64591974152245 6.87684144098603-2.82737980808088 8.77530189912977-2.82737980807724 8.77530189912977-3.91594793964214 9.67808616070488-3.63727213466154 6.69105757099896-3.63727213465972 6.69105757099806-3.63727213466154 6.69105757099896-4.72584026622098 7.59384183257407-4.44716446124403 4.60681324286816-4.54005639623392 5.6024894394368-6.53140878937302 5.41670556944882-4.26138059125515 2.61546084973179-5.34994872281641 3.51824511130599-5.16416485283116 1.52689271816962-6.15984104939707 1.43400078317518-6.15984104939889 1.43400078317609-5.97405717941001-0.557351609961188-9.05397770411037 0.159648781625947-4.79259711285522-2.45581206810493-3.88981285128102-1.36724393654276-3.79692091628749-2.36292013311231-3.79692091628749-2.3629201331114-3.8898128512792-1.36724393654185-4.60681324286816-4.44716446124221-3.70402898129396-3.35859632968004-2.70835278472441-3.26570439468651-3.61113704630043-4.35427252624868-2.52256891473735-5.25705678782288-4.60681324286816-4.4471644612413-2.52256891473735-5.2570567878247-4.85935395948764-12.505465968783-2.33678504475029-7.24840918096015-3.33246124131983-7.34130111595368-1.34110884818256-7.15551724596662-1.34110884818074-7.15551724596662-2.15100117476322-9.23976157409834-1.15532497819549-9.1468696391039-1.22208182482791-19.196523539782-1.93908221641505-22.2764440644814 1.14083830828349-22.9934444560695 0.330945981702826-25.0776887842003 2.6009741798207-27.8789335039182 43.6708578654325-511.153456579625-76.1358506141751-2.08140607666974-149.749132313613 1.09424463448431zM8186.2751416423-7254.45884057685l-90.1943443894888 8.6591131272362-127.68460720748 12.1918449084533 0.664730214866722 25.1705807191929 1.75329834642798 24.2677964576187 2.0319741514104 21.2807678679137 3.12054228296984 20.3779836063386 2.21775802139564 19.2894154747755 4.20911041453292 19.4751993447644 3.49211002294578 16.3952788200641 3.58500195793931 15.3996026234954 5.57635435107477 15.5853864934834 4.67357008950239 14.4968183619203 6.75781441763138 13.6869260353387 5.76213822106365 13.5940341003461 8.9349506807539 11.8813575121894 6.75781441763138 13.6869260353396 9.93062687732527 11.974249447183 8.84205874576219 12.8770337087581 8.31084222416212 7.80576079092134 7.22227409259904 8.70854505249736 8.49662609414918 5.81440839778406 0.995676196567729 0.0928919349935313 9.39941035572338 6.90297652934805 10.3950865522929 6.99586846433976 10.3950865522929 6.99586846434067 25.9543379574134 12.4648442105126 26.1401218274004 10.4734918173745 28.3172580905266 8.66792329422515 29.6845020270684 4.77811044294322 30.6801782236362 4.87100237793857 47.8853493702827 3.46313668312359 43.0927522574275 1.00732461501866 38.3930470795658-2.44416364965491 33.6933419017023-5.89565191432848 15.3996026234945-3.58500195793931 15.6782784284769-6.57203054764432 13.5940341003461-5.76213822106365 15.0541699718833-10.6476272689115 12.9699256437507-9.83773494233083 12.9699256437507-9.83773494233083 12.4387091221524-14.9090078601666 12.3458171871571-13.913331663598 7.99154466091022-10.3021946172985 7.27454426931945-13.3821151419988 7.3674362043148-14.3777913385657 6.37176000774707-14.4706832735601 8.45600433587606-15.2805756001408 5.74765155115347-18.5462799948273 6.55754387773231-16.4620356666974 5.93343542114053-20.5376323879645 5.93343542113689-20.5376323879645 5.03065115956633-21.6262005195258 4.7519753545821-18.6391719298217 3.94208302800325-20.7234162579516 3.75629915801619-18.7320638648143 2.94640683143189-20.8163081929451 1.76494676487891-18.9178477348023 1.85783869987063-19.91352393137 41.3224244022331-475.216221568164 3.34410965976895-35.8443430764664 2.87964998480129-30.8659620936241 4.6852185079515-28.6888258304998 4.12786689799032-22.7147686510889 2.01748748149657-10.8595462272597 3.10605561305965-11.7623304888357 3.29183948304853-13.7536828819721 4.19462374462091-12.6651147504099 8.66792329422606-28.3172580905248 10.8450595573486-30.1228266136759-210.552137150924-14.6218173008037-6.83621968271655 19.4490642564024-7.55322007430004 16.3691437317038-4.38040761460979 14.6564671435472-3.10605561305965 11.7623304888357-3.01316367806612 10.7666542922652-3.4776233530356 15.7450352751093-7.69838218601763 39.4554801227669-8.19181520080565-19.8467670847376-10.3689514639318-18.0411985615883-8.56338294078341-15.864062298464-10.5547353339171-16.0498461684501-9.93062687732527-11.974249447183-9.74484300733639-13.9656018403193-10.1164107473105-9.98289705404659-10.0235188123188-10.9785732506152-15.0947917301546-10.4473567290142-15.0947917301528-10.4473567290124-15.2805756001417-8.45600433587697-16.4620356666965-6.55754387773413-16.4620356666983-6.55754387773322-18.5462799948255-5.74765155115256-18.8249557998097-2.76062296144573-18.9178477348014-1.764946764878-25.1705807191938 0.664730214864903-24.3606883926132 2.74897454299662-21.6523356078869 6.01467893768313-1.99135239313728-0.185783869987063-20.9353352162998 9.09459946238258-21.2140110212786 12.0816280520867-8.52276118251029 5.23092169946267-10.8856813156217 9.02784261575016-8.70854505249736 7.22227409259904-7.89865272591487 9.30651842073075-8.89432892248442 9.2136264857354-8.08443659590193 11.297870813868-14.0846288636749 21.7858493011527-7.08876039933421 11.3907627488607-6.18597613775819 12.4793308804228-7.08876039933421 11.3907627488607-5.19029994119228 12.5722228154164-5.19029994118864 12.5722228154164-4.28751567961626 13.6607909469785-4.19462374462273 12.6651147504099-4.19462374462273 12.6651147504099-3.38473141804025 14.7493590785407-3.38473141804025 14.7493590785407-2.20327135148545 12.8508986203969-2.38905522147252 14.8422510135342-3.96821811636255 31.7687463551993-0.795405656670482 30.0560697670426-1.60529798325115 27.9718254389118 0.571838279871372 26.1662569157625 3.5588668695782 26.4449327207431 2.84186647799106 23.3650121960436 5.73600313270254 24.6393641975928 5.11189467610711 20.5637674763257 8.09892326581394 20.8424432813063 4.04946163290697 10.4212216406522 4.1423535679005 9.4255454440854 6.13370596103596 9.61132931407155 6.31948983102484 7.61997692093519 13.3559800536368 18.319874366568 15.6260082517547 15.5186296468501 17.7102525798855 14.7087373202685 20.7901731045858 13.9917369286813 7.4080579625861 6.71719265936008 14.4706832735592 6.37176000774616 23.9629855642761 12.2790603405247 100.923215174946 48.5850248404977 34.6367479215514 16.2879002151603 22.874417432713 13.1818446020989 17.9889283848661 11.7217087305635 18.8917126464421 12.8102768621247 18.6130368414597 15.7973054518325 19.5158211030357 16.8858735833928-1.57916289489185 16.9264953416641-2.57483909145958 16.8336034066715-1.39337902490297 14.9351429485278-3.29183948304853 13.7536828819721-1.64591974152245 6.87684144098512-1.55302780652892 5.8811652444183-1.55302780653074 5.88116524441739-3.54438019966801 5.69538137443033-1.27435200155014 2.89413665471147-2.54870400309665 5.78827330942477-2.3629201331114 3.79692091628658-2.3629201331114 3.79692091628749-2.3629201331114 3.79692091628658-3.2657043946856 2.70835278472532-2.17713626312434 1.8055685231493-3.35859632967913 3.70402898129305-3.17281245969389 1.71267658815668-3.35859632968095 3.70402898129305-8.33697731252323 3.2395693063263-7.24840918096015 2.33678504474938-9.14686963910208 1.15532497819549-10.1425458356734 1.06243304320105-9.95676196568456-0.928919349935313-13.9394667519591-1.30048708991035-12.7580066854043-3.19894754805409-10.766654292267-3.01316367806612-10.5808704222782-5.0045160712034-8.40373415915565-6.81008459435452-9.49230229071691-5.9073003327776-7.4080579625861-6.71719265936008-6.22659789603131-8.61565311750292-3.70402898129396-3.35859632968004-1.8055685231484-2.17713626312343-2.6154608497327-4.26138059125515-1.43400078317609-6.15984104939889-1.61978465316133-4.16848865626071-1.52689271816962-5.16416485283025-4.85935395948764-12.505465968783-2.96089350134571-11.3240059022282-1.7794334347891-13.222466360372-2.58932576136976-15.3067106885019zM8399.5009817352-7451.50386364689l-23.4985258893066-17.2574413233679-21.69295736616-15.0803050602426-22.6886335627278-15.173196995237-23.7772016942908-14.2704127336619-30.3753673302945-18.9033610648903-11.2049788788736-9.08011279247148-11.1120869438801-10.0757889890401-10.209302682304-8.98722085747613-7.12938215760732-9.704221249066-6.22659789602949-8.61565311750292-3.70402898129396-3.35859632968004-1.61978465316315-4.16848865626071-3.14667737133095-9.33265350909187-3.2395693063263-8.33697731252232-2.15100117476322-9.23976157409743-0.624108456593604-4.07559672126718-1.43400078317609-6.15984104939798-1.61978465316315-4.16848865626162 0.464459674967657-4.97838098284228-0.624108456593604-4.07559672126808-0.438324586606541-6.06694911440536 0.464459674967657-4.97838098284228-0.624108456593604-4.07559672126808 0.557351609961188-5.97405717941001 0.557351609961188-5.97405717941183 1.02181128492884-10.9524381622541 1.55302780653074-5.88116524441648 0.464459674967657-4.97838098284228 1.55302780653074-5.8811652444183 1.55302780652892-5.88116524441739 1.46013587153539-4.88548904784875 1.36724393654367-3.88981285128011 1.55302780653074-5.8811652444183 1.36724393654185-3.88981285128011 2.45581206810493-4.79259711285522 1.36724393654367-3.88981285128102 4.91162413620987-9.58519422571135 4.63294833122927-6.59816563600543 2.3629201331114-3.79692091628567 3.35859632967913-3.70402898129396 2.3629201331114-3.79692091628658 4.16848865626162-1.61978465316315 3.35859632968095-3.70402898129305 2.17713626312252-1.80556852315021 3.17281245969389-1.71267658815668 4.1684886562598-1.61978465316133 6.34562491938596-3.42535317631336 9.1468696391039-1.15532497819549 8.15119344253435-1.24821691318721 7.96540957254911 0.743135479948251 9.95676196568456 0.928919349936223 8.77530189912977 2.82737980807815 8.68240996413624 3.82305600464861 7.59384183257498 4.72584026622189 8.58951802914271 4.81873220121724 7.50094989757781 5.72151646279053 7.22227409260086 8.70854505249736 8.3108422241603 7.80576079092134 6.22659789603313 8.61565311750383 7.12938215760551 9.70422124906509 6.13370596103596 9.61132931407155 3.86367776291991 12.4125740337904 6.13370596103778 9.61132931407155 2.86800156635036 12.319682098796 2.96089350134571 11.3240059022291 3.95656969791344 11.4168978372209 1.87232536978081 12.2267901638033 1.7794334347891 13.2224663603711 0.597973368234307 15.1209268185148 1.59364956480204 15.2138187535093-0.490594763328772 16.0237110800899-0.583486698324123 17.0193872766586-0.583486698320485 17.0193872766577-1.76494676487891 18.9178477348023zM8732.30085735132-7638.39753071428l218.784574110006 55.5635683834662 5.56186768116459-16.5549276016891 4.65908341958857-17.6434957332531 6.18597613776001-12.4793308804228 6.46465194273878-15.4663594701287 6.0930842027683-11.4836546838551 6.09308420276466-11.4836546838533 2.45581206810493-4.79259711285522 3.54438019966619-5.69538137443124 3.35859632967913-3.70402898129305 3.35859632968277-3.70402898129305 7.71286885592781-7.31516602759257 7.52708498594075-5.32381363445711 7.52708498594075-5.32381363445529 9.33265350909096-3.14667737133186 8.33697731252141-3.2395693063263 9.1468696391039-1.15532497819368 10.1425458356716-1.06243304320196 10.0496539006799-0.0667568466324155 11.9481143588218 1.11470321992329 7.77962570256022 2.73448787308553 0.995676196569548 0.0928919349935313 10.5808704222782 5.0045160712034 7.77962570256204 2.73448787308553 8.40373415915565 6.81008459435361 7.50094989757963 5.72151646279053 6.22659789603131 8.61565311750383 3.61113704630043 4.35427252624868 2.61546084972906 4.26138059125424 4.23524550289403 8.42986924751585 2.24389310975857 8.24408537752879 1.61978465316315 4.16848865626253 2.61546084973088 4.26138059125424 0.717000391587135 3.07992052469945 0.624108456595423 4.07559672126718 0.624108456591785 4.07559672126808 0.624108456595423 4.07559672126718 0.438324586606541 6.06694911440445 0.624108456595423 4.07559672126808-0.371567739974125 3.98270478627364 0.438324586606541 6.06694911440445-0.371567739974125 3.98270478627455-0.464459674967657 4.97838098284228-0.557351609963007 5.97405717941092-0.371567739974125 3.98270478627455-1.55302780652892 5.88116524441739-0.557351609961188 5.97405717941092-1.36724393654367 3.88981285128102-1.55302780652892 5.88116524441739-2.3629201331114 3.79692091628658-1.36724393654549 3.88981285128102-2.36292013310958 3.79692091628658-1.4601358715372 4.88548904784966-2.3629201331114 3.79692091628658-2.3629201331114 3.79692091628658-3.35859632967913 3.70402898129305-2.17713626312434 1.80556852315021-6.71719265935826 7.40805796258701-3.17281245969389 1.71267658815577-3.17281245969389 1.71267658815668-8.52276118250848 5.23092169946176-9.23976157409743 2.15100117476322-11.5097897722153 4.95224589448208-11.5097897722153 4.95224589448117-17.4838469516253 4.39489428452089-36.9590462963915 8.60400469905289-55.6243533145698 14.8973594417166-46.4774836754696 13.7420344635229-38.5120741029186 14.4851699434712-14.6826022319074 6.66492248263694-13.6869260353415 6.75781441763138-11.6955736422005 6.94359828761935-12.0671413821765 10.926303073893-10.9785732506134 10.0235188123179-10.075788989041 11.1120869438801-11.4430329255829 15.0018997951611-9.35878859745208 14.1920074685786-9.45168053244561 15.1876836651472-9.7303563374262 18.1747122548531-9.73035633742438 18.1747122548531-8.01767974927134 21.3475247145452-6.74332774771938 18.4533880598347-7.11489548769532 22.4360928461083-4.93775922457098 20.6305243229581-4.22075883298385 23.7104448476575-4.1278668979885 22.7147686510889-2.32229837483828 24.8919049142123-1.51240604825944 26.976149242344-0.330945981702826 25.0776887842003-0.145162111713944 23.0863363910621 1.84619028141969 23.2721202610501 2.74897454299753 24.3606883926122 4.02332654454585 21.4665517379008 5.01900274111358 21.5594436728943 6.10757087267848 20.6566594113183 7.19613900423792 19.7538751497441 8.37759907079453 17.8554146916003 9.46616720235579 16.9526304300261 9.46616720235579 16.9526304300261 10.7405192039059 14.0584937753129 11.6433034654801 15.1470619068759 12.8247635320367 13.2486014487331 13.010547402022 11.2572490555949 15.0018997951611 11.4430329255829 16.2762517967112 8.5488962708705 17.271927993279 8.64178820586312 18.3604961248384 7.73900394428893 20.5376323879645 5.93343542114053 21.5333085845323 6.02632735613224 46.6109973687344 6.35727333783507 37.7428035346093 4.52556972632556 11.1382220322412-0.969541108208432 42.282859930845-1.07691971311215 19.2894154747755-2.21775802139564 17.2051711466484-1.40786569481497 15.492494558488-4.58067815450704 13.5940341003461-5.76213822106365 13.6869260353396-6.75781441763047 11.8813575121876-8.93495068075663 12.7841417737673-7.84638254919355 11.0714651856069-11.0191950088856 10.9785732506134-10.0235188123188 11.2572490555976-13.0105474020229 8.08443659590193-11.2978708138671 2.08424432812899-0.809892326581576 9.45168053244561-15.1876836651472 10.3544647940216-14.099115533586 8.54889627086959-16.2762517967094 8.827572075852-19.2632803864153 8.92046401084372-20.258956582984 8.92046401084554-20.258956582984 8.2034636192584-23.3388771076825 9.29203175081784-24.2416613692585 7.30067935768238-24.4274452392447-65.3169261451858-21.158902593098-144.666210977328-42.6226160795368-3.29183948304671 13.7536828819721-3.10605561305965 11.7623304888357-3.82305600464861 8.68240996413442-3.91594793964214 9.67808616070488-4.91162413620805 9.58519422571135-2.3629201331114 3.79692091628658-2.3629201331114 3.79692091628749-2.36292013311322 3.79692091628658-2.27002819811787 2.80124471971885-3.17281245969207 1.71267658815577-2.3629201331114 3.79692091628658-7.71286885592781 7.31516602759348-7.52708498594075 5.3238136344562-1.18146006655661 1.89846045814375-6.34562491938414 3.42535317631155-7.43419305094903 4.32813743788847-9.33265350909096 3.14667737133095-9.1468696391039 1.15532497819549-9.1468696391039 1.15532497819459-8.96108576911684-0.836027414941782-8.96108576911684-0.836027414942691-8.77530189912977-2.82737980807906-6.7839495059925-2.64159593809291-7.77962570256022-2.73448787308553-6.59816563600361-4.63294833122836-2.80124471971794-2.27002819811878-1.80556852315021-2.17713626312434-2.80124471971976-2.27002819811696-3.61113704629861-4.35427252624868-1.80556852315021-2.17713626312343-1.61978465316315-4.16848865626162-3.5182451113069-5.34994872281641-2.24389310975675-8.2440853775297-2.24389310975494-8.24408537752879-1.80556852315021-2.17713626312434-1.61978465316315-4.16848865626071-0.624108456595423-4.07559672126808-0.624108456593604-4.07559672126718 0.371567739974125-3.98270478627455-0.717000391587135-3.07992052469854 0.371567739974125-3.98270478627455-0.43832458660836-6.06694911440445 0.371567739975944-3.98270478627364 0.371567739974125-3.98270478627455 0.557351609961188-5.97405717941092 0.371567739974125-3.98270478627455 1.36724393654367-3.88981285128011 0.464459674967657-4.97838098284228 1.36724393654185-3.88981285128102 1.36724393654185-3.88981285128011 1.36724393654549-3.88981285128102 1.36724393654185-3.88981285128011 2.3629201331114-3.79692091628749 1.36724393654367-3.88981285128011 2.36292013310958-3.79692091628749 2.17713626312434-1.8055685231493 2.27002819811787-2.80124471971885 2.17713626312434-1.8055685231493 2.3629201331114-3.79692091628658 3.17281245969207-1.71267658815668 7.52708498594075-5.3238136344562 8.33697731252505-3.23956930632539 9.51843737907802-5.13802976446914 12.319682098796-2.86800156635036 27.7192847222905-6.45300352429058 35.5918023598479-4.71419184777278 2.98702858970501 0.278675804981503 50.0886207217682-9.38776193727426 46.1988078704871-10.7550058738161 20.5637674763238-5.11189467610802 18.8510908881708-8.284707135801 16.8597384950317-8.47049100578806 15.7711703634704-7.56770674421296 15.0541699718815-10.6476272689124 13.062817578746-10.8334111388986 1.18146006655479-1.89846045814375 10.9785732506152-10.0235188123179 12.2529252521636-12.9176554670303 11.3501409905894-14.0062235985915 11.6288167955681-16.9932521882974 9.54457246744096-16.1833598617159 8.82757207585019-19.2632803864153 8.73468014085847-18.2676041898476 7.02200355270179-21.4404166495387 6.74332774771938-18.4533880598337 6.02632735613406-21.5333085845332 4.93775922456916-20.630524322959 4.22075883298385-23.7104448476557 4.03497496299678-21.7190924545212 2.13651450485122-22.9005525210759 2.22940643984657-23.8962287176437 0.238054046709294-24.0820125876326-0.664730214866722-25.1705807191938-0.943406019847316-22.1835521294879-1.84619028142333-23.2721202610501-3.74465073956344-24.4535803276058-3.74465073956526-24.4535803276058-6.01467893768313-21.6523356078869-5.9217870026896-22.6480118044565-7.91313939582506-22.8337956744435-8.19181520080747-19.8467670847376-10.2760595289383-19.036874758156-11.271735725506-19.1297666931496-2.80124471971794-2.27002819811787-9.74484300733639-13.9656018403202-13.4488719886322-17.3241981700003-14.630332055187-15.4257377118565-15.9046840567335-12.5316010571441-17.803144514879-13.7130611237008-20.1660646479904-9.91614020741326-20.258956582984-8.92046401084463-23.3388771076825-8.20346361925658-23.5246609776696-6.21211122612112-22.7147686510889-4.12786689798941-3.88981285128102-1.36724393654185-27.8789335039182-2.6009741798207-39.1100474711529-0.635756875044535-36.308802751435 1.63427132307424-33.5075580317171 3.90429952119212-30.7992052469908 7.17000391587681-28.0908524622664 10.4357083105642-25.382499677542 13.7014127052498-11.6955736422024 6.94359828761844-10.8856813156199 9.02784261575016-11.8813575121912 8.93495068075572-8.8943289224826 9.21362648573631-18.8772259765301 19.3300372330486-16.3546570617928 24.5870940208706-16.4475489967863 25.5827702174392-13.7391962120619 28.8484746121267-12.8364119504859 29.9370427436879-11.2166272973227 34.1055313999504-10.1280591657596 33.2027471383735zM9744.28706932148-6288.5557226559l662.644238821216 110.03005388099 29.7776893746668-340.70704309642-413.963243725793-62.7250575449616 21.5103071602389-252.091861601823 385.645985635267 54.0571342507374 28.3843103497657-325.771900147892-386.110445310236-49.0787532678951 27.9866075214286-310.74386526437 429.296089502657 49.0904016863442 31.7284200095328-361.616243224359-680.670950712893-67.5207883218836zM11149.760859211-6055.9929871766l146.647392015046-1636.45334257204-209.437433931003-26.5699316596247-15.2604124273075 174.336226334483-8.44435591742695-27.9050685922793-8.5372478524223-26.9093923957098-9.00170752738813-21.9310114128693-6.91746319925733-22.7409037394491-9.37327526736226-17.9483066265939-7.56770674421387-15.7711703634695-8.56338294078159-15.864062298464-7.93927448418799-11.7884655771968-11.7361954004718-14.1513857103064-11.9219792704625-12.1600333171709-12.2006550754413-9.17300472746501-12.2935470104367-8.17732853089547-14.2848994035739-8.36311240088344-12.5722228154136-5.19029994119046-14.6564671435481-4.38040761460979-14.9351429485268-1.39337902490388-28.9675016354813-1.69818991824468-14.3110344919332 2.6822176963633-13.222466360372 1.7794334347891-14.4968183619221 4.67357008950148-12.6912498387701 6.85070635262491-12.8770337087572 8.84205874576219-11.9742494471848 9.93062687732436-13.0628175787442 10.8334111388995-11.0714651856069 11.0191950088865-12.2529252521654 12.9176554670294-2.45581206810493 4.79259711285613-8.08443659590193 11.2978708138662-10.5402486640087 16.0904679267232-11.8146006655552 18.9846045814338-9.73035633742802 18.1747122548541-10.1019240773985 22.1574170411259-19.2081719582347 44.4077260172489-17.588387305068 48.5762146735096-14.7871425853518 50.8462428716266-14.9729264553389 52.8375952647648-11.1760055390496 55.2005153978744-10.3661132124726 57.2847597260061-7.56486849275098 59.554787924124-7.0336519711509 64.6260608419607-5.59965118797481 70.7859018913578-2.14816292330397 66.0861967134961-0.873810921753829 63.1920600587846 3.66624547448191 57.5895706193478 4.94059747603387 54.6954339646363 3.65175880456991 25.4492565241744 3.55886686958002 26.4449327207421 4.83321887112652 23.5507960660316 4.83321887112652 23.5507960660307 6.91746319925915 22.7409037394491 6.20046280766837 19.6609832147515 14.5780618784647 37.5163979063509 8.37759907079453 17.8554146916013 7.56770674421205 15.7711703634695 0.995676196569548 0.0928919349935313 8.47049100578806 16.8597384950326 8.74916681076866 13.8727099053258 10.926303073893 12.0671413821765 8.93495068075572 11.8813575121894 10.926303073893 12.0671413821774 10.1164107473105 9.98289705404568 11.2978708138671 8.08443659590193 11.4836546838542 6.09308420276648 12.4793308804237 6.1859761377591 12.4793308804237 6.18597613775819 25.5160133708068 6.39789509610819 12.850898620396 2.20327135148455 13.1295744253785-0.78375723822046 11.0453300972476 0.0261350883611158 13.3153582953655-2.77510963135683 12.4125740337895-3.86367776292082 11.5097897722135-4.95224589448117 12.4125740337913-3.86367776291991 10.6998974456328-7.03649022261197 10.6998974456346-7.03649022261197 11.8813575121894-8.93495068075663 11.0714651856069-11.0191950088856 11.0714651856106-11.0191950088874 10.2615728590263-13.1034393370164 10.2615728590263-13.1034393370173 10.5402486640069-16.0904679267223 9.45168053244561-15.1876836651472-50.6783747482223 564.734187324336zM11019.752001615-7127.70362766992l-3.06543385478835 32.8573144867614-4.96389431293028 31.6758544202057-4.6852185079515 28.6888258304998-6.30500316111466 24.5203371742391-6.30500316111284 24.5203371742382-3.19894754805318 12.7580066854043-3.91594793964032 9.67808616070306-3.01316367806794 10.766654292267-3.73016406965507 7.6867337675676-4.91162413620805 9.58519422571044-3.82305600464861 8.68240996413624-9.45168053244561 15.1876836651472-4.54005639623574 5.6024894394368-4.54005639623574 5.6024894394368-4.63294833122745 6.59816563600634-4.54005639623574 5.60248943943589-5.34994872281823 3.51824511130599-5.53573259280347 5.50959750444326-4.35427252624868 3.61113704630043-5.07127291783581 0.531216521600072-4.35427252624868 3.61113704629952-6.15984104939889 1.43400078317609-5.16416485282934 1.52689271816871-4.97838098284228-0.464459674967657-6.15984104939889 1.43400078317518-5.88116524441648-1.55302780652983-4.97838098284228-0.464459674967657-3.98270478627455-0.371567739974125-4.79259711285522-2.45581206810493-3.70402898129396-3.35859632968095-4.79259711285522-2.45581206810493-3.79692091628749-2.36292013311049-4.51392130787463-5.44284065781085-2.61546084973088-4.26138059125424-3.51824511130508-5.34994872281732-4.60681324286816-4.44716446124221-3.33246124131983-7.34130111595368-2.61546084973088-4.26138059125424-3.42535317631336-6.34562491938686-2.15100117476322-9.23976157409652-6.57203054764432-15.678278428476-2.15100117476322-9.23976157409743-2.05810923976969-10.235437770667-2.15100117476322-9.23976157409743-1.06243304320014-10.1425458356716-1.77943343479092-13.222466360372-0.78375723821955-13.1295744253775-1.66040641143445-25.2634726541874-0.200270539899066-30.1489617020361 0.888297591664013-31.0517459636112 1.16697339664643-34.0387745533171 3.52989352975601-37.8356954696037 3.25121772477542-34.8486668798978 4.96389431293028-31.6758544202048 4.87100237793857-30.6801782236371 4.49943463796262-26.6974734373625 6.30500316111466-24.5203371742391 3.19894754805318-12.7580066854034 3.91594793964214-9.67808616070488 3.01316367806612-10.7666542922661 3.91594793964032-9.67808616070488 3.73016406965507-7.68673376756669 3.73016406965507-7.6867337675676 9.35878859745026-14.1920074685795 8.270220465889-13.2892232070035 4.54005639623756-5.6024894394368 3.45148826467266-4.6997051778626 4.54005639623574-5.6024894394368 5.34994872281641-3.51824511130508 4.35427252624868-3.61113704630043 5.16416485282934-1.52689271816871 4.35427252624868-3.61113704630043 4.16848865626162-1.61978465316224 6.15984104939707-1.43400078317518 3.88981285128102 1.36724393654276 5.16416485282934-1.52689271816962 4.9783809828441 0.464459674968566 10.9524381622541 1.02181128492884 4.69970517785987 3.45148826467357 4.79259711285522 2.45581206810493 4.79259711285704 2.45581206810493 4.79259711285522 2.45581206810493 4.51392130787463 5.44284065781085 3.61113704630043 4.35427252624777 4.51392130787463 5.44284065781085 4.60681324286816 4.4471644612413 3.42535317631336 6.34562491938596 3.3324612413162 7.34130111595368 2.42967697974564 6.25273298439242 3.33246124131801 7.34130111595368 4.23524550289585 8.42986924751676 2.15100117476322 9.23976157409652 2.24389310975494 8.24408537752879 1.96521730477798 11.2311139672347 1.96521730477616 11.2311139672338 3.05378543633742 10.3283297056596 0.969541108206613 11.1382220322412 1.77943343479092 13.222466360372 1.47462254144557 27.2548250473237 0.200270539899066 30.1489617020361 0.014486669910184 32.1403140951734-1.16697339664461 34.0387745533171zM11294.2006645601-6032.47400270186l28.6888258305007 4.68521850794969 192.113235761002 40.0188036482559 28.3581752614027-314.726570050645-192.391911565981-37.0317750585491-28.7817177654942-3.68954231138287zM11334.475142589-6485.69245601052l28.6888258304971 4.68521850795059 193.573371632539 35.1333146004072 108.044968815984-1201.15706080161-194.595182917468-24.1808764381531-28.7817177654924-3.68954231138196zM11922.9396425212-5903.51161441616l42.1061816404526-462.086647142785 121.353468958007 23.3738223630326 30.7733655712345-340.614151161426-121.446360892998-22.3781461664639 39.2265316556532-431.220685049162 3.43700159476248-36.8400192730351 2.38905522147252-14.8422510135342 2.20327135148364-12.8508986203969 2.20327135148545-12.8508986203969 1.92459554650486-9.86387003069194 0.464459674967657-4.97838098284228 1.36724393654367-3.88981285128102 1.18146006655479-1.89846045814375 1.36724393654367-3.88981285128011 2.45581206810493-4.79259711285431 2.36292013310958-3.79692091628749 1.36724393654367-3.88981285128011 2.36292013311322-3.79692091628749 2.17713626312434-1.80556852315021 2.36292013310958-3.79692091628658 2.17713626312434-1.80556852315021 2.45581206810493-4.79259711285522 3.07992052469854-0.717000391588044 1.99135239313728 0.185783869987972 3.17281245969389-1.71267658815668 4.1684886562598-1.61978465316224 2.98702858970682 0.278675804980594 3.17281245969207-1.71267658815668 5.8811652444183 1.55302780652983 5.97405717941001 0.557351609962097 7.68673376756851 3.73016406965326 7.68673376756669 3.73016406965507 7.50094989758145 5.72151646279053 16.9932521882947 11.6288167955699 19.5158211030357 16.8858735833928 46.0278060830169-321.112816728302-38.1549930328565-21.6378489379758-38.3407769028418-19.6464965448395-37.9953442512306-12.5838712338664-36.3755595980674-8.41538257760476-20.8163081929451-2.94640683143371-18.0150634732272-0.676378633315835-17.2051711466447 1.40786569481315-17.2051711466465 1.40786569481497-14.4039264269268 3.67789389293284-14.6826022319074 6.66492248263785-12.6912498387701 6.85070635262491-5.34994872281823 3.51824511130599-5.53573259280529 5.50959750444417-9.89000511905033 9.12073455074187-11.0714651856088 11.0191950088874-9.35878859745208 14.1920074685786-9.26589666245854 13.1963312720109-9.7303563374262 18.1747122548522-7.55322007430186 16.3691437317038-6.92911161770826 20.444740452971-7.02200355269997 21.4404166495397-6.11921929112759 22.5289847811009-7.57935516266298 27.4144738289506-5.95957050949983 31.5829624852122-5.14967818291916 33.667206813343-5.61413785788682 38.6455877961844-5.98570559786094 42.6282925824598-8.63894995440205 92.5978862808715-38.7620719806837 426.242304066319-81.8979888352387-15.6754401770158-30.4946897662558 337.627122571721 81.8979888352387 15.6754401770158-20.6220095685767 221.040115638211zM12157.4024950597-5854.52007658033l220.709169656509 45.6996983527752 29.0084188063574-321.696303426625-220.894953526495-43.7083459596388zM12199.8802444401-6320.58942850939l220.894953526496 43.7083459596379 113.447187715523-1226.76596610741-222.540873268019-36.8315045186519zM12592.8448251797-6872.47242180073l-5.5067592529831 69.79022569479-1.24537866172432 67.1747648450582 0.107378604903715 31.1446378986057 0.107378604903715 31.1446378986047 3.09440719461054 31.4233137035844 2.28451486802805 29.3390693754554 3.00151525961701 32.4189899001531 3.46597493458466 27.4406089173126 0.159648781625947 9.05397770411037 5.11189467610893 20.5637674763248 5.36443539272659 28.6220689838674 6.63878739427673 25.727932329155 7.63446359084628 25.8208242641485 16.1717114432649 52.7302166598602 8.81592365740289 23.9223638060057 10.7143841155448 25.1038238725596 9.28038333236873 18.9439828231634 12.174519987082 20.2183348247117 11.0859518555171 21.1211190862869 12.3603038570691 18.2269824315754 13.6346558586192 15.332845776863 12.7318715970414 14.2442776453008 28.7294475887702 25.7802025058763 32.088043918453 22.0761735245833 33.6410717249819 16.1950082801668 37.2783438596434 9.50395070916784 42.7211845174497 4.9900294012923 39.2958313411418-1.35559551809365 39.1361825595141-10.4095732222031 17.7625227566059-7.38192287422589 17.948306626593-9.37327526736226 18.0411985615901-10.3689514639318 16.1427381034428-11.5504115304866 16.421413908427-14.5374401201925 16.7000897134039-17.5244687098984 14.8016292552638-18.7059287764532 14.8945211902555-19.7016049730228 14.0846288636749-21.7858493011536 14.2704127336619-23.777201694289 19.9251723498201-41.3278054925495 19.022388088244-42.4163736241107 16.592711108502-48.6691066085023 15.7828187819196-50.753350936634 11.800113995645-51.1249186766081 11.4546813440338-58.1875439875803 8.46765275432699-58.4662197925618 6.75497616617031-61.6390322522548 5.59965118797481-70.7859018913587 2.2410548582975-67.0818729100647-1.21043340637698-62.3821677322039-2.00583906304928-32.3260979651595-3.09440719460872-31.4233137035853-2.19162293303634-30.3347455720232-4.46165113115239-27.5335008523061-5.27154345773488-29.6177451804351-5.36443539272659-28.6220689838674-5.64311119771082-25.6350403941615-7.4486797208574-27.8121766572858-16.3574953132538-50.738864266722-8.81592365740107-23.9223638060048-9.00170752738813-21.9310114128693-10.9001679855319-23.1124714794241-12.1745199870802-20.2183348247117-11.1788437905143-20.1254428897182-12.6389796620479-15.2399538418695-12.3603038570691-18.2269824315745-14.7232239901787-14.4300615152888-29.7251237853416-25.8730944408699-32.0880439184511-22.0761735245833-34.6367479215496-16.2879002151603-38.2740200562112-9.59684264416137-33.7600987483365-4.15400198634961-33.1359902917411-0.0784052650824378-31.7948814435604 7.07711198088418-30.0822048554037 10.2499244405772-29.6438802687953 16.3168735549816-28.1169875506293 21.481038407811-26.4972028974626 25.6495270640726-25.9659863758643 30.7207999819084-15.0803050602444 21.6929573661591-14.0846288636749 21.7858493011527-14.2704127336601 23.7772016942908-12.2790603405247 23.9629855642761-12.37195227552 24.9586617608466-10.5663837523662 27.1357980239691-6.55754387773413 16.4620356666974-4.19462374462273 12.6651147504099-8.57503135923071 27.321581893957-9.94227529577438 31.2113947452372-8.85370716421312 30.308610483663-6.95524670606937 31.4900705502187-7.04813864106109 32.4857467467855-5.24257011791269 34.6628830099116-5.24257011791269 34.6628830099107zM12814.7354549027-6828.67118390609l3.71567739974307-39.8270478627419 5.42835398789975-36.654235403048 5.24257011791269-34.6628830099107 6.86235477107584-30.4943943536491 6.76946283608231-29.4987181570814 3.19894754805318-12.7580066854034 5.19029994118864-12.5722228154164 4.00883987463749-10.6737623572735 3.91594793964032-9.67808616070397 4.00883987463385-10.6737623572726 5.0045160712034-10.58087042228 4.72584026622462-7.59384183257407 4.72584026622098-7.59384183257316 5.81440839778588-8.49662609414827 4.72584026622098-7.59384183257407 4.54005639623756-5.6024894394377 5.53573259280347-5.50959750444235 5.53573259280347-5.50959750444326 5.34994872281823-3.51824511130599 5.34994872281641-3.5182451113069 5.34994872281641-3.51824511130508 5.16416485282934-1.52689271816962 5.34994872281641-3.5182451113069 7.06262531097309-0.345432651613009 4.97838098284228 0.464459674968566 5.07127291783763-0.531216521600982 5.97405717941001 0.557351609961188 11.5765466188477 5.09740800619693 5.97405717941183 0.557351609961188 4.69970517786169 3.45148826467448 5.69538137443124 3.54438019966619 4.51392130787463 5.44284065781085 4.51392130787463 5.44284065781085 4.51392130787463 5.44284065780994 4.51392130787463 5.44284065781085 4.32813743788756 7.43419305094812 4.51392130787463 5.44284065780994 3.14667737133095 9.33265350909096 3.33246124131983 7.34130111595368 3.14667737133277 9.33265350909096 7.19613900423792 19.7538751497441 2.96089350134571 11.3240059022282 1.87232536978081 12.2267901638024 1.96521730477616 11.2311139672356 1.96521730477616 11.2311139672329 1.68654149979557 14.2181425569406 0.505081433240775 16.1166030150835 3.28019106459578 29.4319613104481-0.0784052650815283 33.135990291742-1.53854113662055 38.0214793395908-1.53854113661873 38.0214793395917-3.90146126973013 41.8184002558774-3.62278546474954 38.8313716661723-5.33546205290622 35.6585592064785-5.24257011791087 34.6628830099116-5.77378663951458 29.5916100920749-7.57935516266298 27.4144738289506-3.19894754805318 12.7580066854034-5.19029994119046 12.5722228154154-4.00883987463567 10.6737623572735-4.00883987463385 10.6737623572735-3.91594793964032 9.67808616070397-5.00451607120522 10.58087042228-9.54457246743914 16.1833598617159-5.72151646279053 7.50094989757963-4.81873220121815 8.58951802914271-4.54005639623392 5.6024894394368-5.53573259280347 5.50959750444326-4.54005639623574 5.6024894394368-6.34562491938596 3.42535317631246-4.35427252624868 3.61113704630043-5.34994872281641 3.51824511130508-5.07127291783581 0.531216521600982-5.34994872281641 3.5182451113069-6.15984104940071 1.43400078317518-4.88548904784693-1.4601358715372-6.15984104939889 1.43400078317609-4.88548904784875-1.4601358715372-5.88116524441648-1.55302780652983-5.78827330942477-2.54870400309755-5.88116524441648-1.55302780652983-4.69970517786351-3.45148826467448-4.51392130787463-5.44284065780994-6.69105757099896-3.63727213466063-4.51392130787463-5.44284065780994-3.61113704630043-4.35427252624959-4.51392130787463-5.44284065780994-4.23524550289221-8.42986924751585-4.32813743788756-7.43419305094812-4.32813743788756-7.43419305094722-3.14667737133277-9.33265350909096-3.14667737133277-9.33265350909096-7.19613900423792-19.7538751497441-2.96089350134389-11.3240059022282-1.87232536978263-12.2267901638024-1.96521730477616-11.2311139672347-1.96521730477616-11.2311139672347-1.68654149979739-14.2181425569397-1.68654149979375-14.2181425569397-2.09873099804099-31.3304217685918-1.10305480147326-31.2375298335983 1.35275726663167-36.0301269464544 1.4456492016252-37.0258031430221zM13303.9834443326-6098.06499392493l205.959810577968 42.314966934734 18.6712789337107-200.130915510272 8.16568011244453 30.8920971819853 10.1570325055836 31.0778810519723 8.63013978741401 25.9137161991421 9.53292404899003 27.0022843307042 9.99738372395586 22.023903347862 9.99738372395768 22.023903347861 10.3689514639318 18.0411985615883 9.37327526736226 17.9483066265948 11.5504115304866 16.1427381034446 11.829087335469 13.1557095137377 12.0148712054543 11.1643571206023 14.0991155335851 10.3544647940207 13.1963312720109 9.26589666245764 15.3734675351352 7.46032813930833 16.55492760169 5.56186768116459 15.7450352751093 3.47762335303469 22.9005525210759 2.13651450485213 21.0949839979257-0.0406217582712998 21.5594436728934-5.01900274111449 9.42554544408449-4.1423535679005 10.5141135756458-5.0451378294747 9.7042212490669-7.12938215760642 8.70854505249736-7.22227409259904 9.70422124906509-7.12938215760642 7.89865272591487-9.30651842073075 8.89432892248442-9.2136264857354 9.17300472746501-12.2006550754422 8.08443659590193-11.2978708138671 7.18165233432774-12.3864389454293 8.36311240088253-14.284899403573 7.27454426932309-13.382115141997 6.65043581272585-17.457711863266 6.55754387773231-16.4620356666974 6.7433277477212-18.4533880598328 6.83621968271473-19.4490642564033 10.964086580705-42.1638329074913 10.2470861891143-45.2437534321898 8.72019347094647-50.4079182850201 7.10040881778514-54.5764069412817 6.56919229618325-59.6476798591175 73.570412514915-788.575547682265-221.890629723062-43.8012378946314-63.4451916006165 680.046842256297-2.6009741798207 27.8789335039182-3.50375844139489 26.790365372357-4.22075883298385 23.7104448476575-3.8491910930079 19.7277400613821-4.75197535458392 18.6391719298208-2.82737980807906 8.77530189912977-1.83170361151133 8.8681938341233-2.73448787308553 7.77962570256113-2.641595938092 6.7839495059925-4.54005639623574 5.6024894394368-2.64159593809018 6.7839495059925-2.54870400309846 5.78827330942295-3.35859632968277 3.70402898129396-3.54438019966619 5.69538137443033-3.45148826467266 4.69970517786169-3.35859632967913 3.70402898129396-3.35859632968095 3.70402898129305-4.1684886562598 1.61978465316315-3.35859632968095 3.70402898129305-4.07559672126808 0.624108456593604-3.17281245969207 1.71267658815668-8.33697731252141 3.23956930632539-9.05397770411219 0.159648781625947-8.86819383412148-1.83170361150951-4.9783809828441-0.464459674968566-4.88548904784693-1.4601358715363-4.69970517786351-3.45148826467448-4.79259711285522-2.45581206810493-3.70402898129214-3.35859632967913-3.70402898129396-3.35859632968004-3.5182451113069-5.34994872281641-5.50959750444417-5.53573259280438-3.61113704629861-4.35427252624868-2.52256891473917-5.25705678782288-3.51824511130508-5.34994872281732-3.33246124131801-7.34130111595459-2.33678504475029-7.24840918096015-4.32813743788938-7.43419305094722-4.48778621951169-16.4881707550576-2.05810923976969-10.2354377706652-2.15100117476504-9.23976157409743-0.969541108208432-11.1382220322421-1.96521730477434-11.2311139672338-0.876649173214901-12.1338982288098-0.783757238221369-13.1295744253775-1.47462254144557-27.2548250473237-0.014486669912003-32.1403140951743 1.25986533163814-35.0344507498849 2.53421733318828-37.9285874045972 3.71567739974307-39.827047862741 55.2707013211802-592.427336958268-220.894953526495-43.7083459596379z"/>
          <dr3d:extrude draw:style-name="gr8" draw:layer="layout" svg:viewBox="5858.9075913015 -8013.39334940803 8176.13100910424 2210.60588084187" svg:d="M5866.44177454762-6706.58456459055l276.266766124449 20.7526850103804 3.47950961972674 0.261374786919987 1.44568655550665-3.17573524655836 173.405516664128-380.919369499649 67.1373555411601 273.797484908114 0.00598320304834488 0.024400513443652 0.00622810399090668 0.0243391555395647 32.384044644803 126.555417317645 0.890115289613277 3.4785312697486 3.58059386287914 0.268016067699136 272.284061338174 20.3811172704054 7.19848512280078 0.538823935326946-2.02629495780093-6.92839433349855-193.624545772965-662.049323369854 336.856772458931-689.880798904908 3.55129449453034-7.27303139892047-8.09335349029789 0.0794203856239619-282.478877350566 2.77197596729093-3.17498736943071 0.031156271814325-1.32197095346874 2.88685093267759-71.894807976505 157.000116316511-119.314006482707 260.471930524788-119.261680764103-401.45547396-1.1192980972337-3.76775126133271-3.9255049325775 0.197961668141033-279.517983849222 14.0959818695192-6.54651953461962 0.330138402537159 2.0488832933097 6.2263943524631 216.877253545531 659.072828141498-309.187087858244 598.923383031424-3.46581371896264 6.7135949689773zM6833.19476551592-8000.57066778127l-334.154824167484 684.347223812158-0.84934620308286 1.73945630616981 0.543370151134695 1.85791444706683 192.141620966298 656.978843483422-261.504982352495-19.5742772673793-31.4877012511979-123.052546892357-70.5648660658962-287.775452220118-3.43349372778448-14.0023678254483-5.97330466097446 13.121540127785-177.933134769596 390.865174380876-265.2530732586-19.9253553172275 306.683507253848-594.073720726106 0.962233114566516-1.8639326636594-0.655674574612021-1.99254319743159-215.484044826833-654.838976986466 269.045959382025-13.567881798841 121.934903617872 410.454005096611 3.79252095100219 12.7662823979435 5.54623392209305-12.1078681323042 124.860361063467-272.580062064525 0.000120658701234788-0.00026340750628151 0.000120631820209383-0.000263429450569674 70.5729576548902-154.113528813357zM6972.78320170715-7017.15233936435l-143.746357318566-7.59389012455904 85.2372508256922-977.585752645946 145.11314297063-1.06036860204404 70.7530528682373 1.93425085547642-43.2181846802168 505.855061388097-2.59916344836711 27.8595249061045-0.0185487563221614 0.19881763844478-0.00263492692829459 0.199663634336503-0.329745732202355 24.986738946146-1.13633091030715 22.9025984490117-0.0169247758585698 0.341116607684853 0.0296174719587725 0.340249604601013 1.93404113088673 22.2185313783439 1.21838854453927 19.1385093049239 0.00986143507361703 0.154903924331848 0.0194507072128545 0.153993972799981 1.15532497819549 9.1468696391039 0.0323221837797973 0.255899255241275 0.0584824270908939 0.251214963960592 2.12636765516072 9.13394673283528 1.3210948817059 7.04873226541895 1.34110884818256 7.15551724596753 0.111458408394356 0.594688913248319 0.250089335574557 0.550938476216288 3.21426765801425 7.08092458876126 2.24904653804151 6.97625552310365 0.0450838145115995 0.139844242735308 0.053217953368403 0.136955511025917 4.85935395948764 12.5054659687821 0.0695501245136256 0.178986079730748 0.0830728692762932 0.173124622586329 2.52256891473735 5.2570567878256 0.388741217493589 0.810140267800307 0.646495769887224 0.624091505475917 3.96031747298184 3.8230729557672 2.13382769724376 4.44691652002075 0.266287932067826 0.554946496254161 0.392931535503521 0.473792871276601 3.61113704630043 4.35427252624959 2.70835278472441 3.26570439468651 0.226835973588095 0.273516522662248 0.263237234788903 0.238688092091252 3.6461676513245 3.3061310678122 4.55061888426917 4.39291751410019 0.78511685948888 0.757908691186458 1.0295083451274 0.361865492328434 3.37200726433366 1.18523863805331 3.33092829534417 2.07292111280458 3.79692091628749 2.36292013311231 0.465992620943325 0.289999020307732 0.517805586945542 0.182005298487638 3.56967440537665 1.25471735345127 4.49059810996096 2.30106240348687 1.11530569114166 0.571502488407532 1.25300986424281-0.0220943219355831 8.7770950546219-0.154766510088848 5.69832886097538 0.531627446704988 0.807880017323441 0.0753714292968652 0.790256817970658-0.183970476964532 6.15984104939889-1.434000783177 6.15984104939616-1.43400078317336 0.143105193926203-0.0333146518751164 0.14090194405162-0.0416605895588873 5.16416485283116-1.52689271816962 0.710532478280584-0.210083701435906 0.619071094812171-0.407114902538524 5.2846895249595-3.47532921328184 4.19481276744864-2.5746042462697 0.302846994144602-0.185875079609104 0.273516522663158-0.226835973589004 6.53140878937302-5.41670556944791 0.381093385641179-0.316052896250767 0.311709737076853-0.384653924474151 4.40344620799533-5.43391066637105 4.29646393250914-4.45070271501845 0.367893985610863-0.381101013837906 0.279875879109568-0.449725982890413 4.72584026622098-7.59384183257316 0.0776336367971453-0.124747669306089 0.0701742347328036-0.129091205501027 3.63727213466154-6.69105757099896 3.63727213465972-6.69105757099896 3.63727213466154-6.69105757099806 0.135586013403554-0.249421486189931 0.106482135740407-0.263165726449188 3.91594793964214-9.67808616070579 0.0682832769771267-0.168758994783275 0.0558297115321693-0.173277948805662 2.82737980807724-8.77530189912795 2.82737980808088-8.77530189912977 0.0588884765265902-0.182771397895522 0.044697093351715-0.186749582069751 1.64591974152245-6.87684144098512 1.64591974152427-6.87684144098694 0.0181805782494848-0.0759605409493815 0.0157990988327583-0.0764913438915755 1.83170361151133-8.86819383412239 0.0560159264368849-0.271201132277383 0.0257241632571095-0.275728318434631 1.0125258041362-10.8529103378069 3.30471857819612-24.6999358040803 0.0132559932117147-0.0990771751394277 0.00928548079264147-0.0995278244463407 2.87964998480129-30.8659620936251 0.00166769725819904-0.0178754642520289 0.0015392879886349-0.0178869793444392 47.3542877125437-550.270756710221 174.624562636614 4.55648262077193 41.780707221239 1.22380325952236-44.6112202488375 520.799995816314-2.50632295311607 26.8644000741597-0.00967204711287195 0.10367129378119-0.00534776972290274 0.103984070909064-1.23373024327702 23.9891206526372-0.0113144008537347 0.220001518712706 0.00807773551059654 0.220144121186422 0.850514084853785 23.1792283260575 0.00175897663757496 0.0479377376796037 0.00267839746993559 0.0478951655359197 1.12918988983438 20.1921997363506 1.12918988983256 20.1921997363506 0.0215382877931916 0.385148160662538 0.0803601256038746 0.377286699625074 3.47930528915367 16.3351612466349 1.32978583823842 7.09510306478751 0.0200139664693779 0.106784980521297 0.0246335196088694 0.10581484128852 2.15100117476322 9.23976157409743 1.43400078317609 6.15984104939889 0.0471548239720505 0.20255652841206 0.0638133439042576 0.197940854192893 2.33678504475029 7.24840918096015 0.104121005619163 0.322970080091181 0.146803756051668 0.30594037598803 2.43949604546015 5.08393216523473 3.17001918181086 8.15799123279248 0.293880671492843 0.756296982453932 0.517961789870242 0.624553087396635 2.19039099485508 2.64115130728896 2.13579630824916 5.49643600193758 0.191855258847681 0.493736293024085 0.291048650804441 0.442577281681224 3.47532921327638 5.28468952495132 2.57460424627334 4.19481276745591 0.512335367766354 0.834750018391787 0.789418453352482 0.579753074829569 4.20359394545085 3.08714155954112 3.21820551079145 3.88047965496844 0.226835973590823 0.273516522664977 0.263237234786175 0.238688092089433 3.70402898129396 3.35859632967913 0.333992084891179 0.302844442126116 0.382779223267789 0.238213213584459 3.79692091628476 2.36292013310958 3.79692091628749 2.36292013311322 0.176572590601609 0.109885599012159 0.185088168489528 0.0948424720745606 4.79259711285522 2.45581206810493 0.301999002890625 0.154749664616247 0.320138445907105 0.112526583091494 3.56967440537392 1.25471735345127 4.49059810996459 2.30106240348778 0.856956011912189 0.439119514186132 0.95874857554918 0.0894467605658065 9.95676196568547 0.928919349936223 3.98270478627455 0.371567739973216 3.98270478627455 0.371567739974125 1.5073324769528 0.140627074289114 1.33218229681552-0.719108822187081 2.89888464058822-1.56481100562087 3.87833567325652-1.50703747122225 4.16848865626162-1.61978465316315 4.16848865626071-1.61978465316315 0.756296982451204-0.293880671491934 0.624553087396635-0.517961789870242 3.44572489233633-2.85764952355657 1.93032095239596-0.449375517212502 1.52120532891058-0.354134078385869 1.04914649205602-1.1570515271078 3.11990823759334-3.44079174650778 4.08075600358461-3.38430107271051 0.473792871279329-0.39293153550625 0.364346705131538-0.496111232411749 3.29881150372239-4.49181347754166 3.18533812897294-3.51295112207208 0.302844442127025-0.333992084892088 0.238213213584459-0.382779223267789 3.26450432055844-5.24565539154173 4.07927047562953-4.22571222902752 0.53828685897679-0.557610821908384 0.344215078584057-0.694405177780027 6.07877641083633-12.2630706115924 2.23538778719285-3.59199218215508 0.109885599014888-0.176572590605247 0.0948424720727417-0.1850881684868 2.45581206810493-4.79259711285522 0.246478821263736-0.481011435080291 0.137994522434383-0.522571834098017 1.41503328409453-5.35859341032028 2.2093332468412-4.31158567777493 0.229531385233713-0.447937962544529 0.135648084225977-0.484698537587974 3.01316367806612-10.766654292267 0.0183303185858676-0.0654980028857608 0.0165419370523523-0.0659723675780697 3.19894754805591-12.7580066854034 3.19894754805136-12.7580066854043 0.0523721619265416-0.208870068028773 0.0342206617133343-0.212599376707658 2.38905522147252-14.8422510135342 0.00164851560111856-0.0102415725377796 0.00160600565322966-0.0102483248174394 2.48194715646605-15.8379272101038 0.0241669864835785-0.154215601175565 0.014500218275316-0.155422773596001 1.57916289489185-16.9264953416641 0.00157977654544084-0.0169330728449495 0.0014645516694145-0.016943427390288 50.2320450424759-581.135528009998 216.398324683323 5.79037652297211-56.4920441723134 648.229702213795-4.91176434997396 52.6474859928567-6.23422156305787 45.3957063866419-8.11682073535394 44.1833483137334-9.72458205753719 40.0264609810765-10.3474598428747 35.9836444496523-5.46955581155271 16.2801608496184-6.37721446387604 15.257169634192-6.35275294985604 14.4275170032724-6.19785410952409 14.07573161664-7.93832291486706 11.9342332363467-0.0852260870469763 0.128126307225102-0.0771856909614144 0.133124774640237-7.09768148722196 12.2416115822462-6.90239832349744 10.2562002640389-0.00754495957517065 0.0112109751944445-0.00748425036545086 0.011251594375608-7.85366977269223 11.8069682770174-8.37429354149936 7.81912409629877-0.0948606632910014 0.0885719248381065-0.0901379831029772 0.0933738470575918-8.89432892248442 9.21362648573631-0.0237841720791039 0.0246380002045043-0.0234444655843617 0.0249614688073052-7.69344580522466 8.19125975801308-8.46654834853052 7.90526291876722-9.02308763691599 6.62897499491191-8.92104199963524 3.92063359895656-0.237387206260792 0.104327303566606-0.225321903072654 0.128323466136862-10.1875188734684 5.80191146687866-8.84362486636383 2.98179228666686-21.1959303505791 6.83326945488989-20.4866490198101 1.95614845834734-22.6154379143518-0.142201199420015-15.3609727860312-1.43310695826222-13.1191528902345-3.1399695513428-14.243340924746-5.25787064412907-13.3194908177511-5.18646443499347-12.1339596945036-6.01477642078407-11.9543597111133-6.93113296751017-9.88473602644899-7.667716671167-10.9698344131175-9.9468027337698-10.6935449587299-9.69627965413929-9.42153943300218-13.5022666188797-0.00911195983189828-0.0130585996002992-0.00919494923255115-0.0130002981068174-10.5987049914629-14.9850011081035-10.3889621515737-15.797766510238-10.159182740721-18.8203551113875-11.0114814274357-20.9792369276329-21.6526567074143-47.1014392290872-4.55011143216689-9.89794462655391-4.53830559361904 9.90336327791556-8.82757207585019 19.2632803864162-8.79193224121809 19.1855081381027-8.53467232714593 17.0578406192217-6.90898214128538 11.9161554311149-2.02462955283499 2.49841955662578-0.0749090518611411 0.0924387574386856-0.0704274018316937 0.0958971897543961-10.3544647940216 14.0991155335851-10.258057629002 13.9678431032971-9.77398282839476 11.6377994264067-11.6272151314279 9.64282025373541-0.0915831005377186 0.0759527854934277-0.0878667355000289 0.0802229812707083-10.7229353028606 9.79011946980245-12.2473935540302 8.40971420410006-11.9400092104006 5.54906556270362-14.203345498132 4.57895857102722-14.1528982912096 4.56269510193215-14.5961047805804 2.46911768917107-16.6163132167621 0.400242990591323-15.7309916093145-0.481632629727756-15.619973597898-1.45727052334587-15.3498312933725-2.40545808964998-13.9250135477942-4.16179661721071-12.0981268229125-5.99701414725132-0.0540962013110402-0.0268153648348743-0.0547279524316764-0.0255012551197069-13.4750070769915-6.27886807275263-12.7889357811282-5.95918355380491-10.5513737748797-9.56736715948136-0.102810426012184-0.0932224669950301-0.107823186335736-0.0873760409685929-10.8203249543976-8.7684030553919-9.61457398107541-11.5931560615472-10.8334111389004-13.0628175787442-10.5403630821529-12.7094631958998-9.2423603597199-16.5518225201486-0.0883473434823827-0.158218192380446-0.0995690041881971-0.151407605194436-10.4355129837913-15.8685530977255-10.0476029760912-18.6136484453882-8.90147511296163-21.6868134961906-0.0347788856834086-0.0847323839980163-0.0378588442008549-0.0834017727602259-9.99738372395586-22.0239033478601-7.89190920298825-17.3856131079783-1.64243816342332 19.0222020514939-12.0545278506997 139.611748873009-56.0586204092224-3.38167560890179-0.018645111486876-0.00112474617253611zM7059.48737249206-8013.39334940803l-0.0866021038991676 0.000632817606856406-149.749132313613 1.09424463448431-4.54938723908344 0.0332432148334192-0.395179565160106 4.5323131482437-86.0818503992286 987.272462409362-0.449420008376364 5.15439661517212 5.16674758010686 0.272951010074394 148.894451903881 7.8658557267554 60.9033867491789 3.67393089529742 4.86341145144343 0.293380032568166 0.419126526801847-4.85419156441822 10.8312162140783-125.443738385933 2.06761567676676 4.5548884671216 8.96692864170473 21.8462790288713 0.1002324144265 0.244197916678786 0.125387757798308 0.23228661090161 10.2760595289383 19.036874758157 0.103068795048785 0.190939701867137 0.119222350127529 0.181293070725587 10.4551663297307 15.8984385632566 9.37781985887341 16.7944122376448 0.223806842635895 0.400807909876676 0.293048056746557 0.353354382844373 10.8334111388995 13.0628175787442 10.8334111388986 13.0628175787442 9.93062687732345 11.9742494471848 0.316052896248038 0.381093385637541 0.38465392447597 0.311709737078672 11.0971556925379 8.99273675150198 11.0092765178679 9.98256652204509 0.560713169000337 0.508421829558756 0.686071295863258 0.319684518947724 13.4750070769915 6.27886807275263 13.4202791245598 6.25336681763292 12.4252346791127 6.15916077292513 0.381204057511241 0.188961990508687 0.407650941536303 0.121835451266634 14.6564671435463 4.38040761460798 0.323802654215797 0.0967755461306297 0.333880315555689 0.0523220803324875 15.8379272101029 2.48194715646605 0.154215601174656 0.0241669864835785 0.15542277359782 0.014500218275316 15.9308191450964 1.4862709598965 0.155422773600549 0.014500218275316 0.156024598701151 0.00477697399128374 16.0237110800899 0.490594763328772 0.136694872074258 0.00418515960973309 0.136719268614797-0.00329320519085741 17.1122792116512-0.412189498245425 0.35924672627425-0.00865330246324447 0.354317109250587-0.0599372678652799 15.3067106885028-2.58932576136976 0.356288798671812-0.0602708043334133 0.343920070710737-0.110874987567513 14.4968183619203-4.67357008950148 14.4968183619212-4.67357008950239 0.293472863787429-0.0946115184751761 0.279624056999637-0.129954022468155 12.5983579037784-5.85503015605536 0.378724636378138-0.176010570883591 0.344277934880665-0.236399608320426 12.8770337087572-8.84205874576219 0.28536221984632-0.195944933341707 0.255637947754622-0.23339934251635 10.8907065151152-9.94329583104809 11.8826663466452-9.85467409183002 0.347034315755081-0.28780662358804 0.289952207069291-0.345243662522989 10.1686809240327-12.1077631404487 0.104745888568687-0.124720051519034 0.0964071650178084-0.131272430288846 10.3544647940198-14.099115533586 10.2840373921899-14.0032183438307 2.19511914625491-2.70880596228017 0.245398645281057-0.302825163093075 0.195505973553736-0.337195772247469 7.18165233432956-12.3864389454293 0.0771642194904416-0.133087742066891 0.0688363324888996-0.137579879274199 8.64178820586312-17.271927993278 0.0382795462282957-0.0765074947821631 0.035639834633912-0.0777722483126126 8.827572075852-19.2632803864153 4.28926648223114-9.35991710850067 17.1573326039033 37.322674528863 0.0547873286559479 0.119179926329707 0.0609607894393776 0.116143395724066 11.0859518555208 21.1211190862869 0.0135096386457008 0.0257387629299046 0.0138079931666653 0.0255799449023471 10.2760595289365 19.036874758157 0.103068795048785 0.190939701867137 0.119222350127529 0.181293070725587 10.5547353339189 16.0498461684501 0.0465508322176902 0.0707865874865092 0.048922277449492 0.0691688637789412 10.6384323196799 15.0411696737756 9.73573104750449 13.9525432407199 0.323303574334204 0.463335221440502 0.418541985150114 0.379509334899922 11.1120869438801 10.0757889890392 11.1120869438801 10.0757889890392 0.142252530762562 0.12898625526941 0.151726318053989 0.117696053317559 10.3021946172994 7.99154466091022 0.265732272796413 0.206131936425663 0.29094342607732 0.168688881788512 12.3864389454284 7.18165233432774 0.141135808237777 0.0818304850290588 0.146169955192818 0.0724561167216962 12.4793308804219 6.1859761377591 0.199201230725521 0.0987436002533286 0.207179248929606 0.0806733396148047 13.567899011985 5.28319187618308 0.0412289453042831 0.0160541015748095 0.0415065880715702 0.0153219860503668 14.5635752085545 5.37608381117843 0.278727695736961 0.102891180998995 0.288951299270593 0.0691582977287908 13.7536828819702 3.29183948304762 0.345578692465097 0.0827116339760323 0.353802643087874 0.0330081328002052 15.9308191450982 1.48627095989741 0.21604371597914 0.0201558688349905 0.21697761386713 0.00136431039118179 23.086336391063 0.145162111715763 0.253920862844097 0.00159660190456634 0.25277619058761-0.0241360973695919 21.2807678679128-2.03197415140949 0.541342657515088-0.0516895956925509 0.517573177105078-0.166858303612571 21.7452275428805-7.01035513425086 0.0317240151962324-0.0102273757483999 0.0315848428208483-0.010649416061824 9.33265350909096-3.14667737133277 0.457443799906287-0.154235668604088 0.419486637172668-0.238902559164671 10.3816836075684-5.91249055990647 9.1881582378237-4.03802626433298 0.504503444449256-0.221719968943034 0.444106638553421-0.326270997302345 9.70422124906509-7.12938215760642 0.237026973595675-0.174136165392156 0.214976340599605-0.200724595642896 8.80143698749089-8.21795028916949 0.119912298360759-0.111962774759377 0.112314985696685-0.119582466147222 7.78231632533698-8.28588075535299 8.78040676730234-9.09561463847422 8.70657632419989-8.12937836433048 0.427143445991533-0.398826192869819 0.323658758203237-0.486578733418355 8.16984428053001-12.2822954160592 6.9883235047655-10.3838755770985 0.0934701408432375-0.138886288253161 0.0839708471057747-0.14482736318223 7.10446664336632-12.2533141707881 8.09210244384849-12.1654207032116 0.239005616028408-0.359313774089969 0.173905898221165-0.394951656920057 6.37176000774525-14.4706832735601 6.37176000774707-14.4706832735601 0.0190070578910309-0.0431662702876565 0.0181893625640441-0.043517148709725 6.4646519427406-15.4663594701269 0.0692481163005141-0.165672687225197 0.0571856036167446-0.170213241667625 5.56186768116459-16.5549276016909 0.0351262659951317-0.104553510404912 0.0304815910349134-0.106000772238076 10.406734970742-36.1897757280794 0.0287935368323815-0.100130506189089 0.0245973862456594-0.101243047254684 9.78262651414843-40.2653724493484 0.0334470703655825-0.137668421017224 0.0255980945557894-0.139341444736601 8.16284186098528-44.4338611056101 0.020423031075552-0.111171347140044 0.0153783796649805-0.111980686105198 6.26438140284154-45.6153211721639 0.0147814601186838-0.107634099416828 0.0100921822458986-0.108174575484554 4.92327255465898-52.7708384181315 0.0014160224391162-0.0151778497893247 0.00132344995927269-0.0151862016300584 56.9544045695166-653.535152688921 0.461036947243883-5.29026427349618-5.3084155002889-0.142042340356056-226.416199449388-6.05843436002124-4.70945926577588-0.126015496693071-0.405707947476913 4.6936433122637-50.6362884382834 585.812227894871-1.56308290007109 16.7541394952232-2.45617416432924 15.6734632841108-2.35318604415806 14.6194100642888-3.14657538612482 12.5491366173737-3.18240561100174 12.6920343178235-2.85918527525428 10.2164577517933-2.22628068287122 4.34465915031069-0.246478821263736 0.481011435080291-0.137994522434383 0.522571834098017-1.41503328409453 5.35859341032028-2.11449077476846 4.12649750928813-2.25303453409833 3.62034832568042-0.127532345920372 0.20492873413059-0.107199726921863 0.216260268832229-5.84176105917413 11.7849257026446-3.90887760226542 4.04920242095886-0.367893985612682 0.381101013839725-0.279875879107749 0.449725982887685-3.30616698608173 5.31260215116163-3.05575188755392 3.37003689640278-0.173258200708005 0.191077859222787-0.152676760950271 0.207891700320033-3.08714155954112 4.20359394544994-3.88047965496935 3.21820551079418-0.273516522664067 0.226835973589914-0.238688092087614 0.263237234784356-2.30944983762492 2.54697745418434-1.55871519578795 0.362866313202176-1.14959957230258 0.267624874375542-0.908547633912349 0.753487522742944-3.72971943885204 3.09317525642928-3.41219167380768 1.32590398167122-4.16848865626162 1.61978465316315-4.16848865626071 1.61978465316224-0.29015298300601 0.112747181939994-0.273927819103847 0.147865582533996-1.84063016287655 0.993567765967782-2.47537230932176-0.230940665685011-3.98270478627455-0.371567739973216-8.99801339013447-0.839472589370416-3.93564110094303-2.01669255391789-0.301999002890625-0.154749664616247-0.320138445907105-0.112526583091494-3.56967440537392-1.25471735345127-4.30550994147507-2.20621993141413-3.62034832568588-2.25303453410106-3.41414169301879-2.12470691952694-3.10679966161661-2.81706379546358-3.38430107270779-4.08075600358461-0.392931535507159-0.473792871281148-0.496111232412659-0.364346705131538-3.91028672451102-2.87173518984309-2.10312548196453-3.42663057286336-0.0408566034575415-0.0665678237992324-0.0429158980305147-0.0652591978650889-3.22719646050245-4.90737144113518-2.23782172089432-5.75899669136743-0.293880671492843-0.756296982453932-0.517961789871151-0.624553087397544-2.19039099485599-2.64115130728987-2.94568863483164-7.5806803300693-0.0695501245136256-0.178986079730748-0.0830728692772027-0.173124622588148-2.37576515868568-4.95111641183485-2.16885069522687-6.72749824667608-1.38684595920404-5.95728452098683-2.12636765515435-9.13394673280709-1.32109488171318-7.04873226544532-0.0113230099441353-0.0604141811791124-0.0128047337921089-0.0601175734300341-3.41174989734191-16.0179921204399-1.10765160203937-19.8070515756899-1.12651149236444-20.1443045708147-0.840677372705613-22.9111464671914 1.21706807270039-23.6651350630154 2.49841019771429-26.7795860135693 0.00175929171109601-0.018857233190829 0.00161638749614212-0.0188700196149512 45.0642368903373-526.088599528151 0.451400254003602-5.26973369222196-5.28676415659811-0.154855186459827-47.075457043702-1.3788923549937-0.00798566586490779-0.000233909011512878-0.00798637234311173-0.000208388592000119-179.340742405686-4.67954200502845-4.70819339672835-0.122850995664521-0.40381529260776 4.69245251841676-47.7565637171629 554.945322249294-2.86869680675045 30.7485588049258-3.30471857819612 24.6999358040803-0.0132559932117147 0.0990771751394277-0.00928548079264147 0.0995278244463407-0.996087121671735 10.6767098438186-1.75988858624169 8.52050135795344-1.62773916327478 6.80088090003756-1.60122264817073 6.69009185891719-2.76849133155429 8.59253050123425-2.77155009654507 8.60202395032411-3.7411825269246 9.24616143947333-3.50168612125799 6.44163608480994-3.63727213465972 6.69105757099715-3.56709789992874 6.56196636549794-4.36833075031427 7.01936818037666-4.07927047563317 4.22571222903116-0.150700528734887 0.156110527850615-0.136610188238592 0.168578773065747-4.22834665915707 5.21783551496264-5.87679888106868 4.87381669960814-3.95853359711055 2.42958577012268-0.0665678238065084 0.040856603462089-0.0652591978569035 0.0429158980250577-4.73087762800424 3.11113020876837-4.31273043049896 1.27514842717483-6.01673585547178 1.40068613130006-5.36958423142823 1.25003030621247-5.16617716208657-0.481980180665232-0.275728318434631-0.0257241632571095-0.276882649488471 0.00488227153709886-7.80096783986755 0.137554459690364-3.67729142171356-1.8843095796974-0.301999002894263-0.154749664618066-0.320138445904377-0.112526583090585-3.37200726433548-1.18523863805422-3.33092829534417-2.07292111280458-3.79692091628749-2.36292013311231-0.465992620943325-0.289999020307732-0.517805586945542-0.182005298487638-2.86030450615181-1.00537844421251-3.82169638337928-3.68925577005666-0.0561943585989866-0.0542469471429286-0.0578613299694553-0.0524652618669279-3.44079174650506-3.11990823758788-2.48151681113632-2.99218787202426-3.21820551079691-3.88047965497299-2.25628098266952-4.70211029156781-0.388741217493589-0.810140267801216-0.646495769886315-0.624091505474098-3.96031747298093-3.82307295576538-2.05075482796747-4.27379189743897-4.73658588160561-12.1895243780255-2.29170123023869-7.10856493822485-0.0877385067087744-0.272153657856506-0.118193583305583-0.26037652719242-3.08237190574528-6.7903626397374-1.2296504397882-6.56082833271739-1.34110884818074-7.15551724596662-0.0200139664748349-0.106784980549492-0.0246335196025029-0.105814841262145-2.09251874767233-8.98854661013684-1.10355208720284-8.73697641106264-1.21222038975429-19.0416196154501-0.00369328028864402-0.0580142348580921-0.00504108552831895-0.0579126861375698-1.90946474445627-21.9361944598804 1.12391353242492-22.6523278483846 0.00450739797634014-0.0908460070577348 0.00120024950047082-0.0909498380551668 0.328311054774531-24.8780251498647 2.58242542349853-27.6801158654735 0.00181073145358823-0.0194085978137082 0.00165934690085123-0.0194221260044287 43.6708578654325-511.153456579624 0.451013838314793-5.27897306552222-5.29622567461774-0.144788509140199-76.1358506141751-2.08140607666974zM8185.79731337368-7259.43595622205l-90.1930596406401 8.65898978485075-127.683322396018 12.191722229436-4.64621570806776 0.44363954718483 0.123217094907886 4.66572116625503 0.664730214866722 25.170580719192 0.00301800753277348 0.1142794482721 0.00823786173077679 0.114022095637665 1.75329834642798 24.2677964576196 0.00415676116608665 0.0575346655050453 0.00548302443712601 0.0574234520590835 2.0319741514104 21.2807678679137 0.0134907885258144 0.141288381432787 0.021483887134309 0.140295583309126 3.10635646829814 20.2853464065829 2.20705362559966 19.1963117475289 0.0281159320029474 0.244544214758207 0.0520000864607937 0.240600019964404 4.20752921154599 19.4678832517311 3.49055073136333 16.3879580254488 0.00982562647550367 0.0461308162066416 0.0106941158664995 0.045937250994939 3.58500195793931 15.3996026234954 0.0651881964149652 0.280020020160009 0.0968555818581081 0.270702251375951 5.54962458509999 15.5106793089371 4.64922424508131 14.4213006575365 0.112782692099245 0.349837526861847 0.162729387460786 0.329583642330363 6.69391937737873 13.5575163422163 5.70581411954936 13.4611543034225 0.239122440125357 0.564137561529606 0.368265412282199 0.489705335712642 8.65442065504158 11.5083193559112 6.55117573270309 13.2684107844216 0.259890810495563 0.52636933787835 0.374741339186585 0.451859316539412 9.78584247737945 11.7996698821235 8.71367463661318 12.6900629422526 0.305453220371419 0.444843393181145 0.393332277543777 0.369427981790977 8.08394103336468 7.59264924689614 7.0235582945752 8.46893555311453 0.447030784956951 0.539025199090247 0.57791241572977 0.395476835860791 8.49662609414918 5.81440839778406 1.06923857146376 0.73170099051822 0.906772583853126 0.084597643494817 8.28317496420641 6.08320737178747 0.0827725449580612 0.0607885934859951 0.08519879175401 0.0573385837078604 10.3950865522929 6.99586846434067 10.3950865522929 6.99586846434067 0.300516277191491 0.202246738018403 0.326529487526386 0.156819226090192 25.9543379574134 12.4648442105117 0.15025709913516 0.0721625546875657 0.154729571800999 0.0619950784803223 26.1401218274004 10.4734918173754 0.195137023742973 0.0781850228140684 0.201011111725165 0.061529576491921 28.3172580905257 8.66792329422515 0.329094078883827 0.100735820651607 0.339792836324705 0.0546941194497776 29.6845020270657 4.77811044294322 0.00528528191171063 0.000850735534186242 0.00528709212085232 0.000839416189592157 30.680178223638 4.87100237793857 0.21063389893061 0.0334417295453022 0.212716530495527 0.0153839625181718 47.8853493702827 3.46313668312359 0.121766858754199 0.00880635269186314 0.122051545999057 0.00285304419321619 43.0927522574275 1.00732461501866 0.217445899916129 0.00508295701547468 0.217065882958195-0.0138187661841584 38.3930470795658-2.44416364965582 0.273846054720707-0.0174334840148731 0.270293699706599-0.0472959189610265 33.6933419017023-5.89565191432757 0.136704857044606-0.0239205791604036 0.135167504862693-0.0314667710217691 15.3996026234945-3.58500195793931 0.410533559463147-0.0955715319714727 0.388739441283178-0.162952041886456 15.6782784284769-6.57203054764432 0.00918573713352089-0.00385048303087387 0.00917032387224026-0.00388704878150747 13.5940341003461-5.76213822106456 0.496059944360241-0.210266205324842 0.439877156220973-0.311119644078644 15.0541699718833-10.6476272689106 0.068016694734979-0.0481073626078796 0.066376250497342-0.0503466231648417 12.9699256437507-9.83773494233083 12.9699256437507-9.83773494233174 0.453215090372396-0.343765265384718 0.364413493296524-0.436785166576556 12.3899192864228-14.8505284763942 12.2952688921669-13.8563653905212 0.109585372319998-0.123499125853414 0.101199196718881-0.130459612497361 7.99154466091022-10.3021946172985 0.248527586856653-0.320386067550316 0.193655631799629-0.356245266603764 7.27454426931763-13.3821151419997 0.0291174525500537-0.0535639193649331 0.0278027470048983-0.0542579649145409 7.36743620431662-14.3777913385647 0.0670057413881295-0.130763883315012 0.0592113948569022-0.134472946270762 6.28036084983614-14.2631098144238 8.34618771745045-15.0821294932848 0.248914828322086-0.449806043267927 0.15217918295275-0.491045379369098 5.68948702403395-18.358597147997 6.48483041506734-16.2794960393348 0.0905805033453362-0.227392985023471 0.0679370161433326-0.235153054521106 5.93343542114053-20.5376323879645 5.93343542113689-20.5376323879655 0.0365719470046315-0.126587912394825 0.0298538746810664-0.128338431678458 5.01871383064099-21.5748832922318 4.73895928881211-18.5881176482553 0.038087739070761-0.149395538485805 0.0288109538832941-0.151458349775567 3.9374461035859-20.6990400806453 3.75142052667616-18.707734909638 0.0281695863195637-0.140477227131669 0.0200792878931679-0.141859786845089 2.94640683143371-20.8163081929461 0.0166746337035875-0.117805969790425 0.0110523017610831-0.118465761121115 1.7649467648771-18.9178477348014 1.85783869987063-19.9135239313709 0.0014605505803047-0.0156551313866657 0.00136206368188141-0.0156640072700611 41.321062338553-475.200557560893 3.34264910918682-35.8286879450798 2.86365313260285-30.6944974239022 4.65025691212031-28.474746779144 4.11812068578001-22.6611373298665 1.98166669394959-10.666733383644 3.05848812979275-11.5821970564666 0.0148419585584634-0.0562050534244918 0.0135312057191186-0.0565349293074178 3.24240368920982-13.5471344658126 4.12785074749445-12.463502467087 0.0179065565062047-0.0540664924328667 0.0166703351205797-0.0544603552680201 8.63240049562592-28.2012085799433 10.8039481901978-30.0086372375827 2.24061901564164-6.22345850279271-6.59862284637529-0.458242119990246-210.552137150924-14.6218173008037-3.80026047439242-0.263909524282099-1.26322180164971 3.59386958445521-6.75797414372391 19.2264554775347-7.45435827750043 16.1548929955316-0.148878987487478 0.322646701783924-0.101753544126041 0.340458607377514-4.38040761460979 14.6564671435472-0.0230872377669584 0.0772479119586933-0.0205846624012338 0.0779521143003876-3.09666949553684 11.7267861747396-3.0032559213505 10.7312518373155-0.0374024890206783 0.133646795189634-0.0299315120446408 0.135515743120777-3.47762335303742 15.7450352751093-0.0133111223894957 0.0602664723319322-0.0118194589631457 0.0605766792141367-4.51377657934609 23.1338504378873-1.84718156101735-4.47526968151578-0.124349687162976-0.301268915094624-0.16240743473827-0.282576766625425-10.3357373671588-17.9834085220618-8.5317211672027-15.8054074009724-0.103068795053332-0.190939701874413-0.119222350122072-0.181293070718311-10.5547353339171-16.0498461684501-0.152158918263012-0.231377401139071-0.17677963344795-0.213159094007096-9.79786428721854-11.8141656588359-9.62583324633488-13.7950456870794-0.262257178395885-0.375847956759571-0.326213782507693-0.32190849993367-10.0237050926771-9.89141490393831-9.93570162392098-10.8823887216558-0.381603109184653-0.417962769891346-0.465371739413968-0.32209153065287-15.0947917301528-10.4473567290133-15.0947917301528-10.4473567290124-0.205694663518443-0.14236470204105-0.218877260340378-0.121122862835364-15.2805756001417-8.45600433587697-0.276767041854328-0.153158059433736-0.293861906588063-0.117057962056606-16.4620356666965-6.55754387773413-16.4620356666983-6.55754387773413-0.182539627359802-0.0727134626640691-0.187682846833923-0.0581645271204252-18.5462799948255-5.74765155115256-0.37066724475153-0.114872964543792-0.38395272372145-0.0563055083093786-18.8249557998097-2.76062296144664-0.130096508608403-0.0190782604049673-0.130919424151216-0.0122141703095622-18.9178477348014-1.7649467648771-0.297635202068705-0.0277679730997988-0.298823519735379 0.00789163447188912-25.170580719192 0.664730214864903-0.214973660406031 0.00567724237498624-0.213692345247182 0.0241140483249183-24.3606883926141 2.74897454299662-0.394786245602518 0.0445495349558769-0.382797201145877 0.106335053401381-20.7657771392915 5.76840691213056-1.07520268752614-0.100311384864654-1.27873083691793-0.1192996098398-1.177937021047 0.511712150182575-20.9353352162998 9.09459946238349-0.247613656222711 0.107566800411405-0.234591998809265 0.133602894368778-21.2140110212786 12.0816280520867-0.0712070775653046 0.0405532657141521-0.0698399341381446 0.0428648907500246-8.52276118251029 5.23092169946176-0.302846994143692 0.185875079608195-0.273516522665886 0.226835973591733-10.8856813156217 9.02784261575016-8.70854505249736 7.22227409259904-0.336985016731887 0.279472419475496-0.283289096308181 0.333782897498168-7.79505986242566 9.18446103629049-8.78314007867812 9.09844607301056-0.255118334046529 0.264276828533184-0.213757574541887 0.298722790885222-8.08443659590193 11.297870813868-0.0686618694653589 0.0959538641754989-0.0640593303669448 0.0990858141321951-14.0846288636749 21.7858493011527-0.0234000949321853 0.0361948438085165-0.0227726613666164 0.0365928551927936-7.08876039933421 11.3907627488607-0.127532345916734 0.204928734124223-0.107199726923682 0.216260268836777-6.07877641083451 12.263070611586-6.96122805341747 11.1858340147364-0.218644123383456 0.351334111409415-0.157910262669247 0.382498705202124-5.19029994119228 12.5722228154173-5.19029994118955 12.5722228154164-0.083437727139426 0.20210733651129-0.0654763805750918 0.208619446280863-4.27575777578295 13.623328164741-4.18227894278425 12.6278412447582-4.19462374462273 12.665114750409-0.0741333533651414 0.223835911006972-0.0527396334791774 0.229819059704823-3.38473141804025 14.7493590785416-3.38473141804025 14.7493590785398-0.03119857944057 0.135951422455946-0.0235706671501248 0.137479323077059-2.20327135148545 12.8508986203979-0.00431068368015986 0.0251426856366379-0.00405391461299587 0.0251853610279795-2.38905522147252 14.8422510135342-0.0140371927445813 0.0872075020961347-0.0109481792023871 0.0876488937719842-3.96821811636255 31.7687463551993-0.0303315350829507 0.24282809471606-0.00647388898414647 0.244629463394631-0.793363908210267 29.978918022317-1.60087598457267 27.894773467-0.011347222060067 0.197721867217297 0.00432709729921044 0.197999930440346 0.571838279871372 26.1662569157625 0.00611981135352835 0.28003119377172 0.0373578472217559 0.277595592240687 3.55461945669776 26.4133713974379 2.83802143216508 23.3333993305887 0.032537460138883 0.267513677672468 0.0611018352828978 0.262466797496018 5.73600313270254 24.6393641975928 0.00845980621579656 0.0363396325910799 0.00900118623394519 0.0362093338108025 5.11189467610711 20.5637674763257 0.076681998636559 0.308470907459196 0.11512694467001 0.29627726250601 8.09892326581394 20.8424432813063 4.04946163290697 10.4212216406522 0.0393504186240534 0.101267642789935 0.0437120633714585 0.0994627892114295 4.1423535679005 9.42554544408449 0.155152137841469 0.353034452999964 0.207450654027525 0.325068818906402 6.13370596103596 9.61132931407155 0.167461389473829 0.262406866558194 0.198715798023841 0.239609499382823 6.219842536535 7.49982322110463 13.2640217963044 18.1937388291881 0.234505430466925 0.321661907788439 0.282446294780129 0.280505383921081 15.6260082517547 15.5186296468501 0.157753412423517 0.15666936452908 0.171036343198466 0.142049280944775 17.7102525798855 14.7087373202685 0.193837855970742 0.160986416954984 0.20904031961345 0.14068363667775 20.4906715092184 13.7901730691101 7.14061866169868 6.4746943800792 0.601081156280998 0.545025153831375 0.742587740553972 0.326977709210951 14.3362103272957 6.31254861289199 23.8322216809547 12.2120545991329 0.0553373947477667 0.0283558660657945 0.0560254330775933 0.0269709704853085 100.923215174945 48.5850248404986 0.0204918223862478 0.00986488290072884 0.0205807142810954 0.00967806277094496 34.4483593284549 16.1993106451182 22.5754972588766 13.0095858203586 17.8358255895801 11.6219459023532 18.630268396606 12.6329941939466 18.389054892139 15.6072069042775 17.5519875191258 15.1866857571886-1.32649485254296 14.2182348730184-2.55262303442942 16.6883608186836-0.0222160570301639 0.145242587988832-0.0136487819672766 0.146296525294019-1.36037089210367 14.581340305439-3.20912784907159 13.4081041895088-1.63238853580333 6.82030651167861-1.53818584797045 5.82496019099199-1.36107135166822 5.15424482094932-3.14713523974387 5.05705776963168-0.187748723612458 0.301689018474462-0.143196483717475 0.325208570196082-1.27435200155196 2.8941366547142-2.40550751937735 5.46306473922232-2.17517140950076 3.49523189781485-2.3629201331114 3.79692091628749-1.93421095004305 3.10803818961995-2.6411513072926 2.1903909948569-2.17713626312252 1.8055685231493-0.273516522656791 0.226835973583547-0.238688092093071 0.263237234790722-2.78329319690238 3.06955574674157-2.4191417099828 1.30584691744571-0.753670749711091 0.406829670711886-0.575303132778572 0.634473234550569-2.56573928689613 2.82962635107924-7.09982415968261 2.75883831343435-6.66418005368541 2.14843780148021-8.63087669561719 1.09015081919915-9.59724630920027 1.00531284431236-9.463805102283-0.882928778836686-13.5587539328753-1.26496836347724-12.321149420035-3.089409787779-10.2935181637877-2.88075145803668-9.65496529728989-4.56658356721528-7.93684245471195-6.43173231149558-0.241848160458176-0.195985070507959-0.264289535354692-0.164474077239902-9.10952306744912-5.66908711919314-6.68658098664855-6.06299963452784-5.92021677556113-8.19171800882941-0.306381120471997-0.423935108676233-0.387484891043641-0.351348582702485-3.44079174650687-3.11990823759061-1.35189657596675-1.63010321779166-2.00515490317048-3.26700672568131-1.25003030621156-5.36958423142551-0.080567955144943-0.34608474639117-0.128701980611368-0.331212389973189-1.54445794008643-3.97463662269001-1.46792473692221-4.9647268880135-0.058967981251044-0.199437964824938-0.0753267130712629-0.193852033564326-4.75522012643341-12.2374792947685-2.81093089716342-10.7504704427101-1.73871309955393-12.9198850711291-0.0112723727779667-0.0837618125760855-0.0140968399118719-0.0833329870556554-2.57701898552841-15.2339596039801-2.39338717272312-17.2249805343427-0.659587852071127-4.74699122736638zM8465.86993102145-7905.39975799941l4.2555668327168-14.238760624211 7.40434108681257-16.0464970299199 0.0988617967996106-0.214250736172289 0.0782455389926326-0.222608778867652 5.57299788106684-15.8551946719472 200.153253830156 13.8996656565314-8.60444054170694 23.8993681108832-0.0411113671507337 0.114189376093236-0.035522798600141 0.116049510580524-8.65125295910548 28.2627977352558-4.17671718811471 12.6110482579779-0.0667729971264635 0.201612283323811-0.0494357938387111 0.206548416159421-3.27830827732942 13.6971479526646-3.09121365450119 11.7061254354103-0.0475674832669029 0.180133432368166-0.0340300617863249 0.18317388954074-2.01748748149657 10.8595462272606-0.00179072576065664 0.00963895407585369-0.00175291254709009 0.00964590282274003-4.12786689799032 22.714768651088-0.00799329966321238 0.0439854183987336-0.00720552300663258 0.0441213134909049-4.6852185079515 28.6888258304998-0.0277560728245589 0.169957737864934-0.015996852198441 0.171464669722809-2.87964998480129 30.8659620936251-3.34410965976713 35.8443430764655-0.0014605505803047 0.0156551313866657-0.00136206368188141 0.0156640072700611-41.321062338553 475.200557560893-1.85637814929032 19.8978687999852-1.75389446311601 18.7993819736803-2.90965290983695 20.5566424363105-3.72812957169663 18.5915866376827-0.00487863134003419 0.0243289551763155-0.00463692441735475 0.0243761773062943-3.91327207411996 20.571957908176-4.71388761551134 18.4897763913359-0.0130160657699889 0.0510542815663939-0.0119373289253417 0.051317227294021-5.00079728488527 21.4978620878473-5.89686347413226 20.4110444755688-5.8654984049972 20.3024793334434-6.46696337438698 16.2346426816739-0.0727134626649786 0.18253962736253-0.0581645271195157 0.187682846830285-5.59547236820072 18.0552346154582-8.20708950755397 14.8307695568719-0.109816618425612 0.198446106855045-0.0913991579109279 0.207573459137166-6.31254861289017 14.3362103272902-7.27262771592359 14.1927694903352-7.05177118496795 12.9723059560311-7.64181787733469 9.85134893725081-12.2362318148371 13.7898325377446-0.0505482949902216 0.0569662730767959-0.0487898357296217 0.0584793837715552-12.0742956288559 14.4722226935892-12.5167105533783 9.49396967694702-12.9035493932533 9.78738831916598-14.5462761209274 10.2884002622241-13.0888038321136 5.54798496695821-15.2803532500602 6.40522802272699-14.8539015591687 3.45796365494607-33.2863433449511 5.82443541620614-37.9021351418869 2.41291139945679-42.7532548115123-0.99938861380997-47.550865981033-3.43894636791356-30.4642572325865-4.83672123220367-29.339423908832-4.72256558795925-27.7871528999167-8.50565789708162-25.7902552318565-10.333311716081-25.4775513707518-12.235862429734-10.0945702751014-6.79362172632227-10.3098877605389-6.93852988063281-9.31663781076531-6.84218793586115-1.11623539151697-0.819769157559676-1.08457980928233-0.101186226492246-6.84947510695565-4.68723057140505-6.77524330764209-8.16951985340711-0.198715798023841-0.239609499382823-0.226901190797435-0.213111544025196-7.91750994661834-7.43633280913036-8.53660552539077-12.4321903155778-0.12838410914901-0.18697076650642-0.14478439994582-0.174579565058593-9.55588553813868-11.5223901306426-6.49792360713582-13.1605566974613-0.206638684928294-0.418515250918063-0.280530025712324-0.373038156279108-8.5666852684717-11.3916521764777-5.52301578093829-13.0298965388156-0.0563241015142921-0.13287979692268-0.0638950402526461-0.129409693122398-6.59508503017059-13.3573423930084-4.56078739740315-14.1469808350585-0.0243458444210773-0.0755177043838557-0.0267297659747783-0.0747071845462415-5.47949876921666-15.3146842421074-3.50911964565785-15.0736453523405-3.48228439647028-16.3491480038583-0.00155929158245272-0.00732079461613466-0.00158120298692666-0.00731609303238656-4.15711032807212-19.2345993247991-2.18964208939269-19.0448712600173-0.0107043957959831-0.093103727246671-0.0141858146716913-0.0926371997556998-3.09905839583553-20.2376880230295-2.01300033844745-21.0820560344218-1.74090372353112-24.0962396964769-0.538495112426972-20.3905801046649 123.038391499414-11.7482053612684 0.00128481146384729-0.000122679017295013 0.00128474884786556-0.000123342385450087 85.4236829192369-8.20110550334084 1.74395403931158 12.5510718542728 0.0101547186595781 0.0730825472955985 0.0123067758422621 0.0727510845226789 2.57522892145334 15.2233777014199 1.76816106201477 13.1387045478223 0.0407203352351644 0.302581289250156 0.0772328573557388 0.295378855113086 2.96089350134571 11.3240059022282 0.0727297468238248 0.27815660439046 0.104133833056949 0.267986674021813 4.78402724641637 12.3116139352187 1.46792473691858 4.96472688800532 0.058967981247406 0.199437964816752 0.0753267130749009 0.193852033570693 1.49108267254996 3.83727626628752 1.35343282803115 5.81375630300772 0.183970476964532 0.790256817973386 0.424430866954936 0.69152687143287 2.6154608497327 4.26138059125515 0.185875079607285 0.302846994140964 0.226835973591733 0.273516522666796 1.8055685231484 2.17713626312343 0.226835973589914 0.273516522664977 0.263237234787084 0.238688092089433 3.31654409025032 3.00724774697755 5.92021677555931 8.19171800882668 0.306381120470178 0.423935108673504 0.38748489104546 0.351348582704304 7.4080579625861 6.71719265935917 0.333992084892088 0.302844442127025 0.382779223267789 0.238213213584459 9.22801275536222 5.74282625553769 8.16188599869747 6.61409952384747 0.466891704443697 0.378352282859851 0.543247698587948 0.256944063175069 10.5808704222763 5.0045160712034 0.382657426398509 0.180988440813053 0.407638125603626 0.114081901445388 10.7666542922689 3.01316367806612 0.0654980028775753 0.0183303185840487 0.0659723675871646 0.0165419370541713 12.7580066854043 3.19894754805409 0.370884897782162 0.0929958232209174 0.380712819083783 0.0355187264331107 13.9394667519591 1.30048708991035 9.95676196568456 0.928919349935313 0.49295686340156 0.0459905710986277 0.492403467254917-0.0515793295562617 10.1425458356734-1.06243304320105 0.0528960592182557-0.00554086933243525 0.0527662262156809-0.00666480900599709 9.14686963910208-1.15532497819549 0.463226717269208-0.0585093499903451 0.444384884538522-0.143263428757564 7.24840918096015-2.33678504474938 0.139844242736217-0.0450838145115995 0.136955511025008-0.053217953368403 8.33697731252323-3.2395693063263 1.10019764181561-0.427513039523547 0.792857042784817-0.874402630213808 2.78329319690238-3.06955574674248 2.4191417099828-1.30584691744571 0.753670749711091-0.406829670711886 0.575303132778572-0.634473234550569 3.11990823758788-3.44079174650142 1.90361974046573-1.57873254956576 3.2657043946856-2.70835278472532 0.624553087392997-0.517961789868423 0.428709183068349-0.688882726666634 2.3629201331114-3.79692091628658 2.3629201331114-3.79692091628749 2.3629201331114-3.79692091628658 0.187748723610639-0.301689018471734 0.143196483721113-0.325208570205177 2.54870400309483-5.78827330942204 1.13115551783449-2.56892808451266 3.35663147605374-5.39369235595586 0.397244959922318-0.638323604798643 0.19195645486252-0.726920423467163 1.55302780653074-5.8811652444183 1.55302780652892-5.88116524441921 0.0148419585584634-0.0562050534254013 0.0135312057191186-0.0565349293065083 1.64591974152245-6.87684144098512 3.29183948304853-13.7536828819721 0.0827116339769418-0.345578692465097 0.0330081327992957-0.353802643087874 1.37973024293569-14.7888464232328 2.55262303442942-16.6883608186836 0.0222160570301639-0.145242587988832 0.0136487819672766-0.146296525294019 1.57916289489003-16.9264953416632 0.239019260379791-2.56196394335075-1.9458286895624-1.68360926724108-19.5158211030321-16.8858735833928-0.0180048943439033-0.0155785589631705-0.0181524382333009-0.0154063849931845-18.6130368414615-15.7973054518325-0.205829511089178-0.174692162561769-0.223442614706073-0.151514148597926-18.8917126464421-12.8102768621247-0.0380016351300583-0.0257685195801969-0.0384684461751021-0.0250663025462927-17.9889283848643-11.7217087305635-0.11463434910911-0.0746965256639669-0.118547825575661-0.0683155765282208-22.8744174327148-13.1818446020989-0.180372348262608-0.10394320521209-0.188388593096533-0.0885895700421315-34.6161672072703-16.2782221523894-100.846697919483-48.5481889871126-23.9076481695283-12.250704474458-0.130763883321379-0.067005741390858-0.134472946263486-0.0592113948541737-13.7280955330052-6.04478229853521-6.8069768063051-6.17216750552871-0.267439300887418-0.242498279280881-0.299501595367474-0.201563859571252-20.5811327849724-13.8510532920036-17.3453783807163-14.4057016223687-15.185808544551-15.0814548983999-13.1214746231699-17.9982124587796-0.0919582573324078-0.126135537379923-0.0996472944898414-0.120153699831462-6.120774033001-7.38036742155327-5.7587939175346-9.02385362860696-3.94348936668757-8.9730482018731-4.01011121428292-10.3199539978623-7.98379632114393-20.5461660188003-5.02621149123661-20.2190872350557-5.66644149120384-24.3405577675057-2.80932901785218-23.097498518372-0.00384504582598311-0.031612865455827-0.00424741288043151-0.0315613233042313-3.52150902235644-26.1673371285015-0.561391371218633-25.6882257915504 1.59395076119108-27.7741035716954 0.00442199867848103-0.0770519719126241 0.00204174846021488-0.0771517447246879 0.788931767686336-29.811440303647 3.92693840207721-31.4382693667112 2.37096411411494-14.7298581504101 2.17539000065517-12.6882766116842 3.35353283859968-14.6134076560838 3.33199178456107-14.5195400188368 4.12049039125759-12.441278839402 4.19462374462273-12.6651147504099 0.0123448018384806-0.0372735056516831 0.0117579038333133-0.037462782237526 4.22203929904117-13.4521715006977 5.10686221404831-12.3701154789051 5.03238967852303-12.1897241102133 6.87011627595075-11.0394286374512 0.127532345916734-0.204928734124223 0.107199726923682-0.216260268836777 6.07877641083451-12.263070611586 6.93845539205086-11.1492411595436 13.9971694383758-21.650568643212 7.80201715189469-10.9031941588073 8.63921058843789-8.94934965720313 0.111188843806303-0.115180412725749 0.103592863489212-0.122057384439358 7.61536362960669-8.97273552323168 8.37156003576547-6.94280167312354 10.6121647929558-8.80100664216025 8.15007425422846-5.00218172910354 20.908211944904-11.9074718920037 19.5097845390301-8.47532051178951 0.712621556219347 0.0664842601481723 0.916149705611133 0.0854724851233186 0.886558468596377-0.246272025552571 21.269538406742-5.90834388428175 23.7522098017644-2.68031095971583 24.6567835390506-0.651161338018028 18.4892931085815 1.72496462146773 18.3109065674798 2.6852391927323 17.98792990324 5.57461405948925 16.2794960393385 6.48483041506734 16.1681737601084 6.44048591567753 14.784931297947 8.18172341360787 14.8890970666344 10.3049920269714 14.6294199907425 10.1252651983605 9.64191570313415 10.5606104807239 0.0878171883978212 0.0961845289593839 0.0927056546333915 0.091482150108277 9.79019696480282 9.66098855411292 9.4825858289405 13.5897538835598 0.119009761001507 0.170556153239886 0.132762590106722 0.160083788347947 9.75384724387732 11.7610903531768 10.283354065532 15.6371756965928 8.46031414573008 15.6731225965896 0.0316617735807085 0.0586548974915786 0.0332140967748273 0.0577900395264805 10.2065440291954 17.7586217949629 8.06746551364085 19.545498169643 6.34463363978648 15.3714974032218 3.18460560666972-16.3216296848796 7.68656272705266-39.3949034435527 3.43438071860328-15.5492530596566 2.97576118904544-10.6330074970756 0.00990775671562005-0.0354024549496899 0.00938611752280849-0.0355443140961142zM8731.07010409917-7633.55137281009l218.784574110006 55.5635683834653 4.49382668928411 1.14127354530956 1.47658854757537-4.39507336454244 5.56186768116459-16.5549276016882 0.0525206631609763-0.156328022539128 0.042105403919777-0.159449069163202 4.5296922999969-17.1535041488914 5.96089791540726-12.0252674394769 0.0714057915938611-0.144051072980801 0.0620037633525499-0.148340931732491 6.37598067907493-15.2542178651929 5.98531746466324-11.2805463784962 6.09308420276466-11.4836546838551 0.0167383883526782-0.0315468924136439 0.016286056716126-0.0317827692961146 2.36096959602946-4.60750894436478 3.19628138707048-5.13602956056184 3.05575188755392-3.37003689640187 3.23203680967526-3.56445277625426 7.3157114071073-6.93848742310729 7.23401629613363-5.11652979356222 6.9301540177039-4.90161178161907 8.63982455561563-2.91307722877991 0.10762482316386-0.0362877069537717 0.105866072581193-0.0411372691160068 7.76324206713252-3.01662818255409 8.48342730269906-1.07152674633016 9.8464684001774-1.03141889193284 9.55577479000567-0.0634761553383214 11.0869478096683 1.03436040628731 7.19892526935109 2.53037544490235 0.580700433212769 0.204112428184089 0.612866705458146 0.057177598861017 0.118610038030965 0.0110657621225982 9.78457294147847 4.62788509652273 0.23477754322812 0.111044549394137 0.245018957439243 0.0861225711123552 6.96256069154697 2.44729483198444 7.73086326647172 6.26481416891238 0.057114525763609 0.046283562121971 0.0584505310780514 0.0445844433561433 6.913591682689 5.27349591313305 5.79389143021763 8.01692346234086 0.0975166113348678 0.134932319460859 0.106276191803772 0.128146757165268 3.38430107271415 4.08075600358916 2.31849036945641 3.77752542632788 3.91487518878967 7.79220140586403 2.11225336493408 7.76043965898407 0.0689221909560729 0.253220808143851 0.095051860469539 0.244614369788906 1.61978465316315 4.16848865626344 0.163295450465739 0.420238104833516 0.235835957697418 0.384248448206563 2.19102998277594 3.56985371982046 0.489491258220369 2.10264065479259 0.595042057228056 3.88578528592916 0.624108456591785 4.07559672126808 0.593883033221573 3.87821654622621 0.423935548720692 5.86778720714028 0.0143890378876677 0.19916190726326 0.0302254233756685 0.197380175043691 0.530936865834519 3.46716107869906-0.314390141114927 3.36983808081823-0.0384398579226399 0.412023406926892 0.02981938855919 0.412736858789685 0.40850519804917 5.65421225561749-0.333127882053304 3.57068137934766-0.464459674967657 4.97838098284137-0.557351609963007 5.9740571794091-0.333127882055123 3.5706813793513-1.4473747333941 5.48106733306031-0.105653073132999 0.400097911357079-0.0384398579208209 0.412023406925982-0.500174011100171 5.36119047395641-1.16313150835958 3.30911241806825-0.0662152970435272 0.188382706631273-0.0509817989477597 0.193063113750213-1.3610713516664 5.15424482094932-1.96567517318908 3.15859731148885-0.289999020307732 0.465992620942416-0.182005298485819 0.517805586940995-1.18523863805785 3.37200726433639-2.07292111280549 3.33092829534871-0.353788144255304 0.568493867412144-0.191741370359523 0.641550134595491-1.26839450117404 4.24393891325053-2.00913198885792 3.22842704887535-2.12470691952331 3.41414169301242-2.81706379546995 3.1067996616257-1.90361974045663 1.57873254955575-0.273516522665886 0.226835973590823-0.238688092089433 0.263237234787084-6.14188952657787 6.77358472803462-2.41914170998098 1.30584691744298-3.17281245969389 1.71267658815759-0.122125263345879 0.0659229254843012-0.118280487584343 0.0725957182039565-7.83123431107197 4.80649083250501-8.44950475612859 1.9670306977996-0.433567477341057 0.100933789862211-0.408916610855158 0.175942015221153-11.5097897722153 4.95224589448117-11.1414463603323 4.79376105806387-17.0524203742225 4.28644708726097-36.9163321974811 8.59406092764766-0.0802493324517855 0.0186819115397157-0.0795902067166026 0.0213159137474577-55.6243533145698 14.8973594417166-0.0623094226120884 0.016687760125933-0.0618581761973474 0.0182896560208974-46.4774836754696 13.7420344635229-0.173340818591896 0.0512518173245553-0.169187461431648 0.0636348259140505-38.5120741029186 14.4851699434712-0.155354658178112 0.0584320288535309-0.151137491473492 0.0686063443654348-14.6826022319074 6.66492248263694-0.0740110335591453 0.0335960747106583-0.0728799505850475 0.0359839148359242-13.6869260353415 6.75781441763138-0.173009672693297 0.0854221946910911-0.165912110685895 0.0985011152852167-11.6955736422005 6.94359828761935-0.431491306255339 0.256174035313961-0.371978509912878 0.336811329839293-12.0671413821765 10.926303073893-0.00765780412802997 0.0069338284956757-0.00762908678007079 0.00696541282013641-10.9785732506134 10.0235188123179-0.174256027112278 0.159097045312592-0.158498751603474 0.174800396299361-10.075788989041 11.1120869438801-0.142661131752902 0.157333872441995-0.128805381687926 0.168864796747584-11.4430329255829 15.0018997951611-0.1041157871623 0.136496557885039-0.0945085618022858 0.143316221001442-9.3587885974539 14.1920074685786-0.0362119538131083 0.0549131240240968-0.0347548394911428 0.0558467360606301-9.45168053244379 15.1876836651472-0.0860550605211756 0.138279857480484-0.0768734990615485 0.143587107914755-9.7303563374262 18.1747122548531-9.73035633742438 18.1747122548541-0.156304244928833 0.291950734103011-0.116434994297379 0.310014741936357-8.01767974927134 21.3475247145452-0.00784802470298018 0.020895808579553-0.00766114971884235 0.0209650448632601-6.74332774771938 18.4533880598347-0.0371283216372831 0.101603148003051-0.0326992916052404 0.103113860734084-7.11489548769532 22.4360928461083-0.0545582639297209 0.172043886963365-0.0420117286594177 0.175529820419797-4.93775922457098 20.6305243229572-0.034201057813334 0.1428959418663-0.0257509009188652 0.144657712074149-4.21918278170415 23.7015912555817-4.12625900961939 22.7059207853008-0.0387958788578544 0.213485423499151-0.0201558688349905 0.21604371597823-2.32229837483828 24.8919049142123-0.00859815748844994 0.0921606460824478-0.00518124777590856 0.0924157328290676-1.51240604825944 26.976149242344-0.00599179885648482 0.106873190820806-0.00141247913052212 0.10703170304896-0.330945981702826 25.0776887842003-0.000227901951802778 0.0172694473631054-0.000108594023913611 0.0172706097018818-0.145162111713944 23.0863363910612-0.00134406018696609 0.213757055867063 0.0169046916562365 0.213091803795578 1.84619028141969 23.272120261051 0.0065653222027322 0.0827590576136572 0.00930917762707395 0.0824954803347282 2.74897454299753 24.3606883926122 0.0204464950820693 0.181191454352302 0.0335901144353556 0.179220831671955 4.02332654454585 21.4665517379008 0.0200139664702874 0.106784980525845 0.0246335196079599 0.105814841284882 5.01900274111358 21.5594436728934 0.0333146518751164 0.143105193926203 0.0416605895588873 0.14090194405162 6.10757087267848 20.6566594113192 0.043868530434338 0.148369509081022 0.0529580481470475 0.14537332737109 7.19613900423792 19.7538751497432 0.0765087807467353 0.21002163825051 0.0949440260246774 0.202356897581012 8.37759907079453 17.8554146916013 0.0749624527597916 0.159769603323184 0.08604041819126 0.154086799910147 9.46616720235761 16.9526304300261 9.46616720235397 16.9526304300261 0.174752327606257 0.312957880773865 0.217606858917861 0.284830240836527 10.7405192039059 14.0584937753129 0.00449030136769579 0.00587745086068026 0.00450767003712826 0.00586413961445942 11.6433034654801 15.1470619068759 0.173560355762675 0.225788966258733 0.198075451582554 0.204621528361713 12.8247635320367 13.2486014487331 0.153769753882443 0.158851598235742 0.167190164620479 0.144659656863041 13.010547402022 11.257249055594 0.116590077104775 0.100878425389965 0.122583816064434 0.09350353372065 15.0018997951629 11.4430329255829 0.334713804480998 0.255310403190379 0.372690577241883 0.195751031979853 16.2762517967094 8.54889627087141 0.0436378692502331 0.0229202412429004 0.0440812488686788 0.0220554889247069 17.271927993279 8.64178820586312 0.145403791291756 0.0727509267726418 0.149822999177559 0.0631508415517601 18.3604961248384 7.73900394428893 0.271362416857301 0.114380069040635 0.282912942473558 0.0817351115392739 20.5376323879645 5.93343542113962 0.020098182179936 0.00580647582955862 0.0201460663702164 0.00563809274353844 21.5333085845323 6.02632735613224 0.331132411190993 0.0926709567283979 0.340701164945131 0.0464682275505766 46.6109973687362 6.35727333783507 0.0401734955630673 0.00547926254876074 0.0402570703063248 0.00482704414025648 37.7428035346074 4.52556972632647 0.51356272432713 0.0615789952025807 0.515292860953196-0.0448543412057916 10.9853431176361-0.956233563084425 42.1294526718157-1.07301251994613 0.222590499690341-0.00566924984377692 0.221205455005474-0.0254326095500801 19.2078851329061-2.20838425006968 17.1233770922572-1.40117264641594 0.514689730247483-0.0421160596724803 0.49521721826568-0.146421267722872 15.4924945584899-4.58067815450613 0.272241413775191-0.0804938347482675 0.26138051000089-0.110792029488948 13.5940341003443-5.76213822106365 0.132879796934503-0.0563241015197491 0.129409693112393-0.0638950402471892 13.6869260353396-6.75781441763138 0.418515250921701-0.206638684930112 0.37303815627638-0.280530025710505 11.6927721551092-8.7931317966013 12.583038861254-7.72295381919048 0.497752160124946-0.305499886667349 0.41394536091866-0.411991057960222 10.9951236959641-10.9432139397541 10.8990305720599-9.95089575678594 0.217305426342136-0.198401466132054 0.192533906703829-0.22252075149936 11.2572490555976-13.010547402022 0.150885460436257-0.174385627038646 0.134193684812999-0.187533527792766 7.21762562110416-10.0865163431972 0.695836918745044-0.270387196662341 1.55350399980489-0.603658098896631 0.880608340507024-1.41502887900151 9.35022174337246-15.0246519177035 10.2408008890416-13.9443455324126 0.222110049578987-0.302435259811318 0.174482937376524-0.332198231559232 8.54889627086959-16.2762517967094 0.0627112308447977-0.119395972460552 0.0561838801841077-0.122602888752226 8.827572075852-19.2632803864153 0.0155438688543654-0.0339193949866967 0.0150359345461766-0.0341475897221244 8.92046401084372-20.2589565829849 8.92046401084372-20.258956582984 0.0773829060399294-0.175741635394843 0.0636762054236897-0.181158983817113 8.18022481880871-23.2727626549276 9.26694913080974-24.1762241864308 0.0676900795242545-0.176594315420516 0.0541565367584553-0.181203114283562 7.30067935768057-24.4274452392447 1.39942856363632-4.68236761672051-4.6491663605957-1.50606074058487-65.3169261451858-21.1589025930971-0.0636342142515787-0.0206138013591044-0.064162883483732-0.0189041375369925-144.666210977328-42.6226160795377-5.05024603732454-1.48794038706001-1.22549643566708 5.12026465323015-3.27830827732578 13.6971479526555-2.99105138142113 11.3268206497769-3.66496207027558 8.32336831018438-0.0305221982089279 0.0693179062864147-0.0284086151350493 0.0702105924847274-3.83239097013757 9.47157893367694-4.71519068405723 9.20184795590558-2.25303453409288 3.62034832567588-2.3629201331114 3.79692091628567-2.19844605587969 3.53263138094098-1.44445058413658 1.78247106140043-2.29283261270575 1.23766556839746-1.16845676351113 0.630730170333663-0.701574774690016 1.12734404308958-2.02400539942937 3.25232678332304-6.98700896507216 6.62673404287125-7.23401629613363 5.11652979356222-0.824350485376272 0.58305285005008-0.533492828968519 0.857257108528756-0.479885291866594 0.771116415054166-5.17716815587301 2.79462300597697-0.0709476647698466 0.0382973799996762-0.0696760229966458 0.040564914253082-6.99622334083142 4.07315440395178-8.37811234250512 2.82483609800056-8.65026467036114 1.09259968010792-8.60233499855349 1.08654576776098-8.41459779357683-0.785042641303335-8.41459779358047-0.785042641306063-8.11095196119459-2.61332795873932-6.64499155552585-2.58748722793916-0.0776323689333367-0.0302291976458946-0.0785963563394034-0.0276261084400176-7.12890810113458-2.505764865331-5.89274110558654-4.13762954396225-2.28279702338659-1.84989678951933-1.48951562690127-1.7960428774868-0.316052896247129-0.381093385636632-0.384653924478698-0.311709737080491-2.41659079524106-1.95831846103738-3.2950841500533-3.97317914061205-1.28760673327815-1.55258317572589-1.3259039816694-3.41219167380768-0.19185525885041-0.493736293030452-0.291048650800803-0.442577281675767-3.08056700970883-4.68440231357636-2.03469325027982-7.47548303412987-2.24389310975494-8.24408537752879-0.284438007067365-1.04502803840751-0.691378505720422-0.833657209376725-1.28760673327997-1.55258317572861-1.12710929710374-2.90059688500332-0.541028149636986-3.53305988643388-0.530936865834519-3.46716107870634 0.314390141113108-3.3698380808155 0.0753714292968652-0.807880017321622-0.183970476964532-0.790256817970658-0.533029914622603-2.28966370672788 0.29619631067726-3.17482476895202 0.0384398579226399-0.412023406927801-0.02981938855919-0.412736858786957-0.40850519804917-5.65421225561568 0.333127882053304-3.57068137934766 0.371567739974125-3.98270478627455 0.557351609961188-5.97405717941183 0.314390141113108-3.36983808081823 1.16313150835958-3.30911241806916 0.204112428184089-0.58070043321186 0.057177598861017-0.612866705454508 0.40728207610664-4.36551427738505 1.16313150835776-3.30911241807371 1.36724393654367-3.8898128512792 1.36724393654549-3.88981285128193 1.18523863805422-3.37200726433639 2.07292111280367-3.33092829534326 0.289999020305913-0.465992620939687 0.182005298487638-0.517805586946452 1.18523863805422-3.37200726433184 1.64421192974078-2.64204556868481 1.55258317572589-1.28760673327815 0.381093385634813-0.316052896246219 0.311709737081401-0.384653924478698 1.95831846103647-2.41659079524106 1.79604287748953-1.48951562690309 0.624553087394816-0.517961789869332 0.428709183068349-0.688882726666634 1.66134535842139-2.66957687319609 2.00435569618094-1.08194641782302 0.265688220195443-0.143417866722302 0.246500003660913-0.174346388121194 7.02455120535706-4.9683777389082 7.76324206714162-3.016628182555 0.290152983003281-0.112747181939085 0.273927819107485-0.147865582535815 8.92921130521972-4.81996693704059 11.6675302341755-2.71618169354679 27.4828188091578-6.3979546517794 34.7918459861521-4.60823633090058 2.42531404123838 0.226270463264882 0.697246872952746 0.0650498740660623 0.688290140533354-0.129001435655482 50.0886207217682-9.38776193727517 0.106784980545854-0.0200139664739254 0.105814841264873-0.0246335196034124 46.1988078704871-10.7550058738161 0.036339632475574-0.00845980618851172 0.0362093339263083-0.00900118626304902 20.5637674763238-5.11189467610711 0.414478878967202-0.103034250761084 0.390999722998458-0.171837174540087 18.8510908881708-8.28470713580191 0.117897240845195-0.0518136652308385 0.115073657649191-0.057814086642793 16.8191252897632-8.45008654992762 15.7301929405603-7.54804395999417 0.380025172333262-0.182352925835403 0.344133151316782-0.243401099692164 15.0541699718815-10.6476272689124 0.156773619970409-0.110884032407739 0.147807423911217-0.122581409636041 13.062817578746-10.8334111388986 0.624553087396635-0.517961789871151 0.428709183068349-0.688882726667543 0.817023158831944-1.31285534258768 10.4691977239108-9.55845517809939 0.132702213495577-0.121158105252107 0.123662651181803-0.130371441041461 12.2529252521636-12.9176554670303 0.134208191122525-0.141489084287059 0.122780230878561-0.151512423379245 11.3501409905894-14.0062235985915 0.127411048622889-0.157226913518571 0.114287863611025-0.167009466443233 11.6288167955699-16.9932521882974 0.0949919681479514-0.138812271185088 0.0854482972226833-0.144882397640686 9.54457246743914-16.1833598617168 0.131141031368315-0.222357000327065 0.107544342705296-0.234680250663587 8.81057907990362-19.2261987468974 8.71708442541785-18.2308047238212 0.139868123120323-0.292518497614765 0.100917346610004-0.308132848727837 6.99566418963877-21.3599941726579 6.7142819217388-18.3739029868293 0.0665078133642965-0.18200131076992 0.0522227539513551-0.186602653572663 6.02632735613406-21.5333085845332 0.0255767525795818-0.0913910037306778 0.0220902859364287-0.0922957480479454 4.93775922456916-20.6305243229581 0.034201057815153-0.142895941869938 0.0257509009170462-0.144657712069602 4.21746456615438-23.6919390445355 4.0315416518697-21.700611942877 0.0414270227011002-0.222989571037942 0.0210683632994915-0.225824425338942 2.13651450485122-22.9005525210759 2.22940643984657-23.8962287176437 0.0193190045465599-0.207073660044443 0.00205574056963087-0.207962733573368 0.238054046709294-24.0820125876326 0.000896826872121892-0.090724759047589-0.00239523335949343-0.0906975691386833-0.664730214866722-25.1705807191938-0.00106253528065281-0.0402338112999132-0.00171008521829208-0.0402114930411699-0.943406019847316-22.1835521294879-0.00389487059692328-0.0915852380830984-0.00724929977513966-0.0913809252815554-1.84619028142333-23.272120261051-0.0143968972133735-0.181479843485249-0.0275566424425051-0.17995231502573-3.74465073956526-24.4535803276058-3.74465073956344-24.4535803276049-0.0450854675018491-0.294420275167795-0.0797200810284267-0.286985551018006-6.00450273145543-21.6157021259114-5.91216907203125-22.6112278054716-0.0492625382739789-0.188405720743503-0.0637671011972998-0.184003451307035-7.91313939582506-22.8337956744435-0.0473707412838849-0.136690859760165-0.0551947120566183-0.133723304011255-8.19181520080747-19.8467670847376-0.0988329328120017-0.239448052688203-0.12304831873189-0.227952692012877-10.2760595289383-19.036874758156-0.0445166382196476-0.08246912778759-0.0475757905369392-0.0807430013774138-11.2717357255042-19.1297666931496-0.458359411122729-0.777902251251362-0.701484677734698-0.568458010039649-2.25275228901955-1.82554961494498-9.34085626620254-13.3866373591882-0.072824780108931-0.104367190147059-0.0780398912702367-0.100527281595532-13.4488719886322-17.3241981700012-0.151610749846441-0.195297767519151-0.170138124000005-0.179388004709836-14.630332055187-15.4257377118565-0.249072241280373-0.262613524479093-0.284297788271942-0.22400359864605-15.9046840567335-12.5316010571432-0.0215783694693528-0.0170020049881714-0.0217638905287458-0.0167638678012736-17.803144514879-13.7130611237008-0.396114766483151-0.305111605438469-0.448689049413588-0.220631223849523-20.1660646479886-9.91614020741326-0.0947511887570727-0.0465914440383131-0.0966336168894486-0.0425499061702794-20.2589565829876-8.92046401084554-0.175741635384838-0.0773829060362914-0.181158983827117-0.0636762054264182-23.3388771076807-8.20346361925567-0.188382706626726-0.0662152970417083-0.193063113752942-0.0509817989486692-23.5246609776714-6.21211122612112-0.189626246512489-0.0500742321364669-0.19296593229592-0.0350669512245076-22.3247283880555-4.05698639221009-3.51581511512632-1.23578616297073-0.580700433207312-0.20411242818227-0.612866705456327-0.057177598861017-27.8789335039182-2.6009741798207-0.191193777771332-0.0178374857578092-0.19199868643409-0.00312105182183586-39.1100474711529-0.635756875044535-0.153112954958488-0.00248894133528665-0.152978299940514 0.00688560430808138-36.308802751435 1.63427132307334-0.177437306778302 0.00798651236436854-0.176423350032565 0.0205568427400067-33.5075580317171 3.90429952119302-0.280221983663068 0.0326514559974385-0.274770475714831 0.0639661111717942-30.7992052469908 7.17000391587681-0.309580934648693 0.0720699282956048-0.297962388902306 0.11069256735027-28.0908524622664 10.4357083105642-0.326930972752962 0.121454351516149-0.306903642171164 0.165665853070095-25.382499677542 13.7014127052498-0.0897564945498743 0.0484503413936181-0.087705902151356 0.0520705157887278-11.6955736422024 6.94359828761844-0.337335048401656 0.20027397852391-0.301971822636915 0.25043486118193-10.7940982150794 8.95188983025309-11.786265365512 8.86344002721035-0.316836096833867 0.238265273659636-0.275331556131277 0.285215685190451-8.88429243986502 9.20322970337566-18.8671295654258 19.3196986375988-0.326846591930007 0.334686717178556-0.259089859591768 0.389507815024444-16.3546570617928 24.5870940208706-0.0215848244370136 0.0324499685848423-0.0210763616905751 0.0327824965434047-16.4475489967863 25.5827702174392-0.171807262311631 0.267231653436284-0.136602815271544 0.286827758152867-13.7391962120619 28.8484746121267-0.0423614030842145 0.0889471147047516-0.038824675608339 0.0905467959164525-12.8364119504859 29.937042743687-0.0860934884021845 0.200786984101796-0.0682527543085598 0.207530873009091-11.2166272973227 34.1055313999514-0.0169227363548998 0.0514556560383426-0.0158040161149984 0.0518101980105712-10.1280591657596 33.2027471383726-0.0551228038711997 0.180708711166517-0.0413286482908006 0.184353206205742-8.60116644759546 38.3669119912056-1.06337500169684 4.74335839822288zM9131.26956477036-7538.36851577627l0.273516522669524-0.226835973594461 0.238688092087614-0.263237234784356 3.35859632967731-3.70402898129396 0.302844442119749-0.333992084883903 0.238213213588097-0.382779223274156 2.3629201331114-3.79692091628476 2.36292013311322-3.79692091628567 0.353788144255304-0.568493867412144 0.191741370361342-0.641550134599129 1.26839450117586-4.24393891325417 2.00913198885428-3.22842704887444 0.289999020304094-0.465992620937868 0.182005298487638-0.517805586944633 1.18523863805967-3.37200726434003 2.07292111280367-3.33092829534507 0.397244959922318-0.638323604798643 0.19195645486252-0.726920423468073 1.50204600758116-5.68810213066718 1.30102863950015-3.70143014464884 0.204112428184089-0.58070043321186 0.057177598861017-0.612866705454508 0.518911752040367-5.56203377248494 1.4473747333941-5.48106733306031 0.105653073132999-0.400097911357079 0.0384398579208209-0.412023406924163 0.371567739975944-3.98270478627546 0.557351609963007-5.97405717941092 0.464459674967657-4.97838098284319 0.371567739974125-3.98270478627455 0.0384398579208209-0.412023406926892-0.029819388557371-0.412736858786957-0.408505198047351-5.65421225561477 0.333127882053304-3.57068137934675 0.057177598861017-0.612866705455417-0.0931715907609032-0.60843564256902-0.593883033219754-3.87821654622439-0.423935548720692-5.86778720714119-0.0143890378876677-0.19916190726326-0.0302254233756685-0.197380175043691-0.624108456593604-4.07559672126536-0.624108456591785-4.07559672126808-0.624108456597241-4.07559672126899-0.0290663993655471-0.189811435336196-0.0435386564022338-0.187023051933465-0.717000391587135-3.07992052469945-0.183970476964532-0.790256817973386-0.424430866954936-0.69152687143378-2.37962489203346-3.87713214304858-1.36143734222787-3.5036361816401-2.1749709188025-7.99086456938403-0.131639744824497-0.483645718543812-0.225024540470258-0.447890789885605-4.23524550289403-8.42986924751585-0.0953457736341079-0.189777051766214-0.111095400659906-0.181008170776295-2.61546084972906-4.26138059125424-0.185875079612742-0.302846994150968-0.226835973586276-0.27351652265952-3.50486085449666-4.22612576908432-6.12908128469462-8.48072079804297-0.432706465811862-0.59872965516297-0.587358214892447-0.448020549657485-7.4424993665034-5.67693201943439-8.34661963339204-6.76380103223073-0.672870892683932-0.545270425440322-0.817065011015075-0.287193041101091-7.5346067451228-2.64836530197317-10.34609287905-4.89347152181017-0.796297480799694-0.376630974681575-0.877066158538582-0.0818261728700236-0.382809491111402-0.0357143361316048-7.19892526934746-2.53037544490144-0.580700433209131-0.20411242818318-0.612866705456327-0.057177598861017-11.9481143588218-1.11470321992329-0.248299843697168-0.0231652147749628-0.24937260382103 0.00165650766030012-10.0496539006799 0.0667568466315061-0.244506506853213 0.00162418363288452-0.243181376286884 0.0254732819394121-10.1425458356716 1.06243304320287-0.0528960592073418 0.00554086933061626-0.0527662262247759 0.00666480900781608-9.1468696391039 1.15532497819368-0.610676110180066 0.0771334228556952-0.573735245388889 0.222941123772216-8.23111123994022 3.1984320372103-9.2250286859271 3.11038966437718-0.692828953475328 0.23360014255104-0.596930968236848 0.422201852837134-7.52708498594075 5.3238136344562-7.52708498594075 5.3238136344562-0.293068689807114 0.207283840893979-0.260452656457346 0.247022795267185-7.71286885592781 7.31516602759257-0.136704792363162 0.129655809218093-0.126559520005685 0.139576205039702-3.35859632968459 3.70402898129396-3.35859632967913 3.70402898129396-0.302844442125206 0.333992084890269-0.238213213586278 0.382779223270518-3.54438019966619 5.69538137443124-0.109885599009431 0.17657259059888-0.0948424720754701 0.185088168489528-2.43952601138881 4.7608143435582-6.07634581441198 11.4521077914396-6.09308420276648 11.4836546838551-0.107766738106875 0.20310830535891-0.0886712636638549 0.212141604935823-6.40264817938623 15.3180185383962-6.11457034616615 12.3352798074411-0.225078222352749 0.454063440944992-0.129391119591673 0.489991584362542-4.61697801566879 17.4840466640908-4.03275847042823 12.0035262146066-209.579223551345-53.2257338842064 7.49646279760782-33.439200386777 10.0571323457734-32.9702282291955 11.1314518066592-33.8465448709039 12.7114937864753-29.6457089636688 13.5602319937061-28.472699739269 16.2546653727841-25.2827560674596 16.073982377764-24.1651362372613 18.5503793846001-18.9953505158701 0.010096411104314-0.0103385954489568 0.0100364826175792-0.0103967823624771 8.61899736635132-8.92841080054677 11.5645214153574-8.69668540709608 0.0950921466792352-0.0715106535453742 0.0915831005404471-0.0759527854961561 10.583709492983-8.77740775456732 11.2705326916494-6.69125379330581 24.985839540821-13.4872965107861 27.4659591006111-10.2035613916978 30.2148538366273-7.03396787640941 33.0509126980214-3.85109122245558 35.9783871447162-1.61939920640089 38.7649358297604 0.630146881887413 27.0748730206906 2.52595909520187 3.30911241807371 1.16313150835958 0.373997736154706 0.131457773571128 0.390040263031551 0.0708805057793143 22.5218027187911 4.0927999467649 23.1419716174059 6.11105519503599 22.9693354172268 8.07357211678755 19.9865813307133 8.80053119863896 19.6226244098179 9.64891753952543 17.3852658578671 13.391185650461 15.5988078989922 12.290595453509 14.2111216899066 14.9837361826676 13.2192213475155 17.0283731208865 9.67201822722745 13.8612346501732 0.403986741133849 0.578964481132061 0.548492430700208 0.444478583172895 2.09976004198506 1.70157018807822 10.7658005238445 18.2711214405208 10.1084945719867 18.7264529383556 8.03778755593885 19.4735957280382 7.80200155334387 22.5131013633763 5.87252446441562 22.459606083713 0.00961793065835082 0.0367839989849017 0.0101762062276975 0.0366334819746044 5.9349588566547 21.365350056868 3.69956527206159 24.1591600524389 3.71709409712275 24.27362801258 1.82454408443482 22.9992594922842 0.937801064032101 22.0517553983636 0.661272446226576 25.0396493387552-0.235101479267541 23.7833250950116-2.21008743530001 23.6891550575992-2.11544614155173 22.674728095737-3.99354794029568 21.4961028834823-0.00343331112708256 0.0184805116432472-0.00329426682947087 0.0185058031211156-4.1950079320668 23.565787135587-4.88146788081758 20.3953326330402-5.94852784960312 21.2553149272298-6.67681993435508 18.2713867490647-0.0290458259805746 0.079485073005344-0.0263393630630162 0.0804224768799031-6.92108620609179 21.13228380081-8.59481201773815 17.9750856922337-0.0175957154406206 0.0367994660273325-0.0169929959465662 0.037081639517055-8.72002773314489 19.0286001357508-9.32798313884814 15.816120463749-11.419536963811 16.6874304506691-11.0999497110879 13.6974842616937-11.9950544098592 12.6457949417018-10.8458710371197 9.90236070706487-0.509375526704389 0.465063634217586-0.364436907722848 0.585605115556973-0.752750883486442 1.20957773147711-12.2904570674364 10.1928679393914-14.5532632005961 10.2933421368125-15.3911451911372 7.38535381837664-0.0409774229101458 0.0196627842178714-0.040613205268528 0.0204044558604437-16.7446648373825 8.41267691914527-18.3421939243271 8.06105629603098-20.1130792634303 4.99985923908298-46.0566533967467 10.7219125480242-49.293545600689 9.23874653514577-2.28978171675226-0.213625930916351-0.561714548466625-0.052405341717531-0.559269415705785 0.074076139600038-35.5918023598479 4.71419184777278-0.240686957989965 0.0318793772721619-0.236465913134452 0.0550488725129981-27.7192847222923 6.45300352429058-12.3196820987941 2.86800156635036-0.652151864618645 0.151819872803571-0.589226073858299 0.318062827428548-9.24450955997054 4.99016418193332-8.04682432952177 3.12682212438631-0.573735245383432 0.222941123770397-0.50253378058369 0.355435895547998-7.28058498227983 5.14946724633501-2.90712423949662 1.56925872143438-1.16845676351113 0.630730170333663-0.701574774690016 1.12734404308958-1.93421095004305 3.10803818961904-1.55258317572952 1.28760673327997-0.381093385634813 0.316052896246219-0.311709737081401 0.384653924478698-1.95831846103647 2.41659079524106-1.79604287748953 1.48951562690309-0.624553087398454 0.517961789871151-0.42870918306653 0.688882726666634-2.36292013310958 3.79692091628749-0.289999020302275 0.465992620936049-0.182005298489457 0.517805586948271-1.18523863805603 3.37200726433366-2.07292111280549 3.33092829534689-0.289999020307732 0.465992620943325-0.182005298487638 0.517805586945542-1.36724393654185 3.88981285128011-1.36724393654185 3.88981285128011-1.36724393654367 3.88981285128102-1.36724393654367 3.88981285128193-0.20411242818227 0.580700433206403-0.057177598861017 0.612866705457236-0.40728207610664 4.36551427738777-1.16313150835958 3.30911241806825-0.204112428184089 0.58070043321095-0.057177598861017 0.612866705455417-0.371567739974125 3.98270478627364-0.557351609961188 5.97405717941183-0.371567739974125 3.98270478627273-0.371567739975944 3.98270478627364-0.0384398579226399 0.412023406927801 0.02981938855919 0.412736858788776 0.40850519804917 5.65421225561749-0.333127882051485 3.57068137934584-0.0753714292968652 0.807880017321622 0.183970476964532 0.790256817970658 0.533029914622603 2.28966370672788-0.29619631067726 3.17482476895384-0.057177598861017 0.612866705459965 0.0931715907590842 0.608435642559925 0.624108456593604 4.07559672126808 0.624108456597241 4.07559672126899 0.0830803069566173 0.5425368348333 0.198794684567474 0.511594788805269 1.61978465316315 4.1684886562598 0.293880671491934 0.756296982451204 0.517961789870242 0.624553087396635 1.11419001742979 1.34347905374852 1.95945510268757 7.19905733912128 2.24389310975675 8.24408537753061 0.209199859476939 0.768602343398925 0.437678101599886 0.665546409240051 3.22719646050791 4.90737144114064 1.42792939431092 3.67475236323116 0.293880671491934 0.756296982453932 0.517961789872061 0.624553087397544 1.80556852315021 2.17713626312343 3.61113704629679 4.35427252624686 0.316052896247129 0.381093385636632 0.384653924478698 0.311709737080491 2.41659079524106 1.95831846103738 1.48951562690309 1.79604287748771 0.316052896248948 0.381093385637541 0.38465392447506 0.311709737078672 2.80124471971794 2.27002819811787 0.13379377185629 0.108421671519864 0.140936362327921 0.0989594564116487 6.59816563600543 4.63294833122927 0.564488168090975 0.396359330855375 0.650717601423821 0.228723007754525 7.701029346219 2.70686176464551 6.70631713705916 2.61136674044701 0.138957950466647 0.0541087101537414 0.141935597956035 0.0457312863218249 8.77530189912977 2.82737980807815 0.52241433997915 0.168320563017005 0.546487975534546 0.0509847736375377 8.96108576911865 0.836027414943601 8.96108576911684 0.836027414940872 0.546487975540003 0.0509847736375377 0.54453464055041-0.068779210433604 9.1468696391039-1.15532497819459 9.1468696391039-1.15532497819549 0.496604968742759-0.062725298087571 0.474315491081143-0.159924272470562 9.33265350909096-3.14667737133004 0.480225675504698-0.161917000858921 0.437969710115794-0.254983033937606 7.36451702795057-4.2875725236363 6.27467725461611-3.38705579631096 1.16845676351295-0.630730170333663 0.701574774690016-1.12734404308958 0.647967237588091-1.04120334961499 6.70273450056448-4.74076078440612 0.293068689807114-0.207283840893979 0.260452656457346-0.247022795267185 7.71286885592781-7.31516602759348 0.465407234398299-0.441409189455044 0.338914733682031-0.544594132963539 1.66134535842139-2.669576873197 2.00435569618094-1.08194641782302 0.879979846986316-0.475011019759222 0.629592543467879-0.776925497852972 2.27002819811787-2.80124471971885 0.195985070513416-0.241848160465452 0.164474077233535-0.264289535343778 2.36292013311322-3.79692091628658 2.3629201331114-3.79692091628931 2.3629201331114-3.79692091628749 0.109885599018526-0.176572590611613 0.0948424720681942-0.185088168477705 4.91162413620805-9.58519422571044 0.101590980082619-0.198258101327156 0.0835569695063896-0.206507227028851 3.88753932450891-9.60787556822106 3.79253380643786-8.6130920578471 0.158093934371209-0.359041653949134 0.100162273081878-0.379304785643399 3.10605561305965-11.7623304888357 0.0148419585566444-0.0562050534153968 0.0135312057209376-0.0565349293174222 2.06634304737963-8.63341822874281 139.55180205652 41.1157715549407 60.6041255703385 19.6322280511531-5.84709425728579 19.5638745082406-9.22434167129541 24.0650670538389-0.0250826200099254 0.0654371828286457-0.0232388004515087 0.0661144527539364-8.13978741383653 23.1577181238645-8.84308110480379 20.0832149475891-8.90542807629754 20.2248089932627-8.75584432681353 19.1067581026764-8.31170210264827 15.8246575926896-10.1323547444426 13.7966802737747-0.113663904980058 0.154770001173347-0.101458789073149 0.163031747443711-8.57107219193858 13.7726547861457-0.5307403283241 0.206234227684035-1.38840740938394 0.539505129918325-0.866810974797772 1.21135447067081-7.95024291108894 11.1103372860753-10.9138296884576 12.613641023484-10.7612678242713 9.82511734618765-0.0795426785534801 0.0726230555337679-0.0763414896428003 0.0759810691306484-10.6575198246883 10.6072039509245-12.2863896136423 7.54088266252711-0.201102912513306 0.12342873000398-0.188585357078409 0.141818884154418-11.5083193559112 8.65442065504521-13.1390010913055 6.48728069245408-13.1997737934089 5.59502209005495-14.725035926449 4.35376305203499-16.6904814164009 1.3657496351434-0.0817940543911391 0.00669304839993856-0.0815303418694384 0.00937377132595429-19.06821001977 2.19232541184556-42.0602694311529 1.07125046326837-0.153407259027517 0.00390719316601462-0.152878914606845 0.0133075451240074-10.6229291712898 0.92468676700264-37.188983739974-4.45916368698363-46.230122708228-6.30532584773573-21.1820301069711-5.92801830666031-20.2346212633111-5.8458938337717-17.9393107088035-7.56147303369562-17.0824429531185-8.54698179016577-15.8599233502173-8.33022499764866-14.5446021746175-11.0942189886719-12.7267671602967-11.011710973341-12.4729183265717-12.8851283221356-11.4652354396803-14.9154088010027-10.5184220436204-13.7677860836156-9.29141487474772-16.6396725492523-9.38012678416635-16.798543630116-8.20769259201006-17.4932881906971-7.06667217534414-19.3984801841216-6.02204175268525-20.3673879581866-4.96105456963051-21.3105236376823-3.96972246364021-21.180545925703-2.71921887028839-24.0970014579252-1.82272026756073-22.9762693996417 0.143709457503064-22.8553087254922 0.329305600620501-24.9533876337882 1.50123300162704-26.7768603186942 2.29354434851484-24.5837005521516 4.08907101913064-22.5012832275897 0.00160788836910797-0.00884786578808416 0.00157605127969873-0.00885359207677539 4.19500793206498-23.5657871355843 4.86154643809823-20.3120985606711 7.02763793216036-22.1609350984108 6.69853827636325-18.3308198669683 7.89339673027098-21.0166141640293 9.57405209249555-17.882761520751 9.65348283836465-18.0311251469366 9.33087063243147-14.9935570716061 9.2280680818385-13.9937781235531 11.2101117567327-14.6965384405285 9.77462910568465-10.7799526751387 10.7966881367211-9.85745635418516 11.6875050681356-10.582557915558 11.0981702252593-6.58892313702017 13.4410364120631-6.63640830810436 14.4574537068747-6.56272006356085 38.1875319833089-14.3631030887036 46.2422846806803-13.6724929901775 55.4824536852411-14.8593557678432 36.8787969639397-8.58532278751318 0.0427140989104373-0.00994377140523284 0.0425331017704593-0.0106914963507734 17.4838469516253-4.39489428452089 0.388893475632358-0.097755700909147 0.368343411882961-0.158484836418211 11.5097897722153-4.95224589448208 11.1008731613601-4.77630387926001 8.80619409675637-2.05006738490101 0.790256817968839-0.183970476963623 0.691526871436508-0.424430866956755 8.40448069492413-5.15832598125689 3.05068719634801-1.64675366267238 3.17281245969389-1.71267658815577 0.75367074971291-0.406829670712796 0.575303132780391-0.634473234552388 6.47850456726883-7.14482072779992zM9743.46804865707-6283.62325824638l662.644238821216 110.03005388099 5.32963911666229 0.884970312600672 0.470393498058911-5.38209583015941 29.7776893746668-340.707043096421 0.408659171465843-4.67575090170612-4.64060507046088-0.703159578778468-409.332194658497-62.023345922873 20.6633346295075-242.165695489601 380.418763934606 53.3244191810718 5.21786613500262 0.731403672457418 0.45734152642035-5.2489920044809 28.3843103497675-325.771900147892 0.417180024256595-4.7880511286412-4.76782824046313-0.606041791097596-381.328707535289-48.4709434266979 27.0948208734571-300.842085287285 424.207605359748 48.508528856245 5.10022764996211 0.583215710906188 0.448689423481483-5.11381857794549 31.728420009531-361.61624322436 0.432088432415185-4.92461318979713-4.9193882478412-0.487990522010477-680.670950712891-67.5207883218827-5.03366396106867-0.499326375605051-0.440873453384484 5.03911999266347-136.229008625851 1557.07792265153-0.40334687226823 4.61019658231544zM10066.7636935192-7150.49086984873l4.78173777494885 0.607809841197195 381.342617069775 48.4727114767975-27.5097887990905 315.73485701477-380.428119500264-53.32573057828-5.22722170066118-0.732715069665574-0.448754352988544 5.25921454324271-21.5103071602389 252.091861601823-0.39821817774282 4.66695156897913 4.63104906729677 0.701711622087714 409.322638655332 62.0218979661822-28.898636705142 330.649196364556-652.749300656766-108.387029591938 135.384788300198-1547.42860607655 670.717898503981 66.5334714242672-30.8476421536343 351.577811456617-424.195861852695-48.5071859754389-5.08848414290878-0.58187283010011-0.45941259771098 5.10099862067182-27.9866075214286 310.743865264371zM11154.7409031269-6055.54671080967l146.647392015046-1636.45334257204 0.430141861734228-4.79999731152839-4.78091273904465-0.606522541662343-209.437433931002-26.5699316596256-5.15693310241113-0.65422573955675-0.453293653279616 5.17846456055668-13.0004090745115 148.517759244754-0.937725771245823-3.09879192957578-0.00967766380745161-0.0319806359430004-0.010104206034157-0.0318484422277834-8.53724785242048-26.9093923957089-0.0622342167462193-0.196162157618346-0.0781442881234398-0.190384243153858-8.91222382892738-21.7130007736332-6.8488812509313-22.5154431276324-0.135705538921684-0.446126926683064-0.2158610988281-0.413339102929058-9.33405660943754-17.8732092377031-7.53105481271814-15.6947874015905-0.0514728606831341-0.107269914436984-0.0565169100009371-0.104700185354886-8.56338294078159-15.864062298464-0.116145847561711-0.215165545459058-0.136585669257329-0.202806372746636-7.93927448418617-11.7884655771959-0.139303957277662-0.206842565829902-0.159194222793303-0.191954783703295-11.7361954004718-14.1513857103073-0.132762590103084-0.160083788344309-0.145598231045369-0.148505487240072-11.9219792704625-12.16003331717-0.264083886546359-0.26935702420451-0.301507228316041-0.22668678145692-12.2006550754431-9.17300472746592-0.115357022086755-0.0867306306427054-0.120167716104334-0.0799322516568282-12.2935470104348-8.17732853089456-0.119335643687009-0.0793787800257633-0.123686734978037-0.0724125552369515-14.2848994035739-8.36311240088344-0.298480271516382-0.174745652007914-0.319698008765044-0.131983705701714-12.5722228154154-5.19029994119046-0.23383096202997-0.0965344669984916-0.242380223366126-0.0724406615636326-14.6564671435444-4.3804076146107-0.474364481142402-0.141774260123384-0.49295686340156-0.0459905710986277-14.9351429485287-1.39337902490297-0.0858086545413244-0.00800554636862216-0.0860335734723776-0.00504362954507087-28.9675016354813-1.69818991824468-0.611564570119299-0.0358523424074519-0.602130215349462 0.112853079910565-14.1844579634926 2.65849433766925-13.094836424214 1.76225744284602-0.442424517421387 0.0595399494477533-0.424879151592904 0.136975055143921-14.4968183619221 4.67357008950057-0.436916624088553 0.140855766760069-0.403963931783437 0.218058765594833-12.6912498387701 6.85070635262491-0.235036282236251 0.126872023817668-0.220182653938537 0.151189163975687-12.8770337087572 8.8420587457631-0.186970766500963 0.128384109146282-0.174579565062231 0.144784399947639-11.9742494471848 9.93062687732436-13.0628175787442 10.8334111389004-0.174579565065869 0.144784399951277-0.160754439168159 0.159995491476366-11.0714651856069 11.0191950088865-0.0509806656791625 0.0507399777152386-0.0495000308019371 0.0521854439130038-12.2529252521654 12.9176554670294-0.494496317114681 0.521323106338969-0.327679323720076 0.639476856230431-2.28726637683212 4.46367471530357-7.86936025995783 10.9973050750186-0.0599112485760998 0.083725011468232-0.056414047610815 0.0861202095547924-10.5402486640087 16.0904679267232-0.0318539166710252 0.0486273560391055-0.0307147432722559 0.0493548002477837-11.8146006655552 18.9846045814338-0.0860550605175376 0.138279857475027-0.0768734990651865 0.143587107921121-9.73035633742802 18.1747122548541-0.0752912093776104 0.140631649891475-0.066173902432638 0.145144899347542-10.1019240773985 22.157417041125-0.0202468714196584 0.0444092007001018-0.0193761058490054 0.044795975469242-19.2081719582347 44.4077260172489-0.060408209950765 0.1396588515845-0.0518038899444946 0.143073769935654-17.588387305068 48.5762146735106-0.0548139636284759 0.151387095253085-0.044960872415686 0.154599945553855-14.7871425853518 50.8462428716266-0.00480137602608011 0.0165097435228745-0.00468771815576474 0.0165423743574138-14.9729264553389 52.8375952647639-0.0520827920827287 0.183793695679924-0.0379073350941326 0.187231871637778-11.1760055390496 55.2005153978753-0.0102899502871878 0.050824112182454-0.00923365024937084 0.0510265926186548-10.3661132124726 57.2847597260061-0.0234536850603035 0.129608724682839-0.0165973945222504 0.130663779786119-7.56486849275098 59.554787924124-0.00565099388768431 0.0444877188310784-0.00485212493731524 0.0445819217020471-7.0336519711509 64.6260608419607-0.00797118993250479 0.0732402751355039-0.00580987224020646 0.073443332910756-5.599651187973 70.7859018913578-0.00915901611551817 0.115780286021618-0.00377325719637156 0.116080682071697-2.14816292330579 66.0861967134952-0.00151619646021572 0.046644347326037-0.000645270449240343 0.046664522021274-0.873810921752011 63.1920600587855-0.00267686861843686 0.193585177668865 0.0123002245873067 0.193212554222555 3.66624547448009 57.5895706193478 0.00421072842436843 0.0661423365136216 0.00596240692357242 0.0660074891302429 4.94059747603387 54.6954339646363 0.0117955358218751 0.130583791493336 0.0186232393716637 0.129786117163349 3.64865309963716 25.4276127394432 3.55595058041399 26.4232626010989 0.0228966625581961 0.170138620817852 0.0345122267935949 0.168167516656467 4.8332188711247 23.5507960660307 4.83321887112834 23.5507960660325 0.0467129402586579 0.227617858616213 0.0676218883218098 0.222304450159754 6.91746319925915 22.7409037394491 0.00742378287031897 0.0244054108834462 0.00767241826906684 0.0243283915206121 6.20046280766655 19.6609832147515 0.0489860037341714 0.155329211228491 0.0589908496658609 0.151811962890861 14.5780618784665 37.5163979063509 0.0616661753920198 0.158696868807056 0.0723185156384716 0.154134505087313 8.37759907079453 17.8554146916003 0.0092337632086128 0.0196801816182415 0.00940453955081466 0.0195991468053762 7.56770674421205 15.7711703634704 1.22471791533098 2.55232338444694 1.05513169363439 0.0984388549532014 7.22638483347146 14.3834588188029 0.109060557209887 0.217075075509456 0.129590952627041 0.205479873801778 8.74916681076866 13.8727099053258 0.23149875587842 0.367065247834034 0.291278487226009 0.321691487338285 10.7734430220607 11.8983208905001 8.79807076809811 11.6993398115173 0.136879912657605 0.182017700672077 0.152860051832249 0.168820491676343 10.926303073893 12.0671413821774 0.0943578920760046 0.104209998249644 0.10006419227102 0.0987435717261178 10.1164107473105 9.98289705404568 0.281125047920796 0.27741483445061 0.321193481509908 0.229836964776041 11.2978708138671 8.08443659590193 0.271379709383837 0.194191639297969 0.294778765304727 0.156405942850142 11.483654683856 6.09308420276648 0.0609937564622669 0.0323625278015243 0.0618641491200833 0.0306659190227947 12.4793308804219 6.1859761377591 12.4793308804256 6.18597613775819 0.482366774283946 0.239108120776109 0.522211852441615 0.130939602567196 25.516013370805 6.39789509610728 0.184086047347591 0.046157806960764 0.187055350726951 0.0320704183868656 12.850898620396 2.20327135148545 0.567797389576299 0.0973481901037303 0.575058401138449-0.0343275547011217 12.9748266442002-0.77451971919163 10.8903072828543 0.0257682785950237 0.521474690784089 0.0012338958640612 0.51050669727374-0.106396840479647 13.3153582953673-2.77510963135683 0.235848875743613-0.0491542527133788 0.230030443628493-0.0716018697994514 12.4125740337913-3.86367776292172 0.249805332701726-0.0777572247625358 0.240326007004114-0.103403581218117 11.2694637652075-4.84884231326123 12.1627687010896-3.78592053815828 0.672648405981818-0.209376127899304 0.588609556596566-0.387082718406418 10.6998974456328-7.03649022261197 10.6998974456346-7.03649022261197 0.131793168700824-0.086670115081688 0.126068079225661-0.0948049975886534 11.8813575121912-8.93495068075663 0.276659433025998-0.208051848192554 0.245349818427712-0.244191482277529 11.0714651856051-11.0191950088865 11.0714651856124-11.0191950088856 0.218937299834579-0.21790366145342 0.190451159283839-0.243195194988402 10.2615728590245-13.1034393370164 10.2615728590245-13.1034393370173 0.130230112283243-0.16629637576898 0.115741034884195-0.176687236609723 8.96469487436298-13.6852687205901-48.8136467110926 543.954600807187-0.415035510024609 4.6249458990942 4.58168290953836 0.755354724999052 224.532225661154 37.0172883886398 5.31278923490208 0.875887862765921zM10954.5637569577-7744.95766925554l12.0540436506435 8.01801749921196 11.7837908250403 8.8595873153663 11.5122971528708 11.7421708057254 11.4442385875755 13.7993471382597 7.6633848576621 11.378816638633 8.39072018321167 15.5441965676364 7.51623388353073 15.6639004490335 0.0366519314957259 0.0763829618799718 0.0392186579247209 0.0750973888898443 9.15741416853416 17.5349675236639 6.78175766033564 22.2947768127669 0.0685819483260275 0.225460611817653 0.0894836984625727 0.218010639236127 8.92356323926651 21.7406271697155 8.4649094296401 26.6813817958628 8.4346782536195 27.8730879563363 7.50663014618112 24.8062766627036 2.26000335279787-25.8184670897299 14.8071187740297-169.157761773927 199.499588089546 25.3091833784065-145.736654563923 1626.29032960865-214.637753516714-35.3860458008749 50.2633392381977-560.109241425243 1.87826314619633-20.9304149298068-11.1033380911013 17.8416934402239-9.42096578917335 15.1383288648994-10.3926537124535 15.8651533340744-10.1313427467412 12.9371429612484-10.0711216997406 12.860244142028-10.8525278857778 10.801291347434-10.8261153671774 10.775003526609-11.4786299999396 8.63209383497542-10.5681042769338 6.94982010753029-10.1112878890363 6.64940750420556-11.7399256278095 3.6543016350206-0.249805332701726 0.0777572247616263-0.240326007004114 0.103403581219027-11.2694637652075 4.84884231326214-11.9327382574611 3.71431866835974-12.56900272235 2.6195585381638-10.5238554064599-0.0249011924970546-0.155022814389667-0.000366809766092047-0.154747781180049 0.00923751902882941-12.5545160242418 0.749429683519338-12.0960458800928-2.07385274299486-24.8097154710158-6.22079768657932-11.9969641061416-5.94686801698208-12.4174667313018-6.1553102187363-11.127882162089-5.90431573211481-10.7052976229734-7.66040799182792-9.7352215071187-9.60673864786895-10.6790851299847-11.7941108922514-8.79807076809811-11.6993398115173-0.136879912657605-0.182017700672077-0.152860051832249-0.168820491676343-10.635024586667-11.7454498948382-8.3880771022632-13.30016478369-8.36143044857818-16.6426634195232-1.24410617231661-2.47627967622975-0.936220699504702-0.0873450150338613-6.33358428933025-13.1992478322181-8.29604679194745-17.6816000048948-14.4574048534087-37.205889074653-6.14380438566332-19.4813256120024-6.84241752806702-22.4941938784059-4.78650593086968-23.3231782074145-4.79870664433111-23.3826285493742-3.53597020702364-26.2747940999243-0.00291628916784248-0.0216701196432041-0.0031057049309311-0.0216437847311681-3.63313556519643-25.3194704070111-4.92283953328843-54.4988426840127-3.64973452146842-57.3302157286116 0.870488782684333-62.9518103590954 2.1428734696492-65.9234716840974 5.58468229961727-70.5966782724254 7.02082865628108-64.5082386451231 7.54262010434104-59.3796364255068 10.3334258771629-57.1041244087046 11.1278082536683-54.9624594140551 14.9161559451004-52.6372591947265 14.7373803369101-50.6751331825499 17.481769451495-48.2817538083218 19.128387642435-44.2232711901952 10.0155033035462-21.9678629410773 9.57819162898522-17.8904934970415 11.6978308617654-18.796969923711 10.4519806997268-15.9557203611294 8.02452534732583-11.214145802398 0.215076335944104-0.300565738847581 0.168545691272811-0.32892239755256 2.12813274438486-4.1531202566257 11.7089289042488-12.3441469167774 10.8597300807596-10.8084595396949 12.8882380136783-10.6886267389473 11.7996698821225-9.78584247737672 12.4698802883177-8.56248547264113 12.0522496247504-6.50577556321241 13.6350225862407-4.39573926759658 12.7800418429506-1.71989348534134 0.127629936157973-0.017175991943077 0.126576528440637-0.023723358694042 13.7089042765838-2.56936461645273 28.2699034918896 1.65729394629216 14.3563774305858 1.33938290743572 13.9397224390359 4.16619269292369 12.0186938446204 4.96178176849026zM11293.3947824775-6027.53937464404l28.5815079728691 4.66769225519238 192.006781330403 39.9966282945452 5.49570557046718 1.14480171687228 0.503774657285248-5.59102511019955 28.3581752614027-314.726570050645 0.405815620486465-4.50384967055288-4.44058425691219-0.854727810498844-192.391911565981-37.0317750585491-0.153877199612907-0.0296184272838218-0.15542989664209-0.0199246335741918-28.7817177654961-3.68954231138287-5.14986975774627-0.66016429332376-0.465724423665961 5.17108075523083-27.9866075214268 310.743865264371-0.417292287163946 4.63332392677876zM11537.9752599355-6298.44140398377l-27.448584983631 304.631695269893-186.617530190533-38.8740019313836-0.106454430597296-0.0221753537107361-0.107317857631642-0.0175262527573068-24.0975715687673-3.93541335493046 27.1035908105969-300.939460582362 23.4764181111077 3.00945338448491zM11561.7172341399-6445.42597773413l108.044968815984-1201.15706080161 0.433003105792523-4.8137802580768-4.79632693014355-0.596003390813166-194.58559064695-24.179684479006-28.7721301752463-3.68831327355565-5.15061683822023-0.660260061931695-0.465042302887014 5.17189837681144-106.93026559606 1189.20894644278-0.416560120109352 4.63271103651823 4.59058705437383 0.749696190307077 28.645247781782 4.67810170639314 193.529926068592 35.1254292871881 5.38269127195963 0.976951448743421zM11469.5513758263-7666.25244265804l0.00958759024433675 0.00122903782721551 0.00959227052044298 0.00119195914703596 189.798855987327 23.5848730473399-107.121857199059 1190.89464831977-188.19068036058-34.1563631516628-0.0434455639478983-0.00788531321904884-0.0435780487150623-0.00711680155836802-24.0982387761233-3.93552231764443 106.048663173064-1179.40433702945zM11927.9190129307-5903.05788506428l41.6049474800202-456.585943835013 115.929667160304 22.3291469957749 5.42799408089559 1.04548284053089 0.497389232432397-5.50533905073462 30.7733655712327-340.614151161427 0.410255281496575-4.54089930927603-4.48390839227068-0.826221194784921-116.959684615415-21.55141495111 38.8127080338727-426.671485868362 3.4210004427805-36.6685085154477 2.35854440593721-14.6526994373635 2.19896066779074-12.825755934673 2.19359800898201-12.794477452052 1.91363299044133-9.80768512035593 0.0477570081002341-0.244762553775217 0.0231652147740533-0.248299843698987 0.40728207610664-4.3655142773805 0.981126209875583-2.79130683113726 0.891461046247059-1.43246783720224 0.289999020304094-0.465992620939687 0.182005298485819-0.517805586937357 1.25471735345855-3.5696744053821 2.2062199314114-4.30550994147052 2.25303453409833-3.6203483256877 0.289999020302275-0.465992620936049 0.182005298489457-0.517805586948271 1.18523863805422-3.37200726433093 1.6442119297426-2.64204556868481 1.5525831757277-1.28760673327906 0.624553087400273-0.517961789872061 0.42870918306653-0.688882726667543 1.93421095004123-3.10803818962086 1.55258317572589-1.28760673327815 0.78996906496468-0.65514653451919 0.468021276585205-0.913358741106094 1.39827427457021-2.72877771809817 0.0310639524959697-0.00723163663678861 1.18347237581293 0.110412440692016 1.5073324769528 0.140627074290933 1.33218229681916-0.71910882218981 2.89888464058276-1.56481100561814 2.77813803144636-1.07952443170234 1.81179225986307 0.169031748881025 1.50733247695462 0.140627074289114 1.33218229681734-0.7191088221889 1.43288339513674-0.773467034558962 3.96945821691588 1.04820706977807 0.40009791135526 0.105653073132089 0.41202340693053 0.0384398579217304 5.07130454598155 0.473129009050354 6.87103266625491 3.33432637945862 7.23578551727587 3.51133107616624 7.10241389708972 5.41752425927734 0.102393253722767 0.0781027329676363 0.106278069397376 0.072728173789983 16.7595538542719 11.4688924278444 19.3016742207728 16.7005850852511 6.92219110141923 5.98935823614829 1.29879387957408-9.06103063585306 46.0278060830151-321.112816728303 0.48394229952828-3.37622163992455-2.96685325532781-1.6825143305532-38.1549930328565-21.6378489379749-0.0921047529282077-0.052232973246646-0.0942334561750613-0.0482869002853477-38.3407769028418-19.6464965448395-0.342659917971105-0.175585041261911-0.36550263445497-0.121052675748615-37.9953442512306-12.5838712338664-0.219626348205566-0.0727391668597193-0.225405032959316-0.052146815285596-36.3755595980692-8.41538257760567-0.211398455630842-0.0489064333332863-0.21484046732985-0.0304092067981401-20.8163081929415-2.94640683143371-0.255386872482632-0.0361482746493493-0.257750853084872-0.00967729977764975-18.015063473229-0.676378633314926-0.298077333400215-0.0111913643650041-0.297293696698034 0.024326965032742-17.2051711466484 1.40786569481315-17.2051711466447 1.40786569481497-0.420470884404494 0.0344063147513225-0.408761346297979 0.104372989326293-14.4039264269268 3.67789389293284-0.427723837810845 0.109214865747163-0.40197130967681 0.182468174028145-14.6826022319074 6.66492248263785-0.156809684873224 0.0711811419869264-0.151540685950749 0.081801300353618-12.6912498387683 6.85070635262491-0.190939701858952 0.103068795044237-0.181293070731044 0.119222350131167-5.34994872282005 3.51824511130599-0.421937999391957 0.277475800338834-0.357932499990056 0.35624264280159-5.46825440587418 5.44243789294251-9.82001923572716 9.05619235319773-0.0699858833249891 0.0645421975441423-0.0674781869292929 0.0671596115016655-11.0714651856088 11.0191950088874-0.364133938030136 0.362414802850253-0.28282753489475 0.428889962173344-9.31861343674427 14.1310843934498-9.22396059665516 13.1366066455957-0.173500348639209 0.247096223911285-0.142506230758954 0.266178303112611-9.7303563374262 18.1747122548522-0.06991039800414 0.130581175372754-0.0620580254162633 0.134490552077295-7.55322007430186 16.3691437317038-0.110659787256736 0.239819036796689-0.0847781570882944 0.250142805221003-6.92911161770826 20.4447404529701-0.00823861496246536 0.0243085050260561-0.0079886199637258 0.0243918048754495-7.02200355269997 21.4404166495406-0.0399148396918463 0.121872737187005-0.0336147589641769 0.123758662189175-6.11625862980873 22.5180845844134-7.57634528413109 27.4035871196775-0.0554803952381917 0.200672195807783-0.0386052483372623 0.20458992942531-5.95957050950165 31.5829624852131-0.0160968222553493 0.0853056998985267-0.0131258199289732 0.085813069955293-5.14967818291916 33.6672068133421-0.00284206052128866 0.0185806250337919-0.00270228022964147 0.0186014683804387-5.61413785788682 38.6455877961844-0.00171044054695813 0.0117740215891899-0.00165438832664222 0.0117820277764622-5.98570559786094 42.6282925824607-0.016160117016625 0.115087216549-0.010795552356285 0.115713753954878-8.63894995440205 92.5978862808715-0.000542592344572768 0.00581585777854343-0.000529002434632275 0.00581710947699321-38.2623289786934 420.746942293214-76.4783316784724-14.6381068706787-5.42299887143236-1.03797291726187-0.496678114248425 5.49905586327077-30.4946897662558 337.627122571721-0.407296097213475 4.50944772322237 4.447077920624 0.851179679729285 77.4377104884879 14.8217339091125-20.2001646235312 216.518507056666-0.171157358607161 1.83457592787727 1.06022267197659 1.50694776365344 200.406457651185 284.847769399205 7.83332603055351 11.1338999398104zM11941.7310960049-7591.02261422487l12.3487694509586-6.66583625722706 14.1238212373573-6.41127316662278 13.567441242818-3.46430603785939 16.7847002622402-1.37345938006365 16.9078774499467-1.38353872978041 17.4592352867439 0.655509969172272 20.346080853129 2.87984934998622 35.9387561094791 8.31432932898679 37.41021526857 12.390079391258 37.9038835286956 19.4226246032922 35.0960350246005 19.9031016341751-44.2450699039127 308.675564452526-12.5936300016183-10.8965153472454-0.214146882264686-0.185288498142654-0.233698334024666-0.15992436772467-16.8869741188992-11.5560886217791-7.39855664385505-5.6434137298229-0.398536000488093-0.303992203513189-0.450948250290821-0.218832993488832-7.68673376757033-3.73016406965689-7.68673376756851-3.73016406965326-0.815701101313607-0.395837690194639-0.902752633428463-0.0842226009108344-5.56203377247948-0.518911752039458-5.48106733306304-1.44737473339865-1.91170702750242-0.504820736752663-1.73992906455533 0.93920955359863-1.84063016287473 0.993567765968692-1.47969611275221-0.13804873069148-1.17523632984376-0.109644056099569-1.10019764181561 0.427513039523547-4.1684886562598 1.61978465316224-0.290152982997824 0.112747181936356-0.273927819111123 0.147865582538543-1.84063016287473 0.993567765966873-0.484019916184479-0.0451567956979488-0.807880017324351-0.0753714292968652-0.790256817974296 0.183970476964532-3.07992052469854 0.717000391588954-2.25859975422645 0.525798277986723-1.05753779353654 2.06381939475796-1.98779079151973 3.87923837174912-1.38716719815966 1.15042198863102-0.624553087398454 0.517961789872061-0.42870918306653 0.688882726665725-1.93421095004123 3.10803818961904-1.55258317572589 1.28760673327815-0.624553087398454 0.517961789872061-0.42870918306653 0.688882726663906-2.36292013311322 3.79692091628749-0.289999020304094 0.465992620937868-0.182005298489457 0.51780558694918-1.18523863805422 3.37200726433184-2.07292111280731 3.33092829535144-0.10988559901125 0.17657259059979-0.0948424720736512 0.185088168488619-2.45581206810311 4.7925971128534-0.154749664618066 0.301999002894263-0.112526583088766 0.32013844589801-1.18523863806149 3.37200726434276-0.891461046248878 1.43246783720497-0.289999020305913 0.465992620942416-0.182005298485819 0.517805586939176-1.36724393654367 3.88981285128102-0.20411242818227 0.580700433204584-0.057177598861017 0.612866705460874-0.441294460193603 4.73008113914239-1.87683853840463 9.61910747691763-0.0109625560635322 0.0561849103369241-0.0096733425034472 0.0564211683449685-2.20327135148545 12.8508986203969-2.20327135148545 12.8508986203969-0.00431068369471177 0.0251426857230399-0.00405391459935345 0.0251853609415775-2.38905522147252 14.8422510135342-0.0264569009359548 0.164366215230075-0.015464825077288 0.16576205689762-3.43700159476066 36.8400192730342-0.000536326902874862 0.00574870069067401-0.000523048967806972 0.00574992293877585-39.2265316556532 431.220685049163-0.413300572812659 4.54344925786063 4.48667627758186 0.826731215352993 116.962452500726 21.5519249716781-29.8657210573037 330.567912801416-115.925474877111-22.3283395225026-5.42380179770225-1.04467536725861-0.501234160432432 5.5007033077718-40.8708215920087 448.529412538288-191.512908948655-272.206921695742 20.4508522099677-219.205539710333 0.421844945043631-4.52160858154457-4.46027834675078-0.853706267903362-77.4509109146147-14.8242604972866 29.5907155547939-327.618618985228 76.4749899638064 14.637467259754 5.41965715676633 1.03733330633713 0.499743001990282-5.49536177310529 38.7615429782491-426.236486956842 8.62761180970119-92.4763566691381 5.96789109251768-42.5014233381353 5.60972513711022-38.6152123062147 5.1337103024689-33.562813118353 5.90486843890903-31.2930668558893 7.52387476742115-27.2138016331419 0.00300987852824619-0.0108867092712899 0.00296066132068518-0.0109001966884534 6.08560453216523-22.4052261189117 6.9741000930444-21.2941521074781 6.8360948456575-20.170289142723 7.38050226162886-15.9948341428299 9.51793970866311-17.7779527763669 9.09239631381934-12.9492350481005 0.0419360658033838-0.0597246264160276 0.040175160707804-0.0609230751279029 9.07596106255733-13.7631175064043 10.6398530606493-10.5896205945364 9.82001923572716-9.05619235319773 0.0699858833249891-0.0645421975450518 0.0674781869292929-0.067159611500756 5.17780009281341-5.15335486164167zM12156.3887069176-5849.62393181093l220.709169656508 45.6996983527752 5.49006764704427 1.13676489199224 0.503515567794238-5.58386508269814 29.0084188063593-321.696303426625 0.404038602480796-4.48068975173737-4.41330363416819-0.873257623081372-220.894953526495-43.7083459596388-5.45136706976336-1.07865858424702-0.498966704866689 5.53461285891808-28.8226349363722 319.704951033488-0.400372894873726 4.44099566306613zM12401.7362498474-6126.48503648114l-28.1008646360842 311.631748592189-210.852713523111-43.6588358329955 27.9232953366318-309.729342511504zM12425.7539543059-6276.42066392011l113.447187715523-1226.76596610741 0.428491569724429-4.63351172547755-4.59083165059383-0.759803060895138-222.540873268019-36.8315045186519-5.30481265260096-0.877970092934447-0.490736254043441 5.35453515183599-111.801267974 1219.88912466642-0.411199403444698 4.4866904411856 4.41980201068509 0.874543452768194 220.894953526496 43.7083459596379 5.43875549774384 1.07616314039842zM12416.3069725099-6282.86214848628l-211.036396018068-41.7576393664713 110.899332316512-1210.0478990734 212.645228964824 35.1937313648223zM12587.8603176559-6872.86572161678l-5.5067592529831 69.79022569479-0.0118426976605406 0.150089100437981-0.00279072823286697 0.150529729236951-1.2453786617225 67.1747648450582-0.00101883608294884 0.0549552328211576 0.000189502770808758 0.0549643496624412 0.107378604901896 31.1446378986057 0.107378604905534 31.1446378986047 0.000816950387161342 0.236952454469247 0.0232216821277689 0.235813245101781 3.08939691029263 31.3724349000358 2.2805459920346 29.2880987602721 0.00283605332151637 0.0364222471571338 0.00336796037845488 0.0363769176710775 3.00151525961701 32.4189899001531 0.00768043449897959 0.0829554098318113 0.0104398165440216 0.0826534895195437 3.43210392645778 27.1724474028242 0.154883461233112 8.78372757042871 0.0100044971677562 0.567373539427535 0.136897434671482 0.550701294346254 5.07667785315971 20.4220997377924 5.33754373714692 28.4785879341871 0.0309856334333745 0.165324563115064 0.0420262554362125 0.16286839624081 6.63878739427673 25.727932329155 0.0218337186270219 0.0846143131238932 0.0247771200156421 0.0837996873087832 7.63446359084628 25.8208242641476 0.0071598391077714 0.0242155778405504 0.0074040631425305 0.0241420244883557 16.1717114432649 52.7302166598611 0.0406920121604344 0.132682222601034 0.0479892463263241 0.130220752130299 8.81592365740289 23.9223638060057 0.043507016122021 0.118058039998687 0.0493897959440801 0.115720392803269 10.7143841155448 25.1038238725587 0.0511666808324662 0.119883637725252 0.0573434845446172 0.117054861564611 9.28038333237055 18.9439828231634 0.0951697598648025 0.194269377848286 0.111593092486146 0.185323652217448 12.0988596949137 20.0926850971155 11.0177869841373 20.9912503673322 0.130905512585741 0.249403114537927 0.158088165055233 0.233122926460055 12.3603038570691 18.2269824315754 0.183993008147809 0.271323210645278 0.217844286857144 0.244976689428768 13.6346558586192 15.332845776863 0.00423795549249917 0.00476579083806428 0.0042500988329266 0.00475496374110662 12.7318715970414 14.2442776453008 0.183546909120196 0.205350259348961 0.204991285512733 0.183947736416485 28.7294475887702 25.7802025058763 0.239853426739501 0.21523107584926 0.265498602409934 0.182659723111101 32.088043918453 22.0761735245833 0.317721911391345 0.218588707564777 0.347484270005225 0.167280955731258 33.6410717249837 16.1950082801668 0.449824133476795 0.216547963330413 0.483760125493063 0.123332527996354 37.2783438596416 9.50395070916784 0.323522015656636 0.0824805227857723 0.331616024815958 0.0387342657386398 42.7211845174497 4.9900294012923 0.375068542720328 0.0438097182186539 0.377393969254626-0.0130190291392864 39.2958313411418-1.35559551809456 0.565766026007623-0.0195173346119191 0.547081042188438-0.145514452220596 39.1361825595141-10.4095732222031 0.324007789971802-0.0861806797111058 0.309601246093735-0.12866711287279 17.7625227566059-7.38192287422589 0.201910850833883-0.0839120855043802 0.193815017872112-0.101217432444173 17.948306626593-9.37327526736135 0.0894461103907815-0.0467120955599967 0.0874885756475123-0.0502829560600731 18.0411985615901-10.3689514639318 0.215688520960612-0.123964258667911 0.202318074994764-0.144762122216889 16.1427381034428-11.5504115304875 0.210729711927343-0.150780795604078 0.194014725248053-0.171756065979025 16.421413908427-14.5374401201916 0.158946627436308-0.140711213513896 0.146447952438393-0.153677172049356 16.7000897134021-17.5244687098984 0.158634816343692-0.166465625217825 0.142686177230644-0.180323221356957 14.8016292552638-18.7059287764532 0.0342348614176444-0.0432651614428323 0.0332718396075506-0.044010051233272 14.8945211902574-19.7016049730228 0.110742021457554-0.146483094878931 0.0996985158253665-0.154211861904514 14.0846288636749-21.7858493011545 0.0452938578691828-0.0700597205186568 0.0429313753211318-0.0715317762060295 14.2704127336619-23.777201694289 0.117540490578904-0.195844647516424 0.0991950889983855-0.205745539961754 19.9251723498201-41.3278054925486 0.0300398480794684-0.0623071648587938 0.0283047517204977-0.0631143113450889 19.022388088244-42.4163736241107 0.0952164720365545-0.212314954062094 0.0750863611738168-0.220240447319156 16.592711108502-48.6691066085032 0.0218473126951721-0.0640817033263375 0.0201041974705731-0.0646497564002857 15.7828187819196-50.7533509366331 0.0554461767242174-0.17830016958851 0.0419932374970813-0.181938992519463 11.8001139956468-51.124918676609 0.0182544866875105-0.0790889942045396 0.0156777363172296-0.0796398384336499 11.454681344032-58.1875439875794 0.0244111699485074-0.124003975533014 0.0181151566048356-0.125078904202383 8.46765275432699-58.4662197925618 0.0124269264852046-0.0858036384288425 0.00944471922957746-0.0861828878205415 6.75497616617031-61.6390322522548 0.00822842674097046-0.0750842414190629 0.0059566311956587-0.0752985315157275 5.599651187973-70.7859018913587 0.00898122834587412-0.113532848245995 0.00380260551901301-0.113824032111552 2.24105485829932-67.0818729100656 0.00440808999883302-0.131948101132366-0.00256120335507148-0.131996866955888-1.21043340637698-62.382167732203-0.00206492357210664-0.106420070693275-0.00659194573563582-0.106235783086049-2.00583906304746-32.3260979651604-0.00560346857309924-0.0903054873024303-0.00886703623109497-0.0900436314896069-3.08802801170168-31.3585339079455-2.18693231421639-30.2698216627323-0.0159583034619573-0.220882464758688-0.0354239967673493-0.218606658504541-4.46165113115239-27.5335008523061-0.00619585358072072-0.0382355174870099-0.00678748428435938-0.0381349374356432-5.27154345773306-29.6177451804351-0.00400064796122024-0.0224773205090969-0.00420574489726278-0.0224398490727253-5.36443539272841-28.6220689838674-0.0144636159820948-0.0771709572554755-0.0168795081044664-0.0766787782367828-5.643111197709-25.6350403941624-0.024191397254981-0.109894599642757-0.029110790022969-0.108695025844099-7.44867972085922-27.8121766572849-0.0324651156843174-0.121219540437778-0.0385052269066364-0.119438302999697-16.357495313252-50.738864266722-0.0316190284811455-0.0980781937360007-0.0356332058127009-0.0966921386961985-8.81592365740289-23.9223638060048-0.0314769700398756-0.0854140255833045-0.034565155794553-0.084211670275181-9.00170752738632-21.9310114128702-0.0486091792336083-0.118427360731403-0.0546057212923188-0.115784745487872-10.9001679855337-23.1124714794232-0.108137740198799-0.229292836543209-0.130775063233159-0.217179323535674-12.1294087062943-20.1434181150371-11.1363798922084-20.0489944862657-0.225648553407154-0.40623853055331-0.296648790839754-0.357696111595033-12.4848964635403-15.054161879556-12.224833404518-18.0272124593139-0.280935299562771-0.414278065391045-0.357483900628722-0.350365835650337-14.7232239901787-14.4300615152888-0.105581787602205-0.103479488663652-0.111511202854672-0.0970606515729742-29.7251237853416-25.8730944408699-0.214462196378008-0.186670397100897-0.234241186086365-0.161155011000119-32.0880439184511-22.0761735245833-0.336576671446892-0.231560547040317-0.369702046617022-0.173852061927391-34.6367479215496-16.2879002151603-0.440023843017116-0.206920824772169-0.471647663087424-0.118261118102964-38.274020056213-9.59684264416137-0.299242293156567-0.0750321287305269-0.3061965049219-0.0376758640177286-33.7600987483347-4.15400198635052-0.298269608492774-0.0367005012449226-0.300518186650152-0.000711076019797474-33.1359902917411-0.0784052650815283-0.555725572898155-0.0013149391479601-0.54245175169126 0.12074244710584-31.7948814435604 7.07711198088327-0.267177045589051 0.0594700085202931-0.259088778020669 0.0882794466324413-30.0822048554037 10.2499244405781-0.414656141816522 0.141285990933284-0.383770362268478 0.211238623907775-29.6438802687953 16.3168735549807-0.3274215301808 0.180222550445251-0.296989811577077 0.226896623890752-28.1169875506293 21.4810384078119-0.232198482755848 0.177396832335944-0.209953602339738 0.203236946415018-26.4972028974626 25.6495270640717-0.179662900931362 0.17391527919699-0.161414816553588 0.190972614006569-25.9659863758625 30.7207999819093-0.15219598038675 0.180065652189114-0.134576748758263 0.193588104592891-15.0803050602462 21.6929573661591-0.0479002009906253 0.0689042438971228-0.0455609525597538 0.0704728577584319-14.0846288636749 21.7858493011527-0.0452938578691828 0.0700597205186568-0.0429313753211318 0.0715317762060295-14.2704127336601 23.7772016942899-0.0862459837189817 0.143702091067098-0.0764296104753157 0.149154870299753-12.2790603405247 23.9629855642761-0.0152004195642803 0.0296641130908029-0.0148035821912345 0.0298641307799699-12.3719522755182 24.9586617608466-0.0987436002487812 0.199201230717335-0.0806733396184427 0.207179248937791-10.5593518598253 27.1177392424388-6.55037221005296 16.4440319367395-0.0548341156918468 0.137655376022849-0.0465862199198455 0.140660964365452-4.19462374462273 12.6651147504099-0.0123448018202907 0.0372735055989324-0.0117579038505937 0.0374627822902767-8.57183891006207 27.311410180554-9.9390395000446 31.2012367386615-0.0183434891223442 0.0575849956876482-0.0169462495614425 0.0580115501406908-8.85370716421312 30.308610483663-0.046864851621649 0.160430936648481-0.0360467024365789 0.16320243563041-6.95524670606937 31.4900705502187-0.00201186835147382 0.00910878923605196-0.00197786668832123 0.00911623332103773-7.04813864106109 32.4857467467855-0.0336935218601866 0.155297628763037-0.0237641024250479 0.157123754890563-5.24257011791269 34.6628830099116-5.24257011791269 34.6628830099107-0.0113738426189229 0.0752016982560235-0.00908126484318927 0.0755128488053742-8.95824751765576 74.4899308726517-0.0122239049105701 0.101644638634752zM13163.361539177-7304.4482057886l0.0451112807859317 0.0749167096746533 12.043744923847 20.0011555011761 10.7374245240426 22.7673938973921 8.91853319235815 21.7283723818637 8.74881348155031 23.7402576417253 16.2873710578642 50.5213477699863 7.38710381515193 27.582262091003 5.60204029234956 25.4484670162828 5.34576603184905 28.5224581775392 5.26075532548748 29.5571329224904 4.42003128080432 27.2766586763146 2.17566462957438 30.1138631072645 0.00469061881995003 0.0649239092908829 0.00637918290885864 0.0647797956389695 3.08554015837944 31.3332700720948 1.99364364873873 32.129556694772 1.2058072794498 62.1437507945539-2.23284416278148 66.8361007768217-5.58471332843146 70.5970705115969-6.73730302019976 61.4777651230152-8.43711067123695 58.2553372499306-11.4145924377663 57.9839001736127-11.7398662714622 50.863890689885-15.7072684077248 50.5104010106443-16.4957774346331 48.3847844578577-18.898866864487 42.1409443587036-19.7959374127422 41.059752787728-14.1099408677619 23.5098252705666-13.9396364899803 21.5615777187313-14.7505073291923 19.5111118269106-14.6247082166155 18.4823403936534-16.39500694462 17.2043259126312-16.0684525557426 14.2249728406987-15.7296903165206 11.2548686126665-17.738021464982 10.1947042492038-17.6650454983301 9.22534573935718-17.2510106596783 7.16934367584872-38.2650937273538 10.1778780902714-38.3526713458796 1.32305915434335-42.0144999499134-4.90748541733501-36.4710617184919-9.29813765838571-32.8437633215017-15.8111793611051-31.5048234046517-21.6749250939074-28.284602876518-25.3810236936106-12.5440745890883-14.0341724222108-13.4125736162696-15.0831032965962-12.018222683866-17.72253629447-10.9550463429296-20.8717159717498-0.0681648713780305-0.129868718955549-0.0756602921683225-0.125649727596283-12.0629268945959-20.0330111724943-9.12787008796113-18.6326585837505-10.6138276387683-24.8682198420302-8.72442739495455-23.6740850138767-16.123615367962-52.5733924127717-7.60252663172287-25.7128089989983-6.5749274202135-25.4804496197903-5.33344975929322-28.4567444207532-0.026891655579675-0.143481049681213-0.0352168229492236-0.141667738532306-4.97499724143745-20.0130661819785-0.149644284456372-8.48660416468192-0.00476532039101585-0.270250133680747-0.03387100812688-0.268161514488384-3.45553511804064-27.3579554277931-2.99046686473957-32.2996575726502-2.28167881471018-29.3026471282983-0.00396887599708862-0.0509706151833598-0.00501028431426676-0.050878803548585-3.07118551247913-31.1875004584826-0.106561654518373-30.9076854441355-0.107189102131088-31.0896735489432 1.24156909740668-66.9692798830001 5.48686358184932-69.5380767783263 8.936942347902-74.3127733852116 5.23119627529377-34.5876813116547 5.21880601548764-34.5057592550211 7.01246725251258-32.3213328847014 6.91718813528132-31.3177593253522 8.78989606303003-30.0901679968738 9.92393180665204-31.1538097495495 0.00323579572977906-0.0101580065756934 0.00319244916863681-0.0101717134029968 8.56327345538011-27.2841191116668 4.1356927228826-12.4871802804455 6.50270976204229-16.3243802906745 0.0071716676811775-0.0180037299578544 0.00703189254272729-0.018058781531181 10.4857104127495-26.9286187750322 12.2584050930782-24.7295963993492 12.1874303104851-23.7841665808855 14.14123537462-23.5619678270168 13.9937740532459-21.6453167228756 14.8978281104974-21.4304650176691 25.6523755789221-30.3497617157136 26.1075863941915-25.2723748384597 27.5877992562964-21.0767449515852 28.932688376346-15.9254123806277 29.4084599355665-10.0203590030123 30.9852526462801-6.89689952525714 32.2797465321928 0.0763792499137708 33.15563263492 4.07962562108787 37.503130099969 9.40354939732788 33.8270220319155 15.9071273284608 31.5172260609179 21.6834579665428 29.3991503861089 25.589363392196 14.2601583019477 13.9762161909748 12.0793685575063 17.8127043661834 0.13547045255109 0.199769972260583 0.154083198507578 0.185791962313488 12.3423308712081 14.8822577302744 10.9531952371071 19.7192043591649zM13302.9771992924-6093.16729335026l205.95981057797 42.3149669347331 5.46624959859764 1.12305488324455 0.51837642443752-5.55629578294338 16.0553959944918-172.092180223203 0.969205670113297 3.66666283006271 0.0367221065498597 0.138925707184171 0.0446401951649023 0.136587401360885 10.1570325055836 31.0778810519732 0.00434843660877959 0.0133050864615143 0.00442286377983692 0.0132805307457602 8.63013978741401 25.9137161991421 0.0141408303788921 0.0424606639380727 0.0148986083368072 0.0422007409670186 9.53292404898821 27.0022843307033 0.0722341756099922 0.204605401047047 0.0896875049929804 0.197578586161399 9.9973837239595 22.0239033478629 9.99738372395586 22.023903347861 0.0987776609890716 0.217603897041954 0.119080651707918 0.20719141079735 10.3186685078654 17.9537099859317 9.32656317180772 17.8588605162113 0.162035699035187 0.310272165042988 0.203685733469683 0.284669116950681 11.5504115304866 16.1427381034446 0.162061188384541 0.226495074562081 0.18621246177463 0.207096032472691 11.8290873354672 13.1557095137387 0.15007849586982 0.166909672735528 0.164430500473827 0.152790720550911 12.0148712054543 11.1643571206014 0.211350687264712 0.196389500140867 0.232536879797408 0.170776310716064 14.0991155335869 10.3544647940216 0.0428671059707995 0.0314818286678928 0.0435270810194197 0.0305628455689657 13.1963312720109 9.26589666245764 0.328833960224074 0.230893074123742 0.36148521321411 0.175419000424881 15.3734675351352 7.46032813930833 0.287563565556411 0.139546823451383 0.302991759199358 0.101794469519518 16.55492760169 5.56186768116459 0.253185919145835 0.0850614762503028 0.260806941820192 0.0576047176564316 15.7450352751093 3.47762335303469 0.303962758853231 0.0671365906882784 0.309942790167042 0.02891621353956 22.9005525210778 2.13651450485213 0.236530621201382 0.0220672013292642 0.237557333872246-0.00045745455827273 21.0949839979239-0.0406217582712998 0.569439051092559-0.00109654577045148 0.554609829127003-0.129112248668207 21.5594436728916-5.01900274111449 0.452598500682143-0.105364180541983 0.4254290676854-0.18696823720984 9.42554544408631-4.1423535679005 0.0762696451638476-0.0335191038693665 0.0751106251536839-0.0360414079259499 10.5141135756458-5.0451378294747 0.420953168841152-0.201991993074444 0.376276643843084-0.276438461375619 9.7042212490669-7.12938215760642 0.118411143477715-0.0869928943202467 0.113098411367901-0.0937961188010377 8.59544664112946-7.128477973798 9.58581010558737-7.04238926328617 0.47244144418255-0.347087676200317 0.379342223703134-0.446956653894631 7.79505986242839-9.1844610362914 8.78314007867448-9.09844607301147 0.213987583472772-0.22166952491807 0.185153092026667-0.246264891284227 9.17300472746501-12.2006550754422 0.0354280646097322-0.0471214840872563 0.0343071684783354-0.0479437191270335 8.08443659590193-11.2978708138662 0.139284627332017-0.194648038524065 0.120054799888749-0.207062578316254 7.17636134144959-12.3773133908617 8.35778295101773-14.2757962549422 0.0400878464952257-0.0684734136111729 0.0378949966889195-0.0697109248649213 7.27454426932309-13.3821151419979 0.160168866455933-0.294643641406765 0.119386080959885-0.313394168526429 6.63699286101109-17.422423472518 6.54356946298685-16.4269543438313 0.0265795436716871-0.0667251952991137 0.0246519770735176-0.0674611284521234 6.7433277477212-18.4533880598319 0.0105930021236418-0.028988177089559 0.0102343434409704-0.0291167359191604 6.83621968271473-19.4490642564033 0.0693488638898998-0.197297713135413 0.0526310649420338-0.202399662904099 10.964086580705-42.1638329074922 0.0199289316587965-0.0766393204094129 0.0174919779456104-0.0772319782072373 10.2470861891143-45.2437534321889 0.0284081746613083-0.125430041881373 0.0219224118845887-0.126724613454826 8.72019347094647-50.4079182850201 0.0178683980320784-0.10328999590638 0.0135236859514407-0.103948125627539 7.10040881778514-54.5764069412817 0.00634845357853919-0.0487965967640776 0.00538684704406478-0.0489120904758238 6.56919229618325-59.6476798591175 0.00456098891118018-0.0414133723252235 0.00387022854374663-0.0414836275740527 73.570412514915-788.575547682266 0.419401926945284-4.49542272408598-4.42946806624423-0.874377546984761-221.890629723062-43.8012378946305-5.43233769922517-1.07234413722017-0.514358127160449 5.5132250583556-63.4451916006146 680.046842256296-2.59237602233588 27.7867728578394-3.47680004908943 26.5842366703446-4.19330602503578 23.5562265389317-3.81401345326958 19.5474488479931-4.67845793971355 18.3508068535375-2.77977888377427 8.62756353010263-0.0828911399476056 0.257268151851349-0.0546741070138523 0.264704712954881-1.7636756764532 8.53883655687514-2.59533976235616 7.38374893552646-2.32815929711433 5.97900492114241-4.04865567910747 4.99609447691637-0.491400717126453 0.606394962520426-0.283207443329957 0.727312215908569-2.60217422178721 6.68270959682286-2.17794420481187 4.94625358409667-2.81357117585139 3.10294782501205-0.302844442123387 0.333992084887541-0.238213213588097 0.382779223274156-3.44292141058031 5.53234962696479-3.18514759875688 4.33704347639014-3.18533812897113 3.51295112207026-2.56573928689249 2.82962635107924-3.068291014446 1.1922716136387-1.10019764181561 0.427513039523547-0.792857042784817 0.874402630213808-2.16615818887112 2.38894821587746-2.32084855383619 0.355398560745925-0.856089382006758 0.131095557154367-0.762123043747124 0.411392198846443-2.89888464058458 1.56481100562178-7.21561753279457 2.80383311710739-7.60689228880801 0.134132325653809-8.32412262377511-1.71932704199116-0.271201132269198-0.0560159264350659-0.275728318443726-0.025724163258019-4.48542411944254-0.418469103869029-3.58132398083944-1.07035745261146-4.00166001310208-2.93884021480699-0.322910481430881-0.23714716030554-0.356552026276404-0.182703604833478-4.20406205413565-2.15423622818525-3.21413197276161-2.91438644280151-3.23379269238649-2.93221363073826-3.16946964012823-4.81959031186034-0.277475800337925-0.421937999390138-0.35624264280159-0.357932499990056-5.34960201297145-5.37497815363986-3.07342111083926-3.70590008989984-2.25628098267225-4.70211029157235-0.14549316587545-0.303209094023259-0.184787749984025-0.280993778358607-3.30408097329382-5.02428433037676-3.05315820850592-6.72600583778603-2.24904653804333-6.97625552310819-0.165839601640982-0.514413293512916-0.271937224964859-0.467090950122838-3.99735225096265-6.86602233703161-4.27090935860178-15.6913630328081-2.02492255955258-10.0703929841166-0.0149307483607117-0.0742539524953827-0.0171729852099816-0.0737676439757706-2.07043321961828-8.89367682770353-0.938726676014994-10.784221583297-0.0187425187996269-0.215316642146718-0.0372525183574908-0.212896191283107-1.92161447104445-10.9819260561908-0.856168049360349-11.8504143905166-0.781065277800735-13.0844784531-1.46662866703628-27.1070776459565-0.0143852389501262-31.9152780465502 1.25383020708978-34.8666254526533 2.5247031856743-37.7861930760473 3.70956714591375-39.7615541867435 55.2707013211802-592.427336958268 0.419211573025677-4.49338238692235-4.42706251482923-0.875980084170806-220.894953526495-43.7083459596379-5.4343193390323-1.07528536045538-0.51459168484871 5.51572848161322-115.185999392041 1234.63848374496-0.416150850041959 4.46057556662345zM13616.5646758575-6390.16824026701l0.348775471178669 0.530358410955159 0.470236288907472 0.426382698942689 3.70402898129396 3.35859632968095 3.70402898129214 3.35859632967913 0.489897008530534 0.444209886877616 0.588535058719572 0.301575839919678 4.43604508657882 2.27310846327146 4.37679469643263 3.21434110436894 0.698045164761425 0.512648049867494 0.829800585865087 0.24800415880145 4.88548904784693 1.4601358715363 0.474364481142402 0.141774260123384 0.49295686340156 0.0459905710986277 4.70265266440038 0.438735511709638 8.59699270185229 1.77568768507535 0.544071210346374 0.112376569519256 0.555469208289651-0.00979458810616052 9.05397770411219-0.159648781625947 0.891616207014522-0.0157218678659774 0.831206796721745-0.322989007278011 8.33697731252141-3.23956930632539 0.2901529830051-0.112747181939994 0.273927819107485-0.147865582535815 2.41068941594494-1.30128438931115 3.21950733926133-0.493012899438327 1.7547481674319-0.268709895846769 1.19243814080983-1.31508076541559 2.56573928689613-2.82962635107924 3.068291014446-1.1922716136396 1.10019764181561-0.427513039524456 0.792857042786636-0.874402630214718 3.35859632967913-3.70402898129396 3.35859632967913-3.70402898129214 0.173258200708005-0.191077859223697 0.152676760950271-0.207891700319124 3.45148826467266-4.69970517786169 0.113663904965506-0.154770001152428 0.101458789085882-0.163031747465539 3.3061669860781-5.31260215115617 3.05575188755938-3.37003689640642 0.545025153831375-0.601081156281907 0.32697770921186-0.742587740553972 2.54870400309846-5.78827330942386 0.0437820890747389-0.0994319847723091 0.039421716302968-0.101239909169635 2.35838849476022-6.05663729008302 4.04865567910929-4.99609447691637 0.491400717128272-0.606394962520426 0.283207443328138-0.727312215907659 2.641595938092-6.7839495059925 0.0302291976495326-0.0776323689424316 0.0276261084363796-0.078596356329399 2.73448787308553-7.77962570256113 0.111522002292986-0.31728041070528 0.0680279350563069-0.329357277248164 1.77702950449566-8.60348912116842 2.74448866813327-8.51803374727842 0.0476009243066073-0.147738369027138 0.0383454654747766-0.150406445822227 4.75197535458392-18.6391719298208 0.0351719493955898-0.137958630461071 0.0272647746041912-0.139736472732693 3.8491910930079-19.7277400613821 0.0079128651341307-0.0405547406562619 0.00724154969611845-0.0406799752054212 4.22075883298385-23.7104448476584 0.0202112582519476-0.113538333521319 0.0149551074355259-0.114349433350981 3.50375844139489-26.7903653723561 0.0120032848699339-0.0917792686605026 0.00859815748663095-0.0921606460788098 2.60097417982251-27.8789335039182 62.9308334734542-674.533617197942 212.028823957593 41.8545162104256-73.147140359426 784.038641330606-6.559244460228 59.5573543963164-7.08053667825516 54.4236622188901-8.6804026610298 50.1779036756589-10.2011860365074 45.0410914121003-10.8915265841042 41.8847939241787-6.75663647538386 19.2226498073487-6.70808276852404 18.3569387542902-6.53096433406245 16.3953104713983-0.0139744147472811 0.0350813228660627-0.013442951712932 0.0352883907480646-6.53104973176414 17.1443176947396-7.07648040617823 13.0177605757262-8.3230245543873 14.2164259899619-0.00532944986480288 0.00910314863085659-0.0052909928799636 0.00912555456761766-7.06159753444081 12.179376367113-7.91084480009158 11.0552790562151-8.95242357082861 11.9072687000707-8.68034133900801 8.99195696081824-0.111188843806303 0.11518041272484-0.103592863488302 0.122057384439358-7.51931050221356 8.85956176683612-9.23177980488254 6.7822944814061-0.118411143477715 0.0869928943202467-0.113098411367901 0.0937961188010377-8.59544664112946 7.128477973798-9.20953346174611 6.76595080191055-10.0180497816509 4.8071044284743-8.92384673123706 3.92186622682129-20.5522353430824 4.7845263119043-20.2879876129591 0.0390677579425756-22.3540791097093-2.08553108998331-15.1802655744359-3.35288204468998-15.9987499233448-5.37501173539476-14.7244187563647-7.14536231543207-12.8239702307674-9.00444074276493-13.8237115478187-10.1522066546377-11.6390900177157-10.8151768999096-11.4927963778227-12.7817038085304-11.1846646086324-15.6315739119318-9.21123956832889-17.6380344615518-0.0467120955563587-0.0894461103835056-0.0502829560646205-0.0874885756556978-10.2498708122221-17.8340071507901-9.89860606296679-21.8062994508191-9.90769621896652-21.8263247617015-9.44579126504141-26.7554781886893-8.61157609325528-25.8579750044582-10.1080438738099-30.9279885641508-8.12895800589467-30.7531714748002-7.19647444233124-27.2254343519216-2.61588293921704 28.0387352870675-18.1529025092714 194.574619727327-196.105274186681-40.2903273684778 114.25525685715-1224.66217969672 211.033571672633 41.7570805150117-54.8514897481546 587.933954571346-3.71567739974307 39.8270478627401-0.00611025382931985 0.0654936759965494-0.00438521787145874 0.0656317503380706-2.53421733318828 37.9285874045981-0.00512892964252387 0.0767625782127652-0.00276480809588975 0.0768840372284103-1.25986533163814 35.0344507498849-0.00327031645247189 0.0909412600030919 4.10166321671568E-005 0.0910000332487471 0.014486669912003 32.1403140951743 6.04143297096016E-005 0.134036015375386 0.0072414291316818 0.133840273390888 1.47462254144557 27.2548250473237 0.000752445277612424 0.0139071279763812 0.00082990942428296 0.0139027201539648 0.783757238221369 13.1295744253775 0.00186205099635117 0.0311932521235576 0.00225179073640902 0.0311675416660364 0.876649173214901 12.1338982288098 0.0182293331181427 0.252316296627214 0.0436028337298922 0.249187911043009 1.92796478641685 11.0182177759507 0.950798589408805 10.9229053900954 0.0308144321934378 0.354000448945044 0.080567955146762 0.346084746393899 2.13382818955506 9.16599393012166 2.04317849140898 10.1611838181698 0.0331866802171135 0.165044786548606 0.0442129376842786 0.16243876835324 4.48778621951169 16.4881707550576 0.172663923225628 0.634368953896228 0.330785186926732 0.568170713914697 4.05620021292452 6.96710210082347 2.17094544311112 6.73399588744815 0.0877385067087744 0.272153657852868 0.118193583304674 0.26037652719333 3.3324612413162 7.34130111595459 0.161109449505602 0.35491875097523 0.214164138011256 0.325664392440558 3.33345736132105 5.06895494445871 2.37707574886372 4.95384769379962 0.266287932066916 0.554946496250523 0.392931535503521 0.47379287127751 3.61113704629861 4.35427252624868 0.144784399955824 0.174579565071326 0.159995491472728 0.160754439164521 5.15335486164258 5.17780009281432zM12974.0597636769-6528.4441326364l9.54457246743914-16.1833598617159 0.115742356316332-0.196247680019042 0.0974148121149483-0.205960674225935 5.0045160712034-10.58087042228 0.0612806022872974-0.129563398934806 0.053758220097734-0.132860981290833 3.91594793964396-9.67808616070397 0.0236357275680348-0.058414619245923 0.0221560505669913-0.0589917347451774 4.00883987463385-10.6737623572735 3.98049252813507-10.5982859477745 5.15953387493391-12.4976996000896 0.139387128794624-0.337630977141998 0.0888382813373028-0.354303835933024 3.18431795910328-12.6996611230534 7.5633261765106-27.3564970997941 0.0513488006217813-0.185728247402949 0.0369021012611483-0.18912936349443 5.77378663951276-29.5916100920749 0.0203924951038061-0.10451490530977 0.0159242828685819-0.10528834935667 5.24257011791087-34.6628830099116 0.000591549465752905-0.00391121329357702 0.000585359830438392-0.00391214255705563 5.33546205290622-35.6585592064794 0.0205368176157208-0.137253965935088 0.0128917179899872-0.138181821022044 3.62278546474954-38.8313716661714 3.90146126973013-41.8184002558774 0.0122141703068337-0.130919424135755 0.00531631607555028-0.131380433701452 1.53854113661873-38.0214793395917 1.53854113662237-38.0214793395917 0.00384926713013556-0.0951257182478003 0.00022526684551849-0.0952033002695316 0.0784052650815283-33.1359902917411 0.000671277364745038-0.283698297688716-0.0314236978429108-0.281953410921233-3.25811987759516-29.233924577491-0.498839759326074-15.9174379418382-0.00679670224053552-0.216875427607192-0.0255589857297309-0.215471307863481-1.68654149979557-14.2181425569406-0.0162474192948139-0.136971502780398-0.0237740510165167-0.13586745637258-1.96521730477798-11.231113967232-1.95605020597213-11.1787244777161-1.8642747629965-12.1742175279569-0.0393125348691683-0.256721466479576-0.065698876776878-0.251266878747629-2.96089350134571-11.3240059022291-0.0592393864371843-0.226562408052814-0.0801560777017585-0.220033708422307-7.17547260840001-19.6971445330992-3.12738690684273-9.27544039192799-0.0806789271591697-0.239283658221211-0.104376371044054-0.229937668810635-3.2280848702685-7.11136344713032-3.06599844417724-9.09336985088157-0.296616972487755-0.879729029215923-0.592650464945109-0.714611936377878-4.24975784703747-5.12431502856362-4.11993349608747-7.07657310021841-0.208203941794636-0.357619950726075-0.26416346084261-0.318525629250871-4.51392130787463-5.44284065780994-4.51392130787281-5.44284065780994-4.51392130787644-5.44284065781176-4.51392130787463-5.44284065780994-0.517961789870242-0.624553087396635-0.688882726666634-0.42870918306744-5.53234962698298-3.44292141059213-4.54493517668925-3.33782435969442-1.11623539151879-0.819769157560586-1.37893170365169-0.128647882331279-5.1661771620893-0.481980180664323-10.8339588782965-4.77043029698689-0.742587740553063-0.326977709210041-0.807880017324351-0.0753714292968652-5.97405717940819-0.557351609961188-0.492956863399741-0.0459905710986277-0.492403467256736 0.0515793295562617-4.5788694505809 0.479637192043811-4.48542411944254-0.418469103869029-0.353802643086965-0.0330081328002052-0.354914802279382 0.0173588652733088-7.06262531097309 0.345432651613009-1.36291985993921 0.0666603423551351-1.14011024105639 0.749761818246952-4.73087762800787 3.11113020876928-4.45363237454694 1.31680901673371-0.710532478280584 0.210083701435906-0.619071094810352 0.407114902537614-5.34994872281459 3.51824511130508-5.34994872281641 3.5182451113069-5.34994872281823 3.51824511130417-0.421937999391957 0.277475800338834-0.357932499990056 0.35624264280159-5.53573259280529 5.50959750444417-5.53573259280165 5.50959750444326-0.189309482508179 0.188415721841011-0.168159635974007 0.207511207452626-4.54005639623756 5.6024894394368-0.195985070509778 0.241848160460904-0.164474077238992 0.264289535352873-4.66843640317529 7.50160091202088-5.75305202531672 8.40696569885131-0.0613563724491542 0.0896603952678561-0.0574038630638825 0.0922409205832082-4.72584026622098 7.59384183257225-4.72584026622462 7.59384183257225-0.151909039386737 0.24409907086374-0.122928158902141 0.259902636357765-5.0045160712034 10.58087042228-0.0882555584666989 0.18659558984109-0.0725750420533586 0.193235144375649-3.98668382404867 10.6147706224792-3.89231221209229 9.61967154150807-0.023635727531655 0.058414619155883-0.0221560505997331 0.0589917348324889-3.98049252813144 10.5982859477554-5.15953387494119 12.4976996001124-0.139387128794624 0.337630977143817-0.0888382813373028 0.354303835930295-3.19894754805318 12.7580066854034-0.0122204480903747 0.048737453830654-0.0112385306656506 0.0489731987081541-6.76946283608413 29.4987181570814-0.00236435889746645 0.010302967672942-0.00232077373220818 0.0103128724367707-6.86235477107402 30.4943943536491-0.0391190638420085 0.173834230283319-0.0266459295235109 0.176177851124521-5.24257011791269 34.6628830099098-0.00115121948147134 0.00761164567938977-0.0011277756329946 0.00761515436261107-5.42835398789975 36.6542354030489-0.0197826416679163 0.133579646098951-0.0125438081195171 0.134452696667722-3.71567739974125 39.827047862741-3.71567739974489 39.827047862741-0.012543808121336 0.134452696682274-0.00526840368002013 0.134933756643477-1.4456492016252 37.0258031430221-0.00014601279872295 0.00373966323422792-0.00014041436224943 0.00373987809598475-1.35275726663167 36.0301269464544-0.00683374931577418 0.18201406965818 0.0064277747842425 0.182028858684134 1.10305480147508 31.2375298335974 0.00278723844166961 0.0789321109423327 0.00527889027762285 0.0788046962816225 2.09873099803735 31.3304217685927 0.00855372348087258 0.127692288632716 0.0150749884669494 0.127087495377964 1.68654149979557 14.2181425569397 1.68654149979557 14.2181425569397 0.0162474192948139 0.136971502780398 0.0237740510165167 0.13586745637258 1.96521730477798 11.2311139672338 1.95605020598669 11.1787244777934 1.86427476298741 12.1742175278796 0.0393125348746253 0.256721466509589 0.0656988767677831 0.251266878715796 2.96089350134389 11.3240059022282 0.0592393864335463 0.226562408038262 0.0801560777072154 0.220033708437768 7.17547260840001 19.6971445330992 3.12738690684273 9.2754403919289 3.14667737133277 9.33265350909096 0.161917000858011 0.48022567550197 0.254983033937606 0.437969710115794 4.32813743788574 7.43419305094631 4.25056685427626 7.30095451545185 4.16603126164773 8.29210462363426 0.25564166580989 0.50883138073732 0.363510561683142 0.438317358616587 4.51392130787463 5.44284065780994 3.61113704630043 4.35427252624959 4.51392130787463 5.44284065780994 0.614689208272466 0.741186030175413 0.845994183071525 0.45988411181861 5.84506338792744 3.17738802284111 3.89923209960216 4.70165462763544 0.39293153550534 0.473792871279329 0.496111232412659 0.364346705131538 4.69970517786351 3.45148826467448 0.765164821486906 0.561941079696226 0.917880955399596 0.24238302914091 5.50186045877308 1.45286553344613 5.42923165547472 2.39061006872816 0.359041653950044 0.158093934371209 0.37930478564158 0.100162273081878 5.80321313012246 1.5324431441295 4.8082411358846 1.43704863376934 1.27221728154473 0.38023012046051 1.29324089829242-0.301064336906165 4.86660015110465-1.13293644626901 3.6132717663022 1.07990575107578 1.27221728154655 0.38023012046142 1.29324089829061-0.301064336906165 6.15984104940071-1.43400078317518 0.868530291003481-0.202192411707074 0.745080420068916-0.489981433702269 4.33349338490916-2.84980150395222 3.86134104003577-0.40447599433719 1.20993187780005-0.126740527261973 1.01645533790543-0.668443607355584 5.34994872281641-3.51824511130599 0.23137740113998-0.152158918263012 0.213159094006187-0.17677963344795 3.97317914061205-3.29508415005239 5.90994903728461-3.19017637567322 0.879979846988135-0.475011019760132 0.62959254346606-0.776925497851153 4.37189676025446-5.39497823197416 5.34642311030439-5.32118178260953 0.189309482502722-0.188415721836464 0.168159635981283-0.207511207460811 4.5400563962321-5.6024894394368 0.26787159000196-0.330557073113596 0.208168016357376-0.371065013561747 4.6467471771175-8.28295015951426 5.50832988600814-7.22146073737258 0.180270734361329-0.236336250230124zM12999.7897238826-6615.37863791919l-0.0146295889499015 0.0583455623509508-3.11010926671588 12.4037028494713-5.05091281239584 12.2345918382734-0.0307660662565468 0.0745232153258257-0.0283473464987765 0.0754764094990605-4.00883987463385 10.6737623572735-3.98668382406686 10.6147706225283-3.83855399197819 9.48681056016721-4.84582065680115 10.2453463491192-9.2778296733577 15.731082439981-5.54124572843102 7.26461364734951-0.21318657678421 0.279489160207049-0.171985024098831 0.306567869628452-4.61056418485896 8.21845301558096-4.10402517024886 5.06442115886239-5.34642311030257 5.3211817826068-0.189309482500903 0.188415721833735-0.168159635981283 0.207511207461721-3.91046385276968 4.82556394158473-5.465645072396 2.95034215655232-0.435675882099531 0.235176800639238-0.381093385638451 0.316052896248038-4.14111343224431 3.43435741285248-4.102115983771 2.69764258568739-3.86134104003759 0.4044759943381-1.20993187780186 0.126740527262882-1.01645533790543 0.668443607355584-4.60486830274567 3.02826367760554-3.99806986010663 0.93074403456194-3.61327176630039-1.07990575107578-1.27221728154473-0.38023012046142-1.29324089829424 0.301064336907075-4.86660015110647 1.13293644626992-3.61327176630402-1.07990575107669-0.0772479119641503-0.0230872377678679-0.0779521142940212-0.0205846624003243-5.5018604587749-1.45286553344795-5.4292316554729-2.39061006872726-0.359041653948225-0.158093934370299-0.379304785645218-0.100162273082788-4.9632842890187-1.31064477738801-3.43842912396394-2.52520047984672-4.12098977236929-4.96904778653152-0.614689208272466-0.741186030175413-0.845994183071525-0.45988411181861-5.84506338792744-3.17738802284111-3.89923209960216-4.70165462763453-3.61113704630043-4.35427252624959-4.15041074619148-5.00452329919335-3.97960383708232-7.92103786677853-0.0692142412444809-0.137764623881594-0.0775705836131237-0.133238535498094-4.32813743788938-7.43419305094812-4.07315440394814-6.99622334083051-2.98476037047476-8.85242783358899-3.14667737133277-9.33265350909187-0.0192904644900409-0.0572131171629735-0.0206663958379067-0.0567306166440176-7.11598292653071-19.5338414413054-2.83595523814256-10.8461766154742-1.83301283490982-11.9700686972928-0.00805060679704184-0.0525726359228429-0.00916709878765687-0.0523894894404293-1.96521730477434-11.2311139672356-1.94144325376146-11.095246510863-1.67029408050075-14.0811710541593-1.67146651132862-14.0910550615617-2.08489838427886-31.1239247836784-1.09383978824917-30.9765688639709 1.34578310295365-35.8443729987002 1.44023478514646-36.8871297231444 3.70313359162355-39.6925951660587 3.70313359162174-39.6925951660733 5.40744357059884-36.5130406025864 5.21477296890771-34.4790935131077 6.82091493349981-30.3102472509281 6.75585994652101-29.4394419907003 3.09788881862551-12.3549653956425 5.05091281239402-12.2345918382734 0.0307660662474518-0.0745232153049074 0.0283473465060524-0.0754764095172504 3.98668382403775-10.6147706224401 3.89231221210866-9.61967154154809 0.0236357275480259-0.0584146191959007 0.0221560505851812-0.0589917347942901 3.93626483258049-10.4805272128979 4.79333235383456-10.1343721960811 4.57393122683789-7.34974276171033 4.6684364031571-7.50160091199086 5.75305202533673-8.40696569888041 0.061356372469163-0.0896603952969599 0.0574038630456926-0.0922409205541044 4.56136618898199-7.32955229722211 4.17591168975378-5.15313007152326 5.34642311029347-5.32118178260043 5.17780009281523-5.15335486164258 4.92801072342627-3.24076931096715 5.34994872282005-3.5182451113069 4.73087762800424-3.11113020876746 4.45363237454694-1.31680901673371 0.710532478280584-0.210083701435906 0.619071094810352-0.407114902537614 4.20983848176184-2.76848329305994 5.3447906487545-0.261413443984566 4.62457833975714 0.431451542167451 0.49295686340156 0.0459905710986277 0.492403467254917-0.0515793295562617 4.57886945057908-0.479637192043811 4.6732202986841 0.435989609565695 10.8339588782965 4.77043029698689 0.742587740553063 0.326977709210041 0.807880017324351 0.0753714292968652 4.59512547576196 0.428703727629909 3.58346978634108 2.63171910711299 0.154770001170618 0.113663904979148 0.163031747448258 0.101458789074968 5.0064986477646 3.11567101659966 3.99595951800438 4.81828757041512 4.51392130787644 5.44284065780994 4.51392130787281 5.44284065780994 4.24975784703565 5.12431502856089 4.11993349609111 7.07657310022205 0.208203941798274 0.357619950729713 0.264163460837153 0.318525629246324 3.92127084292952 4.72822872143206 2.8500603988432 8.45292447987504 0.0806789271537127 0.239283658209388 0.10437637105133 0.229937668823368 3.22808487027578 7.11136344714305 3.0659984441736 9.09336985086975 0.0192904644900409 0.0572131171629735 0.0206663958379067 0.0567306166440176 7.11598292653616 19.5338414413209 2.83595523813165 10.8461766154287 1.83301283491164 11.9700686973229 0.00805060678430891 0.0525726358455358 0.00916709880220878 0.0523894895186459 1.96521730477434 11.2311139672365 1.94144325376146 11.0952465108612 1.64473509477102 13.8656997462967 0.49828473100024 15.8997275874763 0.0062416739147011 0.19916507324524 0.0220711870024388 0.198036732957007 3.24876736675469 29.1500078995268-0.0775087208712648 32.7570886937829-1.53469186949224 37.9263536213439-1.53322482054318 37.8900989058902-3.8892470994233 41.6874808317416-3.60989374675955 38.6931898451494-5.31433987546006 35.5173930979872-5.22605428557654 34.5536834472614-5.71649204314781 29.2979658232707-7.52800636204302 27.2287455815467zM11024.8053209409-7314.90057122829l-2.9727089356893-10.0541176342722-1.91593121380538-10.9494465387361-1.9652173047798-11.2311139672365-0.0398949572590936-0.227997591213352-0.0607882772546873-0.22333672912373-2.21958405225087-8.15477366092-2.13001434793659-9.1496113322728-0.134886168594676-0.57941206731175-0.267074001030778-0.531586399551088-4.19095993888732-8.34172287822366-3.23432265734846-7.12510508430114-2.37941089385458-6.12337405484323-0.0502660858892341-0.129358929541013-0.057364236245121-0.126371501743961-3.3324612413162-7.34130111595368-0.0711811419878359-0.156809684876862-0.081801300351799-0.151540685946202-3.42535317631155-6.34562491938596-0.368741812701046-0.68311123409876-0.558505403996605-0.539150439386503-4.4075753565121-4.25483114950657-4.33714167442304-5.22968156380102-3.61113704629861-4.35427252624777-4.51392130787644-5.44284065781176-0.655146534518281-0.789969064963771-0.913358741108823-0.468021276586114-4.79259711285704-2.45581206810311-4.7925971128534-2.45581206810493-4.43604508657882-2.27310846326964-4.37679469642899-3.21434110436894-1.11623539151879-0.819769157560586-1.37893170365169-0.128647882331279-10.9524381622541-1.02181128492884-4.9783809828441-0.464459674968566-0.958748575550999-0.0894467605658065-0.923395397720014 0.273021049666568-3.61374444558169 1.06847868658951-2.36452214659221-0.831114167019223-1.37362012791891-0.482818547528041-1.41808384603974 0.330127568150601-6.15984104939707 1.43400078317518-0.346084746386623 0.0805679551440335-0.331212389977736 0.128701980613187-4.16848865626162 1.61978465316224-0.756296982455751 0.293880671492843-0.624553087394816 0.517961789869332-3.56430346128582 2.95599051178124-4.1799938495551 1.23590209700251-0.984171003270603 0.290990621166202-0.789969064966499 0.6551465345201-4.14111343223158 3.43435741284338-5.11857132168734 3.36608619304934-0.648599175887284 0.426533224520426-0.488740441975097 0.603112147915454-4.54005639623574 5.60248943943589-0.0749090518693265 0.09243875744869-0.0704274018262367 0.0958971897471201-3.38106086283915 4.60380798810547-4.46514734437551 5.5100506819972-0.195985070504321 0.241848160453628-0.16447407724263 0.264289535359239-8.23546562641786 13.2333764709756-9.32257664361896 14.1370943445254-0.180810588970417 0.274187754360355-0.143390259067019 0.295483717532989-3.73016406965326 7.68673376756669-3.73016406965507 7.68673376756487-0.0734979357184784 0.151456894064722-0.0631440302240662 0.156057581574714-3.91594793964032 9.67808616070579-0.104759106327037 0.258907338087738-0.0752724135436438 0.268963833686939-2.93789126452066 10.4976904585765-3.8111888333151 9.41917882261805-0.130369078206058 0.322201211817628-0.0845346973037522 0.337140330421789-3.19529575699926 12.7434426533255-6.30126396580999 24.5057953370224-0.0527743317143177 0.205240881681675-0.0352186260024609 0.208970328017131-4.49943463796262 26.6974734373616-0.0039521201288153 0.0234499733032862-0.00372888387937564 0.0234865050642838-4.87100237793857 30.680178223638-0.000787163387940382 0.00495797603252868-0.000777206141719944 0.00495954729012738-4.96389431292846 31.6758544202048-0.024166986484488 0.154215601175565-0.0145002182744065 0.155422773596001-3.25121772477723 34.8486668798978-3.52989352975419 37.8356954696046-0.0136487819672766 0.146296525281286-0.00503440149259404 0.146845556149856-1.16697339664825 34.0387745533171-0.000485773774926201 0.0141692553215762-0.000405412301915931 0.0141717819860787-0.888297591664013 31.0517459636112-0.00251963731898286 0.0880776202420748 0.000585299740123446 0.0881117085373262 0.200270539899066 30.1489617020361 0.000979838547209511 0.147506042915666 0.00967397099884693 0.147191735763045 1.65942170394555 25.2484900989548 0.782862532183572 13.1145862263356 0.0110511102702731 0.185129230955681 0.0247354117782379 0.183801846004826 1.76962863012704 13.1496096312121 1.05477439536662 10.069432346605 0.0324301019099948 0.309594846637992 0.0705801873009477 0.303181657997811 2.13382818955324 9.16599393011984 2.04317849140898 10.1611838181734 0.0149307483607117 0.0742539524944732 0.0171729852099816 0.0737676439766801 2.15100117476322 9.23976157409743 0.0955715319705632 0.410533559459509 0.162952041888275 0.388739441287726 6.40907850575604 15.2895389871883 2.05542964279266 8.82922801463701 0.151819872804481 0.652151864622283 0.31806282742582 0.589226073853752 3.42535317631155 6.34562491938596 0.0659229254761158 0.122125263333146 0.0725957182130514 0.118280487597076 2.4526281464623 3.9960766309996 3.20379285856143 7.05784895445868 0.394157356840878 0.868315528400672 0.686072302196408 0.662296515904018 4.20711137928083 4.06131423699298 3.17007500532418 4.82051084828345 2.57460424629062 4.1948127674832 0.185875079610923 0.30284699414824 0.226835973588095 0.273516522661339 4.51392130787463 5.44284065780994 0.517961789870242 0.624553087396635 0.688882726666634 0.42870918306744 3.79692091628749 2.3629201331114 0.176572590606156 0.109885599015797 0.185088168482253 0.0948424720700132 4.20406205413747 2.15423622818616 3.21413197276343 2.91438644280242 0.489897008530534 0.444209886877616 0.588535058717753 0.301575839918769 4.79259711285522 2.45581206810493 0.856956011912189 0.439119514186132 0.95874857554918 0.0894467605658065 3.98270478627637 0.371567739975035 4.56635757590993 0.426019817045926 5.48106733306304 1.44737473339774 1.20072116227857 0.317072089527755 1.20953699129859-0.281578206140694 5.36958423143187-1.25003030621247 4.17050096551975 0.389088245671701 0.958748575550999 0.0894467605658065 0.923395397720014-0.273021049666568 5.02326290877681-1.48523212860982 6.0167358554736-1.40068613130097 1.14959957229985-0.267624874375542 0.908547633915077-0.753487522744763 3.18898915244245-2.64473038819142 3.56563258078859-0.373500493379652 1.50564033704723-0.15771602822133 1.16528337380441-0.966406658108099 4.35427252624868-3.61113704630043 0.174579565065869-0.144784399951277 0.160754439168159-0.159995491476366 5.17780009280978-5.15335486163713 4.92801072343173-3.24076931097079 0.648599175887284-0.426533224520426 0.488740441975097-0.603112147915454 4.54005639623574-5.60248943943589 0.108421671509859-0.133793771845376 0.0989594564216532-0.140936362340653 4.5339888748058-6.4572292736666 4.43163472472588-5.46869566759051 4.54005639623574-5.60248943943861 0.195985070509778-0.241848160459995 0.164474077237173-0.264289535351054 9.45168053244561-15.1876836651463 0.187748723612458-0.301689018475372 0.143196483719294-0.32520857019972 3.76384460979352-8.54793701787276 4.8446183948181-9.45443034238906 0.024781466639979-0.0483618380312691 0.0237245170064853-0.0488890146880294 3.73016406965507-7.6867337675676 0.195802950680445-0.403490335727838 0.120870535132781-0.431895311684457 2.93789126452248-10.4976904585801 3.8111888333151-9.41917882261532 0.130369078206058-0.322201211816719 0.0845346973037522-0.337140330423608 3.19529575698834-12.7434426532918 6.30126396581727-24.5057953370542 6.30500316111466-24.5203371742391 0.055944665471543-0.217570400112891 0.0362079455189814-0.221710778460874 4.68521850794969-28.6888258304998 0.00259401415496541-0.0158838312772787 0.00249170610914007-0.0159002015379883 4.9638943129321-31.6758544202066 0.024166986484488-0.154215601174656 0.0145002182744065-0.15542277359782 3.06543385478653-32.8573144867596 3.52989352975783-37.8356954696028 0.0136487819672766-0.146296525281286 0.00503440149259404-0.146845556150765 1.16697339664461-34.0387745533171 0.0029744543498964-0.086760144922664-3.91285502701066E-005-0.0868111086738281-0.014486669910184-32.1403140951734-6.97720861353446E-006-0.0154797263066939-0.000102824935311219-0.0154793861838698-0.200270539900885-30.1489617020361-0.000787451339419931-0.118543847211186-0.00640458997804672-0.118373329064525-1.47462254144193-27.2548250473237-0.0107731525095005-0.199115623561738-0.0265957242409058-0.197625301530024-1.76377731664616-13.1061301763484-0.95936167572836-11.0212793073333-0.0436472783949284-0.501425956829735zM11012.0808456165-7322.66774440873l0.0810765006481233 0.27421207138741 2.91107508595815 9.84566332917257 0.925893829811685 10.6367960754124 0.0101794324782531 0.116942724908768 0.0156561181465804 0.116336184023567 1.75283771055183 13.024841058842 1.45744479895438 26.9373360946975 0.199380263626153 30.014938468641 0.0144405641513004 32.0380232601929-1.15896454080212 33.8051688522437-3.51624474779055 37.6893989443215-3.05093363651213 32.7018917131636-4.93723562033847 31.505738617494-4.64641654827574 28.4512312207617-6.24905849564311 24.3027667741262-6.30500316111284 24.5203371742373-0.00373919529556588 0.0145418371830601-0.00365179106483993 0.0145640321134124-3.11441285074943 12.4208663549816-3.78557886143426 9.35588494888634-0.104759106325218 0.258907338087738-0.0752724135454628 0.268963833686939-2.89229314293516 10.3347589805826-3.51063660196814 7.23435441715174-4.88684266956807 9.53683238767917-0.0670057413899485 0.130763883321379-0.0592113948550832 0.134472946263486-3.67985952092931 8.35720139393652-9.09945773159598 14.6217051113199-4.34407132572596 5.3606412789768-4.54005639623574 5.60248943943589-0.108421671509859 0.133793771845376-0.0989594564216532 0.140936362340653-4.5339888748058 6.4572292736666-3.94289428275079 4.86558351967506-4.70134954693094 3.09171188678556-0.4219379993865 0.277475800335196-0.357932499993694 0.356242642805228-5.37497815363531 5.34960201296599-3.0144095873784 2.49994598824105-3.56563258078859 0.373500493379652-1.50564033704723 0.15771602822133-1.16528337380441 0.966406658108099-3.44572489233178 2.85764952355476-5.01024147710086 1.16637590880055-0.143105193927113 0.0333146518751164-0.140901944050711 0.0416605895588873-4.24076945510751 1.25387166850214-4.0196324072931-0.37501291440185-0.807880017324351-0.0753714292959558-0.79025681796702 0.183970476962713-4.9503040581003 1.15242257703449-4.68044408213973-1.23595571700207-0.40009791135526-0.105653073132089-0.41202340693053-0.0384398579217304-4.97838098284046-0.464459674967657-3.02395621072355-0.282120979409228-3.34710604222528-1.71511671400003-3.21413197276343-2.91438644280242-0.489897008530534-0.444209886877616-0.588535058717753-0.301575839918769-4.60750894437297-2.36096959603492-2.9314655990147-1.82432535102816-3.76912354441629-4.54477104775197-2.42958577011996-3.958533597106-0.0408566034402611-0.0665678237710381-0.0429158980477951-0.0652591978914643-3.51824511130508-5.34994872281732-0.305254207933103-0.464178676642405-0.399701863587325-0.385850224249225-3.92074094067175-3.78486794533819-2.93830388448077-6.47298558755301-0.128668382760225-0.283452161495006-0.162832703268577-0.265303960255551-2.54286513151783-4.14310010365807-3.04136742340961-5.63427358219906-1.99918130195874-8.58760970947424-0.0955715319705632-0.410533559459509-0.162952041888275-0.388739441287726-6.40907850575604-15.2895389871883-2.03825665758268-8.75546037066124-2.04317849140898-10.1611838181734-0.0149307483607117-0.0742539524944732-0.0171729852099816-0.0737676439766801-2.08042098746228-8.93657991609871-1.03000294129015-9.83295098903454-0.00765864783352299-0.0731134890675094-0.00980480466205336-0.0728567291598665-1.75469802301086-13.0386645143672-0.772706127949277-12.944445194421-0.000894706035978743-0.0149881990409995-0.000984707490715664-0.0149825552325638-1.65073244043742-25.1162809184243-0.198705401611733-29.9133439505831 0.885372542043115-30.9494965613831 1.16145322138073-33.8777597418457 3.51624474778691-37.6893989443215 3.23671750650283-34.6932441063018 4.93895012030225-31.5166792717391 4.86648633067125-30.6517337425412 4.46026389183135-26.4650531360412 6.25222882940034-24.3150962925583 0.00373919530466082-0.0145418372176209 0.00365179105574498-0.0145640320779421 3.11441285075125-12.4208663549816 3.78557886143426-9.35588494888634 0.104759106325218-0.258907338085919 0.0752724135454628-0.268963833689668 2.93789126452248-10.4976904585792 3.74804480308921-9.26312124104334 3.6566661339366-7.53527687350197 3.58677381058624-7.39125005003552 9.17797800848166-13.9178197142191 0.0362119538331171-0.0549131240541101 0.0347548394711339-0.0558467360287978 8.10574638864637-13.0249336716452 4.34407132573324-5.36064127898226 0.0749090518620505-0.0924387574386856 0.0704274018335127-0.0958971897580341 3.38106086284643-4.60380798811639 3.97640690239132-4.90693853407174 4.70134954692912-3.09171188678465 0.231377401129066-0.152158918255736 0.213159094017101-0.176779633457045 3.56430346128218-2.95599051178033 4.17999384955692-1.23590209700251 0.984171003272422-0.290990621166202 0.78996906496468-0.65514653451919 3.72971943885568-3.0931752564311 3.08097928382813-1.19720200105621 4.39567245697072-1.02330525988054 2.51619272336029 0.884425389014723 1.525290704687 0.536129769523541 1.55042040724948-0.458414031580105 4.24076945511115-1.25387166850305 4.0196324072931 0.37501291440276 9.57350645860242 0.893163402597565 3.58346978634108 2.63171910711299 0.322910481430881 0.23714716030463 0.356552026278223 0.182703604835297 4.79259711285704 2.45581206810493 4.7925971128534 2.45581206810493 3.87923837174822 1.98779079151882 3.85877477335816 4.65287159284799 3.61113704629861 4.35427252624595 4.51392130787463 5.44284065781176 0.176779633451588 0.213159094010734 0.199237886357878 0.192333311734728 4.04830783887337 3.9080140218548 2.9748100632587 5.51097299934099 3.20391586308324 7.05811992933286 2.3794108938564 6.1233740548505 0.0502660858910531 0.129358929548289 0.057364236243302 0.126371501737594 3.33246124131801 7.34130111595368 0.0407743477262557 0.0898245299149494 0.0442855640085327 0.0881463692940088 3.96817150186507 7.89828284796658 2.01611500616855 8.66034950678477 0.0209868268266291 0.0901502418237214 0.0243090575040696 0.089311716607881 2.18310483250025 8.02074864840415 1.92532234752071 11.0031163760214 1.96521730477434 11.2311139672311zM8404.48573976371-7451.11375161528l5.22517232630344-66.7659994898204 1.76148084091074-18.8806977067152 0.0136487819672766-0.146296525280377 0.00503440149259404-0.146845556152584 0.583486698320485-17.0193872766567 0.583486698324123-17.0193872766577 0.00031376743754663-0.00915210157108959 0.000280241369182477-0.00915318929946807 0.490594763330591-16.0237110800899 0.0103422583160864-0.337796836726739-0.0352082090394106-0.336116121628947-1.57675499637298-15.0525342981864-0.591565312153762-14.9588865803016-0.00931739992847724-0.235608690843037-0.0314486770785152-0.2336862209213-1.7794334347891-13.2224663603702-0.00606196154694771-0.0450447210178027-0.00687981939881865-0.0449270781164159-1.87232536977899-12.2267901638043-0.0689294320109184-0.450127800916562-0.149111619106407-0.430269716362091-3.89280259671796-11.2328943859129-2.89454177218613-11.0702421743981-2.85268440135769-12.2538862479287-0.194190655225611-0.834158240009856-0.460744554395205-0.721972600266781-5.77349202817641-9.04688511764834-3.66467148526317-11.7732401384274-0.199006277654917-0.639333895360323-0.360213932865008-0.56444419642412-6.13370596103596-9.61132931407155-0.0882562399547169-0.138294823979777-0.0971319344207586-0.132211987116534-7.11781860436713-9.68848141683793-6.21515765925506-8.59982342795047-0.280435028327702-0.388033877634371-0.348974763632214-0.327766242398866-8.08394103336286-7.59264924689614-7.02355829457702-8.46893555311453-0.363510561681323-0.438317358615677-0.452761315884345-0.345353769577741-7.50094989757781-5.72151646279144-0.279489160211597-0.213186576787848-0.306567869623905-0.171985024096102-8.49046309711957-4.76316223919912-7.49741237373382-4.66582976962582-0.301689018473553-0.187748723611548-0.32520857020063-0.143196483719294-8.68240996413624-3.82305600464861-0.236061427422101-0.103943036702731-0.245504014937978-0.0791007651496329-8.77530189912977-2.82737980807906-0.522414339977331-0.168320563017005-0.546487975540003-0.0509847736375377-9.95676196568456-0.928919349936223-7.96540957254911-0.743135479947341-0.612866705456327-0.057177598861017-0.608435642563563 0.0931715907599937-8.08617328974469 1.23826018047293-9.08161005996408 1.14708215580686-0.926612878454762 0.117038839060115-0.821879279224959 0.443648472042696-6.07169710028393 3.27748759378028-3.87833567324924 1.50703747121952-0.290152983003281 0.112747181939085-0.273927819107485 0.147865582535815-3.17281245969389 1.71267658815668-0.435675882104988 0.235176800641966-0.381093385636632 0.316052896247129-2.17713626312252 1.80556852315021-0.273516522660429 0.226835973587185-0.238688092089433 0.263237234786175-2.56573928689613 2.82962635107924-3.068291014446 1.1922716136396-1.55350399980671 0.60365809889754-0.880608340505205 1.41502887899878-2.12470691952694 3.41414169301788-3.05575188755574 3.37003689640642-0.302844442119749 0.333992084883903-0.238213213588097 0.382779223274156-2.28959264099285 3.67909268982021-4.55319780353238 6.48458630084315-0.199491742945611 0.284112722368263-0.158314347956548 0.308955598349712-4.91162413620987 9.58519422571044-0.154749664619885 0.301999002897901-0.112526583088766 0.32013844589892-1.25471735345491 3.5696744053821-2.30106240348505 4.49059810995823-0.154749664619885 0.301999002896991-0.112526583088766 0.320138445900739-1.36724393654185 3.88981285128011-0.0662152970398893 0.18838270661945-0.0509817989495787 0.193063113759308-1.50204600758298 5.68810213067172-1.30102863950015 3.7014301446452-0.039454475077946 0.112248092747905-0.0340707207451487 0.11399770137723-1.46013587153357 4.88548904784875-0.0230872377742344 0.0772479119868876-0.0205846623939578 0.0779521142685553-1.55302780653074 5.8811652444183-1.55302780653074 5.8811652444183-0.10565307313118 0.400097911354351-0.0384398579226399 0.412023406931439-0.426019817045017 4.56635757591084-1.44737473339956 5.48106733306213-0.10565307313118 0.400097911354351-0.0384398579226399 0.412023406931439-1.02181128492884 10.9524381622532-0.557351609961188 5.97405717941274-0.557351609961188 5.97405717941001-0.057177598861017 0.612866705457236 0.0931715907590842 0.608435642559925 0.5309368658327 3.46716107871089-0.407282076103002 4.36551427738596-0.0384398579208209 0.412023406925073 0.029819388557371 0.412736858783319 0.438324586604722 6.06694911440445 0.0143890378894866 0.199161907283269 0.0302254233720305 0.197380175023682 0.530936865834519 3.46716107870907-0.40728207610664 4.36551427738323-0.109644056099569 1.17523632984376 0.427513039523547 1.10019764181561 1.4910826725536 3.83727626629116 1.30989417162346 5.62673325105152 0.595042057229875 3.88578528594462 0.0290663993619091 0.189811435320735 0.0435386564076907 0.187023051951655 2.15100117476322 9.23976157409743 0.080567955146762 0.346084746399356 0.128701980609549 0.331212389967732 3.19843203720302 8.23111123992294 3.11038966438355 9.2250286859462 0.0362877069474052 0.10762482314567 0.0411372691232828 0.105866072599383 1.61978465316315 4.16848865626071 0.427513039523547 1.10019764181652 0.874402630215627 0.792857042785727 3.31654409025214 3.00724774697846 5.92021677555567 8.19171800882396 0.0114402367089497 0.0158296894569503 0.0115635533093155 0.0157398323244706 7.12938215760732 9.7042212490669 0.320001026846512 0.435572213103114 0.405689431128849 0.357127281907196 10.1817084806989 8.96292975827691 11.0848529090072 10.0510947628263 0.102810426020369 0.0932224670023061 0.107823186326641 0.0873760409613169 11.2049788788736 9.08011279247057 0.241848160458176 0.195985070507959 0.264289535354692 0.164474077239902 30.3753673302945 18.9033610648912 0.0342323434651917 0.0213036550831021 0.0345714542563655 0.0207488218075014 23.672354291708 14.207486249371 22.5495210690697 15.0801644525345 21.6026400857663 15.0175191469361 23.4461975196009 17.2190110927231 7.24322035903788 5.31945922595878zM8378.96208261603-7472.79126891321l-0.0523283697057195-0.0384302306447353-0.0533085782572016-0.0370585535611099-21.69295736616-15.0803050602417-0.037008702136518-0.0257273597453604-0.0374664899154595-0.0250560013073482-22.6886335627278-15.173196995237-0.101646003742644-0.0679765413951827-0.104847402582891-0.0629264842909834-23.7426302400345-14.2496639118544-30.0768454514746-18.7175833325682-10.8553075320888-8.7967516810013-11.0092765178597-9.98256652203781-0.0272340348728903-0.0246942262137964-0.0275942016050976-0.0242910991992176-9.80361325117519-8.63009357556894-6.7978175774515-9.25290920363932-6.21515765932054-8.59982342804597-0.306381120473816-0.423935108678961-0.387484891041822-0.351348582700666-2.82962635107833-2.5657392868934-1.15113434451632-2.9624249418448-3.11038966438355-9.2250286859462-0.0362877069474052-0.10762482314567-0.0411372691232828-0.105866072599383-3.11086732571675-8.00576492255459-2.02689456320877-8.70665377574642-0.595042057231694-3.88578528594735-0.0290663993637281-0.189811435323463-0.0435386564058717-0.187023051949836-1.43400078317609-6.15984104939798-0.080567955146762-0.346084746396627-0.128701980609549-0.331212389969551-1.1922716136396-3.06829101444509 0.354815618868088-3.80314465299853 0.057177598861017-0.612866705459055-0.0931715907590842-0.608435642559925-0.593883033221573-3.87821654624531-0.394116160157864-5.45505034833786 0.426019817043198-4.56635757591721 0.057177598861017-0.612866705456327-0.0931715907590842-0.608435642557197-0.5309368658327-3.46716107870816 0.500174011100171-5.36119047395277 0.557351609961188-5.97405717941274 0.983371427006205-10.5404147553218 1.44737473339956-5.48106733306213 0.10565307313118-0.400097911354351 0.0384398579226399-0.412023406931439 0.426019817045017-4.56635757591084 1.44737473339956-5.48106733306395 1.53244314413678-5.80321313014974 1.40297791301418-4.69424343448463 1.32778946146573-3.7775647585313 0.0662152970435272-0.188382706634002 0.0509817989477597-0.193063113746575 1.50204600758116-5.68810213065899 1.1885020564132-3.38129169875992 2.30106240348505-4.49059810995914 0.154749664619885-0.301999002897901 0.112526583088766-0.32013844589892 1.25471735345491-3.5696744053821 4.59856012363343-8.97423962446192 4.43345658828366-6.31405291363808 0.0797505276968877-0.113579335162285 0.0733274921185512-0.117828226465463 2.12470691952331-3.41414169301152 3.05575188755756-3.37003689641006 0.302844442121568-0.333992084887541 0.238213213586278-0.382779223268699 1.48231179260802-2.3818920372878 2.61498465645491-1.01612655426561 1.10019764181561-0.427513039523547 0.792857042784817-0.874402630213808 3.11990823759152-3.44079174650687 1.52252635482546-1.2626796533159 2.46320875848141-1.3296342049789 3.87833567325652-1.50703747122225 0.290152983010557-0.112747181941813 0.273927819102028-0.147865582533086 5.523745640161-2.98170470427067 8.22025676064914-1.03828613913538 0.0652595791398198-0.00824282238863816 0.065020152789657-0.00995673271427222 7.54275779997079-1.15504532242721 7.35254286709278 0.685957881086324 9.41027399014456 0.877934576298685 8.00738354421446 2.57995847991333 8.12113996651351 3.57591648422567 7.29215281410143 4.53809154261035 0.0964294588411576 0.0600104965960782 0.0990549320231366 0.0555699620172163 8.28295015951881 4.64674717712023 6.76869942148187 5.16297611642585 6.85876353091953 8.27022769388168 0.198715798023841 0.239609499382823 0.226901190797435 0.213111544025196 7.96186746052808 7.47799454852247 5.94616286770543 8.22761923986946 0.0114402367780713 0.0158296895533567 0.0115635532383749 0.0157398322271547 7.03225022318475 9.57200926194855 5.68523578821623 8.90859029366766 3.66467148526499 11.7732401384292 0.199006277656736 0.639333895362142 0.360213932863189 0.56444419642321 5.67296140664439 8.88935671380477 2.67381091112293 11.485523858787 0.0153171649908472 0.0657958508681986 0.0170891908855992 0.065358007087525 2.96089350134571 11.3240059022291 0.0492625382739789 0.188405720743503 0.0637671011972998 0.184003451307035 3.80745807880885 10.9866281208579 1.79651611836925 11.7317352847713 1.74192279616364 12.943735418432 0.588655968305829 14.8853181276718 0.00640805608054507 0.162040238214104 0.016894568430871 0.161284455322857 1.55844135576444 14.8777026318803-0.479972263645323 15.6767610540637-0.583172930886576 17.0102351750884-0.578452296827891 16.8725417205042-1.75129798291164 18.7715512095219-0.00346592396817869 0.037150028087126-0.00291112169907137 0.0371976152646312-4.52691900839272 57.8438859677926z"/>
        </dr3d:scene>
        <draw:custom-shape draw:style-name="gr9" draw:text-style-name="P2" draw:layer="layout" svg:width="11.4cm" svg:height="2.8cm" svg:x="2.8cm" svg:y="1.9cm">
          <text:p text:style-name="P1"><text:span text:style-name="T1">Retro Games </text:span></text:p>
          <draw:enhanced-geometry svg:viewBox="0 0 21600 21600" draw:mirror-horizontal="false" draw:mirror-vertical="false" draw:extrusion="true" draw:extrusion-brightness="15%" draw:extrusion-light-face="true" draw:extrusion-first-light-harsh="true" draw:extrusion-second-light-harsh="false" draw:extrusion-second-light-level="36.99951171875%" draw:extrusion-first-light-direction="(50000 -50000 10000)" draw:extrusion-second-light-direction="(-50000 0 10000)" draw:extrusion-metal="true" draw:extrusion-rotation-angle="-10 -35" dr3d:projection="perspective" draw:extrusion-color="false" draw:extrusion-depth="1cm 0" draw:extrusion-viewpoint="(3.472cm 3.472cm 25cm)" draw:extrusion-origin="0.5 0.5" draw:extrusion-skew="50 135" dr3d:shade-mode="flat" draw:extrusion-specularity="122%" draw:extrusion-diffusion="122%" draw:text-areas="0 0 21600 21600" draw:text-path="true" draw:text-path-mode="shape" draw:text-path-scale="path" draw:text-path-same-letter-heights="false" draw:type="fontwork-fade-up-and-right" draw:modifiers="16108.6036671368"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dr3d:scene draw:style-name="gr10" svg:width="14.4cm" svg:height="9.4cm" svg:x="0.2cm" svg:y="11cm" dr3d:transform="matrix (0.999956406534465 0.000748902654798293 -0.00930721094069358 0.000279548454091049 0.993930356966772 0.1100107601672 0.00933310684299422 -0.110008566233348 0.993886818743432 -7.40662110902649cm 15.8308343989773cm 0.645956437711919cm)" dr3d:vrp="(0 0 38939.2857142857)" dr3d:vpn="(0 0 36574.2857142857)" dr3d:projection="perspective" dr3d:distance="2.36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1" draw:layer="layout" svg:viewBox="1000 -20401 12801 9201" svg:d="M1000-12281l2.18020629882812 50.6993713378906 6.44894409179688 50.5948181152344 25.154052734375 100.481201171875 40.578857421875 98.878662109375 54.903564453125 96.486572265625 68.128173828125 93.304931640625 80.252685546875 89.333740234375 91.277099609375 84.572998046875 101.201416015625 79.022705078125 110.025634765625 72.682861328125 117.749755859375 65.553466796875 124.373779296875 57.634521484375 129.897705078125 48.926025390625 134.321533203125 39.427978515625 137.645263671875 29.140380859375 139.868896484375 18.063232421875 140.992431640625 6.196533203125h9790l141.003662109375-6.196533203125 139.900634765625-18.063232421875 137.694580078125-29.140380859375 134.385498046875-39.427978515625 129.973388671875-48.926025390625 124.458251953125-57.634521484375 117.840087890625-65.553466796875 110.118896484375-72.682861328125 101.294677734375-79.022705078125 91.367431640625-84.572998046875 80.337158203125-89.333740234375 68.203857421875-93.304931640625 54.967529296875-96.486572265625 40.628173828125-98.878662109375 25.185791015625-100.481201171875 6.45730590820313-50.5948181152344 2.18307495117187-50.6993713378906v-7038l-2.18307495117187-50.7022399902344-6.45730590820313-50.6031799316406-25.185791015625-100.512939453125-40.628173828125-98.927978515625-54.967529296875-96.550537109375-68.203857421875-93.380615234375-80.337158203125-89.418212890625-91.367431640625-84.663330078125-101.294677734375-79.115966796875-110.118896484375-72.776123046875-117.840087890625-65.643798828125-124.458251953125-57.718994140625-129.973388671875-49.001708984375-134.385498046875-39.491943359375-137.694580078125-29.189697265625-139.900634765625-18.094970703125-141.003662109375-6.207763671875h-9790l-140.992431640625 6.207763671875-139.868896484375 18.094970703125-137.645263671875 29.189697265625-134.321533203125 39.491943359375-129.897705078125 49.001708984375-124.373779296875 57.718994140625-117.749755859375 65.643798828125-110.025634765625 72.776123046875-101.201416015625 79.115966796875-91.277099609375 84.663330078125-80.252685546875 89.418212890625-68.128173828125 93.380615234375-54.903564453125 96.550537109375-40.578857421875 98.927978515625-25.154052734375 100.512939453125-6.44894409179688 50.6031799316406-2.18020629882812 50.7022399902344zM1000-11200zM13801-20401z"/>
          <dr3d:extrude draw:style-name="gr12" draw:layer="layout" svg:viewBox="849.998489254923 -20551 13101.0015107451 9501" svg:d="M1149.86150009567-12287.4444386161l-0.733862889197781-10.1479301931868-1.32292938024079-9.78762257724156-1.92869387858423-9.48039586642699-2.55115638422808-9.22625006075032-3.19031689717258-9.025185160197-3.84617541741727-8.87720116477976-4.51873194496238-8.78229807449134-5.20798647980791-8.74047588933536-4.09245164081381-6.14497655584273-4.25866926048025-5.8230879885632-4.44034601771273-5.5153658053132-4.63748191251193-5.22181000610544-4.85007694487672-4.94242059093267-5.07813111480846-4.67719755979852-5.32164442230555-4.42614091269752-5.58061686736892-4.18925064963696 6.27435229842558-4.72669282545212 5.92652918503063-4.99162090510799 5.59916697720951-5.27700839877798 5.29226567496244-5.58285530647117 5.00582527828942-5.90916162818394 4.73984578719023-6.25592736391809 4.49432720166533-6.62315251366999 4.26926952171471-7.01083707744328 4.82766137331964-8.95615585005362 4.13724644635431-8.96832702914981 3.46123359797525-9.03424749726037 2.79962282818155-9.15391725438712 2.1524141369739-9.32733630053008 1.51960752435139-9.55450463569287 0.901202990314687-9.83542225986821 0.297200534863578-10.1700891730579v-591l-0.297200534863578-10.1700891730579-0.901202990314687-9.83542225986821-1.51960752435139-9.55450463569287-2.1524141369739-9.32733630053008-2.79962282818155-9.15391725438712-3.46123359797525-9.03424749726037-4.13724644635431-8.96832702914981-4.82766137331964-8.95615585005362-5.34242779973988-8.65895531518981-5.69817581351253-8.06712403883466-6.09327103771579-7.51463997291103-6.52771347234966-7.00150311741163-7.0015031174139-6.52771347235102-7.51463997290898-6.09327103771648-8.06712403883444-5.69817581351344-8.6589553151905-5.34242779973829-8.9561558500543-4.82766137331964-8.9683270291489-4.13724644635477-9.03424749726037-3.46123359797457-9.15391725438781-2.79962282818087-9.32733630053144-2.15241413697368-9.55450463569105-1.51960752435298-9.83542225986685-0.901202990313323-10.1700891730593-0.297200534863805-10.1700891730593 0.297200534863805-9.83542225986707 0.901202990313323-9.55450463569105 1.51960752435298-9.32733630053122 2.15241413697368-9.15391725438769 2.79962282818087-9.03424749726037 3.46123359797457-8.96832702914912 4.13724644635477-8.95615585005419 4.82766137331964-8.6589553151905 5.34242779973829-8.06712403883444 5.69817581351344-7.51463997290898 6.09327103771648-7.00150311741413 6.52771347235102-6.52771347234955 7.00150311741163-6.09327103771579 7.51463997291103-5.69817581351253 8.06712403883466-5.34242779973988 8.65895531518981-4.8276613733193 8.95615585005362-4.13724644635454 8.96832702914981-3.46123359797525 9.03424749726037-2.79962282818167 9.15391725438712-2.15241413697368 9.32733630053008-1.51960752435139 9.55450463569287-0.901202990314687 9.83542225986821-0.297200534863691 10.1700891730579v591l0.297200534863691 10.1700891730579 0.901202990314687 9.83542225986821 1.51960752435139 9.55450463569287 2.15241413697368 9.32733630053008 2.79962282818167 9.15391725438712 3.46123359797525 9.03424749726037 4.13724644635454 8.96832702914981 4.8276613733193 8.95615585005362 4.27801261511411 7.02443925398256 4.50401692323499 6.63524212672201 4.75061097726427 6.26662323045639 5.01779477720254 5.91858256517844 5.30556832304956 5.5911201308918 5.61393161480532 5.28423592760191 5.94288465246996 4.9979299552997 6.29242743604289 4.7322022139906-7.00305936594771 5.30679481417428-6.55004844236782 5.5916848521465-6.12324025315047 5.90510964398527-5.72263479829576 6.24706918968695-5.34823207780335 6.61756348925519-5.00003209167346 7.0165925426918-4.67803483990599 7.44415634999132-4.38224032250093 7.90025491115557-4.43842119165277 9.15529678772691-3.7481208379196 9.1377944846663-3.06990003823728 9.17461059755442-2.40375879260591 9.26574512639127-1.74969710102516 9.41119807117502-1.10771496349525 9.61096943191296-0.477812380015962 9.86505920859781 0.140010649412375 10.1734674012332 2.18020629882835 50.6993713378888 0.167983679740473 3.20279083789865 0.226339825413675 3.06972870985737 0.295516390974967 3.06384303308187 0.375513376423669 3.18513380757031 6.44894409179676 50.5948181152344 0.633439723020047 4.4912750299809 0.736861816264195 4.29028159633162 0.873280987209 4.26460570621202 1.04269723585423 4.41424735962755 25.1540527343751 100.481201171875 1.42622848428096 5.32873448368082 1.55430157773731 5.06088852565154 1.74931311207797 4.99683396757973 2.01126308730295 5.13657080945814 40.578857421875 98.878662109375 1.92343099850063 4.50126879793788 1.98475874339101 4.25805921561187 2.13008620150481 4.18725068837375 2.3594133728418 4.28884321622172 54.903564453125 96.486572265625 0.467260915463726 0.815205598852117 2.09178414901351 3.52433269059657 2.09843719985838 3.32681627394231 2.19342452772389 3.26497075691259 2.37674613260913 3.33879613950921 68.1281738281251 93.304931640625 2.31970681582652 3.10216807331744 2.3017950049225 2.91929623760552 2.38044900062823 2.85552330107566 2.55566880294305 2.91084926373333 34.9127138581541 38.8632889906185 7.01760728940985 7.36696883918376 7.24327504888606 6.71436254798755 7.5155764359215 6.09211594582121 7.83451145051663 5.50022903268473 8.20008009267099 4.9387018085763 8.6122823623848 4.40753427349955 9.07111825965785 3.90672642744903 9.57658778449058 3.43627827043201 9.76091060600425 2.87117851891708 9.63004147292736 2.19317101233355 9.55473809050227 1.51813895391933 9.53500045872943 0.846082343679882 9.57082857760815 0.17700118160792 9.6622224471389-0.489104532291094 9.80918206732213-1.15223479801898 10.0117074381567-1.81238961557938 9.88878580832738-2.3939417668189 9.43644606121961-2.91567892493913 9.03371538984197-3.46262214468334 8.68059379419515-4.03477142604424 8.37708127427868-4.63212676903277 8.1231778300928-5.25468817363981 7.91888346163728-5.90245563987082 7.76419816891212-6.57542916772582 7.36696883918467-7.01760728941008 6.71436254798823-7.24327504888424 6.09211594582098-7.51557643592241 5.50022903268382-7.83451145051731 4.9387018085763-8.20008009267076 4.40753427349864-8.61228236238276 3.90672642745085-9.07111825966058 3.43627827043201-9.57658778448968 2.8711785189173-9.76091060600447 2.19317101233355-9.6300414729285 1.51813895392047-9.55473809050272 0.846082343678745-9.53500045872897 0.177001181607693-9.57082857760724-0.489104532292004-9.66222244713936-1.15223479802057-9.80918206732167-1.81238961557847-10.011707438156-2.39394176681958-9.88878580832534-2.91567892493913-9.43644606121961-3.46262214468106-9.03371538984356-4.03477142604561-8.68059379419537-4.63212676903186-8.37708127427868-5.25468817364049-8.12317783009348-5.90245563987151-7.91888346163614-6.57542916772422-7.76419816891394-29.8353744936985-33.2114193643847-58.6292467585131-80.29567730298-45.9438448500837-80.7409163766224-32.8205153518315-79.9738793527449-20.3632325059125-81.343634107121-4.52858027892057-35.5287148207226zM1585.61184731075-11641.1087915339l-8.64952732601614-5.35767850681623-8.70320855193563-4.66924605917848-8.80967536790217-3.99842291080859-8.96892777391577-3.34520906171019-9.18096576997596-2.70960451187602-9.44578935608342-2.09160926131335-9.76339853223749-1.49122331001854-10.1337932984388-0.90844665799159-10.1695496484658-0.315122029205668-9.87182272999939 0.307918572199924-9.62861412310213 0.94210186811506-9.4399238277731 1.58742785854884-9.30575184401278 2.24389654349397-9.2260981718216 2.9115079229523-9.20096281119845 3.59026199692744-9.23034576214423 4.28015876541758-8.96464935522067 4.81187114165004-8.39528997973639 5.20257667082115-7.86757349978575 5.63019121229263-7.38149991536761 6.0947147660645-6.93706922648198 6.59614733213675-6.53428143312976 7.13448891050575-6.17313653531028 7.70973950118059-5.8536345330233 8.321899104154-5.357678506816 8.64952732601705-4.66924605917848 8.70320855193495-3.99842291080927 8.80967536790195-3.34520906170883 8.9689277739144-2.70960451187671 9.18096576997777-2.09160926131312 9.44578935608297-1.49122331001831 9.76339853223726-0.908446657991817 10.1337932984388-0.315122029204531 10.1695496484663 0.307918572199014 9.87182272999962 0.942101868116424 9.62861412310122 1.58742785854815 9.43992382777287 2.24389654349375 9.30575184401459 2.91150792295366 9.22609817182092 3.59026199692744 9.20096281119913 4.28015876541554 9.23034576214377 4.81187114164982 8.96464935521908 5.20257667082092 8.39528997973684 5.63019121229286 7.86757349978689 6.09471476606404 7.38149991536739 6.5961473321363 6.93706922648198 7.13448891050803 6.53428143313067 7.70973950118037 6.17313653530982 8.32189910415286 5.85363453302307 77.2173622126418 51.009738246732 7.67857475776827 4.74689595235577 2.03712220790999 1.15502532025312 117.749755859375 65.5534667968768 9.89562473937122 5.03863503782668 124.373779296875 57.634521484375 10.1956797854034 4.2755918043913 129.897705078125 48.9260253906232 10.623904509411 3.55446932861196 84.2484146920158 24.7298002430416 9.84207910164946 2.57924812741476 9.69107852024536 1.9054382629929 9.59570765059789 1.23294790877844 9.55596649270774 0.561777064769558 9.57185504657423-0.108074269031931 9.64337331219735-0.776606092627844 9.77052128957712-1.44381840601818 9.95329897871443-2.1097112091993 9.81311459179187-2.68734514981952 9.3454393200991-3.19538131902664 8.92660054709586-3.73008961475352 8.55659827278259-4.29147003700018 8.23543249715931-4.87952258576479 7.963103220226-5.49424726104735 7.73961044198177-6.13564406284968 7.56495416242842-6.80371299117542 7.15473395182926-7.23386646437757 6.49569720121781-7.4400010571062 5.86561803584391-7.69365263831787 5.26449645570801-7.99482120801258 4.69233246080921-8.34350676619033 4.14912605114932-8.73970931285476 3.63487722672653-9.18342884799858 3.14958598754129-9.67466537162909 2.57924812741567-9.8420791016506 1.90543826299336-9.69107852024354 1.23294790877799-9.59570765059652 0.561777064769558-9.55596649270956-0.108074269032386-9.57185504657355-0.776606092628299-9.64337331219758-1.44381840601682-9.77052128957803-2.10971120920021-9.95329897871306-2.68734514981998-9.81311459179233-3.19538131902709-9.3454393200991-3.73008961475398-8.92660054709631-4.29147003700018-8.55659827278214-4.87952258576479-8.2354324971584-5.49424726104826-7.96310322022509-6.1356440628515-7.73961044198404-6.80371299117269-7.56495416242797-7.23386646437666-7.15473395182926-7.44000105710529-6.49569720121872-7.69365263831742-5.865618035843-7.99482120801304-5.26449645570938-8.34350676619215-4.69233246080876-8.73970931285385-4.14912605114841-9.18342884799904-3.63487722672653-9.67466537162818-3.14958598754129-78.8700497328928-23.1510655978909-119.475488002153-45.0004929343031-114.313647683624-52.9726797772455-107.925511612819-60.0841283314094zM2396.65619242632-11354.9064420309l-10.1733305505627-0.149624379335364-9.86550633024126 0.46848981590847-9.61201191663531 1.09863222962304-9.4128473097453 1.7408028618047-9.26801250957078 2.39500171246073-9.17750751611175 3.06122878158749-9.14133232936865 3.73948406918498-9.15948694934014 4.42976757525321-8.88517488755042 4.95708676175127-8.30953419523121 5.33847724711086-7.77493038647435 5.7574493785869-7.28136346128122 6.21400315617757-6.82883341964953 6.70813857988287-6.41734026158156 7.23985564970826-6.04688398707594 7.80915436564465-5.71746459613405 8.41603472770112-5.21624378881052 8.73555050821778-4.52702908312995 8.77802401113877-3.85456253804887 8.87356261609602-3.19884415356864 9.02216632308591-2.55987392968655 9.22383513211207-1.9376518664053 9.47856904316905-1.3321779637231 9.78636805626047-0.743452221639927 10.1472321713863-0.149624379334455 10.1733305505622 0.46848981590756 9.86550633023944 1.09863222962167 9.61201191663713 1.74080286180606 9.41284730974439 2.39500171246118 9.26801250957033 3.06122878158749 9.17750751611493 3.73948406918544 9.14133232936729 4.42976757525321 9.15948694934014 4.95708676175218 8.88517488755133 5.33847724711177 8.3095341952303 5.75744937858599 7.77493038647481 6.21400315617711 7.2813634612794 6.70813857988424 6.82883341964771 7.23985564970644 6.41734026158338 7.80915436564555 6.04688398707731 8.41603472769975 5.71746459613496 8.73555050821642 5.21624378881279 8.77802401113877 4.52702908312858 8.87356261609602 3.85456253804841 9.02216632308637 3.19884415356682 9.22383513211071 2.55987392968746 9.4785690431695 1.93765186640485 9.78636805626138 1.33217796372264 10.1472321713873 0.743452221640837 114.929860452207 5.05109875782364 6.5860528785247 0.144656726957692h475.95919670732l10.1700891730593-0.297200534865624 9.83542225986685-0.901202990313323 9.5545046356915-1.51960752435116 9.32733630053099-2.15241413697368 9.15391725438712-2.79962282817905 9.03424749726082-3.46123359797457 8.96832702914935-4.13724644635477 8.95615585005407-4.82766137332146 8.65895531519027-5.34242779974011 8.06712403883466-5.69817581351344 7.51463997290921-6.09327103771648 7.0015031174139-6.52771347234921 6.52771347234966-7.00150311741345 6.09327103771557-7.51463997290921 5.69817581351253-8.06712403883466 5.34242779974011-8.65895531518981 4.82766137331919-8.95615585005362 4.13724644635431-8.96832702914981 3.46123359797548-9.03424749725855 2.79962282818178-9.15391725438894 2.15241413697368-9.3273363005319 1.51960752435116-9.55450463568923 0.901202990314687-9.83542225986821 0.297200534863805-10.1700891730598-0.297200534863805-10.1700891730598-0.901202990314687-9.83542225986821-1.51960752435116-9.55450463568923-2.15241413697368-9.3273363005319-2.79962282818178-9.15391725438894-3.46123359797548-9.03424749725855-4.13724644635431-8.96832702914981-4.82766137331919-8.95615585005362-5.34242779974011-8.65895531518981-5.69817581351253-8.06712403883466-6.09327103771557-7.51463997290921-6.52771347234966-7.00150311741345-7.0015031174139-6.52771347234921-7.51463997290921-6.09327103771648-8.06712403883466-5.69817581351344-8.65895531519027-5.34242779974011-8.95615585005407-4.82766137332146-8.96832702914935-4.13724644635477-9.03424749726082-3.46123359797457-9.15391725438712-2.79962282817905-9.32733630053099-2.15241413697368-9.5545046356915-1.51960752435116-9.83542225986685-0.901202990313323-10.1700891730593-0.297200534865624h-472.664581640612zM3340.95919670732-11350l-10.1700891730593 0.297200534865624-9.83542225986685 0.901202990313323-9.5545046356915 1.51960752435116-9.32733630053099 2.15241413697368-9.15391725438712 2.79962282817905-9.03424749726082 3.46123359797457-8.96832702914935 4.13724644635477-8.95615585005407 4.82766137332146-8.65895531519027 5.34242779974011-8.06712403883466 5.69817581351344-7.51463997290921 6.09327103771648-7.0015031174139 6.52771347234921-6.52771347234966 7.00150311741345-6.09327103771557 7.51463997290921-5.69817581351253 8.06712403883466-5.34242779974011 8.65895531518981-4.82766137331919 8.95615585005362-4.13724644635431 8.96832702914981-3.46123359797548 9.03424749725855-2.79962282818178 9.15391725438894-2.15241413697368 9.3273363005319-1.51960752435116 9.55450463568923-0.901202990314687 9.83542225986821-0.297200534863805 10.1700891730598 0.297200534863805 10.1700891730598 0.901202990314687 9.83542225986821 1.51960752435116 9.55450463568923 2.15241413697368 9.3273363005319 2.79962282818178 9.15391725438894 3.46123359797548 9.03424749725855 4.13724644635431 8.96832702914981 4.82766137331919 8.95615585005362 5.34242779974011 8.65895531518981 5.69817581351253 8.06712403883466 6.09327103771557 7.51463997290921 6.52771347234966 7.00150311741345 7.0015031174139 6.52771347234921 7.51463997290921 6.09327103771648 8.06712403883466 5.69817581351344 8.65895531519027 5.34242779974011 8.95615585005407 4.82766137332146 8.96832702914935 4.13724644635477 9.03424749726082 3.46123359797457 9.15391725438712 2.79962282817905 9.32733630053099 2.15241413697368 9.5545046356915 1.51960752435116 9.83542225986685 0.901202990313323 10.1700891730593 0.297200534865624h591l10.1700891730593-0.297200534865624 9.83542225986685-0.901202990313323 9.5545046356915-1.51960752435116 9.32733630053099-2.15241413697368 9.15391725438712-2.79962282817905 9.03424749726082-3.46123359797457 8.96832702914935-4.13724644635477 8.95615585005407-4.82766137332146 8.65895531519027-5.34242779974011 8.06712403883466-5.69817581351344 7.51463997290921-6.09327103771648 7.0015031174139-6.52771347234921 6.52771347234966-7.00150311741345 6.09327103771557-7.51463997290921 5.69817581351253-8.06712403883466 5.34242779974011-8.65895531518981 4.82766137331919-8.95615585005362 4.13724644635431-8.96832702914981 3.46123359797548-9.03424749725855 2.79962282818178-9.15391725438894 2.15241413697368-9.3273363005319 1.51960752435116-9.55450463568923 0.901202990314687-9.83542225986821 0.297200534863805-10.1700891730598-0.297200534863805-10.1700891730598-0.901202990314687-9.83542225986821-1.51960752435116-9.55450463568923-2.15241413697368-9.3273363005319-2.79962282818178-9.15391725438894-3.46123359797548-9.03424749725855-4.13724644635431-8.96832702914981-4.82766137331919-8.95615585005362-5.34242779974011-8.65895531518981-5.69817581351253-8.06712403883466-6.09327103771557-7.51463997290921-6.52771347234966-7.00150311741345-7.0015031174139-6.52771347234921-7.51463997290921-6.09327103771648-8.06712403883466-5.69817581351344-8.65895531519027-5.34242779974011-8.95615585005407-4.82766137332146-8.96832702914935-4.13724644635477-9.03424749726082-3.46123359797457-9.15391725438712-2.79962282817905-9.32733630053099-2.15241413697368-9.5545046356915-1.51960752435116-9.83542225986685-0.901202990313323-10.1700891730593-0.297200534865624zM4291.95919670732-11350l-10.1700891730588 0.297200534865624-9.8354222598673 0.901202990313323-9.55450463569105 1.51960752435116-9.32733630053099 2.15241413697368-9.15391725438712 2.79962282817905-9.03424749726128 3.46123359797457-8.96832702914981 4.13724644635477-8.95615585005362 4.82766137332146-8.65895531519072 5.34242779974011-8.06712403883466 5.69817581351344-7.5146399729083 6.09327103771648-7.00150311741436 6.52771347234921-6.52771347235012 7.00150311741345-6.09327103771466 7.51463997290921-5.69817581351163 8.06712403883466-5.34242779974102 8.65895531518981-4.82766137332055 8.95615585005362-4.13724644635386 8.96832702914981-3.46123359797457 9.03424749725855-2.79962282818178 9.15391725438894-2.15241413697368 9.3273363005319-1.51960752435207 9.55450463568923-0.901202990314232 9.83542225986821-0.297200534863805 10.1700891730598 0.297200534863805 10.1700891730598 0.901202990314232 9.83542225986821 1.51960752435207 9.55450463568923 2.15241413697368 9.3273363005319 2.79962282818178 9.15391725438894 3.46123359797457 9.03424749725855 4.13724644635386 8.96832702914981 4.82766137332055 8.95615585005362 5.34242779974102 8.65895531518981 5.69817581351163 8.06712403883466 6.09327103771466 7.51463997290921 6.52771347235012 7.00150311741345 7.00150311741436 6.52771347234921 7.5146399729083 6.09327103771648 8.06712403883466 5.69817581351344 8.65895531519072 5.34242779974011 8.95615585005362 4.82766137332146 8.96832702914981 4.13724644635477 9.03424749726128 3.46123359797457 9.15391725438712 2.79962282817905 9.32733630053099 2.15241413697368 9.55450463569105 1.51960752435116 9.8354222598673 0.901202990313323 10.1700891730588 0.297200534865624h591l10.1700891730588-0.297200534865624 9.8354222598673-0.901202990313323 9.55450463569105-1.51960752435116 9.32733630053099-2.15241413697368 9.15391725438712-2.79962282817905 9.03424749726128-3.46123359797457 8.96832702914981-4.13724644635477 8.95615585005362-4.82766137332146 8.65895531519072-5.34242779974011 8.06712403883466-5.69817581351344 7.5146399729083-6.09327103771648 7.00150311741436-6.52771347234921 6.52771347235012-7.00150311741345 6.09327103771466-7.51463997290921 5.69817581351163-8.06712403883466 5.34242779974102-8.65895531518981 4.82766137332055-8.95615585005362 4.13724644635386-8.96832702914981 3.46123359797457-9.03424749725855 2.79962282818178-9.15391725438894 2.15241413697368-9.3273363005319 1.51960752435207-9.55450463568923 0.901202990314232-9.83542225986821 0.297200534863805-10.1700891730598-0.297200534863805-10.1700891730598-0.901202990314232-9.83542225986821-1.51960752435207-9.55450463568923-2.15241413697368-9.3273363005319-2.79962282818178-9.15391725438894-3.46123359797457-9.03424749725855-4.13724644635386-8.96832702914981-4.82766137332055-8.95615585005362-5.34242779974102-8.65895531518981-5.69817581351163-8.06712403883466-6.09327103771466-7.51463997290921-6.52771347235012-7.00150311741345-7.00150311741436-6.52771347234921-7.5146399729083-6.09327103771648-8.06712403883466-5.69817581351344-8.65895531519072-5.34242779974011-8.95615585005362-4.82766137332146-8.96832702914981-4.13724644635477-9.03424749726128-3.46123359797457-9.15391725438712-2.79962282817905-9.32733630053099-2.15241413697368-9.55450463569105-1.51960752435116-9.8354222598673-0.901202990313323-10.1700891730588-0.297200534865624zM5242.95919670732-11350l-10.1700891730588 0.297200534865624-9.8354222598673 0.901202990313323-9.55450463569105 1.51960752435116-9.32733630053099 2.15241413697368-9.15391725438712 2.79962282817905-9.03424749726128 3.46123359797457-8.96832702914981 4.13724644635477-8.95615585005362 4.82766137332146-8.65895531519072 5.34242779974011-8.06712403883466 5.69817581351344-7.5146399729083 6.09327103771648-7.00150311741436 6.52771347234921-6.52771347235012 7.00150311741345-6.09327103771466 7.51463997290921-5.69817581351163 8.06712403883466-5.34242779974102 8.65895531518981-4.82766137332055 8.95615585005362-4.13724644635386 8.96832702914981-3.46123359797457 9.03424749725855-2.79962282818178 9.15391725438894-2.15241413697368 9.3273363005319-1.51960752435207 9.55450463568923-0.901202990314232 9.83542225986821-0.297200534863805 10.1700891730598 0.297200534863805 10.1700891730598 0.901202990314232 9.83542225986821 1.51960752435207 9.55450463568923 2.15241413697368 9.3273363005319 2.79962282818178 9.15391725438894 3.46123359797457 9.03424749725855 4.13724644635386 8.96832702914981 4.82766137332055 8.95615585005362 5.34242779974102 8.65895531518981 5.69817581351163 8.06712403883466 6.09327103771466 7.51463997290921 6.52771347235012 7.00150311741345 7.00150311741436 6.52771347234921 7.5146399729083 6.09327103771648 8.06712403883466 5.69817581351344 8.65895531519072 5.34242779974011 8.95615585005362 4.82766137332146 8.96832702914981 4.13724644635477 9.03424749726128 3.46123359797457 9.15391725438712 2.79962282817905 9.32733630053099 2.15241413697368 9.55450463569105 1.51960752435116 9.8354222598673 0.901202990313323 10.1700891730588 0.297200534865624h591l10.1700891730588-0.297200534865624 9.8354222598673-0.901202990313323 9.55450463569105-1.51960752435116 9.32733630053099-2.15241413697368 9.15391725438712-2.79962282817905 9.03424749726128-3.46123359797457 8.96832702914981-4.13724644635477 8.95615585005362-4.82766137332146 8.65895531519072-5.34242779974011 8.06712403883466-5.69817581351344 7.5146399729083-6.09327103771648 7.00150311741436-6.52771347234921 6.52771347235012-7.00150311741345 6.09327103771466-7.51463997290921 5.69817581351163-8.06712403883466 5.34242779974102-8.65895531518981 4.82766137332055-8.95615585005362 4.13724644635386-8.96832702914981 3.46123359797457-9.03424749725855 2.79962282818178-9.15391725438894 2.15241413697368-9.3273363005319 1.51960752435207-9.55450463568923 0.901202990314232-9.83542225986821 0.297200534863805-10.1700891730598-0.297200534863805-10.1700891730598-0.901202990314232-9.83542225986821-1.51960752435207-9.55450463568923-2.15241413697368-9.3273363005319-2.79962282818178-9.15391725438894-3.46123359797457-9.03424749725855-4.13724644635386-8.96832702914981-4.82766137332055-8.95615585005362-5.34242779974102-8.65895531518981-5.69817581351163-8.06712403883466-6.09327103771466-7.51463997290921-6.52771347235012-7.00150311741345-7.00150311741436-6.52771347234921-7.5146399729083-6.09327103771648-8.06712403883466-5.69817581351344-8.65895531519072-5.34242779974011-8.95615585005362-4.82766137332146-8.96832702914981-4.13724644635477-9.03424749726128-3.46123359797457-9.15391725438712-2.79962282817905-9.32733630053099-2.15241413697368-9.55450463569105-1.51960752435116-9.8354222598673-0.901202990313323-10.1700891730588-0.297200534865624zM6193.95919670732-11350l-10.1700891730588 0.297200534865624-9.8354222598673 0.901202990313323-9.55450463569105 1.51960752435116-9.32733630053099 2.15241413697368-9.15391725438712 2.79962282817905-9.03424749726128 3.46123359797457-8.96832702914981 4.13724644635477-8.95615585005362 4.82766137332146-8.65895531519072 5.34242779974011-8.06712403883466 5.69817581351344-7.5146399729083 6.09327103771648-7.00150311741436 6.52771347234921-6.52771347235012 7.00150311741345-6.09327103771466 7.51463997290921-5.69817581351163 8.06712403883466-5.34242779974102 8.65895531518981-4.82766137332055 8.95615585005362-4.13724644635386 8.96832702914981-3.46123359797457 9.03424749725855-2.79962282818178 9.15391725438894-2.15241413697368 9.3273363005319-1.51960752435207 9.55450463568923-0.901202990314232 9.83542225986821-0.297200534863805 10.1700891730598 0.297200534863805 10.1700891730598 0.901202990314232 9.83542225986821 1.51960752435207 9.55450463568923 2.15241413697368 9.3273363005319 2.79962282818178 9.15391725438894 3.46123359797457 9.03424749725855 4.13724644635386 8.96832702914981 4.82766137332055 8.95615585005362 5.34242779974102 8.65895531518981 5.69817581351163 8.06712403883466 6.09327103771466 7.51463997290921 6.52771347235012 7.00150311741345 7.00150311741436 6.52771347234921 7.5146399729083 6.09327103771648 8.06712403883466 5.69817581351344 8.65895531519072 5.34242779974011 8.95615585005362 4.82766137332146 8.96832702914981 4.13724644635477 9.03424749726128 3.46123359797457 9.15391725438712 2.79962282817905 9.32733630053099 2.15241413697368 9.55450463569105 1.51960752435116 9.8354222598673 0.901202990313323 10.1700891730588 0.297200534865624h591l10.1700891730588-0.297200534865624 9.8354222598673-0.901202990313323 9.55450463569105-1.51960752435116 9.32733630053099-2.15241413697368 9.15391725438712-2.79962282817905 9.03424749726128-3.46123359797457 8.96832702914981-4.13724644635477 8.95615585005362-4.82766137332146 8.65895531519072-5.34242779974011 8.06712403883466-5.69817581351344 7.5146399729083-6.09327103771648 7.00150311741436-6.52771347234921 6.52771347235012-7.00150311741345 6.09327103771466-7.51463997290921 5.69817581351163-8.06712403883466 5.34242779974102-8.65895531518981 4.82766137332055-8.95615585005362 4.13724644635386-8.96832702914981 3.46123359797457-9.03424749725855 2.79962282818178-9.15391725438894 2.15241413697368-9.3273363005319 1.51960752435207-9.55450463568923 0.901202990314232-9.83542225986821 0.297200534863805-10.1700891730598-0.297200534863805-10.1700891730598-0.901202990314232-9.83542225986821-1.51960752435207-9.55450463568923-2.15241413697368-9.3273363005319-2.79962282818178-9.15391725438894-3.46123359797457-9.03424749725855-4.13724644635386-8.96832702914981-4.82766137332055-8.95615585005362-5.34242779974102-8.65895531518981-5.69817581351163-8.06712403883466-6.09327103771466-7.51463997290921-6.52771347235012-7.00150311741345-7.00150311741436-6.52771347234921-7.5146399729083-6.09327103771648-8.06712403883466-5.69817581351344-8.65895531519072-5.34242779974011-8.95615585005362-4.82766137332146-8.96832702914981-4.13724644635477-9.03424749726128-3.46123359797457-9.15391725438712-2.79962282817905-9.32733630053099-2.15241413697368-9.55450463569105-1.51960752435116-9.8354222598673-0.901202990313323-10.1700891730588-0.297200534865624zM7144.95919670732-11350l-10.1700891730588 0.297200534865624-9.8354222598673 0.901202990313323-9.55450463569105 1.51960752435116-9.32733630053099 2.15241413697368-9.15391725438712 2.79962282817905-9.03424749726128 3.46123359797457-8.96832702914981 4.13724644635477-8.95615585005362 4.82766137332146-8.65895531519072 5.34242779974011-8.06712403883466 5.69817581351344-7.5146399729083 6.09327103771648-7.00150311741436 6.52771347234921-6.52771347235012 7.00150311741345-6.09327103771466 7.51463997290921-5.69817581351163 8.06712403883466-5.34242779974102 8.65895531518981-4.82766137332055 8.95615585005362-4.13724644635386 8.96832702914981-3.46123359797457 9.03424749725855-2.79962282818178 9.15391725438894-2.15241413697368 9.3273363005319-1.51960752435207 9.55450463568923-0.901202990314232 9.83542225986821-0.297200534863805 10.1700891730598 0.297200534863805 10.1700891730598 0.901202990314232 9.83542225986821 1.51960752435207 9.55450463568923 2.15241413697368 9.3273363005319 2.79962282818178 9.15391725438894 3.46123359797457 9.03424749725855 4.13724644635386 8.96832702914981 4.82766137332055 8.95615585005362 5.34242779974102 8.65895531518981 5.69817581351163 8.06712403883466 6.09327103771466 7.51463997290921 6.52771347235012 7.00150311741345 7.00150311741436 6.52771347234921 7.5146399729083 6.09327103771648 8.06712403883466 5.69817581351344 8.65895531519072 5.34242779974011 8.95615585005362 4.82766137332146 8.96832702914981 4.13724644635477 9.03424749726128 3.46123359797457 9.15391725438712 2.79962282817905 9.32733630053099 2.15241413697368 9.55450463569105 1.51960752435116 9.8354222598673 0.901202990313323 10.1700891730588 0.297200534865624h591l10.1700891730588-0.297200534865624 9.8354222598673-0.901202990313323 9.55450463569105-1.51960752435116 9.32733630053099-2.15241413697368 9.15391725438712-2.79962282817905 9.03424749726128-3.46123359797457 8.96832702914981-4.13724644635477 8.95615585005362-4.82766137332146 8.65895531519072-5.34242779974011 8.06712403883466-5.69817581351344 7.5146399729083-6.09327103771648 7.00150311741436-6.52771347234921 6.52771347235012-7.00150311741345 6.09327103771466-7.51463997290921 5.69817581351163-8.06712403883466 5.34242779974102-8.65895531518981 4.82766137332055-8.95615585005362 4.13724644635386-8.96832702914981 3.46123359797457-9.03424749725855 2.79962282818178-9.15391725438894 2.15241413697368-9.3273363005319 1.51960752435207-9.55450463568923 0.901202990314232-9.83542225986821 0.297200534863805-10.1700891730598-0.297200534863805-10.1700891730598-0.901202990314232-9.83542225986821-1.51960752435207-9.55450463568923-2.15241413697368-9.3273363005319-2.79962282818178-9.15391725438894-3.46123359797457-9.03424749725855-4.13724644635386-8.96832702914981-4.82766137332055-8.95615585005362-5.34242779974102-8.65895531518981-5.69817581351163-8.06712403883466-6.09327103771466-7.51463997290921-6.52771347235012-7.00150311741345-7.00150311741436-6.52771347234921-7.5146399729083-6.09327103771648-8.06712403883466-5.69817581351344-8.65895531519072-5.34242779974011-8.95615585005362-4.82766137332146-8.96832702914981-4.13724644635477-9.03424749726128-3.46123359797457-9.15391725438712-2.79962282817905-9.32733630053099-2.15241413697368-9.55450463569105-1.51960752435116-9.8354222598673-0.901202990313323-10.1700891730588-0.297200534865624zM8095.95919670732-11350l-10.1700891730588 0.297200534865624-9.8354222598673 0.901202990313323-9.55450463569105 1.51960752435116-9.32733630053099 2.15241413697368-9.15391725438712 2.79962282817905-9.03424749726128 3.46123359797457-8.96832702914981 4.13724644635477-8.95615585005362 4.82766137332146-8.65895531519072 5.34242779974011-8.06712403883466 5.69817581351344-7.5146399729083 6.09327103771648-7.00150311741436 6.52771347234921-6.52771347235012 7.00150311741345-6.09327103771466 7.51463997290921-5.69817581351163 8.06712403883466-5.34242779974102 8.65895531518981-4.82766137332055 8.95615585005362-4.13724644635386 8.96832702914981-3.46123359797457 9.03424749725855-2.79962282818178 9.15391725438894-2.15241413697368 9.3273363005319-1.51960752435207 9.55450463568923-0.901202990314232 9.83542225986821-0.297200534863805 10.1700891730598 0.297200534863805 10.1700891730598 0.901202990314232 9.83542225986821 1.51960752435207 9.55450463568923 2.15241413697368 9.3273363005319 2.79962282818178 9.15391725438894 3.46123359797457 9.03424749725855 4.13724644635386 8.96832702914981 4.82766137332055 8.95615585005362 5.34242779974102 8.65895531518981 5.69817581351163 8.06712403883466 6.09327103771466 7.51463997290921 6.52771347235012 7.00150311741345 7.00150311741436 6.52771347234921 7.5146399729083 6.09327103771648 8.06712403883466 5.69817581351344 8.65895531519072 5.34242779974011 8.95615585005362 4.82766137332146 8.96832702914981 4.13724644635477 9.03424749726128 3.46123359797457 9.15391725438712 2.79962282817905 9.32733630053099 2.15241413697368 9.55450463569105 1.51960752435116 9.8354222598673 0.901202990313323 10.1700891730588 0.297200534865624h590.999999999997l10.1700891730579-0.297200534865624 9.83542225986821-0.901202990313323 9.55450463569287-1.51960752435116 9.32733630053008-2.15241413697368 9.15391725438712-2.79962282817905 9.03424749726037-3.46123359797457 8.96832702914981-4.13724644635477 8.95615585005362-4.82766137332146 8.65895531518981-5.34242779974011 8.06712403883466-5.69817581351344 7.51463997291103-6.09327103771648 7.00150311741163-6.52771347234921 6.52771347235102-7.00150311741345 6.09327103771648-7.51463997290921 5.69817581351344-8.06712403883466 5.34242779973829-8.65895531518981 4.82766137331964-8.95615585005362 4.13724644635477-8.96832702914981 3.46123359797457-9.03424749725855 2.79962282818087-9.15391725438894 2.15241413697368-9.3273363005319 1.51960752435298-9.55450463568923 0.901202990313323-9.83542225986821 0.297200534863805-10.1700891730598-0.297200534863805-10.1700891730598-0.901202990313323-9.83542225986821-1.51960752435298-9.55450463568923-2.15241413697368-9.3273363005319-2.79962282818087-9.15391725438894-3.46123359797457-9.03424749725855-4.13724644635477-8.96832702914981-4.82766137331964-8.95615585005362-5.34242779973829-8.65895531518981-5.69817581351344-8.06712403883466-6.09327103771648-7.51463997290921-6.52771347235102-7.00150311741345-7.00150311741163-6.52771347234921-7.51463997291103-6.09327103771648-8.06712403883466-5.69817581351344-8.65895531518981-5.34242779974011-8.95615585005362-4.82766137332146-8.96832702914981-4.13724644635477-9.03424749726037-3.46123359797457-9.15391725438712-2.79962282817905-9.32733630053008-2.15241413697368-9.55450463569287-1.51960752435116-9.83542225986821-0.901202990313323-10.1700891730579-0.297200534865624zM9046.95919670732-11350l-10.1700891730598 0.297200534865624-9.83542225986821 0.901202990313323-9.55450463568923 1.51960752435116-9.3273363005319 2.15241413697368-9.15391725438894 2.79962282817905-9.03424749725855 3.46123359797457-8.96832702914981 4.13724644635477-8.95615585005362 4.82766137332146-8.65895531518981 5.34242779974011-8.06712403883466 5.69817581351344-7.51463997290921 6.09327103771648-7.00150311741345 6.52771347234921-6.52771347234921 7.00150311741345-6.09327103771648 7.51463997290921-5.69817581351344 8.06712403883466-5.34242779974011 8.65895531518981-4.82766137332146 8.95615585005362-4.13724644635477 8.96832702914981-3.46123359797457 9.03424749725855-2.79962282817905 9.15391725438894-2.15241413697368 9.3273363005319-1.51960752435116 9.55450463568923-0.901202990313323 9.83542225986821-0.297200534865624 10.1700891730598 0.297200534865624 10.1700891730598 0.901202990313323 9.83542225986821 1.51960752435116 9.55450463568923 2.15241413697368 9.3273363005319 2.79962282817905 9.15391725438894 3.46123359797457 9.03424749725855 4.13724644635477 8.96832702914981 4.82766137332146 8.95615585005362 5.34242779974011 8.65895531518981 5.69817581351344 8.06712403883466 6.09327103771648 7.51463997290921 6.52771347234921 7.00150311741345 7.00150311741345 6.52771347234921 7.51463997290921 6.09327103771648 8.06712403883466 5.69817581351344 8.65895531518981 5.34242779974011 8.95615585005362 4.82766137332146 8.96832702914981 4.13724644635477 9.03424749725855 3.46123359797457 9.15391725438894 2.79962282817905 9.3273363005319 2.15241413697368 9.55450463568923 1.51960752435116 9.83542225986821 0.901202990313323 10.1700891730598 0.297200534865624h591l10.1700891730598-0.297200534865624 9.83542225986821-0.901202990313323 9.55450463568923-1.51960752435116 9.3273363005319-2.15241413697368 9.15391725438894-2.79962282817905 9.03424749725855-3.46123359797457 8.96832702914981-4.13724644635477 8.95615585005362-4.82766137332146 8.65895531518981-5.34242779974011 8.06712403883466-5.69817581351344 7.51463997290921-6.09327103771648 7.00150311741345-6.52771347234921 6.52771347234921-7.00150311741345 6.09327103771648-7.51463997290921 5.69817581351344-8.06712403883466 5.34242779974011-8.65895531518981 4.82766137332146-8.95615585005362 4.13724644635477-8.96832702914981 3.46123359797457-9.03424749725855 2.79962282817905-9.15391725438894 2.15241413697368-9.3273363005319 1.51960752435116-9.55450463568923 0.901202990313323-9.83542225986821 0.297200534865624-10.1700891730598-0.297200534865624-10.1700891730598-0.901202990313323-9.83542225986821-1.51960752435116-9.55450463568923-2.15241413697368-9.3273363005319-2.79962282817905-9.15391725438894-3.46123359797457-9.03424749725855-4.13724644635477-8.96832702914981-4.82766137332146-8.95615585005362-5.34242779974011-8.65895531518981-5.69817581351344-8.06712403883466-6.09327103771648-7.51463997290921-6.52771347234921-7.00150311741345-7.00150311741345-6.52771347234921-7.51463997290921-6.09327103771648-8.06712403883466-5.69817581351344-8.65895531518981-5.34242779974011-8.95615585005362-4.82766137332146-8.96832702914981-4.13724644635477-9.03424749725855-3.46123359797457-9.15391725438894-2.79962282817905-9.3273363005319-2.15241413697368-9.55450463568923-1.51960752435116-9.83542225986821-0.901202990313323-10.1700891730598-0.297200534865624zM9997.95919670732-11350l-10.1700891730598 0.297200534865624-9.83542225986821 0.901202990313323-9.55450463568923 1.51960752435116-9.3273363005319 2.15241413697368-9.15391725438894 2.79962282817905-9.03424749725855 3.46123359797457-8.96832702914981 4.13724644635477-8.95615585005362 4.82766137332146-8.65895531518981 5.34242779974011-8.06712403883466 5.69817581351344-7.51463997290921 6.09327103771648-7.00150311741345 6.52771347234921-6.52771347234921 7.00150311741345-6.09327103771648 7.51463997290921-5.69817581351344 8.06712403883466-5.34242779974011 8.65895531518981-4.82766137332146 8.95615585005362-4.13724644635477 8.96832702914981-3.46123359797457 9.03424749725855-2.79962282817905 9.15391725438894-2.15241413697368 9.3273363005319-1.51960752435116 9.55450463568923-0.901202990313323 9.83542225986821-0.297200534865624 10.1700891730598 0.297200534865624 10.1700891730598 0.901202990313323 9.83542225986821 1.51960752435116 9.55450463568923 2.15241413697368 9.3273363005319 2.79962282817905 9.15391725438894 3.46123359797457 9.03424749725855 4.13724644635477 8.96832702914981 4.82766137332146 8.95615585005362 5.34242779974011 8.65895531518981 5.69817581351344 8.06712403883466 6.09327103771648 7.51463997290921 6.52771347234921 7.00150311741345 7.00150311741345 6.52771347234921 7.51463997290921 6.09327103771648 8.06712403883466 5.69817581351344 8.65895531518981 5.34242779974011 8.95615585005362 4.82766137332146 8.96832702914981 4.13724644635477 9.03424749725855 3.46123359797457 9.15391725438894 2.79962282817905 9.3273363005319 2.15241413697368 9.55450463568923 1.51960752435116 9.83542225986821 0.901202990313323 10.1700891730598 0.297200534865624h591l10.1700891730598-0.297200534865624 9.83542225986821-0.901202990313323 9.55450463568923-1.51960752435116 9.3273363005319-2.15241413697368 9.15391725438894-2.79962282817905 9.03424749725855-3.46123359797457 8.96832702914981-4.13724644635477 8.95615585005362-4.82766137332146 8.65895531518981-5.34242779974011 8.06712403883466-5.69817581351344 7.51463997290921-6.09327103771648 7.00150311741345-6.52771347234921 6.52771347234921-7.00150311741345 6.09327103771648-7.51463997290921 5.69817581351344-8.06712403883466 5.34242779974011-8.65895531518981 4.82766137332146-8.95615585005362 4.13724644635477-8.96832702914981 3.46123359797457-9.03424749725855 2.79962282817905-9.15391725438894 2.15241413697368-9.3273363005319 1.51960752435116-9.55450463568923 0.901202990313323-9.83542225986821 0.297200534865624-10.1700891730598-0.297200534865624-10.1700891730598-0.901202990313323-9.83542225986821-1.51960752435116-9.55450463568923-2.15241413697368-9.3273363005319-2.79962282817905-9.15391725438894-3.46123359797457-9.03424749725855-4.13724644635477-8.96832702914981-4.82766137332146-8.95615585005362-5.34242779974011-8.65895531518981-5.69817581351344-8.06712403883466-6.09327103771648-7.51463997290921-6.52771347234921-7.00150311741345-7.00150311741345-6.52771347234921-7.51463997290921-6.09327103771648-8.06712403883466-5.69817581351344-8.65895531518981-5.34242779974011-8.95615585005362-4.82766137332146-8.96832702914981-4.13724644635477-9.03424749725855-3.46123359797457-9.15391725438894-2.79962282817905-9.3273363005319-2.15241413697368-9.55450463568923-1.51960752435116-9.83542225986821-0.901202990313323-10.1700891730598-0.297200534865624zM10948.9591967073-11350l-10.1700891730598 0.297200534865624-9.83542225986821 0.901202990313323-9.55450463568923 1.51960752435116-9.3273363005319 2.15241413697368-9.15391725438894 2.79962282817905-9.03424749725855 3.46123359797457-8.96832702914981 4.13724644635477-8.95615585005362 4.82766137332146-8.65895531518981 5.34242779974011-8.06712403883466 5.69817581351344-7.51463997290921 6.09327103771648-7.00150311741345 6.52771347234921-6.52771347234921 7.00150311741345-6.09327103771648 7.51463997290921-5.69817581351344 8.06712403883466-5.34242779974011 8.65895531518981-4.82766137332146 8.95615585005362-4.13724644635477 8.96832702914981-3.46123359797457 9.03424749725855-2.79962282817905 9.15391725438894-2.15241413697368 9.3273363005319-1.51960752435116 9.55450463568923-0.901202990313323 9.83542225986821-0.297200534865624 10.1700891730598 0.297200534865624 10.1700891730598 0.901202990313323 9.83542225986821 1.51960752435116 9.55450463568923 2.15241413697368 9.3273363005319 2.79962282817905 9.15391725438894 3.46123359797457 9.03424749725855 4.13724644635477 8.96832702914981 4.82766137332146 8.95615585005362 5.34242779974011 8.65895531518981 5.69817581351344 8.06712403883466 6.09327103771648 7.51463997290921 6.52771347234921 7.00150311741345 7.00150311741345 6.52771347234921 7.51463997290921 6.09327103771648 8.06712403883466 5.69817581351344 8.65895531518981 5.34242779974011 8.95615585005362 4.82766137332146 8.96832702914981 4.13724644635477 9.03424749725855 3.46123359797457 9.15391725438894 2.79962282817905 9.3273363005319 2.15241413697368 9.55450463568923 1.51960752435116 9.83542225986821 0.901202990313323 10.1700891730598 0.297200534865624h591l10.1700891730598-0.297200534865624 9.83542225986821-0.901202990313323 9.55450463568923-1.51960752435116 9.3273363005319-2.15241413697368 9.15391725438894-2.79962282817905 9.03424749725855-3.46123359797457 8.96832702914981-4.13724644635477 8.95615585005362-4.82766137332146 8.65895531518981-5.34242779974011 8.06712403883466-5.69817581351344 7.51463997290921-6.09327103771648 7.00150311741345-6.52771347234921 6.52771347234921-7.00150311741345 6.09327103771648-7.51463997290921 5.69817581351344-8.06712403883466 5.34242779974011-8.65895531518981 4.82766137332146-8.95615585005362 4.13724644635477-8.96832702914981 3.46123359797457-9.03424749725855 2.79962282817905-9.15391725438894 2.15241413697368-9.3273363005319 1.51960752435116-9.55450463568923 0.901202990313323-9.83542225986821 0.297200534865624-10.1700891730598-0.297200534865624-10.1700891730598-0.901202990313323-9.83542225986821-1.51960752435116-9.55450463568923-2.15241413697368-9.3273363005319-2.79962282817905-9.15391725438894-3.46123359797457-9.03424749725855-4.13724644635477-8.96832702914981-4.82766137332146-8.95615585005362-5.34242779974011-8.65895531518981-5.69817581351344-8.06712403883466-6.09327103771648-7.51463997290921-6.52771347234921-7.00150311741345-7.00150311741345-6.52771347234921-7.51463997290921-6.09327103771648-8.06712403883466-5.69817581351344-8.65895531518981-5.34242779974011-8.95615585005362-4.82766137332146-8.96832702914981-4.13724644635477-9.03424749725855-3.46123359797457-9.15391725438894-2.79962282817905-9.3273363005319-2.15241413697368-9.55450463568923-1.51960752435116-9.83542225986821-0.901202990313323-10.1700891730598-0.297200534865624zM11899.9591967073-11350l-10.1700891730598 0.297200534865624-9.83542225986821 0.901202990313323-9.55450463568923 1.51960752435116-9.3273363005319 2.15241413697368-9.15391725438894 2.79962282817905-9.03424749725855 3.46123359797457-8.96832702914981 4.13724644635477-8.95615585005362 4.82766137332146-8.65895531518981 5.34242779974011-8.06712403883466 5.69817581351344-7.51463997290921 6.09327103771648-7.00150311741345 6.52771347234921-6.52771347234921 7.00150311741345-6.09327103771648 7.51463997290921-5.69817581351344 8.06712403883466-5.34242779974011 8.65895531518981-4.82766137332146 8.95615585005362-4.13724644635477 8.96832702914981-3.46123359797457 9.03424749725855-2.79962282817905 9.15391725438894-2.15241413697368 9.3273363005319-1.51960752435116 9.55450463568923-0.901202990313323 9.83542225986821-0.297200534865624 10.1700891730598 0.297200534865624 10.1700891730598 0.901202990313323 9.83542225986821 1.51960752435116 9.55450463568923 2.15241413697368 9.3273363005319 2.79962282817905 9.15391725438894 3.46123359797457 9.03424749725855 4.13724644635477 8.96832702914981 4.82766137332146 8.95615585005362 5.34242779974011 8.65895531518981 5.69817581351344 8.06712403883466 6.09327103771648 7.51463997290921 6.52771347234921 7.00150311741345 7.00150311741345 6.52771347234921 7.51463997290921 6.09327103771648 8.06712403883466 5.69817581351344 8.65895531518981 5.34242779974011 8.95615585005362 4.82766137332146 8.96832702914981 4.13724644635477 9.03424749725855 3.46123359797457 9.15391725438894 2.79962282817905 9.3273363005319 2.15241413697368 9.55450463568923 1.51960752435116 9.83542225986821 0.901202990313323 10.1700891730598 0.297200534865624h395.040803292681l6.58552933263672-0.144633718344267 141.003662109375-6.19653320312318 3.22875612185089-0.172643186062487 3.09450806748828-0.231874275046721 3.08843572209298-0.302176520701323 3.21053908567228-0.383549923022656 54.3681421171823-7.01972788796593 10.048306675948-1.59705193778973 9.63905131907268-2.15322723555437 9.28125854732389-2.73056873915084 8.97492836070342-3.32907644857733 8.72006075921308-3.94875036383564 8.51665574284925-4.58959048492216 8.36471331161374-5.25159681184232 8.26423346550837-5.93476934459068 7.90356287749455-6.40724088726165 7.27104969292122-6.68427514564792 6.67252131149689-7.00537116854684 6.10797773322702-7.37052895596207 5.57741895810432-7.77974850788996 5.08084498613243-8.23302982433597 4.61825581731137-8.73037290529464 4.18965145163747-9.27177775077143 3.6410657886845-9.50061481528246 2.95477617342476-9.42427692847559 2.27588737877886-9.40309005065137 1.60439940474316-9.43705418180252 0.940312251321302-9.52616932193996 0.283625918516918-9.67043547105641-0.365659593680903-9.86985262915187-1.00754428526488-10.12442079623-1.59705193778791-10.048306675948-2.15322723555437-9.63905131907086-2.73056873915084-9.28125854732571-3.32907644857914-8.97492836070342-3.94875036383382-8.72006075921126-4.58959048492397-8.51665574285107-5.2515968118405-8.36471331161556-5.9347693445925-8.26423346550655-6.40724088726347-7.90356287749455-6.6842751456461-7.27104969291941-7.00537116854503-6.67252131149689-7.37052895596207-6.10797773322702-7.77974850788996-5.57741895810432-8.23302982433597-5.08084498613425-8.73037290529464-4.61825581730955-9.27177775077325-4.18965145163929-9.50061481528428-3.64106578868632-9.42427692847559-2.95477617342476-9.40309005065137-2.27588737877886-9.43705418180252-1.60439940474316-9.52616932193996-0.940312251321302-9.67043547105277-0.28362591851328-9.86985262915187 0.365659593680903-10.1244207962318 1.00754428526307-48.0800641038077 6.20784440485841-131.378324707715 5.77353906305325zM12799.0029618804-11434.7800141652l-9.67507044817467 3.14834143140979-9.18389635552921 3.63369585828696-8.74024297601864 4.1480017576705-8.34411030965021 4.6912591295586-7.99549835641483 5.26346797395127-7.69440711631796 5.86462829085394-7.44083658935961 6.49474008025754-7.23478677553612 7.15380334216752-6.80468607582043 7.5640788834753-6.13663962046849 7.73882110066916-5.49527157364719 7.96239638509542-4.88058193535471 8.23480473675772-4.29257070559652 8.55604615565608-3.73123788436533 8.92612064179048-3.19658347166296 9.3450281951591-2.68860746749488 9.81276881576378-2.11099156469936 9.95302750723022-1.44507525486188 9.77033547875362-0.777846590925037 9.64327333131769-0.109305572892481 9.57184106491513 0.560547799241249 9.55603867954778 1.2317135254707 9.59586617521745 1.90419160580132 9.69132355192232 2.57798204022765 9.8424108096624 3.14834143140979 9.67507044817467 3.63369585828696 9.18389635552921 4.1480017576705 8.74024297601864 4.6912591295586 8.34411030965021 5.26346797395127 7.99549835641483 5.86462829085394 7.69440711631796 6.49474008025754 7.44083658935961 7.15380334216752 7.23478677553612 7.5640788834753 6.80468607582043 7.73882110066916 6.13663962046849 7.96239638509542 5.49527157364719 8.23480473675772 4.88058193535471 8.55604615565608 4.29257070559652 8.92612064179048 3.73123788436533 9.3450281951591 3.19658347166296 9.81276881576378 2.68860746749488 9.95302750723022 2.11099156469936 9.77033547875362 1.44507525486188 9.64327333131769 0.777846590925037 9.57184106491513 0.109305572892481 9.55603867954778-0.560547799241249 9.59586617521745-1.2317135254707 9.69132355192232-1.90419160580132 9.8424108096624-2.57798204022765 6.75225926804342-1.98107636033456 10.615454337023-3.54974934429265 129.973388671877-48.9260253906232 10.1874003025332-4.26941855010045 124.458251953125-57.634521484375 9.88816034947013-5.03119399413299 117.840087890623-65.5534667968768 2.07983115945353-1.17879306937721 7.62980738781334-4.71469390390485 110.118896484377-72.682861328125 2.51169935377038-1.69009097013441 2.37763311417439-1.66995075650993 2.34154058964123-1.72019255370833 2.40342178018-1.84081636173141 32.4379900014428-25.3057492707867 7.83583891490343-6.48988986390214 7.20045122904412-6.76026626382372 6.59858374059149-7.07505890292669 6.03023644954737-7.43426778121466 5.49540935590994-7.837892898684 4.99410245968102-8.28593425533472 4.52631576085878-8.77839185116864 4.09204925943959-9.31526568618392 3.54109062831776-9.53832894735388 2.85564055115174-9.4547879353413 2.17701169688735-9.42647261350248 1.50520406552823-9.45338298184288 0.840217657070752-9.53551904035703 0.182052471518546-9.67288078904858-0.469291491133845-9.86546822791388-1.11381423087732-10.1132813569566-1.70249003244862-10.0309804922199-2.25433670629718-9.61590681497546-2.82788887291281-9.25207059981767-3.42314653229369-8.93947184674107-4.04010968444709-8.67811055575294-4.67877832936574-8.46798672685327-5.33915246705874-8.30910036003479-6.02123209751699-8.2014514553066-6.48988986390214-7.83583891490343-6.76026626382372-7.20045122904412-7.07505890292669-6.59858374059149-7.43426778121466-6.03023644954737-7.837892898684-5.49540935590994-8.28593425533472-4.99410245968102-8.77839185116864-4.52631576085878-9.31526568618392-4.09204925943959-9.53832894735388-3.54109062831776-9.4547879353413-2.85564055115174-9.42647261350248-2.17701169688735-9.45338298184106-1.50520406552823-9.53551904035703-0.840217657070752-9.67288078904676-0.182052471518546-9.86546822791388 0.469291491133845-10.1132813569584 1.11381423087732-10.0309804922217 1.70249003244862-9.61590681497546 2.25433670629718-9.25207059981585 2.82788887291281-8.93947184674107 3.42314653229369-8.67811055575476 4.04010968444709-8.46798672685327 4.67877832936574-8.30910036003479 5.33915246705874-8.2014514553066 6.02123209751699-27.7577854357896 21.6545956922473-100.421633335325 66.2822810896105-108.022636961376 60.0920999985283-114.40602905412 52.9795062680532-119.559577136968 45.0059428816094zM13498.8149512726-11901.6969462572l-5.76170573880154 8.3858087818262-5.07659222234361 8.47206641072262-4.41157063105129 8.61021546935808-3.76664096491913 8.80025595773259-3.14180322395441 9.04218787585342-2.53705740814803 9.33601122371147-1.9524035175109 9.68172600131038-1.38784155203393 10.0793322086502-0.796879148019798 10.1431763057408-0.160424623842118 9.87532084540726 0.484575497597689 9.66245064404575 1.13812121631418 9.50456570166352 1.80021253229097 9.40166601825695 2.47084944553899 9.3537515938242 3.15003195605277 9.36082242837074 3.83776006383596 9.42287852189111 4.38147056693924 9.182687929846 4.79872862306183 8.63249103456474 5.25088001299628 8.12563997175676 5.73792473674621 7.66213474142387 6.25986279430435 7.24197534356063 6.81669418567617 6.86516177817248 7.40841891085802 6.53169404525761 8.03503696985717 6.24157214481602 8.3858087818262 5.76170573880154 8.47206641072262 5.07659222234361 8.61021546935808 4.41157063105129 8.80025595773259 3.76664096491913 9.04218787585342 3.14180322395441 9.33601122371147 2.53705740814803 9.68172600131038 1.9524035175109 10.0793322086502 1.38784155203393 10.1431763057408 0.796879148019798 9.87532084540726 0.160424623842118 9.66245064404575-0.484575497597689 9.50456570166352-1.13812121631418 9.40166601825695-1.80021253229097 9.3537515938242-2.47084944553899 9.36082242837074-3.15003195605277 9.42287852189111-3.83776006383596 9.182687929846-4.38147056693924 8.63249103456474-4.79872862306183 8.12563997175676-5.25088001299628 7.66213474142387-5.73792473674621 7.24197534356063-6.25986279430435 6.86516177817248-6.81669418567617 6.53169404525761-7.40841891085802 6.24157214481602-8.03503696985717 51.66655299778-70.6814009909413 2.39005862198246-3.35416437218919 2.20535806798216-3.28035583579367 2.10944718251267-3.34283879384202 2.1023259655849-3.54161324633424 0.430104267348725-0.749945159755953 54.9675292968732-96.486572265625 2.36288824969051-4.29015708170118 2.13330039724133-4.18865870885747 1.9878380580958-4.25961644035306 1.92650123225212-4.50303027619702 40.628173828125-98.878662109375 2.01519010860466-5.14035852361849 1.75278315627111-5.00066155721106 1.55744438831789-5.06490195166407 1.42917380474501-5.33307970697751 25.185791015625-100.481201171875 1.04512776454249-4.4189658195246 0.875331553666911-4.26923185622218 0.738608468645907-4.29499749721435 0.634958509483113-4.49626274249931 6.45730590820313-50.5948181152344 0.376469550808906-3.18911158866649 0.296270575614471-3.06768720184118 0.226919354219717-3.07359539123172 0.168415886635557-3.20683615683447 2.18307495117187-50.6993713378888 0.138864106149413-6.45290233962987v-80.1616512984347l-0.297200534865624-10.1700891730598-0.901202990313323-9.83542225986821-1.51960752435116-9.55450463568923-2.15241413697368-9.3273363005319-2.79962282817905-9.15391725438894-3.46123359797457-9.03424749725855-4.13724644635477-8.96832702914981-4.82766137332146-8.95615585005362-5.34242779974011-8.65895531518981-5.69817581351344-8.06712403883466-6.09327103771648-7.51463997290921-6.52771347234921-7.00150311741345-7.00150311741345-6.52771347234921-7.51463997290921-6.09327103771648-8.06712403883466-5.69817581351344-8.65895531518981-5.34242779974011-8.95615585005362-4.82766137332146-8.96832702914981-4.13724644635477-9.03424749725855-3.46123359797457-9.15391725438894-2.79962282817905-9.3273363005319-2.15241413697368-9.55450463568923-1.51960752435116-9.83542225986821-0.901202990313323-10.1700891730598-0.297200534865624-10.1700891730598 0.297200534865624-9.83542225986821 0.901202990313323-9.55450463568923 1.51960752435116-9.3273363005319 2.15241413697368-9.15391725438894 2.79962282817905-9.03424749725855 3.46123359797457-8.96832702914981 4.13724644635477-8.95615585005362 4.82766137332146-8.65895531518981 5.34242779974011-8.06712403883466 5.69817581351344-7.51463997290921 6.09327103771648-7.00150311741345 6.52771347234921-6.52771347234921 7.00150311741345-6.09327103771648 7.51463997290921-5.69817581351344 8.06712403883466-5.34242779974011 8.65895531518981-4.82766137332146 8.95615585005362-4.13724644635477 8.96832702914981-3.46123359797457 9.03424749725855-2.79962282817905 9.15391725438894-2.15241413697368 9.3273363005319-1.51960752435116 9.55450463568923-0.901202990313323 9.83542225986821-0.297200534865624 10.1700891730598v76.933705976151l-1.77332389967341 41.1833807371549-4.53219991433798 35.5110681741971-20.3844450905653 81.325757314964-32.8559375032 79.9630117860888-45.996123560446 80.7387262375305zM13651-12721.1616512984l0.297200534865624 10.1700891730598 0.901202990313323 9.83542225986821 1.51960752435116 9.55450463568923 2.15241413697368 9.3273363005319 2.79962282817905 9.15391725438894 3.46123359797457 9.03424749725855 4.13724644635477 8.96832702914981 4.82766137332146 8.95615585005362 5.34242779974011 8.65895531518981 5.69817581351344 8.06712403883466 6.09327103771648 7.51463997290921 6.52771347234921 7.00150311741345 7.00150311741345 6.52771347234921 7.51463997290921 6.09327103771648 8.06712403883466 5.69817581351344 8.65895531518981 5.34242779974011 8.95615585005362 4.82766137332146 8.96832702914981 4.13724644635477 9.03424749725855 3.46123359797457 9.15391725438894 2.79962282817905 9.3273363005319 2.15241413697368 9.55450463568923 1.51960752435116 9.83542225986821 0.901202990313323 10.1700891730598 0.297200534865624 10.1700891730598-0.297200534865624 9.83542225986821-0.901202990313323 9.55450463568923-1.51960752435116 9.3273363005319-2.15241413697368 9.15391725438894-2.79962282817905 9.03424749725855-3.46123359797457 8.96832702914981-4.13724644635477 8.95615585005362-4.82766137332146 8.65895531518981-5.34242779974011 8.06712403883466-5.69817581351344 7.51463997290921-6.09327103771648 7.00150311741345-6.52771347234921 6.52771347234921-7.00150311741345 6.09327103771648-7.51463997290921 5.69817581351344-8.06712403883466 5.34242779974011-8.65895531518981 4.82766137332146-8.95615585005362 4.13724644635477-8.96832702914981 3.46123359797457-9.03424749725855 2.79962282817905-9.15391725438894 2.15241413697368-9.3273363005319 1.51960752435116-9.55450463568923 0.901202990313323-9.83542225986821 0.297200534865624-10.1700891730598v-591l-0.297200534865624-10.1700891730598-0.901202990313323-9.83542225986821-1.51960752435116-9.55450463568923-2.15241413697368-9.3273363005319-2.79962282817905-9.15391725438894-3.46123359797457-9.03424749725855-4.13724644635477-8.96832702914981-4.82766137332146-8.95615585005362-5.34242779974011-8.65895531518981-5.69817581351344-8.06712403883466-6.09327103771648-7.51463997290921-6.52771347234921-7.00150311741345-7.00150311741345-6.52771347234921-7.51463997290921-6.09327103771648-8.06712403883466-5.69817581351344-8.65895531518981-5.34242779974011-8.95615585005362-4.82766137332146-8.96832702914981-4.13724644635477-9.03424749725855-3.46123359797457-9.15391725438894-2.79962282817905-9.3273363005319-2.15241413697368-9.55450463568923-1.51960752435116-9.83542225986821-0.901202990313323-10.1700891730598-0.297200534865624-10.1700891730598 0.297200534865624-9.83542225986821 0.901202990313323-9.55450463568923 1.51960752435116-9.3273363005319 2.15241413697368-9.15391725438894 2.79962282817905-9.03424749725855 3.46123359797457-8.96832702914981 4.13724644635477-8.95615585005362 4.82766137332146-8.65895531518981 5.34242779974011-8.06712403883466 5.69817581351344-7.51463997290921 6.09327103771648-7.00150311741345 6.52771347234921-6.52771347234921 7.00150311741345-6.09327103771648 7.51463997290921-5.69817581351344 8.06712403883466-5.34242779974011 8.65895531518981-4.82766137332146 8.95615585005362-4.13724644635477 8.96832702914981-3.46123359797457 9.03424749725855-2.79962282817905 9.15391725438894-2.15241413697368 9.3273363005319-1.51960752435116 9.55450463568923-0.901202990313323 9.83542225986821-0.297200534865624 10.1700891730598zM13651-13672.1616512984l0.297200534865624 10.1700891730598 0.901202990313323 9.83542225986821 1.51960752435116 9.55450463568923 2.15241413697368 9.3273363005319 2.79962282817905 9.15391725438894 3.46123359797457 9.03424749725855 4.13724644635477 8.96832702914981 4.82766137332146 8.95615585005362 5.34242779974011 8.65895531518981 5.69817581351344 8.06712403883466 6.09327103771648 7.51463997290921 6.52771347234921 7.00150311741345 7.00150311741345 6.52771347234921 7.51463997290921 6.09327103771648 8.06712403883466 5.69817581351344 8.65895531518981 5.34242779974011 8.95615585005362 4.82766137332146 8.96832702914981 4.13724644635477 9.03424749725855 3.46123359797457 9.15391725438894 2.79962282817905 9.3273363005319 2.15241413697368 9.55450463568923 1.51960752435116 9.83542225986821 0.901202990313323 10.1700891730598 0.297200534865624 10.1700891730598-0.297200534865624 9.83542225986821-0.901202990313323 9.55450463568923-1.51960752435116 9.3273363005319-2.15241413697368 9.15391725438894-2.79962282817905 9.03424749725855-3.46123359797457 8.96832702914981-4.13724644635477 8.95615585005362-4.82766137332146 8.65895531518981-5.34242779974011 8.06712403883466-5.69817581351344 7.51463997290921-6.09327103771648 7.00150311741345-6.52771347234921 6.52771347234921-7.00150311741345 6.09327103771648-7.51463997290921 5.69817581351344-8.06712403883466 5.34242779974011-8.65895531518981 4.82766137332146-8.95615585005362 4.13724644635477-8.96832702914981 3.46123359797457-9.03424749725855 2.79962282817905-9.15391725438894 2.15241413697368-9.3273363005319 1.51960752435116-9.55450463568923 0.901202990313323-9.83542225986821 0.297200534865624-10.1700891730598v-591l-0.297200534865624-10.1700891730598-0.901202990313323-9.83542225986821-1.51960752435116-9.55450463568923-2.15241413697368-9.3273363005319-2.79962282817905-9.15391725438894-3.46123359797457-9.03424749725855-4.13724644635477-8.96832702914981-4.82766137332146-8.95615585005362-5.34242779974011-8.65895531518981-5.69817581351344-8.06712403883466-6.09327103771648-7.51463997290921-6.52771347234921-7.00150311741345-7.00150311741345-6.52771347234921-7.51463997290921-6.09327103771648-8.06712403883466-5.69817581351344-8.65895531518981-5.34242779974011-8.95615585005362-4.82766137332146-8.96832702914981-4.13724644635477-9.03424749725855-3.46123359797457-9.15391725438894-2.79962282817905-9.3273363005319-2.15241413697368-9.55450463568923-1.51960752435116-9.83542225986821-0.901202990313323-10.1700891730598-0.297200534865624-10.1700891730598 0.297200534865624-9.83542225986821 0.901202990313323-9.55450463568923 1.51960752435116-9.3273363005319 2.15241413697368-9.15391725438894 2.79962282817905-9.03424749725855 3.46123359797457-8.96832702914981 4.13724644635477-8.95615585005362 4.82766137332146-8.65895531518981 5.34242779974011-8.06712403883466 5.69817581351344-7.51463997290921 6.09327103771648-7.00150311741345 6.52771347234921-6.52771347234921 7.00150311741345-6.09327103771648 7.51463997290921-5.69817581351344 8.06712403883466-5.34242779974011 8.65895531518981-4.82766137332146 8.95615585005362-4.13724644635477 8.96832702914981-3.46123359797457 9.03424749725855-2.79962282817905 9.15391725438894-2.15241413697368 9.3273363005319-1.51960752435116 9.55450463568923-0.901202990313323 9.83542225986821-0.297200534865624 10.1700891730598zM13651-14623.1616512984l0.297200534865624 10.1700891730598 0.901202990313323 9.83542225986821 1.51960752435116 9.55450463568923 2.15241413697368 9.3273363005319 2.79962282817905 9.15391725438894 3.46123359797457 9.03424749725855 4.13724644635477 8.96832702914981 4.82766137332146 8.95615585005362 5.34242779974011 8.65895531518981 5.69817581351344 8.06712403883466 6.09327103771648 7.51463997290921 6.52771347234921 7.00150311741345 7.00150311741345 6.52771347234921 7.51463997290921 6.09327103771648 8.06712403883466 5.69817581351344 8.65895531518981 5.34242779974011 8.95615585005362 4.82766137332146 8.96832702914981 4.13724644635477 9.03424749725855 3.46123359797457 9.15391725438894 2.79962282817905 9.3273363005319 2.15241413697368 9.55450463568923 1.51960752435116 9.83542225986821 0.901202990313323 10.1700891730598 0.297200534865624 10.1700891730598-0.297200534865624 9.83542225986821-0.901202990313323 9.55450463568923-1.51960752435116 9.3273363005319-2.15241413697368 9.15391725438894-2.79962282817905 9.03424749725855-3.46123359797457 8.96832702914981-4.13724644635477 8.95615585005362-4.82766137332146 8.65895531518981-5.34242779974011 8.06712403883466-5.69817581351344 7.51463997290921-6.09327103771648 7.00150311741345-6.52771347234921 6.52771347234921-7.00150311741345 6.09327103771648-7.51463997290921 5.69817581351344-8.06712403883466 5.34242779974011-8.65895531518981 4.82766137332146-8.95615585005362 4.13724644635477-8.96832702914981 3.46123359797457-9.03424749725855 2.79962282817905-9.15391725438894 2.15241413697368-9.3273363005319 1.51960752435116-9.55450463568923 0.901202990313323-9.83542225986821 0.297200534865624-10.1700891730598v-591l-0.297200534865624-10.1700891730598-0.901202990313323-9.83542225986821-1.51960752435116-9.55450463568923-2.15241413697368-9.3273363005319-2.79962282817905-9.15391725438894-3.46123359797457-9.03424749725855-4.13724644635477-8.96832702914981-4.82766137332146-8.95615585005362-5.34242779974011-8.65895531518981-5.69817581351344-8.06712403883466-6.09327103771648-7.51463997290921-6.52771347234921-7.00150311741345-7.00150311741345-6.52771347234921-7.51463997290921-6.09327103771648-8.06712403883466-5.69817581351344-8.65895531518981-5.34242779974011-8.95615585005362-4.82766137332146-8.96832702914981-4.13724644635477-9.03424749725855-3.46123359797457-9.15391725438894-2.79962282817905-9.3273363005319-2.15241413697368-9.55450463568923-1.51960752435116-9.83542225986821-0.901202990313323-10.1700891730598-0.297200534865624-10.1700891730598 0.297200534865624-9.83542225986821 0.901202990313323-9.55450463568923 1.51960752435116-9.3273363005319 2.15241413697368-9.15391725438894 2.79962282817905-9.03424749725855 3.46123359797457-8.96832702914981 4.13724644635477-8.95615585005362 4.82766137332146-8.65895531518981 5.34242779974011-8.06712403883466 5.69817581351344-7.51463997290921 6.09327103771648-7.00150311741345 6.52771347234921-6.52771347234921 7.00150311741345-6.09327103771648 7.51463997290921-5.69817581351344 8.06712403883466-5.34242779974011 8.65895531518981-4.82766137332146 8.95615585005362-4.13724644635477 8.96832702914981-3.46123359797457 9.03424749725855-2.79962282817905 9.15391725438894-2.15241413697368 9.3273363005319-1.51960752435116 9.55450463568923-0.901202990313323 9.83542225986821-0.297200534865624 10.1700891730598zM13651-15574.1616512984l0.297200534865624 10.1700891730598 0.901202990313323 9.83542225986821 1.51960752435116 9.55450463568923 2.15241413697368 9.3273363005319 2.79962282817905 9.15391725438894 3.46123359797457 9.03424749725855 4.13724644635477 8.96832702914981 4.82766137332146 8.95615585005362 5.34242779974011 8.65895531518981 5.69817581351344 8.06712403883466 6.09327103771648 7.51463997290921 6.52771347234921 7.00150311741345 7.00150311741345 6.52771347234921 7.51463997290921 6.09327103771648 8.06712403883466 5.69817581351344 8.65895531518981 5.34242779974011 8.95615585005362 4.82766137332146 8.96832702914981 4.13724644635477 9.03424749725855 3.46123359797457 9.15391725438894 2.79962282817905 9.3273363005319 2.15241413697368 9.55450463568923 1.51960752435116 9.83542225986821 0.901202990313323 10.1700891730598 0.297200534865624 10.1700891730598-0.297200534865624 9.83542225986821-0.901202990313323 9.55450463568923-1.51960752435116 9.3273363005319-2.15241413697368 9.15391725438894-2.79962282817905 9.03424749725855-3.46123359797457 8.96832702914981-4.13724644635477 8.95615585005362-4.82766137332146 8.65895531518981-5.34242779974011 8.06712403883466-5.69817581351344 7.51463997290921-6.09327103771648 7.00150311741345-6.52771347234921 6.52771347234921-7.00150311741345 6.09327103771648-7.51463997290921 5.69817581351344-8.06712403883466 5.34242779974011-8.65895531518981 4.82766137332146-8.95615585005362 4.13724644635477-8.96832702914981 3.46123359797457-9.03424749725855 2.79962282817905-9.15391725438894 2.15241413697368-9.3273363005319 1.51960752435116-9.55450463568923 0.901202990313323-9.83542225986821 0.297200534865624-10.1700891730598v-591l-0.297200534865624-10.1700891730598-0.901202990313323-9.83542225986821-1.51960752435116-9.55450463568923-2.15241413697368-9.3273363005319-2.79962282817905-9.15391725438894-3.46123359797457-9.03424749725855-4.13724644635477-8.96832702914981-4.82766137332146-8.95615585005362-5.34242779974011-8.65895531518981-5.69817581351344-8.06712403883466-6.09327103771648-7.51463997290921-6.52771347234921-7.00150311741345-7.00150311741345-6.52771347234921-7.51463997290921-6.09327103771648-8.06712403883466-5.69817581351344-8.65895531518981-5.34242779974011-8.95615585005362-4.82766137332146-8.96832702914981-4.13724644635477-9.03424749725855-3.46123359797457-9.15391725438894-2.79962282817905-9.3273363005319-2.15241413697368-9.55450463568923-1.51960752435116-9.83542225986821-0.901202990313323-10.1700891730598-0.297200534865624-10.1700891730598 0.297200534865624-9.83542225986821 0.901202990313323-9.55450463568923 1.51960752435116-9.3273363005319 2.15241413697368-9.15391725438894 2.79962282817905-9.03424749725855 3.46123359797457-8.96832702914981 4.13724644635477-8.95615585005362 4.82766137332146-8.65895531518981 5.34242779974011-8.06712403883466 5.69817581351344-7.51463997290921 6.09327103771648-7.00150311741345 6.52771347234921-6.52771347234921 7.00150311741345-6.09327103771648 7.51463997290921-5.69817581351344 8.06712403883466-5.34242779974011 8.65895531518981-4.82766137332146 8.95615585005362-4.13724644635477 8.96832702914981-3.46123359797457 9.03424749725855-2.79962282817905 9.15391725438894-2.15241413697368 9.3273363005319-1.51960752435116 9.55450463568923-0.901202990313323 9.83542225986821-0.297200534865624 10.1700891730598zM13651-16525.1616512984l0.297200534865624 10.1700891730579 0.901202990313323 9.83542225986821 1.51960752435116 9.55450463568923 2.15241413697368 9.3273363005319 2.79962282817905 9.15391725438531 3.46123359797457 9.03424749726037 4.13724644635477 8.96832702914981 4.82766137332146 8.95615585005726 5.34242779974011 8.65895531519345 5.69817581351344 8.06712403883284 6.09327103771648 7.51463997290557 6.52771347234921 7.00150311741891 7.00150311741345 6.52771347235102 7.51463997290921 6.09327103771284 8.06712403883466 5.69817581351163 8.65895531518981 5.34242779974011 8.95615585005362 4.82766137331782 8.96832702914981 4.13724644635659 9.03424749725855 3.46123359797457 9.15391725438894 2.79962282818087 9.3273363005319 2.15241413697368 9.55450463568923 1.51960752435298 9.83542225986821 0.901202990313323 10.1700891730598 0.297200534863805 10.1700891730598-0.297200534863805 9.83542225986821-0.901202990313323 9.55450463568923-1.51960752435298 9.3273363005319-2.15241413697368 9.15391725438894-2.79962282818087 9.03424749725855-3.46123359797457 8.96832702914981-4.13724644635659 8.95615585005362-4.82766137331782 8.65895531518981-5.34242779974011 8.06712403883466-5.69817581351163 7.51463997290921-6.09327103771284 7.00150311741345-6.52771347235102 6.52771347234921-7.00150311741891 6.09327103771648-7.51463997290557 5.69817581351344-8.06712403883284 5.34242779974011-8.65895531519345 4.82766137332146-8.95615585005726 4.13724644635477-8.96832702914981 3.46123359797457-9.03424749726037 2.79962282817905-9.15391725438531 2.15241413697368-9.3273363005319 1.51960752435116-9.55450463568923 0.901202990313323-9.83542225986821 0.297200534865624-10.1700891730579v-591l-0.297200534865624-10.1700891730579-0.901202990313323-9.83542225986821-1.51960752435116-9.55450463568923-2.15241413697368-9.3273363005319-2.79962282817905-9.15391725438531-3.46123359797457-9.03424749726037-4.13724644635477-8.96832702914981-4.82766137332146-8.95615585005726-5.34242779974011-8.65895531519345-5.69817581351344-8.06712403883284-6.09327103771648-7.51463997290557-6.52771347234921-7.00150311741891-7.00150311741345-6.52771347235102-7.51463997290921-6.09327103771284-8.06712403883466-5.69817581351163-8.65895531518981-5.34242779974011-8.95615585005362-4.82766137331782-8.96832702914981-4.13724644635659-9.03424749725855-3.46123359797639-9.15391725438894-2.79962282818087-9.3273363005319-2.15241413697731-9.55450463568923-1.51960752434752-9.83542225986821-0.901202990313323-10.1700891730598-0.297200534863805-10.1700891730598 0.297200534863805-9.83542225986821 0.901202990313323-9.55450463568923 1.51960752434752-9.3273363005319 2.15241413697731-9.15391725438894 2.79962282818087-9.03424749725855 3.46123359797639-8.96832702914981 4.13724644635659-8.95615585005362 4.82766137331782-8.65895531518981 5.34242779974011-8.06712403883466 5.69817581351163-7.51463997290921 6.09327103771284-7.00150311741345 6.52771347235102-6.52771347234921 7.00150311741891-6.09327103771648 7.51463997290557-5.69817581351344 8.06712403883284-5.34242779974011 8.65895531519345-4.82766137332146 8.95615585005726-4.13724644635477 8.96832702914981-3.46123359797457 9.03424749726037-2.79962282817905 9.15391725438531-2.15241413697368 9.3273363005319-1.51960752435116 9.55450463568923-0.901202990313323 9.83542225986821-0.297200534865624 10.1700891730579zM13651-17476.1616512984l0.297200534865624 10.1700891730579 0.901202990313323 9.83542225986821 1.51960752435116 9.55450463568923 2.15241413697368 9.3273363005319 2.79962282817905 9.15391725438531 3.46123359797457 9.03424749726037 4.13724644635477 8.96832702914981 4.82766137332146 8.95615585005726 5.34242779974011 8.65895531519345 5.69817581351344 8.06712403883284 6.09327103771648 7.51463997290557 6.52771347234921 7.00150311741891 7.00150311741345 6.52771347235102 7.51463997290921 6.09327103771284 8.06712403883466 5.69817581351163 8.65895531518981 5.34242779974011 8.95615585005362 4.82766137331782 8.96832702914981 4.13724644635659 9.03424749725855 3.46123359797639 9.15391725438894 2.79962282818087 9.3273363005319 2.15241413697731 9.55450463568923 1.51960752434752 9.83542225986821 0.901202990313323 10.1700891730598 0.297200534863805 10.1700891730598-0.297200534863805 9.83542225986821-0.901202990313323 9.55450463568923-1.51960752434752 9.3273363005319-2.15241413697731 9.15391725438894-2.79962282818087 9.03424749725855-3.46123359797639 8.96832702914981-4.13724644635659 8.95615585005362-4.82766137331782 8.65895531518981-5.34242779974011 8.06712403883466-5.69817581351163 7.51463997290921-6.09327103771284 7.00150311741345-6.52771347235102 6.52771347234921-7.00150311741891 6.09327103771648-7.51463997290557 5.69817581351344-8.06712403883284 5.34242779974011-8.65895531519345 4.82766137332146-8.95615585005726 4.13724644635477-8.96832702914981 3.46123359797457-9.03424749726037 2.79962282817905-9.15391725438531 2.15241413697368-9.3273363005319 1.51960752435116-9.55450463568923 0.901202990313323-9.83542225986821 0.297200534865624-10.1700891730579v-591l-0.297200534865624-10.1700891730579-0.901202990313323-9.83542225986821-1.51960752435116-9.55450463568923-2.15241413697368-9.3273363005319-2.79962282817905-9.15391725438531-3.46123359797457-9.03424749726037-4.13724644635477-8.96832702914981-4.82766137332146-8.95615585005726-5.34242779974011-8.65895531519345-5.69817581351344-8.06712403883284-6.09327103771648-7.51463997290557-6.52771347234921-7.00150311741891-7.00150311741345-6.52771347235102-7.51463997290921-6.09327103771284-8.06712403883466-5.69817581351163-8.65895531518981-5.34242779974011-8.95615585005362-4.82766137331782-8.96832702914981-4.13724644635659-9.03424749725855-3.46123359797639-9.15391725438894-2.79962282818087-9.3273363005319-2.15241413697731-9.55450463568923-1.51960752434752-9.83542225986821-0.901202990313323-10.1700891730598-0.297200534863805-10.1700891730598 0.297200534863805-9.83542225986821 0.901202990313323-9.55450463568923 1.51960752434752-9.3273363005319 2.15241413697731-9.15391725438894 2.79962282818087-9.03424749725855 3.46123359797639-8.96832702914981 4.13724644635659-8.95615585005362 4.82766137331782-8.65895531518981 5.34242779974011-8.06712403883466 5.69817581351163-7.51463997290921 6.09327103771284-7.00150311741345 6.52771347235102-6.52771347234921 7.00150311741891-6.09327103771648 7.51463997290557-5.69817581351344 8.06712403883284-5.34242779974011 8.65895531519345-4.82766137332146 8.95615585005726-4.13724644635477 8.96832702914981-3.46123359797457 9.03424749726037-2.79962282817905 9.15391725438531-2.15241413697368 9.3273363005319-1.51960752435116 9.55450463568923-0.901202990313323 9.83542225986821-0.297200534865624 10.1700891730579zM13651-18427.1616512984l0.297200534865624 10.1700891730579 0.901202990313323 9.83542225986821 1.51960752435116 9.55450463568923 2.15241413697368 9.3273363005319 2.79962282817905 9.15391725438531 3.46123359797457 9.03424749726037 4.13724644635477 8.96832702914981 4.82766137332146 8.95615585005726 5.34242779974011 8.65895531519345 5.69817581351344 8.06712403883284 6.09327103771648 7.51463997290557 6.52771347234921 7.00150311741891 7.00150311741345 6.52771347235102 7.51463997290921 6.09327103771284 8.06712403883466 5.69817581351163 8.65895531518981 5.34242779974011 8.95615585005362 4.82766137331782 8.96832702914981 4.13724644635659 9.03424749725855 3.46123359797639 9.15391725438894 2.79962282818087 9.3273363005319 2.15241413697731 9.55450463568923 1.51960752434752 9.83542225986821 0.901202990313323 10.1700891730598 0.297200534863805 10.1700891730598-0.297200534863805 9.83542225986821-0.901202990313323 9.55450463568923-1.51960752434752 9.3273363005319-2.15241413697731 9.15391725438894-2.79962282818087 9.03424749725855-3.46123359797639 8.96832702914981-4.13724644635659 8.95615585005362-4.82766137331782 8.65895531518981-5.34242779974011 8.06712403883466-5.69817581351163 7.51463997290921-6.09327103771284 7.00150311741345-6.52771347235102 6.52771347234921-7.00150311741891 6.09327103771648-7.51463997290557 5.69817581351344-8.06712403883284 5.34242779974011-8.65895531519345 4.82766137332146-8.95615585005726 4.13724644635477-8.96832702914981 3.46123359797457-9.03424749726037 2.79962282817905-9.15391725438531 2.15241413697368-9.3273363005319 1.51960752435116-9.55450463568923 0.901202990313323-9.83542225986821 0.297200534865624-10.1700891730579v-591l-0.297200534865624-10.1700891730579-0.901202990313323-9.83542225986821-1.51960752435116-9.55450463568923-2.15241413697368-9.3273363005319-2.79962282817905-9.15391725438531-3.46123359797457-9.03424749726037-4.13724644635477-8.96832702914981-4.82766137332146-8.95615585005726-5.34242779974011-8.65895531519345-5.69817581351344-8.06712403883284-6.09327103771648-7.51463997290557-6.52771347234921-7.00150311741891-7.00150311741345-6.52771347235102-7.51463997290921-6.09327103771284-8.06712403883466-5.69817581351163-8.65895531518981-5.34242779974011-8.95615585005362-4.82766137331782-8.96832702914981-4.13724644635659-9.03424749725855-3.46123359797639-9.15391725438894-2.79962282818087-9.3273363005319-2.15241413697731-9.55450463568923-1.51960752434752-9.83542225986821-0.901202990313323-10.1700891730598-0.297200534863805-10.1700891730598 0.297200534863805-9.83542225986821 0.901202990313323-9.55450463568923 1.51960752434752-9.3273363005319 2.15241413697731-9.15391725438894 2.79962282818087-9.03424749725855 3.46123359797639-8.96832702914981 4.13724644635659-8.95615585005362 4.82766137331782-8.65895531518981 5.34242779974011-8.06712403883466 5.69817581351163-7.51463997290921 6.09327103771284-7.00150311741345 6.52771347235102-6.52771347234921 7.00150311741891-6.09327103771648 7.51463997290557-5.69817581351344 8.06712403883284-5.34242779974011 8.65895531519345-4.82766137332146 8.95615585005726-4.13724644635477 8.96832702914981-3.46123359797457 9.03424749726037-2.79962282817905 9.15391725438531-2.15241413697368 9.3273363005319-1.51960752435116 9.55450463568923-0.901202990313323 9.83542225986821-0.297200534865624 10.1700891730579zM13648.9586219352-19359.059963434l1.5821428988238 10.0506649428571 2.13892474004206 9.64223515665071 2.71679641588889 9.28529930029981 3.31575792635704 8.97985737381168 3.93580927145194 8.72590937720088 4.57695045116816 8.52345531043466 5.23918146551296 8.37249517354576 5.9225023144827 8.27302896651599 6.39550841422715 7.91305971602924 6.67348073998437 7.28095822489559 6.99546436321543 6.68290686785622 7.36145928393307 6.1189056449075 7.77146550212274 5.58895455604579 8.22548301779534 5.09305360127837 8.72351183094543 4.63120278059796 9.26555194157299 4.20340209400456 9.49520261485122 3.65515652862814 9.41988296494128 2.96875441666634 9.39970328374693 2.28983493708074 9.4346635712609 1.61839808988589 9.52476382749592 0.954443875070865 9.67000405244653 0.297972292642953 9.87038424611274-0.351016657397849 10.1259044084891-0.992522975055181 10.0506649428589-1.5821428988238 9.64223515664708-2.13892474004388 9.28529930029799-2.71679641588707 8.97985737381532-3.31575792635704 8.72590937719542-3.93580927144649 8.52345531043829-4.57695045116998 8.37249517354576-5.23918146551659 8.27302896651781-5.9225023144827 7.91305971602742-6.39550841422533 7.28095822489922-6.67348073998437 6.68290686785622-6.99546436321543 6.1189056449075-7.36145928393671 5.58895455604579-7.77146550212638 5.09305360127837-8.22548301779534 4.63120278059432-8.72351183094361 4.20340209401002-9.26555194157118 3.65515652863178-9.49520261485304 2.9687544166627-9.41988296493946 2.28983493708074-9.39970328374693 1.61839808988225-9.4346635712609 0.954443875069046-9.52476382749592 0.297972292644772-9.67000405244471-0.351016657397849-9.87038424611092-0.992522975055181-10.1259044084945-5.39245736520934-42.2584115116333-0.634550556864269-4.49424405425089-0.738100658199983-4.2930827411692-0.874701269251091-4.26734691509046-1.04435239002123-4.41703657601465-25.185791015625-100.512939453125-1.42771780903422-5.32947629217961-1.55579278173536-5.06153656633978-1.75086695227219-4.99741018003988-2.01294032064652-5.13709713327262-40.628173828125-98.927978515625-1.92400511137203-4.49953017075313-1.98521686232743-4.25639165591565-2.13044632684978-4.18558889135602-2.35969350494634-4.2871218770706-54.9675292968732-96.5505371093786-0.451259459474386-0.787091970338224-2.09462697227718-3.52899321408404-2.10140586882699-3.33113780164786-2.19664184874273-3.26912071778133-2.38033491202623-3.34294196250266-68.203857421875-93.3806152343714-2.31806658513779-3.09911795694279-2.30008038609958-2.91646225129807-2.37858918499114-2.85279430292576-2.55359298181611-2.90811411182221-74.2479998983235-82.6407556615923-7.01799876382393-7.36659590970885-7.2436318431628-6.7139776273325-7.51590016332739-6.09171655582031-7.8348037243104-5.49981269515047-8.20034252611913-4.93826604534479-8.61251656874811-4.40707660638145-9.07132585219915-3.90624437827864-9.57677037647591-3.43576936102909-9.7610631680509-2.87065981530395-9.63015800550784-2.19265926413209-9.55481875165788-1.51763120832766-9.53504540649556-0.845575647901569-9.57083797002451-0.176492582853825-9.66219644224293 0.48961798682285-9.80912082315081 1.15275606111754-10.0116111127518 1.81292164004117-9.88865857913152 2.39446725834568-9.43629110729307 2.91618037817534-9.03353137165323 3.46310219583756-8.68037937221561 4.03523271134327-8.37683510897296 4.63257192468154-8.12289858192889 5.2551198358633-7.91856979107979 5.90287644487398-7.7638487364311 6.57584175172087-7.36659590970339 7.01799876382574-6.71397762733432 7.24363184316462-6.09171655581667 7.51590016332193-5.49981269515411 7.83480372431222-4.93826604534115 8.20034252612095-4.40707660638509 8.61251656874811-3.90624437827864 9.07132585220097-3.43576936102909 9.57677037647227-2.87065981530759 9.76106316804726-2.19265926412845 9.63015800551148-1.51763120832766 9.55481875165788-0.845575647903388 9.53504540649374-0.176492582852006 9.57083797002269 0.489617986819212 9.66219644224475 1.15275606112118 9.80912082315263 1.81292164004117 10.01161111275 2.39446725834568 9.8886585791297 2.91618037817534 9.43629110729307 3.46310219583756 9.03353137165686 4.03523271134327 8.68037937221379 4.63257192468154 8.37683510897114 5.25511983585966 8.12289858192526 5.90287644487216 7.91856979107979 6.57584175172269 7.76384873643474 69.1748573185578 76.9941613163573 58.7102845415393 80.3825868258828 46.0084693697754 80.8139366286741 32.8652787101491 80.0256393482523 20.3887011865827 81.3684305814895zM13166.0830446882-19991.6552861627l8.64845513836372 5.35940907802797 8.70227411122141 4.67098738520872 8.80887514963797 4.00018555314455 8.96825825360975 3.34700358183545 9.18042342313856 2.71144147127416 9.4453706582226 2.09349922146794 9.7630999588655 1.49317683240952 10.1336113250636 0.910474304106174 10.1694863923258 0.317156841661927 9.87188414361845-0.305943319261132 9.62880243492691-0.940175265943253 9.44024126624208-1.5855389983808 9.30620063757306-2.24203451656649 9.22668054891437-2.90966182051488 9.20168100026967-3.58842091022598 9.23120199163532-4.27831178568522 8.96561198002382-4.81007731430145 8.39633079196028-5.20089675841155 7.86869988369472-5.62861688177509 7.38271925523077-6.09323768440663 6.93838890656843-6.59475916629162 6.5357088377059-7.13318132745189 6.17467904864316-7.70850416785834 5.85529953938021-8.32072768753278 5.35940907802433-8.64845513836553 4.67098738520872-8.70227411121959 4.00018555314819-8.80887514963979 3.34700358183545-8.96825825361157 2.71144147127416-9.18042342313856 2.09349922146794-9.44537065822078 1.49317683241134-9.7630999588655 0.910474304104355-10.1336113250618 0.317156841660108-10.1694863923294-0.305943319262951-9.87188414361663-0.940175265943253-9.62880243492691-1.58553899837716-9.44024126624208-2.24203451657013-9.30620063757306-2.9096618205167-9.22668054891255-3.58842091022416-9.20168100027149-4.2783117856834-9.23120199163532-4.81007731430145-8.96561198002382-5.20089675840973-8.39633079195846-5.62861688177873-7.86869988369654-6.09323768440663-7.38271925523077-6.59475916629526-6.9383889065648-7.13318132744826-6.5357088377059-7.70850416785834-6.17467904864316-8.32072768753096-5.85529953938021-28.5305568432377-18.8554678779765-7.70361567068176-4.7634415615139-2.00313224851925-1.13609670669393-117.840087890623-65.6437988281286-9.88881827252953-5.03865125328593-124.458251953125-57.7189941406214-10.1918623548045-4.27769227808676-129.973388671877-49.001708984375-10.6239660883839-3.55819614057691-134.385498046873-39.491943359375-11.1851952052275-2.8246171912906-5.62371854537378-1.1921648749958-10.0106292811033-1.81833532172095-9.8084960167289-1.1580603393013-9.66193026034671-0.494842910135048-9.57093201195676 0.171316965766891-9.53550127156086 0.840419288419071-9.55563803915356 1.51246405781058-9.63134231474214 2.18745127394868-9.76261409832114 2.86538093682975-9.57862692616254 3.43059005934265-9.07343689305526 3.90133833541404-8.61489851012266 4.40241859910748-8.20301177736292 4.93383085043752-7.8377766947815 5.49557508937869-7.51919326237112 6.08765131595283-7.24726148013724 6.71005953015265-7.02198134807622 7.36279973197452-6.58003922175885 7.76029160444523-5.90715768131486 7.91537655375578-5.25951166123377 8.12005559998579-4.63710116152288 8.37432874313163-4.03992618217853 8.67819598320057-3.46798672320256 9.03165732018169-2.92128278459131 9.43471275408228-2.39981436634844 9.88736228490598-1.81833532172095 10.0106292811033-1.1580603393013 9.8084960167289-0.494842910138686 9.66193026034671 0.171316965770529 9.57093201195312 0.840419288419071 9.53550127155904 1.51246405781058 9.55563803915356 2.18745127394868 9.63134231474396 2.86538093682793 9.76261409832296 3.43059005934265 9.57862692616618 3.90133833541404 9.07343689305344 4.40241859911293 8.61489851012084 4.93383085043206 8.2030117773611 5.49557508938051 7.8377766947815 6.08765131595283 7.51919326237112 6.71005953015265 7.24726148013724 7.3627997319727 7.02198134807622 7.75790201566451 6.57813458863893 7.91287828351778 5.90565494891052 8.11740435390129 5.25838662973911 8.37148022680776 4.63632963113196 8.67510590223901 4.03948395308544 9.02828138019504 3.4678495956141 9.43100666067767 2.92142655869611 9.88328174368507 2.40021484235331 0.02464027699898 0.00533903398536495 5.62371854537378 1.1921648749958 31.1070258305353-146.739064137601-42.2922210357629 143.91444694631 5.53683638285474 1.62711328230944 123.470188905236 36.2842552037582 119.553107144287 45.0731232317994 114.403502351332 53.0559844627278 108.02380346149 60.1755561287173zM12295-20551h-533.787926153305l-10.1700891730579 0.297200534863805-9.83542225986821 0.901202990313323-9.55450463569287 1.51960752434752-9.32733630053008 2.15241413697731-9.15391725438712 2.79962282818087-9.03424749726037 3.46123359797639-8.96832702914981 4.13724644635659-8.95615585005362 4.82766137331782-8.65895531518981 5.34242779974011-8.06712403883466 5.69817581351163-7.51463997291103 6.09327103771284-7.00150311741163 6.52771347235102-6.52771347235102 7.00150311741891-6.09327103771648 7.51463997290557-5.69817581351344 8.06712403883284-5.34242779973829 8.65895531519345-4.82766137331964 8.95615585005726-4.13724644635477 8.96832702914981-3.46123359797457 9.03424749726037-2.79962282818087 9.15391725438531-2.15241413697368 9.3273363005319-1.51960752435298 9.55450463568923-0.901202990313323 9.83542225986821-0.297200534863805 10.1700891730579 0.297200534863805 10.1700891730579 0.901202990313323 9.83542225986821 1.51960752435298 9.55450463568923 2.15241413697368 9.3273363005319 2.79962282818087 9.15391725438531 3.46123359797457 9.03424749726037 4.13724644635477 8.96832702914981 4.82766137331964 8.95615585005726 5.34242779973829 8.65895531519345 5.69817581351344 8.06712403883284 6.09327103771648 7.51463997290557 6.52771347235102 7.00150311741891 7.00150311741163 6.52771347235102 7.51463997291103 6.09327103771284 8.06712403883466 5.69817581351163 8.65895531518981 5.34242779974011 8.95615585005362 4.82766137331782 8.96832702914981 4.13724644635659 9.03424749726037 3.46123359797639 9.15391725438712 2.79962282818087 9.32733630053008 2.15241413697731 9.55450463569287 1.51960752434752 9.83542225986821 0.901202990313323 10.1700891730579 0.297200534863805h530.4876083941l53.8595847127835 2.3711977998355 10.1733191498533 0.150397543606232 9.86554190658899-0.467740044234233 9.61209538401636-1.09790172149587 9.41297958213909-1.74008748817141 9.26819450095536-2.39429734426085 9.17774014046154-3.06053128977146 9.14161650066308-3.7387893246887 9.15982358155998-4.42907144903074 8.88555159638418-4.95641148149298 8.3099398910872-5.33784571396973 7.77536792540923-5.75685847368732 7.28183569935209-6.21344976063119 6.82934321291032-6.70761957482318 6.41789046608756-7.2393679162451 6.0474774588838-7.8086947849115 5.71810419129906-8.41560018081873 5.21690766835673-8.73515405277794 4.52769619261926-8.77767993532325 3.8552369103345-8.8732696469051 3.19952982150789-9.0219231875235 2.560574926134-9.2236405571748 1.93837222421462-9.47842175585538 1.33292171575158-9.7862667835725 0.744223400741248-10.1471756403298 0.150397543608051-10.1733191498533-0.467740044237871-9.86554190658717-1.09790172149587-9.61209538401454-1.74008748816959-9.41297958214273-2.39429734426267-9.26819450095354-3.06053128976782-9.17774014046154-3.73878932469051-9.14161650066671-4.42907144903074-9.15982358155816-4.95641148149662-8.88555159638418-5.33784571396973-8.30993989108538-5.75685847368186-7.77536792540923-6.21344976063483-7.28183569935209-6.70761957482137-6.82934321291032-7.23936791624692-6.41789046609119-7.80869478491513-6.0474774588838-8.41560018081327-5.71810419129906-8.73515405277431-5.21690766835673-8.77767993532507-4.52769619261744-8.8732696469051-3.8552369103345-9.0219231875235-3.19952982151153-9.22364055717117-2.56057492613036-9.4784217558572-1.93837222421644-9.78626678357614-1.33292171575158-10.1471756403298-0.744223400739429-57.1567086951891-2.5163554941355zM2498.40203376914-20550.8548192138l-140.992431640625 6.207763671875-3.235197482069 0.173318601267965-3.10066485902598 0.232787005636055-3.09455637936844 0.303369696739537-3.21687204309637 0.385066674585687-111.727794342223 14.4543298486169-10.0479038948197 1.59958409168394-9.63850839302995 2.15565623816656-9.28057014078422 2.7329075585294-8.97408913808295 3.33133805279795-8.71906538492613 3.95094772094308-8.5154988813124 4.59173656298663-8.36338962724403 5.25370457892132-8.26273762271967 5.93685176873623-7.90194798185667 6.40923240629854-7.26936500387183 6.68610726058978-6.67075572425574 7.0070524422772-6.10612014300841 7.37206795135717-5.57545826013075 7.78115378782604-5.07877007562138 8.23430995168746-4.61605558948168 8.73153644294143-4.18731480171027 9.27283326159522-3.63867148852205 9.50153207354379-2.95240113243881 9.42502124203384-2.27351769850793 9.40366328278469-1.6020211867276 9.43745819580363-0.937911597100083 9.5264059810761-0.281188929624477 9.67050663860573 0.368146815699674 9.86976016839981 1.01009563887192 10.1241665704511 1.59958409168348 10.0479038948215 2.15565623816337 9.63850839302904 2.73290755853395 9.28057014078149 3.33133805279431 8.97408913808613 3.9509477209449 8.7190653849284 4.59173656298663 8.51549888131194 5.25370457891859 8.36338962724403 5.93685176874033 8.2627376227174 6.40923240629763 7.90194798185621 6.68610726059069 7.26936500387455 7.00705244227675 6.67075572425529 7.37206795135535 6.10612014300568 7.78115378782559 5.57545826012938 8.23430995168837 5.07877007562638 8.73153644294371 4.61605558947849 9.27283326159159 4.18731480171118 9.50153207354015 3.63867148852296 9.4250212420352 2.95240113243926 9.40366328278969 2.27351769850429 9.43745819580272 1.60202118672896 9.52640598107564 0.937911597102357 9.67050663860846 0.281188929624477 9.86976016839981-0.368146815697401 10.1241665704506-1.01009563887419 105.427327612213-13.6392325413435 131.348221761135-5.78313821477059h333.911493461779l10.1700891730593-0.297200534863805 9.8354222598673-0.901202990313323 9.5545046356915-1.51960752434752 9.32733630053099-2.15241413697731 9.15391725438712-2.79962282818087 9.03424749726037-3.46123359797639 8.96832702914935-4.13724644635659 8.95615585005407-4.82766137331782 8.65895531519072-5.34242779974011 8.06712403883421-5.69817581351163 7.51463997290875-6.09327103771284 7.00150311741436-6.52771347235102 6.52771347234921-7.00150311741891 6.09327103771648-7.51463997290557 5.69817581351253-8.06712403883284 5.34242779973965-8.65895531519345 4.82766137331964-8.95615585005726 4.13724644635431-8.96832702914981 3.46123359797548-9.03424749726037 2.79962282818178-9.15391725438531 2.15241413697368-9.3273363005319 1.51960752435116-9.55450463568923 0.901202990314232-9.83542225986821 0.297200534863805-10.1700891730579-0.297200534863805-10.1700891730579-0.901202990314232-9.83542225986821-1.51960752435116-9.55450463568923-2.15241413697368-9.3273363005319-2.79962282818178-9.15391725438531-3.46123359797548-9.03424749726037-4.13724644635431-8.96832702914981-4.82766137331964-8.95615585005726-5.34242779973965-8.65895531519345-5.69817581351253-8.06712403883284-6.09327103771648-7.51463997290557-6.52771347234921-7.00150311741891-7.00150311741436-6.52771347235102-7.51463997290875-6.09327103771284-8.06712403883421-5.69817581351163-8.65895531519072-5.34242779974011-8.95615585005407-4.82766137331782-8.96832702914935-4.13724644635659-9.03424749726037-3.46123359797639-9.15391725438712-2.79962282818087-9.32733630053099-2.15241413697731-9.5545046356915-1.51960752434752-9.8354222598673-0.901202990313323-10.1700891730593-0.297200534863805h-337.212073846695zM11401.2120738467-20251l10.1700891730579-0.297200534863805 9.83542225986821-0.901202990313323 9.55450463569287-1.51960752434752 9.32733630053008-2.15241413697731 9.15391725438712-2.79962282818087 9.03424749726037-3.46123359797639 8.96832702914981-4.13724644635659 8.95615585005362-4.82766137331782 8.65895531518981-5.34242779974011 8.06712403883466-5.69817581351163 7.51463997291103-6.09327103771284 7.00150311741163-6.52771347235102 6.52771347235102-7.00150311741891 6.09327103771648-7.51463997290557 5.69817581351344-8.06712403883284 5.34242779973829-8.65895531519345 4.82766137331964-8.95615585005726 4.13724644635477-8.96832702914981 3.46123359797457-9.03424749726037 2.79962282818087-9.15391725438531 2.15241413697368-9.3273363005319 1.51960752435298-9.55450463568923 0.901202990313323-9.83542225986821 0.297200534863805-10.1700891730579-0.297200534863805-10.1700891730579-0.901202990313323-9.83542225986821-1.51960752435298-9.55450463568923-2.15241413697368-9.3273363005319-2.79962282818087-9.15391725438531-3.46123359797457-9.03424749726037-4.13724644635477-8.96832702914981-4.82766137331964-8.95615585005726-5.34242779973829-8.65895531519345-5.69817581351344-8.06712403883284-6.09327103771648-7.51463997290557-6.52771347235102-7.00150311741891-7.00150311741163-6.52771347235102-7.51463997291103-6.09327103771284-8.06712403883466-5.69817581351163-8.65895531518981-5.34242779974011-8.95615585005362-4.82766137331782-8.96832702914981-4.13724644635659-9.03424749726037-3.46123359797639-9.15391725438712-2.79962282818087-9.32733630053008-2.15241413697731-9.55450463569287-1.51960752434752-9.83542225986821-0.901202990313323-10.1700891730579-0.297200534863805h-591l-10.1700891730579 0.297200534863805-9.83542225986821 0.901202990313323-9.55450463569287 1.51960752434752-9.32733630053008 2.15241413697731-9.15391725438712 2.79962282818087-9.03424749726037 3.46123359797639-8.96832702914981 4.13724644635659-8.95615585005362 4.82766137331782-8.65895531518981 5.34242779974011-8.06712403883466 5.69817581351163-7.51463997291103 6.09327103771284-7.00150311741163 6.52771347235102-6.52771347235102 7.00150311741891-6.09327103771648 7.51463997290557-5.69817581351344 8.06712403883284-5.34242779973829 8.65895531519345-4.82766137331964 8.95615585005726-4.13724644635477 8.96832702914981-3.46123359797457 9.03424749726037-2.79962282818087 9.15391725438531-2.15241413697368 9.3273363005319-1.51960752435298 9.55450463568923-0.901202990313323 9.83542225986821-0.297200534863805 10.1700891730579 0.297200534863805 10.1700891730579 0.901202990313323 9.83542225986821 1.51960752435298 9.55450463568923 2.15241413697368 9.3273363005319 2.79962282818087 9.15391725438531 3.46123359797457 9.03424749726037 4.13724644635477 8.96832702914981 4.82766137331964 8.95615585005726 5.34242779973829 8.65895531519345 5.69817581351344 8.06712403883284 6.09327103771648 7.51463997290557 6.52771347235102 7.00150311741891 7.00150311741163 6.52771347235102 7.51463997291103 6.09327103771284 8.06712403883466 5.69817581351163 8.65895531518981 5.34242779974011 8.95615585005362 4.82766137331782 8.96832702914981 4.13724644635659 9.03424749726037 3.46123359797639 9.15391725438712 2.79962282818087 9.32733630053008 2.15241413697731 9.55450463569287 1.51960752434752 9.83542225986821 0.901202990313323 10.1700891730579 0.297200534863805zM10450.2120738467-20251l10.1700891730579-0.297200534863805 9.83542225986821-0.901202990313323 9.55450463569287-1.51960752434752 9.32733630053008-2.15241413697731 9.15391725438712-2.79962282818087 9.03424749726037-3.46123359797639 8.96832702914981-4.13724644635659 8.95615585005362-4.82766137331782 8.65895531518981-5.34242779974011 8.06712403883466-5.69817581351163 7.51463997291103-6.09327103771284 7.00150311741163-6.52771347235102 6.52771347235102-7.00150311741891 6.09327103771648-7.51463997290557 5.69817581351344-8.06712403883284 5.34242779973829-8.65895531519345 4.82766137331964-8.95615585005726 4.13724644635477-8.96832702914981 3.46123359797457-9.03424749726037 2.79962282818087-9.15391725438531 2.15241413697368-9.3273363005319 1.51960752435298-9.55450463568923 0.901202990313323-9.83542225986821 0.297200534863805-10.1700891730579-0.297200534863805-10.1700891730579-0.901202990313323-9.83542225986821-1.51960752435298-9.55450463568923-2.15241413697368-9.3273363005319-2.79962282818087-9.15391725438531-3.46123359797457-9.03424749726037-4.13724644635477-8.96832702914981-4.82766137331964-8.95615585005726-5.34242779973829-8.65895531519345-5.69817581351344-8.06712403883284-6.09327103771648-7.51463997290557-6.52771347235102-7.00150311741891-7.00150311741163-6.52771347235102-7.51463997291103-6.09327103771284-8.06712403883466-5.69817581351163-8.65895531518981-5.34242779974011-8.95615585005362-4.82766137331782-8.96832702914981-4.13724644635659-9.03424749726037-3.46123359797639-9.15391725438712-2.79962282818087-9.32733630053008-2.15241413697731-9.55450463569287-1.51960752434752-9.83542225986821-0.901202990313323-10.1700891730579-0.297200534863805h-591l-10.1700891730579 0.297200534863805-9.83542225986821 0.901202990313323-9.55450463569287 1.51960752434752-9.32733630053008 2.15241413697731-9.15391725438712 2.79962282818087-9.03424749726037 3.46123359797639-8.96832702914981 4.13724644635659-8.95615585005362 4.82766137331782-8.65895531518981 5.34242779974011-8.06712403883466 5.69817581351163-7.51463997291103 6.09327103771284-7.00150311741163 6.52771347235102-6.52771347235102 7.00150311741891-6.09327103771648 7.51463997290557-5.69817581351344 8.06712403883284-5.34242779973829 8.65895531519345-4.82766137331964 8.95615585005726-4.13724644635477 8.96832702914981-3.46123359797457 9.03424749726037-2.79962282818087 9.15391725438531-2.15241413697368 9.3273363005319-1.51960752435298 9.55450463568923-0.901202990313323 9.83542225986821-0.297200534863805 10.1700891730579 0.297200534863805 10.1700891730579 0.901202990313323 9.83542225986821 1.51960752435298 9.55450463568923 2.15241413697368 9.3273363005319 2.79962282818087 9.15391725438531 3.46123359797457 9.03424749726037 4.13724644635477 8.96832702914981 4.82766137331964 8.95615585005726 5.34242779973829 8.65895531519345 5.69817581351344 8.06712403883284 6.09327103771648 7.51463997290557 6.52771347235102 7.00150311741891 7.00150311741163 6.52771347235102 7.51463997291103 6.09327103771284 8.06712403883466 5.69817581351163 8.65895531518981 5.34242779974011 8.95615585005362 4.82766137331782 8.96832702914981 4.13724644635659 9.03424749726037 3.46123359797639 9.15391725438712 2.79962282818087 9.32733630053008 2.15241413697731 9.55450463569287 1.51960752434752 9.83542225986821 0.901202990313323 10.1700891730579 0.297200534863805zM9499.21207384669-20251l10.1700891730579-0.297200534863805 9.83542225986821-0.901202990313323 9.55450463569287-1.51960752434752 9.32733630053008-2.15241413697731 9.15391725438712-2.79962282818087 9.03424749726037-3.46123359797639 8.96832702914981-4.13724644635659 8.95615585005362-4.82766137331782 8.65895531518981-5.34242779974011 8.06712403883466-5.69817581351163 7.51463997291103-6.09327103771284 7.00150311741163-6.52771347235102 6.52771347235102-7.00150311741891 6.09327103771648-7.51463997290557 5.69817581351344-8.06712403883284 5.34242779973829-8.65895531519345 4.82766137331964-8.95615585005726 4.13724644635477-8.96832702914981 3.46123359797457-9.03424749726037 2.79962282818087-9.15391725438531 2.15241413697368-9.3273363005319 1.51960752435298-9.55450463568923 0.901202990313323-9.83542225986821 0.297200534863805-10.1700891730579-0.297200534863805-10.1700891730579-0.901202990313323-9.83542225986821-1.51960752435298-9.55450463568923-2.15241413697368-9.3273363005319-2.79962282818087-9.15391725438531-3.46123359797457-9.03424749726037-4.13724644635477-8.96832702914981-4.82766137331964-8.95615585005726-5.34242779973829-8.65895531519345-5.69817581351344-8.06712403883284-6.09327103771648-7.51463997290557-6.52771347235102-7.00150311741891-7.00150311741163-6.52771347235102-7.51463997291103-6.09327103771284-8.06712403883466-5.69817581351163-8.65895531518981-5.34242779974011-8.95615585005362-4.82766137331782-8.96832702914981-4.13724644635659-9.03424749726037-3.46123359797639-9.15391725438712-2.79962282818087-9.32733630053008-2.15241413697731-9.55450463569287-1.51960752434752-9.83542225986821-0.901202990313323-10.1700891730579-0.297200534863805h-591l-10.1700891730579 0.297200534863805-9.83542225986821 0.901202990313323-9.55450463569287 1.51960752434752-9.32733630053008 2.15241413697731-9.15391725438712 2.79962282818087-9.03424749726037 3.46123359797639-8.96832702914981 4.13724644635659-8.95615585005362 4.82766137331782-8.65895531518981 5.34242779974011-8.06712403883466 5.69817581351163-7.51463997291103 6.09327103771284-7.00150311741163 6.52771347235102-6.52771347235102 7.00150311741891-6.09327103771648 7.51463997290557-5.69817581351344 8.06712403883284-5.34242779973829 8.65895531519345-4.82766137331964 8.95615585005726-4.13724644635477 8.96832702914981-3.46123359797457 9.03424749726037-2.79962282818087 9.15391725438531-2.15241413697368 9.3273363005319-1.51960752435298 9.55450463568923-0.901202990313323 9.83542225986821-0.297200534863805 10.1700891730579 0.297200534863805 10.1700891730579 0.901202990313323 9.83542225986821 1.51960752435298 9.55450463568923 2.15241413697368 9.3273363005319 2.79962282818087 9.15391725438531 3.46123359797457 9.03424749726037 4.13724644635477 8.96832702914981 4.82766137331964 8.95615585005726 5.34242779973829 8.65895531519345 5.69817581351344 8.06712403883284 6.09327103771648 7.51463997290557 6.52771347235102 7.00150311741891 7.00150311741163 6.52771347235102 7.51463997291103 6.09327103771284 8.06712403883466 5.69817581351163 8.65895531518981 5.34242779974011 8.95615585005362 4.82766137331782 8.96832702914981 4.13724644635659 9.03424749726037 3.46123359797639 9.15391725438712 2.79962282818087 9.32733630053008 2.15241413697731 9.55450463569287 1.51960752434752 9.83542225986821 0.901202990313323 10.1700891730579 0.297200534863805zM8548.2120738467-20251l10.1700891730579-0.297200534863805 9.83542225986821-0.901202990313323 9.55450463569287-1.51960752434752 9.32733630053008-2.15241413697731 9.15391725438712-2.79962282818087 9.03424749726037-3.46123359797639 8.96832702914981-4.13724644635659 8.95615585005362-4.82766137331782 8.65895531518981-5.34242779974011 8.06712403883466-5.69817581351163 7.51463997291103-6.09327103771284 7.00150311741163-6.52771347235102 6.52771347235102-7.00150311741891 6.09327103771648-7.51463997290557 5.69817581351344-8.06712403883284 5.34242779973829-8.65895531519345 4.82766137331964-8.95615585005726 4.13724644635477-8.96832702914981 3.46123359797457-9.03424749726037 2.79962282818087-9.15391725438531 2.15241413697368-9.3273363005319 1.51960752435298-9.55450463568923 0.901202990313323-9.83542225986821 0.297200534863805-10.1700891730579-0.297200534863805-10.1700891730579-0.901202990313323-9.83542225986821-1.51960752435298-9.55450463568923-2.15241413697368-9.3273363005319-2.79962282818087-9.15391725438531-3.46123359797457-9.03424749726037-4.13724644635477-8.96832702914981-4.82766137331964-8.95615585005726-5.34242779973829-8.65895531519345-5.69817581351344-8.06712403883284-6.09327103771648-7.51463997290557-6.52771347235102-7.00150311741891-7.00150311741163-6.52771347235102-7.51463997291103-6.09327103771284-8.06712403883466-5.69817581351163-8.65895531518981-5.34242779974011-8.95615585005362-4.82766137331782-8.96832702914981-4.13724644635659-9.03424749726037-3.46123359797639-9.15391725438712-2.79962282818087-9.32733630053008-2.15241413697731-9.55450463569287-1.51960752434752-9.83542225986821-0.901202990313323-10.1700891730579-0.297200534863805h-591l-10.1700891730588 0.297200534863805-9.8354222598673 0.901202990313323-9.55450463569105 1.51960752434752-9.32733630053099 2.15241413697731-9.15391725438712 2.79962282818087-9.03424749726128 3.46123359797639-8.96832702914981 4.13724644635659-8.95615585005362 4.82766137331782-8.65895531519072 5.34242779974011-8.06712403883466 5.69817581351163-7.5146399729083 6.09327103771284-7.00150311741436 6.52771347235102-6.52771347235012 7.00150311741891-6.09327103771466 7.51463997290557-5.69817581351163 8.06712403883284-5.34242779974102 8.65895531519345-4.82766137332055 8.95615585005726-4.13724644635386 8.96832702914981-3.46123359797457 9.03424749726037-2.79962282818178 9.15391725438531-2.15241413697368 9.3273363005319-1.51960752435207 9.55450463568923-0.901202990314232 9.83542225986821-0.297200534863805 10.1700891730579 0.297200534863805 10.1700891730579 0.901202990314232 9.83542225986821 1.51960752435207 9.55450463568923 2.15241413697368 9.3273363005319 2.79962282818178 9.15391725438531 3.46123359797457 9.03424749726037 4.13724644635386 8.96832702914981 4.82766137332055 8.95615585005726 5.34242779974102 8.65895531519345 5.69817581351163 8.06712403883284 6.09327103771466 7.51463997290557 6.52771347235012 7.00150311741891 7.00150311741436 6.52771347235102 7.5146399729083 6.09327103771284 8.06712403883466 5.69817581351163 8.65895531519072 5.34242779974011 8.95615585005362 4.82766137331782 8.96832702914981 4.13724644635659 9.03424749726128 3.46123359797639 9.15391725438712 2.79962282818087 9.32733630053099 2.15241413697731 9.55450463569105 1.51960752434752 9.8354222598673 0.901202990313323 10.1700891730588 0.297200534863805zM7597.2120738467-20251l10.1700891730588-0.297200534863805 9.8354222598673-0.901202990313323 9.55450463569105-1.51960752434752 9.32733630053099-2.15241413697731 9.15391725438712-2.79962282818087 9.03424749726128-3.46123359797639 8.96832702914981-4.13724644635659 8.95615585005362-4.82766137331782 8.65895531519072-5.34242779974011 8.06712403883466-5.69817581351163 7.5146399729083-6.09327103771284 7.00150311741436-6.52771347235102 6.52771347235012-7.00150311741891 6.09327103771466-7.51463997290557 5.69817581351163-8.06712403883284 5.34242779974102-8.65895531519345 4.82766137332055-8.95615585005726 4.13724644635386-8.96832702914981 3.46123359797457-9.03424749726037 2.79962282818178-9.15391725438531 2.15241413697368-9.3273363005319 1.51960752435207-9.55450463568923 0.901202990314232-9.83542225986821 0.297200534863805-10.1700891730579-0.297200534863805-10.1700891730579-0.901202990314232-9.83542225986821-1.51960752435207-9.55450463568923-2.15241413697368-9.3273363005319-2.79962282818178-9.15391725438531-3.46123359797457-9.03424749726037-4.13724644635386-8.96832702914981-4.82766137332055-8.95615585005726-5.34242779974102-8.65895531519345-5.69817581351163-8.06712403883284-6.09327103771466-7.51463997290557-6.52771347235012-7.00150311741891-7.00150311741436-6.52771347235102-7.5146399729083-6.09327103771284-8.06712403883466-5.69817581351163-8.65895531519072-5.34242779974011-8.95615585005362-4.82766137331782-8.96832702914981-4.13724644635659-9.03424749726128-3.46123359797639-9.15391725438712-2.79962282818087-9.32733630053099-2.15241413697731-9.55450463569105-1.51960752434752-9.8354222598673-0.901202990313323-10.1700891730588-0.297200534863805h-591l-10.1700891730588 0.297200534863805-9.8354222598673 0.901202990313323-9.55450463569105 1.51960752434752-9.32733630053099 2.15241413697731-9.15391725438712 2.79962282818087-9.03424749726128 3.46123359797639-8.96832702914981 4.13724644635659-8.95615585005362 4.82766137331782-8.65895531519072 5.34242779974011-8.06712403883466 5.69817581351163-7.5146399729083 6.09327103771284-7.00150311741436 6.52771347235102-6.52771347235012 7.00150311741891-6.09327103771466 7.51463997290557-5.69817581351163 8.06712403883284-5.34242779974102 8.65895531519345-4.82766137332055 8.95615585005726-4.13724644635386 8.96832702914981-3.46123359797457 9.03424749726037-2.79962282818178 9.15391725438531-2.15241413697368 9.3273363005319-1.51960752435207 9.55450463568923-0.901202990314232 9.83542225986821-0.297200534863805 10.1700891730579 0.297200534863805 10.1700891730579 0.901202990314232 9.83542225986821 1.51960752435207 9.55450463568923 2.15241413697368 9.3273363005319 2.79962282818178 9.15391725438531 3.46123359797457 9.03424749726037 4.13724644635386 8.96832702914981 4.82766137332055 8.95615585005726 5.34242779974102 8.65895531519345 5.69817581351163 8.06712403883284 6.09327103771466 7.51463997290557 6.52771347235012 7.00150311741891 7.00150311741436 6.52771347235102 7.5146399729083 6.09327103771284 8.06712403883466 5.69817581351163 8.65895531519072 5.34242779974011 8.95615585005362 4.82766137331782 8.96832702914981 4.13724644635659 9.03424749726128 3.46123359797639 9.15391725438712 2.79962282818087 9.32733630053099 2.15241413697731 9.55450463569105 1.51960752434752 9.8354222598673 0.901202990313323 10.1700891730588 0.297200534863805zM6646.21207384669-20251l10.1700891730588-0.297200534863805 9.8354222598673-0.901202990313323 9.55450463569105-1.51960752434752 9.32733630053099-2.15241413697731 9.15391725438712-2.79962282818087 9.03424749726128-3.46123359797639 8.96832702914981-4.13724644635659 8.95615585005362-4.82766137331782 8.65895531519072-5.34242779974011 8.06712403883466-5.69817581351163 7.5146399729083-6.09327103771284 7.00150311741436-6.52771347235102 6.52771347235012-7.00150311741891 6.09327103771466-7.51463997290557 5.69817581351163-8.06712403883284 5.34242779974102-8.65895531519345 4.82766137332055-8.95615585005726 4.13724644635386-8.96832702914981 3.46123359797457-9.03424749726037 2.79962282818178-9.15391725438531 2.15241413697368-9.3273363005319 1.51960752435207-9.55450463568923 0.901202990314232-9.83542225986821 0.297200534863805-10.1700891730579-0.297200534863805-10.1700891730579-0.901202990314232-9.83542225986821-1.51960752435207-9.55450463568923-2.15241413697368-9.3273363005319-2.79962282818178-9.15391725438531-3.46123359797457-9.03424749726037-4.13724644635386-8.96832702914981-4.82766137332055-8.95615585005726-5.34242779974102-8.65895531519345-5.69817581351163-8.06712403883284-6.09327103771466-7.51463997290557-6.52771347235012-7.00150311741891-7.00150311741436-6.52771347235102-7.5146399729083-6.09327103771284-8.06712403883466-5.69817581351163-8.65895531519072-5.34242779974011-8.95615585005362-4.82766137331782-8.96832702914981-4.13724644635659-9.03424749726128-3.46123359797639-9.15391725438712-2.79962282818087-9.32733630053099-2.15241413697731-9.55450463569105-1.51960752434752-9.8354222598673-0.901202990313323-10.1700891730588-0.297200534863805h-591.000000000001l-10.1700891730598 0.297200534863805-9.83542225986639 0.901202990313323-9.55450463569014 1.51960752434752-9.3273363005319 2.15241413697731-9.15391725438803 2.79962282818087-9.03424749726037 3.46123359797639-8.9683270291489 4.13724644635659-8.95615585005453 4.82766137331782-8.65895531519072 5.34242779974011-8.06712403883466 5.69817581351163-7.5146399729083 6.09327103771284-7.00150311741436 6.52771347235102-6.52771347234921 7.00150311741891-6.09327103771648 7.51463997290557-5.69817581351163 8.06712403883284-5.34242779974011 8.65895531519345-4.82766137331964 8.95615585005726-4.13724644635477 8.96832702914981-3.46123359797548 9.03424749726037-2.79962282818178 9.15391725438531-2.15241413697368 9.3273363005319-1.51960752435116 9.55450463568923-0.901202990313323 9.83542225986821-0.297200534864714 10.1700891730579 0.297200534864714 10.1700891730579 0.901202990313323 9.83542225986821 1.51960752435116 9.55450463568923 2.15241413697368 9.3273363005319 2.79962282818178 9.15391725438531 3.46123359797548 9.03424749726037 4.13724644635477 8.96832702914981 4.82766137331964 8.95615585005726 5.34242779974011 8.65895531519345 5.69817581351163 8.06712403883284 6.09327103771648 7.51463997290557 6.52771347234921 7.00150311741891 7.00150311741436 6.52771347235102 7.5146399729083 6.09327103771284 8.06712403883466 5.69817581351163 8.65895531519072 5.34242779974011 8.95615585005453 4.82766137331782 8.9683270291489 4.13724644635659 9.03424749726037 3.46123359797639 9.15391725438803 2.79962282818087 9.3273363005319 2.15241413697731 9.55450463569014 1.51960752434752 9.83542225986639 0.901202990313323 10.1700891730598 0.297200534863805zM5695.2120738467-20251l10.1700891730588-0.297200534863805 9.8354222598673-0.901202990313323 9.55450463569105-1.51960752434752 9.32733630053099-2.15241413697731 9.15391725438712-2.79962282818087 9.03424749726128-3.46123359797639 8.96832702914981-4.13724644635659 8.95615585005362-4.82766137331782 8.65895531519072-5.34242779974011 8.06712403883466-5.69817581351163 7.5146399729083-6.09327103771284 7.00150311741436-6.52771347235102 6.52771347235012-7.00150311741891 6.09327103771466-7.51463997290557 5.69817581351163-8.06712403883284 5.34242779974102-8.65895531519345 4.82766137332055-8.95615585005726 4.13724644635386-8.96832702914981 3.46123359797457-9.03424749726037 2.79962282818178-9.15391725438531 2.15241413697368-9.3273363005319 1.51960752435207-9.55450463568923 0.901202990314232-9.83542225986821 0.297200534863805-10.1700891730579-0.297200534863805-10.1700891730579-0.901202990314232-9.83542225986821-1.51960752435207-9.55450463568923-2.15241413697368-9.3273363005319-2.79962282818178-9.15391725438531-3.46123359797457-9.03424749726037-4.13724644635386-8.96832702914981-4.82766137332055-8.95615585005726-5.34242779974102-8.65895531519345-5.69817581351163-8.06712403883284-6.09327103771466-7.51463997290557-6.52771347235012-7.00150311741891-7.00150311741436-6.52771347235102-7.5146399729083-6.09327103771284-8.06712403883466-5.69817581351163-8.65895531519072-5.34242779974011-8.95615585005362-4.82766137331782-8.96832702914981-4.13724644635659-9.03424749726128-3.46123359797639-9.15391725438712-2.79962282818087-9.32733630053099-2.15241413697731-9.55450463569105-1.51960752434752-9.8354222598673-0.901202990313323-10.1700891730588-0.297200534863805h-591l-10.1700891730588 0.297200534863805-9.8354222598673 0.901202990313323-9.55450463569105 1.51960752434752-9.32733630053099 2.15241413697731-9.15391725438712 2.79962282818087-9.03424749726128 3.46123359797639-8.96832702914981 4.13724644635659-8.95615585005362 4.82766137331782-8.65895531519072 5.34242779974011-8.06712403883466 5.69817581351163-7.5146399729083 6.09327103771284-7.00150311741436 6.52771347235102-6.52771347235012 7.00150311741891-6.09327103771466 7.51463997290557-5.69817581351163 8.06712403883284-5.34242779974102 8.65895531519345-4.82766137332055 8.95615585005726-4.13724644635386 8.96832702914981-3.46123359797457 9.03424749726037-2.79962282818178 9.15391725438531-2.15241413697368 9.3273363005319-1.51960752435207 9.55450463568923-0.901202990314232 9.83542225986821-0.297200534863805 10.1700891730579 0.297200534863805 10.1700891730579 0.901202990314232 9.83542225986821 1.51960752435207 9.55450463568923 2.15241413697368 9.3273363005319 2.79962282818178 9.15391725438531 3.46123359797457 9.03424749726037 4.13724644635386 8.96832702914981 4.82766137332055 8.95615585005726 5.34242779974102 8.65895531519345 5.69817581351163 8.06712403883284 6.09327103771466 7.51463997290557 6.52771347235012 7.00150311741891 7.00150311741436 6.52771347235102 7.5146399729083 6.09327103771284 8.06712403883466 5.69817581351163 8.65895531519072 5.34242779974011 8.95615585005362 4.82766137331782 8.96832702914981 4.13724644635659 9.03424749726128 3.46123359797639 9.15391725438712 2.79962282818087 9.32733630053099 2.15241413697731 9.55450463569105 1.51960752434752 9.8354222598673 0.901202990313323 10.1700891730588 0.297200534863805zM4744.2120738467-20251l10.1700891730588-0.297200534863805 9.8354222598673-0.901202990313323 9.55450463569105-1.51960752434752 9.32733630053099-2.15241413697731 9.15391725438712-2.79962282818087 9.03424749726128-3.46123359797639 8.96832702914981-4.13724644635659 8.95615585005362-4.82766137331782 8.65895531519072-5.34242779974011 8.06712403883466-5.69817581351163 7.5146399729083-6.09327103771284 7.00150311741436-6.52771347235102 6.52771347235012-7.00150311741891 6.09327103771466-7.51463997290557 5.69817581351163-8.06712403883284 5.34242779974102-8.65895531519345 4.82766137332055-8.95615585005726 4.13724644635386-8.96832702914981 3.46123359797457-9.03424749726037 2.79962282818178-9.15391725438531 2.15241413697368-9.3273363005319 1.51960752435207-9.55450463568923 0.901202990314232-9.83542225986821 0.297200534863805-10.1700891730579-0.297200534863805-10.1700891730579-0.901202990314232-9.83542225986821-1.51960752435207-9.55450463568923-2.15241413697368-9.3273363005319-2.79962282818178-9.15391725438531-3.46123359797457-9.03424749726037-4.13724644635386-8.96832702914981-4.82766137332055-8.95615585005726-5.34242779974102-8.65895531519345-5.69817581351163-8.06712403883284-6.09327103771466-7.51463997290557-6.52771347235012-7.00150311741891-7.00150311741436-6.52771347235102-7.5146399729083-6.09327103771284-8.06712403883466-5.69817581351163-8.65895531519072-5.34242779974011-8.95615585005362-4.82766137331782-8.96832702914981-4.13724644635659-9.03424749726128-3.46123359797639-9.15391725438712-2.79962282818087-9.32733630053099-2.15241413697731-9.55450463569105-1.51960752434752-9.8354222598673-0.901202990313323-10.1700891730588-0.297200534863805h-591l-10.1700891730588 0.297200534863805-9.8354222598673 0.901202990313323-9.55450463569105 1.51960752434752-9.32733630053099 2.15241413697731-9.15391725438803 2.79962282818087-9.03424749726037 3.46123359797639-8.9683270291489 4.13724644635659-8.95615585005453 4.82766137331782-8.65895531519072 5.34242779974011-8.06712403883421 5.69817581351163-7.51463997290875 6.09327103771284-7.00150311741436 6.52771347235102-6.52771347234921 7.00150311741891-6.09327103771648 7.51463997290557-5.69817581351253 8.06712403883284-5.34242779973965 8.65895531519345-4.82766137331964 8.95615585005726-4.13724644635431 8.96832702914981-3.46123359797548 9.03424749726037-2.79962282818178 9.15391725438531-2.15241413697368 9.3273363005319-1.51960752435116 9.55450463568923-0.901202990314232 9.83542225986821-0.297200534863805 10.1700891730579 0.297200534863805 10.1700891730579 0.901202990314232 9.83542225986821 1.51960752435116 9.55450463568923 2.15241413697368 9.3273363005319 2.79962282818178 9.15391725438531 3.46123359797548 9.03424749726037 4.13724644635431 8.96832702914981 4.82766137331964 8.95615585005726 5.34242779973965 8.65895531519345 5.69817581351253 8.06712403883284 6.09327103771648 7.51463997290557 6.52771347234921 7.00150311741891 7.00150311741436 6.52771347235102 7.51463997290875 6.09327103771284 8.06712403883421 5.69817581351163 8.65895531519072 5.34242779974011 8.95615585005453 4.82766137331782 8.9683270291489 4.13724644635659 9.03424749726037 3.46123359797639 9.15391725438803 2.79962282818087 9.32733630053099 2.15241413697731 9.55450463569105 1.51960752434752 9.8354222598673 0.901202990313323 10.1700891730588 0.297200534863805zM3793.21207384669-20251l10.1700891730593-0.297200534863805 9.8354222598673-0.901202990313323 9.5545046356915-1.51960752434752 9.32733630053099-2.15241413697731 9.15391725438712-2.79962282818087 9.03424749726037-3.46123359797639 8.96832702914935-4.13724644635659 8.95615585005407-4.82766137331782 8.65895531519072-5.34242779974011 8.06712403883421-5.69817581351163 7.51463997290875-6.09327103771284 7.00150311741436-6.52771347235102 6.52771347234921-7.00150311741891 6.09327103771648-7.51463997290557 5.69817581351253-8.06712403883284 5.34242779973965-8.65895531519345 4.82766137331964-8.95615585005726 4.13724644635431-8.96832702914981 3.46123359797548-9.03424749726037 2.79962282818178-9.15391725438531 2.15241413697368-9.3273363005319 1.51960752435116-9.55450463568923 0.901202990314232-9.83542225986821 0.297200534863805-10.1700891730579-0.297200534863805-10.1700891730579-0.901202990314232-9.83542225986821-1.51960752435116-9.55450463568923-2.15241413697368-9.3273363005319-2.79962282818178-9.15391725438531-3.46123359797548-9.03424749726037-4.13724644635431-8.96832702914981-4.82766137331964-8.95615585005726-5.34242779973965-8.65895531519345-5.69817581351253-8.06712403883284-6.09327103771648-7.51463997290557-6.52771347234921-7.00150311741891-7.00150311741436-6.52771347235102-7.51463997290875-6.09327103771284-8.06712403883421-5.69817581351163-8.65895531519072-5.34242779974011-8.95615585005407-4.82766137331782-8.96832702914935-4.13724644635659-9.03424749726037-3.46123359797639-9.15391725438712-2.79962282818087-9.32733630053099-2.15241413697731-9.5545046356915-1.51960752434752-9.8354222598673-0.901202990313323-10.1700891730593-0.297200534863805h-591l-10.1700891730593 0.297200534863805-9.8354222598673 0.901202990313323-9.5545046356915 1.51960752434752-9.32733630053099 2.15241413697731-9.15391725438712 2.79962282818087-9.03424749726037 3.46123359797639-8.96832702914935 4.13724644635659-8.95615585005407 4.82766137331782-8.65895531519072 5.34242779974011-8.06712403883421 5.69817581351163-7.51463997290875 6.09327103771284-7.00150311741436 6.52771347235102-6.52771347234921 7.00150311741891-6.09327103771648 7.51463997290557-5.69817581351253 8.06712403883284-5.34242779973965 8.65895531519345-4.82766137331964 8.95615585005726-4.13724644635431 8.96832702914981-3.46123359797548 9.03424749726037-2.79962282818178 9.15391725438531-2.15241413697368 9.3273363005319-1.51960752435116 9.55450463568923-0.901202990314232 9.83542225986821-0.297200534863805 10.1700891730579 0.297200534863805 10.1700891730579 0.901202990314232 9.83542225986821 1.51960752435116 9.55450463568923 2.15241413697368 9.3273363005319 2.79962282818178 9.15391725438531 3.46123359797548 9.03424749726037 4.13724644635431 8.96832702914981 4.82766137331964 8.95615585005726 5.34242779973965 8.65895531519345 5.69817581351253 8.06712403883284 6.09327103771648 7.51463997290557 6.52771347234921 7.00150311741891 7.00150311741436 6.52771347235102 7.51463997290875 6.09327103771284 8.06712403883421 5.69817581351163 8.65895531519072 5.34242779974011 8.95615585005407 4.82766137331782 8.96832702914935 4.13724644635659 9.03424749726037 3.46123359797639 9.15391725438712 2.79962282818087 9.32733630053099 2.15241413697731 9.5545046356915 1.51960752434752 9.8354222598673 0.901202990313323 10.1700891730593 0.297200534863805zM1957.48032696727-20149.7001595395l9.41064882836986-3.86765181667215 8.88433551940079-4.31465876267612 8.40322894216274-4.79411193101987 7.96732909665661-5.30601132167794 7.57663598288195-5.85035693467944 7.23114960083808-6.42714877000981 6.93086995052659-7.03638682766177 6.67579703194565-7.67807110765352 6.21603504312679-8.05480914041618 5.53673087420634-8.1787718568412 4.88035377222218-8.35343719192315 4.24690373717431-8.57880514567296 3.63638076906295-8.85487571807971 3.04878486788857-9.18164890914704 2.48411603365003-9.55912471887496 1.94237426634709-9.98730314726345 1.3558396879539-10.083686859798 0.705563662560053-9.85138963688223 0.0497917502361815-9.67446570323955-0.611476049016346-9.55291505885543-1.27823973519844-9.48673770374444-1.95049930830828-9.47593363789929-2.6282547683486-9.52050286131271-3.31150611531712-9.62044537399925-3.86765181667124-9.41064882836872-4.31465876267839-8.88433551940034-4.7941119310151-8.40322894215933-5.30601132168226-7.96732909666025-5.85035693467967-7.57663598288491-6.42714877000731-7.23114960083694-7.0363868276645-6.93086995052727-7.67807110765193-6.67579703194497-8.05480914041505-6.21603504312589-8.17877185684097-5.53673087420611-8.35343719192679-4.88035377221968-8.57880514567319-4.24690373717749-8.85487571807994-3.63638076905772-9.18164890914704-3.04878486788948-9.55912471887473-2.48411603365093-9.98730314726322-1.94237426634936-10.0836868597983-1.35583968795254-9.85138963688451-0.705563662559143-9.67446570323727-0.0497917502361815-9.5529150588568 0.611476049016346-9.48673770374262 1.27823973519844-9.47593363789542 1.95049930830646-9.5205028613143 2.62825476834769-9.6204453739997 3.31150611531848-82.2629786979064 31.0323153124082-10.2001399274709 4.28387513849521-124.373779296875 57.7189941406214-9.89627547861414 5.04609937829446-117.749755859375 65.6437988281286-1.96040624642569 1.11228670405399-7.75238856220881 4.79568858012499-110.025634765625 72.776123046875-2.51128910646366 1.69340702288537-2.37715905999357 1.67314853945936-2.34098024002128 1.72340440624248-2.40275264654588 1.84417462321653-78.1808524167475 61.1192408908573-7.82922164165234 6.49787122308771-7.19355877182079 6.76760002186347-6.59137082179586 7.08177919389709-6.02265779157824 7.44040873915947-5.48741968116724 7.84348865766879-4.98565649056332 8.29101894941778-4.51736821976601 8.78299961440644-4.08255486877602 9.31943065264204-3.53136922198769 9.54193237053551-2.84600462907883 9.45769292749901-2.16740498049126 9.4286860968059-1.49557027622609 9.45491187844164-0.830500516282655 9.53637027242075-0.172195700661632 9.67306127873599 0.479344170638115 9.86498489738733 1.12411909761522 10.1121411283821 1.71271072888453 10.0292404450738 2.26413415568027 9.61360465094549 2.83731527500709 9.24918417438676 3.43225408686453 8.93597901539033 4.04895059125329 8.67398917394894 4.68740478817267 8.46321465008077 5.34761667762291 8.30365544377128 6.02958625960446 8.19531155502409 6.49787122308408 7.82922164165211 6.76760002186893 7.1935587718217 7.08177919389482 6.59137082179586 7.44040873916197 6.02265779157824 7.8434886576697 5.48741968116519 8.291018949418 4.985656490564 8.7829996144078 4.51736821976738 9.3194306526384 4.08255486877533 9.54193237053687 3.5313692219861 9.45769292750083 2.84600462907838 9.42868609680318 2.1674049804933 9.454911878443 1.49557027622359 9.53637027242053 0.830500516283792 9.67306127873576 0.172195700659358 9.86498489738915-0.479344170635159 10.1121411283802-1.12411909761431 10.0292404450715-1.71271072888339 9.61360465094776-2.26413415568095 9.2491841743863-2.8373152750064 8.93597901538806-3.43225408686703 8.67398917395212-4.04895059125556 8.46321465007986-4.68740478817199 8.30365544376991-5.34761667762359 8.19531155502273-6.02958625960309 73.502032238629-57.4614918549814 100.327898207426-66.3615845573768 107.926687665789-60.1675793008035 114.311125648416-53.0491493368536zM1267.80578874102-19651.6869763255l5.75403053810987-8.39107707701623 5.06883838502722-8.47670780940825 4.40369066943936-8.61424833339697 3.75858739134628-8.80369864896784 3.13352855074754-9.0450587561354 2.52851414764382-9.33832865488512 1.94354418203466-9.68350834523153 1.37861865392006-10.0805978271601 0.787598081647047-10.1439011828625 0.151388904406303-9.8754634959223-0.493416176554547-9.66200322594523-1.14681716123505-9.50352037294579-1.80881404963543-9.40001493690579-2.47940684175524-9.35148691784343-3.15859553759492-9.35793631574052-3.84638013715448-9.41936313061524-4.38987064475305-9.17867515866237-4.80662511089349-8.62809671381547-5.25831255650814-8.1208321568447-5.74493298159723-7.65688148773188-6.26648638616052-7.2362447064952-6.82297277019779-6.8589218131383-7.4143921337095-6.52491280763206-8.04074447669586-6.23421769000561-8.39107707701464-5.75403053811169-8.4767078094103-5.06883838502472-8.61424833339493-4.40369066944186-8.80369864896966-3.75858739134128-9.04505875613313-3.13352855075209-9.33832865488625-2.52851414764154-9.6835083452288-1.94354418203147-10.0805978271612-1.37861865392188-10.1439011828629-0.787598081646138-9.87546349592071-0.151388904407213-9.66200322594773 0.493416176555911-9.50352037294329 1.14681716123596-9.40001493690806 1.80881404963293-9.35148691784161 2.4794068417541-9.35793631574416 3.15859553759219-9.41936313061569 3.84638013715812-9.17867515866169 4.38987064475441-8.62809671381615 4.80662511089031-8.12083215684061 5.25831255650701-7.65688148773461 5.74493298159723-7.23624470649793 6.26648638616098-6.85892181313102 6.82297277019825-6.52491280763388 7.41439213370904-6.23421769000652 8.040744476697-17.3626012283062 23.7982363780757-2.36703662282935 3.32756894815975-2.18471897216841 3.25373386531646-2.09040318840744 3.31511622172911-2.0840892715463 3.51171601738679-0.488384947618329 0.852340908804763-54.903564453125 96.5505371093786-2.3562218470031 4.2858062772757-2.12723515828384 4.18417946143018-1.98214049241574 4.25483328138944-1.9209378493988 4.49776773714984-40.578857421875 98.927978515625-2.0090170949768 5.13331035359806-1.74740022659887 4.99358380504418-1.5526529232535 5.0575246583503-1.4247751849407 5.32513291351643-25.1540527343752 100.512939453125-1.0419235845834 4.4123198513189-0.872652118260021 4.26272254301875-0.736355161747269 4.28836871945532-0.633032715045147 4.48925838063951-6.44894409179688 50.6031799316406-0.375371946476662 3.18444537746473-0.295408867406195 3.06317822619167-0.226262428951486 3.06906053338753-0.167932631111739 3.20209229905595-2.18020629882835 50.7022399902307-0.13848425426238 6.44407467290876v138.170696309608l0.297200534863691 10.1700891730616 0.901202990314687 9.83542225986457 1.51960752435139 9.55450463568559 2.15241413697368 9.32733630053554 2.79962282818167 9.15391725438531 3.46123359797525 9.03424749726401 4.13724644635454 8.96832702914981 4.8276613733193 8.95615585005362 5.34242779973977 8.65895531518981 5.69817581351253 8.06712403883648 6.09327103771579 7.51463997290921 6.52771347234966 7.00150311741527 7.00150311741413 6.52771347234739 7.51463997290898 6.09327103771648 8.06712403883444 5.69817581351526 8.6589553151905 5.34242779973647 8.95615585005419 4.82766137331782 8.96832702914912 4.13724644635295 9.03424749726037 3.46123359797639 9.15391725438769 2.79962282818087 9.32733630053122 2.15241413697731 9.55450463569105 1.51960752434752 9.83542225986707 0.901202990313323 10.1700891730593 0.297200534867443 10.1700891730593-0.297200534867443 9.83542225986685-0.901202990313323 9.55450463569105-1.51960752434752 9.32733630053144-2.15241413697731 9.15391725438781-2.79962282818087 9.03424749726037-3.46123359797639 8.9683270291489-4.13724644635295 8.9561558500543-4.82766137331782 8.6589553151905-5.34242779973647 8.06712403883444-5.69817581351526 7.51463997290898-6.09327103771648 7.0015031174139-6.52771347234739 6.52771347234966-7.00150311741527 6.09327103771579-7.51463997290921 5.69817581351253-8.06712403883648 5.34242779973988-8.65895531518981 4.82766137331964-8.95615585005362 4.13724644635431-8.96832702914981 3.46123359797525-9.03424749726401 2.79962282818155-9.15391725438531 2.1524141369739-9.32733630053554 1.51960752435139-9.55450463568559 0.901202990314687-9.83542225986457 0.297200534863578-10.1700891730616v-134.947170948133l1.77160734767313-41.1999822945436 4.52957689402865-35.5424068374705 20.3674800128945-81.3863001309182 32.8298430115435-80.0365069511936 45.9561812099355-80.8161368667316zM1150-18820.8293036904l-0.297200534863578-10.1700891730616-0.901202990314687-9.83542225986457-1.51960752435139-9.55450463568559-2.1524141369739-9.32733630053554-2.79962282818155-9.15391725438531-3.46123359797525-9.03424749726401-4.13724644635431-8.96832702914981-4.82766137331964-8.95615585005362-5.34242779973988-8.65895531518981-5.69817581351253-8.06712403883648-6.09327103771579-7.51463997290921-6.52771347234966-7.00150311741527-7.0015031174139-6.52771347234739-7.51463997290898-6.09327103771648-8.06712403883444-5.69817581351526-8.6589553151905-5.34242779973647-8.9561558500543-4.82766137331782-8.9683270291489-4.13724644635295-9.03424749726037-3.46123359797639-9.15391725438781-2.79962282818087-9.32733630053144-2.15241413697731-9.55450463569105-1.51960752434752-9.83542225986685-0.901202990313323-10.1700891730593-0.297200534867443-10.1700891730593 0.297200534867443-9.83542225986707 0.901202990313323-9.55450463569105 1.51960752434752-9.32733630053122 2.15241413697731-9.15391725438769 2.79962282818087-9.03424749726037 3.46123359797639-8.96832702914912 4.13724644635295-8.95615585005419 4.82766137331782-8.6589553151905 5.34242779973647-8.06712403883444 5.69817581351526-7.51463997290898 6.09327103771648-7.00150311741413 6.52771347234739-6.52771347234955 7.00150311741527-6.09327103771579 7.51463997290921-5.69817581351253 8.06712403883648-5.34242779973988 8.65895531518981-4.8276613733193 8.95615585005362-4.13724644635454 8.96832702914981-3.46123359797525 9.03424749726401-2.79962282818167 9.15391725438531-2.15241413697368 9.32733630053554-1.51960752435139 9.55450463568559-0.901202990314687 9.83542225986457-0.297200534863691 10.1700891730616v591l0.297200534863691 10.1700891730616 0.901202990314687 9.83542225986457 1.51960752435139 9.55450463568559 2.15241413697368 9.32733630053554 2.79962282818167 9.15391725438531 3.46123359797525 9.03424749726401 4.13724644635454 8.96832702914981 4.8276613733193 8.95615585005362 5.34242779973977 8.65895531518981 5.69817581351253 8.06712403883648 6.09327103771579 7.51463997290921 6.52771347234966 7.00150311741527 7.00150311741413 6.52771347234739 7.51463997290898 6.09327103771648 8.06712403883444 5.69817581351526 8.6589553151905 5.34242779973647 8.95615585005419 4.82766137331782 8.96832702914912 4.13724644635295 9.03424749726037 3.46123359797639 9.15391725438769 2.79962282818087 9.32733630053122 2.15241413697731 9.55450463569105 1.51960752434752 9.83542225986707 0.901202990313323 10.1700891730593 0.297200534867443 10.1700891730593-0.297200534867443 9.83542225986685-0.901202990313323 9.55450463569105-1.51960752434752 9.32733630053144-2.15241413697731 9.15391725438781-2.79962282818087 9.03424749726037-3.46123359797639 8.9683270291489-4.13724644635295 8.9561558500543-4.82766137331782 8.6589553151905-5.34242779973647 8.06712403883444-5.69817581351526 7.51463997290898-6.09327103771648 7.0015031174139-6.52771347234739 6.52771347234966-7.00150311741527 6.09327103771579-7.51463997290921 5.69817581351253-8.06712403883648 5.34242779973988-8.65895531518981 4.82766137331964-8.95615585005362 4.13724644635431-8.96832702914981 3.46123359797525-9.03424749726401 2.79962282818155-9.15391725438531 2.1524141369739-9.32733630053554 1.51960752435139-9.55450463568559 0.901202990314687-9.83542225986457 0.297200534863578-10.1700891730616zM1150-17869.8293036904l-0.297200534863578-10.1700891730616-0.901202990314687-9.83542225986457-1.51960752435139-9.55450463568559-2.1524141369739-9.32733630053554-2.79962282818155-9.15391725438531-3.46123359797525-9.03424749726401-4.13724644635431-8.96832702914981-4.82766137331964-8.95615585005362-5.34242779973988-8.65895531518981-5.69817581351253-8.06712403883648-6.09327103771579-7.51463997290921-6.52771347234966-7.00150311741527-7.0015031174139-6.52771347234739-7.51463997290898-6.09327103771648-8.06712403883444-5.69817581351526-8.6589553151905-5.34242779973647-8.9561558500543-4.82766137331782-8.9683270291489-4.13724644635295-9.03424749726037-3.46123359797639-9.15391725438781-2.79962282818087-9.32733630053144-2.15241413697731-9.55450463569105-1.51960752434752-9.83542225986685-0.901202990313323-10.1700891730593-0.297200534867443-10.1700891730593 0.297200534867443-9.83542225986707 0.901202990313323-9.55450463569105 1.51960752434752-9.32733630053122 2.15241413697731-9.15391725438769 2.79962282818087-9.03424749726037 3.46123359797639-8.96832702914912 4.13724644635295-8.95615585005419 4.82766137331782-8.6589553151905 5.34242779973647-8.06712403883444 5.69817581351526-7.51463997290898 6.09327103771648-7.00150311741413 6.52771347234739-6.52771347234955 7.00150311741527-6.09327103771579 7.51463997290921-5.69817581351253 8.06712403883648-5.34242779973988 8.65895531518981-4.8276613733193 8.95615585005362-4.13724644635454 8.96832702914981-3.46123359797525 9.03424749726401-2.79962282818167 9.15391725438531-2.15241413697368 9.32733630053554-1.51960752435139 9.55450463568559-0.901202990314687 9.83542225986457-0.297200534863691 10.1700891730616v591l0.297200534863691 10.1700891730616 0.901202990314687 9.83542225986457 1.51960752435139 9.55450463568559 2.15241413697368 9.32733630053554 2.79962282818167 9.15391725438531 3.46123359797525 9.03424749726401 4.13724644635454 8.96832702914981 4.8276613733193 8.95615585005362 5.34242779973977 8.65895531518981 5.69817581351253 8.06712403883648 6.09327103771579 7.51463997290921 6.52771347234966 7.00150311741527 7.00150311741413 6.52771347234739 7.51463997290898 6.09327103771648 8.06712403883444 5.69817581351526 8.6589553151905 5.34242779973647 8.95615585005419 4.82766137331782 8.96832702914912 4.13724644635295 9.03424749726037 3.46123359797639 9.15391725438769 2.79962282818087 9.32733630053122 2.15241413697731 9.55450463569105 1.51960752434752 9.83542225986707 0.901202990313323 10.1700891730593 0.297200534867443 10.1700891730593-0.297200534867443 9.83542225986685-0.901202990313323 9.55450463569105-1.51960752434752 9.32733630053144-2.15241413697731 9.15391725438781-2.79962282818087 9.03424749726037-3.46123359797639 8.9683270291489-4.13724644635295 8.9561558500543-4.82766137331782 8.6589553151905-5.34242779973647 8.06712403883444-5.69817581351526 7.51463997290898-6.09327103771648 7.0015031174139-6.52771347234739 6.52771347234966-7.00150311741527 6.09327103771579-7.51463997290921 5.69817581351253-8.06712403883648 5.34242779973988-8.65895531518981 4.82766137331964-8.95615585005362 4.13724644635431-8.96832702914981 3.46123359797525-9.03424749726401 2.79962282818155-9.15391725438531 2.1524141369739-9.32733630053554 1.51960752435139-9.55450463568559 0.901202990314687-9.83542225986457 0.297200534863578-10.1700891730616zM1150-16918.8293036904l-0.297200534863578-10.1700891730616-0.901202990314687-9.83542225986457-1.51960752435139-9.55450463568559-2.1524141369739-9.32733630053554-2.79962282818155-9.15391725438531-3.46123359797525-9.03424749726401-4.13724644635431-8.96832702914981-4.82766137331964-8.95615585005362-5.34242779973988-8.65895531518981-5.69817581351253-8.06712403883648-6.09327103771579-7.51463997290921-6.52771347234966-7.00150311741527-7.0015031174139-6.52771347234739-7.51463997290898-6.09327103771648-8.06712403883444-5.69817581351526-8.6589553151905-5.34242779973647-8.9561558500543-4.82766137331782-8.9683270291489-4.13724644635295-9.03424749726037-3.46123359797639-9.15391725438781-2.79962282818087-9.32733630053144-2.15241413697731-9.55450463569105-1.51960752434752-9.83542225986685-0.901202990313323-10.1700891730593-0.297200534867443-10.1700891730593 0.297200534867443-9.83542225986707 0.901202990313323-9.55450463569105 1.51960752434752-9.32733630053122 2.15241413697731-9.15391725438769 2.79962282818087-9.03424749726037 3.46123359797639-8.96832702914912 4.13724644635295-8.95615585005419 4.82766137331782-8.6589553151905 5.34242779973647-8.06712403883444 5.69817581351526-7.51463997290898 6.09327103771648-7.00150311741413 6.52771347234739-6.52771347234955 7.00150311741527-6.09327103771579 7.51463997290921-5.69817581351253 8.06712403883648-5.34242779973988 8.65895531518981-4.8276613733193 8.95615585005362-4.13724644635454 8.96832702914981-3.46123359797525 9.03424749726401-2.79962282818167 9.15391725438531-2.15241413697368 9.32733630053554-1.51960752435139 9.55450463568559-0.901202990314687 9.83542225986457-0.297200534863691 10.1700891730616v591l0.297200534863691 10.1700891730579 0.901202990314687 9.83542225986821 1.51960752435139 9.55450463569287 2.15241413697368 9.32733630053008 2.79962282818167 9.15391725438712 3.46123359797525 9.03424749726037 4.13724644635454 8.96832702914981 4.8276613733193 8.95615585005362 5.34242779973977 8.65895531518981 5.69817581351253 8.06712403883466 6.09327103771579 7.51463997291103 6.52771347234966 7.00150311741163 7.00150311741413 6.52771347235102 7.51463997290898 6.09327103771648 8.06712403883444 5.69817581351344 8.6589553151905 5.34242779973829 8.95615585005419 4.82766137331964 8.96832702914912 4.13724644635477 9.03424749726037 3.46123359797457 9.15391725438769 2.79962282818087 9.32733630053122 2.15241413697368 9.55450463569105 1.51960752435298 9.83542225986707 0.901202990313323 10.1700891730593 0.297200534863805 10.1700891730593-0.297200534863805 9.83542225986685-0.901202990313323 9.55450463569105-1.51960752435298 9.32733630053144-2.15241413697368 9.15391725438781-2.79962282818087 9.03424749726037-3.46123359797457 8.9683270291489-4.13724644635477 8.9561558500543-4.82766137331964 8.6589553151905-5.34242779973829 8.06712403883444-5.69817581351344 7.51463997290898-6.09327103771648 7.0015031174139-6.52771347235102 6.52771347234966-7.00150311741163 6.09327103771579-7.51463997291103 5.69817581351253-8.06712403883466 5.34242779973988-8.65895531518981 4.82766137331964-8.95615585005362 4.13724644635431-8.96832702914981 3.46123359797525-9.03424749726037 2.79962282818155-9.15391725438712 2.1524141369739-9.32733630053008 1.51960752435139-9.55450463569287 0.901202990314687-9.83542225986821 0.297200534863578-10.1700891730579zM1150-15967.8293036904l-0.297200534863578-10.1700891730579-0.901202990314687-9.83542225986821-1.51960752435139-9.55450463569287-2.1524141369739-9.32733630053008-2.79962282818155-9.15391725438712-3.46123359797525-9.03424749726037-4.13724644635431-8.96832702914981-4.82766137331964-8.95615585005362-5.34242779973988-8.65895531518981-5.69817581351253-8.06712403883466-6.09327103771579-7.51463997291103-6.52771347234966-7.00150311741163-7.0015031174139-6.52771347235102-7.51463997290898-6.09327103771648-8.06712403883444-5.69817581351344-8.6589553151905-5.34242779973829-8.9561558500543-4.82766137331964-8.9683270291489-4.13724644635477-9.03424749726037-3.46123359797457-9.15391725438781-2.79962282818087-9.32733630053144-2.15241413697368-9.55450463569105-1.51960752435298-9.83542225986685-0.901202990313323-10.1700891730593-0.297200534863805-10.1700891730593 0.297200534863805-9.83542225986707 0.901202990313323-9.55450463569105 1.51960752435298-9.32733630053122 2.15241413697368-9.15391725438769 2.79962282818087-9.03424749726037 3.46123359797457-8.96832702914912 4.13724644635477-8.95615585005419 4.82766137331964-8.6589553151905 5.34242779973829-8.06712403883444 5.69817581351344-7.51463997290898 6.09327103771648-7.00150311741413 6.52771347235102-6.52771347234955 7.00150311741163-6.09327103771579 7.51463997291103-5.69817581351253 8.06712403883466-5.34242779973988 8.65895531518981-4.8276613733193 8.95615585005362-4.13724644635454 8.96832702914981-3.46123359797525 9.03424749726037-2.79962282818167 9.15391725438712-2.15241413697368 9.32733630053008-1.51960752435139 9.55450463569287-0.901202990314687 9.83542225986821-0.297200534863691 10.1700891730579v591l0.297200534863691 10.1700891730579 0.901202990314687 9.83542225986821 1.51960752435139 9.55450463569287 2.15241413697368 9.32733630053008 2.79962282818167 9.15391725438712 3.46123359797525 9.03424749726037 4.13724644635454 8.96832702914981 4.8276613733193 8.95615585005362 5.34242779973977 8.65895531518981 5.69817581351253 8.06712403883466 6.09327103771579 7.51463997291103 6.52771347234966 7.00150311741163 7.00150311741413 6.52771347235102 7.51463997290898 6.09327103771648 8.06712403883444 5.69817581351344 8.6589553151905 5.34242779973829 8.95615585005419 4.82766137331964 8.96832702914912 4.13724644635477 9.03424749726037 3.46123359797457 9.15391725438769 2.79962282818087 9.32733630053122 2.15241413697368 9.55450463569105 1.51960752435298 9.83542225986707 0.901202990313323 10.1700891730593 0.297200534863805 10.1700891730593-0.297200534863805 9.83542225986685-0.901202990313323 9.55450463569105-1.51960752435298 9.32733630053144-2.15241413697368 9.15391725438781-2.79962282818087 9.03424749726037-3.46123359797457 8.9683270291489-4.13724644635477 8.9561558500543-4.82766137331964 8.6589553151905-5.34242779973829 8.06712403883444-5.69817581351344 7.51463997290898-6.09327103771648 7.0015031174139-6.52771347235102 6.52771347234966-7.00150311741163 6.09327103771579-7.51463997291103 5.69817581351253-8.06712403883466 5.34242779973988-8.65895531518981 4.82766137331964-8.95615585005362 4.13724644635431-8.96832702914981 3.46123359797525-9.03424749726037 2.79962282818155-9.15391725438712 2.1524141369739-9.32733630053008 1.51960752435139-9.55450463569287 0.901202990314687-9.83542225986821 0.297200534863578-10.1700891730579zM1150-15016.8293036904l-0.297200534863578-10.1700891730579-0.901202990314687-9.83542225986821-1.51960752435139-9.55450463569287-2.1524141369739-9.32733630053008-2.79962282818155-9.15391725438712-3.46123359797525-9.03424749726037-4.13724644635431-8.96832702914981-4.82766137331964-8.95615585005362-5.34242779973988-8.65895531518981-5.69817581351253-8.06712403883466-6.09327103771579-7.51463997291103-6.52771347234966-7.00150311741163-7.0015031174139-6.52771347235102-7.51463997290898-6.09327103771648-8.06712403883444-5.69817581351344-8.6589553151905-5.34242779973829-8.9561558500543-4.82766137331964-8.9683270291489-4.13724644635477-9.03424749726037-3.46123359797457-9.15391725438781-2.79962282818087-9.32733630053144-2.15241413697368-9.55450463569105-1.51960752435298-9.83542225986685-0.901202990313323-10.1700891730593-0.297200534863805-10.1700891730593 0.297200534863805-9.83542225986707 0.901202990313323-9.55450463569105 1.51960752435298-9.32733630053122 2.15241413697368-9.15391725438769 2.79962282818087-9.03424749726037 3.46123359797457-8.96832702914912 4.13724644635477-8.95615585005419 4.82766137331964-8.6589553151905 5.34242779973829-8.06712403883444 5.69817581351344-7.51463997290898 6.09327103771648-7.00150311741413 6.52771347235102-6.52771347234955 7.00150311741163-6.09327103771579 7.51463997291103-5.69817581351253 8.06712403883466-5.34242779973988 8.65895531518981-4.8276613733193 8.95615585005362-4.13724644635454 8.96832702914981-3.46123359797525 9.03424749726037-2.79962282818167 9.15391725438712-2.15241413697368 9.32733630053008-1.51960752435139 9.55450463569287-0.901202990314687 9.83542225986821-0.297200534863691 10.1700891730579v591l0.297200534863691 10.1700891730579 0.901202990314687 9.83542225986821 1.51960752435139 9.55450463569287 2.15241413697368 9.32733630053008 2.79962282818167 9.15391725438712 3.46123359797525 9.03424749726037 4.13724644635454 8.96832702914981 4.8276613733193 8.95615585005362 5.34242779973977 8.65895531518981 5.69817581351253 8.06712403883466 6.09327103771579 7.51463997291103 6.52771347234966 7.00150311741163 7.00150311741413 6.52771347235102 7.51463997290898 6.09327103771648 8.06712403883444 5.69817581351344 8.6589553151905 5.34242779973829 8.95615585005419 4.82766137331964 8.96832702914912 4.13724644635477 9.03424749726037 3.46123359797457 9.15391725438769 2.79962282818087 9.32733630053122 2.15241413697368 9.55450463569105 1.51960752435298 9.83542225986707 0.901202990313323 10.1700891730593 0.297200534863805 10.1700891730593-0.297200534863805 9.83542225986685-0.901202990313323 9.55450463569105-1.51960752435298 9.32733630053144-2.15241413697368 9.15391725438781-2.79962282818087 9.03424749726037-3.46123359797457 8.9683270291489-4.13724644635477 8.9561558500543-4.82766137331964 8.6589553151905-5.34242779973829 8.06712403883444-5.69817581351344 7.51463997290898-6.09327103771648 7.0015031174139-6.52771347235102 6.52771347234966-7.00150311741163 6.09327103771579-7.51463997291103 5.69817581351253-8.06712403883466 5.34242779973988-8.65895531518981 4.82766137331964-8.95615585005362 4.13724644635431-8.96832702914981 3.46123359797525-9.03424749726037 2.79962282818155-9.15391725438712 2.1524141369739-9.32733630053008 1.51960752435139-9.55450463569287 0.901202990314687-9.83542225986821 0.297200534863578-10.1700891730579zM1150-14065.8293036904l-0.297200534863578-10.1700891730579-0.901202990314687-9.83542225986821-1.51960752435139-9.55450463569287-2.1524141369739-9.32733630053008-2.79962282818155-9.15391725438712-3.46123359797525-9.03424749726037-4.13724644635431-8.96832702914981-4.82766137331964-8.95615585005362-5.34242779973988-8.65895531518981-5.69817581351253-8.06712403883466-6.09327103771579-7.51463997291103-6.52771347234966-7.00150311741163-7.0015031174139-6.52771347235102-7.51463997290898-6.09327103771648-8.06712403883444-5.69817581351344-8.6589553151905-5.34242779973829-8.9561558500543-4.82766137331964-8.9683270291489-4.13724644635477-9.03424749726037-3.46123359797457-9.15391725438781-2.79962282818087-9.32733630053144-2.15241413697368-9.55450463569105-1.51960752435298-9.83542225986685-0.901202990313323-10.1700891730593-0.297200534863805-10.1700891730593 0.297200534863805-9.83542225986707 0.901202990313323-9.55450463569105 1.51960752435298-9.32733630053122 2.15241413697368-9.15391725438769 2.79962282818087-9.03424749726037 3.46123359797457-8.96832702914912 4.13724644635477-8.95615585005419 4.82766137331964-8.6589553151905 5.34242779973829-8.06712403883444 5.69817581351344-7.51463997290898 6.09327103771648-7.00150311741413 6.52771347235102-6.52771347234955 7.00150311741163-6.09327103771579 7.51463997291103-5.69817581351253 8.06712403883466-5.34242779973988 8.65895531518981-4.8276613733193 8.95615585005362-4.13724644635454 8.96832702914981-3.46123359797525 9.03424749726037-2.79962282818167 9.15391725438712-2.15241413697368 9.32733630053008-1.51960752435139 9.55450463569287-0.901202990314687 9.83542225986821-0.297200534863691 10.1700891730579v591l0.297200534863691 10.1700891730579 0.901202990314687 9.83542225986821 1.51960752435139 9.55450463569287 2.15241413697368 9.32733630053008 2.79962282818167 9.15391725438712 3.46123359797525 9.03424749726037 4.13724644635454 8.96832702914981 4.8276613733193 8.95615585005362 5.34242779973977 8.65895531518981 5.69817581351253 8.06712403883466 6.09327103771579 7.51463997291103 6.52771347234966 7.00150311741163 7.00150311741413 6.52771347235102 7.51463997290898 6.09327103771648 8.06712403883444 5.69817581351344 8.6589553151905 5.34242779973829 8.95615585005419 4.82766137331964 8.96832702914912 4.13724644635477 9.03424749726037 3.46123359797457 9.15391725438769 2.79962282818087 9.32733630053122 2.15241413697368 9.55450463569105 1.51960752435298 9.83542225986707 0.901202990313323 10.1700891730593 0.297200534863805 10.1700891730593-0.297200534863805 9.83542225986685-0.901202990313323 9.55450463569105-1.51960752435298 9.32733630053144-2.15241413697368 9.15391725438781-2.79962282818087 9.03424749726037-3.46123359797457 8.9683270291489-4.13724644635477 8.9561558500543-4.82766137331964 8.6589553151905-5.34242779973829 8.06712403883444-5.69817581351344 7.51463997290898-6.09327103771648 7.0015031174139-6.52771347235102 6.52771347234966-7.00150311741163 6.09327103771579-7.51463997291103 5.69817581351253-8.06712403883466 5.34242779973988-8.65895531518981 4.82766137331964-8.95615585005362 4.13724644635431-8.96832702914981 3.46123359797525-9.03424749726037 2.79962282818155-9.15391725438712 2.1524141369739-9.32733630053008 1.51960752435139-9.55450463569287 0.901202990314687-9.83542225986821 0.297200534863578-10.1700891730579z"/>
        </dr3d:scene>
        <dr3d:scene draw:style-name="gr13" svg:width="2.181cm" svg:height="2.558cm" svg:x="7.072cm" svg:y="0.103cm" dr3d:transform="matrix (0.98003752018512 0.00250129395671972 -0.198796887696822 0.0302958079261255 0.986364290773254 0.161764179933256 0.196490770906687 -0.164557678082542 0.966598234807294 -7.95554783053315cm 1.35698591354416cm 1.5756939309766cm)" dr3d:vrp="(0 0 6930.85714285714)" dr3d:vpn="(0 0 6402.85714285714)" dr3d:projection="perspective" dr3d:distance="0.52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7468.32756802997 -2348.59816791312 1389.55258253425 1972.92422352206" svg:d="M7468.32756802997-634.996970268188l349.343576232561-1713.60119764493 1040.20900630169 294.153400811307zM8385.36659023673-375.67394439106zM7817.67114426253-2348.59816791311z"/>
          <dr3d:extrude draw:style-name="gr15" draw:layer="layout" svg:viewBox="7378.16336015781 -2163.90414493615 1552.21221882705 1723.8082898723" svg:d="M7395.86885206481-615.146913430196l-7.40948575350831-10.1113992403988-5.39911302618839-11.6665277437693-3.42118661308905-13.1745443410905-1.4757065142112-14.6354490323622 0.437327270444257-16.0492418175845 2.31791474087731-17.4159226967577 10.1478066361724-38.7434404068367 17.2808007472513-43.644821050936 24.1542243445574-48.1693064466405 30.7680774280907-52.3168965939496 37.1223599978521-56.087591492864 92.2692856498989-121.979686688891 114.571569763675-132.539723303807 134.797289767273-140.084597931563 152.946445660693-144.614310572159 159.265994657522-137.6892999736 152.989825768957-120.133546168084 143.487926287011-100.798600423704 130.760296211682-79.6844627404612 59.5992460171583-31.3684322581194 55.2076895258106-25.4227008602345 50.4129167102838-19.2545704699917 45.214927570587-12.8640410873909 39.6137221067165-6.25111271243236 17.5804039031027-0.576208530494796 16.0288964155716 1.16042318537939 14.4269868875181 2.92485477529772 12.7746753189422 4.71708623926133 11.0719617098439 6.53711757726956 9.31884606022686 8.38494878932238 7.40543399048329 10.1111954048752 5.38730256800591 11.6659335849022 3.40213470609524 13.1735858804361 1.44993040474947 14.6341522914768-0.469310336029594 16.0476328180246-2.3555875162474 17.4140274600791-10.2381523308777 38.7388953083491-17.3876983249556 43.6394432626489-24.2735358345108 48.1633041410043-30.8956648595431 52.3104779434136-37.2540854000563 56.0809646698783-92.5285984835537 121.966641215369-114.797778831333 132.528343209884-134.957291302933 140.076548596837-153.007135898359 144.611257376228-159.205304419858 137.692353169531-152.829824233297 120.14159550281-143.261717219353 100.809980517628-130.500983378026 79.6975082139827-59.4675206149568 31.3750590811051-55.0801020943554 25.4291195107704-50.2936052203313 19.260572775628-45.1080299928826 12.8694188756779-39.523376412013 6.25565781091984-17.5427311277354 0.578103767173275-15.9969133499835-1.15881418581921-14.4012107780545-2.92355803441262-12.7556234119475-4.71612777860696-11.0601512516623-6.53652341840223zM7554.15064812747-440.095855063854zM8753.84935187253-2163.90414493615z"/>
          <dr3d:extrude draw:style-name="gr16" draw:layer="layout" svg:viewBox="7355.15175996895 -2153.01355276998 899.696480062115 1489.59013163714" svg:d="M7640.30796596101-2153.01355276998l23.4395506804567 157.074264345294 9.5031146186202 78.4592095904761 6.00908977121344 83.0933938821699 1.00287664905864 91.2421776837195-5.51552474784421 102.905560995125-13.5461144194996 118.083543816386-23.0888923659022 136.776126147503-29.2928123649262 135.23820975101-31.225968621462 114.414586929106-33.0607218793502 97.4180474417335-34.7970721385918 84.2485912888935-36.4350193991859 74.9062184705852-37.9745636611324 69.3909289868091-80.1741481135186 137.544322860417 63.2944037052303 8.28773682755218 62.9846888273969 0.507212620355517 62.2849269908556-6.95207328705749 61.1951181956029-14.0901208946868 59.7152624416394-20.9069302025323 57.8453597289663-27.4025012105942 55.5854100575825-33.5768339188721 52.93541342749-39.4299283273667 49.8953698386849-44.9617844360773 46.4652792911711-50.1724022450044 42.6451417849466-55.0617817541477 38.4349573200134-59.6299229635072 33.8347258963677-63.8768258730831 28.8444475140113-67.8024904828751 23.4641221729471-71.4069167928835 17.6937498731713-74.6901048031084 11.3419852661873-76.0903299277477 4.76029300683058-75.1603931238633-1.57788293861722-73.7907717700996-7.67254257015247-71.9814658664568-13.5236858877779-69.7324754129338-19.1313128914944-67.0438004095315-24.4954235812993-63.9154408562499-29.6160179571925-60.347396753089-34.4930960191778-56.3396681000481-39.1266577672504-51.8922548971279-43.5167032014151-47.0051571443282-47.6632323216663-41.6783748416492-51.5662451280095-35.9119079890902-55.2257416204411-29.7057565866521-58.641721798962-23.059920634334zM8254.84824003106-2033.78162941925zM7355.15175996895-672.218370580749z"/>
          <dr3d:extrude draw:style-name="gr17" draw:layer="layout" svg:viewBox="7027.89106638633 -793.787901467102 649.217364516652 657.486908637337" svg:d="M7338.9547010951-307.625511665098l17.8932841153801 0.808165854573701 17.3972031720386-0.768542183562772 16.8236390990178-2.28451476984998 16.1725918963175-3.73975190428803 15.4440615639378-5.13425358687664 14.6380481018805-6.4680198176161 13.754551510141-7.74105059650617 12.7935717887249-8.95334592354698 11.7551089376284-10.1049057987386 10.6391629568534-11.1957302220808 9.44573384639989-12.2258191935739 8.17482160626514-13.1951727132176 6.82642623645279-14.1037907810122 5.40054773696102-14.9516733969573 3.89718610778982-15.7388205610533 2.3163413489392-16.4652322732998 0.6203607459056-16.4398694762261-1.06218290823745-16.0267674110032-2.67935354443216-15.5387096563946-4.23115116267854-14.9756962124-5.7175757629775-14.3377270790196-7.13862734532722-13.6248022562532-8.49430590973134-12.8369217441009-9.78461145618621-11.974085542563-11.0095439846946-11.036293651639-12.1691034952528-10.023546071329-13.2632899878645-8.93584280163327-14.2921034625288-7.77318384255159-15.2555439192447-6.53556919408413-16.1536113580123-5.22299885623067-16.9863057788325-3.83547282899144-17.7536271817044-2.37299111236632-17.893262412671-0.808409028662027-17.397051253075 0.766839964945234-16.8232267475423 2.2798944621735-16.1717888960775 3.73075446302323-15.4427376986769 5.11941996749431-14.6360731553432 6.44589097558662-13.7517952660728 7.7101674873004-12.7899040308712 8.91224950263529-11.7503994497338 10.0521370215916-10.6332815226606 11.1298300441692-9.43855024965524 12.1453285703681-8.16620563071592 13.0986326001882-6.81624766583991 13.9897421336299-5.38867635503084 14.8186571706927-3.88349169828689 15.5853777113769-2.30069369560897 16.2899037556824-0.636008399234925 16.6151979938436 1.04848849873451 16.1802102606796 2.66748216250107 15.6717258826591 4.22097259206566 15.0897448597822 5.70895978742647 14.4342671920489 7.13144374858439 13.705292879459 8.48842447553943 12.9028219220127 9.7799019682916 12.0268543197099 11.0058762268391 11.0773900725507 12.1663472511855 10.0544291805348 13.2613150413272 8.95797164366263 14.2907795972678 7.78801746193403 15.2547409190038 6.54456663534882 16.1531990065378 5.22761916390721 16.986153859868 3.83717504760909zM7676.7133462585-436.109353518407l-1.10329210110922 8.45125071383188-1.7595843781819 8.15884229125425-2.39057869895805 7.84663166081816-2.99627506343495 7.51461882252386-3.57667347161441 7.16280377637122-4.13177392349462 6.79118652236014-4.66157641907648 6.39976706049072-5.16608095836182 5.98854539076308-5.64528754134699 5.55752151317694-6.09919616803563 5.10669542773252-6.52780683842502 4.63606713442971-6.93111955251698 4.14563663326862-7.30913431031058 3.63540392424915-7.66185111180494 3.10536900737134-7.98926995700185 2.55553188263514-8.29139084590133 1.98589255004066 2.36913523711701 5.57642933004411 2.04898629433774 5.73610204873216 1.70549263908651 5.89369130733741 1.33865427136516 6.04919710585978 0.948471191174576 6.20261944429939 0.534943398512951 6.35395832265618 0.0980708933802816 6.50321374093022-0.362146324223431 6.65038569912133-1.47566337084936 10.4264570254732-2.49323071946401 9.96356305580594-3.46033237174015 9.4625237149516-4.37696832767233 8.92333900290987-5.24313858726509 8.34600891968091-6.05884315051571 7.73053346526464-6.82408201742692 7.07691263966106-7.53885518799507 6.38514644287025-8.20316266222289 5.6552348748921-8.81700444010858 4.8871779357267-9.38038052165393 4.08097562537404-9.89329090685806 3.23662794383404-10.3557355957209 2.35413489110675-10.7677145882417 1.43349646719224-11.1292278844221 0.474712672090391-11.4402754842613-0.522216494198744-6.98886507488623-0.810023953574387-6.78148610007338-1.15624104624709-6.58682121153743-1.49182751272593-6.40487040927837-1.81678335301086-6.23563369329531-2.13110856710193-6.07911106359006-2.43480315499909-5.9353025201608-2.72786711670241-5.80420806300754-3.01030045221185-3.40367181241709 7.0809346947583-4.00105788992732 6.72172087542583-4.56717961676713 6.34176666872637-5.10203699293652 5.94107207465981-5.60563001843457 5.51963709322621-6.07795869326128 5.07746172442555-6.51902301741757 4.61454596825783-6.92882299090343 4.13088982472306-7.30735861371704 3.62649329382123-7.65462988586023 3.10135637555234-7.97063680733118 2.55547906991643-8.25537937813351 1.98886137691341-8.50885759826269 1.40150329654335-8.73107146772236 0.793404828806274-8.92202098650887 0.164565973702054-9.08170615462677-0.485013268769137-9.02406375900227-1.13088364712144-8.7518717464136-1.74191887806074-8.45258230332001-2.3270050714259-8.1261954297197-2.88614222721708-7.7727111256163-3.41933034543413-7.39212939100526-3.92656942607712-6.98445022589021-4.40785946914605-6.54967363026935-4.86320047464085-6.08779960414267-5.29259244256167-5.59882814751109-5.69603537290834-5.08275926037368-6.07352926568092-4.53959294273227-6.42507412087952-3.96932919458413-6.75066993850396-3.37196801593018-7.05031671855443-2.74750940677131-7.32401446103071-2.09595336710845-7.57176316593294-6.24555435721595 1.93488780613617-6.32456231229753 1.63370332988148-6.41420089357416 1.31980476735012-6.51447010104494 0.993192118542027-6.62536993470803 0.653865383457287-6.746900394568 0.301824562095817-6.87906148061848-0.0629303455422701-7.021853192864-0.440399339457088-11.3519454578345-1.51193503331541-10.8692728336728-2.43802655678905-10.3436870559726-3.31763886874424-9.77518812473045-4.15077196918085-9.16377603994624-4.937425858099-8.50945080162273-5.67760053549858-7.81221240975628-6.37129600137968-7.07206086435053-7.01851225574234-6.28899616540366-7.61924929858634-5.46301831291385-8.17350712991197-4.59412730688473-8.681285749719-3.68232314731449-9.14258515800753-2.72760583420131-9.55740535477753-1.72997536754974-9.92574634002909-0.689431747355229-10.247608113762 0.394025026378586-10.5229906759765 0.821259002810621-6.60941098415947 1.24814085908929-6.38306754282166 1.65167800289692-6.15880756156656 2.03187043423532-5.93663104039428 2.38871815310085-5.71653797930486 2.72222115949626-5.49852837829832 3.03237945342244-5.28260223737448 3.31919303487757-5.06875955653345-7.81986519602469-3.42378384510636-7.44207133421696-3.93274240278919-7.03996791471036-4.41747139993754-6.61355493749943-4.87797083655175-6.16283240258781-5.31424071263155-5.68780030997368-5.72628102817691-5.18845865965886-6.1140917831882-4.66480745164245-6.47767297766507-4.11684668592352-6.81702461160762-3.54457636250299-7.13214668501593-2.94799648138087-7.42303919788986-2.32710704255624-7.68970215022944-1.68190804603-7.93213554203476-1.01239949180308-8.15033937330577-0.318581379874558-8.34431364404236 0.399546289756472-8.51405835424487 1.09883045583683-8.27492387159134 1.77750260015091-8.00257808938244 2.42782848285151-7.70923148729617 3.04980810393954-7.39488406533224 3.64344146341591-7.05953582349116 4.20872856128062-6.7031867617726 4.74566939753277-6.32583688017655 5.25426397217143-5.92748617870313 5.73451228519934-5.50813465735234 6.18641433661469-5.06778231612418 6.60997012641747-4.60642915501865 7.00517965460949-4.12407517403551 7.37204292118713-3.620720373175 7.71055992615402-3.09636475243735 8.02073066950834-2.5510083118221 8.30255515125009-1.98465105132937-2.36913523711792-5.57642933004411-2.04898629433683-5.73610204873216-1.70549263908651-5.89369130733735-1.33865427136607-6.04919710585989-0.948471191174576-6.20261944429944-0.534943398512951-6.35395832265613-0.0980708933802816-6.50321374093005 0.362146324223431-6.65038569912144 1.47566337084936-10.4264570254732 2.49323071946401-9.96356305580594 3.46033237174015-9.46252371495166 4.37696832767324-8.92333900290987 5.243138587266-8.34600891968091 6.05884315051571-7.73053346526456 6.82408201742692-7.07691263966103 7.53885518799507-6.38514644287034 8.20316266222289-5.65523487489213 8.81700444010858-4.88717793572664 9.38038052165393-4.08097562537409 9.89329090685806-3.23662794383404 10.3557355957209-2.35413489110681 10.7677145882417-1.43349646719219 11.1292278844221-0.474712672090391 11.4402754842604 0.522216494198801 6.98886507488623 0.810023953574273 6.78148610007338 1.15624104624726 6.58682121153834 1.49182751272588 6.40487040927837 1.81678335301081 6.23563369329531 2.13110856710205 6.07911106358915 2.43480315499892 5.93530252015989 2.72786711670244 5.80420806300845 3.01030045221194 3.40467013703983-7.09212070281717 4.00387924212191-6.75333350689641 4.57156356402629-6.39088783454974 5.10772310274479-6.0047836857774 5.61235785828649-5.59502106057914 6.08546783064321-5.16159995895487 6.52705301982041-4.7045203809048 6.93711342581537-4.22378232642882 7.31564904862989-3.71938579552693 7.66265988826308-3.19133078819937 7.97814594471311-2.63961730444578 8.26210721798361-2.06424534426628 8.51454370807187-1.46521490766099 8.73545541497879-0.842525994629568 8.92484233870528-0.19617860517269 9.08270447924951 0.473827260710323 9.02306543437953 1.14206965518031 8.7490503942181 1.77353150953115 8.44819835606177 2.37612623724942 8.12050931991143 2.94985383833466 7.76598328576529 3.49471431278698 7.38462025362423 4.01070766060639 6.97642022348828 4.49783388179299 6.54138319535559 4.95609297634678 6.07950916922982 5.38548494426755 5.59079814510915 5.78600978555528 5.07525012299175 6.15766750021021 4.53286510288126 6.50045808823234 3.96364308477496 6.81438154962166 3.36758406867193 7.09943788437784 2.74468805457764 7.35562709250132 2.09495504248389 7.58294917399167 6.24555435721504-1.9348878061362 6.32456231229844-1.63370332988143 6.41420089357507-1.31980476734998 6.51447010104403-0.993192118542197 6.62536993470894-0.653865383457401 6.74690039456709-0.301824562095817 6.87906148061848 0.0629303455423269 7.021853192864 0.440399339457144 11.3519454578336 1.51193503331535 10.8692728336728 2.43802655678905 10.3436870559726 3.31763886874421 9.77518812473045 4.15077196918094 9.16377603994624 4.937425858099 8.50945080162273 5.67760053549853 7.81221240975628 6.37129600137973 7.07206086435053 7.01851225574239 6.28899616540366 7.6192492985864 5.46301831291385 8.17350712991197 4.59412730688473 8.681285749719 3.68232314731449 9.14258515800748 2.72760583420131 9.55740535477753 1.72997536754974 9.92574634002904 0.689431747355229 10.247608113762-0.394025026378586 10.5229906759765-0.821259002810621 6.60941098415947-1.24814085908929 6.38306754282166-1.65167800289692 6.15880756156662-2.03187043423532 5.93663104039433-2.38871815310085 5.71653797930492-2.72222115949626 5.49852837829837-3.03237945342244 5.28260223737448-3.31919303487666 5.06875955653345 7.80870089067412 3.42254234639518 7.4106106217132 3.92821883197598 6.99125910036037 4.40846714500344 6.55064632662197 4.86328728547778 6.0887723004962 5.29267925339843 5.60563702198124 5.69664304876574 5.10124049107981 6.07517867157986 4.57558270779009 6.42828612184047 4.02866367211209 6.75596539954779 3.46048338404762 7.0582165047017 2.87104184359487 7.33503943730216 2.26033905075474 7.58643419734938 1.62837500552632 7.81240078484314 0.975149707909623 8.01293919978366 0.300663157906456 8.18804944217061zM7649.9561629017-136.300992829765zM7055.04779603289-793.787901467102z"/>
          <dr3d:extrude draw:style-name="gr18" draw:layer="layout" svg:viewBox="7002.89106638633 -790.282187949352 699.217364516652 650.575561906763" svg:d="M7337.82670413706-282.650972172594l17.8932841153801 0.808165854573645 1.12799695804279 0.0254605074958931 1.10332872613162-0.0243585523396064 17.3972031720396-0.768542183562772 0.578429572523419-0.0314757902954739 0.554299771881233-0.0429526958331508 0.553084407202732-0.0564872525200144 0.574783478484278-0.0720794603558375 16.8236390990178-2.28451476984998 0.582395080091374-0.085249780006734 0.556884089051891-0.0948411036498555 0.554357138017622-0.108641093095571 0.574814226990384-0.126649748343652 16.1725918963166-3.73975190428797 0.580859106505159-0.140783223335461 0.554113036030685-0.148289075077685 0.550197622008454-0.162214312633409 0.569112864437557-0.182558936002692 15.4440615639378-5.13425358687664 0.573652289414895-0.197546479802327 0.545834554519388-0.202783241735062 0.540465132864483-0.216688357309806 0.55754402445109-0.239261826526558 14.6380481018805-6.4680198176161 0.560562908714928-0.255004061859154 0.5318558887584-0.257801665122486 0.524978326019664-0.271532948562765 0.539930220503265-0.296197912179935 13.754551510141-7.74105059650617 0.238517535397477-0.135967388801816 0.477919441381346-0.282198763125677 0.452604976329894-0.280865992185852 0.445903694698245-0.291387826134383 0.457815596487308-0.313764264971098 12.7935717887249-8.95334592354698 0.515552208980807-0.369458876322881 0.485719890001747-0.366915476127247 0.475728077974054-0.379780955278989 0.485576772895911-0.408055313777822 11.7551089376293-10.1049057987387 0.482930814942847-0.424755445730568 0.452939437060195-0.4193409509204 0.441395041583746-0.431475820909668 0.448297628508954-0.461160055698258 10.6391629568525-11.1957302220808 0.443169812127053-0.477211519145214 0.413357194061064-0.468828267361005 0.400320689458567-0.480007770510383 0.404060298318655-0.510750028593236 9.44573384639989-12.2258191935738 0.396207775130279-0.525308348764725 0.366972050583172-0.513907054663036 0.352566157142064-0.523895076881672 0.352990094801498-0.555272415420916 8.17482160626605-13.1951727132177 0.398607442143657-0.666294872087917 0.852087829506672-1.60837656726937 6.82642623645188-14.1037907810121 0.282419294683677-0.601362497947548 0.2557495573501-0.584089866588215 0.23927892041138-0.591028262084308 0.233007383867516-0.622177684435997 5.40054773696102-14.9516733969573 0.217806748696603-0.625801659636466 0.193184327176823-0.605889811373572 0.176172512529774-0.61105310212929 0.166771304758186-0.641291531903619 3.89718610779073-15.7388205610533 0.150469872921349-0.639325212214317 0.12838256761097-0.617136726023318 0.111234125703049-0.620456921592563 0.0990245471984963-0.649285798922222 2.31634134893829-16.4652322732998 0.0832715122387526-0.645551737784615 0.0639012934025232-0.621415997171596 0.0468138008618553-0.622936340959654 0.0320090346158395-0.650112769148734 0.6203607459056-16.4398694762261 0.0177802718553721-0.942707512814593-0.054725397164475-1.65326192393792-1.06218290823745-16.0267674110033-0.0519364044794202-0.664992349466615-0.0667079208369614-0.636675922289555-0.0845963182619016-0.634546798638326-0.105601596757879-0.658604978512585-2.67935354443125-15.5387096563946-0.121106384879567-0.656142159558101-0.13285016926784-0.626428145232751-0.150429473776967-0.622440649406542-0.173844298404219-0.644179672079645-4.23115116267945-14.9756962124-0.187997231645568-0.636799976117231-0.196455944364061-0.606198122608589-0.213358270011668-0.600457617611369-0.238704208589297-0.619578461125798-5.7175757629775-14.3377270790196-0.250823043270429-0.608362203050774-0.255876947578145-0.577387523341599-0.271806477392602-0.570061929320104-0.298611632711072-0.586385420986858-7.13862734532722-13.6248022562532-0.493933185996866-0.897496146715639-0.801794913110825-1.29586398476931-8.49430590973043-12.8369217441009-0.359942018875699-0.530813524189398-0.358293515051628-0.500491290572882-0.371703721511949-0.490614021692977-0.400172638256663-0.501181717548889-9.78461145618621-11.974085542563-0.405295857955025-0.484857902271074-0.400515809719764-0.455442626729564-0.412515552407058-0.444602990431235-0.441295086015089-0.452338993375861-11.0095439846955-11.036293651639-0.444444886494239-0.435849250242995-0.436745405375405-0.407644188385348-0.447300194931813-0.396033924122094-0.476109255161646-0.401018457453233-12.1691034952528-10.0235460713291-0.477539520410573-0.384751716498045-0.467156240007171-0.358006122420534-0.476262289961596-0.345799895067898-0.504857670272941-0.348133034440139-13.2632899878645-8.93584280163327-1.46869051909198-0.917191454399472-0.555362796950249-0.311278348609676-14.2921034625288-7.77318384255159-0.526199190718216-0.279067816692532-0.511197695789633-0.255829200503626-0.517465032705331-0.242902457662012-0.545001201465311-0.240287588167348-15.2555439192447-6.53556919408402-0.541935161850233-0.225558318122012-0.525013140816554-0.204311259651263-0.529912038465227-0.191246229609646-0.556631854796251-0.186363227996821-16.1536113580123-5.22299885623079-0.551948049002931-0.17226746080712-0.533376404861883-0.153142250321707-0.536953585044103-0.140084922831193-0.562679589550498-0.133095478336259-16.9863057788325-3.83547282899144-0.556210055064184-0.119739483959847-0.536272154994549-0.10284547118988-0.53858642483101-0.0899426381388366-0.563152864570839-0.0810309848063753-17.7536271817035-2.37299111236621-0.555328488161649-0.0686565563066779-0.534300103590795-0.0540499502438934-0.535427236694886-0.0414206714560805-0.558709887473924-0.030768719943012-17.893262412671-0.808409028662027-1.12833704260174-0.0254758700332331-1.1008993386813 0.0242513496373249-17.3970512530759 0.76683996494512-0.577355958949738 0.0313500162203582-0.553274262265404 0.0427846796219455-0.552065870690058 0.0562691080134528-0.573730784218242 0.0718033013949935-16.8232267475423 2.27989446217362-0.580836710581934 0.084846863021312-0.555403889775334 0.0943843634986479-0.552896033676916 0.108110428701593-0.573313142288498 0.126025058630489-16.1717888960766 3.73075446302323-0.578939053973045 0.139978592688522-0.552301131103377 0.14742837105473-0.548421974537632 0.161260664315023-0.567301584272173 0.181475472469515-15.4427376986769 5.1194199674942-0.571556744255759 0.196261188153358-0.54387281536583 0.201449923850873-0.53855994555488 0.215250775043728-0.555618134823817 0.237663741732035-14.6360731553432 6.44589097558674-0.558527749732093 0.253228414046362-0.529971138642395 0.25599595402025-0.523170540872343 0.269621811862066-0.538125956423755 0.294105987571811-13.7517952660737 7.7101674873004-0.273857239315475 0.155818839840663-0.466859925587414 0.275524902914071-0.442274704624651 0.274002299944641-0.435891772373907 0.284046717112915-0.447711128835181 0.30565815441912-12.7899040308712 8.91224950263529-0.514423018653361 0.367043424882013-0.484728400003405 0.364526100996272-0.47483784013275 0.377319394750884-0.484751339042305 0.405423306145394-11.7503994497338 10.0521370215916-0.482599787307663 0.422396377477526-0.452709426806905 0.417037108358613-0.441260274101296 0.42913301593785-0.448252329189927 0.458684100215351-10.6332815226597 11.1298300441692-0.443765935629017 0.475283040685667-0.413995532568151 0.466976329781005-0.401029926863885 0.478157078084223-0.404869118514398 0.50882528559498-9.43855024965524 12.1453285703681-0.397732167405593 0.5242383924774-0.368460009985938 0.512919667641199-0.354079487621675 0.52295036175326-0.354590600311894 0.554330474813355-8.16620563071592 13.0986326001882-0.435812369052655 0.726159560625206-0.823648431929541 1.54981370164558-6.816247665839 13.9897421336299-0.285171184908904 0.603213631564017-0.258276768163341 0.585964589066521-0.241681418538974 0.593002091519111-0.235385136033074 0.624326138922129-5.38867635503084 14.8186571706926-0.220561519317016 0.629495695899664-0.19562787994164 0.609537455219424-0.178399233070195 0.61480069157858-0.168875578702682 0.645285404977813-3.8834916982878 15.5853777113769-0.152702677633897 0.644865656964669-0.130240497702289 0.622538603301052-0.112785860947042 0.625936298206398-0.100338767366338 0.655058741680932-2.30069369560897 16.2899037556824-0.0836218996191747 0.645506443664772-0.0642385829742125 0.621381220586841-0.0471519181792246 0.62291083908741-0.032361905234211 0.650095299166424-0.636008399234015 16.6151979938436-0.0182956451271821 0.956267496948726 0.0523243587877005 1.61662614753135 1.04848849873451 16.1802102606796 0.0505726412820877 0.660688962322979 0.0651800331652339 0.632593242984342 0.0828373264266702 0.630524087678964 0.103544521064578 0.654481496406788 2.66748216250016 15.6717258826592 0.11914667014571 0.653606596464442 0.13083517623636 0.624060065215531 0.148274188735741 0.620148025307003 0.17146370764749 0.641870476738859 4.22097259206657 15.0897448597822 0.185937574909076 0.635974155765382 0.194426075674528 0.605468457493771 0.211274048410814 0.599797322759969 0.236481493119754 0.618960751563918 5.70895978742556 14.4342671920489 0.249081029468471 0.609005831757656 0.254220239733513 0.578049320087018 0.270167183108242 0.57077021638645 0.296921859598115 0.587168520655951 7.1314437485853 13.705292879459 0.526676777874854 0.960206322879628 0.765004277528533 1.24010281520907 8.48842447553852 12.9028219220127 0.359548148332578 0.533258370519604 0.358011277606238 0.502820934201395 0.371522121231465 0.492922184729991 0.400080679212806 0.503562122105336 9.7799019682916 12.0268543197099 0.405642157939838 0.487594484362148 0.400956073085581 0.458022931326525 0.413068250633842 0.447130180689385 0.44197869058462 0.454916232450728 11.00587622684 11.0773900725507 0.445415962866719 0.438534573320169 0.437782587847323 0.410152906763813 0.448446159085506 0.398465862465798 0.477406676582177 0.403473440426012 12.1663472511855 10.0544291805348 0.47894482126685 0.38713008714501 0.468597021063943 0.360207185930733 0.477797488863871 0.347910828488523 0.506546224673002 0.350241014818266 13.2613150413263 8.95797164366263 1.49388647620617 0.934188939658441 0.536929244231942 0.30124268594534 14.2907795972687 7.78801746193409 0.527789979843874 0.280454906820637 0.512776403666067 0.257082217061225 0.519095884026683 0.244070419494449 0.546748420925724 0.241419514120082 15.2547409190029 6.54456663534882 0.543301899804646 0.226438954188893 0.526357180724517 0.205092276499727 0.531287962381612 0.191957871964974 0.558094244774111 0.187035740584406 16.1531990065378 5.22761916390721 0.55293520253781 0.172725671334376 0.534340213961514 0.153537314460721 0.537933133997285 0.140431885752434 0.563713962645124 0.133409385209518 16.9861538598689 3.83717504760909 0.556721158856817 0.119900689910878 0.536768224235857 0.102977722856906 0.539087552127967 0.0900508139544058 0.563679142535875 0.081119963203264 17.7536054789953 2.37323428645448 0.555500168102299 0.0686837323305554 0.534465781588551 0.0540686879437544 0.535593614412392 0.0414315689393447zM7223.9659645551-528.674732658608l6.79434374352513-10.8981596203108 7.86391736687074-10.1191239909286 8.88328359631305-9.29811144851362 9.85270178146675-8.42870991440384 10.7713202211116-7.50566173535174 11.6377876161814-6.52491474504086 12.4507250244633-5.4834391180533 13.2090106397191-4.37891740048258 13.9118778574848-3.20940377959266 14.5588569656011-1.97302561925596 15.1496066509335-0.667775455974493 15.6825115885986 0.708528364919175 15.5601285889315 2.07980298735038 14.7919234850979 3.33998583060429 13.9793703531659 4.51999455398538 13.1236726510533 5.62226238182632 12.224810806485 6.64882549222796 11.2829154928295 7.60161010430181 10.2983966250904 8.48266703234822 9.2719478943236 9.29447575909558 8.20438991352694 10.0402624150195 7.09633504851536 10.7242544188761 5.94769048970466 11.3517771531623 4.75706550509221 11.9290954307374 3.52120799385102 12.4629301079336 2.23464407582469 12.9596504917377 0.889699730329085 13.424251635983-0.523203175097478 13.8651453447361-1.95902033561197 13.9252899270428-3.27514554138816 13.2267042326263-4.51629888874595 12.5035883833456-5.69246041480619 11.760951915208-6.8106585046371 10.9932448177885-7.87571325976023 10.1937073286223-8.89026320278572 9.35534015460939-9.85514536030951 8.47166249391569-10.7699569877987 7.53715632240147-11.6336319719412 6.54739877556409-12.4449122865462 5.49895305286844-13.2026538134087 4.38911567511912-13.9059558653198 3.21561474262643-14.5541377340951 1.97633475256328-15.1466049797691 0.669119326227303-15.6811445136691-0.708252631258972-15.5587342915696-2.07983227509897-14.788731274607-3.34077691164606-13.9741397092339-4.52241568456748-13.1167443855957-5.62732648991994-12.2167484871343-6.6577368923974-11.2744473405819-7.61584950362538-10.2903250795753-8.50405981525671-9.26502899531442-9.3252311855282-8.19918862670511-10.0829688756514-7.09307001598518-10.781814641853-5.94609238470457-11.4272706192021-4.75628428380969-12.0255669596883-3.51980942297814-12.5831250948239-2.23072682864949-13.1057443866548-0.881136372976471-13.5976425113811 0.53789714037157-14.0521217933044 1.94037139585816-13.7386664505291 3.25286868194689-13.0545372547086 4.49428322676158-12.3591097289033zM7701.68532653176-434.926052528906l0.395084644484996-8.33773151200433 0.028019726736602-1.18330098950099-0.0168372289735999-0.917375580872999-0.300663157906456-8.18804944217061-0.0248594423255781-0.53775542002353-0.0348706046079315-0.515476811788119-0.0465701181874465-0.514551772564289-0.0599579830613948-0.534980302351926-0.975149707909623-8.0129391997836-0.0700963955678162-0.533701436330432-0.0781923224903949-0.510660265952424-0.0897702968750309-0.508752631755385-0.104830318721724-0.527978533739145-1.62837500552632-7.81240078484314-0.114388325629079-0.523945135496604-0.120451713260081-0.500401090078526-0.131743845925485-0.497547410042159-0.148264723628017-0.515384095387446-2.26033905075474-7.58643419734943-0.156891060039015-0.509055980829828-0.16086073200313-0.485270144343872-0.171726992872209-0.481532063325801-0.189489842648982-0.497841737775786-2.87104184359396-7.33503943730216-0.196963347249948-0.489730453271363-0.198829979216498-0.4659525618614-0.209158485627086-0.461408580794114-0.22794886648353-0.476098510069448-3.46048338404853-7.0582165047017-0.796662279994962-1.4945994813454-0.178455134167962-0.304119952044459-4.02866367211118-6.75596539954773-0.268276247923495-0.440727878147584-0.266075207074209-0.417626222698459-0.275104156981797-0.411734599610668-0.29536309764535-0.423053008884438-4.575582707791-6.42828612184047-0.299182212865162-0.412431054425497-0.295075372857355-0.389942876558734-0.303390612885778-0.383508876896713-0.324127932950432-0.393129055439999-5.10124049107981-6.07517867157992-0.326906453342417-0.382381012706333-0.321003037101036-0.360653064875123-0.328586426639049-0.353757746573024-0.349656621957365-0.361695057800034-5.60563702198124-5.69664304876574-1.41832709043865-1.33330093289044-6.0887723004962-5.29267925339843-1.49874648147488-1.20479834678986-6.55064632662197-4.86328728547778-1.56781384792885-1.07400545641349-10.2680169520891 16.2837477512588 9.09494701772928E-013-1.93267624126747E-012 10.2680169520881-16.2837477512569-1.64371275269514-1.03647333935965 0.628239086100621-1.50346435435085 0.585849283135758-1.54338845269785 2.03187043423532-5.93663104039433 0.493763375979142-1.61975640641845 1.65167800289692-6.15880756156662 0.388594906931758-1.67808483380088 1.24814085908929-6.38306754282166 0.273874134767539-1.71493037995481 0.821259002810621-6.60941098415947 0.0625016959684217-0.546231229885734 0.0485414642625983-0.525421469350476 0.0363400203295896-0.52640611425943 0.0258973641630291-0.549185164612709 0.394025026378586-10.5229906759766 0.0175074488279279-0.935449587440075-0.0563866522370518-1.67813979074856-0.689431747355229-10.2476081137619-0.0530677088408993-0.67008091183277-0.0680537563694088-0.641515254431738-0.0862168930689222-0.639327602074445-0.107557118937621-0.663517954760664-1.72997536754883-9.92574634002915-0.123333162082417-0.661162976173273-0.135247738344333-0.631159932881133-0.153100504706345-0.627068614316386-0.176891461165724-0.648889020478919-2.72760583420131-9.55740535477742-0.191180157946292-0.641123022374472-0.199741078547049-0.61022525494036-0.216883563314695-0.604345000964258-0.242607612246502-0.623482260445712-3.6823231473154-9.14258515800748-0.25462242053618-0.61147404585256-0.259699637869744-0.580233334154173-0.275811220955802-0.572750202416387-0.302957169794354-0.589024650639317-4.59412730688382-8.681285749719-0.446007048425599-0.806480170514874-0.865839630751907-1.39216604873195-5.46301831291385-8.17350712991197-0.363517320683968-0.530743892252758-0.36176085522311-0.500309163530119-0.37520529464291-0.490307212221296-0.403850638942458-0.500738038325608-6.28899616540366-7.6192492985864-0.40801978467789-0.483243170792889-0.403099689176997-0.453819642034091-0.415064876003271-0.442902670592616-0.443915345161258-0.450492256468124-7.07206086435144-7.01851225574239-0.445934188829597-0.432959848893347-0.438090577015828-0.404853225208626-0.448555825183576-0.393226600481057-0.477329933333749-0.398079974710299-7.81221240975538-6.37129600137985-0.477549905596788-0.380976507900186-0.467045027273343-0.354427331094257-0.476024564558429-0.342272412654552-0.504488517452046-0.344511752581411-8.50945080162364-5.67760053549841-1.37534312010393-0.85460534613776-0.641761113569373-0.358048884953632-9.16377603994624-4.937425858099-0.523151968064667-0.27487785606786-0.508132548939102-0.251971851773874-0.514257020055084-0.239224201748698-0.541525381410793-0.236634905991878-9.77518812473045-4.15077196918094-0.537611652116539-0.221803021319261-0.520737684860251-0.200916892160421-0.525510766653497-0.188079153874014-0.55193089748991-0.183289806459698-10.3436870559717-3.31763886874432-0.546680983459737-0.169277845717261-0.528221655859852-0.150513607843891-0.531701899463769-0.137715481966438-0.557121714266941-0.130883468085017-10.8692728336737-2.43802655678905-0.550411651603099-0.117734684356606-0.530640809670331-0.10117558188881-0.532893895237066-0.0885452634310013-0.557170908306944-0.0798437289837466-11.3519454578336-1.51193503331535-1.73565244731253-0.169803297658291-7.021853192864-0.440399339457031-1.33619205918694-0.0479793399863411-6.87906148061757-0.0629303455424406-0.228692942473572-0.00104603112231416-1.11726490814908 0.0249780956048653-6.746900394568 0.301824562095817-1.33808535160097 0.0958889793523667-6.62536993470803 0.653865383457514-1.31259516142381 0.16471229046067-5.90080863188905 0.899633667100261-1.44959399807522-3.05598979477293-0.224773416805874-0.462964216400337-0.224746403333484-0.439828759016223-0.234244414293244-0.434844612984421-0.253267449684245-0.448011778305272-0.0404270318877025-0.0697616320201178-3.96364308477587-6.81438154962177-0.267457036963606-0.450201893901294-0.265605412592777-0.426651915263733-0.274967543244202-0.420679143955681-0.295543428916972-0.432283579977025-4.53286510288126-6.50045808823222-0.297165416904136-0.418047638862845-0.293302168721311-0.395331950251034-0.301789216183352-0.388891735655761-0.322626559290256-0.398726995077141-5.07525012299175-6.15766750021021-0.323549278182327-0.385531600596778-0.317845373527234-0.363737525152942-0.325498474883716-0.356905325717094-0.346508582252682-0.365035002289346-5.59079814510915-5.78600978555528-1.40112851170943-1.3417316875674-6.07950916922891-5.38548494426755-1.47981184062064-1.21305345059739-6.5413831953565-4.95609297634678-1.55079325015504-1.08507321383865-6.97642022348828-4.49783388179299-1.04661596857568-0.638990803886713-0.568306098819448-0.318313006026983-7.38462025362333-4.0107076606065-1.67252366487264-0.829065542275089-7.7659832857662-3.49471431278687-1.72341104099451-0.699663156286078-8.12050931991143-2.94985383833466-1.76693379520839-0.568544397799997-8.44819835606177-2.37612623724942-1.80206202030058-0.435437145428182-8.7490503942181-1.77353150953127-1.82750362941715-0.300459474799482-9.02306543437953-1.14206965518031-1.8368288159536-0.163932604516617-9.08270447924861-0.473827260710323-1.30243093443369-0.0339495782566246-0.549396899257772 0.0060374680787163-8.92484233870619 0.196178605172804-1.85069079949153 0.109437641172121-8.73545541497879 0.842525994629455-1.83968901786284 0.246661886964262-8.51454370807187 1.46521490766111-1.82007324561437 0.383415608816335-8.26210721798361 2.06424534426617-1.79290530145408 0.5197842465534-7.9781459447122 2.63961730444589-1.75892310252766 0.656196150268102-7.66265988826308 3.19133078819937-1.71843381397048 0.793302471391371-7.31564904862989 3.71938579552682-1.16988781982127 0.634529432144745-0.501349749629298 0.29730035064631-6.93711342581537 4.22378232642882-1.61658473489842 1.07240795532732-6.52705301982132 4.70452038090491-0.405674353363793 0.297904463701684-0.3835566563057 0.293623841132103-0.377234385825432 0.301703309276149-0.386707541924807 0.322142868133369-6.08546783064321 5.16159995895487-0.388136109048901 0.335293116861635-0.365886413121189 0.329303273228788-0.358673962013199 0.337144630743751-0.366498755726752 0.358817189406182-5.61235785828649 5.59502106057914-0.367423370210417 0.37311536944901-0.34511770536119 0.365338009855122-0.336961224149491 0.372874275619324-0.34295392657441 0.395724166741047-5.10772310274479 6.0047836857774-0.342913449727348 0.41093417402783-0.320662047643054 0.401284850812544-0.31151818649596 0.408423921646772-0.315481866283335 0.432351386530513-1.96785320547588 2.75099075730145-5.64823854465158-1.93035866819525-1.26268235973203-0.394549686155528-6.40487040927746-1.81678335301081-1.29995725112531-0.331328009345043-6.58682121153925-1.49182751272588-1.32044780166871-0.261902429211432-6.78148610007338-1.15624104624726-1.3235707650183-0.189398168130651-6.98886507488623-0.810023953574273-1.73829108847713-0.140237903143316-11.4402754842595-0.522216494198801-1.13999282878922-0.0260051984007532-1.06539603627607 0.0227116907001346-11.129227884423 0.474712672090391-0.57149420924452 0.0301571803477145-0.547685984563032 0.041382679706885-0.546527096890713 0.0545948370202041-0.568017546231204 0.069793652287899-10.7677145882417 1.43349646719207-0.575665792993277 0.0826544828469196-0.550511336603449 0.0920467395454807-0.5480870580177 0.10552682513287-0.568392957238757 0.123094739609087-10.35573559572 2.3541348911067-0.574871332866678 0.136999153625766-0.548492456149688 0.144376337826884-0.544722192871632 0.15800706937091-0.56356054303069 0.17789134825739-9.89329090685897 3.23662794383415-0.568918814740755 0.192818967670178-0.541449329024545 0.198009117729271-0.536257178944652 0.211667722231937-0.553342364501987 0.23379478117829-9.38038052165302 4.08097562537409-0.557523157388459 0.24972973567651-0.529112507035279 0.252566318862591-0.522427336453802 0.266119275234246-0.537467645643119 0.290388604791474-8.81700444010949 4.88717793572664-0.380077123289993 0.215033645736526-0.43946487224548 0.259023000390584-0.416655563415588 0.257075122975493-0.411025619499014 0.265983866979809-0.422575040494849 0.285749232403191-8.20316266222198 5.65523487489213-0.51667483726942 0.36476186661821-0.48693633239327 0.362401207371931-0.477093477121343 0.375264494719204-0.487146271456368 0.403351728659914-7.53885518799598 6.38514644287034-0.486141090607816 0.42130839253764-0.456101328426485 0.416115072655089-0.444640563147914 0.428339754267881-0.451758794773923 0.457982437376018-6.82408201742692 7.07691263966092-0.448170713107174 0.475625905199195-0.418152578393347 0.467468390274007-0.405106041334875 0.478818723522863-0.409031101932669 0.509676904946218-6.0588431505148 7.73053346526467-0.402476393215693 0.526066382403883-0.372877513156709 0.514856275241527-0.358345712285882 0.525074256138737-0.358880990603211 0.556720325095398-5.243138587266 8.34600891968091-0.481380259730031 0.798971754834156-0.794616057654821 1.49042686060409-4.37696832767415 8.92333900290976-0.289004142854537 0.607308945550358-0.261725127039426 0.590046412987476-0.244879022881832 0.597234523245106-0.238465830382665 0.628873276322338-3.46033237173924 9.46252371495177-0.223356148780113 0.633984732407953-0.198069449883405 0.613955721895195-0.180580770367669 0.619325214082892-0.170890110231085 0.650093208970588-2.49323071946401 9.96356305580594-0.154337308833419 0.649111445215681-0.131589667450498 0.626676786522012-0.113899063701865 0.630132239004524-0.101265497588429 0.659477802663673-1.47566337085027 10.4264570254732-0.0717642401950798 0.545091654982684-0.0574528016468321 0.524521848726636-0.0452698285262159 0.525713455062487-0.0352153208359596 0.548666473990352-0.362146324223431 6.65038569912144-0.0369845165350853 1.35935939776596 0.00284223611015477 0.37696648019471 0.0980708933802816 6.50321374093005 0.0852901836542515 1.7203779514108 0.534943398512951 6.35395832265613 0.199125603401626 1.68159510038515 0.948471191174576 6.20261944429944 0.303279748037312 1.62274110471321 0.344032355774289 1.55463555855181-1.82239615694834 0.731827944973588-1.70479346065804 0.759677909050765-7.37204292118622 3.62072037317489-1.47895781437637 0.788986763671346-0.1832279095388 0.106825547673793-7.00517965460949 4.12407517403562-1.61050318516482 1.03309889634534-6.60997012641747 4.60642915501853-1.54876573638194 1.17123562780353-6.1864143366156 5.06778231612429-0.386653593450319 0.322516701603035-0.364831420920382 0.316878924517823-0.358016790128204 0.324558463888479-0.366209701069238 0.345555319715686-5.73451228519934 5.50813465735234-0.36602455006232 0.357983516103218-0.344239413166179 0.350631368877657-0.336584372071229 0.357986160201335-0.343059426776563 0.380047890074025-5.25426397217143 5.92748617870313-0.341795206457391 0.392795239477664-0.320179709364311 0.383672957392491-0.311673151542891 0.390614683710282-0.31627553299495 0.413620418430583-4.74566939753277 6.32583688017644-0.313628953518673 0.426287331697495-0.292348844304797 0.415350627742555-0.283001059125127 0.421775285271679-0.28558559798239 0.445561304285206-4.20872856127971 6.70318676177271-0.478030940590543 0.793638829799079-0.565124921660754 1.03439897347619-3.64344146341682 7.05953582349116-0.244817010431689 0.485732737444664-0.224849881803493 0.471135257993069-0.213977860892555 0.476171582225788-0.212200947697056 0.500841710142481-3.04980810393954 7.39488406533224-0.204405289036004 0.509562823301735-0.185481405110295 0.493201416444776-0.17400655018173 0.497365770151987-0.169980724248489 0.522055884423139-2.42782848285151 7.70923148729605-0.160647923631586 0.527994361583978-0.143052807728964 0.509988564736091-0.131138541864857 0.513181376121565-0.124905126043814 0.537572795740289-1.77750260015091 8.00257808938244-0.114451557439679 0.540060751030978-0.0984702792102326 0.520596673641364-0.0863175100348599 0.522749060215119-0.0779932499090137 0.5465179107523-1.09883045583683 8.27492387159128-0.0663167922593857 0.538898599827974-0.0524959648837466 0.518451379614646-0.0406048202066813 0.519517957273195-0.0306433582300087 0.542098332803676-0.399546289756472 8.51405835424487-0.0274823828840454 1.17190608105506 0.0182009926493265 0.953791568608267 0.318581379874558 8.34431364404236 0.0260169911398407 0.544237104343779 0.0362491476680589 0.521663015639547 0.0482321861018136 0.520691807902438 0.0619661064383763 0.541323481132451 1.01239949180399 8.15033937330577 0.0722992292212439 0.539643265524489 0.0805542314456034 0.516296699974191 0.0923936540375507 0.514309905894834 0.107817496997995 0.533682883286474 1.68190804602909 7.93213554203476 0.117412314441026 0.528793359708402 0.123560075238856 0.504964958127175 0.135068692568893 0.502009112882718 0.151938166428408 0.519925823975086 2.32710704255624 7.68970215022944 0.160374792304538 0.512395365858311 0.164352925568892 0.488376217809787 0.175374400134388 0.484527640122337 0.193439216003753 0.500849632795791 2.94799648138087 7.42303919788986 0.200467394283805 0.491324422257435 0.202275992887735 0.467389220693747 0.212690150491653 0.46274308293448 0.231709867092832 0.47738600897975 3.5445763625039 7.13214668501593 0.73697088224435 1.37367542154851 0.250284332524643 0.42381473326094 4.11684668592352 6.81702461160768 0.270511652419373 0.43887119677953 0.268176846209826 0.415805194268557 0.277158468115886 0.409873107163548 0.297456518135732 0.421074935464787 4.66480745164154 6.47767297766495 0.300271380065169 0.409192556986568 0.296027391032112 0.386837462429526 0.304243973111625 0.380409047482146 0.324921126299159 0.389907312144032 5.18845865965886 6.1140917831882 1.32441728958202 1.44218647505193 5.68780030997368 5.72628102817691 1.41111292023379 1.31506753981512 6.16283240258781 5.3142407126316 1.48656546602797 1.18634422409701 6.61355493749943 4.87797083655175 1.55170024039398 1.05689312126373 1.67585957282154 1.05157606155888-0.61580974394019 1.47371919315458-0.585849283136668 1.54338845270064-2.03187043423532 5.93663104039422-0.493763375979142 1.61975640641856-1.65167800289692 6.15880756156656-0.388594906932667 1.67808483380435-1.24814085908838 6.38306754282172-0.273874134766629 1.71493037994804-0.82125900281153 6.60941098415947-0.0625016959684217 0.546231229886473-0.0485414642625983 0.525421469351272-0.0363400203295896 0.52640611426034-0.0258973641630291 0.549185164613562-0.394025026378586 10.5229906759765-0.0175074488279279 0.935449587440132 0.0563866522370518 1.6781397907485 0.689431747355229 10.2476081137621 0.0530677088408993 0.670080911833338 0.0680537563694088 0.64151525443225 0.0862168930689222 0.6393276020749 0.107557118937621 0.663517954761346 1.72997536754974 9.92574634002915 0.123333162081508 0.661162976172648 0.135247738345242 0.631159932880735 0.153100504707254 0.627068614315817 0.176891461164814 0.64888902047835 2.72760583420131 9.55740535477742 0.191180157945382 0.641123022374018 0.199741078547049 0.610225254939849 0.216883563314695 0.604345000963633 0.242607612246502 0.623482260445257 3.68232314731449 9.14258515800759 0.25462242053527 0.611474045853583 0.259699637870654 0.580233334155139 0.275811220956712 0.572750202417296 0.302957169795263 0.589024650640283 4.59412730688473 8.681285749719 0.44600704842469 0.806480170513055 0.865839630752816 1.39216604873349 5.46301831291476 8.17350712991197 0.363517320683059 0.530743892251962 0.361760855222201 0.50030916352955 0.375205294642001 0.490307212220557 0.403850638943368 0.500738038324926 6.28899616540275 7.61924929858631 0.40801978467789 0.483243170792861 0.403099689176997 0.453819642034205 0.415064876003271 0.442902670592645 0.443915345161258 0.450492256468237 7.07206086435053 7.01851225574234 0.445934188830506 0.432959848893944 0.438090577015828 0.404853225209251 0.448555825183576 0.39322660048154 0.477329933334659 0.398079974710754 7.81221240975628 6.37129600137968 0.477549905596788 0.380976507899589 0.467045027272434 0.354427331093746 0.47602456455752 0.342272412654211 0.504488517452046 0.3445117525809 8.50945080162273 5.67760053549856 1.37534312010484 0.854605346138612 0.641761113569373 0.358048884953689 9.16377603994624 4.937425858099 0.523151968064667 0.274877856067889 0.508132548939102 0.251971851773959 0.514257020055084 0.239224201748613 0.541525381411702 0.236634905991906 9.77518812473045 4.15077196918085 0.537611652115629 0.221803021319374 0.52073768486116 0.200916892160507 0.525510766652587 0.188079153873986 0.551930897491729 0.183289806459896 10.3436870559735 3.31763886874427 0.546680983457918 0.169277845717062 0.528221655859852 0.150513607843664 0.53170189946195 0.137715481966325 0.557121714267851 0.130883468084903 10.8692728336719 2.43802655678905 0.550411651604009 0.117734684356634 0.530640809669421 0.101175581888782 0.532893895237066 0.0885452634311719 0.557170908307853 0.0798437289837466 11.3519454578345 1.51193503331541 1.73565244731253 0.169803297658262 7.021853192864 0.440399339457088 1.33619205918694 0.0479793399863127 6.87906148061848 0.0629303455422701 0.228692942473572 0.00104603112237101 1.11726490814908-0.0249780956048085 6.74690039456891-0.301824562095817 1.33808535160006-0.0958889793523952 6.62536993470712-0.653865383457315 1.31259516142381-0.164712290460557 5.93811296092099-0.9053210622385 1.45490091759893 3.04199571725724 0.902624059638583 1.71341103400732 0.0999737606616691 0.17158222438826 3.96932919458504 6.75066993850396 0.274461701248583 0.45689696740709 0.272620350194302 0.432835490289307 0.282285453851728 0.426595053344755 0.303457012218132 0.438175656573435 4.53959294273227 6.42507412087952 0.304675926694472 0.422919025829231 0.300735981432808 0.3997602714972 0.309455269173668 0.39304941365782 0.330833789916142 0.40278645231092 5.08275926037368 6.07352926568092 0.330867883786595 0.388215277051955 0.325017680336714 0.366085131259268 0.332821621687799 0.359004991603996 0.354279707845308 0.36697485808628 5.59882814751018 5.69603537290834 1.42670417227782 1.34201625885484 6.08779960414358 5.29259244256167 1.49883061668061 1.2050307070345 6.54967363026844 4.86320047464082 1.56108720946395 1.0699021888619 6.98445022589021 4.40785946914608 0.842526957140763 0.508805126560191 0.772282443594122 0.427875745506213 7.39212939100526 3.92656942607709 1.66088644897809 0.80508397045665 7.77271112561721 3.41933034543416 1.69975289276681 0.674673422675824 8.1261954297197 2.88614222721708 1.73141951808429 0.545010250445245 8.4525823033191 2.32700507142587 1.75553500399292 0.415783340630355 8.75187174641451 1.74191887806077 1.77147223252359 0.286910966514142 9.02406375900137 1.13088364712144 1.77541332371857 0.158451417858146 9.08170615462677 0.485013268769137 1.33323813634161 0.0355757913024775 0.461044608547127-0.00425160414417292 8.92202098650887-0.164565973702054 1.80141872547028-0.0983336774111194 8.73107146772236-0.793404828806274 1.80056848392269-0.229788719042034 8.50885759826269-1.40150329654335 1.79236369955106-0.363010319788458 8.25537937813351-1.98886137691341 1.77720523426251-0.498242462252108 7.97063680733118-2.55547906991643 1.75516020890154-0.635919096961175 7.65462988586114-3.10135637555237 1.72587852649394-0.776548312130728 7.30735861371613-3.6264932938212 1.38636051285084-0.743270713659229 0.30217454700869-0.177295185134597 6.92882299090343-4.13088982472306 1.64180658092937-1.06815896992637 6.51902301741757-4.61454596825783 0.413666179902066-0.298437513499721 0.391135884015057-0.294393505526443 0.384709063903756-0.302743706806808 0.394385719566344-0.323488117340958 6.07795869326128-5.07746172442555 0.396932497315902-0.337835041538028 0.374167570133977-0.332037700655064 0.366774475953207-0.34018655027171 0.374753214771772-0.362281590387795 5.60563001843457-5.51963709322621 0.376255280991245-0.377512950512255 0.353367578118196-0.369864531592384 0.344960311704199-0.377717884596223 0.351033481750164-0.40107300952377 5.10203699293652-5.94107207465979 0.351014398853295-0.4167746671923 0.328159826711271-0.407179925859907 0.318711692169018-0.414616957160575 0.322669995228352-0.439085761094447 1.9705981147772-2.73627807320437 5.6839461505524 1.94256220493079 1.26268235973112 0.394549686155358 6.40487040927746 1.81678335301092 1.29995725112531 0.331328009344929 6.58682121153834 1.49182751272593 1.32044780166962 0.261902429211744 6.78148610007338 1.15624104624709 1.3235707650183 0.189398168130481 6.98886507488623 0.810023953574387 1.73829108847713 0.140237903143458 11.4402754842604 0.522216494198744 1.13999282878922 0.0260051984006964 1.06539603627607-0.022711690700163 11.1292278844221-0.474712672090391 0.57149420924452-0.0301571803475724 0.547685984563032-0.0413826797068566 0.546527096890713-0.0545948370202893 0.568017546231204-0.0697936522878706 10.7677145882426-1.43349646719224 0.575665792992368-0.0826544828468343 0.550511336603449-0.0920467395455091 0.548087058019519-0.105526825132927 0.568392957237847-0.123094739609115 10.35573559572-2.35413489110675 0.574871332865769-0.136999153625709 0.548492456150598-0.144376337826941 0.544722192871632-0.158007069370854 0.56356054303069-0.177891348257504 9.89329090685806-3.23662794383404 0.568918814740755-0.192818967669979 0.541449329023635-0.198009117729185 0.536257178945561-0.21166772223188 0.553342364501077-0.233794781178062 9.38038052165393-4.08097562537404 0.557523157389369-0.249729735676567 0.529112507035279-0.252566318862705 0.522427336453802-0.266119275234416 0.537467645643119-0.290388604791673 8.81700444010949-4.88717793572673 0.380077123289993-0.215033645736412 0.439464872244571-0.259023000390471 0.416655563415588-0.25707512297555 0.411025619499014-0.265983866979809 0.422575040495758-0.285749232403219 8.20316266222198-5.6552348748921 0.51667483726942-0.364761866618124 0.48693633239327-0.362401207371931 0.477093477122253-0.375264494719175 0.487146271455458-0.403351728659942 7.53885518799598-6.38514644287022 0.486141090608726-0.421308392537725 0.456101328425575-0.416115072655146 0.444640563147914-0.428339754267938 0.451758794773923-0.457982437376216 6.82408201742692-7.07691263966109 0.448170713107174-0.475625905199166 0.418152578393347-0.467468390273865 0.405106041335785-0.478818723522835 0.40903110193176-0.509676904946133 6.0588431505148-7.73053346526464 0.402476393214783-0.526066382404338 0.372877513157619-0.514856275241982 0.358345712286791-0.525074256139078 0.358880990603211-0.556720325095824 5.24313858726509-8.34600891968094 0.481380259729121-0.798971754832508 0.79461605765664-1.49042686060781 4.37696832767233-8.92333900290979 0.289004142853628-0.60730894554888 0.261725127038517-0.590046412986226 0.244879022881832-0.597234523243515 0.238465830381756-0.62887327632086 3.46033237174015-9.4625237149516 0.223356148780113-0.633984732407953 0.198069449884315-0.613955721895252 0.18058077036676-0.619325214082778 0.170890110231994-0.650093208970645 2.49323071946492-9.96356305580594 0.154337308833419-0.649111445217329 0.131589667451408-0.626676786523433 0.113899063701865-0.630132239006116 0.101265497588429-0.659477802665379 1.47566337084845-10.4264570254732 0.0717642401959893-0.545091654981604 0.0574528016450131-0.524521848725556 0.0452698285262159-0.525713455061464 0.0352153208359596-0.548666473989215 0.362146324223431-6.65038569912133 0.0369845165350853-1.35935939776601-0.00284223611015477-0.37696648019471-0.0980708933802816-6.50321374093028-0.0852901836542515-1.72037795141074-0.534943398512951-6.35395832265613-0.199125603401626-1.68159510038527-0.948471191174576-6.20261944429939-0.303279748036402-1.62274110470958-0.353141381478054-1.59579801035437 1.81450675495762-0.735424502288993 1.74278144633445-0.785204763156628 7.30913431031149-3.63540392424915 1.36663442419012-0.733470224909354 0.332712585963236-0.195531093789839 6.93111955251607-4.14563663326857 1.64308439144952-1.07248145442804 6.52780683842593-4.63606713442971 0.410883056259991-0.297373571454841 0.388519504555006-0.293274229218127 0.382153995546105-0.301521977028358 0.391786529233286-0.322116814885476 6.09919616803472-5.10669542773258 0.390714415222646-0.333198255038894 0.368393603695949-0.327352151895184 0.361214419544922-0.335257247060611 0.369176862774111-0.356913540535174 5.64528754134699-5.55752151317694 0.366800675879858-0.367773425087307 0.344687129627346-0.360141998768711 0.336711188299887-0.367609918637413 0.34287285190203-0.390177184693243 5.16608095836273-5.98854539076308 0.339063322994662-0.400476178258373 0.317343382555919-0.391039886470423 0.308607701075744-0.397970227654469 0.312856278555955-0.421267201810451 4.66157641907648-6.39976706049072 0.307534287610906-0.430591247021937 0.286415705664695-0.419356537586111 0.276981606553818-0.425646627730544 0.279231990278276-0.449461517455006 4.13177392349371-6.79118652236008 0.292889609367194-0.494102808102468 0.715947545054405-1.33147364138847 3.57667347161441-7.16280377637122 0.234029756173186-0.479930736829147 0.214803806460623-0.465259800077718 0.204267300121501-0.469981092108128 0.202420237157639-0.494094612920435 2.99627506343586-7.51461882252386 0.193006728273758-0.497620307356272 0.175085879852304-0.481398216304115 0.164200196142701-0.4852191294367 0.160349677143131-0.509083046753744 2.39057869895714-7.84663166081816 0.150109014653935-0.509791341595815 0.13372238107695-0.492192966340497 0.122652258972266-0.495067686973187 0.116898648338974-0.518415503493827 1.7595843781819-8.15884229125425 0.106281744639091-0.51602212989269 0.0916333340846904-0.497268503561259 0.0805563733065355-0.499182635184184 0.0730508623018977-0.521764524761352 1.10329210110922-8.45125071383194 0.0632493552830056-0.522175698415481 0.0502363407404118-0.502308451438239 0.0390758514531626-0.503299660391804zM7650.95413410783-431.918718798408l-1.32210653806214 6.13034468254841-1.78186667568752 5.84864722458474-2.22086835446225 5.56990889870065-2.64262475537998 5.29223669076663-3.04995973137648 5.01306359084424-3.44490888038854 4.72943322110604-3.82872660760404 4.43827792542413-4.20197846254177 4.13665123918759-4.56468733941892 3.82189182361554-4.9165005194418 3.49171276644051-5.25684970146995 3.14422345955501-5.58508473327493 2.77789928254151-5.90057074527613 2.39151730447361-6.2027459536248 1.98407553251877-7.38531883130963 1.76887688921624-0.904902308575402 0.231958770197025-0.869965103926916 0.254825331793427-0.842454767514937 0.280652609084655-0.822371299335828 0.309440602070595-0.809714699391407 0.341189310751474-0.804484967680764 0.375898735127123-0.806682104202992 0.413568875197541-0.816306108961726 0.454199730962841-1.4431592191977 0.890404633290018-1.34452067313941 0.949695968918718-1.25243999548547 1.01554517295256-1.16691718623588 1.08795224539165-1.08795224539153 1.16691718623565-1.01554517295244 1.25243999548491-0.949695968918604 1.34452067313907-0.890404633290018 1.44315921919838-0.804610228886304 1.49269264167572-0.689541074392764 1.49472117152482-0.576872266330611 1.5057079162101-0.466603804696206 1.52565287573123-0.358735689495006 1.55455605008854-0.253267920725193 1.59241743928192-0.150200498385857 1.63923704331114-0.0495334224769977 1.69501486217655 0.0288934503787459 1.30059748890505 0.0879418509166499 1.25953880193782 0.148882501122898 1.22777329784242 0.211715400997491 1.20530097661907 0.276440550542247 1.19212183826755 0.343057949755348 1.18823588278815 0.411567598636793 1.19364311018057 0.481969497188402 1.208343520445 2.08233838278466 4.90137188072629 1.54399381635176 4.32238425297436 1.26998517691754 4.388702962477 0.987576717524462 4.46272525270626 0.69558043165398 4.54881576857099 0.391576082098254 4.65106796853348 0.0719755855807307 4.77279854426553-0.256281136727011 4.70629768312307-1.1411853632153 8.06316696796341-1.85547117390797 7.41491908275071-2.55440808289677 6.98520964618166-3.21807660601007 6.56070282967738-3.85392055629472 6.13465671433909-4.46668390421564 5.69908290122396-5.05851084052756 5.24592746889186-5.62946707549963 4.76796155066302-6.17825744083439 4.25927150102422-6.70293475364542 3.71537011863248-7.20146463512265 3.13302872682883-7.672087338643 2.50995270447109-8.11347560440481 1.84440939341562-8.52472151042002 1.13488875181807-8.90520059974369 0.379847696184072-9.46606106079162-0.432099142003949-5.45784804016603-0.632575904690128-5.45848314487739-0.930669497691241-5.27569919581401-1.19487579158749-5.12277574165819-1.45310882093267-4.9986089162494-1.70833932988478-4.90116986756311-1.96301461379795-4.82775179187684-2.21883641413854-5.27547513172794-2.73607785976696-1.39393993992417-0.676533584428711-1.38808408526529-0.578945732993503-1.39155887778998-0.483633578873452-1.40436431749458-0.390597122068584-1.42650040438002-0.299836362578787-1.45796713844629-0.211351300404203-1.49876451969249-0.125141935544718-1.54889254812042-0.041208268000446-1.69501486217632 0.0495334224772535-1.63923704331137 0.1502004983858-1.59241743928214 0.253267920725222-1.55455605008865 0.358735689495631-1.52565287573088 0.466603804696945-1.50570791621067 0.576872266329218-1.49472117152436 0.689541074392423-1.4926926416756 0.804610228886531-1.4431592191977 0.890404633289961-1.34452067313941 0.949695968918746-1.25243999548547 1.01554517295264-1.16691718623588 1.08795224539162-1.08795224539153 1.16691718623568-1.01554517295244 1.25243999548482-0.949695968918604 1.34452067313907-0.890404633290018 1.44315921919844-0.881450503831729 1.66925124543795-2.92224783383335 6.07938932237352-2.87464540919518 4.82936378028398-3.30518219900296 4.58941755361437-3.72500024952842 4.33758026278761-4.13265887849502 4.06926200344603-4.52602943390593 3.78099660989153-4.90272434174949 3.4704351839612-5.2604312851945 3.13621261478247-5.59714161810007 2.77774742086766-5.91128322617533 2.39502055547581-6.2017768621572 1.98836195283121-6.46803546248884 1.55825981176875-6.70992230510001 1.10519868519935-6.92767924540931 0.629528023685083-7.12183256438857 0.13136164017925-7.29459446744659-0.389571634092022-7.24829502843568-0.908346675741541-6.98601418862563-1.3904534195847-6.70671168015451-1.84636499619543-6.40816224032278-2.2759565408694-6.08986806025314-2.67902284307013-5.75165298926186-3.05517714618506-5.39373739553503-3.40396676675667-5.01678551701752-3.7250151816387-4.62191797043761-4.0181887892349-4.21067865088753-4.28378473271596-3.78494148757636-4.52273100418287-3.34674051227921-4.73678061579642-2.89800961081619-4.92866814572221-2.44022998810033-5.10218193083111-1.9740067552566-5.26209445763516-1.79949640400264-6.50079376902011-0.475894299657739-1.54574266025523-0.264646656509285-0.734058597391993-0.286197514792548-0.717134984053189-0.310561763450096-0.706925027078171-0.337739402480111-0.703428726466882-0.76826528354195-1.42322317655481-0.890404633290018-1.44315921919838-0.949695968919514-1.34452067313907-1.01554517295244-1.25243999548491-1.08795224539153-1.16691718623565-1.16691718623588-1.08795224539165-1.25243999548547-1.01554517295256-1.3445206731385-0.949695968918718-1.4431592191977-0.890404633290018-1.49269264167469-0.804610228886588-1.49472117152618-0.689541074392366-1.50570791620976-0.576872266329247-1.52565287573179-0.466603804696945-1.55455605008865-0.358735689495631-1.59241743928214-0.253267920725193-1.63923704331137-0.150200498385857-1.69501486217541-0.049533422477225-0.972601915257656 0.0160616650390466-0.942691914990064 0.0490045147222986-0.92090386264772 0.0831766438134878-0.907237758227893 0.118578052312671-0.901693601731495 0.155208740219734-0.904271393159434 0.193068707534621-0.914971132509891 0.232157954257559-0.933792819785595 0.272476480388491-5.67661709189269 1.75862966888064-5.14437418014222 1.3288478812064-5.17132979068992 1.06406796801917-5.22212976793981 0.796162703500556-5.29913678375942 0.522977907536074-5.40391424675636 0.241745684054194-5.53702250368315-0.0506532381508578-5.48360960991249-0.34392317579352-9.39297388515388-1.25102488703203-8.6971940877138-1.95081956998143-8.18902198980686-2.62655062004177-7.65863029674529-3.25203234479187-7.10636033976789-3.82889402202636-6.53283828632175-4.35878260741242-5.93906359240009-4.84363841297312-5.32636185045794-5.28603141898884-4.69616353786023-5.68949953232988-4.04959044855332-6.05880385321581-3.38687006509281-6.39999392010253-2.70665759375879-6.7201727155732-2.00541650483501-7.02688717025882-1.27706317987759-7.32715934655715-0.5130775598127-7.62630642567751 0.304714206320568-8.13782002990473 0.581182733909373-4.67730098806197 0.91602784601946-4.68462158711367 1.20902062360528-4.50821851819319 1.49011306495686-4.35374782076082 1.76224921041467-4.21730982671897 2.02708615776555-4.09444718510213 2.28502022578414-3.98065385370847 2.91738645734495-4.45515832625262 0.735857149641561-1.19569507226993 0.804610228886304-1.49269264167572 0.689541074391855-1.49472117152482 0.576872266330611-1.5057079162101 0.466603804696206-1.52565287573123 0.358735689495006-1.55455605008854 0.253267920725193-1.59241743928192 0.150200498385857-1.63923704331114 0.0495334224779072-1.69501486217655-0.0495334224779072-1.69501486217655-0.150200498385857-1.63923704331114-0.253267920725193-1.59241743928192-0.358735689495006-1.55455605008854-0.466603804696206-1.52565287573123-0.576872266330611-1.5057079162101-0.689541074391855-1.49472117152482-0.804610228886304-1.49269264167572-0.890404633290018-1.44315921919838-0.949695968919514-1.34452067313907-1.01554517295244-1.25243999548491-1.08795224539153-1.16691718623565-1.16691718623588-1.08795224539165-1.25243999548547-1.01554517295256-1.3445206731385-0.949695968918718-1.4431592191977-0.890404633290018-0.617025995363292-0.346047620604736-0.601265507067183-0.315372601337458-0.610408791902046-0.297289748277194-0.64445584987061-0.291799061423831-6.97836338523575-3.05534778729907-5.80903716272678-3.06976992604154-5.45785356055058-3.42471901873324-5.09169903824113-3.75549302179496-4.71118764641142-4.06248029475802-4.31715989971781-4.34636757306839-3.91060289128836-4.60826356598773-3.49252045762751-4.84980476189895-3.06375296359329-5.07322252930084-2.62475466983597-5.2813463170034-2.17534911953499-5.47751731909818-1.71449783841399-5.66539375865392-1.24013058974015-5.84864550167549-0.749089973946866-6.03056160955725-0.237232815457901-6.21362434811101 0.299769197290516-6.38787670908164 0.816177372713355-6.14635823847686 1.30810905932958-5.88929934382486 1.7793516266247-5.65008347329024 2.23266029619663-5.41354192951434 2.67119581752468-5.17571168762186 3.09682834921659-4.93227788195497 3.51023281068501-4.6790364670959 3.9111168076588-4.41224326441898 4.29851344719373-4.12882381552959 4.67107945131647-3.82645140667103 5.02735737397234-3.50352046034391 5.36598052942827-3.15904918601382 5.68581490810266-2.79254286714809 5.98604203072136-2.40384222780835 6.26619103029498-1.9929737152894 7.41105198511286-1.77154524670596 0.906399493711433-0.231935718626801 0.871404848241582-0.254898609414909 0.843845575775049-0.280823684627194 0.823721676307287-0.309710944262861 0.811033149843752-0.341560388322705 0.805779996380807-0.376372016806499 0.807962215918451-0.414145829714016 0.817579808455776-0.454881827045369 1.4431592191977-0.890404633289904 1.34452067313941-0.949695968918832 1.25243999548547-1.01554517295267 1.16691718623588-1.08795224539153 1.08795224539153-1.16691718623576 1.01554517295244-1.25243999548468 0.949695968918604-1.34452067313907 0.890404633290018-1.44315921919849 0.804610228886304-1.49269264167572 0.689541074392764-1.49472117152482 0.576872266330611-1.5057079162101 0.466603804696206-1.52565287573123 0.358735689495006-1.55455605008854 0.253267920725193-1.59241743928192 0.150200498385857-1.63923704331114 0.0495334224769977-1.69501486217655-0.0288934503787459-1.30059748890585-0.0879418509166499-1.25953880193879-0.148882501122898-1.22777329784321-0.211715400998401-1.20530097661981-0.276440550543157-1.19212183826835-0.343057949755348-1.18823588278883-0.411567598636793-1.19364311018126-0.481969497189311-1.20834352044574-2.08233838278647-4.90137188072663-1.54399381634448-4.32238425295634-1.26998517692209-4.38870296249502-0.987576717524462-4.46272525270001-0.69558043165307-4.54881576856928-0.391576082099164-4.65106796853581-0.0719755855807307-4.77279854426456 0.256281136727921-4.70629768312517 1.14118536321621-8.06316696796341 1.85547117390524-7.41491908274497 2.55440808289768-6.98520964618501 3.21807660601007-6.56070282967437 3.85392055629745-6.13465671434255 4.46668390421473-5.69908290122237 5.0585108405312-5.24592746889573 5.629467075496-4.7679615506604 6.17825744083348-4.25927150102359 6.70293475364906-3.71537011863415 7.2014646351181-3.13302872682755 7.67208733864572-2.50995270447174 8.11347560440572-1.8444093934155 8.52472151041729-1.13488875181793 8.90520059974642-0.379847696184243 9.46606106078798 0.432099142003949 5.45784804017058 0.632575904690611 5.45848314487284 0.930669497690587 5.27569919582038 1.19487579158852 5.12277574165273 1.45310882093133 4.99860891625121 1.70833932988523 4.90116986755857 1.96301461379642 4.82775179188138 2.21883641414149 5.27547513172976 2.73607785976696 1.39393993992417 0.676533584428398 1.3880840852662 0.578945732993248 1.39155887778907 0.483633578873196 1.40436431749367 0.390597122068357 1.42650040437911 0.299836362578617 1.45796713844538 0.211351300404203 1.49876451969249 0.125141935544661 1.54889254812042 0.041208268000446 1.69501486217632-0.049533422477225 1.63923704331137-0.150200498385743 1.59241743928214-0.253267920725193 1.55455605008865-0.358735689495688 1.52565287573088-0.466603804697002 1.50570791621067-0.576872266329247 1.49472117152436-0.689541074392309 1.4926926416756-0.804610228886645 1.4431592191977-0.890404633289904 1.34452067313941-0.949695968918832 1.25243999548547-1.01554517295267 1.16691718623588-1.08795224539153 1.08795224539153-1.16691718623576 1.01554517295244-1.25243999548468 0.949695968918604-1.34452067313907 0.890404633290018-1.44315921919849 0.886880709246725-1.68055540284638 2.93051911823022-6.10443727934069 2.89801943388557-4.88808242281687 3.33680130626999-4.66473288096734 3.76245985985679-4.42325418398661 4.17294950129053-4.16005909352066 4.5659056656441-3.87273076651627 4.93900603477596-3.55989977122204 5.29022571326277-3.22104606036089 5.61799573389362-2.85627336591403 5.92128348400638-2.46608547994026 6.19961376382435-2.05117929469782 6.45304474718978-1.61226031377726 6.68210760582042-1.14988236766715 6.88771421679758-0.664313192106761 7.07103543772064-0.155429733843448 7.2358682643453 0.37748135991751 7.18835595420751 0.90984635605696 6.9317577875463 1.40514573567646 6.66121835200192 1.873523209464 6.37287433715119 2.3150084661039 6.06555159922391 2.72951527305065 5.7384000847087 3.11661864644634 5.39099509168136 3.47567944635909 5.02340429959531 3.80599301753887 4.63621880701066 4.10695763234696 4.23054412060628 4.37826032074975 3.80794278040776 4.620076830372 3.37031558716535 4.83327756754977 2.91970565068641 5.019621568042 2.45801217941244 5.18190620662483 1.98661319213988 5.32402427083002 1.80320135481907 6.52691057649201 0.476147325503916 1.54901299498181 0.264912418129825 0.735604509090081 0.286559525810844 0.718635853985347 0.311022586566651 0.708391701752475 0.338301600393606 0.704872052391806 0.769704054567228 1.42608316818871 0.890404633290018 1.44315921919849 0.949695968919514 1.34452067313907 1.01554517295244 1.25243999548468 1.08795224539153 1.16691718623576 1.16691718623588 1.08795224539153 1.25243999548547 1.01554517295267 1.3445206731385 0.949695968918832 1.4431592191977 0.890404633289904 1.49269264167469 0.804610228886645 1.49472117152618 0.689541074392309 1.50570791620976 0.576872266329247 1.52565287573179 0.466603804697002 1.55455605008865 0.358735689495688 1.59241743928214 0.253267920725193 1.63923704331137 0.150200498385743 1.69501486217541 0.049533422477225 0.972601915257656-0.0160616650390466 0.942691914990064-0.0490045147222418 0.92090386264772-0.0831766438135446 0.907237758227893-0.118578052312728 0.901693601732404-0.155208740219791 0.904271393159434-0.193068707534735 0.914971132509891-0.232157954257559 0.933792819785595-0.272476480388605 5.67661709189269-1.75862966888087 5.14437418013677-1.32884788120521 5.17132979069356-1.06406796801957 5.22212976793981-0.796162703500727 5.29913678376306-0.522977907536529 5.40391424675181-0.241745684053967 5.53702250368497 0.0506532381509715 5.48360960991158 0.34392317579352 9.39297388515388 1.25102488703203 8.69719408771289 1.95081956998092 8.18902198980504 2.6265506200416 7.65863029674983 3.25203234479397 7.10636033976334 3.8288940220242 6.53283828632812 4.35878260741595 5.93906359239281 4.84363841296783 5.32636185046249 5.28603141899259 4.69616353786023 5.68949953232993 4.0495904485515 6.05880385321291 3.38687006509281 6.39999392010429 2.7066575937597 6.72017271557365 2.00541650483592 7.02688717026103 1.27706317987577 7.32715934654959 0.513077559811791 7.62630642568161-0.304714206320568 8.13782002991115-0.581182733907554 4.67730098805373-0.91602784601946 4.68462158711293-1.20902062360619 4.50821851819705-1.49011306495868 4.35374782076519-1.76224921041103 4.21730982671318-2.02708615776555 4.09444718510213-2.28502022577868 3.98065385370091-2.9173864573504 4.45515832625858-0.73585714964247 1.19569507227254-0.804610228886304 1.49269264167572-0.689541074392764 1.49472117152482-0.576872266330611 1.5057079162101-0.466603804696206 1.52565287573123-0.358735689495006 1.55455605008854-0.253267920725193 1.59241743928192-0.150200498385857 1.63923704331114-0.0495334224769977 1.69501486217655 0.0495334224769977 1.69501486217655 0.150200498385857 1.63923704331114 0.253267920725193 1.59241743928192 0.358735689495006 1.55455605008854 0.466603804696206 1.52565287573123 0.576872266330611 1.5057079162101 0.689541074392764 1.49472117152482 0.804610228886304 1.49269264167572 0.890404633290018 1.44315921919849 0.949695968918604 1.34452067313907 1.01554517295244 1.25243999548468 1.08795224539153 1.16691718623576 1.16691718623588 1.08795224539153 1.25243999548547 1.01554517295267 1.34452067313941 0.949695968918832 1.4431592191977 0.890404633289904 0.614830997642457 0.34485227609207 0.59909639369107 0.314344298324499 0.608178743313147 0.296390693181138 0.642078046510505 0.290991460662099 6.95721044273705 3.04933531024193 5.75857512915536 3.05250733339267 5.39172359500753 3.3998505823227 5.01460638367371 3.72291072535614 4.62744643126007 4.02241839803213 4.23059831571754 4.29928095466204 3.82449894304045 4.55467928808042 3.4095768257539 4.7901517227574 2.98612099714046 5.00764813781757 2.55411703692789 5.20953549671316 2.11306630015679 5.39853666008759 1.66181414813218 5.57758964471049 1.19842122229147 5.74962577159994 0.720114783347526 5.91728216604059 0.223350979510542 6.08258383208391-0.296507862571161 6.25740074646973z"/>
          <dr3d:extrude draw:style-name="gr19" draw:layer="layout" svg:viewBox="7135.14707156033 -680.522029109707 432.71308395282 424.048017154003" svg:d="M7334.83944177019-275.675180078855l-22.5306675608417-2.98463452674173-21.591505116884-4.79062234804616-20.5651875375688-6.50206248552894-19.451714822897-8.11895493919019-18.2510869728703-9.6412997090298-16.9633039874861-11.0690967950477-15.5883658667462-12.4023461972441-14.1262726106506-13.6410479156189-12.5770242191975-14.785201950172-10.9406206923886-15.8348083009035-9.21706203022222-16.7898669678135-7.40634823270102-17.6503779509017-5.50847929982319-18.4163412501685-3.52345523158874-19.0877568656135-1.45127602799766-19.664624797237 0.708058310949127-20.1469450450389 2.87084865171164-19.9539211494505 4.91064446840755-19.0968385192537 6.84791963163661-18.1621363184079 8.68267414139791-17.1498145469137 10.4149079976933-16.0598732047705 12.0446212005209-14.8923122919783 13.5718137498807-13.6471318085377 14.9964856457764-12.3243317544479 16.3186368882025-10.9239121297096 17.5382674771627-9.44587293432221 18.6553774126542-7.89021416828621 19.6699666946797-6.25693583160137 20.5820353232384-4.54603792426769 21.3915832983312-2.7575204462853 22.0986106199553-0.891383397654181 22.7031172881125 1.052373221626 22.519481552783 2.98363620211876 21.559892485413 4.7878009958506 20.5160663717452 6.49767853827143 19.3880032117795 8.1132688293809 18.1757030055178 9.63457186917901 16.8791657529573 11.061587657666 15.4983914540999 12.3943161948417 14.0333801089437 13.632757480706 12.4841317174905 14.7769115152594 10.8506462797413 15.826778298501 9.1329237956943 16.7823578304316 7.33096426534758 17.6436501110511 5.44476768870572 18.4106551403592 3.4743340657642 19.083372918356 1.41966339652663 19.6618034450415-0.719244319006975 20.1459467204159-2.85966264365379 19.9549194740735-4.87903183693561 19.0996598714491-6.79879846581389 18.1665202656656-8.61896253027953 17.155500656723-10.3395240303398 16.0666010446212-11.960482965992 14.8998214293601-13.4818393372343 13.6551618109401-14.9035931440694 12.3326221893608-16.2257443864955 10.9322025646223-17.4482930645154 9.45390293672472-18.5712391781253 7.89772330566802-19.5945827273272 6.26366367145209-20.5183237121219 4.55172403407704-21.3424621325066 2.76190439354286-22.0669979884851 0.894204749849564zM7549.98431189892-256.474011955704zM7152.10458239795-680.522029109707z"/>
          <dr3d:extrude draw:style-name="gr20" draw:layer="layout" svg:viewBox="7495.14452277556 -2559.42752457745 1691.77256750592 835.63637710447" svg:d="M9020.67323719157-1892.66101948567l1.25724420025654 5.1636594164529 0.248167662379274 4.87318856094407-0.725863882957128 4.58355768865567-1.66485043575267 4.29476679958771-2.56879199600917 4.00681589373994-3.43768856372481 3.71970497111261-4.27154013889958 3.4334340317057-5.0703467215335 3.14800307551877-5.83410831162837 2.8634121025525-6.5628249091842 2.57966111280643-15.1716196408724 4.31142918925571-17.6659461206091 3.18650502891501-19.8799126600243 2.0683007343373-21.8135192591162 0.956816305521897-23.4667659178886-0.147948257531425-50.7718320508047-3.58331074117086-54.0204994020278-7.92173060423193-55.0262872306812-12.2063915411927-34.7920526937323-9.42458364014919-33.8507358729057-11.1164313850463-32.1907030348266-12.232644641103-29.811954179504-12.7732234083182-8.49134676355061 1.94406261147378-9.15452362372889 1.5676818238428-20.1533841620967 2.00786452174498-22.3705106051111 0.507271082074794-24.2972497163246-0.990035883691917-25.9336014957298-2.48405637555697-27.2795659433323-3.9747903935197-28.335143059132-5.4622379375794-29.1003328431252-6.94639900773723-38.9761955762442-11.9727229162424-37.71400222798-13.7744392006643-17.801571897191-7.47115012629024-16.7874955066854-7.81152350055572-15.5405764316965-8.11521164254077-14.0608146722298-8.38221455224607-6.62164408163153 2.21640110380895-7.26744506186878 1.80368413148926-7.87176742394149 1.40030378908932-8.43461116784602 1.00626007660912-18.3918390947438 0.867735535455267-20.1454706523746-0.596399755430411-21.5672732646817-1.9858420069595-22.6572469316616-3.30059121913087-23.4153916533151-4.54064739194541-23.8417074296422-5.70601052540269-19.9689883071942-5.60543078477349-19.1821303736479-6.1384883440187-18.2570350493115-6.59904384650827-17.193702334187-6.98709729224197-15.9921322282698-7.30264868122049-14.6523247315645-7.54569801344337-13.1742798440673-7.71624528891039-11.5579975657802-7.81429050762245-15.458650758128 0.746761111495289-16.8580749230459-0.140190032255759-18.055619210726-1.01066888031482-19.0512836211628-1.86467543268145-19.8450681543618-2.70220968935519-20.4369728103175-3.52327165033648-20.8269975890344-4.32786131562534-21.0151424905107-5.11597868522131-33.444272615392-9.74226362595709-31.0639844625548-11.0092254617057-28.1760957156266-11.9980423174247-24.7806063746084-12.7087141931142-20.8775164394992-13.1412410887756-8.81647430843077-6.64589782400117-7.65035160187017-6.64972518040622-6.42077882104786-6.61878441430645-5.12775596596293-6.55307552570412-3.77128303661993-6.45259851459741-1.35713602159922-3.1777553398515-0.99422401141419-3.13959804113529-30.8398049934794-12.0589285913434-27.7578510804069-12.9121865144466-24.2341295432734-13.4681820122341-20.268640382079-13.7269150847064-8.50920937307092-6.86758793661875-7.3521742237499-6.82079779524338-6.1399181214183-6.73684985070395-4.87244106608159-6.61574410299863-3.54974305773521-6.45748055213016-1.26160322792293-3.15777963100027-0.910220868458964-3.10427956709646-0.551935889868219-3.04613477779731-0.186748292153425-2.98334526310236 0.185341924689965-2.91591102301118 0.564334760657403-2.84383205752556 0.49667539863367-1.61435598362459 0.615716442445773-1.58321496026838 0.740426107389794-1.55059103103758 0.870804393467552-1.51648419593221 1.00685130067905-1.4808944549527 1.148566829027-1.44382180809953 1.29595097850688-1.40526625537177 1.44900374912049-1.3652277967708 1.60772514086784-1.32370643229524 1.77211515374984-1.28070216194465 1.94217378776466-1.23621498572038 2.11790104291413-1.19024490362199 4.7856583358116-2.23664793745411 5.55659081001431-2.03497273857101-11.9414064602897-9.12388063772778-10.3935324599879-9.05812495979626-8.75581895752839-8.92041497075888-3.73569207091805-4.38608051727033-3.29257388199494-4.32467015334623-2.83822575530212-4.25426550053453-2.37264769083959-4.17486655883477-1.89583968860643-4.08647332824694-1.40780174860629-3.9890858087706-0.908533870834617-3.88270400040574-0.398036055293232-3.76732790315418 0.123691698016046-3.64295751701229 0.656649389095037-3.50959284198416 1.33866888326975-3.7947870083317 1.90864420319122-3.59893303000445 2.46406084245154-3.40253444483233 3.00491880105073-3.20559125281761 3.5312180789897-3.00810345395803 4.04295867626752-2.81007104825449 9.56290442172576-5.02386645202387 11.4351626429052-4.22520154708309 13.1909514187992-3.42217978739063 14.830270749404-2.61480117294695 16.3531206347225-1.80306570375114 36.8089131442493-1.15349758090997 41.502679342073 2.14572655289294 45.2646899775982 5.47980552470699 48.0949450508224 8.84873933453491 1.30910541828234-3.69656273890814 1.86853208827233-3.4854879007662 2.41309342814748-3.27413794210588 2.94278943791232-3.06251286292763 3.45762011756142-2.850612663231 3.95758546709658-2.63843734301554 9.35560566234472-4.63924824331252 11.1770830991245-3.78724551623236 12.8796378949955-2.93304182500469 14.463270049956-2.07663716963089 15.9279795640105-1.21803155011003 35.7743971065411 0.148557614929359 40.2061634718457 3.60939166277285 43.6865487098776 7.08783342379002 46.2155528206386 10.5838828979818 31.3264678782189 8.95406141099738 29.9629202110727 10.0509301382713 28.3516700860082 10.9860953728448 26.4927175030252 11.7595571147181 8.71668014232546-4.57169931817316 10.2410692952608-3.90643246447144 11.6729141367787-3.24114892266425 13.0122146668791-2.57584869275206 14.258970885563-1.91053177473532 15.4131827928268-1.24519816861448 33.9188240617823-0.494328766445051 37.4251399538298 2.16720591529793 40.1911013545396 4.82887410188005 42.2167082639098 7.49067579329994 43.5019606819333 10.1526109895585 32.1786505886721 9.17699159407584 31.0305105246134 10.3302107445666 29.5779817912971 11.3068973436161 27.8210643887251 12.1070513912236 25.7597583168936 12.7306728873909 23.3940635758026 13.1777618321162 20.7239801654578 13.4483182254003 17.7495080858571 13.5423420672441 47.0899911677534 1.07774381924173 15.0921932422934 2.13719551628583 21.7076072863365 4.34019224712256 73.8365284325992 18.2011604992481 40.2420150009202 11.4337360212166 38.462127076662 12.7245179296096 36.2727663831756 13.8233904821691 33.6739329204574 14.7303536788945 30.6656266885111 15.4454075197882 27.2478476873366 15.9685520048483 23.4205959169303 16.2997871340758 10.1471183041795 8.21413506680028 9.03675307311642 8.22497784066991 43.6091167230788 12.8778255697416 37.4169398603408 13.2929581094272 31.2168594992745 13.5122135688903 13.2809297710119 6.77711599417307 11.7279458688754 6.75847595395499 10.1739740294452 6.71535127870857 8.61901425272299 6.64774196843359 7.06306653871252 6.5556480231312 5.50613088741011 6.4390694428007 2.16890584406428 3.16816630533003 1.77930145475329 3.12983992211207 1.389573573284 3.08845295951551 0.999722199650932 3.04400541754012 0.60974733385774 2.99649729618659 0.219648975902601 2.94592859545446-0.170572874214486 2.89229931534373-0.560918216489881 2.83560945585441-0.917603877802321 2.64262014345923-1.28624185585613 2.49621828038516-1.65024725311378 2.34951415904902-2.00962006957343 2.20250777945034-2.36436030523873 2.05519914158958-2.71446796010969 1.90758824546629-3.05994303418265 1.75967509108114-3.40078552745945 1.61145967843368-3.73699543994189 1.46294200752413-4.06857277162999 1.31412207835206-9.11334721513413 2.18057533613887-10.3840655723325 1.58166852030422-11.6177232831596 0.980343638371778 18.1449057674236 8.65921995693157 15.5401817154998 8.77729095491509 12.9084022118841 8.81560569784961 5.4588289634321 4.39724704782225 4.79073829314621 4.37691713791241 4.11926569139541 4.34661769612126 3.44441115818336 4.30634872244946 2.76617469351004 4.2561102168961 2.08455629737728 4.19590217946165 1.39955596978143 4.12572461014588 0.441846008463472 2.03343023786692 0.269327702264491 2.01214727108231 0.0963866546335339 1.9896181128131-0.0769771344257606 1.96584276305839-0.250763664924307 1.94082122181862-0.424972936849372 1.91455348909403-0.89398870396326 2.55779190936664-1.26118593888896 2.42293370349807-1.61926093032525 2.28800139523082-1.96821367827579 2.15299498456488-2.30804418274056 2.01791447149935-2.63875244371593 1.88275985603536-6.23314069641492 3.35975945608106-7.44650681847634 2.81825176543521-8.58689499264074 2.27615125559737-9.65430521890994 1.73345792656733-10.6487374972821 1.19017177834462-23.9888600380946 0.748113835253207-27.0908537768264-1.43214458794296-29.6090239323876-3.61714556467746zM9136.73122735993-1723.79114747298zM7550.56150243596-2559.42752457745z"/>
          <dr3d:extrude draw:style-name="gr21" draw:layer="layout" svg:viewBox="7470.14452277556 -2436.9040573421 1741.77256750592 618.432292767543" svg:d="M9020.67323719157-1917.66101948567l-1.69501486217632 0.049533422477225-1.63923704331137 0.15020049838563-1.59241743928214 0.253267920725193-1.55455605008683 0.358735689495916-1.5256528757327 0.466603804696661-1.50570791621067 0.576872266329247-1.49472117152436 0.689541074392309-1.4926926416756 0.804610228886759-1.44315921919952 0.890404633290018-1.34452067313759 0.949695968918604-1.25243999548547 1.01554517295267-1.16691718623588 1.08795224539176-1.08795224539244 1.16691718623588-1.01554517295153 1.25243999548479-0.949695968918604 1.34452067313896-0.890404633290018 1.44315921919838-0.804610228888123 1.4926926416756-0.689541074390945 1.49472117152482-0.576872266328792 1.50570791621021-0.466603804696206 1.52565287573134-0.358735689495006 1.55455605008842-0.253267920725193 1.59241743928192-0.150200498386766 1.63923704331137-0.0495334224779072 1.69501486217632 0.0410407944727922 1.52290413228457 0.0525425865835132 0.733117496740533 0.0749943514765619 0.723425770512904 0.0982738453585625 0.720632534314973 0.12238106823861 0.724737788147422 0.320394721091361 1.4893852979128 0.524031901131821 2.1522646596818-0.229775773539586 0.248625805169013-1.64509390538296 1.32231495348856-2.72323324053104 1.69076141876826-3.80048834859554 1.8653003598306-4.47448640920084 1.75879423104061-12.8122862211912 3.64096029973757-15.5337826427221 2.80191483496992-18.2055243497907 1.89409782757139-20.4398447350668 0.896562195789329-22.0376969481458-0.138938568479716-49.034177501042-3.46067273578274-52.1912989582033-7.65349107854217-53.5744555897636-11.8843340964183-33.597275701135-9.10093858829896-32.679318436225-10.7317430991839-31.1681507528647-11.8440691359751-29.3333859615068-12.5681761736489-1.21613310771318-0.489143772745138-1.20168332059438-0.417726307768589-1.19654325010015-0.348219276268537-1.20071289623411-0.280622678243617-1.21419225899808-0.214936513694738-1.23698133839025-0.151160782621446-1.26908013440698-0.0892954850237402-1.31048864705554-0.0293406209023033-1.4351839950632 0.0364326363494456-1.37317764764521 0.113264678890573-1.36382233513723 0.196046876194032-1.40711805753017 0.284779228260732-7.81533664834205 1.78929258187213-7.60447296955317 1.30224078764422-18.3249852695135 1.82570269530015-20.6199040934225 0.467574533562356-22.8209641962912-0.929881929788508-24.6396872176792-2.3601184792974-26.1049623781073-3.80364386659357-27.2348051613953-5.2501229891343-27.791805328392-6.63404676493201-37.5913772577078-11.5473338865525-36.5474466148316-13.3483733254398-16.817811264742-7.05827516132445-15.8367209300595-7.36911099500617-14.4095030832268-7.52457077111512-13.4558353289431-8.02156214530396-0.30139474657517-0.176830295685477-1.4926926416756-0.804610228886531-1.49472117152618-0.689541074392309-1.50570791620885-0.576872266329247-1.52565287573088-0.466603804697115-1.55455605008683-0.358735689495461-1.59241743928214-0.253267920725193-1.63923704331319-0.15020049838563-1.69501486217632-0.0495334224774524-1.04568110217951 0.0185880868682489-1.0133566114564 0.0566853800478384-0.989512936186657 0.0961643523933162-0.974150076370279 0.137025003903545-0.96726803200545 0.17926733457989-0.968866803092169 0.222891344421214-0.978946389632256 0.267897033427971-0.997506791623891 0.314284401600389-5.67608881344313 1.8999042165874-5.48382655310525 1.3610135129295-6.33868110933327 1.12758402239297-6.83410348391044 0.815317429390007-16.5388455448101 0.780310436640548-18.4084690054442-0.544976416890449-20.1346622879855-1.85393200506701-21.4234806310314-3.12086248904279-22.3076712481088-4.32584134285685-22.843209078409-5.46704097514953-19.0686487522371-5.35269935038764-18.3108475546032-5.85966845671419-17.360234301982-6.27489332386222-16.2495243809908-6.60340661922919-14.9734767171303-6.83748973813226-13.5243344939354-6.96480222719811-11.8910102633317-6.96462751746776-10.8882041454008-7.36144732807134-1.50238008798988-0.939928880880416-1.4926926416756-0.804610228886759-1.49472117152436-0.689541074392309-1.50570791621067-0.576872266329247-1.52565287573088-0.466603804696661-1.55455605008865-0.358735689495916-1.59241743928214-0.253267920725193-1.63923704331137-0.150200498385857-1.69501486217632-0.0495334224769977-1.20626847828407 0.0291186307272255-14.7519711871755 0.712623538292064-15.5554883024315-0.129357854727004-16.9415485172176-0.948308428022301-18.063173459489-1.76796254026431-18.9389155022418-2.57882314023664-19.5801285281186-3.37555431488545-19.9937335786617-4.15470860550568-20.0607575852282-4.88364084429895-32.2223229722813-9.38631163089576-29.66018064941-10.5117106402713-26.6426971950013-11.3450852673918-23.008688188911-11.7999873663689-19.0562309825409-11.9948426964793-7.28101041644914-5.48845826465458-6.19059128802746-5.38089396564828-4.75462169040111-4.90124591072799-3.26662705353374-4.17462413153226-2.12680165757592-3.63891998645113-0.264917735213203-0.620309043674752-0.628097580544818-1.98343020373613-0.449851458016383-1.30848457991215-0.499944481387502-1.23023790302705-0.570766833827292-1.19902252018801-0.662318515333936-1.21483843139413-0.890404633290018-1.44315921919861-0.949695968919514-1.34452067313941-1.01554517295244-1.25243999548456-1.08795224539153-1.16691718623542-1.16691718623588-1.08795224539153-1.25243999548547-1.0155451729529-1.3445206731385-0.949695968918604-1.4431592191977-0.890404633290018-0.841396053509016-0.466910984435344-0.82402484000886-0.416979890985658-0.840262399092353-0.383207864103042-0.890108730757675-0.36559490378886-30.1101021442782-11.7736014126126-26.2327687100378-12.2027602710723-22.4861637252879-12.4967453552772-18.4895283710439-12.5220133724406-7.02380278866349-5.6687503134267-5.95234008105308-5.52213629136259-4.55512303986689-4.9979786968197-3.11755249884845-4.23297671132968-2.01393853876561-3.66363670151304-0.252344418634493-0.631615429895192-0.0560116787310108-0.191026063925165 0.0146619291363095-0.0120717711097313 0.535944695166108-0.387325580016295 0.741894785427576-0.472224194019873 0.704743578399757-0.396060739172299 2.96205453874973-1.38435983303407 4.54484887278159-1.66444567780036 1.02590270247765-0.398487290348839 0.966973736596628-0.425032170711802 0.946219430799829-0.469424479746522 0.963639785086343-0.531664217453908 1.4431592191977-0.890404633290018 1.34452067313941-0.949695968918604 1.25243999548547-1.0155451729529 1.16691718623588-1.08795224539153 1.08795224539153-1.16691718623542 1.01554517295244-1.25243999548456 0.949695968918604-1.34452067313941 0.890404633290018-1.44315921919861 0.804610228886304-1.4926926416756 0.689541074392764-1.49472117152527 0.576872266330611-1.50570791620976 0.466603804696206-1.52565287573134 0.358735689495006-1.55455605008865 0.253267920725193-1.59241743928169 0.150200498385857-1.63923704331091 0.0495334224769977-1.69501486217678-0.0495334224769977-1.69501486217678-0.150200498385857-1.63923704331091-0.253267920725193-1.59241743928169-0.358735689495006-1.55455605008865-0.466603804696206-1.52565287573134-0.576872266330611-1.50570791620976-0.689541074392764-1.49472117152527-0.804610228886304-1.4926926416756-0.663150998117999-1.09284052416751-0.692386535356491-1.02946981976856-0.72784976355797-0.973185675094101-0.769540682725165-0.923988090141393-0.817459292853528-0.88187706491226-0.871605593947606-0.846852599405793-0.931979586003763-0.818914693622446-0.998581269022907-0.79806334756222-11.3013485791707-8.63484178556337-9.05223429194848-7.88916277478211-7.45533040471855-7.59547922093816-2.7192655709041-3.19269295097274-2.40522998896085-3.15917780982136-1.90879765623504-2.86112970444628-1.42129130091689-2.50087762522435-0.961309168640582-2.07209728832095-0.556259917560965-1.57619391034677-0.241318380136363-1.03129654271061-0.0424008869604222-0.401315515113311 0.0230688102619752-0.0653942304743396 0.221159967687527-0.417018484269192 0.514788089104513-0.710852660287856 0.964016639931288-1.02839494613045 1.52823310566419-1.30184066256243 1.7633952913875-1.22565340181245 6.75432243631985-3.5483794878146 8.73661337036629-3.22810907736721 11.0186543421287-2.85861231511626 13.0565388223404-2.30206539072469 14.5731928989344-1.60681406914046 34.7904348987731-1.09024361401998 39.6067474561287 2.0477051370558 43.6472293574807 5.28399352099041 47.3389555850918 8.70964875620439 1.14549796019128 0.186569340613914 1.10644838994813 0.128294165065654 1.11139846886726 0.0740329373193163 1.16034819694869 0.0237856573726276 1.69501486217541-0.0495334224769977 1.63923704331137-0.150200498385857 1.59241743928214-0.253267920725193 1.55455605008865-0.358735689495916 1.52565287573179-0.466603804696661 1.50570791620976-0.576872266329247 1.49472117152618-0.689541074392309 1.49269264167469-0.804610228886759 1.4431592191977-0.890404633290018 1.3445206731385-0.949695968918604 1.25243999548547-1.0155451729529 1.16691718623588-1.08795224539153 1.08795224539153-1.16691718623542 1.01554517295244-1.25243999548456 0.949695968919514-1.34452067313941 0.890404633290018-1.44315921919861 0.563391534747097-1.02407206382986 0.494593744335361-1.00683290227289 0.444409574829479-1.02996873488246 0.412839026230358-1.09347956165811 0.674699291322213-1.90516991637014 0.124399686521429-0.232050391293797 0.382608099984282-0.51913103840252 0.807857453018187-0.840724045494426 1.35951071784348-1.12083986566358 1.5718576015588-1.04792374753151 6.42506098300328-3.18605272115565 8.37451427960787-2.83762242570674 10.6342673977488-2.4217102460625 12.636317946758-1.81432327854463 14.0980002493443-1.07809085440795 33.700038626168 0.139943584413231 38.2543753378359 3.43417554638518 42.0128164453845 6.81628220637685 44.782642177066 10.2557301976626 30.1421280878822 8.6155409223361 28.8810702650599 9.68802831992844 27.2546629540093 10.5610119495309 25.9433749294094 11.5157155620627 1.24880876787302 0.520100928140892 1.23551144298108 0.444312641208853 1.23158060853166 0.370509747037886 1.23701626452021 0.29869224562708 1.25181841094854 0.228860136977801 1.27598704781303 0.161013421090047 1.30952217512004 0.0951520979624547 1.35242379286592 0.0312761675963884 1.56374221493843-0.0420174463470175 1.51305136109659-0.127580672281965 1.47166725079569-0.215436398080328 1.43958988403574-0.305584623741197 1.41681926081947-0.398025349265026 1.40335538114505-0.492758574650907 1.39919824501249-0.589784299900657 1.40434785242178-0.689102525011094 7.40197017925493-3.88216401991485 7.76037414344955-2.96017697140724 9.6363879730925-2.67567876636349 11.3237005975052-2.24159684787855 12.8360737330249-1.71988055285419 13.9347738995257-1.12576066688962 32.1876125535082-0.469098303036844 35.7504606339626 2.07022899195954 38.7291481520988 4.65322357926425 40.8661560256787 7.2510420232943 42.2575278216591 9.86218171844212 31.0715125563784 8.86124819806719 29.994738177118 9.9853969966739 28.5375645379845 10.9091727402024 26.7449490532763 11.6387521382853 24.6104743901651 12.1626878331094 22.123629919015 12.4621327538925 19.2684156557571 12.5037653659697 16.9925694450249 12.9648205974395 0.656948557465512 0.486405311902217 0.645295532682212 0.446141602029456 0.660291681408125 0.423631383425345 0.70193700364689 0.418874656091248 1.42639882831645 0.771324234290205 1.42659682739759 0.665215306289156 1.43592416126739 0.561664877574003 1.45438082992223 0.460672948147476 1.48196683336573 0.362239518007755 1.51868217159608 0.266364587155749 1.56452684461328 0.173048155590095 1.61950085241369 0.0822902233121567 45.6162836652893 1.04401522612125 12.9311866625394 1.83117680192345 20.4691669945569 4.09258002150864 72.8716212918025 17.9633049268195 39.306295132099 11.1678752294633 37.426235032719 12.3818112753461 35.1878833845531 13.40994638036 32.5000889101302 14.2168663628504 29.3508377945564 14.7831855969853 25.7219608140276 15.0743087541687 21.8766655063155 15.2252740374784 8.87976769951274 7.1882094067596 8.50139685593058 7.73771289190063 1.0353486820386 0.897480699494736 1.03896381368577 0.806120393091987 1.08374158766128 0.744835596277881 1.1696820039615 0.713626309054234 1.32588615016357 0.719051378501717 1.31146681288192 0.612820568435382 1.34772220629566 0.528336166697955 1.43465233041024 0.465598173289891 42.9589828349872 12.6858402364683 35.9870123387445 12.7849538013511 29.7194507283293 12.8640603773938 12.0080695561246 6.12758908081764 10.5193445420755 6.06199397011733 8.77343311906589 5.79092153609531 6.98739930138436 5.38929699197661 5.17073805774089 4.79926651413712 3.69811289432255 4.32470753434268 0.822516901005656 1.20146770707584 0.363289211758456 0.639035659300362-0.483485517968802 0.27803701355333-1.7197285692273 0.814892096188714-2.22218891864941 0.869932428335005-2.42307112242452 0.782635936021734-7.15185682897209 1.71124420486808-8.52121220980916 1.29792449914817-10.7832378030726 0.909926869803485-1.41459480627964 0.154148511801395-1.36337395017654 0.220792739441094-1.32135505799488 0.290322750558062-1.2885381297383 0.362738545152297-1.26492316540498 0.43804012322471-1.25051016498946 0.51622748477439-1.24529912850267 0.597300629802248-1.24929005593367 0.681259558307602-1.44315921919952 0.890404633290018-1.34452067313759 0.949695968918832-1.25243999548547 1.01554517295267-1.16691718623588 1.08795224539153-1.08795224539244 1.16691718623565-1.01554517295153 1.25243999548479-0.949695968918604 1.34452067313919-0.890404633290018 1.44315921919838-0.804610228888123 1.4926926416756-0.689541074390945 1.49472117152504-0.576872266328792 1.50570791620999-0.466603804696206 1.52565287573111-0.358735689495006 1.55455605008865-0.253267920725193 1.59241743928192-0.150200498386766 1.63923704331114-0.0495334224779072 1.69501486217655 0.0495334224779072 1.69501486217655 0.150200498386766 1.63923704331114 0.253267920725193 1.59241743928192 0.358735689495006 1.55455605008865 0.466603804696206 1.52565287573111 0.576872266328792 1.50570791620999 0.689541074390945 1.49472117152504 0.804610228888123 1.4926926416756 0.890404633290018 1.44315921919838 0.949695968918604 1.34452067313919 1.01554517295153 1.25243999548479 1.08795224539244 1.16691718623565 1.16691718623588 1.08795224539153 1.25243999548547 1.01554517295267 1.34452067313759 0.949695968918832 1.44315921919952 0.890404633290018 1.73261988849663 0.911801066725957 17.3675305380439 8.28823632182457 13.8640925998407 7.83061464804655 11.2149885436847 7.65911344287042 4.08460907652989 3.29027257010603 3.55233576745013 3.24548709379746 2.77842991188299 2.93177802239211 2.0206503905647 2.52630270554505 1.31005610627471 2.01568729252835 0.216889941602858 0.436567234868562-2.25407367378648 1.21498065085621-4.69284820244866 1.77608482122855-6.36027033271421 1.68593389300258-7.83491884722571 1.4067819352897-8.82818246483294 0.98669477263411-21.9372050634502 0.68413115874182-25.1833477882356-1.33130522715601-28.0048985035391-3.42117979446516-30.7994824632315-5.66994509412871-1.14613486091002-0.186781482587776-1.10707173820992-0.128440353081714-1.11203028560703-0.0741174860409046zM9135.68221698787-1857.70765302009l10.6487374972821-1.19017177834462 1.64129528202648-0.238801873253578 9.65430521890994-1.73345792656755 0.510509331237699-0.096498830177552 0.487942574965928-0.102688343607497 0.485574168085805-0.113360397254837 0.503404110595511-0.128514991119346 8.58689499264074-2.27615125559737 0.631174804113471-0.175135118736762 0.60119156285873-0.183760544125562 0.595884217204002-0.200302851990727 0.615252767151105-0.224762042331804 7.44650681847634-2.81825176543521 0.786271220751587-0.311064608341212 0.744180339901504-0.323670374018548 0.732165772378721-0.350000244384319 0.750227518185056-0.390054219437388 6.23314069641492-3.35975945608106 0.638054786324574-0.356051519865559 0.527683289741617-0.312314087504546 0.498999247891334-0.311964593824996 0.490761966571881-0.324768916867924 0.502971445779622-0.35072705663265 2.63875244371593-1.88275985603514 0.508387530619075-0.371322454411711 0.478869736403794-0.368441044365454 0.468915264602401-0.381029529350144 0.478524115223991-0.409087909366235 2.30804418274056-2.01791447149958 0.530791026578299-0.475976942016814 0.496302227787965-0.47103079827275 0.481912401017325-0.485743092562871 0.487621546271839-0.520113824887176 1.96821367827579-2.15299498456466 0.528403432252162-0.594553443393352 0.488879713630013-0.586324483836506 0.468935239690836-0.60239481714234 0.468570010441908-0.64276444331017 1.61926093032525-2.28800139523082 0.335052921938768-0.48400418516303 0.310631916829152-0.471896230213133 0.298816222471942-0.479465436741293 0.299605838867137-0.506711804747965 0.525061235082831-0.957102084260896 1.26118593888896-2.42293370349807 0.409961342158567-0.819701645296391 0.364610056301899-0.800474031057775 0.333405195835439-0.813965689045972 0.316346760761007-0.860176619260756 0.89398870396326-2.55779190936687 0.238521809935264-0.712625681078407 0.208437613062415-0.690450140769826 0.18644815972948-0.696709924689912 0.172553449940096-0.731405032838438 0.424972936849372-1.91455348909403 0.118636102293749-0.561247183762362 0.101576954924894-0.541100269876097 0.0884509842126136-0.543400223798017 0.0792581901623635-0.568147045526985 0.250763664924307-1.9408212218184 0.0673491020716028-0.565959055528992 0.0523446109618817-0.544493908019149 0.0392359711804602-0.545595191265875 0.0280231827237003-0.569262905268943 0.0769771344257606-1.96584276305839 0.0191441840506741-0.978183368655209-0.0292846988668316-1.20970134732283-0.0963866546353529-1.9896181128131-0.0312608892963908-0.539050172390944-0.0410727474973101-0.516585348420222-0.0528311935104284-0.515515526227546-0.0665362273357459-0.535840705812916-0.269327702262672-2.01214727108254-0.0731138944429404-0.510842073905451-0.080188432470095-0.4887353960155-0.0908113670247985-0.486873461630012-0.104982698103413-0.505256270749442-0.441846008463472-2.03343023786692-0.162108640037332-0.702829294823914-0.174809249541795-0.669805466933667-0.195106634906551-0.664176963071441-0.223000796126144-0.685943783238372-1.39955596978143-4.12572461014588-0.286852471801467-0.805457269025737-0.301349293808016-0.76324975486159-0.328672459681911-0.751888289190674-0.368821969419514-0.771372872012762-2.08455629737728-4.19590217946143-0.738561241518255-1.37687600436698-0.688876436770443-1.123680632282-2.76617469351004-4.2561102168961-0.347548758367338-0.522020625225878-0.345911014341254-0.492552640276472-0.358821533594892-0.483228352142305-0.386280316130069-0.494047760824287-3.44441115818336-4.30634872244946-0.338208920875331-0.414758267144862-0.332966225536438-0.391080597124983-0.341712250718047-0.383462225656785-0.364446996414699-0.391903152739815-4.11926569139541-4.34661769612126-1.28332039734232-1.26009833106923-4.79073829314621-4.37691713791241-1.17961299468698-1.01226421389379-4.79453269001897-3.86213689018359 0.39553174248249-0.296895034568024 0.384723178700369-0.301948683042383 0.383638413950393-0.314611489583513 0.3922774482362-0.334883454190731 2.36436030523873-2.05519914158958 0.550165641428976-0.490933141834603 0.514012967107192-0.486402438723417 0.498636519903812-0.502153645580165 0.504036299817017-0.53818676240553 2.00962006957343-2.20250777945012 0.538714557571439-0.607682653856955 0.497977334960524-0.599559999332541 0.477151227298236-0.616263194764997 0.476236234584576-0.657792240154549 1.65024725311378-2.34951415904925 0.320627480357871-0.466313132069672 0.29759744918556-0.454330629750984 0.286664763030785-0.461306705487914 0.287829421891729-0.487241359280915 0.572600692759806-1.04889563671168 1.28624185585431-2.49621828038494 0.400821008151979-0.809296138967056 0.356625745727797-0.789986199840541 0.326284826960546-0.802993356230445 0.309798251850225-0.848317608136313 0.917603877802321-2.64262014345923 0.277530871624549-0.841498532321111 0.237820410899076-0.816475176369295 0.207148568602861-0.824790720118017 0.185515344735904-0.86644516356796 0.5609182164917-2.83560945585464 0.15569370605408-0.855887287971655 0.121004861477559-0.826090980626987 0.0906197961485304-0.829973817249766 0.0645385100724525-0.867535797840219 0.170572874214486-2.89229931534351 0.0433623103235732-1.47181358404896-0.0692018635290879-1.85884487748945-0.219648975902601-2.94592859545446-0.0713266287220904-0.802593016782339-0.0930280729044171-0.767697560559327-0.119062011453934-0.764092929077606-0.149428444361547-0.791779122336948-0.60974733385774-2.99649729618659-0.157818604664499-0.72665971107449-0.171960677589595-0.692632856706723-0.193599997450292-0.686898675071461-0.222736564239312-0.709457166168249-0.999722199650932-3.04400541754012-0.217474027371281-0.636597265171304-0.224940910928126-0.605180818276949-0.242024309178305-0.59855364837631-0.268724222127275-0.616715755471432-1.389573573284-3.08845295951551-0.252163657019992-0.544960368131797-0.254395750833282-0.517107706788011-0.267414335232388-0.510496965488528-0.291219410224585-0.525128144232895-1.77930145475329-3.12983992211207-0.0828454175589286-0.144603412796187-1.02163547869895-1.6224776454676-2.16890584406428-3.16816630533026-0.392829982172771-0.559233177069473-0.39141922541603-0.526302861529757-0.406429305672646-0.514799894685439-0.437860222951713-0.524724276536745-5.50613088741011-6.43906944280047-0.484683621778459-0.552156579811026-0.480408728564726-0.516148786987515-0.496173294053733-0.501013152580299-0.531977318243662-0.506749676590061-7.06306653871252-6.5556480231312-0.430257876629184-0.391211964866216-0.421482585361446-0.365838511057973-0.430331503854177-0.355387369960681-0.45680463210374-0.359858541573885-8.61901425272481-6.64774196843337-1.49653125797886-1.06883450283522-10.1739740294433-6.71535127870857-1.27181006113096-0.785898153059407-0.0175362420868623-0.0101150893601698-11.7279458688754-6.75847595395499-1.11920000720966-0.60752853109625-13.2809297710119-6.77711599417307-1.43241714242504-0.67465670398542-31.2168594992745-13.5122135688903-1.56166557197867-0.614585859333602-37.4169398603408-13.2929581094272-1.28890853605117-0.418920103149503-38.1055393031747-11.2526124182541-4.79286690592198-4.3623217073141-1.09801035071541-0.942735843083028-10.1471183041795-8.21413506679983-1.44886362398938-1.08836499425797-23.4205959169303-16.2997871340758-1.64042225706362-1.04926955876135-27.2478476873366-15.9685520048483-0.140439855578734-0.081692601816485-1.25412391057398-0.677156354192448-30.6656266885111-15.4454075197882-1.22654248417712-0.576639434907975-33.6739329204574-14.7303536788945-1.11652941657485-0.456649518918312-36.2727663831756-13.8233904821691-1.05055333276869-0.373749626168319-38.462127076662-12.7245179296096-1.01957965345719-0.313342547080538-40.2420150009202-11.4337360212166-0.849131635954109-0.225213142974098-73.8365284325992-18.2011604992485-1.0820795636464-0.241419804350699-21.7076072863365-4.3401922471221-1.3961979334108-0.238237478103656-15.0921932422934-2.13719551628583-0.745239823145312-0.0954764169150621-0.71764615587017-0.0702843817166468-0.71951302094385-0.0475069683184302-0.75084041836999-0.0271441767204124-38.9615407173187-0.891708803822894-11.2855084121966-8.61050427884811-1.55560953681561-1.09579934310932-20.7239801654578-13.4483182254003-1.10886323838713-0.679253610338947-0.23031476140568-0.131348840416649-23.3940635758026-13.1777618321162-1.19331987883925-0.630381634390233-25.7597583168936-12.7306728873909-1.10063454803458-0.511089553492184-27.8210643887251-12.1070513912236-1.04889977085622-0.42845459702221-29.5779817912971-11.3068973436161-1.03028252465447-0.368219317051171-31.0305105246134-10.3302107445666-1.04020050745567-0.32130378185775-32.1786505886721-9.17699159407584-1.17446465399553-0.304330704673703-43.5019606819333-10.1526109895585-1.31425528950786-0.269756480816341-42.2167082639098-7.49067579329994-1.38538001216875-0.205966585917395-40.1911013545396-4.82887410188005-1.53697531913349-0.136702180664088-37.4251399538298-2.16720591529793-1.44527273394851-0.0418112290872159-0.364308235386488 0.00265455074031706-33.9188240617823 0.494328766445051-1.64882958293856 0.0785317510831192-15.4131827928268 1.24519816861402-1.30689419197097 0.140246599762577-14.258970885563 1.91053177473577-1.53466752839722 0.254458707097911-13.01221466688 2.57584869275206-1.83385430271755 0.435454474782091-11.6729141367787 3.24114892266425-0.573364945297726 0.165721820033468-0.546361129099751 0.172028132170453-0.541856177776936 0.18573110739726-0.559850091325643 0.206830745714797-10.2410692952608 3.90643246447144-0.587172255500263 0.231404915072744-15.5695706942861-6.91100321475824-1.10976819543976-0.461002986604399-28.3516700860082-10.9860953728448-1.08216166614875-0.39093445924027-29.9629202110718-10.0509301382713-1.08012681828495-0.335340299677227-31.3264678782198-8.95406141099738-1.28980568478801-0.331771810979717-46.2155528206376-10.5838828979818-1.57708526259103-0.308189788538584-43.6865487098776-7.08783342379002-1.76840757732316-0.222544996544457-40.2061634718457-3.60939166277331-0.542850817940234-0.043482499836955-0.521773699272671-0.0304708237699742-0.522336091848047-0.0184735352877397-0.544537995669089-0.00749063438843223-35.774397106542-0.148557614928905-0.103814701347801-0.0002155507736461-1.90621425168138 0.0727789910970387-15.9279795640105 1.21803155011003-1.64685042915698 0.180994400109284-14.463270049956 2.07663716963089-0.512628576041607 0.0783935810559342-0.490337318409729 0.0853389638855333-0.488352566418143 0.0960478810548011-0.50667432006594 0.110520332563738-12.8796378949946 2.93304182500469-0.637551154604807 0.152962717769697-0.607857807888649 0.162661992668745-0.603126220841659 0.179412374720414-0.623356393464746 0.203213863926976-11.1770830991245 3.78724551623236-0.803174709155428 0.285685233300683-0.761128580738841 0.300078740406207-0.749849341182198 0.32724598147297-0.769336990485499 0.367186956501428-9.35560566234562 4.63924824331252-1.39356133986439 0.74684289485549-1.3676760429762 0.849491828745613-3.95758546709567 2.63843734301554-0.534324721948906 0.365099353968162-0.503650506157101 0.363443221820489-0.493540497186586 0.377057801240426-0.503994695037363 0.405943092227517-3.45762011756233 2.850612663231-0.564048500530589 0.477511624601902-0.527676314377459 0.473951379821756-0.512645939801587 0.49016970897128-0.518957376805702 0.526166612053203-2.94278943791141 3.06251286292763-0.0573259302645965 0.0598379563598428-31.0781424444831-5.7179061375823-1.51909607151993-0.231473311901027-45.2646899775973-5.47980552470699-1.71379802735828-0.147863313169637-41.5026793420748-2.14572655289294-1.29079891707715-0.0333454753008482-0.783051923567655 0.0122664155992425-36.8089131442484 1.15349758090997-1.95679946464315 0.138322839465218-16.3531206347225 1.80306570375114-1.60107017681821 0.229167042521567-14.8302707494049 2.61480117294695-0.497426607720627 0.0922861536482742-0.475525705169275 0.0981303625612782-0.473322535833177 0.108259140054543-0.49081709971324 0.122672486129886-13.1909514187983 3.42217978739063-0.616152616463296 0.167277332006051-0.587090363695097 0.175461614344385-0.582151402092677 0.191210926189797-0.601335731655126 0.214525267540012-11.4351626429061 4.22520154708309-0.772268444101428 0.298236822330637-0.73137983165725 0.310401975942113-0.720097206131868 0.335746717846632-0.738420567525282 0.374271048044648-9.56290442172485 5.02386645202387-0.873090323212637 0.481128761164655-0.460360676412165 0.271606145449368-0.436200697279674 0.269976854452125-0.430000980516525 0.279745789962362-0.441761526123628 0.300912951979626-4.04295867626752 2.81007104825403-0.510221159283901 0.363052210825572-0.480875013302466 0.360486338789997-0.471183785981339 0.373064362678633-0.48114747731961 0.4007862824933-3.5312180789897 3.00810345395848-0.538540522622498 0.470612429267021-0.503840747669528 0.466139472722716-0.48954905195933 0.481127044311961-0.495665435490082 0.515575144034301-3.00491880105164 3.20559125281761-0.542651367114559 0.595637716459351-0.502273414247611 0.588001712080313-0.482001846640742 0.604730366281729-0.481836664297589 0.645823679064051-2.46406084245064 3.40253444483233-0.379783465149558 0.537451504655564-0.350907807131989 0.525147750208362-0.33619335307867 0.534687271215716-0.335640102989601 0.566070067678993-0.435614896390689 0.786863727635136-1.90864420319122 3.59893303000445-0.429702227707821 0.844032445092125-0.381694150536532 0.824961964263821-0.348448458545135 0.839545316687236-0.32996515173545 0.887782502365553-1.33866888327066 3.7947870083317-0.311006828074824 0.932931783543609-0.263351206799598 0.90632404111193-0.225551564957641 0.916462556335318-0.197607902552591 0.96334732921423-0.656649389095037 3.50959284198416-0.161038365788954 0.949748531184014-0.119631814623972 0.916745235484996-0.0823028089826039 0.920847351892462-0.0490513488630313 0.962054880408232-0.123691698015136 3.64295751701229-0.0143981798300956 0.848352334781339 0.00795058755738864 0.671379067202452 0.0247825700926114 0.643915546762855 0.0430107637566834 0.642955271650862 0.0626351685486952 0.668498241868292 0.398036055293232 3.76732790315418 0.0945744685886893 0.789085440592316 0.114584775889853 0.754077835828866 0.139795248124756 0.749813538126091 0.170205885293399 0.776292547480807 0.908533870834617 3.88270400040574 0.167352468979516 0.677497230954941 0.178545180521724 0.64552549461132 0.197470486433303 0.639989806691119 0.224128386712437 0.660890167195248 1.40780174860629 3.9890858087706 0.208001836125732 0.569883886726075 0.212726491232388 0.541977995779234 0.226528344950566 0.536355867791826 0.249407397278446 0.55301750276567 1.89583968860552 4.08647332824694 0.22565310675509 0.474815459828733 0.226020542958395 0.451084109273324 0.235970780648131 0.445959583548756 0.255503819822479 0.459441882655483 2.37264769083959 4.17486655883477 0.0845165951186573 0.147543522665728 0.854001279426484 1.37443771679182 2.83822575530303 4.25426550053453 0.905492065999169 1.26961986081324 3.29257388199494 4.32467015334623 0.858778522826469 1.06609819030564 3.73569207091805 4.38608051726988 1.19085779936995 1.30214516882279 7.5636254875235 7.70581008577256-0.981229214967243 1.34486216588994-1.00685130067905 1.4808944549527-0.976453890149969 1.55625239973688-0.0292716309813841 0.0508376036932532-0.870804393466642 1.51648419593221-0.88001886022812 1.67652309285631-0.740426107390704 1.55059103103758-0.740083144519303 1.71120491555848-0.615716442445773 1.58321496026838-0.594672498128602 1.70995773419372-0.49667539863367 1.61435598362459-0.18516508501034 0.627518827381209-0.162025408422778 0.606660531639136-0.145219371692292 0.610901438621113-0.134746974816153 0.640241548324866-0.564334760656493 2.84383205752556-0.152042443416576 0.830846627511164-0.119135556262336 0.801832995424775-0.0904996608896909 0.805567653706021-0.066134757299551 0.842050602352629-0.185341924689965 2.91591102301118-0.0503495137218124 1.58585642873732 0.0488362429223344 1.56186656519594 0.186748292153425 2.98334526310236 0.0562728074328334 0.742446530116467 0.075020058593509 0.71064798819225 0.0973012181366357 0.707941413721983 0.123116286057666 0.734326806705212 0.551935889867309 3.04613477779731 0.128434271538026 0.663632290410078 0.140289762084649 0.63337962713149 0.158293063537712 0.629121828779262 0.182444175900855 0.65085889535294 0.910220868459874 3.10427956709646 0.176458012613693 0.57885341361316 0.182635669802949 0.551323062040865 0.1966518860836 0.546480504979172 0.218506661451102 0.564325742428991 1.26160322792293 3.15777963100027 0.29993391127573 0.721690193470749 0.30918215737529 0.683379759972468 0.331539611791413 0.67281720295523 0.367006274527739 0.690002522417217 3.54974305773521 6.45748055213016 0.257442834263202 0.456905652516525 0.362303768404672 0.609781836141792 0.3640378945056 0.57521910108062 0.381085021203035 0.564069862250108 0.413445148499704 0.576334119648436 4.87244106608068 6.61574410299863 0.400677266371531 0.530879032250596 0.397848208752293 0.499185137528912 0.411697602459753 0.487825873509792 0.442225447497549 0.496801240192781 6.1399181214183 6.73684985070395 0.363752978721095 0.391639275763282 0.356995671603727 0.368386591936996 0.365213006003614 0.360241656265771 0.388404981919848 0.367204468747786 7.3521742237499 6.82079779524338 1.30176486810251 1.12681036479671 8.50920937307183 6.86758793661875 0.418830909410644 0.331563269558046 0.408618072327954 0.309627174827256 0.415493012396837 0.30033859737614 0.439455729615474 0.303697537206972 20.268640382079 13.7269150847064 1.51878550681522 0.951029955529066 0.355635509623426 0.201468033575111 24.2341295432734 13.4681820122341 1.60004968392059 0.81543809847426 27.7578510804069 12.9121865144461 1.44010682982389 0.615787511263534 21.0074883027855 8.21431268389506 3.47528284511918 5.94614742687782 0.445963446944006 0.737085008660415 0.451919688810449 0.692375425848695 0.476774085725083 0.675501004169746 0.52052663768518 0.686461743626751 5.12775596596293 6.55307552570412 0.423944549798762 0.528643415251281 0.420360806185272 0.496242636489114 0.434374380859481 0.484023613990757 0.465985273817751 0.491986347755301 6.42077882104786 6.61878441430599 0.381405875052224 0.385716512384533 0.373927566743077 0.362226761786587 0.382120076374122 0.353573612358559 0.405983403948994 0.359757064098176 7.65035160187199 6.64972518040668 1.35203497904513 1.09498310499157 8.81647430842895 6.64589782400117 0.431613173393089 0.318991797249055 0.420656982959372 0.297262773860894 0.42728068161523 0.287660691012206 0.4514842693643 0.290185548703448 20.8775164394992 13.1412410887756 0.817529013517742 0.49304967060516 1.0915785133584 0.5945423419289 24.7806063746093 12.7087141931142 1.61386502211008 0.756271727873809 28.1760957156257 11.9980423174247 1.44339197315821 0.562465018888361 31.0639844625557 11.0092254617057 1.35931082337993 0.438460330178259 33.4442726153911 9.74226362595709 1.07849476125011 0.288203627849271 21.0151424905116 5.11597868522131 0.827002013315905 0.186533076146361 20.8269975890344 4.32786131562534 0.839087110015498 0.159461177784578 20.4369728103184 3.52327165033648 0.874263072329086 0.134839064867947 19.8450681543609 2.70220968935519 0.937727948354222 0.109694169400882 19.0512836211637 1.86467543268145 1.03808317523817 0.0798207252814791 18.0556192107251 1.01066888031482 1.1893053245376 0.0382092630172792 16.8580749230459 0.140190032255759 0.207890262952787 0.000864382171812395 1.20626847828407-0.0291186307272255 7.14516212454419-0.345161378792 4.66283763308911 3.15251561937657 1.36744692053344 0.861462519475481 13.1742798440682 7.71624528891016 0.134933167456438 0.0784663614051624 1.05404541811095 0.575253497509038 14.6523247315645 7.5456980134436 1.06141866159487 0.515294616326173 15.9921322282689 7.30264868122049 0.972617313142109 0.419468512356843 17.1937023341879 6.98709729224174 0.91371493560564 0.3506335345146 18.2570350493115 6.59904384650827 0.87857783806794 0.299243973529428 19.1821303736469 6.13848834401892 0.863103529077307 0.259148923345265 19.9689883071951 5.60543078477349 0.93762684136982 0.243702023963806 23.8417074296412 5.70601052540269 1.05962302961143 0.229425814693514 23.415391653316 4.54064739194519 1.15543902155332 0.196078073301351 22.6572469316616 3.30059121913109 1.3116138024543 0.15580872893679 21.5672732646808 1.98584200695927 1.55242729535348 0.0943589562693887 20.1454706523746 0.596399755430639 0.739792314059741 0.0109482506427412 1.17820103840131-0.0277785867353941 18.3918390947438-0.867735535455495 1.78333047805245-0.148254544992824 8.43461116784602-1.0062600766089 1.41696448676703-0.210377679578187 7.87176742394149-1.40030378908932 1.64347909827302-0.349710358692391 4.58191864650871-1.13717185119776 4.54461532115238 2.70922713706977 0.30139474657517 0.176830295685477 0.927909474146873 0.509841453998433 15.5405764316965 8.11521164254077 1.02506324347451 0.505802711665183 16.7874955066836 7.81152350055595 0.872280836381833 0.385820019523635 17.8015718971928 7.47115012629001 1.09804116814666 0.430663048703082 37.71400222798 13.7744392006646 1.23573559273063 0.415148962700641 38.9761955762442 11.9727229162422 1.53642225962176 0.418898310082795 29.1003328431252 6.94639900773745 1.07235854900682 0.231232855033568 28.335143059132 5.4622379375794 1.12760641492241 0.190732478543623 27.2795659433323 3.9747903935197 1.22086146405127 0.147323075995246 25.9336014957298 2.48405637555697 1.36589486807497 0.0931739955528883 24.2972497163246 0.990035883691689 1.01782612944226 0.0207279935898441 0.566751384225427-0.00642496823479632 22.3705106051111-0.50727108207434 1.91170717466775-0.116733528635223 20.1533841620967-2.0078645217452 1.74128278908574-0.235539123666513 9.15452362372889-1.5676818238428 1.35956068739688-0.27182579915825 0.552387546556929-0.126467097176601 22.3257964076292 9.56570587644751 0.965258345197071 0.389992166438333 32.1907030348266 12.2326446411032 1.08049467609817 0.382485475545991 33.8507358729057 11.1164313850461 1.26355328423779 0.378323256717749 34.7920526937323 9.42458364014942 1.12240788861709 0.276354947133541 55.0262872306812 12.2063915411927 1.78681802757455 0.328746328347961 54.0204994020278 7.92173060423193 1.86724206304461 0.202511441034403 50.7718320508047 3.58331074117086 1.60242913649563 0.0615349892113954 23.4667659178886 0.147948257531198 0.157611532227747 0.000496832838734917 1.09553296022932-0.0240153841125448 21.8135192591162-0.956816305521897 1.49149661331285-0.110199327953751 19.8799126600243-2.06830073433707 1.85074514663393-0.262814826362273 17.6659461206091-3.18650502891501 0.616536719871874-0.118270237277557 0.588703972573057-0.128202879462151 0.585102082955928-0.143749428334786 0.605731051016846-0.164909883895689 15.1716196408724-4.31142918925571 0.597177209703659-0.176815166030565 0.568767264541748-0.183798481491067 0.563741628491698-0.198679287590267 0.582100301557148-0.221457584327936 6.56282490918238-2.57966111280666 0.483493001880561-0.195197922669195 0.46005337069073-0.196893128478678 0.455610266424628-0.20696688879093 0.470163689078618-0.225419203605497 5.83410831163019-2.8634121025525 1.48504472103741-0.791975275006053 0.686766728898874-0.411304049646787 5.0703467215335-3.14800307551855 0.652381013578633-0.417496760547238 0.613513390782828-0.419725832779932 0.599474734683099-0.439543510757858 0.610265045277629-0.47694979448147 4.27154013889958-3.4334340317057 0.72453885521827-0.602483310470689 0.673279661175911-0.603798416646214 0.648760268682963-0.630069951569794 0.650980677753978-0.681297915241203 3.43768856372481-3.71970497111283 0.745128344140539-0.83901227700153 0.678602763666277-0.836241185552808 0.638300650443853-0.867394553197073 0.624222004467811-0.932472379933643 2.56879199600917-4.00681589373949 0.604420955840396-0.992845156784824 0.284899239049992-0.504898263545101 0.265014740023616-0.4941100860799 0.248391100671142-0.490134141522958 0.235028320987112-0.492970429873594 5.21845707767716 0.96067734715416 1.49469447024057 0.228665232486492 29.6090239323876 3.61714556467746 1.71178314515964 0.149626821044876 27.0908537768264 1.43214458794296 1.31976977242812 0.0348601496450556 0.779268279758981-0.0121481325793411 23.9888600380946-0.748113835253207 0.510684730636058-0.0205340639367932 0.489622927894743-0.0296369876832614 0.488869914743191-0.0401891654144038z"/>
          <dr3d:extrude draw:style-name="gr21" draw:layer="layout" svg:viewBox="8989.67005760744 -1921.67837980729 56.0004995871241 35.2607606642664" svg:d="M8996.76954132751-1887.01400934489l0.0170099917977495-0.0062923464627147 0.00931218064943096 0.0160261223581983 0.218984313536566 0.487512316499078 0.0263081062967103-0.011817265744412 0.040519878770283 0.0790045641449524 0.0281220927245158-0.0144232652924075 0.0269497286972182 0.046380076364585 0.882956086827107-0.513052777322628 0.58813041583926-0.301640461015495 5.82488873853617-2.61646571514348 4.21127518035246-1.55783746388533 3.03157976546208-0.827689325752772 2.08978313547959-0.325558606920367 6.9078762490899-0.101155992603935 24.9973200029963-0.366050089226064-0.0142448890765081-0.972774112432035-0.0271136940846191-0.891952987237573-0.0562914493584685-0.854582985612751-0.0884070899483049-0.851859726138628-0.123460615848671-0.883783208814975-0.157377572708356-1.01021748575408-0.118831890782531-0.704329885838433-0.133146560354362-0.672469895735503-0.15334723815613-0.668152970325082-0.179433924189652-0.691379109607169-0.284921548216516-1.04358286792194-0.152799422032331-0.538670069813406-0.158089896383899-0.513598007347582-0.170179158729297-0.509719905854126-0.189067209070345-0.527035765333494-0.396876815615542-1.07287025893606-0.642183301599289-1.57011635133063-0.493243374887243-1.09807965879668-0.560071359954236-1.16526695719722-0.57402122604617-1.11921106750265-0.594262097893079-1.09103208458737-0.0348309495748254-0.0601357939874561-1.32802117308711-2.2855043965094-0.490276754429942-0.80818842667486-2.74918319316203-4.34444466563673-0.738311835648346-1.2437174081806-0.734473607377367-1.4586341792899-22.3290158694545 11.2434447702487-22.3290158694545 11.2434447702487 1.12395081227078 2.23211978504037 0.67838077484339 1.25655522975126 0.153163489809231 0.261610972003155 1.36203289989498 2.29440183175416 0.371944214195537 0.606713248659162 2.68669407825473 4.24569515247231 0.687110219898386 1.1825063186418z"/>
          <dr3d:extrude draw:style-name="gr21" draw:layer="layout" svg:viewBox="8539.30120058905 -1962.30990092103 75.7402655291426 71.6501814778465" svg:d="M8592.12014594485-1890.65971944318l11.4606600866719-22.2183093501235 11.4606600866719-22.2183093501235-26.6272589613582-13.7348868083068-12.315442863488-6.79356970243634-11.2421604563442-6.68510626685634-12.7777016239761 21.487911513422-12.7777016239761 21.487911513422 11.5900753984497 6.89199251161585 0.2777016239761 0.162723581189084 0.424643607706457 0.239677100492599 12.9749358270765 7.15736591066639 0.614696305621692 0.32799715501983z"/>
          <dr3d:extrude draw:style-name="gr21" draw:layer="layout" svg:viewBox="8261.28603892698 -2013.49540619201 37.8857351318857 53.4530596599907" svg:d="M8261.28603892698-2008.42951404956l6.2984525803804 24.1935837587719 6.2984525803804 24.1935837587719 2.4059029860673-0.626342340259725 0.563988677138696-0.153049006217771 0.537731504286057-0.159390601982977 0.533638171877101-0.172600220792447 0.551708679913645-0.19267786264686 2.2898664682034-0.826280723533046 0.484898264561707-0.179986305045077 0.461733879386884-0.182248368088494 0.457646503282376-0.192281879227721 0.472636136244546-0.210086838461848 2.1904065957533-0.9976564806243 1.53572591450393-0.764135051262883 2.10752336870792-1.14046961153372 0.601839688424661-0.336492530434725 0.591738198074381-0.352597838725842 2.04121678707088-1.25472011626152 0.867557436651623-0.558267117758533 1.99148685084401-1.34040799480681 0.701493385486174-0.489800624450481 3.90009047464628-2.82362912052349-14.6607890202122-20.2499695136762-14.6607890202122-20.2499695136762-3.5535349758502 2.57272617233775-1.20853087917931 0.813424628807979-1.01438924174909 0.623537193797347-0.746485875317376 0.403954930644659-0.486479891289491 0.221575216756491-0.257900515833171 0.0930614198603053z"/>
          <dr3d:extrude draw:style-name="gr21" draw:layer="layout" svg:viewBox="7973.88231077178 -2080.92703405134 42.2368598696285 56.8995406892875" svg:d="M7973.88231077178-2073.53246526185l3.50919353984773 24.7524859498976 3.50919353984773 24.7524859498978 4.91486236511537-0.696786710466768 1.5221326605606-0.264003827375745 4.40030549591393-0.904072870691834 1.4116718691248-0.332990492750014 3.98168596799587-1.0620357224966 1.17517940236212-0.344498958178065 3.65900378135939-1.17067526588198 0.825691162779549-0.280138830724809 13.3279400847214-4.78263032898303-8.4438686346748-23.5308538408692-8.4438686346748-23.5308538408694-12.9175374599736 4.6353604562396-2.66034565632071 0.851160874557081-2.68887199142046 0.717203247836096-2.93265188977512 0.602533395735918z"/>
          <dr3d:extrude draw:style-name="gr21" draw:layer="layout" svg:viewBox="7624.22142232467 -2201.67869662319 53.9716540856034 48.1457623504098" svg:d="M7649.94749113875-2164.15444678389l3.41572424096557-0.400548629328569 0.669516790555463-0.0785116168199238 3.20635083306024 11.1005727572629 0.379088124046575-0.109497910505979-3.18817876333924-11.0376599967499 1.67085327536734-0.195934432068952 4.85661300945048 9.94299702782837 0.316309626519796-0.154500040870062-4.80237255283464-9.8319499466902 2.45315328571269-0.287671696192774 6.01663519795056 7.84616745000676 0.256822407300206-0.196937771877856-5.89926664589893-7.69310958918186 3.5603487777189-0.417508183401878 5.74351526845658 4.86590854801671 0.200626466383255-0.236811103529362-5.5223728859437-4.67855662866032 5.30303212715171-0.621865847465415 2.80398076585698 1.51105005962791 0.147721803773493-0.274120035825035-2.41261736112028-1.3001464388667 9.07010148039444-1.06361534466714-0.0366008872115344-0.312118251156789-0.0736076533648884-0.576550421922093-0.0833786346292982-0.551561478262101-0.0968792403946281-0.549350956853232-0.114109470659969-0.569918857696848-0.0725607388512799-0.344048101479075-0.12813473015467-0.577638738879614-0.135948914855362-0.551343250235732-0.149669735022144-0.547777744572613-0.169297190656835-0.566942221889804-0.239835919393954-0.773628156499854-0.19248920933569-0.597440369057949-0.198953123236606-0.568609750385349-0.213940432754498-0.563141975626422-0.237451137889366-0.581037044779805-0.76637381301498-1.81758094519319-0.401062099827868-0.901105147556791-1.62649947611772-3.46856090612209-0.0801482911665516-0.231594553934883-0.0179892573241887 0.0062255705474854-0.126880569896457-0.31056147874051-0.0220662967858516 0.00901523370839641-0.0687252911966425-0.146558828825619-2.89257494090089 1.35640450127357-2.68993324291205 1.09897809679569-7.24578112714244 2.50755885938952-6.10777530733685 1.55483266380361-1.13009942115787 0.0880413275767751-0.923065683925415-0.0218040224144715-0.618399961262185-0.0939016323191026-0.211745911625258-0.0672594360739822-0.440457728859656-1.52489023200133-6.93753015596394-24.0181322199519-0.379088124046575 0.109497910505979-1.05501772849857 0.327159055635548-0.9978195300273 0.358018423202793-0.980072218776513 0.404078521874908-1.00177579474257 0.465339351653256-0.316309626519796 0.154500040870062-1.52778457199111 0.812901772974328-0.71514091305653 0.427019963263774-0.672438194648748 0.432268943501185-0.656839488960031 0.455622048281839-0.668344795992198 0.497079277603007-0.256822407300206 0.196937771877856-1.06164308890493 0.85549101748029-0.973047253964978 0.874896899792475-0.92121365102048 0.929317466149314-0.906142280069616 1.01875271655217-0.200626466383255 0.236811103529362-0.721388333629875 0.887214396608215-0.653037073998348 0.88199640909852-0.609780727182624 0.912437696742018-0.591619293182703 0.978538259538254-0.357162849228189 0.640116793865218-0.147721803773493 0.274120035825035-0.542820225480682 1.06008918461885-0.472356289808886 1.04086339576088-0.419532689636981 1.06325415375704-0.384349424964057 1.12726145860916-0.0981084194681898 0.308864568764875-0.286027200289936 0.958840183894154-0.237792381612962 0.930397919038569-0.198337117525625 0.939599857554185-0.167661408027016 0.986445999441912-0.0517863134709842 0.341044702347972-0.110215151034026 0.803041599460812-0.0809538288740441 0.7737095579173-0.0544577530326933 0.776024713238257-0.0307269235108834 0.809987065424139-0.00875548577732843 0.370660436574781-0.00697166236295743 0.59036811741953 0.0755228635034655 1.94176195046475 0.0309840636100489 0.397711771445302 0.0445936261057796 0.512361357197733 0.0528180022392917 0.490757012657923 0.06345532942305 0.489495258405441 0.0765056076552355 0.508576094439832 0.0674323346920573 0.422198706959534 0.097285251028552 0.571531794387283 0.105953844326905 0.546228652945501 0.119283025977893 0.54347356710241 0.137272795983336 0.563266536860738 0.231044369411393 0.907600623039343 0.136907505957424 0.517338906023724 0.141902193261558 0.493609068752448 0.153011602252263 0.490279098864448 0.170235732933179 0.507348996357905 0.33734211407409 0.974775572822637 0.482211941294736 1.27911148101566 0.417309632294746 1.02143532775608 0.50810122027724 1.1589789228733 1.73288855784085 3.69543894397066 0.574732337833666 1.36307181703296 15.4396821320224-6.51006388383985 4.21042980444781-1.3052941451383z"/>
          <dr3d:extrude draw:style-name="gr21" draw:layer="layout" svg:viewBox="7535.7816382268 -2323.98629082194 70.5495817253468 58.3625389234944" svg:d="M7535.7816382268-2313.44283973926l7.30299318896141 23.9095439204093 7.30299318896141 23.9095439204093 5.71945387225878-1.74696484436208 5.65827237551821-1.51031654292365 6.04412435063568-1.36968651558936 6.4907299370434-1.20385402696638 6.99621079907229-1.00922917310436 7.55810976908197-0.782559651858719 8.17359508728259-0.52115378952567 9.30309915653106-0.234674876207919-0.630435737911284-24.9920497514781-0.630435737911284-24.9920497514781-9.78368500781562 0.246797871272065-0.960350349008877 0.042713094451301-9.14613534564069 0.583163594966209-0.983926542559857 0.0822730009454062-8.54783681340723 0.885035068980869-0.994682660942999 0.123187297258937-7.9887894111198 1.15241229331741-0.989672053748109 0.163093113545074-7.46899313877566 1.38529526797629-0.966199796655019 0.198998589052735-6.98844799637936 1.58368399295614-0.922053561429493 0.227446417261035-6.54715398392364 1.74757846825696-0.855672486705771 0.244794318554341z"/>
          <dr3d:extrude draw:style-name="gr21" draw:layer="layout" svg:viewBox="7722.03814374311 -2392.47942584591 149.833214268584 135.576031069426" svg:d="M7772.03568130742-2372.34014143028l-0.0667660740773499 0.000937163501475879-0.10206645559083-0.803418978690388-0.0925081694094843 0.0117522503392138-0.0594510645978517-0.260808043190991-2.65942312536026 0.606214187590467-4.31097079708889 0.547666312454112-3.38947107539298 0.0475763870445007-2.48372593169915-0.287010833924342-1.62779811009477-0.436958841853084-0.857658860155425-0.390292196200789-7.1268709137612-4.93761756364665-20.5499050592116-14.2373242590525-0.89252530849808 1.28825543471885-0.294911881714143 0.434200325344136-0.274302774418175 0.422519092237508-0.264877955201882 0.428490448209232-0.266637424065266 0.452114393261581-0.302077375403314 0.536586362996786-0.277253753562036 0.521907123118581-0.263601820819531 0.528933615009009-0.261121577183076 0.557665838665798-0.671855181843966 1.47638757592085-0.417586469248818 0.964735097176799-0.361840987220603 0.941787498790291-0.319756732543283 0.956895096080189-0.291333705218676 1.01005788904877-0.444871683443125 1.65727573442018-0.228373974277019 0.910771200924955-0.186488351647313 0.881653069202457-0.151439506484167 0.888344592829526-0.12322743878758 0.930845771807526-0.211574813297375 1.83091991021865-0.0747950453624071 0.730000984206981-0.0513678218740097 0.702400617356943-0.0296021915046367 0.703654027661742-0.00949815425246925 0.73376121512365 0.00246243568926729 0.350878498702059 0.028035428588737 1.99732010331536 0.0191084405323636 0.716226404461395 0.0378598993729611 0.686590209529641 0.0585927189840731 0.685132382160191 0.0813068993675188 0.711852922353046 0.273959042223396 2.15647631370939 0.0853798287544123 0.617666131836813 0.0965742464595678 0.590589610360894 0.112076777910261 0.587844765902446 0.131887423106491 0.609431598461015 0.526196027599326 2.30838854140484 0.126308048385908 0.530511252654833 0.132204755062048 0.506410685231913 0.143822014643774 0.503234644556414 0.161159827131087 0.520983130628338 0.784746384722894 2.45305678639625 0.222374058825153 0.666544570850419 0.231160893136803 0.633512644121311 0.249836494463125 0.626382754242059 0.27840086280321 0.645154901212209 2.37039732778248 5.31114237696329 0.276936149073663 0.601530521822042 0.280853485196531 0.570132683819793 0.296670988250298 0.562064304182059 0.324388658240423 0.577325382911113 0.21107378054603 0.358662864405233 3.4803592172002 5.80288756451409 0.332439710410654 0.540480065238626 0.332005208250848 0.510526531559663 0.345552641872928 0.501456049348235 0.373082011270526 0.513268618604343 4.64082808056992 6.23668089045441 0.326695775818735 0.430413428196516 0.32232151309563 0.406270286103791 0.33150045581533 0.398815936202482 0.354232603977835 0.408050378493499 5.85180391789345 6.61252235478059 1.275736696678 1.33840301363625 7.11328672916989 6.93041195749629 1.2169937182307 1.10994918778579 8.42527651440014 7.19034969859968 1.16189901597681 0.933200838264384 9.78777327358694 7.39233557809075 1.11102554592617 0.792439333018137 11.200777006723 7.53636959597043 1.45607641674087 0.908698563754115 0.136573373604733 0.0782784091456961 26.842593108674 15.2730337991316 0.490441565604669 0.272665907379178 0.476401348031686 0.25114891215253 0.482213927618432 0.239799392188615 0.507879304361268 0.238617347485615 33.1006917286704 15.1537475313053 10.4064904807792-22.7311450629627 10.4064904807792-22.7311450629627-32.1001667442461-14.6956996108265-25.071351316401-14.2652237246616-9.85662682282327-6.63196693066584-8.64821594963632-6.53167095972958-7.23145112782004-6.171508121839-5.8604497323322-5.70978402075525-4.53649493233934-5.12622681370385-3.26532518585918-4.38818047861514-2.06477465754142-3.44264900144663-1.1941563566179-2.67564190864459-0.00203837931712769-0.00637181682441224z"/>
          <dr3d:extrude draw:style-name="gr21" draw:layer="layout" svg:viewBox="8076.12899175666 -2368.98146161914 49.5488052341225 49.3574770452697" svg:d="M8125.67779699078-2328.46603379246l-14.6500862456614-20.2577139133391-14.6500862456614-20.2577139133391-2.66300388606669 1.9258459651619-1.05481447402053 0.806336240152632-2.30592514825003 1.86178717665871-1.10479464765558 0.946401540877559-2.00334213819133 1.81981164519038-1.08865056862851 1.05077283463606-1.75525485589606 1.79991937075692-0.99474073041165 1.08193173210384-1.56166330136057 1.80211035335833-0.830005875160168 1.00999241832278-1.42256747458487 1.82638459299505-0.818039262689126 1.11230005247671-2.6458303798845 3.81392493303974 20.541131804227 14.2499790947695 20.541131804227 14.2499790947695 2.25217440482447-3.24647573080165 0.596389245424689-0.765683279515088 0.651990275052413-0.752376279789587 0.713556809093461-0.731714097533313 0.904487097880519-0.821625084536663 1.22305672119728-0.987487092362699z"/>
          <dr3d:extrude draw:style-name="gr21" draw:layer="layout" svg:viewBox="8573.92441907897 -2266.50716783129 58.0558983480296 58.8176185254288" svg:d="M8603.80468041015-2266.50716783129l-14.9401306655927 20.0447623007858-14.9401306655927 20.0447623007858 3.65375349366877 2.72328271077322 2.89134891231151 2.31961709521693 2.53019543624214 2.19373046645615 2.25257173234786 2.11482145993705 2.06146510749568 2.09400437052091 1.84022590694622 2.01396075313687 4.38101043701499 5.26867706781604 19.2226636610012-15.9840295850577 19.2226636610012-15.9840295850577-4.75418203081972-5.71745952266383-0.766880215851415-0.879660919269554-2.54777127960551-2.78830514543097-0.640235705344821-0.675016937520468-2.73307451143773-2.77621481494043-0.703952081335956-0.687463138421663-2.97201503504402-2.79026904453622-0.734519400453792-0.662751391064376-3.26459285042802-2.83046783421378-0.73282820235363-0.611270406509902-3.61080795758608-2.89681118397675-0.704117390068859-0.544569922942173z"/>
          <dr3d:extrude draw:style-name="gr21" draw:layer="layout" svg:viewBox="8947.72964369128 -2136.127821155 53.6328114628595 57.1061589384808" svg:d="M8992.09174004255-2079.02166221652l4.63535755579323-24.5665109514957 4.63535755579323-24.5665109514957-23.036802756058-4.34672298103078-0.5530459065576-0.097931705870451-11.2619369857985-1.8640087347103-0.628010601201822-0.0957634053779657-11.244413117176-1.56871020849985-3.45430104803381 24.7602060627441-3.45430104803381 24.7602060627441 10.9297994113094 1.5248183906715 10.6714670693218 1.76627767092577z"/>
          <dr3d:extrude draw:style-name="gr21" draw:layer="layout" svg:viewBox="9012.99719240233 -2032.30546775963 112.635851380093 79.7721649289404" svg:d="M9105.27197452655-1952.53330283069l10.1805346279361-22.8332370611217 10.1805346279361-22.8332370611217-19.545839634111-8.71480012643428-1.18845484128542-0.493625160584998-22.0328102962048-8.49324637941527-1.07228769525864-0.385516259354972-12.2422185919495-4.08882753212856-0.770953821986041-0.243708666005432-13.2158005921465-3.94378349243652-0.780274535714852-0.219135622742215-14.3066623705708-3.76885425176624-0.771382393741078-0.190153505711578-15.5148039272244-3.56403981011681-5.59718133995011 24.3653762755209-5.59718133995011 24.3653762755209 15.1276018191911 3.47509226465854 13.5305685725307 3.56440514024416 12.4399918776671 3.71227110087761 11.3181745762977 3.78020237699684 20.9004785378729 8.05675314603036z"/>
        </dr3d:scene>
        <dr3d:scene draw:style-name="gr22" svg:width="14.443cm" svg:height="1.562cm" svg:x="0.157cm" svg:y="0.238cm" dr3d:transform="matrix (0.999929689822832 0.00472909080826318 0.010874332666504 -0.000666744582861761 0.938006752213168 -0.346616341585572 -0.0118393776219791 0.346584720526788 0.937943953887914 -7.40964580227479cm 0.49163595828395cm -1.64775754363771cm)" dr3d:vrp="(0 0 52382.8571428571)" dr3d:vpn="(0 0 49742.8571428571)" dr3d:projection="perspective" dr3d:distance="2.64cm" dr3d:focal-length="10cm" dr3d:shadow-slant="1"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3" draw:layer="layout" svg:viewBox="241 -1042 663 639" svg:d="M754.3125-433.328125l70.125-60.21875 10.5302047729492-9.56414031982422 9.72339630126953-9.96582794189453 8.91654205322266-10.3674697875977 8.10964202880859-10.7690658569336 7.30269622802734-11.1706161499023 6.49570465087891-11.5721206665039 5.68866729736328-11.9735794067383 4.88158416748047-12.3749923706055 4.19823455810547-13.1193237304688 3.63861846923828-14.2066040039062 3.07895660400391-15.2938842773438 2.51924896240234-16.3811645507813 1.95949554443359-17.4684448242188 1.39969635009766-18.5557250976563 1.11981201171875-40.373291015625-1.3143310546875-39.3081665039062-3.9429931640625-36.7838745117187-6.5716552734375-34.2595825195312-9.2003173828125-31.7352905273437-5.58590698242188-14.9210357666016-6.24307250976563-14.2899627685547-6.90023803710938-13.6588897705078-7.55740356445313-13.0278167724609-8.21456909179688-12.3967437744141-8.87173461914063-11.7656707763672-9.52890014648438-11.1345977783203-10.1860656738281-10.5035247802734-10.8402547836304-9.86965847015381-11.4914636611938-9.23299503326416-12.1426668167114-8.59632587432861-12.7938642501831-7.95965099334717-13.4450559616089-7.32297039031982-14.0962419509888-6.68628406524658-14.7474222183228-6.04959201812744-15.3985967636108-5.4128942489624-32.7506942749023-8.91567230224609-35.3553237915039-6.36881256103516-37.9599075317383-3.82190704345703-40.5644454956055-1.27495574951172-23.6454467773437 0.6298828125-22.4380493164062 1.8837890625-10.7661361694336 1.412109375-10.4641494750977 1.7255859375-10.1621170043945 2.0390625-9.86003875732422 2.3525390625-9.51067352294922 2.65559387207031-9.11402130126953 2.94535827636719-8.71732330322266 3.23521423339844-8.32057952880859 3.52516174316406-7.92378997802734 3.81520080566406-7.52695465087891 4.10533142089844-7.13007354736328 4.39555358886719-6.73314666748047 4.68586730957031-72.5625 53.921875 7.13616180419922-4.1700439453125 7.58032989501953-3.8646240234375 8.02445220947266-3.5592041015625 8.46852874755859-3.2537841796875 8.91255950927734-2.9483642578125 9.35654449462891-2.6429443359375 9.80048370361328-2.3375244140625 10.2443771362305-2.0321044921875 10.9901733398438-1.76073455810547 12.0379028320313-1.52631378173828 27.218994140625-2.34918212890625 31.409912109375-1.41094970703125 35.6008300781251-0.47235107421875 40.2692794799805 1.06805419921875 37.2619094848633 3.20123291015625 34.2544937133789 5.33441162109375 31.2470321655273 7.46759033203125 28.2395248413086 9.60076904296875 12.9919328689575 5.60032653808594 12.2400388717651 6.13362121582031 11.4881391525269 6.66691589355469 10.7362337112427 7.20021057128906 9.9843225479126 7.73350524902344 9.23240566253662 8.26679992675781 8.57968139648438 8.89686679840088 8.02615356445313 9.6222448348999 7.47262573242188 10.3476285934448 6.91909790039063 11.0730180740356 6.36557006835938 11.7984132766724 5.81204223632813 12.523814201355 5.25851440429688 13.2492208480835 4.70498657226563 13.9746332168579 7.7493896484375 30.1255264282227 5.5352783203125 33.0272445678711 3.3211669921875 35.9290084838867 1.1070556640625 38.8308181762695-1.23486328125 44.3056030273438-1.5435791015625 20.4959487915039-2.1610107421875 19.3913192749023-2.7784423828125 18.2866439819336-3.3958740234375 17.1819229125977-4.0133056640625 16.0771560668945-4.6307373046875 14.9723434448242-5.33660125732422 14.1688766479492-6.13086700439453 13.6667556762695-6.92508697509766 13.1645889282227-7.71926116943359 12.6623764038086-8.51338958740234 12.1601181030273-9.30747222900391 11.6578140258789-10.1015090942383 11.1554641723633zM520-851l-5.02766418457031 0.774399757385254-4.83641052246094 0.998984336853027-4.64515686035156 1.2235746383667-4.45390319824219 1.44817066192627-4.26264953613281 1.67277240753174-4.07139587402344 1.89737987518311-3.88014221191406 2.12199306488037-3.68888854980469 2.34661197662354-3.49763488769531 2.5712366104126-3.30638122558594 2.79586696624756-3.11512756347656 3.02050304412842-2.92387390136719 3.24514484405518-2.73262023925781 3.46979236602783-2.54136657714844 3.69444561004639-2.35011291503906 3.91910457611084-2.15885925292969 4.14376926422119-1.99877834320068 4.46003913879395-1.86986637115479 4.86791801452637-3.35297393798828 10.9595184326172-2.83725738525391 12.5911712646484-2.32149505615234 14.2229156494141-1.80568695068359 15.8547515869141-1.28983306884766 17.4866790771484-1.03192138671875 39.8695068359375 1.09490966796875 51.0328369140625 1.36856842041016 21.9439849853516 1.91591644287109 19.5622406005859 2.46321868896484 17.1804046630859 3.01047515869141 14.7984771728516 3.55768585205078 12.4164581298828 1.98403263092041 5.31494331359863 2.12081813812256 4.71940422058106 2.29788112640381 4.28347682952881 2.51522159576416 4.00716495513916 2.73255634307861 3.73084735870361 2.94988536834717 3.45452404022217 3.16720867156982 3.17819499969482 3.38452625274658 2.90186023712158 3.60183811187744 2.62551975250244 3.8191442489624 2.3491735458374 4.03644466400147 2.07282161712646 4.25373935699463 1.79646396636963 4.47102832794189 1.52010059356689 4.68831157684326 1.24373149871826 4.90558910369873 0.967356681823731 5.1228609085083 0.690976142883301 5.34012699127197 0.414589881896973 5.55738735198975 0.138197898864746 7.72119903564453-0.322998046875 7.35796356201172-0.968994140625 6.99477386474609-1.614990234375 3.36120510101318-1.04974365234375 3.27042484283447-1.21124267578125 3.17965030670166-1.37274169921875 3.08888149261475-1.53424072265625 2.99811840057373-1.69573974609375 2.90736103057861-1.85723876953125 2.81660938262939-2.01873779296875 2.72586345672607-2.18023681640625 2.63512325286865-2.34173583984375 2.54438877105713-2.50323486328125 4.7332763671875-5.40215301513672 4.2037353515625-5.87049102783203 3.6741943359375-6.33878326416016 3.1446533203125-6.80702972412109 2.6151123046875-7.27523040771484 2.0855712890625-7.74338531494141 1.5560302734375-8.21149444580078 1.0264892578125-8.67955780029297-7.55419921875 4.68817138671875-7.05322265625 3.98614501953125-6.55224609375 3.28375244140625-3.0882568359375 1.37836456298828-2.9630126953125 1.20262908935547-2.87384796142578 1.04515838623047-2.82079315185547 0.905952453613281-2.76778411865234 0.766700744628906-2.71482086181641 0.627403259277344-2.66190338134766 0.488059997558594-2.60903167724609 0.348670959472656-2.55620574951172 0.209236145019531-2.50342559814453 0.0697555541992188-6.216064453125-0.273002624511719-2.91851806640625-0.341244697570801-2.79217529296875-0.477732658386231-2.66583251953125-0.614214897155762-2.53948974609375-0.750691413879395-2.41314697265625-0.887162208557129-2.28680419921875-1.02362728118896-2.16046142578125-1.1600866317749-2.03411865234375-1.29654026031494-1.90777587890625-1.43298816680908-1.78143310546875-1.56943035125732-1.65509033203125-1.70586681365967-1.52874755859375-1.84229755401611-1.40240478515625-1.97872257232666-1.27606201171875-2.11514186859131-1.17498779296875-2.37922668457031-1.09918212890625-2.77098083496094-1.02337646484375-3.16273498535156-0.94757080078125-3.55448913574219-1.667724609375-8.28424072265625-1.364501953125-9.85125732421875-1.061279296875-11.4182739257813-0.758056640625-12.9852905273438-0.6064453125-30.671630859375v-14.734375l0.19708251953125-17.2813720703125 0.59149169921875-18.2049560546875 2.36767578125-39.177734375zM419-679.5l0.380683898925781-26.9635772705078 1.14208221435547-24.7726287841797 1.90352630615234-22.5817718505859 2.66501617431641-20.3910064697266 3.42655181884766-18.2003326416016 4.18813323974609-16.0097503662109 4.94976043701172-13.8192596435547 2.76050472259521-6.08822441101074 2.95092868804932-5.54063606262207 3.17852878570557-5.10223484039307 3.44330501556396-4.77301692962647 3.70808696746826-4.44380474090576 3.97287464141846-4.11459827423096 4.23766803741455-3.78539752960205 4.50246715545654-3.45620250701904 4.76727199554443-3.12701320648193 5.03208255767822-2.79782962799072 5.29689884185791-2.46865177154541 5.5617208480835-2.139479637146 5.82654857635498-1.81031322479248 6.09138202667236-1.48115253448486 6.35622119903564-1.15199756622314 6.62106609344482-0.822848320007324 14.0366897583008-0.658271789550781 14.0366897583008 0.667236328125 6.62106609344482 0.83404541015625 6.35622119903564 1.16766357421875 6.09138202667236 1.50128173828125 5.82654857635498 1.83489990234375 5.5617208480835 2.16851806640625 5.29689884185791 2.50213623046875 5.03208255767822 2.83575439453125 4.76727199554443 3.16937255859375 4.50246715545654 3.50299072265625 4.23766803741455 3.83660888671875 3.97287464141846 4.17022705078125 3.70808696746826 4.50384521484375 3.44330501556396 4.83746337890625 3.17852878570557 5.17108154296875 2.95092868804932 5.60504150390625 2.76050472259521 6.13934326171875 4.94976043701172 13.881591796875 4.18813323974609 16.018798828125 3.42655181884766 18.156005859375 2.66501617431641 20.293212890625 1.90352630615234 22.430419921875 1.14208221435547 24.567626953125 0.380683898925781 26.704833984375-0.380683898925781 26.8786163330078-1.14208221435547 24.7052459716797-1.90352630615234 22.5319671630859-2.66501617431641 20.3587799072266-3.42655181884766 18.1856842041016-4.18813323974609 16.0126800537109-4.94976043701172 13.8397674560547-2.76050472259521 6.10507011413574-2.95092868804932 5.56187629699707-3.17852878570557 5.12493991851807-3.44330501556396 4.79425716400147-3.70808696746826 4.46358013153076-3.97287464141846 4.13290882110596-4.23766803741455 3.80224323272705-4.50246715545654 3.47158336639404-4.76727199554443 3.14092922210693-5.03208255767822 2.81028079986572-5.29689884185791 2.47963809967041-5.5617208480835 2.149001121521-5.82654857635498 1.81836986541748-6.09138202667236 1.48774433135986-6.35622119903564 1.15712451934814-6.62106609344482 0.826510429382324-14.0366897583008 0.661201477050781-14.1216506958008-0.655342102050781-6.65695476531982-0.819186210632324-6.38771533966064-1.14687061309814-6.11848163604736-1.47456073760986-5.84925365447998-1.80225658416748-5.5800313949585-2.129958152771-5.31081485748291-2.45766544342041-5.04160404205322-2.78537845611572-4.77239894866943-3.11309719085693-4.50319957733154-3.44082164764404-4.23400592803955-3.76855182647705-3.96481800079346-4.09628772735596-3.69563579559326-4.42402935028076-3.42645931243896-4.75177669525147-3.15728855133057-5.07952976226807-2.92822360992432-5.51939582824707-2.73926448822021-6.07137870788574-4.91167449951172-13.7987518310547-4.15590667724609-16.0068206787109-3.40018463134766-18.2149810791016-2.64450836181641-20.4232330322266-1.88887786865234-22.6315765380859-1.13329315185547-24.8400115966797zM811-678.875l-0.988945007324219-36.6183471679687-2.96680450439453-33.7857055664062-4.94461822509766-30.9530639648437-6.92238616943359-28.1204223632812-4.20284175872803-12.9979705810547-4.69726657867432-12.2898101806641-5.19168567657471-11.5816497802734-5.6860990524292-10.8734893798828-6.18050670623779-10.1653289794922-6.67490863800049-9.45716857910156-7.16930484771729-8.74900817871094-7.66369533538818-8.04084777832031-8.28254508972168-7.44649124145508-9.02585029602051-6.9659538269043-9.76914405822754-6.48543930053711-10.5124263763428-6.00494766235352-11.2556972503662-5.52447891235352-11.9989566802979-5.04403305053711-26.2276458740234-8.64682006835938-29.2005462646484-6.72531127929688-32.1733551025391-4.80398559570313-35.1460723876953-2.88284301757812-38.1186981201172-0.961883544921875-38.2036590576172 0.956024169921875-35.2134552001953 2.86526489257812-32.2231597900391 4.77468872070313-29.2327728271484 6.68429565429688-26.2422943115234 8.59408569335938-11.9996891021729 5.01327133178711-11.2520351409912 5.49078750610352-10.5043697357178 5.96832656860352-9.75669288635254 6.44588851928711-9.00900459289551 6.9234733581543-8.26130485534668 7.40108108520508-7.64099025726318 7.99836730957031-7.14806461334229 8.71531677246094-6.65513324737549 9.43226623535156-6.16219615936279 10.1492156982422-5.6692533493042 10.8661651611328-5.17630481719971 11.5831146240234-4.68335056304932 12.3000640869141-4.19039058685303 13.0170135498047-6.90187835693359 28.1848754882812-4.92996978759766 31.0526733398437-2.95801544189453 33.9204711914063-0.986015319824219 36.7882690429687 0.988945007324219 36.7941284179687 2.96680450439453 33.9380493164062 4.94461822509766 31.0819702148437 6.92238616943359 28.2258911132812 4.20284175872803 13.0419158935547 4.69726657867432 12.3278961181641 5.19168567657471 11.6138763427734 5.6860990524292 10.8998565673828 6.18050670623779 10.1858367919922 6.67490863800049 9.47181701660156 7.16930484771729 8.75779724121094 7.66369533538818 8.04377746582031 8.28254508972168 7.44653415679932 9.02585029602051 6.96607112884522 9.76914405822754 6.48561382293701 10.5124263763428 6.00516223907471 11.2556972503662 5.5247163772583 11.9989566802979 5.04427623748779 26.2276458740234 8.64725494384766 29.2005462646484 6.72556304931641 32.1733551025391 4.80391693115234 35.1460723876953 2.88231658935547 38.1186981201172 0.960762023925781 38.0308380126953-0.9638671875 35.0759735107422-2.8916015625 32.1212005615234-4.8193359375 29.1665191650391-6.7470703125 26.2119293212891-8.6748046875 11.9980220794678-5.060302734375 11.2594089508057-5.542236328125 10.5208072662354-6.024169921875 9.78221702575684-6.506103515625 9.04363822937012-6.988037109375 8.3050708770752-7.469970703125 7.68777561187744-8.06565952301025 7.19174861907959-8.77510738372803 6.69572734832764-9.4845609664917 6.19971179962158-10.1940202713013 5.70370197296143-10.9034852981567 5.20769786834717-11.6129560470581 4.71169948577881-12.3224325180054 4.21570682525635-13.0319147109985 6.94345855712891-28.1922988891602 4.95955657958984-31.0302963256836 2.97570037841797-33.8683395385742z"/>
          <dr3d:extrude draw:style-name="gr23" draw:layer="layout" svg:viewBox="961 -1040 646 623" svg:d="M1485.109375-647.65625l76.515625-63.359375 5.62593078613281-4.74243927001953 5.24406433105469-4.93730926513672 4.86228942871094-5.13222503662109 4.48060607910156-5.32718658447266 4.09901428222656-5.52219390869141 3.71751403808594-5.71724700927734 3.33610534667969-5.91234588623047 2.95478820800781-6.10749053955078 2.59131622314453-6.35027313232422 2.24565887451172-6.64063262939453 1.90004730224609-6.93094635009766 1.55448150634766-7.22121429443359 1.20896148681641-7.51143646240234 0.863487243652344-7.80161285400391 0.518058776855469-8.09174346923828 0.172676086425781-8.38182830810547-0.341996192932129-12.2746114730835-1.02599239349365-11.9961938858032-1.70999431610107-11.7177705764771-2.39400196075439-11.439341545105-3.07801532745361-11.160906791687-3.76203441619873-10.8824663162231-4.44605922698975-10.6040201187134-5.13008975982666-10.3255681991577-5.81412601470947-10.0471105575562-6.49816799163818-9.76864719390869-7.18221569061279-9.49017810821533-7.8662691116333-9.21170330047607-8.55032825469971-8.93322277069092-9.23439311981201-8.65473651885986-20.5210037231445-16.473991394043-22.6942901611328-14.9223556518555-24.3046112060547-12.9330520629883-25.9150238037109-10.9437026977539-27.5255279541016-8.95430755615234-29.1361236572266-6.96486663818359-30.7468109130859-4.97537994384766-32.3575897216797-2.98584747314453-33.9684600830078-0.996269226074219-32.1591796875 0.90301513671875-15.466552734375 1.12650299072266-15.057861328125 1.57643890380859-14.649169921875 2.02632904052734-14.240478515625 2.47617340087891-13.831787109375 2.92597198486328-13.423095703125 3.37572479248047-13.020263671875 3.83293914794922-12.623291015625 4.29468536376953-12.226318359375 4.75638580322266-11.829345703125 5.21804046630859-11.432373046875 5.67964935302734-11.035400390625 6.14121246337891-10.638427734375 6.60272979736328-10.241455078125 7.06420135498047-56.234375 39.515625 10.2086715698242-5.08245849609375 10.5400466918945-4.71221923828125 10.8713760375977-4.34197998046875 11.2026596069336-3.97174072265625 11.5338973999023-3.60150146484375 11.8650894165039-3.23126220703125 12.1962356567383-2.86102294921875 12.5273361206055-2.49078369140625 27.422607421875-4.03271484375 31.496337890625-2.88134765625 35.570068359375-1.72998046875 39.643798828125-0.57861328125 36.0045776367187 0.782234191894531 33.7490844726562 2.34380340576172 31.4935913085937 3.90541839599609 29.2380981445312 5.46707916259766 26.9826049804688 7.02878570556641 24.7271118164062 8.59053802490234 22.4716186523437 10.1523361206055 10.3899993896484 5.66185665130615 9.82612609863281 6.05232334136963 9.24591159820557 6.43162536621094 8.64935970306397 6.79829406738281 8.05281352996826 7.16496276855469 7.45627307891846 7.53163146972656 6.85973834991455 7.89830017089844 6.26320934295654 8.26496887207031 5.66668605804443 8.63163757324219 5.07016849517822 8.99830627441406 4.47365665435791 9.36497497558594 3.8771505355835 9.73164367675781 3.28065013885498 10.0983123779297 2.68415546417236 10.4649810791016 2.08766651153564 10.8316497802734 1.49118328094482 11.1983184814453 0.894705772399902 11.5649871826172 0.298233985900879 11.9316558837891-0.257270812988281 10.119499206543-0.771842956542969 9.90631866455078-1.28646087646484 9.69309234619141-1.80112457275391 9.47982025146484-2.31583404541016 9.26650238037109-2.83058929443359 9.05313873291016-3.34539031982422 8.83972930908203-3.86023712158203 8.62627410888672-4.37512969970703 8.43071746826172-4.89006805419922 8.25305938720703-5.40505218505859 8.07535552978516-5.92008209228516 7.89760589599609-6.43515777587891 7.71981048583984-6.95027923583984 7.54196929931641-7.46544647216797 7.36408233642578zM1163-605.484375v75.484375h332v113l59-55.6875v-116.3125h-277.734375l-17.2359619140625-0.25128173828125-16.0999755859375-0.75408935546875-14.9632568359375-1.25726318359375-13.8258056640625-1.76080322265625-13.138916015625-2.28814697265625-12.903076171875-2.83929443359375-12.667236328125-3.39080810546875zM1175-798l64-50h-8.375l-6.38854217529297 0.202880859375-6.02594757080078 0.608642578125-5.66330718994141 1.014404296875-5.30062103271484 1.420166015625-4.93788909912109 1.825927734375-2.33290576934814 1.06512451171875-2.24220561981201 1.16656494140625-2.15149974822998 1.26800537109375-2.06078815460205 1.36944580078125-1.97007083892822 1.47088623046875-1.8793478012085 1.57232666015625-1.77667236328125 1.6662130355835-1.66204833984375 1.75254154205322-1.54742431640625 1.83886432647705-1.43280029296875 1.92518138885498-1.31817626953125 2.01149272918701-1.20355224609375 2.09779834747314-1.08892822265625 2.18409824371338-0.97430419921875 2.27039241790771-0.85968017578125 2.35668087005615-0.74505615234375 2.44296360015869-1.146240234375 5.14475250244141-0.687744140625 5.48981475830078zM981-741h173.4375l4.09131622314453 2.98735046386719 4.17925262451172 2.78327941894531 4.26723480224609 2.57911682128906 4.35526275634766 2.37486267089844 4.44333648681641 2.17051696777344 4.53145599365234 1.96607971191406 4.61962127685547 1.76155090332031 4.70783233642578 1.55693054199219 4.82537078857422 1.36376190185547 4.97217559814453 1.18207550048828 5.11893463134766 1.00034332275391 5.26564788818359 0.818565368652344 5.41231536865234 0.636741638183594 5.55893707275391 0.454872131347656 5.70551300048828 0.272956848144531 5.85204315185547 0.0909957885742188 9.3739013671875-0.234184265136719 8.7388916015625-0.702522277832031 8.1038818359375-1.17081451416016 7.4688720703125-1.63906097412109 6.8338623046875-2.10726165771484 3.17880249023437-1.22919178009033 3.02005004882812-1.34622478485107 2.86129760742187-1.46325206756592 2.70254516601562-1.58027362823486 2.54379272460937-1.69728946685791 2.38504028320312-1.81429958343506 2.23361206054687-1.93716335296631 2.08950805664062-2.06588077545166 1.94540405273438-2.19459247589111 1.80130004882813-2.32329845428467 1.65719604492188-2.45199871063232 1.51309204101563-2.58069324493408 1.36898803710938-2.70938205718994 1.22488403320313-2.8380651473999 1.08078002929688-2.96674251556396 0.936676025390625-3.09541416168213 1.4410400390625-6.57682037353516 0.8646240234375-7.09143829345703 0.2882080078125-7.60601043701172v-3.71875l-6.552978515625 2.08740234375-6.598388671875 1.80908203125-6.643798828125 1.53076171875-6.689208984375 1.25244140625-6.8284912109375 0.97412109375-7.0621337890625 0.69580078125-7.2965087890625 0.41748046875-7.5316162109375 0.13916015625-6.654052734375-0.16259765625-6.538330078125-0.48779296875-6.422607421875-0.81298828125-6.306884765625-1.13818359375-6.1676025390625-1.48602294921875-3.02259826660156-0.881874084472656-2.98167419433594-0.974388122558594-2.94065856933594-1.06685638427734-2.89955139160156-1.15927886962891-2.85835266113281-1.25165557861328-2.81706237792969-1.34398651123047-18.640625 13h-168.171875zM961-798l186-0.375 0.485038757324219-9.20983123779297 1.26758575439453-8.67731475830078 0.927233695983887-4.13894939422607 1.12285327911377-4.00580310821533 1.31846714019775-3.87265110015869 1.51407527923584-3.73949337005615 1.70967769622803-3.60632991790771 1.90527439117432-3.47316074371338 2.10086536407471-3.33998584747314 2.2964506149292-3.20680522918701 2.49203014373779-3.07361888885498 2.68760395050049-2.94042682647705 2.88317203521729-2.80722904205322 3.07873439788818-2.6740255355835 3.25666618347168-2.52593994140625 3.41696357727051-2.36297607421875 3.57724952697754-2.20001220703125 3.73752403259277-2.03704833984375 7.95582580566406-3.585205078125 8.59678649902344-2.933349609375 9.23765563964844-2.281494140625 9.87843322753906-1.629638671875 10.5191192626953-0.977783203125 11.1597137451172-0.325927734375 11.06396484375 0.369873046875 10.41064453125 1.109619140625 9.75732421875 1.849365234375 9.10400390625 2.589111328125 4.3070068359375 1.57196044921875 4.1436767578125 1.75689697265625 3.9803466796875 1.94183349609375 3.8170166015625 2.12677001953125 3.6536865234375 2.31170654296875 3.4903564453125 2.49664306640625 3.3270263671875 2.68157958984375 3.1636962890625 2.86651611328125 2.9857177734375 3.0381326675415 2.7930908203125 3.19643306732178 2.6004638671875 3.35473918914795 2.4078369140625 3.51305103302002 2.2152099609375 3.67136859893799 2.0225830078125 3.82969188690186 1.8299560546875 3.98802089691162 1.6373291015625 4.14635562896729 1.4447021484375 4.30469608306885 1.2520751953125 4.46304225921631 1.92626953125 9.40114593505859 1.15576171875 10.0345993041992 0.38525390625 10.668098449707-0.4178466796875 11.8335571289063-1.2535400390625 11.0700073242188-2.0892333984375 10.3064575195313-1.35800170898438 4.86689758300781-1.56692504882813 4.67601013183594-1.77584838867188 4.48512268066406-1.98477172851563 4.29423522949219-2.19369506835937 4.10334777832031-2.40261840820312 3.91246032714844-2.61154174804687 3.72157287597656-2.82046508789062 3.53068542480469-3.02938842773437 3.33979797363281-3.23831176757812 3.14891052246094-3.44572353363037 2.95806789398193-3.65161991119385 2.76726627349854-3.85751056671143 2.57645893096924-4.06339550018311 2.38564586639404-4.26927471160889 2.19482707977295-4.47514820098877 2.00400257110596-9.56789398193359 3.43550872802734-10.3913192749023 2.67214202880859-11.2146987915039 1.90872955322266-12.0380325317383 1.14527130126953-12.8613204956055 0.381767272949219-12.5355224609375-0.38458251953125-6.20591735839844-0.480796813964844-6.16481018066406-0.673194885253906-6.12379455566406-0.865638732910156-6.08287048339844-1.05812835693359-6.04203796386719-1.25066375732422-6.00129699707031-1.44324493408203-5.97180938720703-1.64154052734375-5.95354461669922-1.84552001953125-11.8524780273438-4.302978515625-11.7799682617188-5.118896484375-11.7078247070313-5.934814453125h-155v297h487v-86h-332v-140.109375l19.2047729492187 7.44659423828125 18.6609497070312 6.40252685546875 18.1167602539063 5.35882568359375 17.5722045898438 4.31549072265625 17.1942749023437 3.31939697265625 16.9829711914063 2.37054443359375 16.7713012695312 1.42205810546875 16.5592651367188 0.47393798828125 27.4403839111328-0.740287780761719 25.9686737060547-2.22083282470703 24.4970550537109-3.70133209228516 23.0255279541016-5.18178558349609 21.5540924072266-6.66219329833984 20.0827484130859-8.14255523681641 18.6114959716797-9.62287139892578 17.1403350830078-11.103141784668 7.94604587554932-6.04897975921631 7.43335628509522-6.30367374420166 6.92067241668701-6.55836200714111 6.40799427032471-6.81304454803467 5.8953218460083-7.06772136688232 5.38265514373779-7.32239246368408 4.86999416351318-7.57705783843994 4.35733890533447-7.8317174911499 3.84468936920166-8.08637142181397 3.33204555511475-8.34101963043213 2.81940746307373-8.59566211700439 2.30677509307861-8.85029888153076 1.79414844512939-9.10492992401123 1.28152751922607-9.3595552444458 0.768912315368652-9.61417484283447 0.256302833557129-9.86878871917725-0.272141456604004-10.3532409667969-0.816428184509277-10.0245666503906-1.36072063446045-9.69589233398438-1.90501880645752-9.36721801757813-2.44932270050049-9.03854370117188-2.99363231658936-8.70986938476563-3.53794765472412-8.38119506835938-4.08226871490479-8.05252075195313-4.62659549713135-7.72384643554688-5.17092800140381-7.39517211914063-5.71526622772217-7.06649780273438-6.25961017608643-6.73782348632813-6.80395984649658-6.40914916992188-7.34831523895264-6.08047485351563-7.89267635345459-5.75180053710938-8.43704319000244-5.42312622070313-8.97981452941895-5.09376525878906-9.52099418640137-4.76518249511719-20.6655731201172-8.54461669921875-22.8304290771484-7.23028564453125-24.9953765869141-5.91595458984375-27.1604156494141-4.60162353515625-29.3255462646484-3.28729248046875-31.4907684326172-1.97296142578125-33.6560821533203-0.65863037109375-33.729118347168 0.59967041015625-31.5164260864258 1.79608154296875-29.3036880493164 2.99249267578125-27.0909042358398 4.18890380859375-24.8780746459961 5.38531494140625-22.6651992797852 6.58172607421875-20.452278137207 7.77813720703125-9.39627933502197 4.33772277832031-8.84303188323975 4.63682556152344-8.31939697265625 4.951584815979-7.82537841796875 5.28053951263428-7.33135986328125 5.60949993133545-6.83734130859375 5.93846607208252-6.34332275390625 6.26743793487549-5.84930419921875 6.59641551971436-5.35528564453125 6.92539882659912-4.86126708984375 7.25438785552979-4.36724853515625 7.58338260650635-3.87322998046875 7.91238307952881-3.37921142578125 8.24138927459717-2.88519287109375 8.57040119171143-2.39117431640625 8.89941883087158-1.89715576171875 9.22844219207764-1.40313720703125 9.55747127532959z"/>
          <dr3d:extrude draw:style-name="gr23" draw:layer="layout" svg:viewBox="1691 -1024 239 172" svg:d="M1691-965h180v113l59-60.234375v-111.765625h-172.984375zM1691-938v86h153v-86z"/>
          <dr3d:extrude draw:style-name="gr23" draw:layer="layout" svg:viewBox="2141 -1024 457 607" svg:d="M2141-965h398v113l59-44.703125v-127.296875h-369.921875zM2431-417l60-58.828125v-349.171875h-60zM2141-640.203125l81 42.203125v-66.15625l-32.40625-14.84375zM2141-938v86h108v300.6875l-108-57.6875v115l138.875 77h124.125v-435h108v-86z"/>
          <dr3d:extrude draw:style-name="gr23" draw:layer="layout" svg:viewBox="2731 -1024 639 623" svg:d="M2731-965h579v153l60-51.203125v-160.796875h-551.171875zM3020-825l207.34375 126.265625 9.58683776855469 6.24681854248047 9.01142883300781 6.60858917236328 8.43592834472656 6.97031402587891 7.86033630371094 7.33199310302734 7.28465270996094 7.69362640380859 6.70887756347656 8.05521392822266 6.13301086425781 8.41675567626953 5.55705261230469 8.77825164794922 4.93981170654297 9.08039093017578 4.28131866455078 9.32323455810547 3.62277984619141 9.56612396240234 2.96419525146484 9.80905914306641 2.30556488037109 10.0520401000977 1.64688873291016 10.2950668334961 0.988166809082031 10.5381393432617 0.329399108886719 10.7812576293945-0.1552734375 8.04528045654297-0.4658203125 7.83209991455078-0.7763671875 7.61887359619141-1.0869140625 7.40560150146484-1.3974609375 7.19228363037109-1.7080078125 6.97891998291016-2.0185546875 6.76551055908203-2.3291015625 6.55205535888672-2.69365692138672 6.46308135986328-3.11219024658203 6.49864959716797-3.53067779541016 6.53426361083984-3.94911956787109 6.56992340087891-4.36751556396484 6.60562896728516-4.78586578369141 6.64138031005859-5.20417022705078 6.67717742919922-5.62242889404297 6.71302032470703 64.3125-61.15625 4.48206329345703-4.48424530029297 4.15618133544922-4.53180694580078 3.83034515380859-4.57932281494141 3.50455474853516-4.62679290771484 3.17881011962891-4.67421722412109 2.85311126708984-4.72159576416016 2.52745819091797-4.76892852783203 2.20185089111328-4.81621551513672 1.91162109375-4.94091796875 1.65673828125-5.14306640625 1.40185546875-5.34521484375 1.14697265625-5.54736328125 0.89208984375-5.74951171875 0.63720703125-5.95166015625 0.38232421875-6.15380859375 0.12744140625-6.35595703125-0.3782958984375-12.4019088745117-1.1348876953125-11.963508605957-1.8914794921875-11.5250625610352-2.6480712890625-11.0865707397461-3.4046630859375-10.6480331420898-4.1612548828125-10.2094497680664-4.9178466796875-9.77082061767578-5.6744384765625-9.33214569091797-6.86261749267578-9.28472900390625-8.48241424560547-9.62860107421875-10.1022567749023-9.97247314453125-11.7221450805664-10.3163452148438-13.3420791625977-10.6602172851563-14.9620590209961-11.0040893554688-34.7842407226562-23.039794921875-99.6875-62.515625zM2742-674h190v98.234375l0.245552062988281 9.07746887207031 0.736686706542969 8.33305358886719 1.22786712646484 7.58872985839844 1.71909332275391 6.84449768066406 1.0437707901001 3.14319038391113 1.16659450531006 2.95716667175293 1.28942394256592 2.77115440368652 1.41225910186768 2.58515357971191 1.53509998321533 2.3991641998291 1.65794658660889 2.21318626403809 1.78079891204834 2.02721977233887 1.90365695953369 1.84126472473145 2.05577087402344 1.69363498687744 2.23713684082031 1.58432674407959 2.41850280761719 1.47502422332764 2.59986877441406 1.36572742462158 2.78123474121094 1.25643634796143 2.96260070800781 1.14715099334717 6.46929931640625 1.96646881103516 7.19476318359375 1.52939605712891 7.92022705078125 1.09236907958984 8.64569091796875 0.655387878417969 9.37115478515625 0.218452453613281 8.49224853515625-0.192451477050781 7.88397216796875-0.577384948730469 7.27569580078125-0.962364196777344 6.66741943359375-1.34738922119141 6.05914306640625-1.73246002197266 5.45086669921875-2.11757659912109 2.49732971191406-1.20322132110596 2.34526062011719-1.29951763153076 2.19319152832031-1.39581966400146 2.04112243652344-1.49212741851807 1.90365695953369-1.60167121887207 1.78079891204834-1.72445487976074 1.65794658660889-1.84724998474121 1.53509998321533-1.97005653381348 1.41225910186768-2.09287452697754 1.28942394256592-2.2157039642334 1.16659450531006-2.33854484558105 1.0437707901001-2.46139717102051 0.920952796936035-2.58426094055176 0.798140525817871-2.7071361541748 1.22786712646484-5.78294372558594 0.736686706542969-6.27458190917969 0.245552062988281-6.76631164550781v-12.3125l-12.52099609375 3.1787109375-5.43341064453125 1.209228515625-4.88153076171875 0.955810546875-4.42156982421875 0.72515869140625-4.05352783203125 0.51751708984375-3.68511962890625 0.31024169921875-3.31634521484375 0.10333251953125-5.89508056640625-0.109687805175781-5.34246826171875-0.329093933105469-4.78985595703125-0.548545837402344-4.23724365234375-0.768043518066406-3.68463134765625-0.987586975097656-1.63508605957031-0.576136589050293-1.49693298339844-0.631039619445801-1.35877990722656-0.685948371887207-1.22062683105469-0.740862846374512-1.08247375488281-0.795783042907715-0.944320678710938-0.850708961486816-0.847870826721191-0.92637825012207-0.79312801361084-1.02279472351074-0.738390922546387-1.11922264099121-0.683659553527832-1.21566200256348-0.628933906555176-1.31211280822754-0.574213981628418-1.4085750579834-0.984291076660156-3.10658264160156-0.765480041503906-3.49256896972656-0.546714782714844-3.87864685058594-0.327995300292969-4.26481628417969-0.109321594238281-4.65107727050781v-69.21875l-107.3125-62.359375h-70.390625zM2731-852l313.3125 178 7.00780487060547 4.29749298095703 6.50092315673828 4.53997039794922 5.99399566650391 4.78249359130859 5.48702239990234 5.02506256103516 4.98000335693359 5.26767730712891 4.47293853759766 5.51033782958984 3.96582794189453 5.75304412841797 3.45867156982422 5.99579620361328 3.0047607421875 6.36328125 2.6041259765625 6.85546875 2.2034912109375 7.34765625 1.8028564453125 7.83984375 1.4022216796875 8.33203125 1.0015869140625 8.82421875 0.6009521484375 9.31640625 0.2003173828125 9.80859375-0.365653991699219 10.991813659668-1.09693145751953 10.2029495239258-1.82816314697266 9.41403961181641-1.1882791519165 4.41116428375244-1.37106990814209 4.2139196395874-1.55385494232178 4.01666927337647-1.73663425445557 3.81941318511963-1.91940784454346 3.62215137481689-2.10217571258545 3.42488384246826-2.28493785858154 3.22761058807373-2.46769428253174 3.0303316116333-2.65044498443604 2.83304691314697-2.83318996429443 2.63575649261475-3.03666687011719 2.45782470703125-3.26087951660156 2.29925537109375-3.48509216308594 2.14068603515625-3.70930480957031 1.98211669921875-3.93351745605469 1.82354736328125-4.15773010253906 1.66497802734375-8.98809814453125 2.854248046875-9.88494873046875 2.219970703125-10.7817993164063 1.585693359375-11.6786499023438 0.951416015625-12.5755004882813 0.317138671875-11.3457794189453-0.3255615234375-10.6379852294922-0.9766845703125-9.93028259277344-1.6278076171875-9.22267150878906-2.2789306640625-8.51515197753906-2.9300537109375-3.99228477478027-1.70919799804688-3.81543922424316-1.87197875976563-3.63860511779785-2.03475952148437-3.46178245544434-2.19754028320312-3.28497123718262-2.36032104492187-3.1081714630127-2.52310180664062-2.92538547515869-2.68144130706787-2.73660945892334-2.83533573150635-2.54783916473389-2.98922443389893-2.35907459259033-3.14310741424561-2.17031574249268-3.29698467254639-1.98156261444092-3.45085620880127-1.79281520843506-3.60472202301025-1.6040735244751-3.75858211517334-1.41533756256104-3.91243648529053-1.22660732269287-4.06628513336182-1.88704681396484-8.59409332275391-1.13219451904297-9.20941925048828-0.377388000488281-9.82469940185547v-82.796875h-163v64.34375l1.03766632080078 22.8969802856445 1.29709148406982 10.846453666687 1.81593799591064 10.4451036453247 2.33479022979736 10.0437593460083 2.85364818572998 9.64242076873779 3.3725118637085 9.24108791351318 3.89138126373291 8.83976078033447 4.41025638580322 8.43843936920166 4.92913722991943 8.03712368011475 5.44802379608154 7.63581371307373 5.96691608428955 7.23450946807861 6.48581409454346 6.83321094512939 7.00471782684326 6.43191814422607 7.52362728118897 6.03063106536865 8.04254245758057 5.62934970855713 8.61016941070557 5.25906372070313 9.22650814056397 4.91976928710938 9.84285259246826 4.58047485351563 10.4592027664185 4.24118041992188 22.7674789428711 7.4644775390625 25.2329483032227 6.1072998046875 27.6984634399414 4.7501220703125 30.1640243530273 3.3929443359375 32.6296310424805 2.0357666015625 35.0952835083008 0.6785888671875 31.5378952026367-0.6126708984375 29.527717590332-1.8380126953125 27.5174942016602-3.0633544921875 25.5072250366211-4.2886962890625 23.4969100952148-5.5140380859375 21.4865493774414-6.7393798828125 19.4761428833008-7.9647216796875 8.98415470123291-4.44186401367188 8.48153591156006-4.74819946289063 7.97305202484131-5.05014038085938 7.45870304107666-5.34768676757813 6.94434833526611-5.64523315429688 6.42998790740967-5.94277954101563 5.91562175750732-6.24032592773438 5.40124988555908-6.53787231445313 4.88687229156494-6.83541870117188 4.3724889755249-7.13296508789063 3.85809993743896-7.43051147460938 3.34370517730713-7.72805786132813 2.82930469512939-8.02560424804688 2.31489849090576-8.32315063476563 1.80048656463623-8.62069702148438 1.2860689163208-8.91824340820313 0.771645545959473-9.21578979492188 0.257216453552246-9.51333618164063-0.457533836364746-9.90706062316895-1.37259769439697-9.83007621765137-2.2876558303833-9.75310325622559-3.20270824432373-9.6761417388916-4.11775493621826-9.59919166564941-5.03279590606689-9.52225303649902-5.94783115386963-9.44532585144043-6.86286067962647-9.36841011047363-7.7778844833374-9.29150581359863-8.69290256500244-9.21461296081543-20.1308364868164-18.1985931396484-23.7908401489258-17.8911590576172-27.450798034668-17.5838165283203-3.40625-2.265625-238.34375-143.734375h263.875v40h97v-126h-553z"/>
          <dr3d:extrude draw:style-name="gr23" draw:layer="layout" svg:viewBox="3460 -1024 239 172" svg:d="M3460-965h180v113l59-60.234375v-111.765625h-172.984375zM3460-938v86h153v-86z"/>
          <dr3d:extrude draw:style-name="gr23" draw:layer="layout" svg:viewBox="3793 -1024 639 623" svg:d="M3793-965h579v153l60-51.203125v-160.796875h-551.171875zM4082-825l207.34375 126.265625 9.58683776855469 6.24681854248047 9.01142883300781 6.60858917236328 8.43592834472656 6.97031402587891 7.86033630371094 7.33199310302734 7.28465270996094 7.69362640380859 6.70887756347656 8.05521392822266 6.13301086425781 8.41675567626953 5.55705261230469 8.77825164794922 4.93981170654297 9.08039093017578 4.28131866455078 9.32323455810547 3.62277984619141 9.56612396240234 2.96419525146484 9.80905914306641 2.30556488037109 10.0520401000977 1.64688873291016 10.2950668334961 0.988166809082031 10.5381393432617 0.329399108886719 10.7812576293945-0.1552734375 8.04528045654297-0.4658203125 7.83209991455078-0.7763671875 7.61887359619141-1.0869140625 7.40560150146484-1.3974609375 7.19228363037109-1.7080078125 6.97891998291016-2.0185546875 6.76551055908203-2.3291015625 6.55205535888672-2.69365692138672 6.46308135986328-3.11219024658203 6.49864959716797-3.53067779541016 6.53426361083984-3.94911956787109 6.56992340087891-4.36751556396484 6.60562896728516-4.78586578369141 6.64138031005859-5.20417022705078 6.67717742919922-5.62242889404297 6.71302032470703 64.3125-61.15625 4.48206329345703-4.48424530029297 4.15618133544922-4.53180694580078 3.83034515380859-4.57932281494141 3.50455474853516-4.62679290771484 3.17881011962891-4.67421722412109 2.85311126708984-4.72159576416016 2.52745819091797-4.76892852783203 2.20185089111328-4.81621551513672 1.91162109375-4.94091796875 1.65673828125-5.14306640625 1.40185546875-5.34521484375 1.14697265625-5.54736328125 0.89208984375-5.74951171875 0.63720703125-5.95166015625 0.38232421875-6.15380859375 0.12744140625-6.35595703125-0.3782958984375-12.4019088745117-1.1348876953125-11.963508605957-1.8914794921875-11.5250625610352-2.6480712890625-11.0865707397461-3.4046630859375-10.6480331420898-4.1612548828125-10.2094497680664-4.9178466796875-9.77082061767578-5.6744384765625-9.33214569091797-6.86261749267578-9.28472900390625-8.48241424560547-9.62860107421875-10.1022567749023-9.97247314453125-11.7221450805664-10.3163452148438-13.3420791625977-10.6602172851563-14.9620590209961-11.0040893554688-34.7842407226562-23.039794921875-99.6875-62.515625zM3804-674h190v98.234375l0.245552062988281 9.07746887207031 0.736686706542969 8.33305358886719 1.22786712646484 7.58872985839844 1.71909332275391 6.84449768066406 1.0437707901001 3.14319038391113 1.16659450531006 2.95716667175293 1.28942394256592 2.77115440368652 1.41225910186768 2.58515357971191 1.53509998321533 2.3991641998291 1.65794658660889 2.21318626403809 1.78079891204834 2.02721977233887 1.90365695953369 1.84126472473145 2.05577087402344 1.69363498687744 2.23713684082031 1.58432674407959 2.41850280761719 1.47502422332764 2.59986877441406 1.36572742462158 2.78123474121094 1.25643634796143 2.96260070800781 1.14715099334717 6.46929931640625 1.96646881103516 7.19476318359375 1.52939605712891 7.92022705078125 1.09236907958984 8.64569091796875 0.655387878417969 9.37115478515625 0.218452453613281 8.49224853515625-0.192451477050781 7.88397216796875-0.577384948730469 7.27569580078125-0.962364196777344 6.66741943359375-1.34738922119141 6.05914306640625-1.73246002197266 5.45086669921875-2.11757659912109 2.49732971191406-1.20322132110596 2.34526062011719-1.29951763153076 2.19319152832031-1.39581966400146 2.04112243652344-1.49212741851807 1.90365695953369-1.60167121887207 1.78079891204834-1.72445487976074 1.65794658660889-1.84724998474121 1.53509998321533-1.97005653381348 1.41225910186768-2.09287452697754 1.28942394256592-2.2157039642334 1.16659450531006-2.33854484558105 1.0437707901001-2.46139717102051 0.920952796936035-2.58426094055176 0.798140525817871-2.7071361541748 1.22786712646484-5.78294372558594 0.736686706542969-6.27458190917969 0.245552062988281-6.76631164550781v-12.3125l-12.52099609375 3.1787109375-5.43341064453125 1.209228515625-4.88153076171875 0.955810546875-4.42156982421875 0.72515869140625-4.05352783203125 0.51751708984375-3.68511962890625 0.31024169921875-3.31634521484375 0.10333251953125-5.89508056640625-0.109687805175781-5.34246826171875-0.329093933105469-4.78985595703125-0.548545837402344-4.23724365234375-0.768043518066406-3.68463134765625-0.987586975097656-1.63508605957031-0.576136589050293-1.49693298339844-0.631039619445801-1.35877990722656-0.685948371887207-1.22062683105469-0.740862846374512-1.08247375488281-0.795783042907715-0.944320678710938-0.850708961486816-0.847870826721191-0.92637825012207-0.79312801361084-1.02279472351074-0.738390922546387-1.11922264099121-0.683659553527832-1.21566200256348-0.628933906555176-1.31211280822754-0.574213981628418-1.4085750579834-0.984291076660156-3.10658264160156-0.765480041503906-3.49256896972656-0.546714782714844-3.87864685058594-0.327995300292969-4.26481628417969-0.109321594238281-4.65107727050781v-69.21875l-107.3125-62.359375h-70.390625zM3793-852l313.3125 178 7.00780487060547 4.29749298095703 6.50092315673828 4.53997039794922 5.99399566650391 4.78249359130859 5.48702239990234 5.02506256103516 4.98000335693359 5.26767730712891 4.47293853759766 5.51033782958984 3.96582794189453 5.75304412841797 3.45867156982422 5.99579620361328 3.0047607421875 6.36328125 2.6041259765625 6.85546875 2.2034912109375 7.34765625 1.8028564453125 7.83984375 1.4022216796875 8.33203125 1.0015869140625 8.82421875 0.6009521484375 9.31640625 0.2003173828125 9.80859375-0.365653991699219 10.991813659668-1.09693145751953 10.2029495239258-1.82816314697266 9.41403961181641-1.1882791519165 4.41116428375244-1.37106990814209 4.2139196395874-1.55385494232178 4.01666927337647-1.73663425445557 3.81941318511963-1.91940784454346 3.62215137481689-2.10217571258545 3.42488384246826-2.28493785858154 3.22761058807373-2.46769428253174 3.0303316116333-2.65044498443604 2.83304691314697-2.83318996429443 2.63575649261475-3.03666687011719 2.45782470703125-3.26087951660156 2.29925537109375-3.48509216308594 2.14068603515625-3.70930480957031 1.98211669921875-3.93351745605469 1.82354736328125-4.15773010253906 1.66497802734375-8.98809814453125 2.854248046875-9.88494873046875 2.219970703125-10.7817993164063 1.585693359375-11.6786499023438 0.951416015625-12.5755004882813 0.317138671875-11.3457794189453-0.3255615234375-10.6379852294922-0.9766845703125-9.93028259277344-1.6278076171875-9.22267150878906-2.2789306640625-8.51515197753906-2.9300537109375-3.99228477478027-1.70919799804688-3.81543922424316-1.87197875976563-3.63860511779785-2.03475952148437-3.46178245544434-2.19754028320312-3.28497123718262-2.36032104492187-3.1081714630127-2.52310180664062-2.92538547515869-2.68144130706787-2.73660945892334-2.83533573150635-2.54783916473389-2.98922443389893-2.35907459259033-3.14310741424561-2.17031574249268-3.29698467254639-1.98156261444092-3.45085620880127-1.79281520843506-3.60472202301025-1.6040735244751-3.75858211517334-1.41533756256104-3.91243648529053-1.22660732269287-4.06628513336182-1.88704681396484-8.59409332275391-1.13219451904297-9.20941925048828-0.377388000488281-9.82469940185547v-82.796875h-163v64.34375l1.03766632080078 22.8969802856445 1.29709148406982 10.846453666687 1.81593799591064 10.4451036453247 2.33479022979736 10.0437593460083 2.85364818572998 9.64242076873779 3.3725118637085 9.24108791351318 3.89138126373291 8.83976078033447 4.41025638580322 8.43843936920166 4.92913722991943 8.03712368011475 5.44802379608154 7.63581371307373 5.96691608428955 7.23450946807861 6.48581409454346 6.83321094512939 7.00471782684326 6.43191814422607 7.52362728118897 6.03063106536865 8.04254245758057 5.62934970855713 8.61016941070557 5.25906372070313 9.22650814056397 4.91976928710938 9.84285259246826 4.58047485351563 10.4592027664185 4.24118041992188 22.7674789428711 7.4644775390625 25.2329483032227 6.1072998046875 27.6984634399414 4.7501220703125 30.1640243530273 3.3929443359375 32.6296310424805 2.0357666015625 35.0952835083008 0.6785888671875 31.5378952026367-0.6126708984375 29.527717590332-1.8380126953125 27.5174942016602-3.0633544921875 25.5072250366211-4.2886962890625 23.4969100952148-5.5140380859375 21.4865493774414-6.7393798828125 19.4761428833008-7.9647216796875 8.98415470123291-4.44186401367188 8.48153591156006-4.74819946289063 7.97305202484131-5.05014038085938 7.45870304107666-5.34768676757813 6.94434833526611-5.64523315429688 6.42998790740967-5.94277954101563 5.91562175750732-6.24032592773438 5.40124988555908-6.53787231445313 4.88687229156494-6.83541870117188 4.3724889755249-7.13296508789063 3.85809993743896-7.43051147460938 3.34370517730713-7.72805786132813 2.82930469512939-8.02560424804688 2.31489849090576-8.32315063476563 1.80048656463623-8.62069702148438 1.2860689163208-8.91824340820313 0.771645545959473-9.21578979492188 0.257216453552246-9.51333618164063-0.457533836364746-9.90706062316895-1.37259769439697-9.83007621765137-2.2876558303833-9.75310325622559-3.20270824432373-9.6761417388916-4.11775493621826-9.59919166564941-5.03279590606689-9.52225303649902-5.94783115386963-9.44532585144043-6.86286067962647-9.36841011047363-7.7778844833374-9.29150581359863-8.69290256500244-9.21461296081543-20.1308364868164-18.1985931396484-23.7908401489258-17.8911590576172-27.450798034668-17.5838165283203-3.40625-2.265625-238.34375-143.734375h263.875v40h97v-126h-553z"/>
          <dr3d:extrude draw:style-name="gr23" draw:layer="layout" svg:viewBox="4487 -1042 663 639" svg:d="M5000.3125-433.328125l70.125-60.21875 10.5302047729492-9.56414031982422 9.72339630126953-9.96582794189453 8.91654205322266-10.3674697875977 8.10964202880859-10.7690658569336 7.30269622802734-11.1706161499023 6.49570465087891-11.5721206665039 5.68866729736328-11.9735794067383 4.88158416748047-12.3749923706055 4.19823455810547-13.1193237304688 3.63861846923828-14.2066040039062 3.07895660400391-15.2938842773438 2.51924896240234-16.3811645507813 1.95949554443359-17.4684448242188 1.39969635009766-18.5557250976563 1.11981201171875-40.373291015625-1.3143310546875-39.3081665039062-3.9429931640625-36.7838745117187-6.5716552734375-34.2595825195312-9.2003173828125-31.7352905273437-5.58590698242188-14.9210357666016-6.24307250976563-14.2899627685547-6.90023803710938-13.6588897705078-7.55740356445313-13.0278167724609-8.21456909179688-12.3967437744141-8.87173461914063-11.7656707763672-9.52890014648438-11.1345977783203-10.1860656738281-10.5035247802734-10.8402547836304-9.86965847015381-11.4914636611938-9.23299503326416-12.1426668167114-8.59632587432861-12.7938642501831-7.95965099334717-13.4450559616089-7.32297039031982-14.0962419509888-6.68628406524658-14.7474222183228-6.04959201812744-15.3985967636108-5.4128942489624-32.7506942749023-8.91567230224609-35.3553237915039-6.36881256103516-37.9599075317383-3.82190704345703-40.5644454956055-1.27495574951172-23.6454467773437 0.6298828125-22.4380493164062 1.8837890625-10.7661361694336 1.412109375-10.4641494750977 1.7255859375-10.1621170043945 2.0390625-9.86003875732422 2.3525390625-9.51067352294922 2.65559387207031-9.11402130126953 2.94535827636719-8.71732330322266 3.23521423339844-8.32057952880859 3.52516174316406-7.92378997802734 3.81520080566406-7.52695465087891 4.10533142089844-7.13007354736328 4.39555358886719-6.73314666748047 4.68586730957031-72.5625 53.921875 7.13616180419922-4.1700439453125 7.58032989501953-3.8646240234375 8.02445220947266-3.5592041015625 8.46852874755859-3.2537841796875 8.91255950927734-2.9483642578125 9.35654449462891-2.6429443359375 9.80048370361328-2.3375244140625 10.2443771362305-2.0321044921875 10.9901733398438-1.76073455810547 12.0379028320313-1.52631378173828 27.218994140625-2.34918212890625 31.409912109375-1.41094970703125 35.600830078125-0.47235107421875 40.2692794799805 1.06805419921875 37.2619094848633 3.20123291015625 34.2544937133789 5.33441162109375 31.2470321655273 7.46759033203125 28.2395248413086 9.60076904296875 12.9919328689575 5.60032653808594 12.2400388717651 6.13362121582031 11.4881391525269 6.66691589355469 10.7362337112427 7.20021057128906 9.9843225479126 7.73350524902344 9.23240566253662 8.26679992675781 8.57968139648438 8.89686679840088 8.02615356445313 9.6222448348999 7.47262573242188 10.3476285934448 6.91909790039063 11.0730180740356 6.36557006835938 11.7984132766724 5.81204223632813 12.523814201355 5.25851440429688 13.2492208480835 4.70498657226563 13.9746332168579 7.7493896484375 30.1255264282227 5.5352783203125 33.0272445678711 3.3211669921875 35.9290084838867 1.1070556640625 38.8308181762695-1.23486328125 44.3056030273438-1.5435791015625 20.4959487915039-2.1610107421875 19.3913192749023-2.7784423828125 18.2866439819336-3.3958740234375 17.1819229125977-4.0133056640625 16.0771560668945-4.6307373046875 14.9723434448242-5.33660125732422 14.1688766479492-6.13086700439453 13.6667556762695-6.92508697509766 13.1645889282227-7.71926116943359 12.6623764038086-8.51338958740234 12.1601181030273-9.30747222900391 11.6578140258789-10.1015090942383 11.1554641723633zM4766-851l-5.02766418457031 0.774399757385254-4.83641052246094 0.998984336853027-4.64515686035156 1.2235746383667-4.45390319824219 1.44817066192627-4.26264953613281 1.67277240753174-4.07139587402344 1.89737987518311-3.88014221191406 2.12199306488037-3.68888854980469 2.34661197662354-3.49763488769531 2.5712366104126-3.30638122558594 2.79586696624756-3.11512756347656 3.02050304412842-2.92387390136719 3.24514484405518-2.73262023925781 3.46979236602783-2.54136657714844 3.69444561004639-2.35011291503906 3.91910457611084-2.15885925292969 4.14376926422119-1.99877834320068 4.46003913879395-1.86986637115479 4.86791801452637-3.35297393798828 10.9595184326172-2.83725738525391 12.5911712646484-2.32149505615234 14.2229156494141-1.80568695068359 15.8547515869141-1.28983306884766 17.4866790771484-1.03192138671875 39.8695068359375 1.09490966796875 51.0328369140625 1.36856842041016 21.9439849853516 1.91591644287109 19.5622406005859 2.46321868896484 17.1804046630859 3.01047515869141 14.7984771728516 3.55768585205078 12.4164581298828 1.98403263092041 5.31494331359863 2.12081813812256 4.71940422058106 2.29788112640381 4.28347682952881 2.51522159576416 4.00716495513916 2.73255634307861 3.73084735870361 2.94988536834717 3.45452404022217 3.16720867156982 3.17819499969482 3.38452625274658 2.90186023712158 3.60183811187744 2.62551975250244 3.8191442489624 2.3491735458374 4.03644466400147 2.07282161712646 4.25373935699463 1.79646396636963 4.47102832794189 1.52010059356689 4.68831157684326 1.24373149871826 4.90558910369873 0.967356681823731 5.1228609085083 0.690976142883301 5.34012699127197 0.414589881896973 5.55738735198975 0.138197898864746 7.72119903564453-0.322998046875 7.35796356201172-0.968994140625 6.99477386474609-1.614990234375 3.36120510101318-1.04974365234375 3.27042484283447-1.21124267578125 3.17965030670166-1.37274169921875 3.08888149261475-1.53424072265625 2.99811840057373-1.69573974609375 2.90736103057861-1.85723876953125 2.81660938262939-2.01873779296875 2.72586345672607-2.18023681640625 2.63512325286865-2.34173583984375 2.54438877105713-2.50323486328125 4.7332763671875-5.40215301513672 4.2037353515625-5.87049102783203 3.6741943359375-6.33878326416016 3.1446533203125-6.80702972412109 2.6151123046875-7.27523040771484 2.0855712890625-7.74338531494141 1.5560302734375-8.21149444580078 1.0264892578125-8.67955780029297-7.55419921875 4.68817138671875-7.05322265625 3.98614501953125-6.55224609375 3.28375244140625-3.0882568359375 1.37836456298828-2.9630126953125 1.20262908935547-2.87384796142578 1.04515838623047-2.82079315185547 0.905952453613281-2.76778411865234 0.766700744628906-2.71482086181641 0.627403259277344-2.66190338134766 0.488059997558594-2.60903167724609 0.348670959472656-2.55620574951172 0.209236145019531-2.50342559814453 0.0697555541992188-6.216064453125-0.273002624511719-2.91851806640625-0.341244697570801-2.79217529296875-0.477732658386231-2.66583251953125-0.614214897155762-2.53948974609375-0.750691413879395-2.41314697265625-0.887162208557129-2.28680419921875-1.02362728118896-2.16046142578125-1.1600866317749-2.03411865234375-1.29654026031494-1.90777587890625-1.43298816680908-1.78143310546875-1.56943035125732-1.65509033203125-1.70586681365967-1.52874755859375-1.84229755401611-1.40240478515625-1.97872257232666-1.27606201171875-2.11514186859131-1.17498779296875-2.37922668457031-1.09918212890625-2.77098083496094-1.02337646484375-3.16273498535156-0.94757080078125-3.55448913574219-1.667724609375-8.28424072265625-1.364501953125-9.85125732421875-1.061279296875-11.4182739257813-0.758056640625-12.9852905273438-0.6064453125-30.671630859375v-14.734375l0.19708251953125-17.2813720703125 0.59149169921875-18.2049560546875 2.36767578125-39.177734375zM4665-679.5l0.380683898925781-26.9635772705078 1.14208221435547-24.7726287841797 1.90352630615234-22.5817718505859 2.66501617431641-20.3910064697266 3.42655181884766-18.2003326416016 4.18813323974609-16.0097503662109 4.94976043701172-13.8192596435547 2.76050472259521-6.08822441101074 2.95092868804932-5.54063606262207 3.17852878570557-5.10223484039307 3.44330501556396-4.77301692962647 3.70808696746826-4.44380474090576 3.97287464141846-4.11459827423096 4.23766803741455-3.78539752960205 4.50246715545654-3.45620250701904 4.76727199554443-3.12701320648193 5.03208255767822-2.79782962799072 5.29689884185791-2.46865177154541 5.5617208480835-2.139479637146 5.82654857635498-1.81031322479248 6.09138202667236-1.48115253448486 6.35622119903564-1.15199756622314 6.62106609344482-0.822848320007324 14.0366897583008-0.658271789550781 14.0366897583008 0.667236328125 6.62106609344482 0.83404541015625 6.35622119903564 1.16766357421875 6.09138202667236 1.50128173828125 5.82654857635498 1.83489990234375 5.5617208480835 2.16851806640625 5.29689884185791 2.50213623046875 5.03208255767822 2.83575439453125 4.76727199554443 3.16937255859375 4.50246715545654 3.50299072265625 4.23766803741455 3.83660888671875 3.97287464141846 4.17022705078125 3.70808696746826 4.50384521484375 3.44330501556396 4.83746337890625 3.17852878570557 5.17108154296875 2.95092868804932 5.60504150390625 2.76050472259521 6.13934326171875 4.94976043701172 13.881591796875 4.18813323974609 16.018798828125 3.42655181884766 18.156005859375 2.66501617431641 20.293212890625 1.90352630615234 22.430419921875 1.14208221435547 24.567626953125 0.380683898925781 26.704833984375-0.380683898925781 26.8786163330078-1.14208221435547 24.7052459716797-1.90352630615234 22.5319671630859-2.66501617431641 20.3587799072266-3.42655181884766 18.1856842041016-4.18813323974609 16.0126800537109-4.94976043701172 13.8397674560547-2.76050472259521 6.10507011413574-2.95092868804932 5.56187629699707-3.17852878570557 5.12493991851807-3.44330501556396 4.79425716400147-3.70808696746826 4.46358013153076-3.97287464141846 4.13290882110596-4.23766803741455 3.80224323272705-4.50246715545654 3.47158336639404-4.76727199554443 3.14092922210693-5.03208255767822 2.81028079986572-5.29689884185791 2.47963809967041-5.5617208480835 2.149001121521-5.82654857635498 1.81836986541748-6.09138202667236 1.48774433135986-6.35622119903564 1.15712451934814-6.62106609344482 0.826510429382324-14.0366897583008 0.661201477050781-14.1216506958008-0.655342102050781-6.65695476531982-0.819186210632324-6.38771533966064-1.14687061309814-6.11848163604736-1.47456073760986-5.84925365447998-1.80225658416748-5.5800313949585-2.129958152771-5.31081485748291-2.45766544342041-5.04160404205322-2.78537845611572-4.77239894866943-3.11309719085693-4.50319957733154-3.44082164764404-4.23400592803955-3.76855182647705-3.96481800079346-4.09628772735596-3.69563579559326-4.42402935028076-3.42645931243896-4.75177669525147-3.15728855133057-5.07952976226807-2.92822360992432-5.51939582824707-2.73926448822021-6.07137870788574-4.91167449951172-13.7987518310547-4.15590667724609-16.0068206787109-3.40018463134766-18.2149810791016-2.64450836181641-20.4232330322266-1.88887786865234-22.6315765380859-1.13329315185547-24.8400115966797zM5057-678.875l-0.988945007324219-36.6183471679687-2.96680450439453-33.7857055664062-4.94461822509766-30.9530639648437-6.92238616943359-28.1204223632812-4.20284175872803-12.9979705810547-4.69726657867432-12.2898101806641-5.19168567657471-11.5816497802734-5.6860990524292-10.8734893798828-6.18050670623779-10.1653289794922-6.67490863800049-9.45716857910156-7.16930484771729-8.74900817871094-7.66369533538818-8.04084777832031-8.28254508972168-7.44649124145508-9.02585029602051-6.9659538269043-9.76914405822754-6.48543930053711-10.5124263763428-6.00494766235352-11.2556972503662-5.52447891235352-11.9989566802979-5.04403305053711-26.2276458740234-8.64682006835938-29.2005462646484-6.72531127929688-32.1733551025391-4.80398559570313-35.1460723876953-2.88284301757812-38.1186981201172-0.961883544921875-38.2036590576172 0.956024169921875-35.2134552001953 2.86526489257812-32.2231597900391 4.77468872070313-29.2327728271484 6.68429565429688-26.2422943115234 8.59408569335938-11.9996891021729 5.01327133178711-11.2520351409912 5.49078750610352-10.5043697357178 5.96832656860352-9.75669288635254 6.44588851928711-9.00900459289551 6.9234733581543-8.26130485534668 7.40108108520508-7.64099025726318 7.99836730957031-7.14806461334229 8.71531677246094-6.65513324737549 9.43226623535156-6.16219615936279 10.1492156982422-5.6692533493042 10.8661651611328-5.17630481719971 11.5831146240234-4.68335056304932 12.3000640869141-4.19039058685303 13.0170135498047-6.90187835693359 28.1848754882812-4.92996978759766 31.0526733398437-2.95801544189453 33.9204711914063-0.986015319824219 36.7882690429687 0.988945007324219 36.7941284179687 2.96680450439453 33.9380493164062 4.94461822509766 31.0819702148437 6.92238616943359 28.2258911132812 4.20284175872803 13.0419158935547 4.69726657867432 12.3278961181641 5.19168567657471 11.6138763427734 5.6860990524292 10.8998565673828 6.18050670623779 10.1858367919922 6.67490863800049 9.47181701660156 7.16930484771729 8.75779724121094 7.66369533538818 8.04377746582031 8.28254508972168 7.44653415679932 9.02585029602051 6.96607112884522 9.76914405822754 6.48561382293701 10.5124263763428 6.00516223907471 11.2556972503662 5.5247163772583 11.9989566802979 5.04427623748779 26.2276458740234 8.64725494384766 29.2005462646484 6.72556304931641 32.1733551025391 4.80391693115234 35.1460723876953 2.88231658935547 38.1186981201172 0.960762023925781 38.0308380126953-0.9638671875 35.0759735107422-2.8916015625 32.1212005615234-4.8193359375 29.1665191650391-6.7470703125 26.2119293212891-8.6748046875 11.9980220794678-5.060302734375 11.2594089508057-5.542236328125 10.5208072662354-6.024169921875 9.78221702575684-6.506103515625 9.04363822937012-6.988037109375 8.3050708770752-7.469970703125 7.68777561187744-8.06565952301025 7.19174861907959-8.77510738372803 6.69572734832764-9.4845609664917 6.19971179962158-10.1940202713013 5.70370197296143-10.9034852981567 5.20769786834717-11.6129560470581 4.71169948577881-12.3224325180054 4.21570682525635-13.0319147109985 6.94345855712891-28.1922988891602 4.95955657958984-31.0302963256836 2.97570037841797-33.8683395385742z"/>
          <dr3d:extrude draw:style-name="gr23" draw:layer="layout" svg:viewBox="5324 -1024 457 607" svg:d="M5324-965h398v113l59-44.703125v-127.296875h-369.921875zM5614-417l60-58.828125v-349.171875h-60zM5324-640.203125l81 42.203125v-66.15625l-32.40625-14.84375zM5324-938v86h108v300.6875l-108-57.6875v115l138.875 77h124.125v-435h108v-86z"/>
          <dr3d:extrude draw:style-name="gr23" draw:layer="layout" svg:viewBox="5911 -1045 657 644" svg:d="M6183.28125-606l-7.21875-0.375-6.10802459716797 0.20068359375-5.79376983642578 0.60205078125-5.47946929931641 1.00341796875-5.16512298583984 1.40478515625-4.85073089599609 1.80615234375-4.53629302978516 2.20751953125-2.15021800994873 1.2542724609375-2.0715913772583 1.3546142578125-1.99295902252197 1.4549560546875-1.91432094573975 1.5552978515625-1.81640625 1.63646030426025-1.69921875 1.69844722747803-1.58203125 1.7604398727417-1.46484375 1.82243824005127-1.34765625 1.88444232940674-1.23046875 1.94645214080811-1.11328125 2.00846767425537-0.99609375 2.07048892974854-0.87890625 2.1325159072876-0.76171875 2.19454860687256-0.64453125 2.25658702850342-0.52734375 2.31863117218018-0.41015625 2.38068103790283-0.29296875 2.44273662567139-0.234375 5.07166290283203 0.0734701156616211 3.029709815979 0.220406532287598 2.94850826263428 0.367337226867676 2.86731243133545 0.514262199401856 2.78612232208252 0.661181449890137 2.70493793487549 0.80809497833252 2.62375926971436 0.955002784729004 2.54258632659912 1.10190486907959 2.46141910552979 1.24880123138428 2.38025760650635 1.39569187164307 2.29910182952881 1.54257678985596 2.21795177459717 1.68945598602295 2.13680744171143 1.83632946014404 2.05566883087158 1.98319721221924 1.97453594207764 2.13005924224854 1.89340877532959 2.27691555023193 1.81228733062744 2.40302848815918 1.71634006500244 2.50839424133301 1.60556697845459 5.33283996582031 2.87883758544922 5.75416564941406 2.43581390380859 6.17539978027344 1.99283599853516 6.59654235839844 1.54990386962891 7.01759338378906 1.10701751708984 7.43855285644531 0.664176940917969 7.85942077636719 0.221382141113281 8.59423065185547-0.2080078125 8.11957550048828-0.6240234375 7.64487457275391-1.0400390625 7.17012786865234-1.4560546875 6.69533538818359-1.8720703125 6.22049713134766-2.2880859375 5.74561309814453-2.7041015625 5.27068328857422-3.1201171875 2.43795776367187-1.699951171875 2.28067016601562-1.771728515625 2.12338256835937-1.843505859375 1.96609497070313-1.915283203125 1.80880737304688-1.987060546875 1.65151977539063-2.058837890625 1.49423217773438-2.130615234375 1.33694458007813-2.202392578125 1.17965698242188-2.274169921875 1.02236938476563-2.345947265625 0.865081787109375-2.417724609375 0.707794189453125-2.489501953125 0.550506591796875-2.561279296875 0.393218994140625-2.633056640625 0.235931396484375-2.704833984375 0.078643798828125-2.776611328125-0.053466796875-1.365234375-0.160400390625-1.470703125-0.267333984375-1.576171875-0.374267578125-1.681640625-0.481201171875-1.787109375-0.588134765625-1.892578125-1.4970703125-4.1015625-0.66845703125-1.6875-0.26043701171875-0.703125-0.21173095703125-0.609375-6.2073974609375 1.875732421875-6.0894775390625 1.625244140625-5.9722900390625 1.374755859375-5.8558349609375 1.124267578125-5.76129150390625 0.87445068359375-5.68841552734375 0.62506103515625-5.61590576171875 0.37530517578125-5.54376220703125 0.12518310546875-4.39836883544922-0.0948486328125-4.07788848876953-0.2845458984375-3.75736236572266-0.4742431640625-3.43679046630859-0.6639404296875-3.11617279052734-0.8536376953125-2.79550933837891-1.0433349609375-1.27749156951904-0.592803955078125-1.19730854034424-0.640228271484375-1.11711978912354-0.687652587890625-1.03692531585693-0.735076904296875-0.965697288513184-0.788496971130371-0.903435707092285-0.847908973693848-0.841168403625488-0.907315254211426-0.778895378112793-0.966715812683106-0.716616630554199-1.02611064910889-0.654332160949707-1.08549976348877-0.592041969299316-1.14488315582275-0.529746055603027-1.20426082611084-0.46744441986084-1.26363277435303-0.405137062072754-1.32299900054932-0.34282398223877-1.38235950469971-0.280505180358887-1.4417142868042-0.374031066894531-3.06147003173828-0.124687194824219-3.29882049560547 0.03582763671875-1.25823974609375 0.10723876953125-1.49517822265625 0.17828369140625-1.73175048828125 0.24896240234375-1.96795654296875 0.320068359375-2.11016845703125 0.391845703125-2.15887451171875 0.463623046875-2.20794677734375zM6093-558.1875l0.404121398925781-9.252685546875 1.21239471435547-8.679931640625 0.909314155578613-4.12518310546875 1.11139965057373-3.98199462890625 1.31349086761475-3.83880615234375 1.51558780670166-3.69561767578125 1.71769046783447-3.55242919921875 1.91979885101318-3.40924072265625 2.12191295623779-3.26605224609375 2.3240327835083-3.12286376953125 2.52615833282471-2.97967529296875 2.72828960418701-2.83648681640625 2.93042659759521-2.69329833984375 3.13256931304932-2.55010986328125 3.32574558258057-2.40106201171875 3.50995540618896-2.24615478515625 3.69417095184326-2.09124755859375 3.87839221954346-1.93634033203125 8.30947113037109-3.407958984375 9.04642486572266-2.788330078125 9.78342437744141-2.168701171875 10.5204696655273-1.549072265625 11.2575607299805-0.929443359375 11.9946975708008-0.309814453125 11.9917678833008 0.309814453125 11.2487716674805 0.929443359375 10.5058212280273 1.549072265625 9.76291656494141 2.168701171875 9.02005767822266 2.788330078125 8.27724456787109 3.407958984375 3.86008167266846 1.93634033203125 3.67439556121826 2.09124755859375 3.48871517181396 2.24615478515625 3.30304050445557 2.40106201171875 3.10986423492432 2.55010986328125 2.90918636322021 2.69329833984375 2.70851421356201 2.83648681640625 2.50784778594971 2.97967529296875 2.3071870803833 3.12286376953125 2.10653209686279 3.26605224609375 1.90588283538818 3.40924072265625 1.70523929595947 3.55242919921875 1.50460147857666 3.69561767578125 1.30396938323975 3.83880615234375 1.10334300994873 3.98199462890625 0.902722358703613 4.12518310546875 1.20360565185547 8.679931640625 0.401191711425781 9.252685546875-0.401191711425781 9.340576171875-1.20360565185547 8.756103515625-0.902722358703613 4.15887451171875-1.10334300994873 4.01275634765625-1.30396938323975 3.86663818359375-1.50460147857666 3.72052001953125-1.70523929595947 3.57440185546875-1.90588283538818 3.42828369140625-2.10653209686279 3.28216552734375-2.3071870803833 3.13604736328125-2.50784778594971 2.98992919921875-2.70851421356201 2.84381103515625-2.90918636322021 2.69769287109375-3.10986423492432 2.55157470703125-3.30304050445557 2.40106201171875-3.48871517181396 2.24615478515625-3.67439556121826 2.09124755859375-3.86008167266846 1.93634033203125-8.27724456787109 3.407958984375-9.02005767822266 2.788330078125-9.76291656494141 2.168701171875-10.5058212280273 1.549072265625-11.2487716674805 0.929443359375-11.9917678833008 0.309814453125-11.735954284668-0.315849304199219-11.0525588989258-0.947517395019531-10.3691177368164-1.57913970947266-9.68563079833984-2.21071624755859-9.00209808349609-2.84224700927734-8.31851959228516-3.47373199462891-3.90290355682373-1.97365856170654-3.7319917678833-2.13151264190674-3.56107425689697-2.28936100006104-3.39015102386475-2.44720363616943-3.201416015625-2.59473991394043-2.994873046875-2.73196601867676-2.788330078125-2.86918067932129-2.581787109375-3.00638389587402-2.375244140625-3.14357566833496-2.168701171875-3.2807559967041-1.962158203125-3.41792488098145-1.755615234375-3.55508232116699-1.549072265625-3.69222831726074-1.342529296875-3.8293628692627-1.135986328125-3.96648597717285-0.929443359375-4.10359764099121-0.722900390625-4.24069786071777-0.516357421875-4.37778663635254zM5979.09375-943.734375l10.5705108642578-5.00335693359375 10.8434295654297-4.66241455078125 11.1164398193359-4.32147216796875 11.3895416259766-3.98052978515625 11.6627349853516-3.63958740234375 11.9360198974609-3.29864501953125 24.6922607421875-5.574462890625 26.1387329101562-4.27880859375 27.9379272460937-3.05712890625 29.7374877929687-1.83544921875 31.5374145507812-0.61376953125 41.411506652832 1.09864044189453 38.2804489135742 3.29302215576172 35.1494369506836 5.48744964599609 32.0184707641602 7.68192291259766 14.8351373672485 4.66390323638916 14.0524129867554 5.21253871917725 13.2696943283081 5.76117992401123 12.4869813919067 6.30982685089111 11.7042741775513 6.85847949981689 10.9215726852417 7.40713787078857 10.138876914978 7.95580196380615 9.35618686676025 8.50447177886963 8.6846923828125 9.16511726379395 8.1243896484375 9.93627738952637 7.5640869140625 10.7074489593506 7.0037841796875 11.4786319732666 6.4434814453125 12.2498264312744 5.8831787109375 13.021032333374 5.3228759765625 13.7922496795654 4.7625732421875 14.5634784698486 7.84423828125 31.4406890869141 5.60302734375 34.5257415771484 3.36181640625 37.6108856201172 1.12060546875 40.6961212158203-0.3233642578125 21.2773895263672-0.9700927734375 20.3643341064453-1.6168212890625 19.4511871337891-2.2635498046875 18.5379486083984-2.9102783203125 17.6246185302734-3.5570068359375 16.7111968994141-4.2037353515625 15.7976837158203-4.8504638671875 14.8840789794922-5.5506591796875 14.1069793701172-6.3043212890625 13.4663848876953-7.0579833984375 12.8256988525391-7.8116455078125 12.1849212646484-8.5653076171875 11.5440521240234-9.3189697265625 10.9030914306641-10.0726318359375 10.2620391845703-10.8262939453125 9.62089538574219 75.46875-62.09375 9.24812316894531-8.14781951904297 8.65751647949219-8.86627960205078 8.06700134277344-9.58469390869141 7.47657775878906-10.3030624389648 6.88624572753906-11.0213851928711 6.29600524902344-11.7396621704102 5.70585632324219-12.457893371582 5.11579895019531-13.1760787963867 4.51941680908203-13.9004440307617 3.91667938232422-14.630989074707 3.31398773193359-15.3614883422852 2.71134185791016-16.0919418334961 2.10874176025391-16.8223495483398 1.50618743896484-17.5527114868164 0.903678894042969-18.2830276489258 0.301216125488281-19.013298034668-1.30864715576172-39.082763671875-3.92591094970703-36.702392578125-6.54312896728516-34.322021484375-9.16030120849609-31.941650390625-5.5615758895874-15.0781860351562-6.21585178375244-14.4830932617187-6.87012195587158-13.8880004882813-7.52438640594482-13.2929077148438-8.17864513397217-12.6978149414063-8.83289813995361-12.1027221679688-9.48714542388916-11.5076293945313-10.1413869857788-10.9125366210938-10.7615652084351-10.2832946777344-11.3476800918579-9.61990356445313-11.9337892532349-8.95651245117188-12.5198926925659-8.29312133789063-13.1059904098511-7.62973022460938-13.6920824050903-6.96633911132813-14.2781686782837-6.30294799804688-14.8642492294312-5.63955688476563-31.4867172241211-9.2889404296875-33.8309707641602-6.6353759765625-36.175178527832-3.9818115234375-38.5193405151367-1.3282470703125-14.7442169189453 0.236747741699219-14.4114227294922 0.707283020019531-14.0787200927734 1.17777252197266-13.7461090087891 1.64821624755859-13.4135894775391 2.11861419677734-13.0811614990234 2.58896636962891-12.7488250732422 3.05927276611328-12.4165802001953 3.52953338623047-12.2620391845703 4.0491943359375-12.2852020263672 4.6153564453125-12.3084564208984 5.1815185546875-12.3318023681641 5.7476806640625-12.3552398681641 6.3138427734375-12.3787689208984 6.8800048828125-12.4023895263672 7.4461669921875-12.4261016845703 8.0123291015625zM6124.796875-816l46.703125-34-4.08418273925781 0.918991088867188-3.90007019042969 1.05476379394531-3.71604919433594 1.19044494628906-3.53211975097656 1.32603454589844-3.34828186035156 1.46153259277344-3.16453552246094 1.59693908691406-2.98088073730469 1.73225402832031-2.79731750488281 1.86747741699219-2.66694641113281 2.05023193359375-2.58976745605469 2.28057861328125-2.51268005371094 2.51092529296875-2.43568420410156 2.74127197265625-2.35877990722656 2.97161865234375-2.28196716308594 3.20196533203125-2.20524597167969 3.43231201171875zM5958.28125-693.828125l7.7340087890625-5.68415069580078 8.2254638671875-5.28685760498047 8.7169189453125-4.88961029052734 9.2083740234375-4.49240875244141 9.6998291015625-4.09525299072266 10.1912841796875-3.69814300537109 10.6827392578125-3.30107879638672 11.1741943359375-2.90406036376953 11.8789749145508-2.53638458251953 12.7971115112305-2.19805145263672 28.3488159179687-3.38128662109375 32.0219116210937-2.02850341796875 35.6953735351563-0.67608642578125 15.4783325195313 0.21307373046875 14.9821166992188 0.63897705078125 14.4862670898438 1.06451416015625 13.9907836914063 1.48968505859375 13.7073974609375 1.9400634765625 13.6363525390625 2.4154052734375 13.5660400390625 2.8900146484375 13.4964599609375 3.3638916015625-0.09454345703125-8.8848876953125-0.28387451171875-8.5780029296875-0.47357177734375-8.2703857421875-0.66363525390625-7.9620361328125-0.85406494140625-7.749755859375-1.04486083984375-7.634033203125-1.23602294921875-7.518310546875-1.42755126953125-7.402587890625-22.79833984375-4.18408203125-10.2996215820313-1.56121826171875-9.56610107421875-1.20782470703125-8.99774169921875-0.90234375-8.59454345703125-0.64453125-8.19097900390625-0.38671875-7.78704833984375-0.12890625-13.0922241210938 0.2054443359375-12.7307739257813 0.6163330078125-12.3693237304688 1.0272216796875-12.0078735351563 1.4381103515625-11.6464233398438 1.8489990234375-11.2849731445313 2.2598876953125-10.9235229492188 2.6707763671875-10.5620727539063 3.0816650390625-10.2244262695313 3.49860382080078-9.91058349609375 3.92162322998047-9.59674072265625 4.34468841552734-9.28289794921875 4.76779937744141-8.96905517578125 5.19095611572266-8.65521240234375 5.61415863037109-8.34136962890625 6.03740692138672-8.02752685546875 6.46070098876953zM5911-816h182.75l2.95768737792969-7.47125244140625 3.35054016113281-6.97723388671875 3.74330139160156-6.48321533203125 4.13597106933594-5.98919677734375 4.52854919433594-5.49517822265625 4.92103576660156-5.00115966796875 5.31343078613281-4.50714111328125 5.70573425292969-4.01312255859375 6.09831237792969-3.53064727783203 6.49116516113281-3.05974578857422 6.88392639160156-2.58889007568359 7.27659606933594-2.11808013916016 7.66917419433594-1.64731597900391 8.06166076660156-1.17659759521484 8.45405578613281-0.705924987792969 8.84635925292969-0.235298156738281 13.8077850341797 0.612861633300781 6.54914283752441 0.766085624694824 6.3126277923584 1.07252979278564 6.07610130310059 1.37897968292236 5.83956336975098 1.68543529510498 5.60301399230957 1.9918966293335 5.36645317077637 2.29836368560791 5.12988090515137 2.60483646392822 4.89329719543457 2.91131496429443 4.65670204162598 3.21779918670654 4.42009544372559 3.52428913116455 4.1834774017334 3.83078479766846 3.94684791564941 4.13728618621826 3.71020698547363 4.44379329681397 3.47355461120605 4.75030612945557 3.25039577484131 5.07765197753906 3.04073429107666 5.42582702636719 2.83106708526611 5.77400207519531 2.62139415740967 6.12217712402344 4.61374664306641 13.2888793945313 3.77498626708984 14.6815795898438 2.93618011474609 16.0742797851562 2.09732818603516 17.4669799804688 1.25843048095703 18.8596801757813 0.419486999511719 20.2523803710937v28.90625l-16.6932983398438-6.752197265625-17.0503540039063-5.801513671875-17.4070434570313-4.850830078125-17.7633666992188-3.900146484375-18.33251953125-2.99700927734375-19.11474609375-2.14117431640625-19.89697265625-1.28497314453125-20.67919921875-0.42840576171875-28.353141784668 0.617988586425781-26.5916213989258 1.85399627685547-24.8300552368164 3.09004974365234-23.0684432983398 4.32614898681641-21.3067855834961 5.56229400634766-19.5450820922852 6.79848480224609-17.783332824707 8.03472137451172-8.23099613189697 4.48096370697022-7.79054164886475 4.79004001617432-7.333740234375 5.08863830566406-6.860595703125 5.37675476074219-6.387451171875 5.66487121582031-5.914306640625 5.95298767089844-5.441162109375 6.24110412597656-4.968017578125 6.52922058105469-4.494873046875 6.81733703613281-4.021728515625 7.10545349121094-3.548583984375 7.39356994628906-3.075439453125 7.68168640136719-2.602294921875 7.96980285644531-2.129150390625 8.25791931152344-1.656005859375 8.54603576660156-1.182861328125 8.83415222167969-0.709716796875 9.12226867675781-0.236572265625 9.41038513183594 0.256943702697754 9.82182121276856 0.770834922790527 9.50110054016113 1.2847318649292 9.18036842346191 1.79863452911377 8.8596248626709 2.31254291534424 8.53886985778809 2.82645702362061 8.21810340881348 3.34037685394287 7.89732551574707 3.85430240631104 7.57653617858887 4.3682336807251 7.25573539733887 4.88217067718506 6.93492317199707 5.39611339569092 6.61409950256348 5.91006183624268 6.29326438903809 6.42401599884033 5.9724178314209 6.93797588348389 5.65155982971191 7.45194149017334 5.33069038391113 7.96591281890869 5.00980949401856 8.49613952636719 4.69784450531006 9.04261779785156 4.39479923248291 19.7246704101563 7.88043975830078 21.9105834960938 6.66819000244141 24.0964965820312 5.45589447021484 26.2824096679687 4.24355316162109 28.4683227539062 3.03116607666016 30.6542358398437 1.81873321533203 32.8401489257813 0.606254577636719 39.2235641479492-0.960014343261719 36.1550369262695-2.88001251220703 33.0864639282227-4.79996490478516 30.0178451538086-6.71987152099609 26.9491806030273-8.63973236083984 12.323826789856-5.03979969024658 11.5566434860229-5.51974773406982 10.789454460144-5.99969005584717 10.0222597122192-6.47962665557861 9.25505924224854-6.95955753326416 8.48785305023193-7.43948268890381 7.85101222991943-8.03654289245606 7.34453678131104-8.75073432922363 6.83805561065674-9.46491432189941 6.33156871795654-10.1790828704834 5.82507610321045-10.8932399749756 5.31857776641846-11.607385635376 4.81207370758057-12.3215198516846 4.30556392669678-13.0356426239014 7.09157562255859-28.2136077880859 5.06546783447266-31.0699615478516 3.03931427001953-33.9262237548828 1.01311492919922-36.7823944091797-0.9774169921875-36.5630493164062-2.9322509765625-33.8307495117188-4.8870849609375-31.0984497070312-6.8419189453125-28.3661499023437-4.15402221679688-13.1584625244141-4.64273071289063-12.4753875732422-5.13143920898438-11.7923126220703-5.62014770507813-11.1092376708984-6.10885620117188-10.4261627197266-6.59756469726563-9.74308776855469-7.08627319335938-9.06001281738281-7.57498168945313-8.37693786621094-8.15107822418213-7.78422927856445-8.81456661224365-7.28190231323242-9.47806072235107-6.77959823608398-10.1415605545044-6.27731704711914-10.8050661087036-5.77505874633789-11.4685773849487-5.27282333374023-12.1320943832397-4.77061080932617-12.7956171035767-4.2684211730957-27.5818252563477-7.03036499023438-30.2359848022461-5.02188110351563-32.8901901245117-3.01358032226562-35.5444412231445-1.00546264648438-32.2494506835937 0.521110534667969-30.2180786132813 1.56037139892578-28.1867065429687 2.59958648681641-26.1553344726562 3.63875579833984-24.1239624023437 4.67787933349609-22.0925903320312 5.71695709228516-20.0612182617188 6.75598907470703-18.0298461914062 7.79497528076172-16.2824783325195 8.95988464355469-7.59248638153076 4.96290016174316-7.22665882110596 5.28485679626465-6.86083698272705 5.60680198669434-6.49502086639404 5.92873573303223-6.12921047210693 6.25065803527832-5.76340579986572 6.57256889343262-5.39760684967041 6.89446830749512-5.031813621521 7.21635627746582-4.66602611541748 7.53823280334473-4.30024433135986 7.86009788513184-3.93446826934814 8.18195152282715-3.56869792938232 8.50379371643066z"/>
          <dr3d:extrude draw:style-name="gr24" draw:layer="layout" svg:viewBox="8904.33333333333 -1056.33333333333 457 607" svg:d="M8904.33333333333-997.333333333333h398v113l59-44.703125v-127.296875h-369.921875zM9194.33333333333-449.333333333333l60-58.828125v-349.171875h-60zM8904.33333333333-672.536458333333l81 42.203125v-66.15625l-32.40625-14.84375zM8904.33333333333-970.333333333333v86h108v300.6875l-108-57.6875v115l138.875 77.0000000000001h124.125v-435h108v-86z"/>
          <dr3d:extrude draw:style-name="gr24" draw:layer="layout" svg:viewBox="9507.33333333333 -1056.33333333333 630 607" svg:d="M9636.47395833333-997.333333333333h198.453125l243.40625 457.421875v90.5781250000001l59-57.828125v-55.1718750000001l-268.359375-494h-145.78125zM9584.36458333333-723.333333333333l-77.03125 59h174v102h154.34375l-29.515625-59h-65.828125v-102zM9649.77083333333-970.333333333333l231.6875 435h-227.125v-102h-147v188h544v-86.0000000000001l-231.171875-435z"/>
          <dr3d:extrude draw:style-name="gr24" draw:layer="layout" svg:viewBox="10224.3333333333 -1056.33333333333 239 172" svg:d="M10224.3333333333-997.333333333333h180v113l59-60.234375v-111.765625h-172.984375zM10224.3333333333-970.333333333333v86h153v-86z"/>
          <dr3d:extrude draw:style-name="gr24" draw:layer="layout" svg:viewBox="10544.3333333333 -1074.33333333333 663 639" svg:d="M11057.6458333333-465.661458333333l70.125-60.2187500000001 10.5302047729492-9.56414031982422 9.72339630126953-9.96582794189453 8.91654205322266-10.3674697875977 8.10964202880859-10.7690658569336 7.30269622802734-11.1706161499023 6.49570465087891-11.5721206665039 5.68866729736328-11.9735794067383 4.88158416748047-12.3749923706055 4.19823455810547-13.1193237304688 3.63861846923828-14.2066040039062 3.07895660400391-15.2938842773438 2.51924896240234-16.3811645507813 1.95949554443359-17.4684448242188 1.39969635009766-18.5557250976563 1.11981201171875-40.373291015625-1.3143310546875-39.3081665039062-3.9429931640625-36.7838745117187-6.5716552734375-34.2595825195312-9.2003173828125-31.7352905273437-5.58590698242188-14.9210357666016-6.24307250976563-14.2899627685547-6.90023803710938-13.6588897705078-7.55740356445313-13.0278167724609-8.21456909179688-12.3967437744141-8.87173461914063-11.7656707763672-9.52890014648438-11.1345977783203-10.1860656738281-10.5035247802734-10.8402547836304-9.86965847015392-11.4914636611938-9.23299503326416-12.1426668167114-8.59632587432861-12.7938642501831-7.95965099334728-13.4450559616089-7.32297039031982-14.0962419509888-6.68628406524658-14.7474222183228-6.04959201812744-15.3985967636108-5.4128942489624-32.7506942749023-8.91567230224609-35.3553237915039-6.36881256103516-37.9599075317383-3.82190704345703-40.5644454956055-1.27495574951149-23.6454467773437 0.6298828125-22.4380493164062 1.8837890625-10.7661361694336 1.412109375-10.4641494750977 1.7255859375-10.1621170043945 2.0390625-9.86003875732422 2.3525390625-9.51067352294922 2.65559387207031-9.11402130126953 2.94535827636719-8.71732330322266 3.23521423339844-8.32057952880859 3.52516174316406-7.92378997802734 3.81520080566406-7.52695465087891 4.10533142089844-7.13007354736328 4.39555358886719-6.73314666748047 4.68586730957031-72.5625 53.9218749999999 7.13616180419922-4.1700439453125 7.58032989501953-3.8646240234375 8.02445220947266-3.5592041015625 8.46852874755859-3.2537841796875 8.91255950927734-2.9483642578125 9.35654449462891-2.6429443359375 9.80048370361328-2.3375244140625 10.2443771362305-2.0321044921875 10.9901733398438-1.76073455810547 12.0379028320313-1.52631378173828 27.218994140625-2.34918212890625 31.409912109375-1.41094970703125 35.600830078125-0.47235107421875 40.2692794799805 1.06805419921875 37.2619094848633 3.20123291015625 34.2544937133789 5.33441162109375 31.2470321655273 7.46759033203125 28.2395248413086 9.60076904296875 12.9919328689575 5.60032653808594 12.2400388717651 6.13362121582031 11.4881391525269 6.66691589355469 10.7362337112427 7.20021057128906 9.9843225479126 7.73350524902344 9.23240566253662 8.26679992675781 8.57968139648438 8.89686679840088 8.02615356445313 9.6222448348999 7.47262573242188 10.3476285934448 6.91909790039063 11.0730180740356 6.36557006835938 11.7984132766724 5.81204223632813 12.523814201355 5.25851440429688 13.2492208480835 4.70498657226563 13.9746332168579 7.7493896484375 30.1255264282227 5.5352783203125 33.0272445678711 3.3211669921875 35.9290084838867 1.1070556640625 38.8308181762695-1.23486328125 44.3056030273438-1.5435791015625 20.4959487915039-2.1610107421875 19.3913192749023-2.7784423828125 18.2866439819336-3.3958740234375 17.1819229125977-4.0133056640625 16.0771560668945-4.6307373046875 14.9723434448242-5.33660125732422 14.1688766479492-6.13086700439453 13.6667556762695-6.92508697509766 13.1645889282227-7.71926116943359 12.6623764038086-8.51338958740234 12.1601181030273-9.30747222900391 11.6578140258789-10.1015090942383 11.1554641723633zM10823.3333333333-883.333333333333l-5.02766418457031 0.774399757385254-4.83641052246094 0.998984336853027-4.64515686035156 1.2235746383667-4.45390319824219 1.44817066192627-4.26264953613281 1.67277240753174-4.07139587402344 1.89737987518311-3.88014221191406 2.12199306488037-3.68888854980469 2.34661197662354-3.49763488769531 2.5712366104126-3.30638122558594 2.79586696624756-3.11512756347656 3.02050304412842-2.92387390136719 3.24514484405518-2.73262023925781 3.46979236602783-2.54136657714844 3.69444561004639-2.35011291503906 3.91910457611084-2.15885925292969 4.14376926422119-1.99877834320068 4.46003913879395-1.86986637115479 4.86791801452637-3.35297393798828 10.9595184326172-2.83725738525391 12.5911712646484-2.32149505615234 14.2229156494141-1.80568695068359 15.8547515869141-1.28983306884766 17.4866790771484-1.03192138671875 39.8695068359375 1.09490966796875 51.0328369140625 1.36856842041016 21.9439849853516 1.91591644287109 19.5622406005859 2.46321868896484 17.1804046630859 3.01047515869141 14.7984771728516 3.55768585205078 12.4164581298828 1.98403263092041 5.31494331359863 2.12081813812256 4.71940422058106 2.29788112640381 4.28347682952881 2.51522159576416 4.00716495513916 2.73255634307861 3.73084735870361 2.94988536834717 3.45452404022217 3.16720867156982 3.17819499969482 3.38452625274658 2.90186023712158 3.60183811187744 2.62551975250244 3.8191442489624 2.3491735458374 4.03644466400147 2.07282161712646 4.25373935699463 1.79646396636963 4.47102832794189 1.52010059356689 4.68831157684326 1.24373149871826 4.90558910369873 0.967356681823731 5.1228609085083 0.690976142883301 5.34012699127197 0.414589881896973 5.55738735198975 0.138197898864746 7.72119903564453-0.322998046875 7.35796356201172-0.968994140625 6.99477386474609-1.614990234375 3.36120510101318-1.04974365234375 3.27042484283447-1.21124267578125 3.17965030670166-1.37274169921875 3.08888149261475-1.53424072265625 2.99811840057373-1.69573974609375 2.90736103057861-1.85723876953125 2.81660938262939-2.01873779296875 2.72586345672607-2.18023681640625 2.63512325286865-2.34173583984375 2.54438877105713-2.50323486328125 4.7332763671875-5.40215301513672 4.2037353515625-5.87049102783203 3.6741943359375-6.33878326416016 3.1446533203125-6.80702972412109 2.6151123046875-7.27523040771484 2.0855712890625-7.74338531494141 1.5560302734375-8.21149444580078 1.0264892578125-8.67955780029297-7.55419921875 4.68817138671875-7.05322265625 3.98614501953125-6.55224609375 3.28375244140625-3.0882568359375 1.37836456298828-2.9630126953125 1.20262908935547-2.87384796142578 1.04515838623047-2.82079315185547 0.905952453613281-2.76778411865234 0.766700744628906-2.71482086181641 0.627403259277344-2.66190338134766 0.488059997558594-2.60903167724609 0.348670959472656-2.55620574951172 0.209236145019531-2.50342559814453 0.0697555541992188-6.216064453125-0.273002624511719-2.91851806640625-0.341244697570801-2.79217529296875-0.477732658386231-2.66583251953125-0.614214897155762-2.53948974609375-0.750691413879395-2.41314697265625-0.887162208557129-2.28680419921875-1.02362728118896-2.16046142578125-1.1600866317749-2.03411865234375-1.29654026031494-1.90777587890625-1.43298816680908-1.78143310546875-1.56943035125732-1.65509033203125-1.70586681365967-1.52874755859375-1.84229755401611-1.40240478515625-1.97872257232666-1.27606201171875-2.11514186859131-1.17498779296875-2.37922668457031-1.09918212890625-2.77098083496094-1.02337646484375-3.16273498535156-0.94757080078125-3.55448913574219-1.667724609375-8.28424072265625-1.364501953125-9.85125732421875-1.061279296875-11.4182739257813-0.758056640625-12.9852905273438-0.6064453125-30.671630859375v-14.734375l0.19708251953125-17.2813720703125 0.59149169921875-18.2049560546875 2.36767578125-39.177734375zM10722.3333333333-711.833333333333l0.380683898925781-26.9635772705078 1.14208221435547-24.7726287841797 1.90352630615234-22.5817718505859 2.66501617431641-20.3910064697266 3.42655181884766-18.2003326416016 4.18813323974609-16.0097503662109 4.94976043701172-13.8192596435547 2.76050472259521-6.08822441101074 2.95092868804932-5.54063606262207 3.17852878570557-5.10223484039307 3.44330501556396-4.77301692962647 3.70808696746826-4.44380474090576 3.97287464141846-4.11459827423096 4.23766803741455-3.78539752960205 4.50246715545654-3.45620250701904 4.76727199554443-3.12701320648193 5.03208255767822-2.79782962799072 5.29689884185791-2.46865177154541 5.5617208480835-2.139479637146 5.82654857635498-1.81031322479248 6.09138202667236-1.48115253448486 6.35622119903564-1.15199756622314 6.62106609344482-0.822848320007324 14.0366897583008-0.658271789550781 14.0366897583008 0.667236328125 6.62106609344482 0.83404541015625 6.35622119903564 1.16766357421875 6.09138202667236 1.50128173828125 5.82654857635498 1.83489990234375 5.5617208480835 2.16851806640625 5.29689884185791 2.50213623046875 5.03208255767822 2.83575439453125 4.76727199554443 3.16937255859375 4.50246715545654 3.50299072265625 4.23766803741455 3.83660888671875 3.97287464141846 4.17022705078125 3.70808696746826 4.50384521484375 3.44330501556396 4.83746337890625 3.17852878570557 5.17108154296875 2.95092868804932 5.60504150390625 2.76050472259521 6.13934326171875 4.94976043701172 13.881591796875 4.18813323974609 16.018798828125 3.42655181884766 18.156005859375 2.66501617431641 20.293212890625 1.90352630615234 22.430419921875 1.14208221435547 24.567626953125 0.380683898925781 26.704833984375-0.380683898925781 26.8786163330078-1.14208221435547 24.7052459716797-1.90352630615234 22.5319671630859-2.66501617431641 20.3587799072266-3.42655181884766 18.1856842041016-4.18813323974609 16.0126800537109-4.94976043701172 13.8397674560547-2.76050472259521 6.10507011413574-2.95092868804932 5.56187629699707-3.17852878570557 5.12493991851807-3.44330501556396 4.79425716400147-3.70808696746826 4.46358013153076-3.97287464141846 4.13290882110596-4.23766803741455 3.80224323272705-4.50246715545654 3.47158336639404-4.76727199554443 3.14092922210693-5.03208255767822 2.81028079986572-5.29689884185791 2.47963809967041-5.5617208480835 2.149001121521-5.82654857635498 1.81836986541748-6.09138202667236 1.48774433135986-6.35622119903564 1.15712451934814-6.62106609344482 0.826510429382324-14.0366897583008 0.661201477050781-14.1216506958008-0.655342102050781-6.65695476531982-0.819186210632324-6.38771533966064-1.14687061309814-6.11848163604736-1.47456073760986-5.84925365447998-1.80225658416748-5.5800313949585-2.129958152771-5.31081485748291-2.45766544342041-5.04160404205322-2.78537845611572-4.77239894866943-3.11309719085693-4.50319957733154-3.44082164764404-4.23400592803955-3.76855182647705-3.96481800079346-4.09628772735596-3.69563579559326-4.42402935028076-3.42645931243896-4.75177669525147-3.15728855133057-5.07952976226807-2.92822360992432-5.51939582824707-2.73926448822021-6.07137870788574-4.91167449951172-13.7987518310547-4.15590667724609-16.0068206787109-3.40018463134766-18.2149810791016-2.64450836181641-20.4232330322266-1.88887786865234-22.6315765380859-1.13329315185547-24.8400115966797zM11114.3333333333-711.208333333333l-0.988945007324219-36.6183471679687-2.96680450439453-33.7857055664062-4.94461822509766-30.9530639648437-6.92238616943359-28.1204223632812-4.20284175872803-12.9979705810547-4.69726657867432-12.2898101806641-5.19168567657471-11.5816497802734-5.6860990524292-10.8734893798828-6.18050670623779-10.1653289794922-6.67490863800049-9.45716857910156-7.16930484771729-8.74900817871094-7.66369533538818-8.04084777832031-8.28254508972168-7.44649124145508-9.02585029602051-6.9659538269043-9.76914405822754-6.48543930053711-10.5124263763428-6.00494766235352-11.2556972503662-5.52447891235352-11.9989566802979-5.04403305053711-26.2276458740234-8.64682006835938-29.2005462646484-6.72531127929688-32.1733551025391-4.80398559570313-35.1460723876953-2.88284301757812-38.1186981201172-0.961883544921875-38.2036590576172 0.956024169921875-35.2134552001953 2.86526489257812-32.2231597900391 4.77468872070313-29.2327728271484 6.68429565429688-26.2422943115234 8.59408569335938-11.9996891021729 5.01327133178711-11.2520351409912 5.49078750610352-10.5043697357178 5.96832656860352-9.75669288635254 6.44588851928711-9.00900459289551 6.9234733581543-8.26130485534668 7.40108108520508-7.64099025726318 7.99836730957031-7.14806461334229 8.71531677246094-6.65513324737549 9.43226623535156-6.16219615936279 10.1492156982422-5.6692533493042 10.8661651611328-5.17630481719971 11.5831146240234-4.68335056304932 12.3000640869141-4.19039058685303 13.0170135498047-6.90187835693359 28.1848754882812-4.92996978759766 31.0526733398437-2.95801544189453 33.9204711914063-0.986015319824219 36.7882690429687 0.988945007324219 36.7941284179689 2.96680450439453 33.9380493164062 4.94461822509766 31.0819702148437 6.92238616943359 28.2258911132812 4.20284175872803 13.0419158935547 4.69726657867432 12.3278961181641 5.19168567657471 11.6138763427734 5.6860990524292 10.8998565673828 6.18050670623779 10.1858367919922 6.67490863800049 9.47181701660156 7.16930484771729 8.75779724121094 7.66369533538818 8.04377746582026 8.28254508972168 7.44653415679932 9.02585029602051 6.96607112884522 9.76914405822754 6.48561382293701 10.5124263763428 6.00516223907471 11.2556972503662 5.5247163772583 11.9989566802979 5.04427623748779 26.2276458740234 8.64725494384766 29.2005462646484 6.72556304931641 32.1733551025391 4.80391693115234 35.1460723876953 2.88231658935547 38.1186981201172 0.960762023925781 38.0308380126953-0.9638671875 35.0759735107422-2.8916015625 32.1212005615234-4.8193359375 29.1665191650391-6.7470703125 26.2119293212891-8.6748046875 11.9980220794678-5.060302734375 11.2594089508057-5.542236328125 10.5208072662354-6.024169921875 9.78221702575684-6.506103515625 9.04363822937012-6.988037109375 8.3050708770752-7.469970703125 7.68777561187744-8.0656595230102 7.19174861907959-8.77510738372803 6.69572734832764-9.4845609664917 6.19971179962158-10.1940202713013 5.70370197296143-10.9034852981567 5.20769786834717-11.6129560470581 4.71169948577881-12.3224325180054 4.21570682525635-13.0319147109985 6.94345855712891-28.1922988891602 4.95955657958984-31.0302963256836 2.97570037841797-33.8683395385742z"/>
          <dr3d:extrude draw:style-name="gr24" draw:layer="layout" svg:viewBox="11251.3333333333 -1074.33333333333 663 639" svg:d="M11764.6458333333-465.661458333333l70.125-60.2187500000001 10.5302047729492-9.56414031982422 9.72339630126953-9.96582794189453 8.91654205322266-10.3674697875977 8.10964202880859-10.7690658569336 7.30269622802734-11.1706161499023 6.49570465087891-11.5721206665039 5.68866729736328-11.9735794067383 4.88158416748047-12.3749923706055 4.19823455810547-13.1193237304688 3.63861846923828-14.2066040039062 3.07895660400391-15.2938842773438 2.51924896240234-16.3811645507813 1.95949554443359-17.4684448242188 1.39969635009766-18.5557250976563 1.11981201171875-40.373291015625-1.3143310546875-39.3081665039062-3.9429931640625-36.7838745117187-6.5716552734375-34.2595825195312-9.2003173828125-31.7352905273437-5.58590698242188-14.9210357666016-6.24307250976563-14.2899627685547-6.90023803710938-13.6588897705078-7.55740356445313-13.0278167724609-8.21456909179688-12.3967437744141-8.87173461914063-11.7656707763672-9.52890014648438-11.1345977783203-10.1860656738281-10.5035247802734-10.8402547836304-9.86965847015392-11.4914636611938-9.23299503326416-12.1426668167114-8.59632587432861-12.7938642501831-7.95965099334728-13.4450559616089-7.32297039031982-14.0962419509888-6.68628406524658-14.7474222183228-6.04959201812744-15.3985967636108-5.4128942489624-32.7506942749023-8.91567230224609-35.3553237915039-6.36881256103516-37.9599075317383-3.82190704345703-40.5644454956055-1.27495574951149-23.6454467773437 0.6298828125-22.4380493164062 1.8837890625-10.7661361694336 1.412109375-10.4641494750977 1.7255859375-10.1621170043945 2.0390625-9.86003875732422 2.3525390625-9.51067352294922 2.65559387207031-9.11402130126953 2.94535827636719-8.71732330322266 3.23521423339844-8.32057952880859 3.52516174316406-7.92378997802734 3.81520080566406-7.52695465087891 4.10533142089844-7.13007354736328 4.39555358886719-6.73314666748047 4.68586730957031-72.5625 53.9218749999999 7.13616180419922-4.1700439453125 7.58032989501953-3.8646240234375 8.02445220947266-3.5592041015625 8.46852874755859-3.2537841796875 8.91255950927734-2.9483642578125 9.35654449462891-2.6429443359375 9.80048370361328-2.3375244140625 10.2443771362305-2.0321044921875 10.9901733398438-1.76073455810547 12.0379028320313-1.52631378173828 27.218994140625-2.34918212890625 31.409912109375-1.41094970703125 35.600830078125-0.47235107421875 40.2692794799805 1.06805419921875 37.2619094848633 3.20123291015625 34.2544937133789 5.33441162109375 31.2470321655273 7.46759033203125 28.2395248413086 9.60076904296875 12.9919328689575 5.60032653808594 12.2400388717651 6.13362121582031 11.4881391525269 6.66691589355469 10.7362337112427 7.20021057128906 9.9843225479126 7.73350524902344 9.23240566253662 8.26679992675781 8.57968139648438 8.89686679840088 8.02615356445313 9.6222448348999 7.47262573242188 10.3476285934448 6.91909790039063 11.0730180740356 6.36557006835938 11.7984132766724 5.81204223632813 12.523814201355 5.25851440429688 13.2492208480835 4.70498657226563 13.9746332168579 7.7493896484375 30.1255264282227 5.5352783203125 33.0272445678711 3.3211669921875 35.9290084838867 1.1070556640625 38.8308181762695-1.23486328125 44.3056030273438-1.5435791015625 20.4959487915039-2.1610107421875 19.3913192749023-2.7784423828125 18.2866439819336-3.3958740234375 17.1819229125977-4.0133056640625 16.0771560668945-4.6307373046875 14.9723434448242-5.33660125732422 14.1688766479492-6.13086700439453 13.6667556762695-6.92508697509766 13.1645889282227-7.71926116943359 12.6623764038086-8.51338958740234 12.1601181030273-9.30747222900391 11.6578140258789-10.1015090942383 11.1554641723633zM11530.3333333333-883.333333333333l-5.02766418457031 0.774399757385254-4.83641052246094 0.998984336853027-4.64515686035156 1.2235746383667-4.45390319824219 1.44817066192627-4.26264953613281 1.67277240753174-4.07139587402344 1.89737987518311-3.88014221191406 2.12199306488037-3.68888854980469 2.34661197662354-3.49763488769531 2.5712366104126-3.30638122558594 2.79586696624756-3.11512756347656 3.02050304412842-2.92387390136719 3.24514484405518-2.73262023925781 3.46979236602783-2.54136657714844 3.69444561004639-2.35011291503906 3.91910457611084-2.15885925292969 4.14376926422119-1.99877834320068 4.46003913879395-1.86986637115479 4.86791801452637-3.35297393798828 10.9595184326172-2.83725738525391 12.5911712646484-2.32149505615234 14.2229156494141-1.80568695068359 15.8547515869141-1.28983306884766 17.4866790771484-1.03192138671875 39.8695068359375 1.09490966796875 51.0328369140625 1.36856842041016 21.9439849853516 1.91591644287109 19.5622406005859 2.46321868896484 17.1804046630859 3.01047515869141 14.7984771728516 3.55768585205078 12.4164581298828 1.98403263092041 5.31494331359863 2.12081813812256 4.71940422058106 2.29788112640381 4.28347682952881 2.51522159576416 4.00716495513916 2.73255634307861 3.73084735870361 2.94988536834717 3.45452404022217 3.16720867156982 3.17819499969482 3.38452625274658 2.90186023712158 3.60183811187744 2.62551975250244 3.8191442489624 2.3491735458374 4.03644466400147 2.07282161712646 4.25373935699463 1.79646396636963 4.47102832794189 1.52010059356689 4.68831157684326 1.24373149871826 4.90558910369873 0.967356681823731 5.1228609085083 0.690976142883301 5.34012699127197 0.414589881896973 5.55738735198975 0.138197898864746 7.72119903564453-0.322998046875 7.35796356201172-0.968994140625 6.99477386474609-1.614990234375 3.36120510101318-1.04974365234375 3.27042484283447-1.21124267578125 3.17965030670166-1.37274169921875 3.08888149261475-1.53424072265625 2.99811840057373-1.69573974609375 2.90736103057861-1.85723876953125 2.81660938262939-2.01873779296875 2.72586345672607-2.18023681640625 2.63512325286865-2.34173583984375 2.54438877105713-2.50323486328125 4.7332763671875-5.40215301513672 4.2037353515625-5.87049102783203 3.6741943359375-6.33878326416016 3.1446533203125-6.80702972412109 2.6151123046875-7.27523040771484 2.0855712890625-7.74338531494141 1.5560302734375-8.21149444580078 1.0264892578125-8.67955780029297-7.55419921875 4.68817138671875-7.05322265625 3.98614501953125-6.55224609375 3.28375244140625-3.0882568359375 1.37836456298828-2.9630126953125 1.20262908935547-2.87384796142578 1.04515838623047-2.82079315185547 0.905952453613281-2.76778411865234 0.766700744628906-2.71482086181641 0.627403259277344-2.66190338134766 0.488059997558594-2.60903167724609 0.348670959472656-2.55620574951172 0.209236145019531-2.50342559814453 0.0697555541992188-6.216064453125-0.273002624511719-2.91851806640625-0.341244697570801-2.79217529296875-0.477732658386231-2.66583251953125-0.614214897155762-2.53948974609375-0.750691413879395-2.41314697265625-0.887162208557129-2.28680419921875-1.02362728118896-2.16046142578125-1.1600866317749-2.03411865234375-1.29654026031494-1.90777587890625-1.43298816680908-1.78143310546875-1.56943035125732-1.65509033203125-1.70586681365967-1.52874755859375-1.84229755401611-1.40240478515625-1.97872257232666-1.27606201171875-2.11514186859131-1.17498779296875-2.37922668457031-1.09918212890625-2.77098083496094-1.02337646484375-3.16273498535156-0.94757080078125-3.55448913574219-1.667724609375-8.28424072265625-1.364501953125-9.85125732421875-1.061279296875-11.4182739257813-0.758056640625-12.9852905273438-0.6064453125-30.671630859375v-14.734375l0.19708251953125-17.2813720703125 0.59149169921875-18.2049560546875 2.36767578125-39.177734375zM11429.3333333333-711.833333333333l0.380683898925781-26.9635772705078 1.14208221435547-24.7726287841797 1.90352630615234-22.5817718505859 2.66501617431641-20.3910064697266 3.42655181884766-18.2003326416016 4.18813323974609-16.0097503662109 4.94976043701172-13.8192596435547 2.76050472259521-6.08822441101074 2.95092868804932-5.54063606262207 3.17852878570557-5.10223484039307 3.44330501556396-4.77301692962647 3.70808696746826-4.44380474090576 3.97287464141846-4.11459827423096 4.23766803741455-3.78539752960205 4.50246715545654-3.45620250701904 4.76727199554443-3.12701320648193 5.03208255767822-2.79782962799072 5.29689884185791-2.46865177154541 5.5617208480835-2.139479637146 5.82654857635498-1.81031322479248 6.09138202667236-1.48115253448486 6.35622119903564-1.15199756622314 6.62106609344482-0.822848320007324 14.0366897583008-0.658271789550781 14.0366897583008 0.667236328125 6.62106609344482 0.83404541015625 6.35622119903564 1.16766357421875 6.09138202667236 1.50128173828125 5.82654857635498 1.83489990234375 5.5617208480835 2.16851806640625 5.29689884185791 2.50213623046875 5.03208255767822 2.83575439453125 4.76727199554443 3.16937255859375 4.50246715545654 3.50299072265625 4.23766803741455 3.83660888671875 3.97287464141846 4.17022705078125 3.70808696746826 4.50384521484375 3.44330501556396 4.83746337890625 3.17852878570557 5.17108154296875 2.95092868804932 5.60504150390625 2.76050472259521 6.13934326171875 4.94976043701172 13.881591796875 4.18813323974609 16.018798828125 3.42655181884766 18.156005859375 2.66501617431641 20.293212890625 1.90352630615234 22.430419921875 1.14208221435547 24.567626953125 0.380683898925781 26.704833984375-0.380683898925781 26.8786163330078-1.14208221435547 24.7052459716797-1.90352630615234 22.5319671630859-2.66501617431641 20.3587799072266-3.42655181884766 18.1856842041016-4.18813323974609 16.0126800537109-4.94976043701172 13.8397674560547-2.76050472259521 6.10507011413574-2.95092868804932 5.56187629699707-3.17852878570557 5.12493991851807-3.44330501556396 4.79425716400147-3.70808696746826 4.46358013153076-3.97287464141846 4.13290882110596-4.23766803741455 3.80224323272705-4.50246715545654 3.47158336639404-4.76727199554443 3.14092922210693-5.03208255767822 2.81028079986572-5.29689884185791 2.47963809967041-5.5617208480835 2.149001121521-5.82654857635498 1.81836986541748-6.09138202667236 1.48774433135986-6.35622119903564 1.15712451934814-6.62106609344482 0.826510429382324-14.0366897583008 0.661201477050781-14.1216506958008-0.655342102050781-6.65695476531982-0.819186210632324-6.38771533966064-1.14687061309814-6.11848163604736-1.47456073760986-5.84925365447998-1.80225658416748-5.5800313949585-2.129958152771-5.31081485748291-2.45766544342041-5.04160404205322-2.78537845611572-4.77239894866943-3.11309719085693-4.50319957733154-3.44082164764404-4.23400592803955-3.76855182647705-3.96481800079346-4.09628772735596-3.69563579559326-4.42402935028076-3.42645931243896-4.75177669525147-3.15728855133057-5.07952976226807-2.92822360992432-5.51939582824707-2.73926448822021-6.07137870788574-4.91167449951172-13.7987518310547-4.15590667724609-16.0068206787109-3.40018463134766-18.2149810791016-2.64450836181641-20.4232330322266-1.88887786865234-22.6315765380859-1.13329315185547-24.8400115966797zM11821.3333333333-711.208333333333l-0.988945007324219-36.6183471679687-2.96680450439453-33.7857055664062-4.94461822509766-30.9530639648437-6.92238616943359-28.1204223632812-4.20284175872803-12.9979705810547-4.69726657867432-12.2898101806641-5.19168567657471-11.5816497802734-5.6860990524292-10.8734893798828-6.18050670623779-10.1653289794922-6.67490863800049-9.45716857910156-7.16930484771729-8.74900817871094-7.66369533538818-8.04084777832031-8.28254508972168-7.44649124145508-9.02585029602051-6.9659538269043-9.76914405822754-6.48543930053711-10.5124263763428-6.00494766235352-11.2556972503662-5.52447891235352-11.9989566802979-5.04403305053711-26.2276458740234-8.64682006835938-29.2005462646484-6.72531127929688-32.1733551025391-4.80398559570313-35.1460723876953-2.88284301757812-38.1186981201172-0.961883544921875-38.2036590576172 0.956024169921875-35.2134552001953 2.86526489257812-32.2231597900391 4.77468872070313-29.2327728271484 6.68429565429688-26.2422943115234 8.59408569335938-11.9996891021729 5.01327133178711-11.2520351409912 5.49078750610352-10.5043697357178 5.96832656860352-9.75669288635254 6.44588851928711-9.00900459289551 6.9234733581543-8.26130485534668 7.40108108520508-7.64099025726318 7.99836730957031-7.14806461334229 8.71531677246094-6.65513324737549 9.43226623535156-6.16219615936279 10.1492156982422-5.6692533493042 10.8661651611328-5.17630481719971 11.5831146240234-4.68335056304932 12.3000640869141-4.19039058685303 13.0170135498047-6.90187835693359 28.1848754882812-4.92996978759766 31.0526733398437-2.95801544189453 33.9204711914063-0.986015319824219 36.7882690429687 0.988945007324219 36.7941284179689 2.96680450439453 33.9380493164062 4.94461822509766 31.0819702148437 6.92238616943359 28.2258911132812 4.20284175872803 13.0419158935547 4.69726657867432 12.3278961181641 5.19168567657471 11.6138763427734 5.6860990524292 10.8998565673828 6.18050670623779 10.1858367919922 6.67490863800049 9.47181701660156 7.16930484771729 8.75779724121094 7.66369533538818 8.04377746582026 8.28254508972168 7.44653415679932 9.02585029602051 6.96607112884522 9.76914405822754 6.48561382293701 10.5124263763428 6.00516223907471 11.2556972503662 5.5247163772583 11.9989566802979 5.04427623748779 26.2276458740234 8.64725494384766 29.2005462646484 6.72556304931641 32.1733551025391 4.80391693115234 35.1460723876953 2.88231658935547 38.1186981201172 0.960762023925781 38.0308380126953-0.9638671875 35.0759735107422-2.8916015625 32.1212005615234-4.8193359375 29.1665191650391-6.7470703125 26.2119293212891-8.6748046875 11.9980220794678-5.060302734375 11.2594089508057-5.542236328125 10.5208072662354-6.024169921875 9.78221702575684-6.506103515625 9.04363822937012-6.988037109375 8.3050708770752-7.469970703125 7.68777561187744-8.0656595230102 7.19174861907959-8.77510738372803 6.69572734832764-9.4845609664917 6.19971179962158-10.1940202713013 5.70370197296143-10.9034852981567 5.20769786834717-11.6129560470581 4.71169948577881-12.3224325180054 4.21570682525635-13.0319147109985 6.94345855712891-28.1922988891602 4.95955657958984-31.0302963256836 2.97570037841797-33.8683395385742z"/>
          <dr3d:extrude draw:style-name="gr24" draw:layer="layout" svg:viewBox="12304.3333333333 -1077.33333333333 882 628" svg:d="M13021.3333333333-562.333333333333h106v113l59-57.96875v-114.03125h-105v-167.375l-0.521484375-31.140625-0.65185546875-12.7222900390625-0.91259765625-10.8245849609375-1.19677734375-9.6614990234375-1.50439453125-9.2330322265625-1.81201171875-8.8052978515625-2.11962890625-8.3782958984375-2.20018768310547-7.64411926269531-2.43744659423828-7.54862976074219-2.67465972900391-7.45323181152344-2.91182708740234-7.35792541503906-3.14894866943359-7.26271057128906-3.38602447509766-7.16758728027344-3.62305450439453-7.07255554199219-3.86003875732422-6.97761535644531-8.38330078125-13.5984497070313-9.23583984375-13.0758666992188-10.08837890625-12.5551147460938-10.94091796875-12.0361938476563-11.1840896606445-10.9286651611327-11.7700729370117-10.1864471435547-12.3561019897461-9.44432067871094-12.9421768188477-8.70228576660145-13.5282974243164-7.96034240722656-14.1144638061523-7.21849060058594-14.7006759643555-6.47673034667969-15.2869338989258-5.73506164550781-15.9620361328125-5.0277099609375-16.7259521484375-4.3575439453125-17.4898681640625-3.6873779296875-18.2537841796875-3.0172119140625-19.0177001953125-2.3470458984375-19.7816162109375-1.6768798828125-20.5455322265625-1.0067138671875-21.3094482421875-0.3365478515625-34.1660766601562 0.978515625-15.9999008178711 1.220947265625-15.2778701782227 1.708740234375-14.5558853149414 2.196533203125-13.8339462280273 2.684326171875-13.1120529174805 3.172119140625-12.3902053833008 3.659912109375-12.1653518676758 4.27386474609352-12.4374923706055 5.01104736328125-12.7096786499023 5.74822998046875-12.9819107055664 6.48541259765625-13.2541885375977 7.22259521484375-13.5265121459961 7.95977783203125-27.8701782226562 18.1311035156251-45.8125 31.125 7.5047607421875-4.52510070800781 8.4986572265625-4.28825378417969 9.4925537109375-4.05149841308594 10.4864501953125-3.81483459472656 11.4803466796875-3.57826232910156 12.4742431640625-3.34178161621094 27.93017578125-5.9744873046875 30.91259765625-4.81201171875 32.90185546875-3.43798828125 34.89111328125-2.06396484375 36.88037109375-0.68994140625 40.015869140625 0.96307373046875 37.483154296875 2.88311767578125 17.7918090820312 2.16146087646484 17.1586303710938 2.64133453369141 16.5254516601563 3.12116241455078 15.8922729492188 3.60094451904297 15.1587371826172 4.058349609375 14.3247833251953 4.490478515625 13.4907379150391 4.922607421875 12.6566009521484 5.354736328125 11.8223724365234 5.786865234375 10.9880523681641 6.218994140625 10.1536407470703 6.651123046875 9.31913757324219 7.083251953125 9.04247283935547 7.82848358154297 8.38617706298828 8.11920928955078 7.72983551025391 8.40988922119141 7.07344818115234 8.70052337646484 6.41701507568359 8.99111175537109 5.76053619384766 9.28165435791016 5.10401153564453 9.57215118408203 4.44744110107422 9.86260223388672 3.8616943359375 10.6982955932617 3.3468017578125 12.079231262207 2.8319091796875 13.4601211547852 2.3170166015625 14.8409652709961 1.8021240234375 16.2217636108398 1.2872314453125 17.6025161743164 1.02978515625 39.3471069335937v14.8125zM12820.3333333333-614.333333333333l-57 52h57zM12595.3333333333-562.333333333333h81v113l61-50.390625v-121.609375h-81v-252l-8.33550262451172 2.2342529296875-7.66272735595703 2.5308837890625-6.98990631103516 2.8275146484375-6.31703948974609 3.1241455078125-5.64412689208984 3.4207763671875-2.56970691680908 1.82162475585938-2.40146160125732 1.89578247070313-2.23321056365967 1.96994018554688-2.06495380401611 2.04409790039062-1.89669132232666 2.11825561523437-1.72842311859131 2.19241333007812-1.59292507171631 2.33775234222412-1.49019718170166 2.5542688369751-1.38746356964111 2.77077960968018-1.28472423553467 2.98728466033936-2.26120758056641 6.62406158447266-1.85018157958984 7.49001312255859-1.43910980224609 8.35591888427734-1.02799224853516 9.22177886962891-0.616828918457031 10.0875930786133-0.205619812011719 10.9533615112305zM12385.3333333333-562.333333333333v-59l-81 59zM12412.3333333333-535.333333333333h-108v86.0000000000001h345v-86.0000000000001h-81v-248.4375l0.496772766113281-15.936393737793 1.49034881591797-14.7007522583008 2.48397064208984-13.4650650024414 1.61460781097412-6.26913547515869 1.86303043365479-5.96019649505615 2.11145877838135-5.65125179290772 2.35989284515381-5.34230136871338 2.60833263397217-5.03334522247314 2.85677814483643-4.72438335418701 3.10522937774658-4.41541576385498 3.35368633270264-4.10644245147705 3.60214900970459-3.79746341705322 3.85061740875244-3.4884786605835 4.15672302246094-3.22979736328125 4.52046203613281-3.02142333984375 4.88420104980469-2.81304931640625 5.24794006347656-2.60467529296875 5.61167907714844-2.39630126953125 5.97541809082031-2.18792724609375 13.0420532226563-3.750732421875 14.4970092773438-2.917236328125 15.9519653320313-2.083740234375 17.4069213867188-1.250244140625 18.8618774414062-0.416748046875 18.653678894043 0.396064758300781 17.1572952270508 1.18822479248047 15.6608657836914 1.98043060302734 14.1643905639648 2.77268218994141 12.6678695678711 3.56497955322266 5.77272510528564 2.07961559295654 5.39857769012451 2.27770709991455 5.02442455291748 2.47580432891846 4.65026569366455 2.67390727996826 4.27610111236572 2.87201595306396 3.901930809021 3.07013034820557 3.5987548828125 3.36286926269531 3.3665771484375 3.75022888183594 3.1343994140625 4.13758850097656 2.9022216796875 4.52494812011719 2.6700439453125 4.91230773925781 2.4378662109375 5.29966735839844 2.2056884765625 5.68702697753906 1.9735107421875 6.07438659667969 3.25048828125 13.3108520507813 2.32177734375 14.8602905273437 1.39306640625 16.4097290039063 0.46435546875 17.9591674804688v242.359375h-84v86.0000000000001h337v-86.0000000000001h-106v-216.9375l-0.48553466796875-31.4092407226562-1.45635986328125-26.6635131835937-1.09212493896484-11.5522232055664-1.33469390869141-10.3659286499023-1.57721710205078-9.17967987060547-1.81969451904297-7.99347686767578-2.10973358154297-7.3231201171875-2.44733428955078-7.1685791015625-2.78488922119141-7.0140380859375-3.12239837646484-6.8594970703125-3.45986175537109-6.7049560546875-3.79727935791016-6.5504150390625-4.13465118408203-6.3958740234375-4.47197723388672-6.2413330078125-8.97892761230469-10.980094909668-9.69551086425781-10.1677932739258-10.4120025634766-9.35544586181641-11.1284027099609-8.54305267333984-11.8447113037109-7.73061370849609-12.5609283447266-6.91812896728516-13.2770538330078-6.10559844970703-13.9930877685547-5.29302215576172-15.0466918945313-4.58001708984375-16.4379272460938-3.96954345703125-17.8291625976563-3.35906982421875-19.2203979492188-2.74859619140625-20.6116333007812-2.13812255859375-22.0028686523437-1.52764892578125-48.179443359375-1.223876953125-40.7086181640625 0.80926513671875-37.2523193359375 2.42169189453125-33.7952880859375 4.03375244140625-15.6010284423828 2.62128448486328-14.7364959716797 3.02416229248047-13.9370727539063 3.44493865966797-13.2028198242188 3.88361358642578-12.4685668945313 4.32224273681641-11.7343139648438 4.76082611083984-11.0000610351563 5.19936370849609-10.2658081054688 5.63785552978516-9.53155517578125 6.07630157470703-8.79730224609375 6.51470184326172-8.39482116699219 7.18965148925781-7.75569152832031 7.52116394042969-7.11647033691406 7.85276794433594-6.47715759277344 8.18446350097656-5.83775329589844 8.51625061035156-5.19825744628906 8.84812927246094-4.55867004394531 9.18009948730469-3.91899108886719 9.51216125488281-3.37425994873047 10.5617218017578-2.92450714111328 12.3287811279297-2.47470855712891 14.0959320068359-2.02486419677734 15.8631744384766-2.70001220703125 37.0284423828125-0.90008544921875 44.0985107421875v25.40625z"/>
          <dr3d:extrude draw:style-name="gr24" draw:layer="layout" svg:viewBox="13211.3333333333 -1056.33333333333 770 607" svg:d="M13279.3333333333-621.333333333333l-68 59h68zM13826.3333333333-857.333333333333v152.0625l-0.64306640625 23.3994750976562-0.8038330078125 10.6627426147461-1.1253662109375 9.97147369384766-1.4468994140625 9.28025054931641-1.7684326171875 8.58907318115234-2.0899658203125 7.89794158935547-2.4114990234375 7.20685577392578-2.79875946044922 6.82561492919922-3.25171661376953 6.75415802001953-3.70462799072266 6.68265533447266-4.15749359130859 6.61110687255859-4.61031341552734 6.53951263427734-5.06308746337891 6.46787261962891-5.51581573486328 6.39618682861328-5.96849822998047 6.32445526123047 29.407470703125-23.5436401367187 12.6531372070313-11.0603408813477 11.2860717773438-10.5859603881836 9.91900634765625-10.1115341186523 8.55194091796875-9.63706207275391 7.18487548828125-9.16254425048828 5.81781005859375-8.68798065185547 4.81346893310547-8.81854248046875 4.17182159423828-9.55426025390625 3.53012847900391-10.2899780273438 2.88838958740234-11.0256958007813 2.24660491943359-11.7614135742188 1.60477447509766-12.4971313476563 0.962898254394531-13.2328491210938 0.320976257324219-13.9685668945313v-107.734375zM13647.3333333333-997.333333333333h275v113l59-44.703125v-127.296875h-260.375zM13211.3333333333-997.333333333333h350v113l59-40.921875v-131.078125h-323.875zM13486.3333333333-857.333333333333v73.484375l0.337104797363281 11.3164672851563 1.01134490966797 10.7081909179688 1.68563079833984 10.0999145507813 2.35996246337891 9.49163818359375 3.03433990478516 8.88336181640625 3.70876312255859 8.27508544921875 4.38323211669922 7.66680908203125 2.44455623626709 3.60530090332031 2.61319065093994 3.45323181152344 2.7566089630127 3.27163791656494 2.87481498718262 3.06052303314209 2.99303245544434 2.84941387176514 3.11126136779785 2.63831043243408 3.22950172424316 2.42721271514893 3.34775352478027 2.21612071990967 3.46601676940918 2.00503444671631 3.58429145812988 1.79395389556885 3.70257759094238 1.58287906646729 3.82087516784668 1.37180995941162 3.93918418884277 1.16074657440186 4.05750465393066 0.949688911437988 4.17583656311035 0.73863697052002 4.29417991638184 0.527590751647949 8.94343566894531 0.422065734863281 6.42718505859375-0.224662780761719 6.03057861328125-0.673957824707031 5.63397216796875-1.12320709228516 5.23736572265625-1.57241058349609 2.46995544433594-0.954642295837402 2.37080383300781-1.06692600250244 2.27165222167969-1.17920398712158 2.17250061035156-1.29147624969482 2.07334899902344-1.40374279022217 1.97419738769531-1.51600360870361 1.87504577636719-1.62825870513916 1.77589416503906-1.74050807952881 1.67239284515381-1.84982204437256 1.56453800201416-1.95620059967041 1.45667743682861-2.06257343292236 1.34881114959717-2.16894054412842 1.24093914031982-2.27530193328857 1.13306140899658-2.38165760040283 1.02517795562744-2.48800754547119 0.917288780212402-2.59435176849365 1.51088714599609-5.50771331787109 1.07926177978516-5.93302154541016 0.647590637207031-6.35828399658203 0.215873718261719-6.78350067138672v-10.265625l-5.1864013671875 1.875732421875-4.9483642578125 1.625244140625-4.7110595703125 1.374755859375-4.4744873046875 1.124267578125-4.285400390625 0.87445068359375-4.143310546875 0.62506103515625-4.001220703125 0.37530517578125-1.94732666015625 0.0938796997070313-1.91180419921875 0.0313034057617187-5.19964599609375-0.224678039550781-2.45109558105469-0.280856132507324-2.35194396972656-0.393208503723145-2.25279235839844-0.505566596984863-2.15364074707031-0.617930412292481-2.05448913574219-0.730299949645996-1.95533752441406-0.84267520904541-1.85618591308594-0.955056190490723-1.75703430175781-1.06744289398193-1.65788269042969-1.17983531951904-1.55873107910156-1.29223346710205-1.45957946777344-1.40463733673096-1.36042785644531-1.51704692840576-1.26127624511719-1.62946224212646-1.16212463378906-1.74188327789307-1.07775974273682-1.88090705871582-1.00818538665771-2.04653739929199-0.938616752624512-2.21217918395996-0.869053840637207-2.37783241271973-1.52944183349609-5.25267028808594-1.25125885009766-5.91542053222656-0.973121643066406-6.57826232910156-0.695030212402344-7.24119567871094-0.416984558105469-7.90422058105469-0.138984680175781-8.56733703613281v-50.640625zM13211.3333333333-970.333333333333v86h95v349h-95v86.0000000000001h248v-171.234375l9.13916015625 8.62775421142578 9.44091796875 8.07079315185547 9.74267578125 7.51387786865234 10.04443359375 6.95700836181641 10.34619140625 6.40018463134766 10.64794921875 5.84340667724609 10.94970703125 5.28667449951172 11.25146484375 4.72998809814453 11.5647506713867 4.17334747314453 11.889533996582 3.61675262451172 12.2142715454102 3.06020355224609 12.5389633178711 2.50370025634766 12.8636093139648 1.94724273681641 13.1882095336914 1.39083099365234 13.5127639770508 0.834465026855469 13.837272644043 0.278144836425781 18.469482421875-0.615234375 17.369384765625-1.845703125 16.269287109375-3.076171875 15.169189453125-4.306640625 7.17205810546875-2.61474609375 6.89703369140625-2.92236328125 6.62200927734375-3.22998046875 6.34698486328125-3.53759765625 6.07196044921875-3.84521484375 5.79693603515625-4.15283203125 5.52191162109375-4.46044921875 5.24688720703125-4.76806640625 4.94970703125-5.0533447265625 4.63037109375-5.3162841796875 4.31103515625-5.5792236328125 3.99169921875-5.8421630859375 3.67236328125-6.1051025390625 3.35302734375-6.3680419921875 3.03369140625-6.6309814453125 2.71435546875-6.8939208984375 4.470703125-14.57666015625 3.193359375-15.62841796875 1.916015625-16.68017578125 0.638671875-17.73193359375v-183.21875h95v-86h-248v197.15625l-0.259468078613281 17.233154296875-0.778434753417969 15.699462890625-1.29744720458984 14.165771484375-1.81650543212891 12.632080078125-2.33560943603516 11.098388671875-2.85475921630859 9.564697265625-1.62207508087158 4.20721435546875-1.75187969207764 3.82379150390625-1.88169002532959 3.44036865234375-2.01150608062744 3.05694580078125-2.16929626464844 2.77569580078125-2.35505676269531 2.59661865234375-2.54081726074219 2.41754150390625-2.72657775878906 2.23846435546875-2.91233825683594 2.05938720703125-3.09809875488281 1.88031005859375-3.28385925292969 1.70123291015625-3.46961975097656 1.52215576171875-3.65538024902344 1.34307861328125-3.84114074707031 1.16400146484375-4.02690124511719 0.98492431640625-4.21266174316406 0.80584716796875-8.98260498046875 1.074462890625-9.72564697265625 0.358154296875-12.5266189575195-0.5240478515625-11.9070358276367-1.5721435546875-11.2874984741211-2.6202392578125-5.41143703460693-1.70315551757813-5.25656986236572-1.96517944335938-5.10170841217041-2.22720336914062-4.946852684021-2.48922729492187-4.79200267791748-2.75125122070312-4.63715839385986-3.01327514648437-4.48231983184814-3.27529907226562-4.32748699188232-3.53732299804687-4.1726598739624-3.79934692382812-4.01783847808838-4.06137084960938-3.81729125976562-4.27757167816162-3.57101440429687-4.4479455947876-3.32473754882812-4.61831378936768-3.07846069335937-4.78867626190186-2.83218383789062-4.95903301239014-2.58590698242187-5.12938404083252-4.4329833984375-10.7697982788086-3.4478759765625-11.4511337280273-2.4627685546875-12.1324234008789-1.4776611328125-12.8136672973633-0.4925537109375-13.4948654174805v-106.578125h75v-86zM13486.3333333333-566.145833333333v116.8125l59-48.109375v-41.6718750000001l-8.02655029296875-2.55535888671875-7.81378173828125-2.79083251953125-7.60064697265625-3.02593994140625-7.38714599609375-3.26068115234375-7.220947265625-3.495849609375-7.102294921875-3.731689453125-6.983642578125-3.967529296875z"/>
          <dr3d:extrude draw:style-name="gr24" draw:layer="layout" svg:viewBox="14007.3333333333 -1056.33333333333 598 508" svg:d="M14007.3333333333-970.333333333333v86h95v232h-95v86h247.75v-47.359375l8.51277160644531 7.91675567626953 8.65458679199219 7.40557098388672 8.79649353027344 6.89443206787109 8.93849182128906 6.38333892822266 9.08058166503906 5.87229156494141 9.22276306152344 5.36128997802734 9.36503601074219 4.85033416748047 9.50740051269531 4.33942413330078 9.63758087158203 3.8287353515625 9.75554656982422 3.3182373046875 9.87355804443359 2.8077392578125 9.99161529541016 2.2972412109375 10.1097183227539 1.7867431640625 10.2278671264648 1.2762451171875 10.346061706543 0.7657470703125 10.4643020629883 0.2552490234375 13.0717315673828-0.505180358886719 12.2767791748047-1.51551055908203 11.4819183349609-2.52579498291016 5.44291496276856-1.64173984527588 5.24423408508301-1.89429378509521 5.04556465148926-2.14684200286865 4.84690666198731-2.39938449859619 4.64826011657715-2.65192127227783 4.44962501525879-2.90445232391357 4.25100135803223-3.15697765350342 4.05238914489746-3.40949726104736 3.85378837585449-3.66201114654541 3.65519905090332-3.91451930999756 3.44476413726807-4.15530300140381 3.22247982025146-4.38436222076416 3.00020122528076-4.61341571807861 2.77792835235596-4.84246349334717 2.55566120147705-5.07150554656982 2.33339977264404-5.30054187774658 4.00003814697266-11.2881698608398 3.11106109619141-12.2042465209961 2.22212982177734-13.1202774047852 1.33324432373047-14.036262512207 0.444404602050781-14.9522018432617v-80.703125h-150v23.4375l-0.169746398925781 7.88709259033203-0.509269714355469 7.31658172607422-0.848838806152344 6.74611663818359-1.18845367431641 6.17569732666016-1.52811431884766 5.60532379150391-1.86782073974609 5.03499603271484-1.06131458282471 2.30363941192627-1.14625835418701 2.1610746383667-1.23120784759521 2.01851558685303-1.31616306304932 1.87596225738525-1.41151428222656 1.748291015625-1.51725769042969 1.635498046875-1.62300109863281 1.522705078125-1.72874450683594 1.409912109375-1.83448791503906 1.297119140625-1.94023132324219 1.184326171875-2.04597473144531 1.071533203125-2.15171813964844 0.958740234375-2.25746154785156 0.845947265625-2.36320495605469 0.733154296875-2.46894836425781 0.620361328125-2.57469177246094 0.507568359375-5.46661376953125 0.6767578125-5.88958740234375 0.2255859375-4.35667419433594-0.109724998474121-4.20625305175781-0.329171180725098-4.05583190917969-0.548611640930176-3.90541076660156-0.768046379089356-3.75498962402344-0.987475395202637-3.60456848144531-1.20689868927002-3.45414733886719-1.4263162612915-3.30372619628906-1.64572811126709-3.15330505371094-1.86513423919678-3.00288391113281-2.08453464508057-2.85246276855469-2.30392932891846-2.70204162597656-2.52331829071045-2.55162048339844-2.74270153045654-2.40119934082031-2.96207904815674-2.25077819824219-3.18145084381104-2.10035705566406-3.40081691741943-1.96188259124756-3.64988708496094-1.83535099029541-3.92866516113281-3.29108428955078-8.69366455078125-2.78488922119141-9.80877685546875-2.27864837646484-10.9238891601563-1.77236175537109-12.0390014648438-1.26602935791016-13.1541137695313-0.759651184082031-14.2692260742188-0.253227233886719-15.3843383789063v-94.0625h97v-86zM14075.3333333333-738.333333333333l-68 59h68zM14007.3333333333-997.333333333333h371v113l59-43.1875v-128.8125h-344.828125zM14545.3333333333-782.333333333333v90.53125l-0.54119873046875 25.3564453125-0.676429748535156 11.287353515625-0.946922302246094 10.360107421875-1.21736907958984 9.432861328125-1.48777008056641 8.505615234375-1.75812530517578 7.578369140625-2.02843475341797 6.651123046875-2.34611511230469 6.13750457763672-2.71113586425781 6.03748321533203-3.07606506347656 5.93741607666016-3.44090270996094 5.83730316162109-3.80564880371094 5.73714447021484-4.17030334472656 5.63694000244141-4.53486633300781 5.53668975830078-4.89933776855469 5.43639373779297 50.9375-45.078125 6.21258544921875-5.61201477050781 5.73248291015625-5.69450378417969 5.25238037109375-5.77708435058594 4.77227783203125-5.85975646972656 4.29217529296875-5.94252014160156 3.81207275390625-6.02537536621094 3.33197021484375-6.10832214355469 2.85186767578125-6.19136047363281 2.44849395751953-6.67549133300781 2.12187957763672-7.56071472167969 1.79531097412109-8.44602966308594 1.46878814697266-9.33143615722656 1.14231109619141-10.2169342041016 0.815879821777344-11.1025238037109 0.65264892578125-24.8621826171875v-104.515625h-164.796875l-72.203125 59zM14341.3333333333-857.333333333333h-60v100.484375l0.1512451171875 6.98677062988281 0.4537353515625 6.58439636230469 0.7562255859375 6.18211364746094 1.0587158203125 5.77992248535156 1.3612060546875 5.37782287597656 1.6636962890625 4.97581481933594 1.9661865234375 4.57389831542969 2.2686767578125 4.17207336425781 1.24191284179688 1.92352390289307 1.30581665039063 1.79938411712646 1.36972045898438 1.67525005340576 1.43362426757813 1.55112171173096 1.49752807617188 1.42699909210205 1.56143188476563 1.30288219451904 1.62533569335938 1.17877101898193 1.68923950195313 1.05466556549072 1.75314331054688 0.93056583404541 1.81704711914063 0.806471824645996 1.88095092773438 0.682383537292481 1.94485473632813 0.558300971984863 2.00875854492187 0.434224128723145 2.07266235351562 0.310153007507324 2.13656616210937 0.186087608337402 2.20046997070312 0.0620279312133789 1.58235359191895-0.0406045913696289 1.52001762390137-0.121817588806152 1.45769309997559-0.203036308288574 1.3953800201416-0.284260749816895 1.33307838439941-0.365490913391113 1.27078819274902-0.446726799011231 1.20850944519043-0.527968406677246 1.14624214172363-0.60921573638916 1.08398628234863-0.690468788146973 1.02174186706543-0.771727561950684 0.959508895874023-0.852992057800293 0.897287368774414-0.934262275695801 0.835077285766602-1.01553821563721 0.772878646850586-1.09681987762451 0.710691452026367-1.17810726165771 0.648515701293945-1.25940036773682 0.598114967346191-1.40570163726807 0.55948543548584-1.61701107025146 1.00310516357422-3.86797332763672 0.848655700683594-4.71327972412109 0.694252014160156-5.55863189697266 0.92547607421875-13.6535034179688 0.30841064453125-17.0354614257813z"/>
          <dr3d:extrude draw:style-name="gr25" draw:layer="layout" svg:viewBox="8872 -1024 457 607" svg:d="M8872-965h398v113l59-44.703125v-127.296875h-369.921875zM9162-417l60-58.828125v-349.171875h-60zM8872-640.203125l81 42.203125v-66.15625l-32.40625-14.84375zM8872-938v86h108v300.6875l-108-57.6875v115l138.875 77h124.125v-435h108v-86z"/>
          <dr3d:extrude draw:style-name="gr25" draw:layer="layout" svg:viewBox="9475 -1024 630 607" svg:d="M9604.140625-965h198.453125l243.40625 457.421875v90.578125l59-57.828125v-55.171875l-268.359375-494h-145.78125zM9552.03125-691l-77.03125 59h174v102h154.34375l-29.515625-59h-65.828125v-102zM9617.4375-938l231.6875 435h-227.125v-102h-147v188h544v-86l-231.171875-435z"/>
          <dr3d:extrude draw:style-name="gr25" draw:layer="layout" svg:viewBox="10192 -1024 239 172" svg:d="M10192-965h180v113l59-60.234375v-111.765625h-172.984375zM10192-938v86h153v-86z"/>
          <dr3d:extrude draw:style-name="gr25" draw:layer="layout" svg:viewBox="10512 -1042 663 639" svg:d="M11025.3125-433.328125l70.125-60.21875 10.5302047729492-9.56414031982422 9.72339630126953-9.96582794189453 8.91654205322266-10.3674697875977 8.10964202880859-10.7690658569336 7.30269622802734-11.1706161499023 6.49570465087891-11.5721206665039 5.68866729736328-11.9735794067383 4.88158416748047-12.3749923706055 4.19823455810547-13.1193237304688 3.63861846923828-14.2066040039062 3.07895660400391-15.2938842773438 2.51924896240234-16.3811645507813 1.95949554443359-17.4684448242188 1.39969635009766-18.5557250976563 1.11981201171875-40.373291015625-1.3143310546875-39.3081665039062-3.9429931640625-36.7838745117187-6.5716552734375-34.2595825195312-9.2003173828125-31.7352905273437-5.58590698242188-14.9210357666016-6.24307250976563-14.2899627685547-6.90023803710938-13.6588897705078-7.55740356445313-13.0278167724609-8.21456909179688-12.3967437744141-8.87173461914063-11.7656707763672-9.52890014648438-11.1345977783203-10.1860656738281-10.5035247802734-10.8402547836304-9.86965847015381-11.4914636611938-9.23299503326416-12.1426668167114-8.59632587432861-12.7938642501831-7.95965099334717-13.4450559616089-7.32297039031982-14.0962419509888-6.68628406524658-14.7474222183228-6.04959201812744-15.3985967636108-5.4128942489624-32.7506942749023-8.91567230224609-35.3553237915039-6.36881256103516-37.9599075317383-3.82190704345703-40.5644454956055-1.27495574951172-23.6454467773437 0.6298828125-22.4380493164062 1.8837890625-10.7661361694336 1.412109375-10.4641494750977 1.7255859375-10.1621170043945 2.0390625-9.86003875732422 2.3525390625-9.51067352294922 2.65559387207031-9.11402130126953 2.94535827636719-8.71732330322266 3.23521423339844-8.32057952880859 3.52516174316406-7.92378997802734 3.81520080566406-7.52695465087891 4.10533142089844-7.13007354736328 4.39555358886719-6.73314666748047 4.68586730957031-72.5625 53.921875 7.13616180419922-4.1700439453125 7.58032989501953-3.8646240234375 8.02445220947266-3.5592041015625 8.46852874755859-3.2537841796875 8.91255950927734-2.9483642578125 9.35654449462891-2.6429443359375 9.80048370361328-2.3375244140625 10.2443771362305-2.0321044921875 10.9901733398438-1.76073455810547 12.0379028320313-1.52631378173828 27.218994140625-2.34918212890625 31.409912109375-1.41094970703125 35.600830078125-0.47235107421875 40.2692794799805 1.06805419921875 37.2619094848633 3.20123291015625 34.2544937133789 5.33441162109375 31.2470321655273 7.46759033203125 28.2395248413086 9.60076904296875 12.9919328689575 5.60032653808594 12.2400388717651 6.13362121582031 11.4881391525269 6.66691589355469 10.7362337112427 7.20021057128906 9.9843225479126 7.73350524902344 9.23240566253662 8.26679992675781 8.57968139648438 8.89686679840088 8.02615356445313 9.6222448348999 7.47262573242188 10.3476285934448 6.91909790039063 11.0730180740356 6.36557006835938 11.7984132766724 5.81204223632813 12.523814201355 5.25851440429688 13.2492208480835 4.70498657226563 13.9746332168579 7.7493896484375 30.1255264282227 5.5352783203125 33.0272445678711 3.3211669921875 35.9290084838867 1.1070556640625 38.8308181762695-1.23486328125 44.3056030273438-1.5435791015625 20.4959487915039-2.1610107421875 19.3913192749023-2.7784423828125 18.2866439819336-3.3958740234375 17.1819229125977-4.0133056640625 16.0771560668945-4.6307373046875 14.9723434448242-5.33660125732422 14.1688766479492-6.13086700439453 13.6667556762695-6.92508697509766 13.1645889282227-7.71926116943359 12.6623764038086-8.51338958740234 12.1601181030273-9.30747222900391 11.6578140258789-10.1015090942383 11.1554641723633zM10791-851l-5.02766418457031 0.774399757385254-4.83641052246094 0.998984336853027-4.64515686035156 1.2235746383667-4.45390319824219 1.44817066192627-4.26264953613281 1.67277240753174-4.07139587402344 1.89737987518311-3.88014221191406 2.12199306488037-3.68888854980469 2.34661197662354-3.49763488769531 2.5712366104126-3.30638122558594 2.79586696624756-3.11512756347656 3.02050304412842-2.92387390136719 3.24514484405518-2.73262023925781 3.46979236602783-2.54136657714844 3.69444561004639-2.35011291503906 3.91910457611084-2.15885925292969 4.14376926422119-1.99877834320068 4.46003913879395-1.86986637115479 4.86791801452637-3.35297393798828 10.9595184326172-2.83725738525391 12.5911712646484-2.32149505615234 14.2229156494141-1.80568695068359 15.8547515869141-1.28983306884766 17.4866790771484-1.03192138671875 39.8695068359375 1.09490966796875 51.0328369140625 1.36856842041016 21.9439849853516 1.91591644287109 19.5622406005859 2.46321868896484 17.1804046630859 3.01047515869141 14.7984771728516 3.55768585205078 12.4164581298828 1.98403263092041 5.31494331359863 2.12081813812256 4.71940422058106 2.29788112640381 4.28347682952881 2.51522159576416 4.00716495513916 2.73255634307861 3.73084735870361 2.94988536834717 3.45452404022217 3.16720867156982 3.17819499969482 3.38452625274658 2.90186023712158 3.60183811187744 2.62551975250244 3.8191442489624 2.3491735458374 4.03644466400147 2.07282161712646 4.25373935699463 1.79646396636963 4.47102832794189 1.52010059356689 4.68831157684326 1.24373149871826 4.90558910369873 0.967356681823731 5.1228609085083 0.690976142883301 5.34012699127197 0.414589881896973 5.55738735198975 0.138197898864746 7.72119903564453-0.322998046875 7.35796356201172-0.968994140625 6.99477386474609-1.614990234375 3.36120510101318-1.04974365234375 3.27042484283447-1.21124267578125 3.17965030670166-1.37274169921875 3.08888149261475-1.53424072265625 2.99811840057373-1.69573974609375 2.90736103057861-1.85723876953125 2.81660938262939-2.01873779296875 2.72586345672607-2.18023681640625 2.63512325286865-2.34173583984375 2.54438877105713-2.50323486328125 4.7332763671875-5.40215301513672 4.2037353515625-5.87049102783203 3.6741943359375-6.33878326416016 3.1446533203125-6.80702972412109 2.6151123046875-7.27523040771484 2.0855712890625-7.74338531494141 1.5560302734375-8.21149444580078 1.0264892578125-8.67955780029297-7.55419921875 4.68817138671875-7.05322265625 3.98614501953125-6.55224609375 3.28375244140625-3.0882568359375 1.37836456298828-2.9630126953125 1.20262908935547-2.87384796142578 1.04515838623047-2.82079315185547 0.905952453613281-2.76778411865234 0.766700744628906-2.71482086181641 0.627403259277344-2.66190338134766 0.488059997558594-2.60903167724609 0.348670959472656-2.55620574951172 0.209236145019531-2.50342559814453 0.0697555541992188-6.216064453125-0.273002624511719-2.91851806640625-0.341244697570801-2.79217529296875-0.477732658386231-2.66583251953125-0.614214897155762-2.53948974609375-0.750691413879395-2.41314697265625-0.887162208557129-2.28680419921875-1.02362728118896-2.16046142578125-1.1600866317749-2.03411865234375-1.29654026031494-1.90777587890625-1.43298816680908-1.78143310546875-1.56943035125732-1.65509033203125-1.70586681365967-1.52874755859375-1.84229755401611-1.40240478515625-1.97872257232666-1.27606201171875-2.11514186859131-1.17498779296875-2.37922668457031-1.09918212890625-2.77098083496094-1.02337646484375-3.16273498535156-0.94757080078125-3.55448913574219-1.667724609375-8.28424072265625-1.364501953125-9.85125732421875-1.061279296875-11.4182739257813-0.758056640625-12.9852905273438-0.6064453125-30.671630859375v-14.734375l0.19708251953125-17.2813720703125 0.59149169921875-18.2049560546875 2.36767578125-39.177734375zM10690-679.5l0.380683898925781-26.9635772705078 1.14208221435547-24.7726287841797 1.90352630615234-22.5817718505859 2.66501617431641-20.3910064697266 3.42655181884766-18.2003326416016 4.18813323974609-16.0097503662109 4.94976043701172-13.8192596435547 2.76050472259521-6.08822441101074 2.95092868804932-5.54063606262207 3.17852878570557-5.10223484039307 3.44330501556396-4.77301692962647 3.70808696746826-4.44380474090576 3.97287464141846-4.11459827423096 4.23766803741455-3.78539752960205 4.50246715545654-3.45620250701904 4.76727199554443-3.12701320648193 5.03208255767822-2.79782962799072 5.29689884185791-2.46865177154541 5.5617208480835-2.139479637146 5.82654857635498-1.81031322479248 6.09138202667236-1.48115253448486 6.35622119903564-1.15199756622314 6.62106609344482-0.822848320007324 14.0366897583008-0.658271789550781 14.0366897583008 0.667236328125 6.62106609344482 0.83404541015625 6.35622119903564 1.16766357421875 6.09138202667236 1.50128173828125 5.82654857635498 1.83489990234375 5.5617208480835 2.16851806640625 5.29689884185791 2.50213623046875 5.03208255767822 2.83575439453125 4.76727199554443 3.16937255859375 4.50246715545654 3.50299072265625 4.23766803741455 3.83660888671875 3.97287464141846 4.17022705078125 3.70808696746826 4.50384521484375 3.44330501556396 4.83746337890625 3.17852878570557 5.17108154296875 2.95092868804932 5.60504150390625 2.76050472259521 6.13934326171875 4.94976043701172 13.881591796875 4.18813323974609 16.018798828125 3.42655181884766 18.156005859375 2.66501617431641 20.293212890625 1.90352630615234 22.430419921875 1.14208221435547 24.567626953125 0.380683898925781 26.704833984375-0.380683898925781 26.8786163330078-1.14208221435547 24.7052459716797-1.90352630615234 22.5319671630859-2.66501617431641 20.3587799072266-3.42655181884766 18.1856842041016-4.18813323974609 16.0126800537109-4.94976043701172 13.8397674560547-2.76050472259521 6.10507011413574-2.95092868804932 5.56187629699707-3.17852878570557 5.12493991851807-3.44330501556396 4.79425716400147-3.70808696746826 4.46358013153076-3.97287464141846 4.13290882110596-4.23766803741455 3.80224323272705-4.50246715545654 3.47158336639404-4.76727199554443 3.14092922210693-5.03208255767822 2.81028079986572-5.29689884185791 2.47963809967041-5.5617208480835 2.149001121521-5.82654857635498 1.81836986541748-6.09138202667236 1.48774433135986-6.35622119903564 1.15712451934814-6.62106609344482 0.826510429382324-14.0366897583008 0.661201477050781-14.1216506958008-0.655342102050781-6.65695476531982-0.819186210632324-6.38771533966064-1.14687061309814-6.11848163604736-1.47456073760986-5.84925365447998-1.80225658416748-5.5800313949585-2.129958152771-5.31081485748291-2.45766544342041-5.04160404205322-2.78537845611572-4.77239894866943-3.11309719085693-4.50319957733154-3.44082164764404-4.23400592803955-3.76855182647705-3.96481800079346-4.09628772735596-3.69563579559326-4.42402935028076-3.42645931243896-4.75177669525147-3.15728855133057-5.07952976226807-2.92822360992432-5.51939582824707-2.73926448822021-6.07137870788574-4.91167449951172-13.7987518310547-4.15590667724609-16.0068206787109-3.40018463134766-18.2149810791016-2.64450836181641-20.4232330322266-1.88887786865234-22.6315765380859-1.13329315185547-24.8400115966797zM11082-678.875l-0.988945007324219-36.6183471679687-2.96680450439453-33.7857055664062-4.94461822509766-30.9530639648437-6.92238616943359-28.1204223632812-4.20284175872803-12.9979705810547-4.69726657867432-12.2898101806641-5.19168567657471-11.5816497802734-5.6860990524292-10.8734893798828-6.18050670623779-10.1653289794922-6.67490863800049-9.45716857910156-7.16930484771729-8.74900817871094-7.66369533538818-8.04084777832031-8.28254508972168-7.44649124145508-9.02585029602051-6.9659538269043-9.76914405822754-6.48543930053711-10.5124263763428-6.00494766235352-11.2556972503662-5.52447891235352-11.9989566802979-5.04403305053711-26.2276458740234-8.64682006835938-29.2005462646484-6.72531127929688-32.1733551025391-4.80398559570313-35.1460723876953-2.88284301757812-38.1186981201172-0.961883544921875-38.2036590576172 0.956024169921875-35.2134552001953 2.86526489257812-32.2231597900391 4.77468872070313-29.2327728271484 6.68429565429688-26.2422943115234 8.59408569335938-11.9996891021729 5.01327133178711-11.2520351409912 5.49078750610352-10.5043697357178 5.96832656860352-9.75669288635254 6.44588851928711-9.00900459289551 6.9234733581543-8.26130485534668 7.40108108520508-7.64099025726318 7.99836730957031-7.14806461334229 8.71531677246094-6.65513324737549 9.43226623535156-6.16219615936279 10.1492156982422-5.6692533493042 10.8661651611328-5.17630481719971 11.5831146240234-4.68335056304932 12.3000640869141-4.19039058685303 13.0170135498047-6.90187835693359 28.1848754882812-4.92996978759766 31.0526733398437-2.95801544189453 33.9204711914063-0.986015319824219 36.7882690429687 0.988945007324219 36.7941284179687 2.96680450439453 33.9380493164062 4.94461822509766 31.0819702148437 6.92238616943359 28.2258911132812 4.20284175872803 13.0419158935547 4.69726657867432 12.3278961181641 5.19168567657471 11.6138763427734 5.6860990524292 10.8998565673828 6.18050670623779 10.1858367919922 6.67490863800049 9.47181701660156 7.16930484771729 8.75779724121094 7.66369533538818 8.04377746582031 8.28254508972168 7.44653415679932 9.02585029602051 6.96607112884522 9.76914405822754 6.48561382293701 10.5124263763428 6.00516223907471 11.2556972503662 5.5247163772583 11.9989566802979 5.04427623748779 26.2276458740234 8.64725494384766 29.2005462646484 6.72556304931641 32.1733551025391 4.80391693115234 35.1460723876953 2.88231658935547 38.1186981201172 0.960762023925781 38.0308380126953-0.9638671875 35.0759735107422-2.8916015625 32.1212005615234-4.8193359375 29.1665191650391-6.7470703125 26.2119293212891-8.6748046875 11.9980220794678-5.060302734375 11.2594089508057-5.542236328125 10.5208072662354-6.024169921875 9.78221702575684-6.506103515625 9.04363822937012-6.988037109375 8.3050708770752-7.469970703125 7.68777561187744-8.06565952301025 7.19174861907959-8.77510738372803 6.69572734832764-9.4845609664917 6.19971179962158-10.1940202713013 5.70370197296143-10.9034852981567 5.20769786834717-11.6129560470581 4.71169948577881-12.3224325180054 4.21570682525635-13.0319147109985 6.94345855712891-28.1922988891602 4.95955657958984-31.0302963256836 2.97570037841797-33.8683395385742z"/>
          <dr3d:extrude draw:style-name="gr25" draw:layer="layout" svg:viewBox="11219 -1042 663 639" svg:d="M11732.3125-433.328125l70.125-60.21875 10.5302047729492-9.56414031982422 9.72339630126953-9.96582794189453 8.91654205322266-10.3674697875977 8.10964202880859-10.7690658569336 7.30269622802734-11.1706161499023 6.49570465087891-11.5721206665039 5.68866729736328-11.9735794067383 4.88158416748047-12.3749923706055 4.19823455810547-13.1193237304688 3.63861846923828-14.2066040039062 3.07895660400391-15.2938842773438 2.51924896240234-16.3811645507813 1.95949554443359-17.4684448242188 1.39969635009766-18.5557250976563 1.11981201171875-40.373291015625-1.3143310546875-39.3081665039062-3.9429931640625-36.7838745117187-6.5716552734375-34.2595825195312-9.2003173828125-31.7352905273437-5.58590698242188-14.9210357666016-6.24307250976563-14.2899627685547-6.90023803710938-13.6588897705078-7.55740356445313-13.0278167724609-8.21456909179688-12.3967437744141-8.87173461914063-11.7656707763672-9.52890014648438-11.1345977783203-10.1860656738281-10.5035247802734-10.8402547836304-9.86965847015381-11.4914636611938-9.23299503326416-12.1426668167114-8.59632587432861-12.7938642501831-7.95965099334717-13.4450559616089-7.32297039031982-14.0962419509888-6.68628406524658-14.7474222183228-6.04959201812744-15.3985967636108-5.4128942489624-32.7506942749023-8.91567230224609-35.3553237915039-6.36881256103516-37.9599075317383-3.82190704345703-40.5644454956055-1.27495574951172-23.6454467773437 0.6298828125-22.4380493164062 1.8837890625-10.7661361694336 1.412109375-10.4641494750977 1.7255859375-10.1621170043945 2.0390625-9.86003875732422 2.3525390625-9.51067352294922 2.65559387207031-9.11402130126953 2.94535827636719-8.71732330322266 3.23521423339844-8.32057952880859 3.52516174316406-7.92378997802734 3.81520080566406-7.52695465087891 4.10533142089844-7.13007354736328 4.39555358886719-6.73314666748047 4.68586730957031-72.5625 53.921875 7.13616180419922-4.1700439453125 7.58032989501953-3.8646240234375 8.02445220947266-3.5592041015625 8.46852874755859-3.2537841796875 8.91255950927734-2.9483642578125 9.35654449462891-2.6429443359375 9.80048370361328-2.3375244140625 10.2443771362305-2.0321044921875 10.9901733398438-1.76073455810547 12.0379028320313-1.52631378173828 27.218994140625-2.34918212890625 31.409912109375-1.41094970703125 35.600830078125-0.47235107421875 40.2692794799805 1.06805419921875 37.2619094848633 3.20123291015625 34.2544937133789 5.33441162109375 31.2470321655273 7.46759033203125 28.2395248413086 9.60076904296875 12.9919328689575 5.60032653808594 12.2400388717651 6.13362121582031 11.4881391525269 6.66691589355469 10.7362337112427 7.20021057128906 9.9843225479126 7.73350524902344 9.23240566253662 8.26679992675781 8.57968139648438 8.89686679840088 8.02615356445313 9.6222448348999 7.47262573242188 10.3476285934448 6.91909790039063 11.0730180740356 6.36557006835938 11.7984132766724 5.81204223632813 12.523814201355 5.25851440429688 13.2492208480835 4.70498657226563 13.9746332168579 7.7493896484375 30.1255264282227 5.5352783203125 33.0272445678711 3.3211669921875 35.9290084838867 1.1070556640625 38.8308181762695-1.23486328125 44.3056030273438-1.5435791015625 20.4959487915039-2.1610107421875 19.3913192749023-2.7784423828125 18.2866439819336-3.3958740234375 17.1819229125977-4.0133056640625 16.0771560668945-4.6307373046875 14.9723434448242-5.33660125732422 14.1688766479492-6.13086700439453 13.6667556762695-6.92508697509766 13.1645889282227-7.71926116943359 12.6623764038086-8.51338958740234 12.1601181030273-9.30747222900391 11.6578140258789-10.1015090942383 11.1554641723633zM11498-851l-5.02766418457031 0.774399757385254-4.83641052246094 0.998984336853027-4.64515686035156 1.2235746383667-4.45390319824219 1.44817066192627-4.26264953613281 1.67277240753174-4.07139587402344 1.89737987518311-3.88014221191406 2.12199306488037-3.68888854980469 2.34661197662354-3.49763488769531 2.5712366104126-3.30638122558594 2.79586696624756-3.11512756347656 3.02050304412842-2.92387390136719 3.24514484405518-2.73262023925781 3.46979236602783-2.54136657714844 3.69444561004639-2.35011291503906 3.91910457611084-2.15885925292969 4.14376926422119-1.99877834320068 4.46003913879395-1.86986637115479 4.86791801452637-3.35297393798828 10.9595184326172-2.83725738525391 12.5911712646484-2.32149505615234 14.2229156494141-1.80568695068359 15.8547515869141-1.28983306884766 17.4866790771484-1.03192138671875 39.8695068359375 1.09490966796875 51.0328369140625 1.36856842041016 21.9439849853516 1.91591644287109 19.5622406005859 2.46321868896484 17.1804046630859 3.01047515869141 14.7984771728516 3.55768585205078 12.4164581298828 1.98403263092041 5.31494331359863 2.12081813812256 4.71940422058106 2.29788112640381 4.28347682952881 2.51522159576416 4.00716495513916 2.73255634307861 3.73084735870361 2.94988536834717 3.45452404022217 3.16720867156982 3.17819499969482 3.38452625274658 2.90186023712158 3.60183811187744 2.62551975250244 3.8191442489624 2.3491735458374 4.03644466400147 2.07282161712646 4.25373935699463 1.79646396636963 4.47102832794189 1.52010059356689 4.68831157684326 1.24373149871826 4.90558910369873 0.967356681823731 5.1228609085083 0.690976142883301 5.34012699127197 0.414589881896973 5.55738735198975 0.138197898864746 7.72119903564453-0.322998046875 7.35796356201172-0.968994140625 6.99477386474609-1.614990234375 3.36120510101318-1.04974365234375 3.27042484283447-1.21124267578125 3.17965030670166-1.37274169921875 3.08888149261475-1.53424072265625 2.99811840057373-1.69573974609375 2.90736103057861-1.85723876953125 2.81660938262939-2.01873779296875 2.72586345672607-2.18023681640625 2.63512325286865-2.34173583984375 2.54438877105713-2.50323486328125 4.7332763671875-5.40215301513672 4.2037353515625-5.87049102783203 3.6741943359375-6.33878326416016 3.1446533203125-6.80702972412109 2.6151123046875-7.27523040771484 2.0855712890625-7.74338531494141 1.5560302734375-8.21149444580078 1.0264892578125-8.67955780029297-7.55419921875 4.68817138671875-7.05322265625 3.98614501953125-6.55224609375 3.28375244140625-3.0882568359375 1.37836456298828-2.9630126953125 1.20262908935547-2.87384796142578 1.04515838623047-2.82079315185547 0.905952453613281-2.76778411865234 0.766700744628906-2.71482086181641 0.627403259277344-2.66190338134766 0.488059997558594-2.60903167724609 0.348670959472656-2.55620574951172 0.209236145019531-2.50342559814453 0.0697555541992188-6.216064453125-0.273002624511719-2.91851806640625-0.341244697570801-2.79217529296875-0.477732658386231-2.66583251953125-0.614214897155762-2.53948974609375-0.750691413879395-2.41314697265625-0.887162208557129-2.28680419921875-1.02362728118896-2.16046142578125-1.1600866317749-2.03411865234375-1.29654026031494-1.90777587890625-1.43298816680908-1.78143310546875-1.56943035125732-1.65509033203125-1.70586681365967-1.52874755859375-1.84229755401611-1.40240478515625-1.97872257232666-1.27606201171875-2.11514186859131-1.17498779296875-2.37922668457031-1.09918212890625-2.77098083496094-1.02337646484375-3.16273498535156-0.94757080078125-3.55448913574219-1.667724609375-8.28424072265625-1.364501953125-9.85125732421875-1.061279296875-11.4182739257813-0.758056640625-12.9852905273438-0.6064453125-30.671630859375v-14.734375l0.19708251953125-17.2813720703125 0.59149169921875-18.2049560546875 2.36767578125-39.177734375zM11397-679.5l0.380683898925781-26.9635772705078 1.14208221435547-24.7726287841797 1.90352630615234-22.5817718505859 2.66501617431641-20.3910064697266 3.42655181884766-18.2003326416016 4.18813323974609-16.0097503662109 4.94976043701172-13.8192596435547 2.76050472259521-6.08822441101074 2.95092868804932-5.54063606262207 3.17852878570557-5.10223484039307 3.44330501556396-4.77301692962647 3.70808696746826-4.44380474090576 3.97287464141846-4.11459827423096 4.23766803741455-3.78539752960205 4.50246715545654-3.45620250701904 4.76727199554443-3.12701320648193 5.03208255767822-2.79782962799072 5.29689884185791-2.46865177154541 5.5617208480835-2.139479637146 5.82654857635498-1.81031322479248 6.09138202667236-1.48115253448486 6.35622119903564-1.15199756622314 6.62106609344482-0.822848320007324 14.0366897583008-0.658271789550781 14.0366897583008 0.667236328125 6.62106609344482 0.83404541015625 6.35622119903564 1.16766357421875 6.09138202667236 1.50128173828125 5.82654857635498 1.83489990234375 5.5617208480835 2.16851806640625 5.29689884185791 2.50213623046875 5.03208255767822 2.83575439453125 4.76727199554443 3.16937255859375 4.50246715545654 3.50299072265625 4.23766803741455 3.83660888671875 3.97287464141846 4.17022705078125 3.70808696746826 4.50384521484375 3.44330501556396 4.83746337890625 3.17852878570557 5.17108154296875 2.95092868804932 5.60504150390625 2.76050472259521 6.13934326171875 4.94976043701172 13.881591796875 4.18813323974609 16.018798828125 3.42655181884766 18.156005859375 2.66501617431641 20.293212890625 1.90352630615234 22.430419921875 1.14208221435547 24.567626953125 0.380683898925781 26.704833984375-0.380683898925781 26.8786163330078-1.14208221435547 24.7052459716797-1.90352630615234 22.5319671630859-2.66501617431641 20.3587799072266-3.42655181884766 18.1856842041016-4.18813323974609 16.0126800537109-4.94976043701172 13.8397674560547-2.76050472259521 6.10507011413574-2.95092868804932 5.56187629699707-3.17852878570557 5.12493991851807-3.44330501556396 4.79425716400147-3.70808696746826 4.46358013153076-3.97287464141846 4.13290882110596-4.23766803741455 3.80224323272705-4.50246715545654 3.47158336639404-4.76727199554443 3.14092922210693-5.03208255767822 2.81028079986572-5.29689884185791 2.47963809967041-5.5617208480835 2.149001121521-5.82654857635498 1.81836986541748-6.09138202667236 1.48774433135986-6.35622119903564 1.15712451934814-6.62106609344482 0.826510429382324-14.0366897583008 0.661201477050781-14.1216506958008-0.655342102050781-6.65695476531982-0.819186210632324-6.38771533966064-1.14687061309814-6.11848163604736-1.47456073760986-5.84925365447998-1.80225658416748-5.5800313949585-2.129958152771-5.31081485748291-2.45766544342041-5.04160404205322-2.78537845611572-4.77239894866943-3.11309719085693-4.50319957733154-3.44082164764404-4.23400592803955-3.76855182647705-3.96481800079346-4.09628772735596-3.69563579559326-4.42402935028076-3.42645931243896-4.75177669525147-3.15728855133057-5.07952976226807-2.92822360992432-5.51939582824707-2.73926448822021-6.07137870788574-4.91167449951172-13.7987518310547-4.15590667724609-16.0068206787109-3.40018463134766-18.2149810791016-2.64450836181641-20.4232330322266-1.88887786865234-22.6315765380859-1.13329315185547-24.8400115966797zM11789-678.875l-0.988945007324219-36.6183471679687-2.96680450439453-33.7857055664062-4.94461822509766-30.9530639648437-6.92238616943359-28.1204223632812-4.20284175872803-12.9979705810547-4.69726657867432-12.2898101806641-5.19168567657471-11.5816497802734-5.6860990524292-10.8734893798828-6.18050670623779-10.1653289794922-6.67490863800049-9.45716857910156-7.16930484771729-8.74900817871094-7.66369533538818-8.04084777832031-8.28254508972168-7.44649124145508-9.02585029602051-6.9659538269043-9.76914405822754-6.48543930053711-10.5124263763428-6.00494766235352-11.2556972503662-5.52447891235352-11.9989566802979-5.04403305053711-26.2276458740234-8.64682006835938-29.2005462646484-6.72531127929688-32.1733551025391-4.80398559570313-35.1460723876953-2.88284301757812-38.1186981201172-0.961883544921875-38.2036590576172 0.956024169921875-35.2134552001953 2.86526489257812-32.2231597900391 4.77468872070313-29.2327728271484 6.68429565429688-26.2422943115234 8.59408569335938-11.9996891021729 5.01327133178711-11.2520351409912 5.49078750610352-10.5043697357178 5.96832656860352-9.75669288635254 6.44588851928711-9.00900459289551 6.9234733581543-8.26130485534668 7.40108108520508-7.64099025726318 7.99836730957031-7.14806461334229 8.71531677246094-6.65513324737549 9.43226623535156-6.16219615936279 10.1492156982422-5.6692533493042 10.8661651611328-5.17630481719971 11.5831146240234-4.68335056304932 12.3000640869141-4.19039058685303 13.0170135498047-6.90187835693359 28.1848754882812-4.92996978759766 31.0526733398437-2.95801544189453 33.9204711914063-0.986015319824219 36.7882690429687 0.988945007324219 36.7941284179687 2.96680450439453 33.9380493164062 4.94461822509766 31.0819702148437 6.92238616943359 28.2258911132812 4.20284175872803 13.0419158935547 4.69726657867432 12.3278961181641 5.19168567657471 11.6138763427734 5.6860990524292 10.8998565673828 6.18050670623779 10.1858367919922 6.67490863800049 9.47181701660156 7.16930484771729 8.75779724121094 7.66369533538818 8.04377746582031 8.28254508972168 7.44653415679932 9.02585029602051 6.96607112884522 9.76914405822754 6.48561382293701 10.5124263763428 6.00516223907471 11.2556972503662 5.5247163772583 11.9989566802979 5.04427623748779 26.2276458740234 8.64725494384766 29.2005462646484 6.72556304931641 32.1733551025391 4.80391693115234 35.1460723876953 2.88231658935547 38.1186981201172 0.960762023925781 38.0308380126953-0.9638671875 35.0759735107422-2.8916015625 32.1212005615234-4.8193359375 29.1665191650391-6.7470703125 26.2119293212891-8.6748046875 11.9980220794678-5.060302734375 11.2594089508057-5.542236328125 10.5208072662354-6.024169921875 9.78221702575684-6.506103515625 9.04363822937012-6.988037109375 8.3050708770752-7.469970703125 7.68777561187744-8.06565952301025 7.19174861907959-8.77510738372803 6.69572734832764-9.4845609664917 6.19971179962158-10.1940202713013 5.70370197296143-10.9034852981567 5.20769786834717-11.6129560470581 4.71169948577881-12.3224325180054 4.21570682525635-13.0319147109985 6.94345855712891-28.1922988891602 4.95955657958984-31.0302963256836 2.97570037841797-33.8683395385742z"/>
          <dr3d:extrude draw:style-name="gr25" draw:layer="layout" svg:viewBox="12272 -1045 882 628" svg:d="M12989-530h106v113l59-57.96875v-114.03125h-105v-167.375l-0.521484375-31.140625-0.65185546875-12.7222900390625-0.91259765625-10.8245849609375-1.19677734375-9.6614990234375-1.50439453125-9.2330322265625-1.81201171875-8.8052978515625-2.11962890625-8.3782958984375-2.20018768310547-7.64411926269531-2.43744659423828-7.54862976074219-2.67465972900391-7.45323181152344-2.91182708740234-7.35792541503906-3.14894866943359-7.26271057128906-3.38602447509766-7.16758728027344-3.62305450439453-7.07255554199219-3.86003875732422-6.97761535644531-8.38330078125-13.5984497070313-9.23583984375-13.0758666992188-10.08837890625-12.5551147460938-10.94091796875-12.0361938476563-11.1840896606445-10.9286651611328-11.7700729370117-10.1864471435547-12.3561019897461-9.44432067871094-12.9421768188477-8.70228576660156-13.5282974243164-7.96034240722656-14.1144638061523-7.21849060058594-14.7006759643555-6.47673034667969-15.2869338989258-5.73506164550781-15.9620361328125-5.0277099609375-16.7259521484375-4.3575439453125-17.4898681640625-3.6873779296875-18.2537841796875-3.0172119140625-19.0177001953125-2.3470458984375-19.7816162109375-1.6768798828125-20.5455322265625-1.0067138671875-21.3094482421875-0.3365478515625-34.1660766601562 0.978515625-15.9999008178711 1.220947265625-15.2778701782227 1.708740234375-14.5558853149414 2.196533203125-13.8339462280273 2.684326171875-13.1120529174805 3.172119140625-12.3902053833008 3.659912109375-12.1653518676758 4.27386474609375-12.4374923706055 5.01104736328125-12.7096786499023 5.74822998046875-12.9819107055664 6.48541259765625-13.2541885375977 7.22259521484375-13.5265121459961 7.95977783203125-27.8701782226562 18.131103515625-45.8125 31.125 7.5047607421875-4.52510070800781 8.4986572265625-4.28825378417969 9.4925537109375-4.05149841308594 10.4864501953125-3.81483459472656 11.4803466796875-3.57826232910156 12.4742431640625-3.34178161621094 27.93017578125-5.9744873046875 30.91259765625-4.81201171875 32.90185546875-3.43798828125 34.89111328125-2.06396484375 36.88037109375-0.68994140625 40.015869140625 0.96307373046875 37.483154296875 2.88311767578125 17.7918090820312 2.16146087646484 17.1586303710938 2.64133453369141 16.5254516601563 3.12116241455078 15.8922729492188 3.60094451904297 15.1587371826172 4.058349609375 14.3247833251953 4.490478515625 13.4907379150391 4.922607421875 12.6566009521484 5.354736328125 11.8223724365234 5.786865234375 10.9880523681641 6.218994140625 10.1536407470703 6.651123046875 9.31913757324219 7.083251953125 9.04247283935547 7.82848358154297 8.38617706298828 8.11920928955078 7.72983551025391 8.40988922119141 7.07344818115234 8.70052337646484 6.41701507568359 8.99111175537109 5.76053619384766 9.28165435791016 5.10401153564453 9.57215118408203 4.44744110107422 9.86260223388672 3.8616943359375 10.6982955932617 3.3468017578125 12.079231262207 2.8319091796875 13.4601211547852 2.3170166015625 14.8409652709961 1.8021240234375 16.2217636108398 1.2872314453125 17.6025161743164 1.02978515625 39.3471069335937v14.8125zM12788-582l-57 52h57zM12563-530h81v113l61-50.390625v-121.609375h-81v-252l-8.33550262451172 2.2342529296875-7.66272735595703 2.5308837890625-6.98990631103516 2.8275146484375-6.31703948974609 3.1241455078125-5.64412689208984 3.4207763671875-2.56970691680908 1.82162475585938-2.40146160125732 1.89578247070313-2.23321056365967 1.96994018554688-2.06495380401611 2.04409790039062-1.89669132232666 2.11825561523437-1.72842311859131 2.19241333007812-1.59292507171631 2.33775234222412-1.49019718170166 2.5542688369751-1.38746356964111 2.77077960968018-1.28472423553467 2.98728466033936-2.26120758056641 6.62406158447266-1.85018157958984 7.49001312255859-1.43910980224609 8.35591888427734-1.02799224853516 9.22177886962891-0.616828918457031 10.0875930786133-0.205619812011719 10.9533615112305zM12353-530v-59l-81 59zM12380-503h-108v86h345v-86h-81v-248.4375l0.496772766113281-15.936393737793 1.49034881591797-14.7007522583008 2.48397064208984-13.4650650024414 1.61460781097412-6.26913547515869 1.86303043365479-5.96019649505615 2.11145877838135-5.65125179290772 2.35989284515381-5.34230136871338 2.60833263397217-5.03334522247314 2.85677814483643-4.72438335418701 3.10522937774658-4.41541576385498 3.35368633270264-4.10644245147705 3.60214900970459-3.79746341705322 3.85061740875244-3.4884786605835 4.15672302246094-3.22979736328125 4.52046203613281-3.02142333984375 4.88420104980469-2.81304931640625 5.24794006347656-2.60467529296875 5.61167907714844-2.39630126953125 5.97541809082031-2.18792724609375 13.0420532226563-3.750732421875 14.4970092773438-2.917236328125 15.9519653320313-2.083740234375 17.4069213867188-1.250244140625 18.8618774414062-0.416748046875 18.653678894043 0.396064758300781 17.1572952270508 1.18822479248047 15.6608657836914 1.98043060302734 14.1643905639648 2.77268218994141 12.6678695678711 3.56497955322266 5.77272510528564 2.07961559295654 5.39857769012451 2.27770709991455 5.02442455291748 2.47580432891846 4.65026569366455 2.67390727996826 4.27610111236572 2.87201595306396 3.901930809021 3.07013034820557 3.5987548828125 3.36286926269531 3.3665771484375 3.75022888183594 3.1343994140625 4.13758850097656 2.9022216796875 4.52494812011719 2.6700439453125 4.91230773925781 2.4378662109375 5.29966735839844 2.2056884765625 5.68702697753906 1.9735107421875 6.07438659667969 3.25048828125 13.3108520507813 2.32177734375 14.8602905273437 1.39306640625 16.4097290039063 0.46435546875 17.9591674804688v242.359375h-84v86h337v-86h-106v-216.9375l-0.48553466796875-31.4092407226562-1.45635986328125-26.6635131835937-1.09212493896484-11.5522232055664-1.33469390869141-10.3659286499023-1.57721710205078-9.17967987060547-1.81969451904297-7.99347686767578-2.10973358154297-7.3231201171875-2.44733428955078-7.1685791015625-2.78488922119141-7.0140380859375-3.12239837646484-6.8594970703125-3.45986175537109-6.7049560546875-3.79727935791016-6.5504150390625-4.13465118408203-6.3958740234375-4.47197723388672-6.2413330078125-8.97892761230469-10.980094909668-9.69551086425781-10.1677932739258-10.4120025634766-9.35544586181641-11.1284027099609-8.54305267333984-11.8447113037109-7.73061370849609-12.5609283447266-6.91812896728516-13.2770538330078-6.10559844970703-13.9930877685547-5.29302215576172-15.0466918945313-4.58001708984375-16.4379272460938-3.96954345703125-17.8291625976563-3.35906982421875-19.2203979492188-2.74859619140625-20.6116333007812-2.13812255859375-22.0028686523437-1.52764892578125-48.179443359375-1.223876953125-40.7086181640625 0.80926513671875-37.2523193359375 2.42169189453125-33.7952880859375 4.03375244140625-15.6010284423828 2.62128448486328-14.7364959716797 3.02416229248047-13.9370727539063 3.44493865966797-13.2028198242188 3.88361358642578-12.4685668945313 4.32224273681641-11.7343139648438 4.76082611083984-11.0000610351563 5.19936370849609-10.2658081054688 5.63785552978516-9.53155517578125 6.07630157470703-8.79730224609375 6.51470184326172-8.39482116699219 7.18965148925781-7.75569152832031 7.52116394042969-7.11647033691406 7.85276794433594-6.47715759277344 8.18446350097656-5.83775329589844 8.51625061035156-5.19825744628906 8.84812927246094-4.55867004394531 9.18009948730469-3.91899108886719 9.51216125488281-3.37425994873047 10.5617218017578-2.92450714111328 12.3287811279297-2.47470855712891 14.0959320068359-2.02486419677734 15.8631744384766-2.70001220703125 37.0284423828125-0.90008544921875 44.0985107421875v25.40625z"/>
          <dr3d:extrude draw:style-name="gr25" draw:layer="layout" svg:viewBox="13179 -1024 770 607" svg:d="M13247-589l-68 59h68zM13794-825v152.0625l-0.64306640625 23.3994750976562-0.8038330078125 10.6627426147461-1.1253662109375 9.97147369384766-1.4468994140625 9.28025054931641-1.7684326171875 8.58907318115234-2.0899658203125 7.89794158935547-2.4114990234375 7.20685577392578-2.79875946044922 6.82561492919922-3.25171661376953 6.75415802001953-3.70462799072266 6.68265533447266-4.15749359130859 6.61110687255859-4.61031341552734 6.53951263427734-5.06308746337891 6.46787261962891-5.51581573486328 6.39618682861328-5.96849822998047 6.32445526123047 29.407470703125-23.5436401367187 12.6531372070313-11.0603408813477 11.2860717773438-10.5859603881836 9.91900634765625-10.1115341186523 8.55194091796875-9.63706207275391 7.18487548828125-9.16254425048828 5.81781005859375-8.68798065185547 4.81346893310547-8.81854248046875 4.17182159423828-9.55426025390625 3.53012847900391-10.2899780273438 2.88838958740234-11.0256958007813 2.24660491943359-11.7614135742188 1.60477447509766-12.4971313476563 0.962898254394531-13.2328491210938 0.320976257324219-13.9685668945313v-107.734375zM13615-965h275v113l59-44.703125v-127.296875h-260.375zM13179-965h350v113l59-40.921875v-131.078125h-323.875zM13454-825v73.484375l0.337104797363281 11.3164672851563 1.01134490966797 10.7081909179688 1.68563079833984 10.0999145507813 2.35996246337891 9.49163818359375 3.03433990478516 8.88336181640625 3.70876312255859 8.27508544921875 4.38323211669922 7.66680908203125 2.44455623626709 3.60530090332031 2.61319065093994 3.45323181152344 2.7566089630127 3.27163791656494 2.87481498718262 3.06052303314209 2.99303245544434 2.84941387176514 3.11126136779785 2.63831043243408 3.22950172424316 2.42721271514893 3.34775352478027 2.21612071990967 3.46601676940918 2.00503444671631 3.58429145812988 1.79395389556885 3.70257759094238 1.58287906646729 3.82087516784668 1.37180995941162 3.93918418884277 1.16074657440186 4.05750465393066 0.949688911437988 4.17583656311035 0.73863697052002 4.29417991638184 0.527590751647949 8.94343566894531 0.422065734863281 6.42718505859375-0.224662780761719 6.03057861328125-0.673957824707031 5.63397216796875-1.12320709228516 5.23736572265625-1.57241058349609 2.46995544433594-0.954642295837402 2.37080383300781-1.06692600250244 2.27165222167969-1.17920398712158 2.17250061035156-1.29147624969482 2.07334899902344-1.40374279022217 1.97419738769531-1.51600360870361 1.87504577636719-1.62825870513916 1.77589416503906-1.74050807952881 1.67239284515381-1.84982204437256 1.56453800201416-1.95620059967041 1.45667743682861-2.06257343292236 1.34881114959717-2.16894054412842 1.24093914031982-2.27530193328857 1.13306140899658-2.38165760040283 1.02517795562744-2.48800754547119 0.917288780212402-2.59435176849365 1.51088714599609-5.50771331787109 1.07926177978516-5.93302154541016 0.647590637207031-6.35828399658203 0.215873718261719-6.78350067138672v-10.265625l-5.1864013671875 1.875732421875-4.9483642578125 1.625244140625-4.7110595703125 1.374755859375-4.4744873046875 1.124267578125-4.285400390625 0.87445068359375-4.143310546875 0.62506103515625-4.001220703125 0.37530517578125-1.94732666015625 0.0938796997070313-1.91180419921875 0.0313034057617187-5.19964599609375-0.224678039550781-2.45109558105469-0.280856132507324-2.35194396972656-0.393208503723145-2.25279235839844-0.505566596984863-2.15364074707031-0.617930412292481-2.05448913574219-0.730299949645996-1.95533752441406-0.84267520904541-1.85618591308594-0.955056190490723-1.75703430175781-1.06744289398193-1.65788269042969-1.17983531951904-1.55873107910156-1.29223346710205-1.45957946777344-1.40463733673096-1.36042785644531-1.51704692840576-1.26127624511719-1.62946224212646-1.16212463378906-1.74188327789307-1.07775974273682-1.88090705871582-1.00818538665771-2.04653739929199-0.938616752624512-2.21217918395996-0.869053840637207-2.37783241271973-1.52944183349609-5.25267028808594-1.25125885009766-5.91542053222656-0.973121643066406-6.57826232910156-0.695030212402344-7.24119567871094-0.416984558105469-7.90422058105469-0.138984680175781-8.56733703613281v-50.640625zM13179-938v86h95v349h-95v86h248v-171.234375l9.13916015625 8.62775421142578 9.44091796875 8.07079315185547 9.74267578125 7.51387786865234 10.04443359375 6.95700836181641 10.34619140625 6.40018463134766 10.64794921875 5.84340667724609 10.94970703125 5.28667449951172 11.25146484375 4.72998809814453 11.5647506713867 4.17334747314453 11.889533996582 3.61675262451172 12.2142715454102 3.06020355224609 12.5389633178711 2.50370025634766 12.8636093139648 1.94724273681641 13.1882095336914 1.39083099365234 13.5127639770508 0.834465026855469 13.837272644043 0.278144836425781 18.469482421875-0.615234375 17.369384765625-1.845703125 16.269287109375-3.076171875 15.169189453125-4.306640625 7.17205810546875-2.61474609375 6.89703369140625-2.92236328125 6.62200927734375-3.22998046875 6.34698486328125-3.53759765625 6.07196044921875-3.84521484375 5.79693603515625-4.15283203125 5.52191162109375-4.46044921875 5.24688720703125-4.76806640625 4.94970703125-5.0533447265625 4.63037109375-5.3162841796875 4.31103515625-5.5792236328125 3.99169921875-5.8421630859375 3.67236328125-6.1051025390625 3.35302734375-6.3680419921875 3.03369140625-6.6309814453125 2.71435546875-6.8939208984375 4.470703125-14.57666015625 3.193359375-15.62841796875 1.916015625-16.68017578125 0.638671875-17.73193359375v-183.21875h95v-86h-248v197.15625l-0.259468078613281 17.233154296875-0.778434753417969 15.699462890625-1.29744720458984 14.165771484375-1.81650543212891 12.632080078125-2.33560943603516 11.098388671875-2.85475921630859 9.564697265625-1.62207508087158 4.20721435546875-1.75187969207764 3.82379150390625-1.88169002532959 3.44036865234375-2.01150608062744 3.05694580078125-2.16929626464844 2.77569580078125-2.35505676269531 2.59661865234375-2.54081726074219 2.41754150390625-2.72657775878906 2.23846435546875-2.91233825683594 2.05938720703125-3.09809875488281 1.88031005859375-3.28385925292969 1.70123291015625-3.46961975097656 1.52215576171875-3.65538024902344 1.34307861328125-3.84114074707031 1.16400146484375-4.02690124511719 0.98492431640625-4.21266174316406 0.80584716796875-8.98260498046875 1.074462890625-9.72564697265625 0.358154296875-12.5266189575195-0.5240478515625-11.9070358276367-1.5721435546875-11.2874984741211-2.6202392578125-5.41143703460693-1.70315551757813-5.25656986236572-1.96517944335938-5.10170841217041-2.22720336914062-4.946852684021-2.48922729492187-4.79200267791748-2.75125122070312-4.63715839385986-3.01327514648437-4.48231983184814-3.27529907226562-4.32748699188232-3.53732299804687-4.1726598739624-3.79934692382812-4.01783847808838-4.06137084960938-3.81729125976562-4.27757167816162-3.57101440429687-4.4479455947876-3.32473754882812-4.61831378936768-3.07846069335937-4.78867626190186-2.83218383789062-4.95903301239014-2.58590698242187-5.12938404083252-4.4329833984375-10.7697982788086-3.4478759765625-11.4511337280273-2.4627685546875-12.1324234008789-1.4776611328125-12.8136672973633-0.4925537109375-13.4948654174805v-106.578125h75v-86zM13454-533.8125v116.8125l59-48.109375v-41.671875l-8.02655029296875-2.55535888671875-7.81378173828125-2.79083251953125-7.60064697265625-3.02593994140625-7.38714599609375-3.26068115234375-7.220947265625-3.495849609375-7.102294921875-3.731689453125-6.983642578125-3.967529296875z"/>
          <dr3d:extrude draw:style-name="gr25" draw:layer="layout" svg:viewBox="13975 -1024 598 508" svg:d="M13975-938v86h95v232h-95v86h247.75v-47.359375l8.51277160644531 7.91675567626953 8.65458679199219 7.40557098388672 8.79649353027344 6.89443206787109 8.93849182128906 6.38333892822266 9.08058166503906 5.87229156494141 9.22276306152344 5.36128997802734 9.36503601074219 4.85033416748047 9.50740051269531 4.33942413330078 9.63758087158203 3.8287353515625 9.75554656982422 3.3182373046875 9.87355804443359 2.8077392578125 9.99161529541016 2.2972412109375 10.1097183227539 1.7867431640625 10.2278671264648 1.2762451171875 10.346061706543 0.7657470703125 10.4643020629883 0.2552490234375 13.0717315673828-0.505180358886719 12.2767791748047-1.51551055908203 11.4819183349609-2.52579498291016 5.44291496276856-1.64173984527588 5.24423408508301-1.89429378509521 5.04556465148926-2.14684200286865 4.84690666198731-2.39938449859619 4.64826011657715-2.65192127227783 4.44962501525879-2.90445232391357 4.25100135803223-3.15697765350342 4.05238914489746-3.40949726104736 3.85378837585449-3.66201114654541 3.65519905090332-3.91451930999756 3.44476413726807-4.15530300140381 3.22247982025146-4.38436222076416 3.00020122528076-4.61341571807861 2.77792835235596-4.84246349334717 2.55566120147705-5.07150554656982 2.33339977264404-5.30054187774658 4.00003814697266-11.2881698608398 3.11106109619141-12.2042465209961 2.22212982177734-13.1202774047852 1.33324432373047-14.036262512207 0.444404602050781-14.9522018432617v-80.703125h-150v23.4375l-0.169746398925781 7.88709259033203-0.509269714355469 7.31658172607422-0.848838806152344 6.74611663818359-1.18845367431641 6.17569732666016-1.52811431884766 5.60532379150391-1.86782073974609 5.03499603271484-1.06131458282471 2.30363941192627-1.14625835418701 2.1610746383667-1.23120784759521 2.01851558685303-1.31616306304932 1.87596225738525-1.41151428222656 1.748291015625-1.51725769042969 1.635498046875-1.62300109863281 1.522705078125-1.72874450683594 1.409912109375-1.83448791503906 1.297119140625-1.94023132324219 1.184326171875-2.04597473144531 1.071533203125-2.15171813964844 0.958740234375-2.25746154785156 0.845947265625-2.36320495605469 0.733154296875-2.46894836425781 0.620361328125-2.57469177246094 0.507568359375-5.46661376953125 0.6767578125-5.88958740234375 0.2255859375-4.35667419433594-0.109724998474121-4.20625305175781-0.329171180725098-4.05583190917969-0.548611640930176-3.90541076660156-0.768046379089356-3.75498962402344-0.987475395202637-3.60456848144531-1.20689868927002-3.45414733886719-1.4263162612915-3.30372619628906-1.64572811126709-3.15330505371094-1.86513423919678-3.00288391113281-2.08453464508057-2.85246276855469-2.30392932891846-2.70204162597656-2.52331829071045-2.55162048339844-2.74270153045654-2.40119934082031-2.96207904815674-2.25077819824219-3.18145084381104-2.10035705566406-3.40081691741943-1.96188259124756-3.64988708496094-1.83535099029541-3.92866516113281-3.29108428955078-8.69366455078125-2.78488922119141-9.80877685546875-2.27864837646484-10.9238891601563-1.77236175537109-12.0390014648438-1.26602935791016-13.1541137695313-0.759651184082031-14.2692260742188-0.253227233886719-15.3843383789063v-94.0625h97v-86zM14043-706l-68 59h68zM13975-965h371v113l59-43.1875v-128.8125h-344.828125zM14513-750v90.53125l-0.54119873046875 25.3564453125-0.676429748535156 11.287353515625-0.946922302246094 10.360107421875-1.21736907958984 9.432861328125-1.48777008056641 8.505615234375-1.75812530517578 7.578369140625-2.02843475341797 6.651123046875-2.34611511230469 6.13750457763672-2.71113586425781 6.03748321533203-3.07606506347656 5.93741607666016-3.44090270996094 5.83730316162109-3.80564880371094 5.73714447021484-4.17030334472656 5.63694000244141-4.53486633300781 5.53668975830078-4.89933776855469 5.43639373779297 50.9375-45.078125 6.21258544921875-5.61201477050781 5.73248291015625-5.69450378417969 5.25238037109375-5.77708435058594 4.77227783203125-5.85975646972656 4.29217529296875-5.94252014160156 3.81207275390625-6.02537536621094 3.33197021484375-6.10832214355469 2.85186767578125-6.19136047363281 2.44849395751953-6.67549133300781 2.12187957763672-7.56071472167969 1.79531097412109-8.44602966308594 1.46878814697266-9.33143615722656 1.14231109619141-10.2169342041016 0.815879821777344-11.1025238037109 0.65264892578125-24.8621826171875v-104.515625h-164.796875l-72.203125 59zM14309-825h-60v100.484375l0.1512451171875 6.98677062988281 0.4537353515625 6.58439636230469 0.7562255859375 6.18211364746094 1.0587158203125 5.77992248535156 1.3612060546875 5.37782287597656 1.6636962890625 4.97581481933594 1.9661865234375 4.57389831542969 2.2686767578125 4.17207336425781 1.24191284179688 1.92352390289307 1.30581665039063 1.79938411712646 1.36972045898438 1.67525005340576 1.43362426757813 1.55112171173096 1.49752807617188 1.42699909210205 1.56143188476563 1.30288219451904 1.62533569335938 1.17877101898193 1.68923950195313 1.05466556549072 1.75314331054688 0.93056583404541 1.81704711914063 0.806471824645996 1.88095092773438 0.682383537292481 1.94485473632813 0.558300971984863 2.00875854492187 0.434224128723145 2.07266235351562 0.310153007507324 2.13656616210937 0.186087608337402 2.20046997070312 0.0620279312133789 1.58235359191895-0.0406045913696289 1.52001762390137-0.121817588806152 1.45769309997559-0.203036308288574 1.3953800201416-0.284260749816895 1.33307838439941-0.365490913391113 1.27078819274902-0.446726799011231 1.20850944519043-0.527968406677246 1.14624214172363-0.60921573638916 1.08398628234863-0.690468788146973 1.02174186706543-0.771727561950684 0.959508895874023-0.852992057800293 0.897287368774414-0.934262275695801 0.835077285766602-1.01553821563721 0.772878646850586-1.09681987762451 0.710691452026367-1.17810726165771 0.648515701293945-1.25940036773682 0.598114967346191-1.40570163726807 0.55948543548584-1.61701107025146 1.00310516357422-3.86797332763672 0.848655700683594-4.71327972412109 0.694252014160156-5.55863189697266 0.92547607421875-13.6535034179688 0.30841064453125-17.0354614257813z"/>
        </dr3d:scene>
        <draw:custom-shape draw:style-name="gr26" draw:text-style-name="P3" draw:layer="layout" svg:width="5.8cm" svg:height="3.021cm" svg:x="1.4cm" svg:y="11.95cm">
          <text:p/>
          <draw:enhanced-geometry svg:viewBox="0 0 21600 21600" draw:type="rectangle" draw:enhanced-path="M 0 0 L 21600 0 21600 21600 0 21600 0 0 Z N"/>
        </draw:custom-shape>
        <dr3d:scene draw:style-name="gr27" svg:width="4.568cm" svg:height="5.286cm" svg:x="0.632cm" svg:y="16.6cm" dr3d:transform="matrix (0.959187354622824 -0.071767103924698 0.273512525354742 -0.146595326580291 0.700919088777327 0.698013066648739 -0.24180452633581 -0.70962096486915 0.661792004531402 -14.9220942649151cm 14.7389415607387cm 9.3505757099779cm)" dr3d:vrp="(0 0 10087.1428571429)" dr3d:vpn="(0 0 9297.14285714286)" dr3d:projection="perspective" dr3d:distance="0.79cm" dr3d:focal-length="10cm" dr3d:shadow-slant="1"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8" draw:layer="layout" dr3d:transform="matrix (0.743582510406566 -0.346755110099054 -0.571704419991362 0.0564692381394721 0.884532486804193 -0.463048058987347 0.666255413007218 0.312030725102805 0.67730388396229 3.9673682477615cm 1.92152255095547cm -1.67652772929011cm)" svg:viewBox="10747 -20839 3253 3439" svg:d="M10747-20839v3439h3253v-3439z"/>
        </dr3d:scene>
        <dr3d:scene draw:style-name="gr29" svg:width="2.867cm" svg:height="3cm" svg:x="6cm" svg:y="17.6cm" dr3d:transform="matrix (0.934595041478006 -0.0260704407120776 -0.35475687529039 -0.00337330257817217 0.996616214764223 -0.0821263739534911 0.355697524976545 0.0779516041535425 0.931344629090354 -8.31745136990329cm 19.2134582899376cm 1.14708598607047cm)" dr3d:vrp="(0 0 10638.5714285714)" dr3d:vpn="(0 0 9828.57142857143)" dr3d:projection="perspective" dr3d:distance="0.81cm" dr3d:focal-length="10cm" dr3d:shadow-slant="1"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0" draw:layer="layout" dr3d:transform="matrix (0.998866931164433 0.00148698202524767 -0.0475672440929019 -0.00058316952912363 0.999819143123636 0.0190089704304308 0.0475869072270696 -0.0189596921911007 0.998687146373971 -0.851269685378688cm -0.0442219183914383cm 0.394495461296843cm)" svg:viewBox="6961 -20800 3439 3439" svg:d="M6961-20800v3439h3439v-3439z"/>
        </dr3d:scene>
        <dr3d:scene draw:style-name="gr31" svg:width="7.451cm" svg:height="4.17cm" svg:x="0.094cm" svg:y="8.246cm" dr3d:transform="matrix (0.985217580653501 0.0910605099763686 -0.14510100721259 -0.0739433629405187 0.990102302981055 0.119288761870759 0.154527336896456 -0.106796128930105 0.982199515881186 -6.080942836786cm 10.6814552059524cm 1.39004299945207cm)" dr3d:vrp="(0 0 27878.5714285714)" dr3d:vpn="(0 0 26288.5714285714)" dr3d:projection="perspective" dr3d:distance="1.59cm" dr3d:focal-length="10cm" dr3d:shadow-slant="1"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2" draw:layer="layout" svg:viewBox="600 -13401 9201 4401" svg:d="M600-9825l1.572265625 25.830078125 4.583984375 25.607421875 7.396484375 25.185546875 10.009765625 24.564453125 12.423828125 23.744140625 14.638671875 22.724609375 16.654296875 21.505859375 18.470703125 20.087890625 20.087890625 18.470703125 21.505859375 16.654296875 22.724609375 14.638671875 23.744140625 12.423828125 24.564453125 10.009765625 25.185546875 7.396484375 25.607421875 4.583984375 25.830078125 1.572265625h8375v275l1.572265625 25.830078125 4.583984375 25.607421875 7.396484375 25.185546875 10.009765625 24.564453125 12.423828125 23.744140625 14.638671875 22.724609375 16.654296875 21.505859375 18.470703125 20.087890625 20.087890625 18.470703125 21.505859375 16.654296875 22.724609375 14.638671875 23.744140625 12.423828125 24.564453125 10.009765625 25.185546875 7.396484375 25.607421875 4.583984375 25.830078125 1.572265625 25.84130859375-1.572265625 25.63916015625-4.583984375 25.23486328125-7.396484375 24.62841796875-10.009765625 23.81982421875-12.423828125 22.80908203125-14.638671875 21.59619140625-16.654296875 20.18115234375-18.470703125 18.56396484375-20.087890625 16.74462890625-21.505859375 14.72314453125-22.724609375 12.49951171875-23.744140625 10.07373046875-24.564453125 7.44580078125-25.185546875 4.61572265625-25.607421875 1.58349609375-25.830078125v-3300l-1.58349609375-25.665283203125-4.61572265625-25.485107421875-7.44580078125-25.101318359375-10.07373046875-24.513916015625-12.49951171875-23.722900390625-14.72314453125-22.728271484375-16.74462890625-21.530029296875-18.56396484375-20.128173828125-20.18115234375-18.522705078125-21.59619140625-16.713623046875-22.80908203125-14.700927734375-23.81982421875-12.484619140625-24.62841796875-10.064697265625-25.23486328125-7.441162109375-25.63916015625-4.614013671875-25.84130859375-1.583251953125h-8375v-275l-1.583251953125-25.84130859375-4.614013671875-25.63916015625-7.441162109375-25.23486328125-10.064697265625-24.62841796875-12.484619140625-23.81982421875-14.700927734375-22.80908203125-16.713623046875-21.59619140625-18.522705078125-20.18115234375-20.128173828125-18.56396484375-21.530029296875-16.74462890625-22.728271484375-14.72314453125-23.722900390625-12.49951171875-24.513916015625-10.07373046875-25.101318359375-7.44580078125-25.485107421875-4.61572265625-25.665283203125-1.58349609375-25.830078125 1.58349609375-25.607421875 4.61572265625-25.185546875 7.44580078125-24.564453125 10.07373046875-23.744140625 12.49951171875-22.724609375 14.72314453125-21.505859375 16.74462890625-20.087890625 18.56396484375-18.470703125 20.18115234375-16.654296875 21.59619140625-14.638671875 22.80908203125-12.423828125 23.81982421875-10.009765625 24.62841796875-7.396484375 25.23486328125-4.583984375 25.63916015625-1.572265625 25.84130859375zM600-9000zM9801-13401z"/>
          <dr3d:extrude draw:style-name="gr33" draw:layer="layout" svg:viewBox="600 -13401 9201 4401" svg:d="M875-9825l0.780517578125 12.920654296875 2.276123046875 12.819580078125 3.673583984375 12.617431640625 4.972900390625 12.314208984375 6.174072265625 11.909912109375 7.277099609375 11.404541015625 8.281982421875 10.798095703125 9.188720703125 10.090576171875 9.997314453125 9.281982421875 10.707763671875 8.372314453125 11.320068359375 7.361572265625 11.834228515625 6.249755859375 12.250244140625 5.036865234375 12.568115234375 3.722900390625 12.787841796875 2.307861328125 12.909423828125 0.791748046875 12.920654296875-0.791748046875 12.819580078125-2.307861328125 12.617431640625-3.722900390625 12.314208984375-5.036865234375 11.909912109375-6.249755859375 11.404541015625-7.361572265625 10.798095703125-8.372314453125 10.090576171875-9.281982421875 9.281982421875-10.090576171875 8.372314453125-10.798095703125 7.361572265625-11.404541015625 6.249755859375-11.909912109375 5.036865234375-12.314208984375 3.722900390625-12.617431640625 2.307861328125-12.819580078125 0.791748046875-12.920654296875-1.583251953125-25.665283203125-4.614013671875-25.485107421875-7.441162109375-25.101318359375-10.064697265625-24.513916015625-12.484619140625-23.722900390625-14.700927734375-22.728271484375-16.713623046875-21.530029296875-18.522705078125-20.128173828125-20.128173828125-18.522705078125-21.530029296875-16.713623046875-22.728271484375-14.700927734375-23.722900390625-12.484619140625-24.513916015625-10.064697265625-25.101318359375-7.441162109375-25.485107421875-4.614013671875-25.665283203125-1.583251953125zM600-9000zM9801-13401z"/>
          <dr3d:extrude draw:style-name="gr33" draw:layer="layout" svg:viewBox="600 -13401 9201 4401" svg:d="M9525-9275l-0.400054931640625-6.37579345703125-1.18319702148438-6.36883544921875-1.94088745117188-6.34906005859375-2.67312622070312-6.31646728515625-3.37991333007812-6.27105712890625-4.06124877929688-6.21282958984375-10.064697265625-12.19970703125-12.484619140625-11.81298828125-14.700927734375-11.32373046875-16.713623046875-10.73193359375-18.522705078125-10.03759765625-20.128173828125-9.24072265625-21.530029296875-8.34130859375-22.728271484375-7.33935546875-23.722900390625-6.23486328125-24.513916015625-5.02783203125-25.101318359375-3.71826171875-25.485107421875-2.30615234375-25.665283203125-0.79150390625v137l1.572265625 25.830078125 4.583984375 25.607421875 7.396484375 25.185546875 10.009765625 24.564453125 12.423828125 23.744140625 14.638671875 22.724609375 16.654296875 21.505859375 18.470703125 20.087890625 20.087890625 18.470703125 21.505859375 16.654296875 22.724609375 14.638671875 23.744140625 12.423828125 24.564453125 10.009765625 25.185546875 7.396484375 25.607421875 4.583984375 25.830078125 1.572265625 25.84130859375-1.572265625 25.63916015625-4.583984375 25.23486328125-7.396484375 24.62841796875-10.009765625 23.81982421875-12.423828125 22.80908203125-14.638671875 21.59619140625-16.654296875 20.18115234375-18.470703125 18.56396484375-20.087890625 16.74462890625-21.505859375 14.72314453125-22.724609375 12.49951171875-23.744140625 10.07373046875-24.564453125 7.44580078125-25.185546875 4.61572265625-25.607421875 1.58349609375-25.830078125-1.58349609375-25.665283203125-4.61572265625-25.485107421875-7.44580078125-25.101318359375-10.07373046875-24.513916015625-12.49951171875-23.722900390625-14.72314453125-22.728271484375-16.74462890625-21.530029296875-18.56396484375-20.128173828125-20.18115234375-18.522705078125-21.59619140625-16.713623046875-22.80908203125-14.700927734375-23.81982421875-12.484619140625-24.62841796875-10.064697265625-25.23486328125-7.441162109375-25.63916015625-4.614013671875-25.84130859375-1.583251953125zM600-9000zM9801-13401z"/>
          <dr3d:extrude draw:style-name="gr33" draw:layer="layout" svg:viewBox="600 -13401 9201 4401" svg:d="M875-10100l-25.830078125 1.583251953125-25.607421875 4.614013671875-25.185546875 7.441162109375-24.564453125 10.064697265625-23.744140625 12.484619140625-22.724609375 14.700927734375-21.505859375 16.713623046875-20.087890625 18.522705078125-18.470703125 20.128173828125-16.654296875 21.530029296875-14.638671875 22.728271484375-12.423828125 23.722900390625-10.009765625 24.513916015625-7.396484375 25.101318359375-4.583984375 25.485107421875-1.572265625 25.665283203125zM600-9000zM9801-13401z"/>
          <dr3d:extrude draw:style-name="gr34" draw:layer="layout" svg:viewBox="600 -13401 9201 4401" svg:d="M875-10100l-25.8300781249999 1.583251953125-25.6074218750001 4.614013671875-25.185546875 7.441162109375-24.564453125 10.0646972656232-23.744140625 12.4846191406268-22.724609375 14.700927734375-21.505859375 16.713623046875-20.087890625 18.522705078125-18.470703125 20.128173828125-16.654296875 21.530029296875-14.638671875 22.728271484375-12.423828125 23.7229003906232-10.009765625 24.5139160156268-7.396484375 25.101318359375-4.583984375 25.4851074218732-1.572265625 25.6652832031268M600-9000zM9801-13401z"/>
          <dr3d:extrude draw:style-name="gr35" draw:layer="layout" svg:viewBox="600 -13401 9201 4401" svg:d="M9525-9550h-275zM600-9000zM9801-13401z"/>
          <dr3d:extrude draw:style-name="gr34" draw:layer="layout" svg:viewBox="600 -13401 9201 4401" svg:d="M9525-9550h-275M600-9000zM9801-13401z"/>
          <dr3d:extrude draw:style-name="gr35" draw:layer="layout" svg:viewBox="600 -13401 9201 4401" svg:d="M1150-9825v-3300zM600-9000zM9801-13401z"/>
          <dr3d:extrude draw:style-name="gr34" draw:layer="layout" svg:viewBox="600 -13401 9201 4401" svg:d="M1150-9825v-3300M600-9000zM9801-13401z"/>
        </dr3d:scene>
        <draw:frame draw:style-name="gr36" draw:text-style-name="P5" draw:layer="layout" svg:width="7.032cm" svg:height="3.299cm" draw:transform="rotate (0.0872664625997165) translate (0.336cm 9.314cm)">
          <draw:text-box>
            <text:p text:style-name="P4"><text:span text:style-name="T2">Schoolstraat 2</text:span></text:p>
            <text:p text:style-name="P4"><text:span text:style-name="T3"><text:s text:c="2"/></text:span><text:span text:style-name="T4">Lemiers</text:span></text:p>
            <text:p text:style-name="P4"><text:span text:style-name="T3">(bei Vaals)</text:span></text:p>
          </draw:text-box>
        </draw:frame>
        <draw:frame draw:style-name="gr37" draw:text-style-name="P6" draw:layer="layout" svg:width="0.822cm" svg:height="0.474cm" svg:x="1.6cm" svg:y="12.2cm">
          <draw:image xlink:href="Pictures/1000033F00000CA4000003DCD4C337AD9759E3EC.svg" xlink:type="simple" xlink:show="embed" xlink:actuate="onLoad">
            <text:p/>
          </draw:image>
          <draw:image xlink:href="Pictures/100002010000007A000000257C53E3E2A2CB109F.png" xlink:type="simple" xlink:show="embed" xlink:actuate="onLoad"/>
        </draw:frame>
        <draw:custom-shape draw:style-name="gr38" draw:text-style-name="P7" draw:layer="layout" svg:width="10.8cm" svg:height="2cm" svg:x="1.4cm" svg:y="15.4cm">
          <text:p/>
          <draw:enhanced-geometry svg:viewBox="0 0 21600 21600" draw:type="rectangle" draw:enhanced-path="M 0 0 L 21600 0 21600 21600 0 21600 0 0 Z N"/>
        </draw:custom-shape>
        <draw:frame draw:style-name="gr39" draw:text-style-name="P6" draw:layer="layout" svg:width="0.8cm" svg:height="0.8cm" draw:transform="rotate (-3.14159265358979) translate (2.4cm 16.4cm)">
          <draw:image xlink:href="Pictures/100011B6000013D8000013D86E96DBC0828DB37E.svg" xlink:type="simple" xlink:show="embed" xlink:actuate="onLoad">
            <text:p/>
          </draw:image>
          <draw:image xlink:href="Pictures/10000201000000C0000000C0F596A7758777F8EE.png" xlink:type="simple" xlink:show="embed" xlink:actuate="onLoad"/>
        </draw:frame>
        <draw:frame draw:style-name="gr40" draw:text-style-name="P8" draw:layer="layout" svg:width="6.2cm" svg:height="3.807cm" svg:x="1.5cm" svg:y="11.979cm">
          <draw:text-box>
            <text:p><text:span text:style-name="T5"><text:s text:c="5"/></text:span><text:span text:style-name="T6">Was los?:</text:span></text:p>
            <text:p><text:span text:style-name="T5">Amiga, PET, Nindendo, <text:s/>PC, LED-Blinky-Blinky</text:span></text:p>
            <text:p><text:span text:style-name="T5">und vieles mehr...</text:span></text:p>
          </draw:text-box>
        </draw:frame>
        <draw:frame draw:style-name="gr41" draw:text-style-name="P9" draw:layer="layout" svg:width="9.1cm" svg:height="3.011cm" svg:x="1.5cm" svg:y="15.6cm">
          <draw:text-box>
            <text:p><text:span text:style-name="T7"><text:s text:c="5"/></text:span><text:span text:style-name="T7">Wo Ticket?:</text:span></text:p>
            <text:p><text:span text:style-name="T5"><text:s/></text:span><text:span text:style-name="T5">http://retrogamesfest.com</text:span></text:p>
          </draw:text-box>
        </draw:frame>
        <draw:frame draw:style-name="gr42" draw:text-style-name="P10" draw:layer="layout" svg:width="3.432cm" svg:height="5.407cm" draw:transform="rotate (-1.8460347498344) translate (5.336cm 4.469cm)">
          <draw:image xlink:href="Pictures/1000090A00001EFA000019CC57B5F14EB9EB0F09.svg" xlink:type="simple" xlink:show="embed" xlink:actuate="onLoad">
            <text:p/>
          </draw:image>
          <draw:image xlink:href="Pictures/100002010000012C000000FAAA4BC55E09D171CB.png" xlink:type="simple" xlink:show="embed" xlink:actuate="onLoad"/>
        </draw:frame>
        <dr3d:scene draw:style-name="gr43" svg:width="3.802cm" svg:height="3.401cm" svg:x="-0.202cm" svg:y="6cm" dr3d:transform="matrix (0.927923396381564 0.0384416298184363 0.37078351034614 0.181825271452747 0.821644763627224 -0.540221670303125 -0.325419331184916 0.568702139525486 0.755433739907277 -16.4412713015161cm 6.09445126011342cm -11.7096005506805cm)" dr3d:vrp="(0 0 11477.2857142857)" dr3d:vpn="(0 0 10734.2857142857)" dr3d:projection="perspective" dr3d:distance="0.743cm" dr3d:focal-length="10cm" dr3d:shadow-slant="1"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4" draw:layer="layout" svg:viewBox="19806.6250770066 -8008.76652180928 446.0488229271 710.462111642956" svg:d="M19825.2064374946-7949.58109527055l4.82853728943155 4.03579225505655 4.94616048719399 5.32913922898842 5.04873749117542 6.50549574752222 5.13626830139401 7.56486181065156 10.4749442583307 17.8398599890916 10.6445131738983 20.6734387767992 41.8663508474383 92.3110701201067 33.9639029716236 98.8210196260598 6.46039671619292 22.139634008965 4.52815771716269 19.3141236612501 1.36448807951456 8.31636076449649 0.671426944449195 7.27262155468816-0.0916346523918037 6.11642847058465-0.353840569317981 2.58949999303695-0.570856141694094 2.25828151915084-0.671091702337435 2.98877656606601-0.443478508284898 3.28424197464847-0.240478604780947 7.39919509666743 0.560890660319274 8.41400149585206 1.28953758466014 9.3174377382702 4.47412657937093 20.8997035767297 6.51604618777128 23.1770066652052 16.8307362967644 49.6220775793072 18.0170700184572 48.039754883619 22.3844563532402 53.0953210341832 21.1432628145521 45.4159894283712 10.2596662064898 19.1049303229102 10.1335466732817 16.3171193745384 5.03866380871477 7.02271620174361 5.03015628184949 6.2172662087869 5.02932287378644 5.37565046387499 5.03616358454747 4.49786896700698 148.65088390396-59.1854265387274-5.34577411043938-4.85968951291761-5.32837379481134-5.87726987389215-5.31272490707852-6.82004890362259-5.29882744724091-7.6880266021044-10.5629682265353-17.6807809746724-10.528395521902-20.2550757936497-21.0091186225145-45.8393934443466-21.0389648818091-48.9556449206102-15.3555268931123-41.3127485677915-17.3427208154753-50.6123036312029-7.26323936036351-24.7315857386984-5.1760553190361-22.182195433732-1.53616879798938-9.62733894929352-0.691374972418998-8.38070648919984 0.261084791563917-6.93097906782168 0.521360413033108-2.85837457549314 0.7998500809299-2.4197821096659 0.58749179008737-2.46977497740045 0.368171744823485-2.8057913922421 0.112835433395958-6.56082182386581-0.661088509037654-7.72845686780511-1.36610829238634-8.77847150145499-4.5716592984827-20.2365052627138-6.56488852286566-23.025118873873-16.904531628199-50.6522254520341-18.2626492536765-50.5151205091088-43.0470464172904-94.2627573315558-10.5440043174203-20.2467589025027-10.098818765513-16.9426984736456-4.82651438873654-6.92350028589044-4.6480775063028-5.72689363054542-4.44726045903371-4.40675645915508-2.14133003529423-1.66972350404285-2.0827332116678-1.29336526767838zM19806.6250770066-7942.18291695321zM20252.6738999337-7365.25792393826z"/>
          <dr3d:extrude draw:style-name="gr45" draw:layer="layout" svg:viewBox="18493 -9510 2235 2056" svg:d="M18493-8707l624 1253 1611-802-624-1254z"/>
          <dr3d:extrude draw:style-name="gr46" draw:layer="layout" svg:viewBox="17868.3475927623 -9199.05852341355 1606.9901058711 2146.77614979412" svg:d="M19027.6881644776-7408.41997679913l73.0874002722267-40.8566092947995 67.0889126520269-46.5377520696165 60.9304550334782-51.7481440887523 54.6120274165769-56.4877853522039 48.1336298013266-60.756675859976 41.4952621877274-64.5548156120649 34.6969245757791-67.8822046084742 27.7386169654783-70.7388428492004 20.6203393568321-73.1247303342452 13.3420917498333-75.0398670636068 5.9038741444856-76.4842530372889-1.69431345921112-77.4578882552878-9.45247106126044-77.9607727176053-17.3705986616551-77.9929064242424-25.4486962604024-77.5542893751954-33.6867638574986-76.6449215704688-40.8666624495636-73.082394524763-46.5661631591647-67.0747659744156-51.7922905509695-60.908473272877-56.5450446249779-54.5835164201544-60.8244253811972-48.0998954162478-64.6304328196275-41.4576102611554-67.9630669402613-34.6566609548772-70.8223277430952-27.697047497415-73.2082152281437-20.5787698887652-75.1207293953921-13.3018281289333-76.5598702448551-5.86622221791549-77.5256377765109 1.72804784429172-78.0180319903848 9.4809820576811-78.0370528864551 17.3925804222563-77.5827004647435 25.4628429380155-76.654974725232 33.6917696049622-73.0723413700034 40.8616567020981-67.0463548848675 46.5520164815498-60.8643268106607 51.7703087903683-54.5262571473722 56.5165336285609-48.0321458950239 60.7906909961203-41.3819930535938 64.5927808930537-34.5757986230929 67.9228033193594-27.6135626035175 70.7807582750338-20.4952849948677 73.1666457600768-13.2209657971507 75.080465774492-5.79060501034837 76.5222183182777 1.79579736551386 77.4919033914339 9.53824133045782 77.9895209939623 17.4367268844762 78.0150711258584 25.4912540275618 77.5685537871286 33.7018227597218 76.6499689777684 40.8516035473367 73.0773471174653 46.5236053920016 67.0605015624806 51.726162328152 60.8863085712592 56.4592743557805 54.5547681437993 60.7229414749017 48.0658802801017 64.5171636854939 41.4196449801675 67.8419409875714 34.6160622439929 70.6972733811344 27.6551320715835 73.0831608661792 20.5368544629355 74.9996034427059 13.261229418049 76.4466011107179 5.82825693692394 77.4241538702081-1.76206298043689 77.9322617211838-9.50973033403716 77.9709246636448-17.4147451238741 77.5401426975805-25.4771073499487zM18312.4490383097-7052.28237361943zM19032.0004003924-9199.05852341355z"/>
          <dr3d:extrude draw:style-name="gr46" draw:layer="layout" svg:viewBox="19479.3475927623 -10001.0585234135 1606.9901058711 2146.77614979407" svg:d="M20638.6881644776-8210.41997679913l73.0874002722267-40.8566092947986 67.0889126520269-46.5377520696165 60.9304550334782-51.7481440887495 54.6120274165769-56.4877853522048 48.1336298013266-60.7566758599769 41.4952621877274-64.5548156120658 34.6969245757791-67.8822046084752 27.7386169654783-70.7388428492013 20.6203393568321-73.1247303342461 13.3420917498333-75.0398670636059 5.9038741444856-76.484253037288-1.69431345921112-77.4578882552887-9.45247106126044-77.9607727176081-17.3705986616551-77.9929064242388-25.4486962604024-77.5542893751954-33.6867638574986-76.6449215704688-40.8666624495636-73.082394524763-46.5661631591647-67.0747659744156-51.7922905509695-60.908473272877-56.5450446249779-54.5835164201544-60.8244253811972-48.0998954162478-64.6304328196275-41.4576102611554-67.9630669402613-34.6566609548772-70.8223277430952-27.697047497415-73.2082152281437-20.5787698887652-75.1207293953921-13.3018281289333-76.5598702448551-5.86622221791549-77.5256377765109 1.72804784429172-78.0180319903848 9.4809820576811-78.0370528864551 17.3925804222563-77.5827004647435 25.4628429380155-76.654974725232 33.6917696049622-73.0723413700034 40.8616567020981-67.0463548848675 46.5520164815498-60.8643268106607 51.7703087903683-54.5262571473722 56.5165336285609-48.0321458950239 60.7906909961221-41.3819930535938 64.5927808930555-34.5757986230929 67.9228033193594-27.6135626035175 70.7807582750302-20.4952849948677 73.1666457600768-13.2209657971507 75.080465774492-5.79060501034837 76.5222183182777 1.79579736551386 77.4919033914357 9.53824133045782 77.9895209939605 17.4367268844762 78.0150711258593 25.4912540275618 77.5685537871286 33.7018227597218 76.6499689777684 40.8516035473367 73.0773471174671 46.5236053920016 67.0605015624787 51.726162328152 60.8863085712583 56.4592743557805 54.5547681438002 60.7229414749017 48.0658802801045 64.5171636854939 41.4196449801639 67.8419409875714 34.6160622439929 70.6972733811344 27.6551320715835 73.0831608661792 20.5368544629346 74.9996034427059 13.2612294180481 76.4466011107179 5.82825693692394 77.4241538702081-1.76206298043689 77.9322617211838-9.50973033403625 77.9709246636448-17.4147451238741 77.5401426975805-25.4771073499487zM19923.4490383097-7854.28237361943zM20643.0004003924-10001.0585234135z"/>
          <dr3d:extrude draw:style-name="gr47" draw:layer="layout" svg:viewBox="18293.1428531009 -8691.69971022326 802.609461665819 1074.05852341355" svg:d="M18786.3555508883-7753.14285310086l171.872230568508-85.579999762831-135.501666291151-272.131031733468 273.026199601016-135.947395456581-85.5799997628346-171.872230568506-273.026199601012 135.947395456582-135.94739545658-273.026199601012-171.872230568504 85.579999762831 135.94739545658 273.026199601012-272.131031733468 135.501666291149 85.579999762831 171.872230568506 272.131031733468-135.50166629115zM18514.2245191548-7617.64118680971zM18874.2249195473-8691.69971022326z"/>
          <dr3d:extrude draw:style-name="gr48" draw:layer="layout" svg:viewBox="19078.9771683964 -8795.03601981896 255.1722758342 103.257348722354" svg:d="M19080.2001647928-8730.98328406584l-0.0230450559793098 0.466928364763589 0.0567378597952484 0.471402757029864 0.134237130252586 0.475009463245442 0.209452755370876 0.477748483408504 0.282384735182859 0.479619817515413 0.353033069652156 0.480623465569806 0.908876561436045 0.960787131092729 1.16406615544111 0.954389490674657 1.40098658685019 0.941050361827365 1.61963785564876 0.920769744552672 1.82001996185136 0.893547638854216 4.1681095919048 1.67766300690346 4.75040806549805 1.48547672298446 5.18655323828716 1.23775853165171 5.47654511026849 0.934508432907023 186.256138046603 25.5470358351977 5.56848102805088 0.580435887937711 5.44051115408365 0.219857833115384 5.13361322295896-0.12977672458328 4.64778723468407-0.468467785147368 2.08579385387929-0.357823197435209 1.89723933537971-0.438392151152584 1.68631880973408-0.517593167729501 1.45303227694967-0.59542624716596 1.19737973701558-0.671891389460143 0.495830788800959-0.364192642733542 0.423530401134485-0.382795951880325 0.348434262577939-0.401228268883642 0.270542373138596-0.419489593743492 0.189854732794629-0.437579926461694 0.106371341556951-0.45549926703643 7.88153233213234-57.4620000356535 0.0205928296927595-0.470160224715073-0.0638858385609638-0.480823284979124-0.145767811318365-0.490206081321958-0.225053088590357-0.498308613747213-0.301741670369665-0.505130882251251-0.375833556659927-0.51067288683771-0.96355599022354-1.03285073174629-1.22876318950875-1.03965558305026-1.47319682485977-1.03621832299723-1.69685689630569-1.02253895158719-1.89974340382469-0.998617468816519-4.32505207453141-1.88450204389665-4.88731533757891-1.66591077653175-5.28339008927287-1.36538261830719-5.51327632960602-0.98291756922481-186.256138046603-25.5470358351977-5.53174980871336-0.532026751621743-5.34367430309794-0.0922337464580778-4.9967059508781 0.310210778128749-4.49084475205746 0.675306822142375-2.00607041190597 0.462893027397513-1.82002029473006 0.540161358183468-1.61410857171722 0.612761128901184-1.38833524288202 0.680692339543384-1.14270030822445 0.743954990113707-0.473030301796825 0.394242063999627-0.404173465947679 0.408307016616163-0.332833929369372 0.42178839922417-0.259011692061904 0.434686211820008-0.182706754028914 0.447000454409135-0.103919115266763 0.458731126989733zM19078.9771683964-8722.06676681893zM19334.1494442306-8764.78806883113z"/>
          <dr3d:extrude draw:style-name="gr48" draw:layer="layout" svg:viewBox="19079.9771683964 -8795.03601981896 255.1722758342 103.257348722354" svg:d="M19081.2001647928-8730.98328406584l-0.0230450559793098 0.466928364763589 0.0567378597952484 0.471402757029864 0.134237130252586 0.475009463245442 0.209452755370876 0.477748483408504 0.282384735182859 0.479619817515413 0.353033069652156 0.480623465569806 0.908876561436045 0.960787131092729 1.16406615544111 0.954389490674657 1.40098658685019 0.941050361827365 1.61963785564876 0.920769744552672 1.82001996185136 0.893547638854216 4.1681095919048 1.67766300690346 4.75040806549805 1.48547672298446 5.18655323828716 1.23775853165171 5.47654511026849 0.934508432907023 186.256138046603 25.5470358351977 5.56848102805088 0.580435887937711 5.44051115408365 0.219857833115384 5.13361322295896-0.12977672458328 4.64778723468407-0.468467785147368 2.08579385387929-0.357823197435209 1.89723933537971-0.438392151152584 1.68631880973408-0.517593167729501 1.45303227694967-0.59542624716596 1.19737973701558-0.671891389460143 0.495830788800959-0.364192642733542 0.423530401134485-0.382795951880325 0.348434262577939-0.401228268883642 0.270542373138596-0.419489593743492 0.189854732794629-0.437579926461694 0.106371341556951-0.45549926703643 7.88153233213598-57.4620000356535 0.0205928296891216-0.470160224715073-0.0638858385609638-0.480823284979124-0.145767811318365-0.490206081321958-0.225053088590357-0.498308613747213-0.301741670369665-0.505130882251251-0.375833556659927-0.51067288683771-0.96355599022354-1.03285073174629-1.22876318950875-1.03965558305026-1.47319682485977-1.03621832299723-1.69685689630569-1.02253895158719-1.89974340382469-0.998617468816519-4.32505207453141-1.88450204389665-4.88731533757891-1.66591077653175-5.28339008927287-1.36538261830719-5.51327632960602-0.98291756922481-186.256138046603-25.5470358351977-5.53174980871336-0.532026751621743-5.34367430309794-0.0922337464580778-4.9967059508781 0.310210778128749-4.49084475205746 0.675306822142375-2.00607041190597 0.462893027397513-1.82002029473006 0.540161358183468-1.61410857171722 0.612761128901184-1.38833524288202 0.680692339543384-1.14270030822445 0.743954990113707-0.473030301796825 0.394242063999627-0.404173465947679 0.408307016616163-0.332833929369372 0.42178839922417-0.259011692061904 0.434686211820008-0.182706754028914 0.447000454409135-0.103919115266763 0.458731126989733zM19079.9771683964-8722.06676681893zM19335.1494442306-8764.78806883113z"/>
          <dr3d:extrude draw:style-name="gr48" draw:layer="layout" svg:viewBox="19438.9771683964 -8976.03601981897 255.1722758342 103.257348722358" svg:d="M19440.2001647928-8911.98328406584l-0.0230450559793098 0.466928364763589 0.0567378597952484 0.471402757029864 0.134237130252586 0.475009463245442 0.209452755370876 0.477748483408504 0.282384735182859 0.479619817515413 0.353033069652156 0.480623465569806 0.908876561436045 0.960787131092729 1.16406615544111 0.954389490674657 1.40098658685019 0.941050361827365 1.61963785564876 0.920769744552672 1.82001996185136 0.893547638854216 4.1681095919048 1.67766300690346 4.75040806549805 1.48547672298446 5.18655323828716 1.23775853164989 5.47654511026849 0.934508432907023 186.256138046603 25.5470358351977 5.56848102805088 0.58043588793953 5.44051115408365 0.219857833115384 5.13361322295896-0.12977672458328 4.64778723468407-0.468467785147368 2.08579385387929-0.357823197435209 1.89723933537971-0.438392151152584 1.68631880973408-0.517593167729501 1.45303227694967-0.59542624716596 1.19737973701558-0.671891389460143 0.495830788800959-0.364192642733542 0.423530401134485-0.382795951880325 0.348434262577939-0.401228268883642 0.270542373138596-0.419489593743492 0.189854732794629-0.437579926461694 0.106371341556951-0.45549926703643 7.88153233213598-57.4620000356554 0.0205928296891216-0.470160224716892-0.0638858385609638-0.480823284977305-0.145767811318365-0.490206081321958-0.225053088590357-0.498308613745394-0.301741670369665-0.505130882251251-0.375833556659927-0.51067288683771-0.96355599022354-1.03285073174811-1.22876318950875-1.03965558305208-1.47319682485977-1.03621832299723-1.69685689630569-1.02253895158719-1.89974340382469-0.998617468816519-4.32505207453141-1.88450204389665-4.88731533757891-1.66591077653175-5.28339008927287-1.36538261830719-5.51327632960602-0.982917569222991-186.256138046603-25.5470358351977-5.53174980871336-0.532026751623562-5.34367430309794-0.0922337464580778-4.9967059508781 0.310210778130568-4.49084475205746 0.675306822144194-2.00607041190597 0.462893027397513-1.82002029473006 0.540161358183468-1.61410857171722 0.612761128901184-1.38833524288202 0.680692339543384-1.14270030822445 0.743954990113707-0.473030301796825 0.394242063999627-0.404173465947679 0.408307016616163-0.332833929369372 0.421788399222351-0.259011692061904 0.434686211820008-0.182706754028914 0.447000454409135-0.103919115266763 0.458731126989733zM19438.9771683964-8903.06676681893zM19694.1494442306-8945.78806883114z"/>
          <dr3d:extrude draw:style-name="gr49" draw:layer="layout" svg:viewBox="20505.5679097916 -9259.24680615218 293.652259180435 400.04788313893" svg:d="M20719.3051039801-8923.82965200081l13.2196518460478-7.42108496893343 12.1136670742999-8.49859221303086 10.9793674972934-9.48836317199311 9.81675311502113-10.3903978458202 8.625823927483-11.2046962345139 7.40657993468267-11.9312583380706 6.15902113661286-12.5700841564958 4.88314753328086-13.121173689784 3.57895912468666-13.5845269379388 2.24645591081935-13.9601439009602 0.885637891689839-14.2480245788465-0.503494932694593-14.4481689715976-1.92094256235578-14.5605770792135-3.36670499727552-14.5852489016979-4.8407822374611-14.5221844390435-6.34317428291615-14.3713836912593-7.65071921264826-13.7328660877283-8.68561797325674-12.6431881038643-9.63213295905007-11.5206085479858-10.4902641700137-10.3651274200929-11.2600116061549-9.17674472018371-11.9413752674664-7.95546044826187-12.5343551539554-6.70127460432195-13.0389512656257-5.41418718837122-13.4551636024626-4.09419820040239-13.782992164477-2.74130764041547-14.0224369516654-1.35551550841774-14.1734979640278 0.0631781955926272-14.2361752015713 1.5147734716229-14.2104686642815 2.99927031966581-14.0963783521729 4.51666873972863-13.8939042652382 6.06696873179862-13.2146460985823 7.43113812369666-12.0995203966886 8.52700330257721-10.9573857366886 9.53250963420942-9.78824211860047 10.4476571185987-8.59208954240239 11.2724457557379-7.36892800810892 12.0068755456341-6.11875751571279 12.6509464882802-4.84157806521762 13.2046585836797-3.53738965661978 13.6680118318363-2.20619228991927 14.0410062327464-0.847985965123371 14.3236417864064 0.5372293177752 14.5159184928234 1.9494535587728 14.6178363519921 3.38868675788035 14.629395363916 4.85492891507602 14.5505955285917 6.34818003037799 14.3814368460207 7.64571346518278 13.7228129329651 8.67147129564546 12.614777014318 9.61015119844524 11.4764620857695 10.461753173593 10.3078681473144 11.2262772210743 9.10899519895975 11.9037233408962 7.87984324069839 12.494091533059 6.62041227253576 12.9973817975588 5.33070229447367 13.4135941343993 4.01071330650484 13.7427285435733 2.66044530863292 13.9847850250953 1.27989830085608 14.1397635789508-0.130927716820224 14.2076642051507-1.57203274439962 14.1884869036803-3.04341678188575 14.082231674558-4.54507982926953zM20589.5057631862-8859.19892301325zM20715.3894046813-9259.24680615218z"/>
          <dr3d:extrude draw:style-name="gr50" draw:layer="layout" svg:viewBox="20369.5679097916 -8857.24680615218 293.652259180435 400.047883138919" svg:d="M20583.3051039801-8521.82965200081l13.2196518460478-7.42108496893343 12.1136670742999-8.49859221303086 10.9793674972934-9.48836317199311 9.81675311502113-10.3903978458202 8.625823927483-11.2046962345139 7.40657993468267-11.9312583380706 6.15902113661286-12.5700841564958 4.88314753328086-13.121173689784 3.57895912468666-13.5845269379388 2.24645591081935-13.9601439009602 0.885637891689839-14.2480245788465-0.503494932694593-14.4481689715976-1.92094256235578-14.5605770792154-3.36670499727552-14.5852489016979-4.8407822374611-14.5221844390453-6.34317428291615-14.3713836912575-7.65071921264826-13.7328660877265-8.68561797325674-12.6431881038643-9.63213295905007-11.5206085479858-10.4902641700137-10.3651274200947-11.2600116061549-9.17674472018371-11.9413752674664-7.95546044826006-12.5343551539554-6.70127460432195-13.0389512656257-5.41418718837122-13.4551636024626-4.09419820040239-13.782992164477-2.74130764041547-14.0224369516654-1.35551550841774-14.1734979640278 0.0631781955926272-14.2361752015713 1.5147734716229-14.2104686642815 2.99927031966581-14.0963783521729 4.51666873972863-13.8939042652382 6.06696873179862-13.2146460985823 7.43113812369666-12.0995203966886 8.52700330257721-10.9573857366886 9.53250963420942-9.78824211860047 10.4476571185987-8.59208954240239 11.2724457557379-7.36892800810892 12.0068755456341-6.11875751571279 12.6509464882802-4.84157806521762 13.2046585836797-3.53738965661978 13.6680118318363-2.20619228991927 14.0410062327464-0.847985965123371 14.3236417864064 0.5372293177752 14.5159184928234 1.9494535587728 14.6178363519921 3.38868675788035 14.629395363916 4.85492891507602 14.5505955285917 6.34818003037799 14.3814368460189 7.64571346518278 13.7228129329633 8.67147129564546 12.614777014318 9.61015119844524 11.4764620857695 10.461753173593 10.3078681473144 11.2262772210743 9.10899519895975 11.9037233408962 7.87984324070021 12.494091533059 6.62041227253758 12.9973817975588 5.33070229447185 13.4135941343993 4.01071330650302 13.7427285435733 2.66044530863473 13.9847850250953 1.27989830085789 14.1397635789508-0.130927716820224 14.2076642051507-1.57203274439962 14.1884869036803-3.04341678188575 14.082231674558-4.54507982926953zM20453.5057631862-8457.19892301326zM20579.3894046813-8857.24680615218z"/>
          <dr3d:extrude draw:style-name="gr51" draw:layer="layout" svg:viewBox="20097.5679097916 -9404.24680615218 293.652259180435 400.047883138919" svg:d="M20311.3051039801-9068.82965200081l13.2196518460478-7.42108496893343 12.1136670742999-8.49859221303086 10.9793674972934-9.48836317199311 9.81675311502113-10.3903978458202 8.625823927483-11.2046962345139 7.40657993468267-11.9312583380706 6.15902113661286-12.5700841564958 4.88314753328086-13.121173689784 3.57895912468666-13.5845269379388 2.24645591081935-13.9601439009602 0.885637891689839-14.2480245788465-0.503494932694593-14.4481689715976-1.92094256235578-14.5605770792154-3.36670499727552-14.5852489016979-4.84078223746474-14.5221844390453-6.34317428291615-14.3713836912575-7.65071921264826-13.7328660877265-8.68561797326038-12.6431881038643-9.63213295905007-11.5206085479858-10.4902641700137-10.3651274200947-11.2600116061549-9.17674472018371-11.9413752674664-7.95546044826006-12.5343551539554-6.70127460432195-13.038951265622-5.41418718837122-13.4551636024589-4.09419820040239-13.782992164477-2.74130764041547-14.0224369516654-1.35551550841774-14.1734979640278 0.0631781955926272-14.2361752015713 1.5147734716229-14.2104686642815 2.99927031966581-14.0963783521729 4.51666873972863-13.8939042652382 6.06696873179862-13.2146460985823 7.43113812369666-12.0995203966886 8.52700330257721-10.9573857366886 9.53250963420942-9.78824211860047 10.4476571185987-8.59208954240239 11.2724457557379-7.36892800810892 12.0068755456341-6.11875751571279 12.6509464882802-4.84157806521762 13.2046585836797-3.53738965661978 13.6680118318363-2.20619228991927 14.0410062327464-0.847985965123371 14.3236417864064 0.5372293177752 14.5159184928234 1.9494535587728 14.6178363519921 3.38868675788035 14.629395363916 4.85492891507602 14.5505955285917 6.34818003037799 14.3814368460189 7.64571346518278 13.7228129329633 8.67147129564546 12.614777014318 9.61015119844524 11.4764620857695 10.461753173593 10.3078681473144 11.2262772210743 9.10899519895975 11.9037233408962 7.87984324070021 12.494091533059 6.62041227253758 12.9973817975588 5.33070229447185 13.4135941343993 4.01071330650302 13.7427285435733 2.66044530863473 13.9847850250953 1.27989830085789 14.1397635789508-0.130927716820224 14.2076642051507-1.57203274439962 14.1884869036803-3.04341678188575 14.082231674558-4.54507982926953zM20181.5057631862-9004.19892301326zM20307.3894046813-9404.24680615218z"/>
          <dr3d:extrude draw:style-name="gr52" draw:layer="layout" svg:viewBox="20004.5679097916 -9009.24680615218 293.652259180435 400.04788313893" svg:d="M20218.3051039801-8673.82965200081l13.2196518460478-7.42108496893343 12.1136670742999-8.49859221303086 10.9793674972934-9.48836317199311 9.81675311502113-10.3903978458202 8.625823927483-11.2046962345139 7.40657993468267-11.9312583380706 6.15902113661286-12.5700841564958 4.88314753328086-13.121173689784 3.57895912468666-13.5845269379388 2.24645591081935-13.9601439009602 0.885637891689839-14.2480245788465-0.503494932694593-14.4481689715976-1.92094256235578-14.5605770792154-3.36670499727552-14.5852489016979-4.84078223746474-14.5221844390453-6.34317428291615-14.3713836912575-7.65071921264826-13.7328660877265-8.68561797326038-12.6431881038643-9.63213295905007-11.5206085479858-10.4902641700137-10.3651274200929-11.2600116061549-9.17674472018371-11.9413752674664-7.95546044826187-12.5343551539554-6.70127460432195-13.038951265622-5.4141871883694-13.4551636024589-4.09419820040057-13.782992164477-2.74130764041911-14.0224369516654-1.35551550841774-14.1734979640278 0.0631781955944462-14.2361752015713 1.51477347162472-14.2104686642815 2.99927031966581-14.0963783521729 4.51666873972681-13.8939042652382 6.06696873179862-13.2146460985823 7.43113812369484-12.0995203966886 8.52700330257903-10.9573857366886 9.53250963421124-9.78824211860047 10.4476571185951-8.59208954240239 11.2724457557379-7.36892800810892 12.0068755456341-6.11875751571279 12.6509464882802-4.84157806521762 13.2046585836797-3.53738965661978 13.6680118318363-2.20619228991927 14.0410062327464-0.847985965123371 14.3236417864064 0.5372293177752 14.5159184928234 1.9494535587728 14.6178363519921 3.38868675788035 14.629395363916 4.85492891507602 14.5505955285917 6.34818003037799 14.3814368460189 7.64571346518278 13.7228129329633 8.67147129564546 12.614777014318 9.61015119844524 11.4764620857695 10.461753173593 10.3078681473144 11.2262772210743 9.10899519895975 11.9037233408962 7.87984324070021 12.494091533059 6.62041227253758 12.9973817975588 5.33070229447185 13.4135941343993 4.01071330650302 13.7427285435733 2.66044530863473 13.9847850250953 1.27989830085789 14.1397635789508-0.130927716820224 14.2076642051507-1.57203274439962 14.1884869036803-3.04341678188575 14.082231674558-4.54507982926953zM20088.5057631862-8609.19892301325zM20214.3894046813-9009.24680615218z"/>
        </dr3d:scene>
        <dr3d:scene draw:style-name="gr43" svg:width="3.967cm" svg:height="3.342cm" svg:x="11.255cm" svg:y="3.732cm" dr3d:transform="matrix (0.993390276860665 -0.0408651599866794 0.107265076040401 0.0267884364594324 0.991212785142201 0.129536073132926 -0.111616027123119 -0.125806411879136 0.98575585680195 -12.9385765573074cm 5.87571188092017cm -1.12852896707818cm)" dr3d:vrp="(0 0 12331.5714285714)" dr3d:vpn="(0 0 11508.5714285714)" dr3d:projection="perspective" dr3d:distance="0.82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3" draw:layer="layout" svg:viewBox="11927.6538165519 -5342.59799972012 2393.82688180332 1582.27025295899" svg:d="M11927.6538165519-5342.59799972012l2393.82688180332 185.455816721409-590.691526115275 1358.43274436963-1429.71584694126-110.763698949812zM11927.6538165519-5342.59799972012zM14213.2659548205-3760.32774676113z"/>
          <dr3d:extrude draw:style-name="gr54" draw:layer="layout" svg:viewBox="12025 -5521 2209 369" svg:d="M12040-5521l-15 199 2193 170 16-199z"/>
          <dr3d:extrude draw:style-name="gr55" draw:layer="layout" svg:viewBox="11928.6538165519 -5342.59799972012 2393.82688180332 1582.27025295899" svg:d="M11928.6538165519-5342.59799972012l2393.82688180332 185.455816721407-590.691526115275 1358.43274436963-1429.71584694126-110.763698949812zM11928.6538165519-5342.59799972012zM14214.2659548205-3760.32774676113z"/>
          <dr3d:extrude draw:style-name="gr56" draw:layer="layout" svg:viewBox="12319.1576532664 -5095.34183717167 1476.7589469859 1115.69785881489" svg:d="M12328.503823122-4196.2518227867l-0.204335323160194 5.71531149995462 0.261015245861927 5.73465085704083 1.86154084340888 11.4795970053374 3.55331905334242 11.4137860936871 5.13201455251146 11.2525296220392 6.59762734090873 10.9958275903991 7.95015741853968 10.6436799987641 9.18960478539702 10.1960868471324 10.3159694414881 9.65304813550938 11.3292513868091 9.01456386388963 12.2294506213639 8.28063403227543 13.016567145145 7.45125864066631 13.6906009581617 6.52643768906319 14.2515520604065 5.50617117746469 14.6994204518833 4.39045910587174 15.0342061325882 3.17930147428433 15.2559091025269 1.87269828270246 1068.79734164646 82.8024304562059 15.3623041549963 0.499372057633991 15.3444904632088-0.825787094890075 15.2002428204614-2.07405664836006 14.9295612267524-3.24543660277732 14.5324456820854-4.33992695814095 14.008896186464-5.35752771445004 13.3589127398809-6.29823887170733 12.5824953423362-7.16206042991144 11.6796439938389-7.94899238906146 10.6503586943818-8.65903474915831 9.49463944396302-9.29218751020244 8.21248624258624-9.84845067219248 6.80389909025325-10.3278242351294 5.26887798696043-10.7303081990135 3.60742293270778-11.0559025638436 1.14115521133499-5.62602116902963 0.678378716163934-5.67858616059084 61.1749299639141-789.633856888059 0.204556900944226-5.7181715820434-0.260369370187618-5.74298769206416-1.85908934450163-11.5112404667452-3.54950980119975-11.4629551644884-5.1270738393323-11.3163033673372-6.59178145890473-11.0712850752925-7.94363265991524-10.7279002883552-9.18262744236199-10.2861490065234-10.308765806245-9.74603122979806-11.3220477515679-9.10754695817832-12.2224732783252-8.37069619166505-13.0100423865224-7.53547893025825-13.6847550761577-6.6018951739552-14.2466113472292-5.56994492276317-14.695611199737-4.43962817667307-15.0317546336846-3.21094493569217-15.2550416490667-1.88389519981502-1068.79734164646-82.8024304562059-15.3631716084565-0.48817514052007-15.3469419621124 0.857430556297004-15.2040520726041 2.12322571916229-14.9345019399298 3.30921034807398-14.5382915640894 4.41538444303387-14.0154209450884 5.44174800404198-13.3658900829159 6.38830103109831-12.5896989775847 7.25504352419921-11.686847629082 8.04197548335105-10.6573360374168 8.74909690854747-9.50116420258746 9.37640779979301-8.21833212459023 9.92390815708586-6.8088398034306 10.3915979804278-5.27268723910311 10.7794772698144-3.60987443161503 11.087546025251-1.1418010870093 5.63435800405296-0.678600293947966 5.68144624268098zM12319.1576532664-4075.61331687325zM13795.9166002523-4999.30645449913z"/>
          <dr3d:extrude draw:style-name="gr57" draw:layer="layout" svg:viewBox="12466.8581818782 -4452.55082495116 86.3620943954429 156.387660128745" svg:d="M12544.1901922167-4339.15764141424l0.288402190901252-8.57756820719806-0.161213943694747-3.98774484908063-0.365125692733272-3.7831574328693-0.569263733978005-3.57564908175846-0.773628067432583-3.365219795749-0.978218693087911-3.15186957484002-1.1830356109549-2.93559841903243-1.38807882102628-2.71640632832532-1.59334832330387-2.4942933027196-1.79884411778949-2.26925934221344-2.00456620447949-2.04130444680959-2.21051458337752-1.81042861650622-2.41668925448357-1.57663185130423-2.62309021779402-1.33991415120181-2.8297174733143-1.10027551620078 29.6370166035358-58.8867323498398-8.58690664415735-5.68023188650932-29.8687398230959 61.8777696865382-1.99402489113163-0.154482146373994-0.197269297197636-0.0265470717940843-0.216131796045374-0.0485776615350915-0.478072517864348-0.150658183866653-1.06393074343032-0.427205451960617-1.06393074343032-0.427205451960617-0.478072517864348-0.150658183866653-0.216131796045374-0.0485776615350915-0.197269297197636-0.0265470717940843-24.9253111391427-1.93102682966855 4.78894653757743-61.814771625076-9.97012445565815-0.772410731868149-11.8951252707593 153.539916617123 34.8954355948008 2.7034375615367 3.65798520847784 0.144305950085254 3.5035479975395-0.137997593029468 3.35988935736714-0.407712227722186 3.22700928796985-0.664837953991082 3.10490778934036-0.909374771837065 2.99358486148049-1.14132268126104 2.89304050439023-1.36068168226211 2.80327471807141-1.56745177483845 1.93288025319089-1.57856282853027 1.80125361809405-1.66222193471822 1.67277421010658-1.74857568359948 1.54744202922848-1.83762407517315 1.42525707545246-1.92936710943832 1.30621934877854-2.02380478639679 1.19032884921398-2.12093710604677 1.07758557675697-2.22076406839187 0.967989531400235-2.32328567342665 0.861540713154682-2.42850192115475 1.41632387998834-5.18343115626521 1.02829533226395-5.63663185948917zM12534.2200677611-4339.9300521461l-0.504370557124275 4.66443024113414-0.768403813417535 4.27960509298282-1.04502597813553 3.90555851560202-0.630180334717807 1.8158800946494-0.704056716554987 1.72641041434326-0.779506711944123 1.63828805538287-0.856530320888851 1.55151301776823-0.935127543385534 1.46608530150115-1.01529837943417 1.38200490657982-1.09704282903476 1.29927183300515-1.18036089219095 1.21788608077532-1.26525256889909 1.13784764989305-1.35171785915918 1.05915654035562-2.02670084292549 1.25345020257464-2.11737179806732 1.05836384959366-2.21972649281088 0.862372327786943-2.33376492714888 0.665475637151758-2.45948710108678 0.467673777691743-2.59689301461731 0.268966749403262-2.7459826677441 0.0693545522917702-2.90675606046898-0.131162813648189-24.9253111391427-1.93102682966855 5.17515190351332-66.7998338529042 24.9253111391427 1.93102682966855 2.89227335924625 0.318102647192063 2.7025345640759 0.491464948338944 2.52447950850365 0.665732418312473 2.35810819252765 0.840905057114469 2.20342061614792 1.01698286474038 2.06041677936446 1.19396584119386 1.92909668217544 1.37185398647307 1.80946032458633 1.55064730057802 1.18605310624298 1.07921121704021 1.08680230630853 1.16555292930298 0.989011973826564 1.25200778767066 0.892682108789813 1.33857579214146 0.797812711205552 1.42525694271444 0.704403781070141 1.51205123939235 0.6124553183854 1.59895868217154 0.521967323149511 1.68597927105566 0.432939795362472 1.77311300604197 0.345372735024284 1.8603598871332 0.433886158840323 3.98291300195069 0.101143526884698 4.33325827955014z"/>
          <dr3d:extrude draw:style-name="gr57" draw:layer="layout" svg:viewBox="12613.8312547228 -4439.65496278581 65.3215539849552 107.075621762474" svg:d="M12677.5165031591-4390.01130215265l-51.8446471694188-4.0165358057111 0.772410731868149-9.97012445565724 0.395659352512666-3.91864601527504 0.541950044014811-3.53118881579121 0.676556995920691-3.14463678513403 0.799480208228488-2.7589899233044 0.910719680941838-2.37424823030051 0.493423474114024-1.0431288455311 0.516851939943081-0.947282860591258 0.538819938321467-0.85155002175361 0.55932746925464-0.755930329018156 0.578374532733506-0.660423782386715 0.595961128767158-0.565030381860197 0.450100687092345-0.506052239123164 0.513774660568743-0.455573027434184 0.574640845248723-0.406780575402991 0.632699241137743-0.359674883026855 0.687949848226708-0.314255950306688 0.740392666521075-0.270523777244307 0.790027696019024-0.228478363836075 0.836854936720556-0.18811971008472 1.80296044036731-0.261910497541066 1.95657593762917-0.120716998410899 2.0877291245215 0.006982423471527 2.19642000104795 0.121187768103482 31.9043982581024 2.47171434197662 0.926892878240324-11.9641493467889-31.9043982581024-2.47171434197662-3.27689200916211-0.157879203218727-3.09365630607135 0.0561322399707933-2.89964203220734 0.282732591582317-1.37369736004075 0.230275461528436-1.32115182753842 0.291646390089227-1.26725897368669 0.354590932203791-1.21201879848923 0.419109087870311-1.15543130194783 0.485200857090604-1.09749648405887 0.55286623986467-1.03821434482416 0.622105236190691-0.977584884240059 0.692917846068667-0.915608102313854 0.765304069500417-0.852283999040083 0.839263906484121-1.0016051599232 1.09778964887209-0.960651084698839 1.19499338705191-0.918236542025625 1.29231027133574-0.87436153190356 1.38974030172358-1.61125616363825 3.07222327902218-1.41823051375104 3.46330115381079-1.21352112426575 3.85528419742695-0.997127995184201 4.24817240986886-0.769051126506383 4.64196579113559-0.529290518232301 5.03666434123079-2.47171434197662 31.9043982581034-0.171173201126294 4.0300684471049 0.12371925041225 3.86485266539239 0.418611701948976 3.69963688368443 0.713504153485701 3.53442110197375 1.00839660502606 3.36920532026488 1.30328905656279 3.2039895385542 1.59818150810133 3.03877375684533 1.89307395963806 2.87355797513464 2.09826803118267 2.65241859449452 2.21436716861353 2.36756645519563 2.33137147487105 2.07103057629865 1.20984521754144 0.92066316493856 1.23943573241559 0.842147792865944 1.26913939339283 0.762171953342659 1.298956200475 0.680735646371431 1.32888615365846 0.597838871950444 1.35892925294684 0.513481630077877 1.38908549833832 0.427663920757368 1.41935488983108 0.340385743987099 1.44973742742877 0.251647099767069 1.48023311113138 0.161447988098189 1.67413316867533 0.0829287373480838 1.65643342654221-0.0110041957304929 1.63716007085532-0.103589807462413 1.61631310161283-0.194828097846766 1.59389251882021-0.284719066888101 1.56989832247564-0.37326271458096 1.54433051257365-0.460459040928072 1.51718908912517-0.546308045929436 1.48847405211927-0.630809729583234 1.45818540156324-0.713964091892194 1.4263231374498-0.795771132853588 1.39288725978804-0.876230852469234 1.35787776857251-0.955343250739134 1.3212946638032-1.03310832766238 2.52654555908884-2.29412260070967 2.33524893134017-2.83394881774257 2.05755468750067-2.89072408836546 1.78257595014475-2.98255057777715 1.51031271926877-3.10942828598036 1.2407649948691-3.27135721297145 0.973932776949368-3.46833735875225 0.709816065511404-3.70036872332275 0.448414860549747-3.96745130668205zM12665.6224733796-4378.89680461092l-0.772410731868149 9.97012445565724-0.29260705858178 2.56318136061236-0.472305541512469 2.45522874261951-0.652004024446796 2.34727612462302-0.831702507377486 2.23932350663017-1.01140099031181 2.1313708886355-1.1910994732425 2.02341827064265-1.37079795617683 1.91546565264616-1.55049643910752 1.80751303465331-0.842756321169873 1.01655489164114-0.859108741955424 0.924195572117242-0.875687454950821 0.83475718749105-0.892492460152425 0.74823973776256-0.909523757562056 0.66464322293541-0.926781347176075 0.583967643005963-0.944265228994482 0.506212997976036-0.961975403024553 0.43137928784563-0.979911869257194 0.359466512613835-0.998074627701499 0.290474672280652-1.01646367834837 0.2244037668479-1.03507902120145 0.161253796313758-1.05392065626256 0.101024760679138-1.07298858352988 0.0437166599422199-2.20408611769199-0.0728072427273219-0.932626561139841-0.09600553886321-0.927432272281294-0.144087818595835-0.920664369868973-0.193517419674208-0.912322853904698-0.244294342098328-0.902407724388468-0.296418585870015-0.890918981318464-0.349890150986539-0.877856624696506-0.40470903745063-0.863220654520774-0.460875245259558-0.847011070791268-0.518388774416053-0.829227873509808-0.577249624918295-0.809871062676393-0.637457796766284-0.788940638289205-0.699013289960931-0.766436600348243-0.761916104502234-0.742358948857145-0.826166240389284-0.716707683812274-0.891763697622082-0.689482805209991-0.958708476202446-1.25345020257373-2.02670084292276-1.05836384959548-2.11737179806914-0.862372327785124-2.21972649281088-0.665475637153577-2.3337649271507-0.467673777689924-2.45948710108496-0.268966749405081-2.5968930146164-0.0693545522917702-2.74598266774501 0.131162813648189-2.90675606046898 0.772410731868149-9.97012445565724z"/>
          <dr3d:extrude draw:style-name="gr57" draw:layer="layout" svg:viewBox="12750.5179825226 -4429.39725582438 64.228518782078 107.216603545835" svg:d="M12814.7465013047-4426.52058328722l-35.8924480403675-2.78067863472279-1.8712225822801-0.0959939024351115-1.86768536212003 0.0100649227588292-1.85336957119398 0.128712656376592-1.82827520949104 0.259949298417268-1.79240227702394 0.403774848880857-1.74575077378358 0.56018930776645-0.852012769812063 0.342684109848051-0.836307929965187 0.386508565227814-0.819255768768926 0.431906634161351-0.800856286226917 0.478878316645933-1.52393158023915 0.857752863274982-1.43600582252657 0.936557118912788-1.34819321092255 1.01682184200308-1.26049374541799 1.09854703254223-1.17290742601654 1.18173269053023-1.08543425272183 1.26637881596798-0.998074225528399 1.35248540885641-0.910827344438076 1.44005246919278-0.823693609450856 1.52907999697982-0.736673020564922 1.61956799221571-0.649765577787548 1.71151645490045-0.56297128110964 1.80492538503677-0.476290130534835 1.89979478262103-0.389722126066772 1.99612464765596-0.520192823130856 4.28708076021303-0.173756034588223 4.64498729982006 0.222836308304977 4.22906542877263 0.255923383596382 1.96558148473378 0.350011190352234 1.87002438335821 0.442412237453027 1.77727507078089 0.533126524893305 1.68733354699725 0.622154052682163 1.60019981201003 0.709494820812324 1.51587386581923 0.795148829285608 1.43435570842485 0.879116078103834 1.35564533982506 0.961396567265183 1.27974276002169 1.04199029677147 1.20664796901292 1.12089726662089 1.13636096680057 1.19811747681342 1.06888175338554 0.71778645006998 0.596531406396025 0.744661458469636 0.553067253112204 0.771423320760732 0.511063567277233 0.798072036946905 0.470520348894752 1.67563763804719 0.825252912432916 1.78087474956556 0.680605648290111 1.88520669225181 0.547642123743572 1.98863346611688 0.426362338794206 2.09115507114984 0.316766293441106 2.19277150735979 0.218853987682451 24.9253111391445 1.93102682966855-1.00413395142823 12.9611617923547-0.323067166546025 2.93106829643148-0.511733882594854 2.78715929082045-0.709368831761822 2.60729389759399-0.431600094667374 1.22496105520804-0.484371919379555 1.16651106154495-0.538264773227638 1.1035665194313-0.593278656220718 1.03612742886435-0.649413568347882 0.964193789845922-0.706669509618223 0.887765602375112-0.765046480026285 0.806842866452826-0.824544479575707 0.721425582079064-0.885163508262849 0.631513749252918-0.94690356609317 0.537107367975295-1.58253791877178 0.956793420221402-1.59775887852993 0.849829426198994-1.63544214864851 0.729371354929754-1.69558772914024 0.595419206408224-1.77819561999058 0.447972980639861-1.8832658212159 0.287032677622847-2.01079833280164 0.112598297355362-2.1607931547569-0.075330160161684-21.9342738024461-1.69930361010938-0.926892878240324 11.964149346788 21.9342738024461 1.69930361010938 2.90870335040199 0.1313136751196 2.75961369727338-0.0682985219937109 2.63389152333912-0.266100381455544 2.53153682859738-0.462091903261353 2.45254961304818-0.656273087417503 2.39692987668968-0.848643933918538 2.36467761952736-1.0392044427681 2.35579284155756-1.22795461396436 1.55201067154121-1.22019220200673 1.46238772228207-1.27708944590268 1.37299106522914-1.33690762469723 1.28382070038242-1.39964673839313 1.19487662774191-1.46530678698582 1.10615884730942-1.53388777047985 1.01766735908313-1.60538968887158 0.929402163061241-1.67981254216193 0.841363259249192-1.7571563303527 0.753550647643351-1.83742105344118 0.665964328243717-1.92060671142917 0.578604301048472-2.0067133043176 0.896033689341493-4.28343012689311 0.549309087049551-4.66290771723197zM12802.8524715252-4415.40608574548l-2.7034375615367 34.8954355948008-24.9253111391445-1.93102682966855-1.9810481296845-0.22399999575191-1.83144169605839-0.35345599109678-1.68329572988296-0.483025132542934-1.53661023115637-0.612707420094012-1.39138519988046-0.742502853748192-1.24762063605522-0.872411433505476-1.10531653967519-1.00243315936586-0.964472910749464-1.13256803133027-0.825089749270774-1.26281604939686-0.687167055242753-1.39317721356747-0.550704828663584-1.52365152384118-0.415703069533265-1.65423898021891-0.282161777855436-1.78493958269883-0.150080953624638-1.91575333128276-0.0194605968445103-2.04668022596979 0.109699292488585-2.17772026675993 0.288986383275187-2.51644640222639 0.461443515598148-2.3150238674616 0.295393182419502-1.08197848319287 0.338507465497969-1.03162284950213 0.381621748580073-0.981267215809567 0.42473603165854-0.930911582119734 0.467850314740645-0.880555948426263 0.510964597819111-0.83020031473643 0.554078880901216-0.779844681043869 0.597193163979682-0.729489047352217 0.640307447061787-0.679133413660566 0.683421730140253-0.628777779969823 0.726536013222358-0.578422146278172 0.769650296300824-0.52806651258652 2.31558023510479-0.557181708273674 1.18473654447735-0.2471185830791 1.21707225678983-0.209351857811271 1.26018653987012-0.158996224119619 1.3140793937182-0.0960516820041448 1.37875081833954-0.0205182314675767 1.45420081373049 0.0676041274919044z"/>
          <dr3d:extrude draw:style-name="gr57" draw:layer="layout" svg:viewBox="12881.7710011268 -4418.86276594295 67.5721803291835 155.312631707494" svg:d="M12949.343181456-4416.09303840701l-34.8954355948008-2.7034375615367-1.31080751880108-0.0662899744002061-1.31331759685963 0.00403875538540888-1.31290674002048 0.0745937773772312-1.30957494828181 0.145375091575261-1.30332222164361 0.216382697981317-1.29414856010771 0.28761659659267-1.28205396367048 0.359076787411141-1.26703843233554 0.430763270436728-1.24910196610108 0.502676045667613-1.22824456496528 0.574815113105615-1.20446622893542 0.647180472750733-1.17776695800058 0.719772124602969-1.14814675217167 0.792590068660502-1.11560561144142 0.865634304926061-1.08014353581166 0.938904833396919-1.04176052528237 1.01240165407398-1.98035962115137 2.52645782785385-1.78897739862259 2.63531561467335-1.58591143649937 2.7450785703204-1.37116173477625 2.85574669479502-1.14472829345868 2.96731998809446-0.906611112543033 3.07979845021964-0.656810192031116 3.19318208117329-0.395325531924755 3.30747088095268-3.08964292747078 39.8804978226299-0.118810361474971 3.32889320984395 0.157156999855943 3.25624217608038 0.421440621590591 3.18268597348924 0.674040503723518 3.10822460207146 0.914956646269275 3.03285806182794 1.14418904920967 2.95658635275686 1.36173771255926 2.87940947486277 1.56760263631077 2.80132742813839 0.859802733491961 1.33627341605825 0.91074496148758 1.24765834983555 0.958653108476938 1.16027745885549 1.00352717447095 1.07413074311717 1.04536715945505 0.989218202623306 1.08417306344199 0.905539837372089 1.11994488642449 0.823095647363516 1.15268262840254 0.741885632597587 1.18238628938343 0.661909793075211 1.20905586935623 0.583168128796387 1.23269136833005 0.505660639759299 1.25329278630124 0.429387325965763 1.27086012326799 0.354348187415781 1.28539337923576 0.280543224106623 1.29689255419726 0.207972436042837 1.30535764815795 0.136635823220786 23.9282986935777 1.85378575648247-3.55308936659094 45.8625724960239 10.9671369012231 0.849651805054236zM12937.5263927498-4405.97555331084l-6.48825014768772 83.7490454275221-23.9282986935777-1.85378575648247-0.745948996522202-0.0812982840825498-0.742328321215609-0.128033242469428-0.738707645909017-0.174768200854487-0.735086970604243-0.221503159240456-0.73146629529947-0.268238117626424-0.727845619992877-0.314973076012393-0.724224944686284-0.361708034398362-0.72060426938333-0.40844299278433-1.43034651284688-0.957090860727476-1.41586381162415-1.14403069426953-1.40138111040142-1.33097052781341-1.3868984091805-1.51791036135728-0.927978879246439-1.95447029592651-0.821920054053408-1.95800751608567-0.703272320432006-1.97232330701445-0.572035678394968-1.99741766871375-0.428210127931379-2.03329060118267-0.271795669044877-2.0799421044203-0.102792301737281-2.13737217843118 0.0787999739968654-2.20558082320986 3.08964292747078-39.8804978226299 0.261694366203301-2.18945255499602 0.429709109539544-2.08240510582982 0.586040113281342-1.97626282548845 0.730687377421418-1.87102571397099 0.863650901967048-1.76669377128292 0.984930686918233-1.6632669974224 1.09452673227133-1.5607453923858 1.19243903802999-1.45912895617585 1.62963451612814-1.61527914043018 1.60881563312068-1.34655312971245 0.796883600691217-0.576155479460795 0.792018318246846-0.51335537912928 0.787266181909217-0.452015746247525 0.782627191674692-0.392136580815531 0.77810134754327-0.333717882833298 0.773688649513133-0.276759652300825 0.769389097587919-0.221261889216294 0.765202691767627-0.167224593584251 0.76112943204862-0.11464776540015 0.757169318432716-0.0635314046649 0.753322350919916-0.0138755113794105 0.74958852951022 0.0343199144554092z"/>
          <dr3d:extrude draw:style-name="gr57" draw:layer="layout" svg:viewBox="13012.175234553 -4458.31103745153 61.8147716250751 157.479211349648" svg:d="M13073.9900061781-4303.1276937799l-28.2170957714279-153.638522207895-19.9402489113145-1.54482146373539-0.926892878240324 11.9641493467889 12.9611617923547 1.00413395142823 7.80025290056619 41.727162073249-33.4919487570132 95.6989517625862 8.74138879053135 3.68620699537769 28.5770060965078-84.0437667085444 15.2915415083844 87.4423739287622z"/>
          <dr3d:extrude draw:style-name="gr57" draw:layer="layout" svg:viewBox="13179.25972951 -4397.17609698211 11.2832226998326 17.7216223064861" svg:d="M13190.5429522098-4396.40368625024l-9.97012445565815-0.772410731868149-1.3130982441744 16.9492115746179 9.97012445565815 0.772410731868149z"/>
          <dr3d:extrude draw:style-name="gr57" draw:layer="layout" svg:viewBox="13311.8623847702 -4386.90303424827 11.2832226998326 17.7216223064852" svg:d="M13323.14560747-4386.1306235164l-9.97012445565815-0.77241073186724-1.3130982441744 16.9492115746179 9.97012445565815 0.77241073186724z"/>
          <dr3d:extrude draw:style-name="gr57" draw:layer="layout" svg:viewBox="13446.4590649216 -4376.47548936806 11.2832226998307 17.7216223064861" svg:d="M13457.7422876214-4375.70307863619l-9.97012445565633-0.772410731868149-1.3130982441744 16.9492115746179 9.97012445565633 0.772410731868149z"/>
          <dr3d:extrude draw:style-name="gr58" draw:layer="layout" svg:viewBox="11630.6052271985 -6364.63827430962 2966.8137681646 1067.67378289502" svg:d="M14597.4189953631-6139.94399240934l-2900.30920415071-224.694281900282 241.572281666011 882.295207246803 2392.82986935775 185.378575648221zM14300.1558999294-6303.39322640325zM11630.6052271985-5506.21055867753z"/>
          <dr3d:extrude draw:style-name="gr59" draw:layer="layout" svg:viewBox="11483.1898153721 -6575.59296254571 2669.5506727308 952.023628933024" svg:d="M13800.0813001826-5998.10746733791l-1887.11283623637-149.208388879231 168.506059838444 414.253192863643 1490.99705255989 109.493329740812zM14152.7404881029-6575.59296254571zM11483.1898153721-5778.41029481999z"/>
          <dr3d:extrude draw:style-name="gr59" draw:layer="layout" svg:viewBox="11200.4337986858 -6900.4037305749 2669.5506727308 923.5819314479" svg:d="M13456.3020961381-6091.94167680618l-1044.0051481361-117.99258733203 62.1785169821251 181.344511981763 978.925982410898 51.7679530294463zM13869.9844714166-6900.4037305749zM11200.4337986858-6103.22106284918z"/>
          <dr3d:extrude draw:style-name="gr59" draw:layer="layout" svg:viewBox="12556.9722192464 -6492.40432672357 2669.5506727308 939.003304111174" svg:d="M14352.8266434037-5986.37778075136l-445.910529399167-5.45891664670216-144.871933867806 407.025948530806 496.055872958475 31.4097262548594zM15226.5228919772-6492.40432672357zM12556.9722192464-5695.22165899785z"/>
          <dr3d:extrude draw:style-name="gr60" draw:layer="layout" svg:viewBox="12257 -5609 1687 420" svg:d="M12280-5609l-23 291 1664 129 23-291z"/>
          <dr3d:extrude draw:style-name="gr61" draw:layer="layout" svg:viewBox="12937.2614930081 -5500.21936826782 123.930597454322 150.094562618182" svg:d="M13006.2304098334-5499.93705082186l-7.31058113157087-0.282317445959052-6.96937099738352 0.32005636554004-6.6173822924211 0.935019085460226-3.17332707848618 0.702054596583366-3.08128793820651 0.860516117222687-2.98790147658292 1.02055125141305-2.89316769360812 1.1821599991581-2.79708658929303 1.34534236045693-2.69965816363037 1.51009833530679-2.60088241662015 1.67642792370953-2.50075934826236 1.84433112566603-2.39928895856065 2.0138079411754-2.29647124751318 2.18485837023763-2.18014755612603 2.34593589298947-2.05203888212782 2.49396871306089-1.92516438337225 2.63896745213151-1.79952405986114 2.78093211019677-1.67511791159268 2.91986268726396-1.55194593856504 3.05575918332488-2.73931265902502 6.50707153082931-2.2614348698371 7.01424854304878-1.79343048259216 7.49715290725089-1.33529949729018 7.95578462343474-0.88704191393299 8.39014369159577-0.441293338821197 8.7557441662284 0.0748519065200526 8.31382276465592 0.603586060278758 7.86112279231293 1.14490912246401 7.39764424920031 1.69882109306855 6.92338713531717 1.06106156939495 3.28047884658736 1.2042604027065 3.15787260407706 1.34903284956999 3.03391904022101 1.49537890998181 2.90861815502103 1.64329858395286 2.78196994847076 1.79279187147586 2.65397442057747 1.93168821046856 2.52368868714166 2.05804031100524 2.39096188669555 2.18304509019435 2.25666147269658 2.30670254803772 2.12078744514383 2.42901268453352 1.98333980403822 2.54997549968357 1.84431854938157 2.66959099348787 1.70372368117023 2.78785916594643 1.56155519940694 2.90478001705742 1.41781310408987 3.02035354682266 1.27249739522085 3.13457975524398 1.12560807279806 3.24745864231409 0.97714513682331 6.82816466046279 1.50260701151092 7.2635123525979 0.889871904974825 5.81366298240937 0.260378337363363 5.49302136578808-0.15234013411191 5.19665239718233-0.574932007531061 4.9245560765994-1.00739728289409 2.3678271205863-0.66895855781604 2.30890528344935-0.780777402384956 2.2530175273132-0.893830422198334 2.20016385217787-1.00811761725436 2.15034425804697-1.12363898755302 2.10355874491506-1.24039453309342 4.07889727445763-2.83599240378408 2.11786972088157-1.38718863080976 2.01108146432489-1.48802347618857 1.9071009965628-1.58717156191233 1.80592831759532-1.68463288798102 1.70756342742607-1.78040745439102 1.61200632605141-1.87449526114688 1.519257013475-1.96689630824494 1.42931548968954-2.05761059568795 2.60003756321566-4.38061701507922 2.27396493363449-4.723233048976 1.97035461442101-5.05235500562412 1.6892066055716-5.36798288502268-34.7409534484268-4.69746245266833-0.621548195744253 2.53573848206997-0.718555332674441 2.42243830626285-0.826341040376065 2.29654922203554-0.944905318845485 2.15807122938259-1.07424816808634 2.00700432830854-1.21436958809863 1.84334851881158-0.66309862991875 0.85636929696193-0.702170948961793 0.810734503927961-0.742590589346946 0.763526097343856-0.784357551081484 0.714744077205069-0.840600259441999 0.840169075311678-0.88055688352506 0.768019575978542-0.919166186258735 0.697443690200998-0.956428167648483 0.6284414179745-0.992342827690663 0.561012759301775-1.0269101663871 0.495157714181914-1.06013018373778 0.430876282614008-1.09200287973727 0.368168464599876-1.12252825439646 0.307034260138607-1.15170630770808 0.247473669229294-2.38555748996623 0.322560019943921-2.48610184705467 0.103201018943764-2.57586763337349-0.10356907363439-3.06978114100639-0.425885546032077-2.85241543756638-0.785169365792171-2.63358926667752-1.14434003945098-2.41330262834163-1.50339756700487-2.19155552255506-1.86234194845656-1.96834794931783-2.22117318380515-1.74367990863357-2.57989127304882-1.51755140049681-2.9384962161912-1.28996242491121-3.29698801322957-1.06091298187675-3.65536666416483-0.830403071393448-4.01363216899608-0.598432693459472-4.37178452772423-0.365001848074826-4.72982374034928-0.130110535244967-5.08774980687031 0.450294737811419-11.248825228894 1.34056787604641-11.8419879321318 0.93743152101888-5.27293480679145 1.11583163262185-4.84478994714027 1.29445803643466-4.41956602238861 1.47331073245732-3.99726303253556 1.65238972068073-3.57788097758112 1.83169500111035-3.16141985752711 2.01122657374981-2.7478796723708 2.19098443859548-2.33726042211583 2.37096859564917-1.92956210675857 2.55117904490726-1.52478472629991 2.73161578637155-1.12292828074169 2.91227882004387-0.723992770081168 3.09316814592239-0.327978194320167 3.2742837640053 0.0651154465404034 2.23214207204728 0.266960608499176 2.1942918916302 0.452090104390663 2.13307423202241 0.635409262629764 2.04848909322027 0.81691808321284 1.9405364752256 0.996616566146258 0.922483668617133 0.565129483656165 0.886732709423086 0.609375227769306 0.848060815327699 0.653394679676239 0.806467986330972 0.697187839376056 0.761954222440181 0.740754706868756 0.714519523644412 0.784095282157068 0.826778381104305 1.01660544479819 0.757560248564914 1.03768913813929 0.691036758718838 1.0619200585852 0.627207911566075 1.08929820613594 0.566073707104806 1.11982358079513 0.507634145335032 1.15349618255641 0.85072817613036 2.42059907882594 0.649305641367391 2.59305621114709 0.469440248138199 2.79069116031314 0.311131996453696 3.01350392632685 0.174380886308427 3.26149450918547 35.049917741173 0.709412670404163-0.513727185711105-3.71092367563142-0.631553205650562-3.555497840719-0.759252627531168-3.42434465382576-0.896825451356563-3.31746411495078-1.04427167712674-3.2348562240968-1.20159130483626-3.17652098126018-1.36878433449419-3.14245838644365-1.5458507660951-3.13266843964811-1.73838638325833-3.04963578276238-1.93980891802494-2.87717865044033-2.14123145278973-2.70472151811919-2.34265398755633-2.53226438579986-2.54407652232112-2.3598072534769-2.74549905709136-2.18735012115667-2.94692159185433-2.01489298883553-3.14834412662276-1.84243585651438-2.97199241443377-1.64071159880677-3.15004747000785-1.46644412883234-3.3047350463894-1.29036632120551-3.43605514357296-1.1124781759263-3.54400776156945-0.932779692992881-3.62859290036977-0.751270872408895-3.68981055997938-0.567951714170704z"/>
          <dr3d:extrude draw:style-name="gr61" draw:layer="layout" svg:viewBox="13073.4569871048 -5490.61224548385 133.838058664342 200.11190178355" svg:d="M13206.7416645033-5408.17520280921l0.488028297206256-8.75212349092271 0.0653529686387628-8.30296073873978-0.369911268349824-7.84301941578633-0.817764413763143-7.37229952205962-1.27820646759756-6.89080105756693-1.75123742985488-6.3985240223019-1.05693935965792-3.01128981956208-1.1799179408772-2.88417859670608-1.30447013565572-2.75572005250615-1.43059594398437-2.62591418695774-1.37062529859759-2.48022172579113-1.49551693168178-2.34738177924009-1.61760077597501-2.21285507303401-1.73687683146636-2.07664160717286-1.85334509816676-1.93874138165484-1.96700557606891-1.79915439647993-2.07785826517647-1.65788065164816-2.18590316548398-1.51492014716314-2.2911402769987-1.37027288301942-2.39356959972065-1.22393885922065-2.49319113364436-1.07591807576682-2.59000487877165-0.926210532654295-2.68401083510253-0.77481622988671-2.77520900264062-0.621735167462248-2.86359938138048-0.466967345383637-2.9491819713221-0.310512763646329-3.32557425748018-0.161650739994911-3.24749221075763 0.0442141837556846-3.17031533286172 0.261762847103455-3.09404362379064 0.4909952500484-3.01867708354803 0.7319113925887-2.94421571213024 0.984511274726174-2.87065950953911 1.24879489645991-2.79800847577644 1.52476225778992-1.34606336285651 0.682736301891964-1.30599359266853 0.75342533377443-2.49671457576187 1.70678143918394-2.35124559793621 1.95312859468413-2.21565002205898 2.17520310216241-2.0899278481229 2.37300496162425-1.9740790761316 2.54653417306417-1.86810370608509 2.69579073648765-1.77200173797792 2.82077465188831 0.173903688199061-2.44700304729758 0.116640524482136-2.92159398176682-0.026851205391722-3.49689618361936-0.256571501429789-4.17290965285702 0.257179220228863-3.52190709017304 0.120261199790548-2.96832894015279-0.0249488508925424-1.2204168879025-0.0396479469418409-0.534444287622137-0.0600126408098731-0.480191131676293-0.0820640943366016-0.423130186933122-0.105802307520207-0.363261453394443-0.131227280358871-0.300584931060257-0.0756751173885277-0.125911335656383-0.0826638954677037-0.10918928427327-32.9014107036692-2.54895541516271 0.0865067531558452 3.15673780046473-0.0170034758521069 3.43081136899673-0.297802680346649 7.68746411888787-1.32364356655489 18.7036384885059-12.7447770758154 164.507053518345 33.8984231492359 2.62619648834971 4.24825902527118-54.8356845061153 1.85378575648247-23.9282986935768 1.29948261327991 3.55655547534388 1.45767771886131 3.33520317677994 1.61575967834324 3.11531134566576 1.77372849171661 2.89687998200407 1.9315841589887 2.67990908578849 2.08932668016132 2.46439865702359 2.24695605522538 2.25034869570845 2.40447228418816 2.03775920184307 2.56187536704965 1.82663017542654 2.71916530380258 1.61696161645978 2.87634209445605 1.40875352494368 3.03340573900641 1.20200590087552 3.19035623745185 0.996718744258942 3.34719358979601 0.792892055090306 3.50391779603524 0.590525833370521 3.66052885616955 0.389620079101405 2.94975224895461 0.157756695434728 2.86725750420192 0.00885000221569499 2.78487590555233-0.141517158452189 2.70260745300948-0.293344786570742 2.62045214656791-0.446632882137237 2.53840998622763-0.601381445153493 2.45648097199228-0.757590475619509 2.37466510386184-0.915259973536195 2.29296238183269-1.07438993890082 2.21137280590665-1.23498037171612 2.12989637608553-1.39703127198118 2.04853309236933-1.56054263969509 1.96728295475259-1.72551447485876 1.88614596324078-1.89194677747219 1.80512211783207-2.05983954753447 1.72421141852647-2.22919278504742 1.64245212344758-2.38759251668853 1.55961794038376-2.53211780755737 2.86982816275849-5.48612774812682 2.53577592403235-6.02917769281703 2.19991334765473-6.54886015831562 1.86224043362381-7.04517514461895 1.5227571819396-7.51812265172885 1.1814635926039-7.96770267964803zM13171.8462289085-5410.87864037075l-0.544380944602381 5.78774262776824-0.714039115297055 5.39847509063202-0.895381025591632 5.00830238467006-1.08840667547702 4.61722450988145-1.29311606496231 4.2252414662662-1.50950919404204 3.83235325382429-1.73758606271804 3.43855987255574-0.957973025737374 1.57132455304418-1.01937364525656 1.47253676941727-0.894808076196568 1.3881562562774-0.95620869571394 1.28936847264958-1.01614884778246 1.19069383512669-1.07462853240395 1.09213234370691-1.13164774957295 0.993683998388406-1.18720649928946 0.895348799175736-1.24130478156076 0.79712674606526-1.2939425963832 0.699017839057888-1.34511994375316 0.601022078154529-1.39483682367609 0.503139463353364-1.44309323614834 0.405369994657121-1.48988918116811 0.307713672062164-1.53522465874084 0.210170495571219-1.57909966886473 0.112740465185198-1.62151421153976 0.0154235809004604-1.66246828676231-0.0817801572793542-1.65545148970887-0.175512342977527-1.60136203460934-0.266822051891722-1.54715943340671-0.359592228258407-1.49284368609733-0.453822872073943-1.43841479268849-0.549513983338329-1.38387275317473-0.646665562051567-1.32921756755604-0.745277608213655-1.27444923583789-0.845350121828233-1.21956775801482-0.946883102891661-1.16457313408682-1.04987655140303-1.10946536405754-1.15433046736416-1.05424444792152-1.26024485077596-0.998910385686031-1.36761970163661-0.94346317734562-1.47645501994703-0.887902822903925-1.5867508057072-0.832229322355488-1.69850705891713-0.780409075085117-1.61197048405211-0.704525754343194-1.70012253396817-1.1872434162633-3.66515380209967-0.901235742696372-4.01911975500661-0.626911808725708-4.37399087673839-0.36427161435131-4.72976716729772-0.113315159573176-5.0864486266828 0.125957555608693-5.44403525489543 0.353546531192478-5.80252705193288 0.544380944602381-5.78774262776824 0.714039115297055-5.39847509063202 0.895381025591632-5.00830238467006 1.08840667547702-4.61722450988145 1.29311606496231-4.2252414662662 1.50950919404204-3.83235325382429 1.73758606271804-3.43855987255574 0.957973025737374-1.57132455304418 1.01937364525656-1.47253676941727 0.908647877517069-1.56363690378294 0.969811772938556-1.44282896230743 1.03108881445769-1.32348148828441 1.09247900208175-1.20559448171025 1.15398233580891-1.08916794258494 1.21559881564099-0.974201870909383 1.27732844157617-0.86069626668359 1.33917121361446-0.748651129907557 1.40112713175404-0.638066460581285 1.46319619600035-0.528942258702955 1.52537840634614-0.421278524275294 1.58767376279866-0.315075257298304 1.65008226535247-0.210332457769255 1.7126039140112-0.107050125690876 1.77523870877303-0.00522826106043794 1.83798664963615 0.0951331361175107 3.24439433504995 0.450922264465589 3.00342442832152 0.830415904420988 2.76256766769256 1.20844907692754 2.52182405316671 1.5850217819825 2.2811935847476 1.96013401958953 2.04067626242795 2.3337857897468 1.80027208621505 2.7059770924543 1.55998105610161 3.07670792771205 1.31980317209491 3.44597829552004 1.07973843418949 3.81378819587917 0.839786842389003 4.18013762878854 0.599948396691616 4.54502659424725 0.360223097095513 4.9084550922571 0.120610943604333 5.2704231228181z"/>
          <dr3d:extrude draw:style-name="gr61" draw:layer="layout" svg:viewBox="13228.1768843374 -5478.79436128628 200.555079196381 158.203559245391" svg:d="M13317.0665696304-5472.8467986509l-6.25652692812764 80.7580080908229-0.964840426169758 8.76219911183853-1.46122602982905 7.58361792966207-0.923777088277348 3.34562412237301-1.05629685558233 3.04591854786031-1.1916244116801 2.74452621369073-1.32975975657246 2.4414471198661-1.47070289026306 2.13668126638368-1.61445381275189 1.8302286532471-1.76101252403168 1.52208928045275-1.91037902411335 1.21226314800242-2.06255331298416 0.900750255897947-2.21753539065503 0.587550604133867-2.37532525711867 0.272664192714728-2.53592291238238-0.0439089783594682-1.11753150347249-0.133593450353146-1.1073692179616-0.226837074917967-1.09428599755302-0.319854407277489-1.07828184224491-0.412645447428076-1.05935675203727-0.505210195374275-1.0375107269283-0.597548651113357-1.01274376692345-0.689660814645322-0.985055872019075-0.781546685971989-0.954447042215179-0.873206265089721-0.920917277509943-0.964639552002154-0.884466577908825-1.05584654670747-0.845094943406366-1.14682724920749-0.802802374004386-1.23758165949948-0.757588869706524-1.32810977758527-0.709454430507321-1.41841160346485-0.658399056410417-1.50848713713913-1.49217618003968-3.21862310124925-1.2089674680974-3.38474405178476-0.937442495753203-3.55177017114693-0.677601263003453-3.71970145933574-0.429443769851787-3.8885379163512-0.192970016298204-4.0582795421933 0.0318199976609321-4.22892633686206 0.244926272025623-4.40047830035564 5.94756263537965-76.7699583085614-33.8984231492359-2.62619648835062-8.65100019691636 111.665393903362-1.46758039054839 18.9432364657496-0.470449197024209 1.79911507837187-0.382326838063818 1.72366508298182-0.30679338752816 1.65899365836231-0.243848845413595 1.60510080450968-0.349219698173329 3.09163733055084-0.248508430790025 3.00540876439027 32.9014107036692 2.54895541516271 0.16161222345545-1.88376976312884 0.320254295727864-2.717757663464 0.579607635385401-3.63797412995791 0.939672242424422-4.64441916261603 1.23585717098831-15.9521991290521 0.997012445566725 0.0772410731869968 1.20900063714362 4.42104574652058 1.33053078753619 4.06609116964137 1.45115576909848 3.72282033235933 1.57087558183775 3.39123323467174 1.68969022574856 3.07132987658133 1.80759970083454 2.76311025808809 1.92460400709206 2.46657437919202 2.04070314452292 2.1817222398904 2.48693640169768 1.93420029026765 2.53112276389584 1.66728461720231 2.59777143646352 1.41386302138562 2.68688241939526 1.17393550281759 2.79845571269834 0.947502061500018 2.93249131636367 0.734562697430192 3.08898923039851 0.535117410611747 3.26794945479378 0.349166201040134 3.65550816474752 0.154153807203329 3.48982936673201-0.115797551588912 3.32549789006225-0.384175296827379 3.16251373473824-0.650979428514802 3.00087690075998-0.916209946647541 2.84058738812746-1.17986685122924 2.68164519684433-1.44195014225534 2.52405032690513-1.7024598197313 2.36780277831349-1.96139588365349 2.21290255106578-2.21875833402282 2.05934964516564-2.47454717083929 1.90714406061124-2.72876239410198 1.75628579740442-2.98140400381271 1.60677485554515-3.23247199996968 1.45861123502618-3.48196638257559 1.31179493586023-3.72988715162683 1.53809263577932 4.44654133513086 1.5778366089944 4.08525057646784 1.62835915298092 3.73654872622592 1.68966026773342 3.40043578440691 1.76173995326099 3.07691175101172 1.84459820955453 2.76597662603854 1.93823503661952 2.46763040948827 2.04265043445776 2.18187310136182 2.48888369162887 1.93435115173907 2.54475379342693 1.66834064750037 2.63476994518351 1.41672938933516 2.7589321469095 1.17951737724798 2.917240398594 0.956704611234272 3.10969470024429 0.748291091297688 3.3362950518549 0.554276817436403 3.59704145342948 0.374661789651327 2.39943019248312 0.127365464988543 2.33680582961642 0.00644437741266302 2.27260785319595-0.113129388819289 2.2068362632217-0.231355833702764 2.13949105969732-0.348234957241402 2.07057224261735-0.463766759433383 2.0000798119836-0.577951240278708 1.92801376779971-0.690788399778285 1.85437411006205-0.802278237931205 1.77916083877244-0.912420754737468 1.70237395392905-1.02121595019889 1.62401345553189-1.12866382431275 1.54407934358278-1.23476437708086 1.46257161808171-1.33951760850323 1.37949027902687-1.44292351857985 1.29483532641825-1.54498210730799 2.77914223019252-3.73399157468793 2.51601414272409-4.13050046243552 2.24120231566303-4.52791451900885 1.95470674900207-4.92623374440882 1.65652744274485-5.32545813863544 1.34666439689499-5.7255877016878 1.02511761144524-6.12662243356863 0.69188708639922-6.52856233427337 7.02893765999579-90.728132546481-33.8984231492359-2.62619648834971-6.25652692812764 80.7580080908238-1.00573351475578 8.75903102094708-0.711705177271142 3.93652403628039-0.848832639128887 3.63939995835608-0.984386487434676 3.34092855908693-1.11836672218669 3.04110983846931-1.25077334338675 2.73994379650776-1.38160635103486 2.43743043319773-1.51086574512919 2.13356974854287-1.63855152566794 1.82836174254226-1.76466369265654 1.52180641519499-1.88920224609319 1.21390376650015-2.01216718597425 0.90465379646048-2.13355851230517 0.59405650507415-2.25337622508232 0.282111892340254-2.37162032430388-0.0311800417375707-1.28209636047177-0.146097833417116-1.23115413247979-0.234712899638907-1.18324598548861-0.322093790620784-1.1383719194946-0.408240506357288-1.09653193450868-0.493153046852058-1.05772603052355-0.576831412103275-1.02195420754106-0.659275602110938-0.989216465563004-0.740485616877777-0.959512804580299-0.820461456400153-0.932843224609314-0.899203120678067-1.79781403330162-2.02969453322567-1.72754468542553-2.32985108742832-1.68154798557407-2.6201342396871-1.19052705994727-2.86418637547467-0.99445208299403-3.11933485379814-0.810966014461883-3.36370476135016-0.640068854354468-3.59729609813348-0.481760602668146-3.82010886414537-0.336041259404737-4.03214305938855-0.28528012271272-8.65727442142361 6.10204478175365-78.763983199693z"/>
        </dr3d:scene>
        <dr3d:scene draw:style-name="gr62" svg:width="1.285cm" svg:height="2.214cm" svg:x="0.115cm" svg:y="2.068cm" dr3d:transform="matrix (0.851317911126555 0.0252297307793191 -0.524043199440582 -0.0847325266150882 0.992342222421793 -0.0898738701314245 0.517762699630383 0.120914739729199 0.846936486749554 1.57171613612796cm 7.93841083359493cm -2.38641162542021cm)" dr3d:vrp="(0 0 5014.28571428571)" dr3d:vpn="(0 0 4574.28571428572)" dr3d:projection="perspective" dr3d:distance="0.44cm" dr3d:focal-length="10cm" dr3d:shadow-slant="1" dr3d:shade-mode="gouraud" dr3d:ambient-color="#666666" dr3d:lighting-mode="false">
          <dr3d:light dr3d:diffuse-color="#cccccc" dr3d:direction="(-0.34731912821974 0.246396705030508 0.90479726288422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3" draw:layer="layout" svg:viewBox="-3600 -9100 601 344" svg:d="M-3300-9100l301 344h-601zM-3600-9100zM-2999-8756z"/>
          <dr3d:extrude draw:style-name="gr63" draw:layer="layout" svg:viewBox="-3600 -8856 1600 1371" svg:d="M-3600-8856v1371h1600v-1371z"/>
          <dr3d:extrude draw:style-name="gr63" draw:layer="layout" svg:viewBox="-3600 -8343 1601 1544" svg:d="M-2801-6799l83.636474609375-3.857666015625 80.799072265625-11.347412109375 77.608642578125-18.498779296875 74.065185546875-25.311767578125 70.168701171875-31.786376953125 65.919189453125-37.922607421875 61.316650390625-43.720458984375 56.361083984375-49.179931640625 51.052490234375-54.301025390625 45.390869140625-59.083740234375 39.376220703125-63.528076171875 33.008544921875-67.634033203125 26.287841796875-71.401611328125 19.214111328125-74.830810546875 11.787353515625-77.921630859375 4.007568359375-80.674072265625-4.007568359375-80.685302734375-11.787353515625-77.953369140625-19.214111328125-74.880126953125-26.287841796875-71.465576171875-33.008544921875-67.709716796875-39.376220703125-63.612548828125-45.390869140625-59.174072265625-51.052490234375-54.394287109375-56.361083984375-49.273193359375-61.316650390625-43.810791015625-65.919189453125-38.007080078125-70.168701171875-31.862060546875-74.065185546875-25.375732421875-77.608642578125-18.548095703125-80.799072265625-11.379150390625-83.636474609375-3.868896484375-83.625244140625 3.868896484375-80.767333984375 11.379150390625-77.559326171875 18.548095703125-74.001220703125 25.375732421875-70.093017578125 31.862060546875-65.834716796875 38.007080078125-61.226318359375 43.810791015625-56.267822265625 49.273193359375-50.959228515625 54.394287109375-45.300537109375 59.174072265625-39.291748046875 63.612548828125-32.932861328125 67.709716796875-26.223876953125 71.465576171875-19.164794921875 74.880126953125-11.755615234375 77.953369140625-3.996337890625 80.685302734375 3.996337890625 80.674072265625 11.755615234375 77.921630859375 19.164794921875 74.830810546875 26.223876953125 71.401611328125 32.932861328125 67.634033203125 39.291748046875 63.528076171875 45.300537109375 59.083740234375 50.959228515625 54.301025390625 56.267822265625 49.179931640625 61.226318359375 43.720458984375 65.834716796875 37.922607421875 70.093017578125 31.786376953125 74.001220703125 25.311767578125 77.559326171875 18.498779296875 80.767333984375 11.347412109375zM-3600-6799zM-1999-8343z"/>
          <dr3d:extrude draw:style-name="gr63" draw:layer="layout" svg:viewBox="-3083 -9100 601 344" svg:d="M-2783-9100l301 344h-601zM-3083-9100zM-2482-8756z"/>
          <dr3d:extrude draw:style-name="gr63" draw:layer="layout" svg:viewBox="-2600 -9100 601 344" svg:d="M-2300-9100l301 344h-601zM-2600-9100zM-1999-8756z"/>
          <dr3d:extrude draw:style-name="gr64" draw:layer="layout" svg:viewBox="-3400 -7829 401 516" svg:d="M-3200-7313l20.867919921875-1.2822265625 20.169189453125-3.7724609375 19.381103515625-6.1513671875 18.503662109375-8.4189453125 17.536865234375-10.5751953125 16.480712890625-12.6201171875 15.335205078125-14.5537109375 14.100341796875-16.3759765625 12.776123046875-18.0869140625 11.362548828125-19.6865234375 9.859619140625-21.1748046875 8.267333984375-22.5517578125 6.585693359375-23.8173828125 4.814697265625-24.9716796875 2.954345703125-26.0146484375 1.004638671875-26.9462890625-1.004638671875-26.95751953125-2.954345703125-26.04638671875-4.814697265625-25.02099609375-6.585693359375-23.88134765625-8.267333984375-22.62744140625-9.859619140625-21.25927734375-11.362548828125-19.77685546875-12.776123046875-18.18017578125-14.100341796875-16.46923828125-15.335205078125-14.64404296875-16.480712890625-12.70458984375-17.536865234375-10.65087890625-18.503662109375-8.48291015625-19.381103515625-6.20068359375-20.169189453125-3.80419921875-20.867919921875-1.29345703125-20.867919921875 1.29345703125-20.169189453125 3.80419921875-19.381103515625 6.20068359375-18.503662109375 8.48291015625-17.536865234375 10.65087890625-16.480712890625 12.70458984375-15.335205078125 14.64404296875-14.100341796875 16.46923828125-12.776123046875 18.18017578125-11.362548828125 19.77685546875-9.859619140625 21.25927734375-8.267333984375 22.62744140625-6.585693359375 23.88134765625-4.814697265625 25.02099609375-2.954345703125 26.04638671875-1.004638671875 26.95751953125 1.004638671875 26.9462890625 2.954345703125 26.0146484375 4.814697265625 24.9716796875 6.585693359375 23.8173828125 8.267333984375 22.5517578125 9.859619140625 21.1748046875 11.362548828125 19.6865234375 12.776123046875 18.0869140625 14.100341796875 16.3759765625 15.335205078125 14.5537109375 16.480712890625 12.6201171875 17.536865234375 10.5751953125 18.503662109375 8.4189453125 19.381103515625 6.1513671875 20.169189453125 3.7724609375zM-3400-7313zM-2999-7829z"/>
          <dr3d:extrude draw:style-name="gr65" draw:layer="layout" svg:viewBox="-3200 -7657 201 172" svg:d="M-3101-7485l10.3515625-0.42724609375 10.0234375-1.25634765625 9.6484375-2.04736328125 9.2265625-2.80029296875 8.7578125-3.51513671875 8.2421875-4.19189453125 7.6796875-4.83056640625 7.0703125-5.43115234375 6.4140625-5.99365234375 5.7109375-6.51806640625 4.9609375-7.00439453125 4.1640625-7.45263671875 3.3203125-7.86279296875 2.4296875-8.23486328125 1.4921875-8.56884765625 0.5078125-8.86474609375-0.5078125-8.8759765625-1.4921875-8.6005859375-2.4296875-8.2841796875-3.3203125-7.9267578125-4.1640625-7.5283203125-4.9609375-7.0888671875-5.7109375-6.6083984375-6.4140625-6.0869140625-7.0703125-5.5244140625-7.6796875-4.9208984375-8.2421875-4.2763671875-8.7578125-3.5908203125-9.2265625-2.8642578125-9.6484375-2.0966796875-10.0234375-1.2880859375-10.3515625-0.4384765625-10.34033203125 0.4384765625-9.99169921875 1.2880859375-9.59912109375 2.0966796875-9.16259765625 2.8642578125-8.68212890625 3.5908203125-8.15771484375 4.2763671875-7.58935546875 4.9208984375-6.97705078125 5.5244140625-6.32080078125 6.0869140625-5.62060546875 6.6083984375-4.87646484375 7.0888671875-4.08837890625 7.5283203125-3.25634765625 7.9267578125-2.38037109375 8.2841796875-1.46044921875 8.6005859375-0.49658203125 8.8759765625 0.49658203125 8.86474609375 1.46044921875 8.56884765625 2.38037109375 8.23486328125 3.25634765625 7.86279296875 4.08837890625 7.45263671875 4.87646484375 7.00439453125 5.62060546875 6.51806640625 6.32080078125 5.99365234375 6.97705078125 5.43115234375 7.58935546875 4.83056640625 8.15771484375 4.19189453125 8.68212890625 3.51513671875 9.16259765625 2.80029296875 9.59912109375 2.04736328125 9.99169921875 1.25634765625zM-3200-7485zM-2999-7657z"/>
          <dr3d:extrude draw:style-name="gr66" draw:layer="layout" svg:viewBox="-2600 -7829 401 516" svg:d="M-2400-7313l20.867919921875-1.2822265625 20.169189453125-3.7724609375 19.381103515625-6.1513671875 18.503662109375-8.4189453125 17.536865234375-10.5751953125 16.480712890625-12.6201171875 15.335205078125-14.5537109375 14.100341796875-16.3759765625 12.776123046875-18.0869140625 11.362548828125-19.6865234375 9.859619140625-21.1748046875 8.267333984375-22.5517578125 6.585693359375-23.8173828125 4.814697265625-24.9716796875 2.954345703125-26.0146484375 1.004638671875-26.9462890625-1.004638671875-26.95751953125-2.954345703125-26.04638671875-4.814697265625-25.02099609375-6.585693359375-23.88134765625-8.267333984375-22.62744140625-9.859619140625-21.25927734375-11.362548828125-19.77685546875-12.776123046875-18.18017578125-14.100341796875-16.46923828125-15.335205078125-14.64404296875-16.480712890625-12.70458984375-17.536865234375-10.65087890625-18.503662109375-8.48291015625-19.381103515625-6.20068359375-20.169189453125-3.80419921875-20.867919921875-1.29345703125-20.867919921875 1.29345703125-20.169189453125 3.80419921875-19.381103515625 6.20068359375-18.503662109375 8.48291015625-17.536865234375 10.65087890625-16.480712890625 12.70458984375-15.335205078125 14.64404296875-14.100341796875 16.46923828125-12.776123046875 18.18017578125-11.362548828125 19.77685546875-9.859619140625 21.25927734375-8.267333984375 22.62744140625-6.585693359375 23.88134765625-4.814697265625 25.02099609375-2.954345703125 26.04638671875-1.004638671875 26.95751953125 1.004638671875 26.9462890625 2.954345703125 26.0146484375 4.814697265625 24.9716796875 6.585693359375 23.8173828125 8.267333984375 22.5517578125 9.859619140625 21.1748046875 11.362548828125 19.6865234375 12.776123046875 18.0869140625 14.100341796875 16.3759765625 15.335205078125 14.5537109375 16.480712890625 12.6201171875 17.536865234375 10.5751953125 18.503662109375 8.4189453125 19.381103515625 6.1513671875 20.169189453125 3.7724609375zM-2600-7313zM-2199-7829z"/>
          <dr3d:extrude draw:style-name="gr67" draw:layer="layout" svg:viewBox="-2400 -7657 201 172" svg:d="M-2301-7485l10.3515625-0.42724609375 10.0234375-1.25634765625 9.6484375-2.04736328125 9.2265625-2.80029296875 8.7578125-3.51513671875 8.2421875-4.19189453125 7.6796875-4.83056640625 7.0703125-5.43115234375 6.4140625-5.99365234375 5.7109375-6.51806640625 4.9609375-7.00439453125 4.1640625-7.45263671875 3.3203125-7.86279296875 2.4296875-8.23486328125 1.4921875-8.56884765625 0.5078125-8.86474609375-0.5078125-8.8759765625-1.4921875-8.6005859375-2.4296875-8.2841796875-3.3203125-7.9267578125-4.1640625-7.5283203125-4.9609375-7.0888671875-5.7109375-6.6083984375-6.4140625-6.0869140625-7.0703125-5.5244140625-7.6796875-4.9208984375-8.2421875-4.2763671875-8.7578125-3.5908203125-9.2265625-2.8642578125-9.6484375-2.0966796875-10.0234375-1.2880859375-10.3515625-0.4384765625-10.34033203125 0.4384765625-9.99169921875 1.2880859375-9.59912109375 2.0966796875-9.16259765625 2.8642578125-8.68212890625 3.5908203125-8.15771484375 4.2763671875-7.58935546875 4.9208984375-6.97705078125 5.5244140625-6.32080078125 6.0869140625-5.62060546875 6.6083984375-4.87646484375 7.0888671875-4.08837890625 7.5283203125-3.25634765625 7.9267578125-2.38037109375 8.2841796875-1.46044921875 8.6005859375-0.49658203125 8.8759765625 0.49658203125 8.86474609375 1.46044921875 8.56884765625 2.38037109375 8.23486328125 3.25634765625 7.86279296875 4.08837890625 7.45263671875 4.87646484375 7.00439453125 5.62060546875 6.51806640625 6.32080078125 5.99365234375 6.97705078125 5.43115234375 7.58935546875 4.83056640625 8.15771484375 4.19189453125 8.68212890625 3.51513671875 9.16259765625 2.80029296875 9.59912109375 2.04736328125 9.99169921875 1.25634765625zM-2400-7485zM-2199-7657z"/>
        </dr3d:scene>
        <dr3d:scene draw:style-name="gr68" svg:width="1.513cm" svg:height="1.8cm" svg:x="13.287cm" svg:y="7.578cm" dr3d:transform="matrix (0.965270249021087 0.136905023120526 -0.222509238008528 -0.0819965766173737 0.96742199026352 0.239522972129188 0.248052227923473 -0.212959403170972 0.945049408667749 1.63581100921438cm 5.16187517053763cm 0.506895409208819cm)" dr3d:vrp="(0 0 6268.57142857143)" dr3d:vpn="(0 0 5828.57142857143)" dr3d:projection="perspective" dr3d:distance="0.44cm" dr3d:focal-length="10cm" dr3d:shadow-slant="1" dr3d:shade-mode="gouraud" dr3d:ambient-color="#666666" dr3d:lighting-mode="false">
          <dr3d:light dr3d:diffuse-color="#cccccc" dr3d:direction="(-0.691728242949219 0.091751709536137 0.71630556447900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9" draw:layer="layout" svg:viewBox="-2891.84657131217 -6001.85974235053 1436.03893289727 2058.8583875059" svg:d="M-2891.84657131217-5255.59574960336l14.1387871045717-35.0584469024461 15.1556678654779-33.336252512112 16.5252054410994-32.9835956973984 19.2642805923397-32.2782820679731 20.2811613532476-30.5560876776381 21.2980421141547-28.8338932873057 23.5286768849419-28.9896768530443 24.5455576458489-27.267482462712 25.5624384067569-25.5452880723788 27.4404163628305-24.3315340624986 27.9488567432836-23.470436867331 30.3352750798113-21.3955856622842 29.9826182650986-20.0260480866646 31.8605962211732-18.8122940767844 32.0163797869127-16.5816593059963 33.8943577429873-15.367905296117 34.0501413087268-13.1372705253289 35.0670220696347-11.4150761349965 35.2228056353752-9.1844413642084 35.7312460158291-8.32334416904178 35.8870295815696-6.09270939825456 36.9039103424757-4.3705150079204 37.0596939082179-2.13988023713318 36.7070370935035-0.770342661513496 36.8628206592439 1.46029210927372 37.0186042249843 3.69092688006185 36.6659474102707 5.06046445568154 36.3132905955581 6.43000203130305 35.6079769661319 9.16907718254333 36.1164173465859 10.03017437771 35.4111037171579 12.7692495289512 34.1973497072786 14.6472274850248 34.1973497072795 14.6472274850248 32.6309388826867 17.89474301672 32.2782820679722 19.2642805923397 31.9256252532587 20.6338181679603 30.7118712433794 22.5117961240348 28.9896768530452 23.5286768849419 27.7759228431651 25.4066548410155 27.4232660284533 26.7761924166371 25.7010716381183 27.7930731775432 23.978877247785 28.8099539384511 23.1177800526184 29.3183943189042 21.0429288475707 31.7048126554319 20.1818316524041 32.2132530358858 18.4596372620717 33.2301337967929 16.7374428717376 34.2470145577008 14.5068081009495 34.4027981234403 14.1541512862368 35.7723356990618 11.9235165154496 35.9281192648014 9.69288174466237 36.0839028305418 7.97068735432731 37.1007835914488 5.74005258354191 37.2565671571892 4.87895538837438 37.7650075376441 2.13988023713318 37.059693908217 1.27878304196747 37.568134288671-0.951851728821566 37.7239178544096-2.32138930444034 37.3712610396979-5.06046445568154 36.6659474102717-7.29109922646967 36.8217309760121-7.79953960692365 35.9606337808445-10.030174377709 36.116417346585-11.9081523337845 34.9026633367048-13.2776899094051 34.5500065219931-16.0167650606454 33.8446928925659-16.5252054410994 32.9835956973984-18.4031833971731 31.7698416875191-20.2811613532467 30.5560876776381-21.6506989288682 30.2034308629263-22.6675796897744 28.4812364725913-24.5455576458489 27.267482462712-25.562438406756 25.5452880723788-26.9319759823775 25.1926312576652-28.4572971237376 22.6093396721644-29.8268346993582 22.2566828574509-29.9826182650986 20.0260480866646-31.8605962211723 18.8122940767835-32.0163797869127 16.5816593059972-33.8943577429873 15.3679052961161-34.0501413087277 13.1372705253298-34.5585816891817 12.2761733301622-35.2228056353742 9.1844413642084-35.7312460158291 8.32334416904268-35.8870295815686 6.09270939825365-36.9039103424775 4.37051500792131-36.5512535277621 3.00097743229981-36.7070370935044 0.770342661513496-36.8628206592439-1.46029210927372-37.0186042249843-3.69092688006185-36.6659474102707-5.06046445568154-36.313290595559-6.43000203130214-36.4690741612976-8.66063680209027-36.1164173465859-10.03017437771-34.9026633367057-11.9081523337845-34.1973497072786-14.6472274850248-34.7057900877317-15.5083246801923-33.4920360778533-17.3863026362651-31.7698416875191-18.4031833971731-31.9256252532587-20.6338181679612-30.7118712433794-22.5117961240348-28.9896768530461-23.5286768849419-27.7759228431651-25.4066548410155-26.9148256479984-25.9150952214695-25.7010716381183-27.7930731775432-25.3484148234056-29.1626107531647-22.2566828574518-29.8268346993573-21.9040260427382-31.1963722749788-20.1818316524041-32.2132530358867 632.045341252449-373.195239252958zM-2441.98330892241-3943.00135484463zM-1950.52513145804-6001.85974235053z"/>
          <dr3d:extrude draw:style-name="gr70" draw:layer="layout" svg:viewBox="-2941.84657131217 -5775.86379799244 1536.03893289727 1608.94134999477" svg:d="M-2941.84657131217-5255.59574960336l0.0990668449549048 3.39002972435355 0.300400996771259 3.27847408662274 0.506535841450386 3.18483487856338 0.717471378990922 3.10911210017639 0.933207609394231 3.05130575146268 1.15374453265849 3.01141583242043 1.37908214878462 2.98944234305054 1.60922045777306 2.9853852833503 1.78080926658004 2.8863184383963 1.89939193783766 2.68904134627883 2.03109034590534 2.50487999096913 2.17590449078307 2.33383437247176 2.3338343724713 2.17590449078307 2.50487999096958 2.0310903459058 2.68904134627837 1.89939193783721 2.88631843839676 1.78080926658004 1.51041282356391 0.841583559480569 1.47643066489809 0.757537387718003 1.50306567004236 0.703209779212557 1.59031783899854 0.678600733964231 601.738997102344 245.985818006686-545.301110257973 321.976549822151-2.81620500887811 1.77354828532498-2.62373938177598 1.8849972093476-2.44446390921485 2.00976584056843-2.27837859119836 2.14785417898838-2.12548342772334 2.29926222460563-1.9857784187916 2.46398997742108-1.85926356440223 2.64203743743656-1.74593886455659 2.83340460464842-1.60922045777352 2.98538528335121-1.37908214878462 2.98944234305054-1.15374453265849 3.01141583241952-0.933207609393321 3.05130575146268-0.717471378991831 3.1091121001773-0.506535841450386 3.18483487856338-0.300400996771259 3.27847408662183-0.0990668449544501 3.39002972435355 0.0990668449544501 3.39002972435355 0.300400996771259 3.27847408662183 0.506535841450386 3.18483487856338 0.717471378991831 3.1091121001773 0.933207609393321 3.05130575146268 1.15374453265849 3.01141583241952 1.37908214878462 2.98944234305054 1.60922045777352 2.98538528335121 0.930079857079363 1.54585146190129 20.1818316524045 32.2132530358867 1.45065642999725 2.18583670923454 21.9040260427382 31.1963722749788 0.847494355276467 1.17067798064363 22.2566828574518 29.8268346993573 2.33611516163 2.89892251105721 25.3484148234052 29.1626107531647 1.02700083816126 1.14545658862608 25.7010716381187 27.7930731775432 2.0298424697844 2.07119439633425 26.9148256479984 25.9150952214695 0.933283476786983 0.875876252845046 27.7759228431651 25.4066548410155 2.23768855922572 1.92854939855988 28.9896768530457 23.5286768849419 1.94967257815779 1.50429729495045 30.7118712433798 22.5117961240348 2.4190717225747 1.66620110612439 31.9256252532582 20.6338181679612 2.07823278087244 1.27247510153757 31.7698416875196 18.4031833971731 0.062131959675753 0.0359313874077998 1.96319508051283 1.07558886030347 33.4920360778533 17.3863026362651 2.63817656534093 1.27285027341986 34.7057900877312 15.5083246801923 0.712632655214748 0.311813425345463 34.197349707279 14.6472274850248 3.54073983929311 1.3600443562209 34.9026633367057 11.9081523337845 2.76574225017794 0.855072624451168 36.1164173465859 10.03017437771 1.82686222010125 0.470418207523835 36.4690741612976 8.66063680209027 2.83475586170152 0.587059274740568 36.313290595559 6.43000203130214 1.88192629292962 0.296373646645407 36.6659474102703 5.06046445568245 1.87533277569582 0.222821453181496 37.0186042249848 3.69092688006094 2.98147748346491 0.207501630968181 36.8628206592439 1.46029210927463 1.97915897556732 0.0391860579775312 1.04908096715508-0.0110069202792147 36.7070370935044-0.770342661514405 3.04231574339155-0.156669503983721 36.5512535277617-3.00097743229981 1.78898855826037-0.179316928702974 36.903910342478-4.37051500792131 2.4885947203893-0.358380429357567 35.8870295815684-6.09270939825365 2.97447435490835-0.598363080314812 35.7312460158294-8.32334416904268 1.27234610930896-0.314018678060165 35.2228056353742-9.1844413642084 1.06196137437246-0.287939687524158 1.0129321390848-0.298515720401156 1.00572994508821-0.321947870424083 1.04035479238291-0.35823613759203 34.5585816891814-12.2761733301622 1.26117104833065-0.46719880370074 34.0501413087277-13.1372705253298 2.64918504695356-1.1105557791243 33.8943577429873-15.3679052961161 2.34748937731547-1.13912008498028 32.0163797869125-16.5816593059972 2.00537582305856-1.09746018633268 0.422019022680843-0.246410430880132 31.8605962211723-18.8122940767835 2.34911298554061-1.47644917085199 29.9826182650986-20.0260480866646 2.13123414355641-1.50537104062005 29.8268346993584-22.2566828574509 1.20093419118075-0.9247993849458 28.4572971237376-22.6093396721644 0.799838059163676-0.647393948645004 0.754797475467285-0.636860564247399 0.740793735508532-0.653096661066229 0.7578268392881-0.696102239102402 26.9319759823775-25.1926312576652 1.18691634654147-1.14758541045558 25.5624384067557-25.5452880723788 1.81796569413268-1.91533309272563 24.5455576458492-27.267482462712 1.96054854525141-2.31555295028829 22.6675796897741-28.4812364725904 1.51574320443547-2.00600666816263 21.6506989288685-30.2034308629272 1.0210557467426-1.47989181514913 20.2811613532467-30.5560876776381 1.60655281232448-2.5882848524061 18.4031833971731-31.7698416875191 0.0359313874075724-0.062131959675753 1.40196353804868-2.60310525262412 16.5252054410992-32.9835956973984 0.491369207556545-1.00886385242666 16.0167650606454-33.8446928925659 1.47755210398145-3.45175636445038 13.2776899094054-34.5500065219931 0.649412065703245-1.79101867086047 11.9081523337843-34.9026633367048 0.855072624450941-2.76574225017794 10.0301743777093-36.116417346585 0.687247087987544-2.78137390759457 7.79953960692342-35.9606337808445 0.183820149593657-0.88616558101694 7.29109922646967-36.8217309760121 0.482783891329291-2.87600488612225 5.06046445568154-36.6659474102717 0.373324467746443-3.73609569755627 2.32138930444034-37.3712610396979 0.0802758633922167-1.83867251888114 0.951851728821794-37.7239178544096 0.015908810988094-1.26120101828928-0.0289412504896518-1.70096662312335-1.27878304196747-37.568134288671-0.054202759566806-1.18130471719724-2.13988023713341-37.059693908217-0.328971723058885-3.52411094097079-4.87895538837438-37.7650075376441-0.170949712810625-1.20719633052886-5.74005258354168-37.2565671571892-0.532359918248176-2.88872412017008-7.97068735432754-37.1007835914488-0.596398765584581-2.46889887482484-9.69288174466215-36.0839028305418-0.833239779660289-2.77773615542355-11.9235165154498-35.9281192648014-0.962056634197097-2.64704440382593-14.1541512862366-35.7723356990618-0.421376043864711-1.03123001968743-14.5068081009497-34.4027981234403-1.14941734741433-2.52742704060074-16.7374428717376-34.2470145577008-1.21335778802154-2.32595121951726-18.4596372620715-33.2301337967929-0.407458087861414-0.719409554129925-0.930079857079363-1.5458514619022-20.1818316524043-32.2132530358858-0.71199139350847-1.1039431809395-21.0429288475705-31.7048126554319-0.584586724356313-0.863447665825333-0.57806249398709-0.816905887600115-0.595893416156741-0.803991612351638-0.638079490865493-0.824704840078994-23.1177800526186-29.3183943189033-0.832220939888884-1.02721086687689-23.978877247785-28.8099539384521-1.72043232630108-1.96068973588717-25.701071638118-27.7930731775432-1.77917224477824-1.82814277710986-27.4232660284533-26.776192416638-1.18395370179519-1.11892787207125-27.7759228431653-25.4066548410137-2.23768855922344-1.92854939855806-28.9896768530452-23.5286768849428-1.94967257815847-1.50429729495136-30.7118712433794-22.5117961240348-2.41907172257606-1.6662011061253-31.9256252532587-20.6338181679603-1.51608194146252-0.941925585714671-32.278282067972-19.2642805923397-0.62428279908454-0.366480903229785-0.958000511348246-0.539147926800069-32.6309388826867-17.89474301672-1.09070444422559-0.582762051777536-1.06018749640793-0.533464586856098-1.07374247352118-0.50562742560669-1.13136937556578-0.499250568028401-34.1973497072795-14.6472274850248-34.1973497072777-14.6472274850248-2.72503479871193-1.07384485249622-35.4111037171579-12.7692495289502-3.58144729075843-1.14127212817493-36.1164173465859-10.0301743777109-0.911212353694282-0.243825611588363-35.6079769661324-9.16907718254333-3.75040572810849-0.81365187067604-36.3132905955581-6.43000203130305-1.88192629293189-0.296373646647226-36.6659474102703-5.06046445568063-1.87533277569491-0.222821453181496-37.0186042249843-3.69092688006094-2.98147748346491-0.207501630968181-36.8628206592439-1.46029210927463-1.97915897556732-0.0391860579775312-1.04908096715417 0.0110069202792147-36.7070370935035 0.770342661513496-1.83319037316505 0.0721370897772431-37.0596939082179 2.13988023713227-2.99811392848824 0.263849342909452-36.9039103424757 4.37051500792131-2.48859472038976 0.358380429357567-35.8870295815696 6.09270939825456-2.97447435490631 0.598363080313902-35.7312460158291 8.32334416904178-1.27234610930964 0.314018678060165-35.2228056353756 9.1844413642084-2.86093512158459 0.837837259909975-35.0670220696343 11.4150761349965-2.52121417767421 0.896000959733101-34.0501413087268 13.1372705253289-2.64918504695515 1.1105557791243-33.8943577429873 15.367905296117-2.3474893773132 1.13912008497937-32.0163797869131 16.5816593059963-2.00537582305969 1.09746018633359-0.422019022681525 0.246410430881042-31.8605962211727 18.8122940767844-2.34911298554016 1.47644917085108-29.9826182650986 20.0260480866646-1.04724870937935 0.718883756952891-30.3352750798113 21.3955856622842-0.872327057858456 0.627715791083574-0.824177182945732 0.620144951771181-0.809904992734573 0.638671819356205-0.829510487223615 0.683296393839555-27.9488567432836 23.470436867331-1.01821107551677 0.878677040225739-27.4404163628305 24.3315340624986-2.17096128504636 2.0438194958524-25.5624384067573 25.5452880723788-1.81796569413427 1.91533309272654-24.5455576458485 27.267482462712-1.66092680614111 1.94275920440123-23.5286768849419 28.9896768530452-1.39575115659818 1.80215516263979-21.2980421141547 28.8338932873048-1.44066953368883 2.05653706655721-20.2811613532481 30.5560876776381-1.27600329650386 2.02613401300005-19.2642805923392 32.2782820679731-0.366480903229331 0.62428279908363-1.40196353804822 2.60310525262412-16.5252054410994 32.9835956973984-0.813636553405559 1.70354992706871-15.1556678654779 33.336252512112-0.854140517316864 1.99229250840745-14.1387871045717 35.0584469024461-0.879605256076957 2.32156746987494-0.750779267835696 2.28948181124179-0.625511758596076 2.27573384894094-0.50380272836037 2.2803235829706-0.385652177127213 2.3032510133371-0.27106010489706 2.34451614003501-0.160026511669457 2.40411896306796zM-2817.42598099184-5302.4376476286l15.277508050016-30.4932456411234 17.7068946374416-29.6688026794263 18.9243880307358-28.5119402109676 19.87454924556-26.9067282808555 22.0046292694137-27.1118981705094 22.8065733863232-25.3356574260315 23.5731600090976-23.5573443200738 25.8212561128698-22.8958177725699 25.8200376028631-21.6827317137304 28.0941014554228-19.8148773239391 28.3003616949704-18.9024320412072 29.4705023553529-17.4010477723268 29.6251536183863-15.3432151747738 31.3971112908121-14.2356387616956 31.4609759189707-12.138315312437 32.3764499152512-10.5392365519265 33.1457289305249-8.64283802340287 33.6148594987026-7.83034671328642 33.1509202533566-5.62818727945523 34.1600216107699-4.04555738769341 34.640731247126-2.00020584031608 34.275233227153-0.719308243837077 33.855286650843 1.34115097730682 34.591196877454 3.44890308647336 34.7865986195065 4.80108542889593 33.4843241620301 5.92907634773746 33.2916419797057 8.57261941996512 33.8497727817644 9.40068668464119 32.2635943020539 11.6342571424602 32.8505654393334 14.0703799891016 31.9679038250899 13.6923230470638 29.704982575716 16.2901543047728 30.7289488164417 18.3396096192791 29.9419739933414 19.3517665532745 28.5334532646525 20.9150161355601 26.8860260856684 21.8213063807707 26.084484480135 23.8594950610486 25.9274926341357 25.3157129764295 23.9490139821623 25.8984025066502 22.7213408704417 27.2990589648134 21.4424923429506 27.1937635992635 19.5490273711612 29.4539916419544 19.1345124041632 30.5415732530982 17.1834753252435 30.9328496570706 15.551474685011 31.8203673053677 13.7507678596633 32.6098537615126 13.4308880986716 33.9444045839327 11.0228650807815 33.2142628182692 8.98699280114829 33.4560746244533 7.3952275085469 34.4222177093879 5.42348246120878 35.2018270914841 4.57394866854406 35.4041371962448 2.00371362295596 34.7014810725796 1.20825880481448 35.4962707082059-0.891260697902908 35.3225658329939-2.14785569740025 34.5776022098516-4.60417468191326 33.3598680977193-6.91985388584885 34.9468564702856-7.39985563737514 34.1178469522165-9.25920427705319 33.3403262370502-11.1329240158518 32.6304776750294-12.2619914939019 31.9070477603818-14.973118012465 31.6393840364917-15.5952876237498 31.1275199331003-16.8800267496028 29.1403810928905-18.9412207277123 28.5373007589042-20.3942195833854 28.4506012121765-20.9393514981293 26.309761772668-22.646454975267 25.1577830412471-24.04417356708 24.0280418659513-24.8555496065726 23.2503064890116-26.2840772751854 20.8827151960395-28.1733872076509 21.0228859488852-27.7432888382793 18.5303508667994-29.4705023553729 17.4010477723386-29.6251536183768 15.3432151747702-31.3971112907989 14.2356387616892-32.0821480924876 12.3779767814549-31.8916943923616 11.3288204844284-32.50087189945 8.47468981705333-33.6148594986996 7.83034671328642-33.1509202533609 5.62818727945523-34.7622242349903 4.11687599817469-34.1363765558481 2.80270813658353-33.6689449137607 0.706584532256784-33.8552866508421-1.34115097730682-34.5911968774512-3.44890308647336-34.7865986194734-4.80108542889047-33.9492721989541-6.01140479478363-34.1423281820016-8.10808365066441-33.8121710563091-9.39024401366351-31.7359926995973-10.8277420517998-32.0952622357863-13.7468725261779-33.0129481859599-14.751876209245-31.1660912631301-16.1788639374045-29.7153960912124-17.2131132841323-29.6679999724415-19.1746946843568-28.5334532646498-20.9150161355583-26.8860260856709-21.8213063807716-26.2133289637809-23.9773491947417-25.4088232148147-24.465032086373-24.1938829988862-26.1632032354501-23.6216671836819-27.1760380369997-20.7104194029657-27.7546416077812-12.3033873052414-17.5228540118005 587.179642693574-346.703998806898 2.81620500887857-1.77354828532498 2.62373938177598-1.8849972093476 2.44446390921485-2.00976584056843 2.27837859119791-2.14785417898838 2.12548342772288-2.29926222460563 1.9857784187916-2.46398997742108 1.85926356440223-2.64203743743656 1.74593886455705-2.83340460464842 1.60922045777306-2.98538528335121 1.37908214878462-2.98944234305054 1.15374453265849-3.01141583241952 0.933207609394231-3.05130575146268 0.717471378990922-3.1091121001773 0.506535841450386-3.18483487856338 0.300400996771259-3.27847408662183 0.0990668449549048-3.39002972435355-0.0990668449549048-3.39002972435355-0.300400996771259-3.27847408662183-0.506535841450386-3.18483487856338-0.717471378990922-3.1091121001773-0.933207609394231-3.05130575146268-1.15374453265849-3.01141583241952-1.37908214878462-2.98944234305054-1.60922045777306-2.98538528335121-1.78080926658004-2.88631843839721-1.89939193783766-2.68904134627883-2.03109034590534-2.50487999096913-2.17590449078307-2.33383437247085-2.3338343724713-2.17590449078307-2.50487999096958-2.0310903459058-2.68904134627837-1.89939193783721-2.88631843839676-1.78080926658004-1.51041282356391-0.841583559479659-1.47643066489809-0.757537387718003-1.50306567004236-0.703209779212557-1.59031783899854-0.678600733965141-648.39744922091-265.05939902201z"/>
          <dr3d:extrude draw:style-name="gr71" draw:layer="layout" svg:viewBox="-2304 -4726 183 183" svg:d="M-2212-4543l-9.426513671875-0.461669921875-9.126220703125-1.356689453125-8.783447265625-2.209228515625-8.398193359375-3.019287109375-7.970458984375-3.786865234375-7.500244140625-4.511962890625-6.987548828125-5.194580078125-6.432373046875-5.834716796875-5.834716796875-6.432373046875-5.194580078125-6.987548828125-4.511962890625-7.500244140625-3.786865234375-7.970458984375-3.019287109375-8.398193359375-2.209228515625-8.783447265625-1.356689453125-9.126220703125-0.461669921875-9.426513671875 0.461669921875-9.426513671875 1.356689453125-9.126220703125 2.209228515625-8.783447265625 3.019287109375-8.398193359375 3.786865234375-7.970458984375 4.511962890625-7.500244140625 5.194580078125-6.987548828125 5.834716796875-6.432373046875 6.432373046875-5.834716796875 6.987548828125-5.194580078125 7.500244140625-4.511962890625 7.970458984375-3.786865234375 8.398193359375-3.019287109375 8.783447265625-2.209228515625 9.126220703125-1.356689453125 9.426513671875-0.461669921875 9.426513671875 0.461669921875 9.126220703125 1.356689453125 8.783447265625 2.209228515625 8.398193359375 3.019287109375 7.970458984375 3.786865234375 7.500244140625 4.511962890625 6.987548828125 5.194580078125 6.432373046875 5.834716796875 5.834716796875 6.432373046875 5.194580078125 6.987548828125 4.511962890625 7.500244140625 3.786865234375 7.970458984375 3.019287109375 8.398193359375 2.209228515625 8.783447265625 1.356689453125 9.126220703125 0.461669921875 9.426513671875-0.461669921875 9.426513671875-1.356689453125 9.126220703125-2.209228515625 8.783447265625-3.019287109375 8.398193359375-3.786865234375 7.970458984375-4.511962890625 7.500244140625-5.194580078125 6.987548828125-5.834716796875 6.432373046875-6.432373046875 5.834716796875-6.987548828125 5.194580078125-7.500244140625 4.511962890625-7.970458984375 3.786865234375-8.398193359375 3.019287109375-8.783447265625 2.209228515625-9.126220703125 1.356689453125zM-2121-4543zM-2304-4726z"/>
        </dr3d:scene>
        <dr3d:scene draw:style-name="gr72" svg:width="2.537cm" svg:height="2.526cm" svg:x="3.4cm" svg:y="6.9cm" dr3d:transform="matrix (0.990221582744286 0.134423486732694 0.0373033950469272 -0.139486810756605 0.958180929735894 0.24986543481524 -0.00215561878652474 -0.252625477941325 0.967561740253595 3.76840110184598cm 1.87808994867465cm 0.172191547944203cm)" dr3d:vrp="(0 0 12181.4285714286)" dr3d:vpn="(0 0 11431.4285714286)" dr3d:projection="perspective" dr3d:distance="0.7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3" draw:layer="layout" svg:viewBox="-5200 -2001 2400 1400" svg:d="M-5200-2001v1400h2400v-1400z"/>
          <dr3d:extrude draw:style-name="gr73" draw:layer="layout" svg:viewBox="-4800 -601 400 400" svg:d="M-4800-601v400h400v-400z"/>
          <dr3d:extrude draw:style-name="gr73" draw:layer="layout" svg:viewBox="-5200 -201 400 400" svg:d="M-5200-201v400h400v-400z"/>
          <dr3d:extrude draw:style-name="gr73" draw:layer="layout" svg:viewBox="-3200 -201 400 400" svg:d="M-2800 199v-400h-400v400z"/>
          <dr3d:extrude draw:style-name="gr73" draw:layer="layout" svg:viewBox="-3600 -601 400 400" svg:d="M-3200-201v-400h-400v400z"/>
          <dr3d:extrude draw:style-name="gr73" draw:layer="layout" svg:viewBox="-2400 -2201 400 800" svg:d="M-2400-2201v800h400v-800z"/>
          <dr3d:extrude draw:style-name="gr73" draw:layer="layout" svg:viewBox="-2800 -1401 400 400" svg:d="M-2800-1401v400h400v-400z"/>
          <dr3d:extrude draw:style-name="gr73" draw:layer="layout" svg:viewBox="-6000 -2201 400 800" svg:d="M-6000-2201v800h400v-800z"/>
          <dr3d:extrude draw:style-name="gr73" draw:layer="layout" svg:viewBox="-5600 -1401 400 400" svg:d="M-5600-1401v400h400v-400z"/>
          <dr3d:extrude draw:style-name="gr73" draw:layer="layout" svg:viewBox="-4800 -2801 600 400" svg:d="M-4200-2401v-400h-600v400z"/>
          <dr3d:extrude draw:style-name="gr73" draw:layer="layout" svg:viewBox="-5200 -2401 400 400" svg:d="M-5200-2401v400h400v-400z"/>
          <dr3d:extrude draw:style-name="gr73" draw:layer="layout" svg:viewBox="-3800 -2802 600 400" svg:d="M-3200-2402v-400h-600v400z"/>
          <dr3d:extrude draw:style-name="gr73" draw:layer="layout" svg:viewBox="-3200 -2402 400 400" svg:d="M-3200-2402v400h400v-400z"/>
          <dr3d:extrude draw:style-name="gr74" draw:layer="layout" svg:viewBox="-4800 -1201 400 400" svg:d="M-4800-1201v400h400v-400z"/>
          <dr3d:extrude draw:style-name="gr74" draw:layer="layout" svg:viewBox="-3600 -1201 400 400" svg:d="M-3600-1201v400h400v-400z"/>
        </dr3d:scene>
        <dr3d:scene draw:style-name="gr75" svg:width="5.634cm" svg:height="4.032cm" svg:x="8.566cm" svg:y="10.8cm" dr3d:transform="matrix (0.985131453920197 -0.0481515779695308 0.16491647593895 0.0752809470981051 0.98384350170536 -0.162433811616133 -0.154430558831762 0.172433725503966 0.972840075658754 -12.2431172781983cm 16.0264218453355cm -5.26360775196087cm)" dr3d:vrp="(0 0 15228.5714285714)" dr3d:vpn="(0 0 14288.5714285714)" dr3d:projection="perspective" dr3d:distance="0.94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6" draw:layer="layout" svg:viewBox="11200 -17201 5001 3001" svg:d="M15157-14597l646-646v-914l-646-646h-2914l-646 646v914l646 646zM11200-14200zM16201-17201z"/>
          <dr3d:extrude draw:style-name="gr77" draw:layer="layout" svg:viewBox="11200 -17201 5001 3001" svg:d="M15322-14200l879-878-398-165-646 646zM12078-17201l-878 879 397 165 646-646zM11200-14200zM16201-17201z"/>
          <dr3d:extrude draw:style-name="gr78" draw:layer="layout" svg:viewBox="11200 -17201 5001 3001" svg:d="M15322-14200l878.999999999998-878-397.999999999998-165-646 646zM12078-17201l-878.000000000002 879.000000000004 397 164.999999999996 646.000000000002-645.999999999996zM11200-14200zM16201-17201z"/>
          <dr3d:extrude draw:style-name="gr79" draw:layer="layout" svg:viewBox="11200 -17201 5001 3001" svg:d="M16201-15078v-1244l-398 165v914zM15322-17201h-3244l165 398h2914zM11200-14200zM16201-17201z"/>
          <dr3d:extrude draw:style-name="gr80" draw:layer="layout" svg:viewBox="11200 -17201 5001 3001" svg:d="M16201-15078v-1244l-397.999999999998 164.999999999996v914.000000000002zM15322-17201h-3244l165 398.000000000004h2914zM11200-14200zM16201-17201z"/>
          <dr3d:extrude draw:style-name="gr81" draw:layer="layout" svg:viewBox="11200 -17201 5001 3001" svg:d="M16201-16322l-879-879-165 398 646 646zM11200-14200zM16201-17201z"/>
          <dr3d:extrude draw:style-name="gr82" draw:layer="layout" svg:viewBox="11200 -17201 5001 3001" svg:d="M16201-16322l-878.999999999998-879.000000000004-165 398.000000000004 646 645.999999999996zM11200-14200zM16201-17201z"/>
          <dr3d:extrude draw:style-name="gr83" draw:layer="layout" svg:viewBox="11200 -17201 5001 3001" svg:d="M11200-16322v1244l397-165v-914zM12078-14200h3244l-165-397h-2914zM11200-14200zM16201-17201z"/>
          <dr3d:extrude draw:style-name="gr84" draw:layer="layout" svg:viewBox="11200 -17201 5001 3001" svg:d="M11200-16322v1244l397-165v-914.000000000002zM12078-14200h3244l-165-397h-2914zM11200-14200zM16201-17201z"/>
          <dr3d:extrude draw:style-name="gr85" draw:layer="layout" svg:viewBox="11200 -17201 5001 3001" svg:d="M11200-15078l878 878 165-397-646-646zM11200-14200zM16201-17201z"/>
          <dr3d:extrude draw:style-name="gr86" draw:layer="layout" svg:viewBox="11200 -17201 5001 3001" svg:d="M11200-15078l878.000000000002 878 165-397-646.000000000002-646zM11200-14200zM16201-17201z"/>
          <dr3d:extrude draw:style-name="gr87" draw:layer="layout" svg:viewBox="13897 -16400 1503 1503" svg:d="M13897-16400v1503h1503v-1503z"/>
          <dr3d:extrude draw:style-name="gr88" draw:layer="layout" svg:viewBox="12318 -15125 343 395" svg:d="M12452.984375-15125l-15.9545135498047 0.45758056640625-15.0832061767578 1.36981201171875-14.2118072509766 2.28204345703125-13.3403167724609 3.19427490234375-12.4687347412109 4.10650634765625-11.5970611572266 5.01873779296875-10.7252960205078 5.93096923828125-5.03570747375488 3.30757141113281-4.81773185729981 3.53562927246094-7.44178009033203 6.1875-6.44939422607422 6.421875-2.85256671905518 3.298828125-2.60448741912842 3.357421875-2.35641384124756 3.416015625-2.1083459854126 3.474609375-1.86028385162354 3.533203125-1.61222743988037 3.591796875-1.36417675018311 3.650390625-1.11613178253174 3.708984375-0.86809253692627 3.767578125-0.620059013366699 3.826171875-0.372031211853027 3.884765625-0.124009132385254 3.943359375 0.153266906738281 3.98384094238281 0.459831237792969 3.80998229980469 0.766441345214844 3.63621520996094 1.07309722900391 3.46253967285156 1.37979888916016 3.28895568847656 1.68654632568359 3.11546325683594 1.99333953857422 2.94206237792969 2.30017852783203 2.76875305175781 1.25601291656494 1.29913425445557 1.31442928314209 1.21527767181396 1.37285137176514 1.13142681121826 1.43127918243408 1.04758167266846 1.48971271514893 0.963742256164551 1.54815196990967 0.879908561706543 1.60659694671631 0.796080589294434 1.66504764556885 0.712258338928223 1.72350406646729 0.62844181060791 1.78196620941162 0.544631004333496 3.73934173583984 0.837852478027344 3.97325897216797 0.502677917480469 4.20722198486328 0.167549133300781 2.85566711425781-0.0936136245727539 2.75889587402344-0.280844688415527 2.66212463378906-0.468081474304199 2.56535339355469-0.65532398223877 2.46858215332031-0.842572212219238 2.37181091308594-1.02982616424561 2.27503967285156-1.21708583831787 2.17826843261719-1.40435123443604 2.08149719238281-1.5916223526001 1.98472595214844-1.77889919281006 1.88795471191406-1.96618175506592 1.79118347167969-2.15347003936768 1.69441223144531-2.34076404571533 1.59764099121094-2.52806377410889 1.50086975097656-2.71536922454834 1.40409851074219-2.90268039703369 1.98751926422119-3.87899875640869 2.27847957611084-3.62869930267334 2.56944561004639-3.37840557098389 2.86041736602783-3.12811756134033 3.15139484405518-2.87783527374268 3.44237804412842-2.62755870819092 3.73336696624756-2.37728786468506 4.0243616104126-2.1270227432251 4.31536197662354-1.87676334381104 4.60636806488037-1.62650966644287 4.89737987518311-1.37626171112061 5.18839740753174-1.12601947784424 5.47942066192627-0.87578296661377 5.7704496383667-0.625552177429199 12.4140090942383-0.500434875488281 11.072380065918 0.303413391113281 10.9837112426758 0.910270690917969 10.8949966430664 1.51717376708984 10.8062362670898 2.12412261962891 10.7174301147461 2.73111724853516 10.6285781860352 3.33815765380859 10.539680480957 3.94524383544922 10.4507369995117 4.55237579345703 10.122444152832 5.04840087890625 8.77263641357422 5.16961669921875 7.42287445068359 5.29083251953125 3.20529079437256 2.69087219238281 2.8678674697876 2.72117614746094 2.53044986724854 2.75148010253906 2.19303798675537 2.78178405761719 1.85563182830811 2.81208801269531 1.51823139190674 2.84239196777344 1.18083667755127 2.87269592285156 0.843447685241699 2.90299987792969 0.506064414978027 2.93330383300781 0.168686866760254 2.96360778808594-0.1051025390625 3.99114990234375-0.3153076171875 3.81719970703125-0.5255126953125 3.64324951171875-0.7357177734375 3.46929931640625-0.9459228515625 3.29534912109375-1.1561279296875 3.12139892578125-1.3663330078125 2.94744873046875-1.5765380859375 2.77349853515625-1.7867431640625 2.59954833984375-1.9969482421875 2.42559814453125-2.2071533203125 2.25164794921875-2.4173583984375 2.07769775390625-2.6275634765625 1.90374755859375-2.8377685546875 1.72979736328125-3.0479736328125 1.55584716796875-3.2581787109375 1.38189697265625-5.38787841796875 1.78216552734375-6.59234619140625 1.58770751953125-7.79681396484375 1.39324951171875-9.00128173828125 1.19879150390625-21.615966796875 1.814208984375-26.433837890625 1.036376953125-11.041618347168 0.488525390625-10.7508010864258 0.949951171875-10.4599380493164 1.411376953125-10.1690292358398 1.872802734375-9.87807464599609 2.334228515625-9.58707427978516 2.795654296875-9.29602813720703 3.257080078125-9.00493621826172 3.718505859375-11.2047805786133 5.65869140625-5.03235149383545 3.0479736328125-4.65233325958252 3.1937255859375-4.27232074737549 3.3394775390625-3.89231395721436 3.4852294921875-3.51231288909912 3.6309814453125-3.13231754302979 3.7767333984375-2.75232791900635 3.9224853515625-2.37234401702881 4.0682373046875-1.99236583709717 4.2139892578125-1.61239337921143 4.3597412109375-1.23242664337158 4.5054931640625-0.852465629577637 4.6512451171875-0.47251033782959 4.7969970703125-0.0925607681274414 4.9427490234375 0.301069259643555 6.27552604675293 0.708375930786133 6.20987129211426 1.11567115783691 6.14420509338379 1.5229549407959 6.07852745056152 1.93022727966309 6.01283836364746 2.33748817443848 5.9471378326416 2.74473762512207 5.88142585754395 3.15197563171387 5.81570243835449 3.55920219421387 5.74996757507324 3.96641731262207 5.6842212677002 9.15443420410156 11.1711578369141 10.7831573486328 10.9080352783203 12.4117889404297 10.6448211669922 13.395622253418 9.85619354248047 13.7346878051758 8.54218292236328 14.0737075805664 7.22812652587891 14.4126815795898 5.91402435302734 14.7516098022461 4.59987640380859 15.0904922485352 3.28568267822266 15.429328918457 1.97144317626953 15.7681198120117 0.657157897949219 6.50920104980469-0.180908203125 6.88008117675781-0.542724609375 7.25086975097656-0.904541015625 7.62156677246094-1.266357421875 7.99217224121094-1.628173828125 8.36268615722656-1.989990234375 17.8365478515625-5.0654296875 10.828483581543-3.67034912109375 9.38483428955078-3.80694580078125 7.94113922119141-3.94354248046875 3.42916965484619-2.02299499511719 3.06822872161865-2.05714416503906 2.70728206634521-2.09129333496094 2.34632968902588-2.12544250488281 1.98537158966064-2.15959167480469 1.62440776824951-2.19374084472656 1.26343822479248-2.22789001464844 0.902462959289551-2.26203918457031 0.541481971740723-2.29618835449219 0.180495262145996-2.33033752441406-0.145210266113281-3.29573059082031-0.435661315917969-3.19877624511719-0.726158142089844-3.10191345214844-1.01670074462891-3.00514221191406-1.30728912353516-2.90846252441406-1.59792327880859-2.81187438964844-1.88860321044922-2.71537780761719-2.17932891845703-2.61897277832031-1.3144702911377-1.40203857421875-1.36089897155762-1.31158447265625-1.40733909606934-1.22113037109375-1.45379066467285-1.13067626953125-1.50025367736816-1.04022216796875-1.54672813415527-0.94976806640625-1.59321403503418-0.85931396484375-1.63971138000488-0.76885986328125-1.68622016906738-0.67840576171875-1.73274040222168-0.58795166015625-1.77927207946777-0.49749755859375-1.82581520080566-0.40704345703125-3.79130554199219-0.542724609375-3.97761535644531-0.180908203125-3.21879577636719 0.0781784057617188-3.59480285644531 0.234504699707031-8.3172607421875 0.93780517578125-9.8201904296875 1.56256103515625-11.3223876953125 2.18695068359375-11.3399658203125 2.18695068359375-9.8729248046875 1.56256103515625-8.4051513671875 0.93780517578125-3.65193176269531 0.234504699707031-3.28471374511719 0.0781784057617188-8.27526092529297-0.309440612792969-8.17047882080078-0.796455383300781-8.06565093994141-1.28342437744141-7.96077728271484-1.77034759521484-7.85585784912109-2.25722503662109-7.75089263916016-2.74405670166016-7.64588165283203-3.23084259033203-7.54082489013672-3.71758270263672-7.26599884033203-4.06878662109375-6.29705047607422-4.15850830078125-5.32814788818359-4.24822998046875-2.30074977874756-2.15776062011719-2.0585412979126-2.18019104003906-1.81633853912354-2.20262145996094-1.57414150238037-2.22505187988281-1.33195018768311-2.24748229980469-1.08976459503174-2.26991271972656-0.84758472442627-2.29234313964844-0.605410575866699-2.31477355957031-0.363242149353027-2.33720397949219-0.121079444885254-2.35963439941406 0.0368490219116211-1.21898078918457 0.110543251037598-1.19161796569824 0.184231758117676-1.16426658630371 0.257914543151855-1.13692665100098 0.331591606140137-1.10959815979004 0.40526294708252-1.0822811126709 0.478928565979004-1.05497550964355 0.55258846282959-1.02768135070801 0.626242637634277-1.00039863586426 0.699891090393066-0.973127365112305 0.773533821105957-0.945867538452148 0.847170829772949-0.918619155883789 0.920802116394043-0.891382217407227 0.994427680969238-0.864156723022461 2.20970916748047-1.64668273925781 2.50433349609375-1.53315734863281 2.79913330078125-1.41496276855469 3.09393310546875-1.29685974121094 3.38873291015625-1.17884826660156 3.68353271484375-1.06092834472656 3.97833251953125-0.943099975585938 4.27313232421875-0.825363159179688 4.56793212890625-0.707717895507813 65.890625-3.640625 13.9641723632813-1.46427917480469 13.2138061523438-2.19844055175781 12.4634399414063-2.93251037597656 11.7130737304688-3.66648864746094 10.9627075195313-4.40037536621094 10.2123413085938-5.13417053222656 9.46197509765625-5.86787414550781 8.71160888671875-6.60148620605469 4.44241237640381-3.96583461761475 4.15584659576416-4.15140628814697 3.86927509307861-4.3369722366333 3.58269786834717-4.52253246307373 3.29611492156982-4.70808696746826 3.00952625274658-4.89363574981689 2.72293186187744-5.07917881011963 2.4363317489624-5.26471614837647 2.14972591400146-5.4502477645874 1.86311435699463-5.63577365875244 1.57649707794189-5.82129383087158 1.28987407684326-6.00680828094482 1.71985626220703-12.5701370239258 0.573295593261719-13.312126159668-0.296401023864746-8.20005893707275-0.889199256896973-7.94783687591553-1.4819917678833-7.6956205368042-2.07477855682373-7.44340991973877-2.66755962371826-7.19120502471924-3.26033496856689-6.93900585174561-3.85310459136963-6.68681240081787-4.44586849212647-6.43462467193604-5.0386266708374-6.1824426651001-5.63137912750244-5.93026638031006-6.22412586212158-5.67809581756592-6.81686687469482-5.42593097686768-7.40960216522217-5.17377185821533-8.00233173370361-4.92161846160889-17.782829284668-9.08679962158203-14.7116088867188-6.11115264892578-15.2276000976563-5.29637908935547-15.7435913085938-4.48165130615234-16.2595825195313-3.66696929931641-16.7755737304687-2.85233306884766-17.2915649414063-2.03774261474609-17.8075561523438-1.22319793701172z"/>
          <dr3d:extrude draw:style-name="gr88" draw:layer="layout" svg:viewBox="12687 -15123 269 284" svg:d="M12921.4375-15123l-1.53685092926025 0.0904550552368164-1.64571285247803 0.269904136657715-1.7545804977417 0.449358940124512-1.86345386505127 0.628819465637207-1.97233295440674 0.808285713195801-2.08121776580811 0.987757682800293-4.48911285400391 2.51395416259766-4.92472076416016 3.23191070556641-5.36037445068359 3.94991302490234-5.79607391357422 4.66796112060547-6.23181915283203 5.38605499267578-11.5055541992188-5.33294677734375-10.7976684570313-4.63824462890625-10.0894165039063-3.94464111328125-9.38079833984375-3.25213623046875-8.6885986328125-2.54302978515625-4.09083557128906-0.999168395996094-3.92173767089844-0.817665100097656-3.75254821777344-0.636207580566406-3.58326721191406-0.454795837402344-3.41389465332031-0.273429870605469-3.24443054199219-0.0921096801757813-15.053466796875 0.522209167480469-14.082275390625 1.56366729736328-13.111083984375 2.60507965087891-6.19134521484375 1.69305515289307-5.94854736328125 1.95339107513428-5.70574951171875 2.21372127532959-5.46295166015625 2.474045753479-5.22015380859375 2.73436450958252-4.97735595703125 2.99467754364014-4.73455810546875 3.25498485565186-4.49176025390625 3.51528644561768-4.24896240234375 3.7755823135376-4.00616455078125 4.03587245941162-3.76336669921875 4.29597282409668-3.52056884765625 4.55441474914551-3.27777099609375 4.81284523010254-3.03497314453125 5.07126426696777-2.79217529296875 5.32967185974121-2.54937744140625 5.58806800842285-4.370361328125 11.9512786865234-3.399169921875 12.9847259521484-2.427978515625 14.0180816650391-1.456787109375 15.0513458251953-0.485595703125 16.0845184326172 0.7188720703125 15.2892990112305 0.898590087890625 7.43424701690674 1.25802612304688 7.29397106170654 1.61746215820313 7.15368938446045 1.97689819335938 7.01340198516846 2.33633422851562 6.87310886383057 2.69577026367187 6.73281002044678 3.05520629882812 6.59250545501709 3.41464233398437 6.4521951675415 3.77407836914062 6.31187915802002 4.13351440429688 6.17155742645264 9.3453369140625 11.9221267700195 10.7830810546875 11.3607711791992 11.7844924926758 10.3875732421875 12.3496017456055 9.0025634765625 12.9147567749023 7.6175537109375 6.66932582855225 3.28939819335937 6.81063175201416 2.94314575195312 14.0452041625977 4.8475341796875 14.6104965209961 3.4625244140625 15.1758346557617 2.0775146484375 15.7412185668945 0.6925048828125 6.261474609375-0.215873718261719 6.503173828125-0.647590637207031 6.744873046875-1.07926177978516 6.986572265625-1.51088714599609 7.228271484375-1.94246673583984 7.469970703125-2.37400054931641 7.711669921875-2.80548858642578 7.953369140625-3.23693084716797 9.14757537841797-4.24384307861328 7.92804718017578-4.41124725341797 3.50668621063232-2.26841449737549 3.20178699493408-2.31028270721436 2.89688205718994-2.35215663909912 2.5919713973999-2.39403629302979 2.28705501556396-2.43592166900635 1.98213291168213-2.47781276702881 1.67720508575439-2.51970958709717 1.37227153778076-2.56161212921143 1.06733226776123-2.60352039337158 0.762387275695801-2.64543437957764 0.457436561584473-2.68735408782959 0.152480125427246-2.72927951812744-0.0898971557617188-2.26521301269531-0.269660949707031-2.19316101074219-0.449378967285156-2.12120056152344-0.629051208496094-2.04933166503906-0.808677673339844-1.97755432128906-0.988258361816406-1.90586853027344-1.16779327392578-1.83427429199219-1.34728240966797-1.76277160644531-1.1800537109375-5.4456787109375-1.0386962890625-6.1011962890625-0.8980712890625-6.7574462890625-0.7581787109375-7.4144287109375-0.60211181640625-8.06988525390625-0.42962646484375-8.72357177734375-0.34326171875-19.40966796875 0.421875-22.724853515625 1.265625-19.301513671875 0.94921875-8.36700439453125 1.16015625-7.51116943359375 1.37109375-6.65533447265625 1.58203125-5.79949951171875 0.343696594238281-0.921951293945313 0.656120300292969-1.60868835449219 2.24969482421875-5.2779541015625 8.25048828125-18.80078125 4.265625-9.818115234375 3.046875-7.452392578125 1.06640625-2.83905029296875 0.76171875-2.24761962890625 0.45703125-1.65618896484375 0.1142578125-0.606307983398438 0.0380859375-0.458450317382813-0.163154602050781-3.3189697265625-0.203951835632324-1.60537719726563-0.285542488098145-1.56930541992188-0.367138862609863-1.53323364257813-0.448740959167481-1.49716186523438-0.530348777770996-1.46109008789063-0.61196231842041-1.42501831054688-0.693581581115723-1.38894653320313-0.775206565856934-1.35287475585938-0.856837272644043-1.31680297851563-0.938473701477051-1.28073120117188-1.02011585235596-1.24465942382813-1.10176372528076-1.20858764648438-2.44849395751953-2.3089599609375-2.66217041015625-2.09839630126953-2.76287841796875-1.81865692138672-2.86358642578125-1.53896331787109-2.96429443359375-1.25931549072266-3.06500244140625-0.979713439941406-3.16571044921875-0.700157165527344-3.26641845703125-0.420646667480469zM12858-14948.890625l0.06231689453125 4.2940673828125 0.18719482421875 4.6024169921875 0.31243896484375 4.9100341796875 0.43804931640625 5.2169189453125 3 23.9453125-2.490966796875 1.2078857421875-2.345947265625 1.0284423828125-2.200927734375 0.8497314453125-2.055908203125 0.6717529296875-1.912353515625 0.50982666015625-0.90289306640625 0.200096130371094-0.86737060546875 0.163612365722656-0.83184814453125 0.127174377441406-0.79632568359375 0.0907821655273438-0.76080322265625 0.0544357299804688-0.72528076171875 0.0181350708007813-4.32165622711182-0.107710838317871-4.25354671478272-0.323128700256348-4.18544292449951-0.538540840148926-4.11734485626221-0.753947257995606-4.0492525100708-0.969347953796387-3.98116588592529-1.18474292755127-3.91308498382568-1.40013217926025-3.84500980377197-1.61551570892334-3.77694034576416-1.83089351654053-3.70887660980225-2.04626560211182-3.64081859588623-2.26163196563721-3.57276630401611-2.4769926071167-6.94139862060547-5.60004425048828-6.66925811767578-6.46141815185547-6.1248779296875-7.02758026123047-5.3082275390625-7.29853057861328-4.4915771484375-7.56943511962891-3.6749267578125-7.84029388427734-2.8582763671875-8.11110687255859-2.0416259765625-8.38187408447266-1.2249755859375-8.65259552001953-0.4083251953125-8.92327117919922 0.192070007324219-8.40288543701172 0.576179504394531-7.86487579345703 0.960243225097656-7.32682037353516 1.34426116943359-6.78871917724609 1.72823333740234-6.25057220458984 2.11215972900391-5.71237945556641 1.20003795623779-2.65435314178467 1.29600238800049-2.51978778839111 1.39196109771729-2.38521671295166 1.48791408538818-2.25063991546631 1.58390808105469-2.11514186859131 1.67994689941406-1.97872257232666 1.77598571777344-1.84229755401611 1.87202453613281-1.70586681365967 1.96806335449219-1.56943035125732 2.06410217285156-1.43298816680908 2.16014099121094-1.29654026031494 2.25617980957031-1.1600866317749 2.35221862792969-1.02362728118896 2.44825744628906-0.887162208557129 2.54429626464844-0.750691413879395 2.64033508300781-0.614214897155762 2.73637390136719-0.477732658386231 2.83241271972656-0.341244697570801 5.95294189453125-0.273002624511719 3.94242858886719 0.0829391479492188 3.89070129394531 0.248786926269531 3.83888244628906 0.414588928222656 3.78697204589844 0.580345153808594 3.73497009277344 0.746055603027344 3.68287658691406 0.911720275878906 3.63069152832031 1.07733917236328 3.57841491699219 1.24291229248047 3.52641296386719 1.40477752685547 3.47468566894531 1.56293487548828 3.42286682128906 1.72104644775391 3.37095642089844 1.87911224365234 3.31895446777344 2.03713226318359 3.26686096191406 2.19510650634766 3.21467590332031 2.35303497314453 3.16239929199219 2.51091766357422-5.25048828125 53.83984375-1.31219482421875 21.0924072265625z"/>
          <dr3d:extrude draw:style-name="gr88" draw:layer="layout" svg:viewBox="12971 -15119 256 283" svg:d="M13131-15089.609375l-0.44989013671875-3.15013885498047-0.70220947265625-3.00507354736328-0.95452880859375-2.85996246337891-1.20684814453125-2.71480560302734-1.45916748046875-2.56960296630859-1.71148681640625-2.42435455322266-1.96380615234375-2.27906036376953-2.21612548828125-2.13372039794922-2.41114044189453-1.93360137939453-2.54888153076172-1.67583465576172-2.68666839599609-1.41811370849609-2.82450103759766-1.16043853759766-2.96237945556641-0.902809143066406-3.10030364990234-0.645225524902344-3.23827362060547-0.387687683105469-3.37628936767578-0.130195617675781-3.22348117828369 0.105606079101563-3.10355281829834 0.315353393554687-2.98363018035889 0.525100708007813-2.86371326446533 0.734848022460938-2.74380207061768 0.944595336914063-2.62389659881592 1.15434265136719-2.50399684906006 1.36408996582031-2.3841028213501 1.57383728027344-2.26421451568604 1.78358459472656-2.14433193206787 1.99333190917969-2.02445507049561 2.20307922363281-1.90458393096924 2.41282653808594-1.78471851348877 2.62257385253906-1.6648588180542 2.83232116699219-1.54500484466553 3.04206848144531-1.42515659332275 3.25181579589844-85.640625 208.109375-0.786979675292969 1.92572021484375-0.682197570800781 1.90118408203125-0.577369689941406 1.87664794921875-0.472496032714844 1.85211181640625-0.367576599121094 1.82757568359375-0.262611389160156 1.80303955078125-0.157600402832031 1.77850341796875-0.0525436401367188 1.75396728515625 0.0440816879272461 1.72723293304443 0.132241249084473 1.69390201568604 0.220395088195801 1.66056537628174 0.30854320526123 1.62722301483154 0.396685600280762 1.59387493133545 0.484822273254395 1.56052112579346 0.572953224182129 1.52716159820557 0.661078453063965 1.49379634857178 0.749197959899902 1.46042537689209 0.837311744689941 1.4270486831665 0.925419807434082 1.39366626739502 1.01352214813232 1.36027812957764 1.10161876678467 1.32688426971436 1.18970966339111 1.29348468780518 2.64366912841797 2.48674774169922 2.87071990966797 2.2686767578125 2.97248077392578 1.9661865234375 3.07419586181641 1.6636962890625 3.17586517333984 1.3612060546875 3.27748870849609 1.0587158203125 3.37906646728516 0.7562255859375 3.48059844970703 0.4537353515625 3.58208465576172 0.1512451171875 2.73939418792725-0.0796976089477539 2.64005374908447-0.239096641540527 2.5407075881958-0.398501396179199 2.44135570526123-0.55791187286377 2.34199810028076-0.717328071594238 2.24263477325439-0.876749992370606 2.14326572418213-1.03617763519287 2.04389095306396-1.19561100006104 1.9445104598999-1.3550500869751 1.84512424468994-1.51449489593506 1.74573230743408-1.67394542694092 1.64633464813232-1.83340167999268 1.54693126678467-1.99286365509033 1.44752216339111-2.15233135223389 1.34810733795166-2.31180477142334 1.24868679046631-2.47128391265869 9.14215087890625-20.8470458984375 12.6434936523438-31.3052978515625 35.79248046875-93.98828125 37.859375 88.578125 22.5625 55.375 1.3666524887085 2.49398899078369 1.45151615142822 2.33304500579834 1.53637409210205 2.17210674285889 1.62122631072998 2.01117420196533 1.70607280731201 1.85024738311768 1.79091358184814 1.68932628631592 1.87574863433838 1.52841091156006 1.96057796478271 1.3675012588501 2.04540157318115 1.20659732818604 2.13021945953369 1.04569911956787 2.21503162384033 0.884806632995606 2.29983806610107 0.723919868469238 2.38463878631592 0.56303882598877 2.46943378448486 0.402163505554199 2.55422306060791 0.241293907165527 2.63900661468506 0.0804300308227539 3.56634521484375-0.1490478515625 3.46563720703125-0.4471435546875 3.36492919921875-0.7452392578125 3.26422119140625-1.0433349609375 3.16351318359375-1.3414306640625 3.06280517578125-1.6395263671875 2.96209716796875-1.9376220703125 2.86138916015625-2.2357177734375 2.63526153564453-2.45709991455078 1.18580913543701-1.28280925750732 1.09793567657471-1.31898975372314 1.0100679397583-1.35517597198486 0.922205924987793-1.39136791229248 0.834349632263184-1.427565574646 0.746499061584473-1.46376895904541 0.65865421295166-1.49997806549072 0.570815086364746-1.53619289398193 0.482981681823731-1.57241344451904 0.395153999328613-1.60863971710205 0.307332038879395-1.64487171173096 0.219515800476074-1.68110942840576 0.131705284118652-1.71735286712646 0.0439004898071289-1.75360202789307-0.0409356355667114-0.661651611328125-0.122807383537292-0.824798583984375-0.491232872009277-2.1390380859375-1.96495819091797-6.23583984375-7.86004638671875-20.302734375-31.44189453125-71.9296875z"/>
          <dr3d:extrude draw:style-name="gr88" draw:layer="layout" svg:viewBox="13236 -15121 265 282" svg:d="M13380.796875-15121l-15.124137878418 0.461784362792969-14.4202346801758 1.38239288330078-13.7162857055664 2.30295562744141-13.0122909545898 3.22347259521484-12.3082504272461 4.14394378662109-11.6041641235352 5.06436920166016-10.900032043457 5.98474884033203-10.1958541870117 6.90508270263672-5.26968479156494 4.17411613464356-4.92966365814209 4.38220405578613-4.58964824676514 4.59028053283691-4.24963855743408 4.7983455657959-3.90963459014893 5.00639915466309-3.56963634490967 5.21444129943848-3.22964382171631 5.42247200012207-2.88965702056885 5.63049125671387-2.54967594146729 5.83849906921387-2.20970058441162 6.04649543762207-1.86973094940186 6.25448036193848-1.52976703643799 6.46245384216309-1.18980884552002 6.6704158782959-0.849856376647949 6.87836647033691-0.679878234863281 14.3805389404297 0.536674499511719 16.036750793457 1.60999298095703 15.4061813354492 2.68326568603516 14.7756576538086 3.75649261474609 14.1451797485352 4.82967376708984 13.5147476196289 5.90280914306641 12.8843612670898 6.97589874267578 12.254020690918 8.04894256591797 11.6237258911133 4.88145446777344 6.07150173187256 5.08918762207031 5.67983341217041 5.29692077636719 5.28815937042236 5.50465393066406 4.89647960662842 5.71238708496094 4.50479412078857 5.92012023925781 4.11310291290283 6.12785339355469 3.72140598297119 6.33558654785156 3.32970333099365 6.54331970214844 2.93799495697021 6.75105285644531 2.54628086090088 6.95878601074219 2.15456104278564 7.16651916503906 1.76283550262451 7.37425231933594 1.37110424041748 7.58198547363281 0.979367256164551 7.78971862792969 0.587624549865723 7.99745178222656 0.195876121520996 10.9956665039063-0.22705078125 10.5192260742188-0.68115234375 10.0427856445313-1.13525390625 9.56634521484375-1.58935546875 9.08990478515625-2.04345703125 8.61346435546875-2.49755859375 8.13702392578125-2.95166015625 7.66058349609375-3.40576171875 4.72265625-2.48176765441895 4.41796875-2.64794731140137 4.11328125-2.81413841247559 3.80859375-2.9803409576416 3.50390625-3.14655494689941 3.19921875-3.31278038024902 2.89453125-3.47901725769043 2.58984375-3.64526557922363 2.28515625-3.81152534484863 1.98046875-3.97779655456543 1.67578125-4.14407920837402 1.37109375-4.31037330627441 1.06640625-4.4766788482666 0.76171875-4.64299583435059 0.45703125-4.80932426452637 0.15234375-4.97566413879395-0.1241455078125-3.54093742370605-0.3724365234375-3.49048042297363-0.6207275390625-3.44001197814941-0.8690185546875-3.3895320892334-1.1173095703125-3.33904075622559-1.3656005859375-3.28853797912598-1.6138916015625-3.23802375793457-1.8621826171875-3.18749809265137-2.1104736328125-3.13696098327637-2.3587646484375-3.08641242980957-2.6070556640625-3.03585243225098-2.8553466796875-2.98528099060059-6.45556640625-5.81880187988281-7.44873046875-5.61637878417969-4.07316589355469-2.67296600341797-4.98603820800781-2.96515655517578-12.7103271484375-6.80670166015625-16.3607177734375-7.97491455078125-20.0103759765625-9.14276123046875-87.078125-38.65625 3.19408416748047-3.14886474609375 3.35663604736328-2.94561767578125 3.51914215087891-2.74237060546875 3.68160247802734-2.53912353515625 3.84401702880859-2.33587646484375 4.00638580322266-2.13262939453125 4.16870880126953-1.92938232421875 4.33098602294922-1.72613525390625 4.49323272705078-1.52306365966797 4.65550994873047-1.32013702392578 4.81783294677734-1.11716461181641 4.98020172119141-0.914146423339844 5.14261627197266-0.711082458496094 5.30507659912109-0.507972717285156 5.46758270263672-0.304817199707031 5.63013458251953-0.101615905761719 8.52501678466797 0.223197937011719 8.19318389892578 0.669563293457031 7.86130523681641 1.11588287353516 7.52938079833984 1.56215667724609 7.19741058349609 2.00838470458984 6.86539459228516 2.45456695556641 6.53333282470703 2.90070343017578 6.20122528076172 3.34679412841797 5.24964141845703 2.98133087158203 4.98235321044922 2.58367156982422 4.71511077880859 2.18605804443359 4.44791412353516 1.78849029541016 4.18076324462891 1.39096832275391 3.91365814208984 0.993492126464844 3.64659881591797 0.596061706542969 1.72316646575928 0.149008750915527 1.656418800354 0.0496683120727539 3.26742458343506-0.10235595703125 3.05666446685791-0.30706787109375 2.84589862823486-0.51177978515625 2.63512706756592-0.71649169921875 2.42434978485107-0.92120361328125 2.21356678009033-1.12591552734375 2.00277805328369-1.33062744140625 1.79198360443115-1.53533935546875 1.58118343353271-1.74005126953125 1.37037754058838-1.94476318359375 1.15956592559814-2.14947509765625 0.948748588562012-2.35418701171875 0.737925529479981-2.55889892578125 0.527096748352051-2.76361083984375 0.316262245178223-2.96832275390625 0.105422019958496-3.17303466796875-0.16900634765625-3.65254211425781-0.50701904296875-3.56748962402344-0.84503173828125-3.48243713378906-1.18304443359375-3.39738464355469-1.52105712890625-3.31233215332031-1.85906982421875-3.22727966308594-2.19708251953125-3.14222717285156-2.53509521484375-3.05717468261719-2.87310791015625-2.97212219238281-3.21112060546875-2.88706970214844-3.54913330078125-2.80201721191406-3.88714599609375-2.71696472167969-8.788330078125-5.17877197265625-10.140380859375-4.83856201171875-9.13493347167969-3.64617919921875-9.27290344238281-3.16021728515625-9.41078186035156-2.67425537109375-9.54856872558594-2.18829345703125-9.68626403808594-1.70233154296875-9.82386779785156-1.21636962890625-9.96138000488281-0.73040771484375zM13373.65625-14902l-5.91413116455078-0.249946594238281-5.69554901123047-0.749870300292969-5.47701263427734-1.24983978271484-5.25852203369141-1.74985504150391-5.04007720947266-2.24991607666016-4.82167816162109-2.75002288818359-4.60332489013672-3.25017547607422-4.38501739501953-3.75037384033203-4.17041778564453-4.25042724609375-3.95952606201172-4.75030517578125-3.74868011474609-5.25018310546875-3.53787994384766-5.75006103515625-3.32712554931641-6.24993896484375-3.11641693115234-6.74981689453125-2.90575408935547-7.24969482421875-2.69513702392578-7.74957275390625 58.296875 25.03125 16.5945434570313 7.721923828125 14.8151245117187 7.433349609375 13.0360717773438 7.144775390625 11.2573852539063 6.856201171875-4.50623321533203 2.30017852783203-4.83806610107422 1.99333953857422-5.16994476318359 1.68654632568359-5.50186920166016 1.37979888916016-5.83383941650391 1.07309722900391-6.16585540771484 0.766441345214844-6.49791717529297 0.459831237792969z"/>
          <dr3d:extrude draw:style-name="gr88" draw:layer="layout" svg:viewBox="12493 -15863 238 378" svg:d="M12695.25-15638.703125l-12.8203125 0.3828125-12.8203125 0.3828125-5.521728515625-0.12890625-5.942138671875-0.38671875-6.362548828125-0.64453125-6.782958984375-0.90234375 4.5-136.28125 0.25-12.515625 0.25-14.84375-0.582275390625-13.9125671386719-0.72784423828125-6.26049423217773-1.01898193359375-5.79666519165039-1.31011962890625-5.33285903930664-1.60125732421875-4.86907577514648-1.89239501953125-4.40531539916992-2.18353271484375-3.94157791137695-2.47467041015625-3.47786331176758-2.76580810546875-3.0141716003418-3.05694580078125-2.55050277709961-3.34808349609375-2.08685684204102-3.63922119140625-1.62323379516602-3.93035888671875-1.15963363647461-4.22149658203125-0.696056365966797-4.51263427734375-0.232501983642578-3.47442626953125 0.138786315917969-3.35394287109375 0.413398742675781-3.23345947265625 0.687965393066406-3.11297607421875 0.962486267089844-2.99249267578125 1.23696136474609-2.87200927734375 1.51139068603516-2.75152587890625 1.78577423095703-2.63104248046875 2.06011199951172-2.65174102783203 2.40162658691406-1.19322490692139 1.25522422790527-1.10480213165283 1.29151344299316-1.01638507843018 1.32781410217285-0.927973747253418 1.36412620544434-0.839568138122559 1.40044975280762-0.751168251037598 1.4367847442627-0.662774085998535 1.47313117980957-0.574385643005371 1.50948905944824-0.486002922058106 1.54585838317871-0.397625923156738 1.58223915100098-0.30925464630127 1.61863136291504-0.220889091491699 1.6550350189209-0.132529258728027 1.69145011901855-0.0441751480102539 1.72787666320801 0.7734375 27.953125 0.7734375 27.9375-4.546875 134.03125-9.0506591796875 0.552978515625-11.1036376953125 0.891357421875-28.369140625 2.7978515625-3.93292331695557 0.537277221679688-3.67914485931396 0.743179321289063-3.42537212371826 0.949081420898438-3.17160511016846 1.15498352050781-2.91784381866455 1.36088562011719-2.66408824920654 1.56678771972656-2.41033840179443 1.77268981933594-2.15659427642822 1.97859191894531-1.90285587310791 2.18449401855469-1.6491231918335 2.39039611816406-1.39539623260498 2.59629821777344-1.14167499542236 2.80220031738281-0.887959480285645 3.00810241699219-0.634249687194824 3.21400451660156-0.380545616149902 3.41990661621094-0.126847267150879 3.62580871582031 0.1552734375 3.529541015625 0.4658203125 3.393310546875 0.7763671875 3.257080078125 0.504638671875 1.57745361328125 0.582275390625 1.54339599609375 0.659912109375 1.50933837890625 0.737548828125 1.47528076171875 0.815185546875 1.44122314453125 0.892822265625 1.40716552734375 2.0185546875 2.712158203125 2.3291015625 2.575927734375 1.26466274261475 1.2147216796875 1.30960941314697 1.1363525390625 1.3545503616333 1.0579833984375 1.39948558807373 0.9796142578125 1.44441509246826 0.9012451171875 1.48933887481689 0.8228759765625 1.53425693511963 0.7445068359375 1.57916927337646 0.6661376953125 1.6240758895874 0.5877685546875 1.66897678375244 0.5093994140625 3.47263336181641 0.78369140625 3.65216827392578 0.47021484375 3.83165740966797 0.15673828125 6.405029296875-0.1875 9.541259765625-0.5625 28.4912109375-2.25-1.671875 27.53125-0.99658203125 14.73828125-0.24871826171875 5.9544677734375-0.08282470703125 5.0103759765625 0.167915344238281 3.55994415283203 0.209902763366699 1.72203350067139 0.29387378692627 1.68341541290283 0.377850532531738 1.64480304718018 0.461833000183106 1.60619640350342 0.545821189880371 1.56759548187256 0.629815101623535 1.5290002822876 0.713814735412598 1.49041080474854 0.797820091247559 1.45182704925537 0.881831169128418 1.41324901580811 0.965847969055176 1.37467670440674 1.04987049102783 1.33611011505127 1.13389873504639 1.2975492477417 2.51990509033203 2.47943878173828 2.75775146484375 2.252197265625 2.89727783203125 1.951904296875 3.03680419921875 1.651611328125 3.17633056640625 1.351318359375 3.31585693359375 1.051025390625 3.45538330078125 0.750732421875 3.59490966796875 0.450439453125 3.73443603515625 0.150146484375 4.69784450531006-0.252685546875 4.39479923248291-0.758056640625 4.09174823760986-1.263427734375 3.78869152069092-1.768798828125 3.48562908172607-2.274169921875 3.18256092071533-2.779541015625 2.87948703765869-3.284912109375 2.57640743255615-3.790283203125 2.27332210540771-4.295654296875 1.97023105621338-4.801025390625 1.66713428497314-5.306396484375 1.36403179168701-5.811767578125 1.06092357635498-6.317138671875 0.757809638977051-6.822509765625 0.606254577636719-15.1611328125-0.515625-21.3125 7.5240478515625 0.87445068359375 6.7923583984375 0.62506103515625 6.0599365234375 0.37530517578125 5.3267822265625 0.12518310546875 13.46484375-0.24237060546875 11.14453125-0.72686767578125 4.7021484375-0.545005798339844 4.1220703125-0.665992736816406 3.5419921875-0.786933898925781 2.9619140625-0.907829284667969 2.46560764312744-0.971054077148438 2.30649471282959-1.10408020019531 2.14738750457764-1.23710632324219 1.98828601837158-1.37013244628906 1.82919025421143-1.50315856933594 1.67010021209717-1.63618469238281 1.51101589202881-1.76921081542969 1.35193729400635-1.90223693847656 1.19286441802979-2.03526306152344 1.03379726409912-2.16828918457031 0.874735832214356-2.30131530761719 0.715680122375488-2.43434143066406 0.55663013458252-2.56736755371094 0.397585868835449-2.70039367675781 0.238547325134277-2.83341979980469 0.0795145034790039-2.96644592285156-0.1578369140625-3.60295867919922-0.4735107421875-3.44947052001953-0.355133056640625-1.66716289520264-0.434051513671875-1.62877368927002-0.512969970703125-1.5903787612915-0.591888427734375-1.55197811126709-0.670806884765625-1.51357173919678-0.749725341796875-1.47515964508057-0.828643798828125-1.43674182891846-0.907562255859375-1.39831829071045-0.986480712890625-1.35988903045654-1.06539916992188-1.32145404815674-2.3675537109375-2.52758026123047-2.61052703857422-2.29759979248047-1.36910724639893-1.03397846221924-1.41166210174561-0.957423210144043-1.45421123504639-0.880862236022949-1.49675464630127-0.804295539855957-1.53929233551025-0.727723121643066-1.58182430267334-0.651144981384277-3.29122161865234-1.07253265380859-3.46128082275391-0.766151428222656-3.63129425048828-0.459724426269531z"/>
          <dr3d:extrude draw:style-name="gr88" draw:layer="layout" svg:viewBox="12765 -15862 261 430" svg:d="M12840-15609.9375l4.76531219482422 4.50090026855469 4.85059356689453 4.20674133300781 4.93582916259766 3.91249084472656 5.02101898193359 3.61814880371094 5.10616302490234 3.32371520996094 5.19126129150391 3.02919006347656 5.27631378173828 2.73457336425781 5.36132049560547 2.43986511230469 5.45048522949219 2.14928436279297 5.54377746582031 1.86286163330078 5.63697814941406 1.57639312744141 5.73008728027344 1.28987884521484 5.82310485839844 1.00331878662109 5.91603088378906 0.716712951660156 6.00886535644531 0.430061340332031 6.10160827636719 0.143363952636719 10.678352355957-0.386909484863281 9.90129852294922-1.16075897216797 9.12429046630859-1.93465423583984 4.27078151702881-1.25755214691162 4.07654666900635-1.45104312896729 3.88231754302979-1.64453983306885 3.68809413909912-1.83804225921631 3.49387645721436-2.03155040740967 3.29966449737549-2.22506427764893 3.10545825958252-2.41858386993408 2.91125774383545-2.61210918426514 2.71706295013428-2.80564022064209 2.522873878479-2.99917697906494 1.7682056427002-2.40010261535645 1.67913627624512-2.55529594421387 3.09111022949219-5.57621765136719 2.73497009277344-6.19712829589844 2.37892150878906-6.81813049316406 2.02296447753906-7.43922424316406 1.66709899902344-8.06040954589844 1.31132507324219-8.68168640136719 0.955642700195313-9.30305480957031 2.828125-63.734375 5.140625-50.578125 1.90057373046875-13.869140625 2.09210205078125-12.966796875 2.28326416015625-12.064453125 2.47406005859375-11.162109375 0.56109619140625-2.6243896484375 0.40032958984375-2.4654541015625 0.23992919921875-2.3072509765625 0.0599288940429688-1.09452819824219 0.0199661254882813-1.05525207519531-0.172676086425781-3.53083801269531-0.215853691101074-1.70653343200684-0.302205085754395-1.66729164123535-0.388562202453613-1.62806129455566-0.474925041198731-1.58884239196777-0.561293601989746-1.54963493347168-0.64766788482666-1.51043891906738-0.734047889709473-1.47125434875488-0.820433616638184-1.43208122253418-0.906825065612793-1.39291954040527-0.993222236633301-1.35376930236816-1.07962512969971-1.31463050842285-1.16603374481201-1.27550315856934-2.59131622314453-2.43367004394531-2.82295227050781-2.20825958251953-2.94059753417969-1.91387176513672-3.05833435058594-1.61952972412109-3.17616271972656-1.32523345947266-3.29408264160156-1.03098297119141-3.41209411621094-0.736778259277344-3.53019714355469-0.442619323730469-3.64839172363281-0.148506164550781-3.21125984191895 0.101577758789063-3.06689262390137 0.303268432617187-2.92253684997559 0.504959106445313-2.7781925201416 0.706649780273438-2.63385963439941 0.908340454101563-2.48953819274902 1.11003112792969-2.34522819519043 1.31172180175781-2.20092964172363 1.51341247558594-2.05664253234863 1.71510314941406-1.91236686706543 1.91679382324219-1.76810264587402 2.11848449707031-1.62384986877441 2.32017517089844-1.4796085357666 2.52186584472656-1.33537864685059 2.72355651855469-1.19116020202637 2.92524719238281-1.04695320129395 3.12693786621094-2.9906005859375 11.5187377929688-2.8609619140625 13.6497192382813-2.7320556640625 15.7803344726563-2.6038818359375 17.9105834960938-2.009765625 17.40234375-1.435546875 15.78515625-0.861328125 14.16796875-0.287109375 12.55078125 0.6484375 19.5078125 0.6484375 19.4921875-0.12890625 15.10498046875-0.1611328125 4.55010986328125-0.104736328125 1.52429962158203-0.120849609375 1.02373504638672-0.325149536132812 1.71990966796875-0.393905639648437 1.60894775390625-0.462661743164063 1.49798583984375-0.531417846679688 1.38702392578125-0.600173950195313 1.27606201171875-0.668930053710938 1.16510009765625-0.737686157226563 1.05413818359375-0.806442260742188 0.94317626953125-0.875198364257813 0.83221435546875-0.943954467773438 0.72125244140625-1.01271057128906 0.61029052734375-1.08146667480469 0.49932861328125-1.15022277832031 0.38836669921875-1.21897888183594 0.27740478515625-1.28773498535156 0.16644287109375-1.35649108886719 0.05548095703125-3.56483364105225-0.102768898010254-3.52262210845947-0.308310508728027-3.4804048538208-0.513857841491699-3.43818187713623-0.71941089630127-3.39595317840576-0.924969673156738-3.35371875762939-1.13053417205811-3.31147861480713-1.33610439300537-3.26923274993896-1.54168033599854-3.2269811630249-1.7472620010376-3.18472385406494-1.95284938812256-6.24265289306641-4.52248382568359-6.07355499267578-5.34490203857422-5.90441131591797-6.16736602783203-3.10968017578125-3.65953826904297-3.38470458984375-4.40143585205078-7.594482421875-11.0283813476563-8.694580078125-13.9954223632813-9.794677734375-16.9620971679688-0.5625-42.0521240234375-1.6875-32.7642822265625-1.265625-12.8994293212891-1.546875-10.5777435302734-1.828125-8.25614929199219-1.01953125-3.25750541687012-1.08984375-2.6771411895752-1.287917137146-2.56206130981445-1.37937259674072-2.39664840698242-1.47082233428955-2.23125839233398-1.56226634979248-2.06589126586914-1.65370464324951-1.90054702758789-1.74513721466064-1.73522567749023-1.83656406402588-1.56992721557617-1.92798519134521-1.4046516418457-2.01940059661865-1.23939895629883-2.11081027984619-1.07416915893555-2.20221424102783-0.908962249755859-2.29361248016357-0.743778228759766-2.38500499725342-0.578617095947266-2.47639179229736-0.413478851318359-2.56777286529541-0.248363494873047-2.65914821624756-0.0832710266113281-3.51692199707031 0.152702331542969-3.41703796386719 0.455146789550781-3.31724548339844 0.757545471191406-3.21754455566406 1.05989837646484-3.11793518066406 1.36220550537109-3.01841735839844 1.66446685791016-2.91899108886719 1.96668243408203-2.81965637207031 2.26885223388672-2.59680938720703 2.49205780029297-1.16850566864014 1.29902362823486-1.08191394805908 1.33434581756592-0.995327949523926 1.36966228485107-0.908747673034668 1.40497303009033-0.822173118591309 1.44027805328369-0.735604286193848 1.47557735443115-0.649041175842285 1.51087093353271-0.562483787536621 1.54615879058838-0.475932121276856 1.58144092559814-0.389386177062988 1.61671733856201-0.30284595489502 1.65198802947998-0.216311454772949 1.68725299835205-0.129782676696777 1.72251224517822-0.0432596206665039 1.7577657699585 0.041748046875 1.28668212890625 0.125244140625 1.40789794921875 0.208740234375 1.52911376953125 0.292236328125 1.65032958984375 0.8349609375 3.664306640625 1.1689453125 4.149169921875 0.2091064453125 0.939193725585938 0.2054443359375 1.39521789550781 0.39990234375 4.15850830078125 0.755859375 13.789306640625 1.3359375 49.4677734375 0.484375 172.796875 0.484375 8.53125 1.453125 40.8125-0.12518310546875 4.475830078125-0.37530517578125 5.429443359375-0.62506103515625 6.383056640625-0.87445068359375 7.336669921875-0.87445068359375 7.33746337890625-0.62506103515625 6.38568115234375-0.37530517578125 5.43426513671875-0.12518310546875 4.48321533203125 0.162406921386719 3.59709930419922 0.487190246582031 3.43189239501953 0.365374565124512 1.65397930145264 0.446553230285645 1.61266040802002 0.527726173400879 1.5713357925415 0.608893394470215 1.53000545501709 0.690054893493652 1.48866939544678 0.771210670471191 1.44732761383057 0.852360725402832 1.40598011016846 0.933505058288574 1.36462688446045 1.01464366912842 1.32326793670654 1.09577655792236 1.28190326690674 2.43492889404297 2.43968963623047 2.66471862792969 2.20970916748047 2.79975891113281 1.91522979736328 2.93470764160156 1.62070465087891 3.06956481933594 1.32613372802734 3.20433044433594 1.03151702880859 3.33900451660156 0.736854553222656 3.47358703613281 0.442146301269531 3.60807800292969 0.147392272949219 3.07049560546875-0.1072998046875 2.94195556640625-0.3218994140625 2.81341552734375-0.5364990234375 2.68487548828125-0.7510986328125 2.55633544921875-0.9656982421875 2.42779541015625-1.1802978515625 2.29925537109375-1.3948974609375 2.17071533203125-1.6094970703125 2.04217529296875-1.8240966796875 1.91363525390625-2.0386962890625 1.78509521484375-2.2532958984375 1.65655517578125-2.4678955078125 1.52801513671875-2.6824951171875 1.39947509765625-2.8970947265625 1.27093505859375-3.1116943359375 1.14239501953125-3.3262939453125 1.12755584716797-4.14971160888672 0.977363586425781-4.66785430908203 0.827125549316406-5.18595123291016 0.676841735839844-5.70400238037109 0.90264892578125-12.9619750976563 0.30096435546875-15.0336303710937-1.5-52.609375z"/>
          <dr3d:extrude draw:style-name="gr88" draw:layer="layout" svg:viewBox="13054 -15858 265 282" svg:d="M13198.796875-15858l-15.124137878418 0.461784362792969-14.4202346801758 1.38239288330078-13.7162857055664 2.30295562744141-13.0122909545898 3.22347259521484-12.3082504272461 4.14394378662109-11.6041641235352 5.06436920166016-10.900032043457 5.98474884033203-10.1958541870117 6.90508270263672-5.26968479156494 4.17411613464356-4.92966365814209 4.38220405578613-4.58964824676514 4.59028053283691-4.24963855743408 4.7983455657959-3.90963459014893 5.00639915466309-3.56963634490967 5.21444129943848-3.22964382171631 5.42247200012207-2.88965702056885 5.63049125671387-2.54967594146729 5.83849906921387-2.20970058441162 6.04649543762207-1.86973094940186 6.25448036193848-1.52976703643799 6.46245384216309-1.18980884552002 6.6704158782959-0.849856376647949 6.87836647033691-0.679878234863281 14.3805389404297 0.536674499511719 16.036750793457 1.60999298095703 15.4061813354492 2.68326568603516 14.7756576538086 3.75649261474609 14.1451797485352 4.82967376708984 13.5147476196289 5.90280914306641 12.8843612670898 6.97589874267578 12.254020690918 8.04894256591797 11.6237258911133 4.88145446777344 6.07150173187256 5.08918762207031 5.67983341217041 5.29692077636719 5.28815937042236 5.50465393066406 4.89647960662842 5.71238708496094 4.50479412078857 5.92012023925781 4.11310291290283 6.12785339355469 3.72140598297119 6.33558654785156 3.32970333099365 6.54331970214844 2.93799495697021 6.75105285644531 2.54628086090088 6.95878601074219 2.15456104278564 7.16651916503906 1.76283550262451 7.37425231933594 1.37110424041748 7.58198547363281 0.979367256164551 7.78971862792969 0.587624549865723 7.99745178222656 0.195876121520996 10.9956665039063-0.22705078125 10.5192260742188-0.68115234375 10.0427856445313-1.13525390625 9.56634521484375-1.58935546875 9.08990478515625-2.04345703125 8.61346435546875-2.49755859375 8.13702392578125-2.95166015625 7.66058349609375-3.40576171875 4.72265625-2.48176765441895 4.41796875-2.64794731140137 4.11328125-2.81413841247559 3.80859375-2.9803409576416 3.50390625-3.14655494689941 3.19921875-3.31278038024902 2.89453125-3.47901725769043 2.58984375-3.64526557922363 2.28515625-3.81152534484863 1.98046875-3.97779655456543 1.67578125-4.14407920837402 1.37109375-4.31037330627441 1.06640625-4.4766788482666 0.76171875-4.64299583435059 0.45703125-4.80932426452637 0.15234375-4.97566413879395-0.1241455078125-3.54093742370605-0.3724365234375-3.49048042297363-0.6207275390625-3.44001197814941-0.8690185546875-3.3895320892334-1.1173095703125-3.33904075622559-1.3656005859375-3.28853797912598-1.6138916015625-3.23802375793457-1.8621826171875-3.18749809265137-2.1104736328125-3.13696098327637-2.3587646484375-3.08641242980957-2.6070556640625-3.03585243225098-2.8553466796875-2.98528099060059-6.45556640625-5.81880187988281-7.44873046875-5.61637878417969-4.07316589355469-2.67296600341797-4.98603820800781-2.96515655517578-12.7103271484375-6.80670166015625-16.3607177734375-7.97491455078125-20.0103759765625-9.14276123046875-87.078125-38.65625 3.19408416748047-3.14886474609375 3.35663604736328-2.94561767578125 3.51914215087891-2.74237060546875 3.68160247802734-2.53912353515625 3.84401702880859-2.33587646484375 4.00638580322266-2.13262939453125 4.16870880126953-1.92938232421875 4.33098602294922-1.72613525390625 4.49323272705078-1.52306365966797 4.65550994873047-1.32013702392578 4.81783294677734-1.11716461181641 4.98020172119141-0.914146423339844 5.14261627197266-0.711082458496094 5.30507659912109-0.507972717285156 5.46758270263672-0.304817199707031 5.63013458251953-0.101615905761719 8.52501678466797 0.223197937011719 8.19318389892578 0.669563293457031 7.86130523681641 1.11588287353516 7.52938079833984 1.56215667724609 7.19741058349609 2.00838470458984 6.86539459228516 2.45456695556641 6.53333282470703 2.90070343017578 6.20122528076172 3.34679412841797 5.24964141845703 2.98133087158203 4.98235321044922 2.58367156982422 4.71511077880859 2.18605804443359 4.44791412353516 1.78849029541016 4.18076324462891 1.39096832275391 3.91365814208984 0.993492126464844 3.64659881591797 0.596061706542969 1.72316646575928 0.149008750915527 1.656418800354 0.0496683120727539 3.26742458343506-0.10235595703125 3.05666446685791-0.30706787109375 2.84589862823486-0.51177978515625 2.63512706756592-0.71649169921875 2.42434978485107-0.92120361328125 2.21356678009033-1.12591552734375 2.00277805328369-1.33062744140625 1.79198360443115-1.53533935546875 1.58118343353271-1.74005126953125 1.37037754058838-1.94476318359375 1.15956592559814-2.14947509765625 0.948748588562012-2.35418701171875 0.737925529479981-2.55889892578125 0.527096748352051-2.76361083984375 0.316262245178223-2.96832275390625 0.105422019958496-3.17303466796875-0.16900634765625-3.65254211425781-0.50701904296875-3.56748962402344-0.84503173828125-3.48243713378906-1.18304443359375-3.39738464355469-1.52105712890625-3.31233215332031-1.85906982421875-3.22727966308594-2.19708251953125-3.14222717285156-2.53509521484375-3.05717468261719-2.87310791015625-2.97212219238281-3.21112060546875-2.88706970214844-3.54913330078125-2.80201721191406-3.88714599609375-2.71696472167969-8.788330078125-5.17877197265625-10.140380859375-4.83856201171875-9.13493347167969-3.64617919921875-9.27290344238281-3.16021728515625-9.41078186035156-2.67425537109375-9.54856872558594-2.18829345703125-9.68626403808594-1.70233154296875-9.82386779785156-1.21636962890625-9.96138000488281-0.73040771484375zM13191.65625-15639l-5.91413116455078-0.249946594238281-5.69554901123047-0.749870300292969-5.47701263427734-1.24983978271484-5.25852203369141-1.74985504150391-5.04007720947266-2.24991607666016-4.82167816162109-2.75002288818359-4.60332489013672-3.25017547607422-4.38501739501953-3.75037384033203-4.17041778564453-4.25042724609375-3.95952606201172-4.75030517578125-3.74868011474609-5.25018310546875-3.53787994384766-5.75006103515625-3.32712554931641-6.24993896484375-3.11641693115234-6.74981689453125-2.90575408935547-7.24969482421875-2.69513702392578-7.74957275390625 58.296875 25.03125 16.5945434570313 7.721923828125 14.8151245117187 7.433349609375 13.0360717773438 7.144775390625 11.2573852539063 6.856201171875-4.50623321533203 2.30017852783203-4.83806610107422 1.99333953857422-5.16994476318359 1.68654632568359-5.50186920166016 1.37979888916016-5.83383941650391 1.07309722900391-6.16585540771484 0.766441345214844-6.49791717529297 0.459831237792969z"/>
          <dr3d:extrude draw:style-name="gr88" draw:layer="layout" svg:viewBox="12403 -16595 277 424" svg:d="M12605-16323.53125l3.67919921875 74.6337890625 2.08038330078125 27.079833984375 2.24041748046875 20.255126953125 0.6412353515625 3.700927734375 0.8338623046875 3.462158203125 1.0264892578125 3.223388671875 1.2191162109375 2.984619140625 1.4117431640625 2.745849609375 1.6043701171875 2.507080078125 1.7969970703125 2.268310546875 1.9896240234375 2.029541015625 2.1822509765625 1.790771484375 2.3748779296875 1.552001953125 2.5675048828125 1.313232421875 2.7601318359375 1.074462890625 2.9527587890625 0.835693359375 3.1453857421875 0.596923828125 3.3380126953125 0.358154296875 3.5306396484375 0.119384765625 3.69304656982422-0.155082702636719 3.50879669189453-0.465217590332031 1.68529033660889-0.348895072937012 1.63921070098877-0.426411628723145 1.59312534332275-0.503922462463379 1.54703426361084-0.581427574157715 1.50093746185303-0.658926963806152 1.45483493804932-0.736420631408691 1.40872669219971-0.813908576965332 1.3626127243042-0.891390800476074 1.31649303436279-0.968867301940918 1.27036762237549-1.04633808135986 1.22423648834229-1.12380313873291 1.17809963226318-1.20126247406006 2.16576385498047-2.54937744140625 1.87714385986328-2.68817138671875 1.58847808837891-2.82696533203125 1.29976654052734-2.96575927734375 1.01100921630859-3.10455322265625 0.722206115722656-3.24334716796875 0.433357238769531-3.38214111328125 0.144462585449219-3.52093505859375-0.34356689453125-21.2460327148437-1.03094482421875-25.8804321289062-4.12548828125-65.66259765625-4.12548828125-65.66259765625-1.03094482421875-25.8804321289062-0.34356689453125-21.2460327148437 0.33184814453125-42.391845703125 0.99578857421875-34.755615234375 1.66009521484375-27.119384765625 1.07927703857422-10.6961059570313 1.24549102783203-8.78704833984375 0.30023193359375-2.03826904296875 0.21490478515625-1.94268798828125 0.12921142578125-1.84674072265625 0.04315185546875-1.75042724609375-0.160591125488281-3.51051330566406-0.200747489929199-1.69540977478027-0.28105640411377-1.65552711486816-0.361371040344238-1.61565589904785-0.441691398620606-1.57579612731934-0.522017478942871-1.53594779968262-0.602349281311035-1.4961109161377-0.682686805725098-1.45628547668457-0.763030052185059-1.41647148132324-0.843379020690918-1.37666893005371-0.923733711242676-1.33687782287598-1.00409412384033-1.29709815979004-1.08446025848389-1.2573299407959-2.41004180908203-2.39540100097656-2.62298583984375-2.1712646484375-2.72735595703125-1.8819580078125-2.83172607421875-1.5926513671875-2.93609619140625-1.3033447265625-3.04046630859375-1.0140380859375-3.14483642578125-0.7247314453125-3.24920654296875-0.4354248046875-3.35357666015625-0.1461181640625-2.34068393707275 0.0672903060913086-2.26424312591553 0.20040225982666-2.1878080368042 0.333508491516113-2.11137866973877 0.466609001159668-2.03495502471924 0.599703788757324-1.95853710174561 0.732792854309082-1.88212490081787 0.865876197814941-1.80571842193604 0.998953819274902-1.7293176651001 1.13202571868896-1.65292263031006 1.26509189605713-1.57653331756592 1.39815235137939-1.50014972686768 1.53120708465576-1.42377185821533 1.66425609588623-1.34739971160889 1.7972993850708-1.27103328704834 1.93033695220947-1.19467258453369 2.06336879730225-4.39105987548828-2.531982421875-4.43102264404297-2.302001953125-4.47103118896484-2.072021484375-4.51108551025391-1.842041015625-4.55118560791016-1.612060546875-4.59133148193359-1.382080078125-4.63152313232422-1.152099609375-4.67176055908203-0.922119140625-9.46441650390625-1.41058349609375-9.62591552734375-1.00885009765625-9.78778076171875-0.60675048828125-9.95001220703125-0.20428466796875-14.0897827148438 0.578269958496094-13.4793090820313 1.73197174072266-12.8688354492188 2.88581085205078-12.2583618164063 4.03978729248047-5.90025329589844 2.45267772674561-5.74763488769531 2.74122333526611-5.59501647949219 3.02978610992432-5.44239807128906 3.31836605072021-5.28977966308594 3.60696315765381-5.13716125488281 3.8955774307251-9.81646728515625 8.65706634521484-9.10071563720703 9.74909973144531-4.09526348114014 5.11668968200684-3.79187488555908 5.27813148498535-3.48849201202393 5.43958473205566-3.18511486053467 5.60104942321777-2.88174343109131 5.76252555847168-2.57837772369385 5.92401313781738-2.27501773834229 6.08551216125488-1.97166347503662 6.24702262878418-3.03328704833984 12.9786224365234-1.81993865966797 13.6248016357422-0.606636047363281 14.2710723876953 0.6112060546875 16.953742980957 1.8336181640625 16.1180953979492 3.0560302734375 15.2824935913086 4.2784423828125 14.4469375610352 5.5008544921875 13.6114273071289 3.20883178710937 6.49241161346436 3.51443481445312 6.28355121612549 3.82003784179687 6.07469654083252 4.12564086914063 5.86584758758545 4.43124389648438 5.65700435638428 4.73684692382813 5.448166847229 4.98307704925537 5.1767578125 5.16993045806885 4.8427734375 5.35677814483643 4.5087890625 5.54362010955811 4.1748046875 5.73045635223389 3.8408203125 5.91728687286377 3.5068359375 6.10411167144775 3.1728515625 6.29093074798584 2.8388671875 6.47774410247803 2.5048828125 6.66455173492432 2.1708984375 6.85135364532471 1.8369140625 7.0381498336792 1.5029296875 14.6366653442383 2.00390625 15.3837814331055 0.66796875 9.39776611328125-0.25848388671875 8.88104248046875-0.77520751953125 4.24686431884766-0.581260681152344 4.11782073974609-0.710304260253906 3.98882293701172-0.839302062988281 3.85987091064453-0.968254089355469 3.73096466064453-1.09735107421875 3.60210418701172-1.22662353515625 3.47328948974609-1.35589599609375 3.34452056884766-1.48516845703125 3.21579742431641-1.61444091796875 3.08712005615234-1.74371337890625 2.95848846435547-1.87298583984375zM12600-16405.28125l-2.20897674560547 3.93732452392578-2.37006378173828 3.67919158935547-2.53110504150391 3.42110443115234-2.69210052490234 3.16306304931641-2.85305023193359 2.90506744384766-3.01395416259766 2.64711761474609-3.17481231689453 2.38921356201172-3.33562469482422 2.13135528564453-3.49675750732422 1.87720489501953-3.65821075439453 1.62676239013672-3.81961822509766 1.37636566162109-3.98097991943359 1.12601470947266-4.14229583740234 0.875709533691406-4.30356597900391 0.625450134277344-4.46479034423828 0.375236511230469-4.62596893310547 0.125068664550781-9.24114227294922-0.345146179199219-8.64527130126953-1.03540802001953-8.04935455322266-1.72562408447266-3.801194190979-1.1216287612915-3.65219783782959-1.29416561126709-3.50319576263428-1.46669673919678-3.35418796539307-1.63922214508057-3.20517444610596-1.81174182891846-3.05615520477295-1.98425579071045-2.90713024139404-2.15676403045654-2.75809955596924-2.32926654815674-2.60906314849854-2.50176334381104-2.46002101898193-2.67425441741943-2.31097316741943-2.84673976898193-2.16191959381104-3.01921939849854-2.01286029815674-3.19169330596924-1.86379528045654-3.36416149139404-1.71472454071045-3.53662395477295-1.56564807891846-3.70908069610596-2.68404388427734-7.93550872802734-2.08766937255859-8.62526702880859-1.49124908447266-9.31497955322266-0.894783020019531-10.0046463012695-0.298271179199219-10.6942672729492 0.322441101074219-6.84760284423828 0.403042793273926-3.3300199508667 0.564249992370606-3.26750659942627 0.725451469421387-3.20499897003174 0.88664722442627-3.14249706268311 1.04783725738525-3.08000087738037 1.20902156829834-3.01751041412354 1.37020015716553-2.9550256729126 1.53137302398682-2.89254665374756 1.69254016876221-2.83007335662842 1.8537015914917-2.76760578155518 4.19086456298828-5.34783172607422 4.83544158935547-5.09803009033203 5.26244354248047-4.66223907470703 5.47187042236328-4.04045867919922 5.68125152587891-3.41872406005859 5.89058685302734-2.79703521728516 3.02377986907959-1.16539859771729 3.076096534729-1.00999355316162 6.30912017822266-1.55379486083984 6.51831817626953-0.932243347167969 6.72747039794922-0.310737609863281 4.81529998779297 0.0727005004882813 4.51715850830078 0.218132019042969 4.21897125244141 0.363609313964844 3.92073822021484 0.509132385253906 3.62245941162109 0.654701232910156 3.32413482666016 0.800315856933594 3.02576446533203 0.945976257324219 2.72734832763672 1.09168243408203 1.89459228515625 0.934761047363281 2.20037841796875 1.25743865966797 2.50616455078125 1.58016204833984 2.81195068359375 1.90293121337891 6.541259765625 4.77435302734375 7.764404296875 6.06597900390625 2.17816162109375 1.861083984375 2.14556884765625 1.956298828125 2.11260986328125 2.051513671875 2.07928466796875 2.146728515625-0.193359375 10.5550537109375-0.064453125 19.2730712890625z"/>
          <dr3d:extrude draw:style-name="gr88" draw:layer="layout" svg:viewBox="12713 -16597 269 284" svg:d="M12947.4375-16597l-1.53685092926025 0.0904550552368164-1.64571285247803 0.269904136657715-1.7545804977417 0.449358940124512-1.86345386505127 0.628819465637207-1.97233295440674 0.808285713195801-2.08121776580811 0.987757682800293-4.48911285400391 2.51395416259766-4.92472076416016 3.23191070556641-5.36037445068359 3.94991302490234-5.79607391357422 4.66796112060547-6.23181915283203 5.38605499267578-11.5055541992188-5.33294677734375-10.7976684570313-4.63824462890625-10.0894165039063-3.94464111328125-9.38079833984375-3.25213623046875-8.6885986328125-2.54302978515625-4.09083557128906-0.999168395996094-3.92173767089844-0.817665100097656-3.75254821777344-0.636207580566406-3.58326721191406-0.454795837402344-3.41389465332031-0.273429870605469-3.24443054199219-0.0921096801757813-15.053466796875 0.522209167480469-14.082275390625 1.56366729736328-13.111083984375 2.60507965087891-6.19134521484375 1.69305515289307-5.94854736328125 1.95339107513428-5.70574951171875 2.21372127532959-5.46295166015625 2.474045753479-5.22015380859375 2.73436450958252-4.97735595703125 2.99467754364014-4.73455810546875 3.25498485565186-4.49176025390625 3.51528644561768-4.24896240234375 3.7755823135376-4.00616455078125 4.03587245941162-3.76336669921875 4.29597282409668-3.52056884765625 4.55441474914551-3.27777099609375 4.81284523010254-3.03497314453125 5.07126426696777-2.79217529296875 5.32967185974121-2.54937744140625 5.58806800842285-4.370361328125 11.9512786865234-3.399169921875 12.9847259521484-2.427978515625 14.0180816650391-1.456787109375 15.0513458251953-0.485595703125 16.0845184326172 0.7188720703125 15.2892990112305 0.898590087890625 7.43424701690674 1.25802612304688 7.29397106170654 1.61746215820313 7.15368938446045 1.97689819335938 7.01340198516846 2.33633422851562 6.87310886383057 2.69577026367187 6.73281002044678 3.05520629882812 6.59250545501709 3.41464233398437 6.4521951675415 3.77407836914062 6.31187915802002 4.13351440429688 6.17155742645264 9.3453369140625 11.9221267700195 10.7830810546875 11.3607711791992 11.7844924926758 10.3875732421875 12.3496017456055 9.0025634765625 12.9147567749023 7.6175537109375 6.66932582855225 3.28939819335937 6.81063175201416 2.94314575195312 14.0452041625977 4.8475341796875 14.6104965209961 3.4625244140625 15.1758346557617 2.0775146484375 15.7412185668945 0.6925048828125 6.261474609375-0.215873718261719 6.503173828125-0.647590637207031 6.744873046875-1.07926177978516 6.986572265625-1.51088714599609 7.228271484375-1.94246673583984 7.469970703125-2.37400054931641 7.711669921875-2.80548858642578 7.953369140625-3.23693084716797 9.14757537841797-4.24384307861328 7.92804718017578-4.41124725341797 3.50668621063232-2.26841449737549 3.20178699493408-2.31028270721436 2.89688205718994-2.35215663909912 2.5919713973999-2.39403629302979 2.28705501556396-2.43592166900635 1.98213291168213-2.47781276702881 1.67720508575439-2.51970958709717 1.37227153778076-2.56161212921143 1.06733226776123-2.60352039337158 0.762387275695801-2.64543437957764 0.457436561584473-2.68735408782959 0.152480125427246-2.72927951812744-0.0898971557617188-2.26521301269531-0.269660949707031-2.19316101074219-0.449378967285156-2.12120056152344-0.629051208496094-2.04933166503906-0.808677673339844-1.97755432128906-0.988258361816406-1.90586853027344-1.16779327392578-1.83427429199219-1.34728240966797-1.76277160644531-1.1800537109375-5.4456787109375-1.0386962890625-6.1011962890625-0.8980712890625-6.7574462890625-0.7581787109375-7.4144287109375-0.60211181640625-8.06988525390625-0.42962646484375-8.72357177734375-0.34326171875-19.40966796875 0.421875-22.724853515625 1.265625-19.301513671875 0.94921875-8.36700439453125 1.16015625-7.51116943359375 1.37109375-6.65533447265625 1.58203125-5.79949951171875 0.343696594238281-0.921951293945313 0.656120300292969-1.60868835449219 2.24969482421875-5.2779541015625 8.25048828125-18.80078125 4.265625-9.818115234375 3.046875-7.452392578125 1.06640625-2.83905029296875 0.76171875-2.24761962890625 0.45703125-1.65618896484375 0.1142578125-0.606307983398438 0.0380859375-0.458450317382813-0.163154602050781-3.3189697265625-0.203951835632324-1.60537719726563-0.285542488098145-1.56930541992188-0.367138862609863-1.53323364257813-0.448740959167481-1.49716186523438-0.530348777770996-1.46109008789063-0.61196231842041-1.42501831054688-0.693581581115723-1.38894653320313-0.775206565856934-1.35287475585938-0.856837272644043-1.31680297851563-0.938473701477051-1.28073120117188-1.02011585235596-1.24465942382813-1.10176372528076-1.20858764648438-2.44849395751953-2.3089599609375-2.66217041015625-2.09839630126953-2.76287841796875-1.81865692138672-2.86358642578125-1.53896331787109-2.96429443359375-1.25931549072266-3.06500244140625-0.979713439941406-3.16571044921875-0.700157165527344-3.26641845703125-0.420646667480469zM12884-16422.890625l0.06231689453125 4.2940673828125 0.18719482421875 4.6024169921875 0.31243896484375 4.9100341796875 0.43804931640625 5.2169189453125 3 23.9453125-2.490966796875 1.2078857421875-2.345947265625 1.0284423828125-2.200927734375 0.8497314453125-2.055908203125 0.6717529296875-1.912353515625 0.50982666015625-0.90289306640625 0.200096130371094-0.86737060546875 0.163612365722656-0.83184814453125 0.127174377441406-0.79632568359375 0.0907821655273438-0.76080322265625 0.0544357299804688-0.72528076171875 0.0181350708007813-4.32165622711182-0.107710838317871-4.25354671478272-0.323128700256348-4.18544292449951-0.538540840148926-4.11734485626221-0.753947257995606-4.0492525100708-0.969347953796387-3.98116588592529-1.18474292755127-3.91308498382568-1.40013217926025-3.84500980377197-1.61551570892334-3.77694034576416-1.83089351654053-3.70887660980225-2.04626560211182-3.64081859588623-2.26163196563721-3.57276630401611-2.4769926071167-6.94139862060547-5.60004425048828-6.66925811767578-6.46141815185547-6.1248779296875-7.02758026123047-5.3082275390625-7.29853057861328-4.4915771484375-7.56943511962891-3.6749267578125-7.84029388427734-2.8582763671875-8.11110687255859-2.0416259765625-8.38187408447266-1.2249755859375-8.65259552001953-0.4083251953125-8.92327117919922 0.192070007324219-8.40288543701172 0.576179504394531-7.86487579345703 0.960243225097656-7.32682037353516 1.34426116943359-6.78871917724609 1.72823333740234-6.25057220458984 2.11215972900391-5.71237945556641 1.20003795623779-2.65435314178467 1.29600238800049-2.51978778839111 1.39196109771729-2.38521671295166 1.48791408538818-2.25063991546631 1.58390808105469-2.11514186859131 1.67994689941406-1.97872257232666 1.77598571777344-1.84229755401611 1.87202453613281-1.70586681365967 1.96806335449219-1.56943035125732 2.06410217285156-1.43298816680908 2.16014099121094-1.29654026031494 2.25617980957031-1.1600866317749 2.35221862792969-1.02362728118896 2.44825744628906-0.887162208557129 2.54429626464844-0.750691413879395 2.64033508300781-0.614214897155762 2.73637390136719-0.477732658386231 2.83241271972656-0.341244697570801 5.95294189453125-0.273002624511719 3.94242858886719 0.0829391479492188 3.89070129394531 0.248786926269531 3.83888244628906 0.414588928222656 3.78697204589844 0.580345153808594 3.73497009277344 0.746055603027344 3.68287658691406 0.911720275878906 3.63069152832031 1.07733917236328 3.57841491699219 1.24291229248047 3.52641296386719 1.40477752685547 3.47468566894531 1.56293487548828 3.42286682128906 1.72104644775391 3.37095642089844 1.87911224365234 3.31895446777344 2.03713226318359 3.26686096191406 2.19510650634766 3.21467590332031 2.35303497314453 3.16239929199219 2.51091766357422-5.25048828125 53.83984375-1.31219482421875 21.0924072265625z"/>
          <dr3d:extrude draw:style-name="gr88" draw:layer="layout" svg:viewBox="12997 -16600 238 378" svg:d="M13199.25-16375.703125l-12.8203125 0.3828125-12.8203125 0.3828125-5.521728515625-0.12890625-5.942138671875-0.38671875-6.362548828125-0.64453125-6.782958984375-0.90234375 4.5-136.28125 0.25-12.515625 0.25-14.84375-0.582275390625-13.9125671386719-0.72784423828125-6.26049423217773-1.01898193359375-5.79666519165039-1.31011962890625-5.33285903930664-1.60125732421875-4.86907577514648-1.89239501953125-4.40531539916992-2.18353271484375-3.94157791137695-2.47467041015625-3.47786331176758-2.76580810546875-3.0141716003418-3.05694580078125-2.55050277709961-3.34808349609375-2.08685684204102-3.63922119140625-1.62323379516602-3.93035888671875-1.15963363647461-4.22149658203125-0.696056365966797-4.51263427734375-0.232501983642578-3.47442626953125 0.138786315917969-3.35394287109375 0.413398742675781-3.23345947265625 0.687965393066406-3.11297607421875 0.962486267089844-2.99249267578125 1.23696136474609-2.87200927734375 1.51139068603516-2.75152587890625 1.78577423095703-2.63104248046875 2.06011199951172-2.65174102783203 2.40162658691406-1.19322490692139 1.25522422790527-1.10480213165283 1.29151344299316-1.01638507843018 1.32781410217285-0.927973747253418 1.36412620544434-0.839568138122559 1.40044975280762-0.751168251037598 1.4367847442627-0.662774085998535 1.47313117980957-0.574385643005371 1.50948905944824-0.486002922058106 1.54585838317871-0.397625923156738 1.58223915100098-0.30925464630127 1.61863136291504-0.220889091491699 1.6550350189209-0.132529258728027 1.69145011901855-0.0441751480102539 1.72787666320801 0.7734375 27.953125 0.7734375 27.9375-4.546875 134.03125-9.0506591796875 0.552978515625-11.1036376953125 0.891357421875-28.369140625 2.7978515625-3.93292331695557 0.537277221679688-3.67914485931396 0.743179321289063-3.42537212371826 0.949081420898438-3.17160511016846 1.15498352050781-2.91784381866455 1.36088562011719-2.66408824920654 1.56678771972656-2.41033840179443 1.77268981933594-2.15659427642822 1.97859191894531-1.90285587310791 2.18449401855469-1.6491231918335 2.39039611816406-1.39539623260498 2.59629821777344-1.14167499542236 2.80220031738281-0.887959480285645 3.00810241699219-0.634249687194824 3.21400451660156-0.380545616149902 3.41990661621094-0.126847267150879 3.62580871582031 0.1552734375 3.529541015625 0.4658203125 3.393310546875 0.7763671875 3.257080078125 0.504638671875 1.57745361328125 0.582275390625 1.54339599609375 0.659912109375 1.50933837890625 0.737548828125 1.47528076171875 0.815185546875 1.44122314453125 0.892822265625 1.40716552734375 2.0185546875 2.712158203125 2.3291015625 2.575927734375 1.26466274261475 1.2147216796875 1.30960941314697 1.1363525390625 1.3545503616333 1.0579833984375 1.39948558807373 0.9796142578125 1.44441509246826 0.9012451171875 1.48933887481689 0.8228759765625 1.53425693511963 0.7445068359375 1.57916927337646 0.6661376953125 1.6240758895874 0.5877685546875 1.66897678375244 0.5093994140625 3.47263336181641 0.78369140625 3.65216827392578 0.47021484375 3.83165740966797 0.15673828125 6.405029296875-0.1875 9.541259765625-0.5625 28.4912109375-2.25-1.671875 27.53125-0.99658203125 14.73828125-0.24871826171875 5.9544677734375-0.08282470703125 5.0103759765625 0.167915344238281 3.55994415283203 0.209902763366699 1.72203350067139 0.29387378692627 1.68341541290283 0.377850532531738 1.64480304718018 0.461833000183106 1.60619640350342 0.545821189880371 1.56759548187256 0.629815101623535 1.5290002822876 0.713814735412598 1.49041080474854 0.797820091247559 1.45182704925537 0.881831169128418 1.41324901580811 0.965847969055176 1.37467670440674 1.04987049102783 1.33611011505127 1.13389873504639 1.2975492477417 2.51990509033203 2.47943878173828 2.75775146484375 2.252197265625 2.89727783203125 1.951904296875 3.03680419921875 1.651611328125 3.17633056640625 1.351318359375 3.31585693359375 1.051025390625 3.45538330078125 0.750732421875 3.59490966796875 0.450439453125 3.73443603515625 0.150146484375 4.69784450531006-0.252685546875 4.39479923248291-0.758056640625 4.09174823760986-1.263427734375 3.78869152069092-1.768798828125 3.48562908172607-2.274169921875 3.18256092071533-2.779541015625 2.87948703765869-3.284912109375 2.57640743255615-3.790283203125 2.27332210540771-4.295654296875 1.97023105621338-4.801025390625 1.66713428497314-5.306396484375 1.36403179168701-5.811767578125 1.06092357635498-6.317138671875 0.757809638977051-6.822509765625 0.606254577636719-15.1611328125-0.515625-21.3125 7.5240478515625 0.87445068359375 6.7923583984375 0.62506103515625 6.0599365234375 0.37530517578125 5.3267822265625 0.12518310546875 13.46484375-0.24237060546875 11.14453125-0.72686767578125 4.7021484375-0.545005798339844 4.1220703125-0.665992736816406 3.5419921875-0.786933898925781 2.9619140625-0.907829284667969 2.46560764312744-0.971054077148438 2.30649471282959-1.10408020019531 2.14738750457764-1.23710632324219 1.98828601837158-1.37013244628906 1.82919025421143-1.50315856933594 1.67010021209717-1.63618469238281 1.51101589202881-1.76921081542969 1.35193729400635-1.90223693847656 1.19286441802979-2.03526306152344 1.03379726409912-2.16828918457031 0.874735832214356-2.30131530761719 0.715680122375488-2.43434143066406 0.55663013458252-2.56736755371094 0.397585868835449-2.70039367675781 0.238547325134277-2.83341979980469 0.0795145034790039-2.96644592285156-0.1578369140625-3.60295867919922-0.4735107421875-3.44947052001953-0.355133056640625-1.66716289520264-0.434051513671875-1.62877368927002-0.512969970703125-1.5903787612915-0.591888427734375-1.55197811126709-0.670806884765625-1.51357173919678-0.749725341796875-1.47515964508057-0.828643798828125-1.43674182891846-0.907562255859375-1.39831829071045-0.986480712890625-1.35988903045654-1.06539916992188-1.32145404815674-2.3675537109375-2.52758026123047-2.61052703857422-2.29759979248047-1.36910724639893-1.03397846221924-1.41166210174561-0.957423210144043-1.45421123504639-0.880862236022949-1.49675464630127-0.804295539855957-1.53929233551025-0.727723121643066-1.58182430267334-0.651144981384277-3.29122161865234-1.07253265380859-3.46128082275391-0.766151428222656-3.63129425048828-0.459724426269531z"/>
          <dr3d:extrude draw:style-name="gr88" draw:layer="layout" svg:viewBox="13253 -16595 265 282" svg:d="M13397.796875-16595l-15.124137878418 0.461784362792969-14.4202346801758 1.38239288330078-13.7162857055664 2.30295562744141-13.0122909545898 3.22347259521484-12.3082504272461 4.14394378662109-11.6041641235352 5.06436920166016-10.900032043457 5.98474884033203-10.1958541870117 6.90508270263672-5.26968479156494 4.17411613464356-4.92966365814209 4.38220405578613-4.58964824676514 4.59028053283691-4.24963855743408 4.7983455657959-3.90963459014893 5.00639915466309-3.56963634490967 5.21444129943848-3.22964382171631 5.42247200012207-2.88965702056885 5.63049125671387-2.54967594146729 5.83849906921387-2.20970058441162 6.04649543762207-1.86973094940186 6.25448036193848-1.52976703643799 6.46245384216309-1.18980884552002 6.6704158782959-0.849856376647949 6.87836647033691-0.679878234863281 14.3805389404297 0.536674499511719 16.036750793457 1.60999298095703 15.4061813354492 2.68326568603516 14.7756576538086 3.75649261474609 14.1451797485352 4.82967376708984 13.5147476196289 5.90280914306641 12.8843612670898 6.97589874267578 12.254020690918 8.04894256591797 11.6237258911133 4.88145446777344 6.07150173187256 5.08918762207031 5.67983341217041 5.29692077636719 5.28815937042236 5.50465393066406 4.89647960662842 5.71238708496094 4.50479412078857 5.92012023925781 4.11310291290283 6.12785339355469 3.72140598297119 6.33558654785156 3.32970333099365 6.54331970214844 2.93799495697021 6.75105285644531 2.54628086090088 6.95878601074219 2.15456104278564 7.16651916503906 1.76283550262451 7.37425231933594 1.37110424041748 7.58198547363281 0.979367256164551 7.78971862792969 0.587624549865723 7.99745178222656 0.195876121520996 10.9956665039063-0.22705078125 10.5192260742188-0.68115234375 10.0427856445313-1.13525390625 9.56634521484375-1.58935546875 9.08990478515625-2.04345703125 8.61346435546875-2.49755859375 8.13702392578125-2.95166015625 7.66058349609375-3.40576171875 4.72265625-2.48176765441895 4.41796875-2.64794731140137 4.11328125-2.81413841247559 3.80859375-2.9803409576416 3.50390625-3.14655494689941 3.19921875-3.31278038024902 2.89453125-3.47901725769043 2.58984375-3.64526557922363 2.28515625-3.81152534484863 1.98046875-3.97779655456543 1.67578125-4.14407920837402 1.37109375-4.31037330627441 1.06640625-4.4766788482666 0.76171875-4.64299583435059 0.45703125-4.80932426452637 0.15234375-4.97566413879395-0.1241455078125-3.54093742370605-0.3724365234375-3.49048042297363-0.6207275390625-3.44001197814941-0.8690185546875-3.3895320892334-1.1173095703125-3.33904075622559-1.3656005859375-3.28853797912598-1.6138916015625-3.23802375793457-1.8621826171875-3.18749809265137-2.1104736328125-3.13696098327637-2.3587646484375-3.08641242980957-2.6070556640625-3.03585243225098-2.8553466796875-2.98528099060059-6.45556640625-5.81880187988281-7.44873046875-5.61637878417969-4.07316589355469-2.67296600341797-4.98603820800781-2.96515655517578-12.7103271484375-6.80670166015625-16.3607177734375-7.97491455078125-20.0103759765625-9.14276123046875-87.078125-38.65625 3.19408416748047-3.14886474609375 3.35663604736328-2.94561767578125 3.51914215087891-2.74237060546875 3.68160247802734-2.53912353515625 3.84401702880859-2.33587646484375 4.00638580322266-2.13262939453125 4.16870880126953-1.92938232421875 4.33098602294922-1.72613525390625 4.49323272705078-1.52306365966797 4.65550994873047-1.32013702392578 4.81783294677734-1.11716461181641 4.98020172119141-0.914146423339844 5.14261627197266-0.711082458496094 5.30507659912109-0.507972717285156 5.46758270263672-0.304817199707031 5.63013458251953-0.101615905761719 8.52501678466797 0.223197937011719 8.19318389892578 0.669563293457031 7.86130523681641 1.11588287353516 7.52938079833984 1.56215667724609 7.19741058349609 2.00838470458984 6.86539459228516 2.45456695556641 6.53333282470703 2.90070343017578 6.20122528076172 3.34679412841797 5.24964141845703 2.98133087158203 4.98235321044922 2.58367156982422 4.71511077880859 2.18605804443359 4.44791412353516 1.78849029541016 4.18076324462891 1.39096832275391 3.91365814208984 0.993492126464844 3.64659881591797 0.596061706542969 1.72316646575928 0.149008750915527 1.656418800354 0.0496683120727539 3.26742458343506-0.10235595703125 3.05666446685791-0.30706787109375 2.84589862823486-0.51177978515625 2.63512706756592-0.71649169921875 2.42434978485107-0.92120361328125 2.21356678009033-1.12591552734375 2.00277805328369-1.33062744140625 1.79198360443115-1.53533935546875 1.58118343353271-1.74005126953125 1.37037754058838-1.94476318359375 1.15956592559814-2.14947509765625 0.948748588562012-2.35418701171875 0.737925529479981-2.55889892578125 0.527096748352051-2.76361083984375 0.316262245178223-2.96832275390625 0.105422019958496-3.17303466796875-0.16900634765625-3.65254211425781-0.50701904296875-3.56748962402344-0.84503173828125-3.48243713378906-1.18304443359375-3.39738464355469-1.52105712890625-3.31233215332031-1.85906982421875-3.22727966308594-2.19708251953125-3.14222717285156-2.53509521484375-3.05717468261719-2.87310791015625-2.97212219238281-3.21112060546875-2.88706970214844-3.54913330078125-2.80201721191406-3.88714599609375-2.71696472167969-8.788330078125-5.17877197265625-10.140380859375-4.83856201171875-9.13493347167969-3.64617919921875-9.27290344238281-3.16021728515625-9.41078186035156-2.67425537109375-9.54856872558594-2.18829345703125-9.68626403808594-1.70233154296875-9.82386779785156-1.21636962890625-9.96138000488281-0.73040771484375zM13390.65625-16376l-5.91413116455078-0.249946594238281-5.69554901123047-0.749870300292969-5.47701263427734-1.24983978271484-5.25852203369141-1.74985504150391-5.04007720947266-2.24991607666016-4.82167816162109-2.75002288818359-4.60332489013672-3.25017547607422-4.38501739501953-3.75037384033203-4.17041778564453-4.25042724609375-3.95952606201172-4.75030517578125-3.74868011474609-5.25018310546875-3.53787994384766-5.75006103515625-3.32712554931641-6.24993896484375-3.11641693115234-6.74981689453125-2.90575408935547-7.24969482421875-2.69513702392578-7.74957275390625 58.296875 25.03125 16.5945434570313 7.721923828125 14.8151245117187 7.433349609375 13.0360717773438 7.144775390625 11.2573852539063 6.856201171875-4.50623321533203 2.30017852783203-4.83806610107422 1.99333953857422-5.16994476318359 1.68654632568359-5.50186920166016 1.37979888916016-5.83383941650391 1.07309722900391-6.16585540771484 0.766441345214844-6.49791717529297 0.459831237792969z"/>
          <dr3d:extrude draw:style-name="gr88" draw:layer="layout" svg:viewBox="13558 -16600 75 432" svg:d="M13599.5-16507l-3.55792236328125 0.1417236328125-3.39935302734375 0.4251708984375-3.24078369140625 0.7086181640625-3.08221435546875 0.9920654296875-1.48164367675781 0.602325439453125-1.44200134277344 0.673187255859375-1.40235900878906 0.744049072265625-1.36271667480469 0.814910888671875-1.32307434082031 0.885772705078125-1.28343200683594 0.956634521484375-2.44793701171875 2.1258544921875-2.22069549560547 2.3404541015625-0.999371528625488 1.22488403320313-0.925379753112793 1.26132202148438-0.851382255554199 1.29776000976563-0.777379035949707 1.33419799804688-0.703370094299316 1.37063598632813-0.629355430603027 1.40707397460938-0.55533504486084 1.44351196289063-0.481308937072754 1.47994995117188-0.40727710723877 1.51638793945313-0.333239555358887 1.55282592773438-0.444343566894531 3.2149658203125-0.148124694824219 3.3607177734375-0.5 30.1953125-0.5 30.1953125 0.5 107.296875 0.5 107.296875 0.150146484375 3.36273956298828 0.450439453125 3.22106170654297 0.33782958984375 1.55741596221924 0.41290283203125 1.52201366424561 0.48797607421875 1.48661708831787 0.56304931640625 1.45122623443604 0.63812255859375 1.4158411026001 0.71319580078125 1.38046169281006 0.78826904296875 1.34508800506592 0.86334228515625 1.30972003936768 0.93841552734375 1.27435779571533 1.01348876953125 1.23900127410889 2.252197265625 2.37195587158203 2.47539520263672 2.15735626220703 2.62146759033203 1.86956024169922 1.36549663543701 0.826870918273926 1.40199756622314 0.754939079284668 1.43849277496338 0.683012962341309 1.47498226165771 0.611092567443848 3.05941009521484 1.00644683837891 3.20529937744141 0.718833923339844 3.35114288330078 0.431266784667969 3.49694061279297 0.143745422363281 3.49694061279297-0.143745422363281 3.35114288330078-0.431266784667969 3.20529937744141-0.718833923339844 3.05941009521484-1.00644683837891 1.47498226165771-0.611092567443848 1.43849277496338-0.683012962341309 1.40199756622314-0.754939079284668 1.36549663543701-0.826870918273926 2.62146759033203-1.86956024169922 2.47539520263672-2.15735626220703 2.252197265625-2.37195587158203 1.01348876953125-1.23900127410889 0.93841552734375-1.27435779571533 0.86334228515625-1.30972003936768 0.78826904296875-1.34508800506592 0.71319580078125-1.38046169281006 0.63812255859375-1.4158411026001 0.56304931640625-1.45122623443604 0.48797607421875-1.48661708831787 0.41290283203125-1.52201366424561 0.33782958984375-1.55741596221924 0.450439453125-3.22106170654297 0.150146484375-3.36273956298828v-274.984375l-0.148124694824219-3.3607177734375-0.444343566894531-3.2149658203125-0.333239555358887-1.55282592773438-0.40727710723877-1.51638793945313-0.481308937072754-1.47994995117188-0.55533504486084-1.44351196289063-0.629355430603027-1.40707397460938-0.703370094299316-1.37063598632813-0.777379035949707-1.33419799804688-0.851382255554199-1.29776000976563-0.925379753112793-1.26132202148438-0.999371528625488-1.22488403320313-2.22069549560547-2.3404541015625-2.44793701171875-2.1258544921875-1.28343200683594-0.956634521484375-1.32307434082031-0.885772705078125-1.36271667480469-0.814910888671875-1.40235900878906-0.744049072265625-1.44200134277344-0.673187255859375-1.48164367675781-0.602325439453125-3.08221435546875-0.9920654296875-3.24078369140625-0.7086181640625-3.39935302734375-0.4251708984375zM13598.84375-16600l-1.9196310043335 0.0649099349975586-1.90342044830322 0.19326114654541-1.88720417022705 0.321606636047363-1.87098217010498 0.449946403503418-1.85475444793701 0.578280448913574-1.83852100372314 0.706608772277832-1.82228183746338 0.834931373596191-1.80603694915771 0.963248252868652-1.78978633880615 1.09155941009521-1.77353000640869 1.21986484527588-3.49826812744141 2.82462310791016-3.43317413330078 3.33777618408203-3.36803436279297 3.85088348388672-2.83043670654297 3.75312042236328-2.45319366455078 3.68907928466797-2.07590484619141 3.62508392333984-1.69857025146484 3.56113433837891-1.32118988037109 3.49723052978516-0.943763732910156 3.43337249755859-0.33033275604248 1.69275379180908-0.235959053039551 1.67680644989014-0.141579627990723 1.66086483001709-0.0471944808959961 1.64492893218994 0.0411520004272461 1.65284633636475 0.123452186584473 1.61869144439697 0.205746650695801 1.5845308303833 0.28803539276123 1.55036449432373 0.370318412780762 1.51619243621826 0.452595710754395 1.48201465606689 0.534867286682129 1.44783115386963 0.617133140563965 1.41364192962646 0.699393272399902 1.3794469833374 0.781647682189941 1.34524631500244 0.863896369934082 1.31103992462158 0.946139335632324 1.27682781219482 1.02837657928467 1.24260997772217 1.11060810089111 1.20838642120361 2.46788787841797 2.31407928466797 2.67662811279297 2.10533905029297 2.76520538330078 1.82477569580078 2.85373687744141 1.54416656494141 2.94222259521484 1.26351165771484 3.03066253662109 0.982810974121094 3.11905670166016 0.702064514160156 3.20740509033203 0.421272277832031 3.29570770263672 0.140434265136719 1.91651916503906-0.0642232894897461 1.89848327636719-0.192666053771973 1.88044738769531-0.321103096008301 1.86241149902344-0.449534416198731 1.84437561035156-0.577960014343262 1.82633972167969-0.706379890441895 1.80830383300781-0.834794044494629 1.79026794433594-0.963202476501465 1.77223205566406-1.0916051864624 1.75419616699219-1.22000217437744 3.45428466796875-2.82517242431641 3.38214111328125-3.33869171142578 3.30999755859375-3.85216522216797 2.83043670654297-3.749267578125 2.45319366455078-3.677490234375 2.07590484619141-3.605712890625 1.69857025146484-3.533935546875 1.32118988037109-3.462158203125 0.943763732910156-3.390380859375 0.33033275604248-1.66827392578125 0.235959053039551-1.65032958984375 0.141579627990723-1.63238525390625 0.0471944808959961-1.61444091796875-0.0406494140625-1.62181568145752-0.1219482421875-1.59154033660889-0.2032470703125-1.56129360198975-0.2845458984375-1.5310754776001-0.3658447265625-1.50088596343994-0.4471435546875-1.47072505950928-0.5284423828125-1.44059276580811-0.6097412109375-1.41048908233643-0.6910400390625-1.38041400909424-0.7723388671875-1.35036754608154-0.8536376953125-1.32034969329834-0.9349365234375-1.29036045074463-2.11376953125-2.49086761474609-2.43896484375-2.37125396728516-2.64751434326172-2.165771484375-2.73938751220703-1.877197265625-2.83121490478516-1.588623046875-2.92299652099609-1.300048828125-3.01473236083984-1.011474609375-3.10642242431641-0.722900390625-3.19806671142578-0.434326171875z"/>
        </dr3d:scene>
        <draw:custom-shape draw:style-name="gr89" draw:text-style-name="P11" draw:layer="layout" svg:width="0.922cm" svg:height="0.604cm" draw:transform="rotate (0.712792466514484) translate (8.507cm 4.84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90" svg:width="1cm" svg:height="1.086cm" svg:x="8.419cm" svg:y="4.124cm" dr3d:transform="matrix (0.979875484437888 -0.116763229274155 0.161896211466144 0.115295198807763 0.993159615455842 0.0184660596632198 -0.162944935881719 0.00057141672905649 0.98663499905154 -0.0331416116684689cm -0.0689669025415752cm -0.396084702851909cm)" dr3d:vrp="(0 0 14385.7142857143)" dr3d:vpn="(0 0 14285.7142857143)" dr3d:projection="perspective" dr3d:distance="0.1cm" dr3d:focal-length="10cm" dr3d:shadow-slant="1"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1" draw:layer="layout"/>
        </dr3d:scene>
        <draw:frame draw:style-name="gr39" draw:text-style-name="P10" draw:layer="layout" svg:width="1.117cm" svg:height="1.117cm" svg:x="6.583cm" svg:y="14.669cm">
          <draw:image xlink:href="Pictures/10001E9500000B2200000B22202266A395D1047D.svg" xlink:type="simple" xlink:show="embed" xlink:actuate="onLoad">
            <text:p/>
          </draw:image>
          <draw:image xlink:href="Pictures/100002010000006C0000006C3231C5AAEF010ED0.png" xlink:type="simple" xlink:show="embed" xlink:actuate="onLoad"/>
        </draw:frame>
        <draw:frame draw:style-name="gr39" draw:text-style-name="P10" draw:layer="layout" svg:width="1.117cm" svg:height="1.117cm" svg:x="4.6cm" svg:y="11.262cm">
          <draw:image xlink:href="Pictures/10001E9500000B2200000B22202266A395D1047D.svg" xlink:type="simple" xlink:show="embed" xlink:actuate="onLoad">
            <text:p/>
          </draw:image>
          <draw:image xlink:href="Pictures/100002010000006C0000006C3231C5AAEF010ED0.png" xlink:type="simple" xlink:show="embed" xlink:actuate="onLoad"/>
        </draw:frame>
        <dr3d:scene draw:style-name="gr92" svg:width="4.781cm" svg:height="4.6cm" svg:x="9.6cm" svg:y="15cm" dr3d:transform="matrix (0.975941192556975 -0.0202369355207367 -0.217092733897748 0.00904920077378884 0.998584896862923 -0.0524053024284823 0.217846048015162 0.0491799776127904 0.974743263206359 -10.1167693352629cm 10.8644387281979cm 0.938692596363027cm)" dr3d:vrp="(0 0 20459)" dr3d:vpn="(0 0 18900)" dr3d:projection="perspective" dr3d:distance="1.559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3" draw:layer="layout" svg:viewBox="6986 -14014 6614 6614" svg:d="M6986-14014v6614h6614v-6614z"/>
        </dr3d:scene>
        <presentation:notes draw:style-name="dp2">
          <draw:page-thumbnail draw:style-name="gr94" draw:layer="layout" svg:width="14.848cm" svg:height="11.136cm" svg:x="3.075cm" svg:y="2.257cm" draw:page-number="1" presentation:class="page"/>
          <draw:frame presentation:style-name="pr1"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1" svg:font-family="'Arial Black'" style:font-family-generic="roman"/>
    <style:font-face style:name="Thorndale1" svg:font-family="Thorndale" style:font-family-generic="roman"/>
    <style:font-face style:name="ISOCT_IV25" svg:font-family="ISOCT_IV25" style:font-pitch="variable"/>
    <style:font-face style:name="ISOCT_IV251" svg:font-family="ISOCT_IV25" style:font-adornments="Fett" style:font-pitch="variable"/>
    <style:font-face style:name="Liberation Sans3" svg:font-family="'Liberation Sans'" style:font-pitch="variable"/>
    <style:font-face style:name="Lucida Sans1" svg:font-family="'Lucida Sans'" style:font-pitch="variable"/>
    <style:font-face style:name="MS Gothic" svg:font-family="'MS Gothic'" style:font-pitch="variable"/>
    <style:font-face style:name="Microsoft YaHei1" svg:font-family="'Microsoft YaHei'" style:font-pitch="variable"/>
    <style:font-face style:name="Tahoma1" svg:font-family="Tahoma" style:font-pitch="variable"/>
    <style:font-face style:name="Liberation Sans1" svg:font-family="'Liberation Sans'" style:font-family-generic="decorative" style:font-pitch="variable"/>
    <style:font-face style:name="Vineta BT" svg:font-family="'Vineta BT'" style:font-family-generic="decorative" style:font-pitch="variable"/>
    <style:font-face style:name="Vineta BT1" svg:font-family="'Vineta BT'" style:font-adornments="Standard" style:font-family-generic="decorative"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Comic Sans MS" svg:font-family="'Comic Sans MS'" style:font-family-generic="script" style:font-pitch="variable"/>
    <style:font-face style:name="Comic Sans MS2" svg:font-family="'Comic Sans MS'" style:font-adornments="Fett" style:font-family-generic="script" style:font-pitch="variable"/>
    <style:font-face style:name="Comic Sans MS1" svg:font-family="'Comic Sans MS'" style:font-adornments="Standard" style:font-family-generic="script" style:font-pitch="variable"/>
    <style:font-face style:name="Liberation Sans2" svg:font-family="'Liberation Sans'" style:font-family-generic="script"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Deep_20_Green" draw:display-name="Deep Green" draw:style="linear" draw:start-color="#314004" draw:end-color="#aecf00" draw:start-intensity="100%" draw:end-intensity="100%" draw:angle="2250" draw:border="0%"/>
    <draw:gradient draw:name="Gradient_20_10" draw:display-name="Gradient 10" draw:style="linear" draw:start-color="#ff8080" draw:end-color="#993366" draw:start-intensity="100%" draw:end-intensity="100%" draw:angle="300" draw:border="0%"/>
    <draw:hatch draw:name="Red_20_Crossed_20_45_20_Degrees" draw:display-name="Red Crossed 45 Degrees" draw:style="double" draw:color="#800000" draw:distance="0.076cm" draw:rotation="450"/>
    <draw:fill-image draw:name="Bitmap_20_1" draw:display-name="Bitmap 1" xlink:href="Pictures/100002010000007B00000082BB41F1D6ECBBFDEA.png" xlink:type="simple" xlink:show="embed" xlink:actuate="onLoad"/>
    <draw:fill-image draw:name="Bitmap_20_2" draw:display-name="Bitmap 2" xlink:href="Pictures/100002010000006F0000006FBE7A2B3B7C0D2852.png" xlink:type="simple" xlink:show="embed" xlink:actuate="onLoad"/>
    <draw:fill-image draw:name="Bitmap_20_3" draw:display-name="Bitmap 3" xlink:href="Pictures/10000201000000C8000000C88C87C560DE5CDF8E.png" xlink:type="simple" xlink:show="embed" xlink:actuate="onLoad"/>
    <draw:fill-image draw:name="Bitmap_20_7" draw:display-name="Bitmap 7" xlink:href="Pictures/100000000000001E0000001E9B468C0FE37C2F4D.gif" xlink:type="simple" xlink:show="embed" xlink:actuate="onLoad"/>
    <draw:fill-image draw:name="Bitmap_20_8" draw:display-name="Bitmap 8" xlink:href="Pictures/10000000000000FA000000FA052FF577C8A5C9F6.png" xlink:type="simple" xlink:show="embed" xlink:actuate="onLoad"/>
    <draw:fill-image draw:name="Linen" xlink:href="Pictures/100000000000005E0000005E8D1387E1DDDB2523.png" xlink:type="simple" xlink:show="embed" xlink:actuate="onLoad"/>
    <draw:fill-image draw:name="Red_20_Wall" draw:display-name="Red Wall" xlink:href="Pictures/100000000000005E0000005EEE52B59C511BF5A7.png" xlink:type="simple" xlink:show="embed" xlink:actuate="onLoad"/>
    <draw:fill-image draw:name="Space" xlink:href="Pictures/100000000000005E0000005E763F50B59C224036.png" xlink:type="simple" xlink:show="embed" xlink:actuate="onLoad"/>
    <draw:fill-image draw:name="schack1" xlink:href="Pictures/10000000000000FF0000010F9E3A6EE86CC1E910.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draw:fill-image-width="0cm" draw:fill-image-height="0cm" draw:shadow="visible"/>
      <style:paragraph-properties>
        <style:tab-stops/>
      </style:paragraph-properties>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image-name="Space" draw:fill-image-width="0cm" draw:fill-image-height="0cm"/>
      <style:paragraph-properties fo:margin-left="1cm" fo:margin-right="1cm" fo:margin-top="1cm" fo:margin-bottom="1cm" fo:text-inden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99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299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198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099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099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099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099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099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4.8cm" fo:page-height="21cm" style:print-orientation="portrait"/>
    </style:page-layout>
    <style:style style:name="Mdp1" style:family="drawing-page">
      <style:drawing-page-properties draw:background-size="border" draw:fill="bitmap" draw:fill-image-name="Spac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5.338cm" svg:height="7.575cm" svg:x="2.83cm" svg:y="2.485cm"/>
      <draw:page-thumbnail draw:layer="backgroundobjects" svg:width="5.338cm" svg:height="7.575cm" svg:x="2.83cm" svg:y="11.061cm"/>
      <draw:page-thumbnail draw:layer="backgroundobjects" svg:width="5.338cm" svg:height="7.575cm" svg:x="2.83cm" svg:y="19.637cm"/>
      <draw:page-thumbnail draw:layer="backgroundobjects" svg:width="5.338cm" svg:height="7.575cm" svg:x="12.83cm" svg:y="2.485cm"/>
      <draw:page-thumbnail draw:layer="backgroundobjects" svg:width="5.338cm" svg:height="7.575cm" svg:x="12.83cm" svg:y="11.061cm"/>
      <draw:page-thumbnail draw:layer="backgroundobjects" svg:width="5.338cm" svg:height="7.575cm" svg:x="12.83cm" svg:y="19.637cm"/>
    </style:handout-master>
    <style:master-page style:name="Standard" style:page-layout-name="PM1" draw:style-name="Mdp1">
      <draw:frame presentation:style-name="Standard-title" draw:layer="backgroundobjects" svg:width="13.32cm" svg:height="3.506cm" svg:x="0.74cm" svg:y="0.837cm" presentation:class="title" presentation:placeholder="true">
        <draw:text-box/>
      </draw:frame>
      <draw:frame presentation:style-name="Standard-outline1" draw:layer="backgroundobjects" svg:width="13.32cm" svg:height="12.179cm" svg:x="0.74cm" svg:y="4.914cm" presentation:class="outline" presentation:placeholder="true">
        <draw:text-box/>
      </draw:frame>
      <draw:frame presentation:style-name="Mpr1" draw:text-style-name="MP2" draw:layer="backgroundobjects" svg:width="3.448cm" svg:height="1.448cm" svg:x="0.74cm" svg:y="19.131cm" presentation:class="date-time">
        <draw:text-box>
          <text:p text:style-name="MP1"><text:span text:style-name="MT1"><presentation:date-time/></text:span></text:p>
        </draw:text-box>
      </draw:frame>
      <draw:frame presentation:style-name="Mpr1" draw:text-style-name="MP6" draw:layer="backgroundobjects" svg:width="4.691cm" svg:height="1.448cm" svg:x="5.06cm" svg:y="19.131cm" presentation:class="footer">
        <draw:text-box>
          <text:p text:style-name="MP5"><text:span text:style-name="MT1"><presentation:footer/></text:span></text:p>
        </draw:text-box>
      </draw:frame>
      <draw:frame presentation:style-name="Mpr1" draw:text-style-name="MP4" draw:layer="backgroundobjects" svg:width="3.448cm" svg:height="1.448cm" svg:x="10.61cm" svg:y="19.131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09T11:12:07.972000000</meta:creation-date>
    <dc:date>2019-11-21T21:02:13.397000000</dc:date>
    <meta:editing-duration>PT46M56S</meta:editing-duration>
    <meta:editing-cycles>21</meta:editing-cycles>
    <meta:generator>LibreOffice/5.1.6.2$Windows_x86 LibreOffice_project/07ac168c60a517dba0f0d7bc7540f5afa45f0909</meta:generator>
    <meta:document-statistic meta:object-count="200"/>
  </office:meta>
</office:document-meta>
</file>